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64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5.419cm"/>
    </style:style>
    <style:style style:name="co8" style:family="table-column">
      <style:table-column-properties fo:break-before="auto" style:column-width="5.147cm"/>
    </style:style>
    <style:style style:name="co9" style:family="table-column">
      <style:table-column-properties fo:break-before="auto" style:column-width="5.05cm"/>
    </style:style>
    <style:style style:name="co10" style:family="table-column">
      <style:table-column-properties fo:break-before="auto" style:column-width="8.414cm"/>
    </style:style>
    <style:style style:name="co11" style:family="table-column">
      <style:table-column-properties fo:break-before="auto" style:column-width="6.481cm"/>
    </style:style>
    <style:style style:name="co12" style:family="table-column">
      <style:table-column-properties fo:break-before="auto" style:column-width="11.437cm"/>
    </style:style>
    <style:style style:name="co13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3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ffb66c"/>
    </style:style>
    <style:style style:name="ce4" style:family="table-cell" style:parent-style-name="Default" style:data-style-name="N2"/>
    <style:style style:name="ce8" style:family="table-cell" style:parent-style-name="Default" style:data-style-name="N11"/>
    <style:style style:name="ce10" style:family="table-cell" style:parent-style-name="Default" style:data-style-name="N1"/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column table:style-name="co10" table:default-cell-style-name="Default"/>
        <table:table-column table:style-name="co2" table:number-columns-repeated="7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903" table:default-cell-style-name="Default"/>
        <table:table-row table:style-name="ro1">
          <table:table-cell office:value-type="string" calcext:value-type="string">
            <text:p>Gerä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_binaries</text:p>
          </table:table-cell>
          <table:table-cell office:value-type="string" calcext:value-type="string">
            <text:p>links_total</text:p>
          </table:table-cell>
          <table:table-cell/>
          <table:table-cell office:value-type="string" calcext:value-type="string">
            <text:p>uclibc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mehr als einm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elp in %</text:p>
          </table:table-cell>
          <table:table-cell office:value-type="string" calcext:value-type="string">
            <text:p>version_no</text:p>
          </table:table-cell>
          <table:table-cell office:value-type="string" calcext:value-type="string">
            <text:p>version in %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failed in %</text:p>
          </table:table-cell>
          <table:table-cell office:value-type="string" calcext:value-type="string">
            <text:p>succeded</text:p>
          </table:table-cell>
          <table:table-cell office:value-type="string" calcext:value-type="string">
            <text:p>succeded in %</text:p>
          </table:table-cell>
          <table:table-cell office:value-type="string" calcext:value-type="string">
            <text:p>succeded&amp;return_zero</text:p>
          </table:table-cell>
          <table:table-cell office:value-type="string" calcext:value-type="string">
            <text:p>succeded&amp;return_zero in %</text:p>
          </table:table-cell>
          <table:table-cell office:value-type="string" calcext:value-type="string">
            <text:p>help&amp;succeded</text:p>
          </table:table-cell>
          <table:table-cell office:value-type="string" calcext:value-type="string">
            <text:p>help&amp;succeded in %</text:p>
          </table:table-cell>
          <table:table-cell office:value-type="string" calcext:value-type="string">
            <text:p>help&amp;failed</text:p>
          </table:table-cell>
          <table:table-cell office:value-type="string" calcext:value-type="string">
            <text:p>help&amp;failed in %</text:p>
          </table:table-cell>
          <table:table-cell office:value-type="string" calcext:value-type="string">
            <text:p>version&amp;succeded</text:p>
          </table:table-cell>
          <table:table-cell office:value-type="string" calcext:value-type="string">
            <text:p>version&amp;succeded in %</text:p>
          </table:table-cell>
          <table:table-cell office:value-type="string" calcext:value-type="string">
            <text:p>version&amp;failed</text:p>
          </table:table-cell>
          <table:table-cell office:value-type="string" calcext:value-type="string">
            <text:p>version&amp;failed in %</text:p>
          </table:table-cell>
          <table:table-cell office:value-type="string" calcext:value-type="string">
            <text:p>help&amp;not_zero</text:p>
          </table:table-cell>
          <table:table-cell office:value-type="string" calcext:value-type="string">
            <text:p>no_binary</text:p>
          </table:table-cell>
          <table:table-cell office:value-type="string" calcext:value-type="string">
            <text:p>errors/not implemented</text:p>
          </table:table-cell>
          <table:table-cell/>
          <table:table-cell office:value-type="string" calcext:value-type="string">
            <text:p>errors/'NoneType' object has no attribute 'cur_thread'</text:p>
          </table:table-cell>
          <table:table-cell/>
          <table:table-cell office:value-type="string" calcext:value-type="string">
            <text:p>errors/QlErrorStructConversion</text:p>
          </table:table-cell>
          <table:table-cell/>
          <table:table-cell office:value-type="string" calcext:value-type="string">
            <text:p>errors/QlErrorFileNotFound</text:p>
          </table:table-cell>
          <table:table-cell/>
          <table:table-cell office:value-type="string" calcext:value-type="string">
            <text:p>errors/QlErrorFileType</text:p>
          </table:table-cell>
          <table:table-cell/>
          <table:table-cell office:value-type="string" calcext:value-type="string">
            <text:p>errors/QlErrorOsType</text:p>
          </table:table-cell>
          <table:table-cell/>
          <table:table-cell office:value-type="string" calcext:value-type="string">
            <text:p>errors/QlErrorOutput</text:p>
          </table:table-cell>
          <table:table-cell/>
          <table:table-cell office:value-type="string" calcext:value-type="string">
            <text:p>errors/QlErrorArch</text:p>
          </table:table-cell>
          <table:table-cell/>
          <table:table-cell office:value-type="string" calcext:value-type="string">
            <text:p>errors/QlErrorRuntype</text:p>
          </table:table-cell>
          <table:table-cell/>
          <table:table-cell office:value-type="string" calcext:value-type="string">
            <text:p>errors/QlErrorJsonDecode</text:p>
          </table:table-cell>
          <table:table-cell/>
          <table:table-cell office:value-type="string" calcext:value-type="string">
            <text:p>errors/QlErrorNotImplemented</text:p>
          </table:table-cell>
          <table:table-cell/>
          <table:table-cell office:value-type="string" calcext:value-type="string">
            <text:p>errors/QlErrorELFFormat</text:p>
          </table:table-cell>
          <table:table-cell/>
          <table:table-cell office:value-type="string" calcext:value-type="string">
            <text:p>errors/QlErrorMACHOFormat</text:p>
          </table:table-cell>
          <table:table-cell/>
          <table:table-cell office:value-type="string" calcext:value-type="string">
            <text:p>errors/QlErrorModuleFunctionNotFound</text:p>
          </table:table-cell>
          <table:table-cell/>
          <table:table-cell office:value-type="string" calcext:value-type="string">
            <text:p>errors/QlErrorModuleNotFound</text:p>
          </table:table-cell>
          <table:table-cell/>
          <table:table-cell office:value-type="string" calcext:value-type="string">
            <text:p>errors/QlErrorExecutionStop</text:p>
          </table:table-cell>
          <table:table-cell/>
          <table:table-cell office:value-type="string" calcext:value-type="string">
            <text:p>errors/QlErrorSyscallError</text:p>
          </table:table-cell>
          <table:table-cell/>
          <table:table-cell office:value-type="string" calcext:value-type="string">
            <text:p>errors/QlErrorSyscallNotFound</text:p>
          </table:table-cell>
          <table:table-cell/>
          <table:table-cell office:value-type="string" calcext:value-type="string">
            <text:p>errors/QlErrorCoreHook</text:p>
          </table:table-cell>
          <table:table-cell/>
          <table:table-cell office:value-type="string" calcext:value-type="string">
            <text:p>errors/QlOutOfMemory</text:p>
          </table:table-cell>
          <table:table-cell/>
          <table:table-cell office:value-type="string" calcext:value-type="string">
            <text:p>errors/QlMemoryMappedError</text:p>
          </table:table-cell>
          <table:table-cell/>
          <table:table-cell office:value-type="string" calcext:value-type="string">
            <text:p>errors/QlGDTError</text:p>
          </table:table-cell>
          <table:table-cell/>
          <table:table-cell office:value-type="string" calcext:value-type="string">
            <text:p>errors/Unknown error code</text:p>
          </table:table-cell>
          <table:table-cell/>
          <table:table-cell office:value-type="string" calcext:value-type="string">
            <text:p>errors/OK (UC_ERR_OK)</text:p>
          </table:table-cell>
          <table:table-cell/>
          <table:table-cell office:value-type="string" calcext:value-type="string">
            <text:p>errors/No memory available or memory not present (UC_ERR_NOMEM)</text:p>
          </table:table-cell>
          <table:table-cell/>
          <table:table-cell office:value-type="string" calcext:value-type="string">
            <text:p>errors/Invalid/unsupported architecture (UC_ERR_ARCH)</text:p>
          </table:table-cell>
          <table:table-cell/>
          <table:table-cell office:value-type="string" calcext:value-type="string">
            <text:p>errors/Invalid handle (UC_ERR_HANDLE)</text:p>
          </table:table-cell>
          <table:table-cell/>
          <table:table-cell office:value-type="string" calcext:value-type="string">
            <text:p>errors/Invalid mode (UC_ERR_MODE)</text:p>
          </table:table-cell>
          <table:table-cell/>
          <table:table-cell office:value-type="string" calcext:value-type="string">
            <text:p>errors/Different API version between core &amp; binding (UC_ERR_VERSION)</text:p>
          </table:table-cell>
          <table:table-cell/>
          <table:table-cell office:value-type="string" calcext:value-type="string">
            <text:p>errors/Invalid memory read (UC_ERR_READ_UNMAPPED)</text:p>
          </table:table-cell>
          <table:table-cell/>
          <table:table-cell office:value-type="string" calcext:value-type="string">
            <text:p>errors/Invalid memory write (UC_ERR_WRITE_UNMAPPED)</text:p>
          </table:table-cell>
          <table:table-cell/>
          <table:table-cell office:value-type="string" calcext:value-type="string">
            <text:p>errors/Invalid memory fetch (UC_ERR_FETCH_UNMAPPED)</text:p>
          </table:table-cell>
          <table:table-cell/>
          <table:table-cell office:value-type="string" calcext:value-type="string">
            <text:p>errors/Invalid hook type (UC_ERR_HOOK)</text:p>
          </table:table-cell>
          <table:table-cell/>
          <table:table-cell office:value-type="string" calcext:value-type="string">
            <text:p>errors/Invalid instruction (UC_ERR_INSN_INVALID)</text:p>
          </table:table-cell>
          <table:table-cell/>
          <table:table-cell office:value-type="string" calcext:value-type="string">
            <text:p>errors/Invalid memory mapping (UC_ERR_MAP)</text:p>
          </table:table-cell>
          <table:table-cell/>
          <table:table-cell office:value-type="string" calcext:value-type="string">
            <text:p>errors/Write to write-protected memory (UC_ERR_WRITE_PROT)</text:p>
          </table:table-cell>
          <table:table-cell/>
          <table:table-cell office:value-type="string" calcext:value-type="string">
            <text:p>errors/Read from non-readable memory (UC_ERR_READ_PROT)</text:p>
          </table:table-cell>
          <table:table-cell/>
          <table:table-cell office:value-type="string" calcext:value-type="string">
            <text:p>errors/Fetch from non-executable memory (UC_ERR_FETCH_PROT)</text:p>
          </table:table-cell>
          <table:table-cell/>
          <table:table-cell office:value-type="string" calcext:value-type="string">
            <text:p>errors/Invalid argument (UC_ERR_ARG)</text:p>
          </table:table-cell>
          <table:table-cell/>
          <table:table-cell office:value-type="string" calcext:value-type="string">
            <text:p>errors/Read from unaligned memory (UC_ERR_READ_UNALIGNED)</text:p>
          </table:table-cell>
          <table:table-cell/>
          <table:table-cell office:value-type="string" calcext:value-type="string">
            <text:p>errors/Write to unaligned memory (UC_ERR_WRITE_UNALIGNED)</text:p>
          </table:table-cell>
          <table:table-cell/>
          <table:table-cell office:value-type="string" calcext:value-type="string">
            <text:p>errors/Fetch from unaligned memory (UC_ERR_FETCH_UNALIGNED)</text:p>
          </table:table-cell>
          <table:table-cell/>
          <table:table-cell office:value-type="string" calcext:value-type="string">
            <text:p>errors/Insufficient resource (UC_ERR_RESOURCE)</text:p>
          </table:table-cell>
          <table:table-cell/>
          <table:table-cell office:value-type="string" calcext:value-type="string">
            <text:p>errors/Unhandled CPU exception (UC_ERR_EXCEPTION)</text:p>
          </table:table-cell>
          <table:table-cell table:number-columns-repeated="906"/>
        </table:table-row>
        <table:table-row table:style-name="ro1">
          <table:table-cell office:value-type="string" calcext:value-type="string">
            <text:p>Eumex 300 ip</text:p>
          </table:table-cell>
          <table:table-cell office:value-type="string" calcext:value-type="string">
            <text:p>15.04.44</text:p>
          </table:table-cell>
          <table:table-cell office:value-type="float" office:value="109" calcext:value-type="float">
            <text:p>109</text:p>
          </table:table-cell>
          <table:table-cell table:formula="of:=IF([.C2]=&quot;&quot;;&quot;&quot;;[.C2]-[.AE2])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formula="of:=IFERROR(([.E2]/[.D2])*100; &quot;&quot;)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IFERROR(([.G2]/[.D2])*100; &quot;&quot;)" office:value-type="float" office:value="20.4301075268817" calcext:value-type="float">
            <text:p>20,4301075268817</text:p>
          </table:table-cell>
          <table:table-cell office:value-type="float" office:value="74" calcext:value-type="float">
            <text:p>74</text:p>
          </table:table-cell>
          <table:table-cell table:formula="of:=IFERROR(([.I2]/[.D2])*100; &quot;&quot;)" office:value-type="float" office:value="79.5698924731183" calcext:value-type="float">
            <text:p>79,569892473118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IFERROR(([.L2]/[.D2])*100; &quot;&quot;)" office:value-type="float" office:value="63.4408602150538" calcext:value-type="float">
            <text:p>63,4408602150538</text:p>
          </table:table-cell>
          <table:table-cell office:value-type="float" office:value="54" calcext:value-type="float">
            <text:p>54</text:p>
          </table:table-cell>
          <table:table-cell table:formula="of:=IFERROR(([.N2]/[.D2])*100; &quot;&quot;)" office:value-type="float" office:value="58.0645161290323" calcext:value-type="float">
            <text:p>58,0645161290323</text:p>
          </table:table-cell>
          <table:table-cell office:value-type="float" office:value="13" calcext:value-type="float">
            <text:p>13</text:p>
          </table:table-cell>
          <table:table-cell table:formula="of:=IFERROR(([.P2]/[.D2])*100; &quot;&quot;)" office:value-type="float" office:value="13.9784946236559" calcext:value-type="float">
            <text:p>13,9784946236559</text:p>
          </table:table-cell>
          <table:table-cell office:value-type="float" office:value="80" calcext:value-type="float">
            <text:p>80</text:p>
          </table:table-cell>
          <table:table-cell table:formula="of:=IFERROR(([.R2]/[.D2])*100; &quot;&quot;)" office:value-type="float" office:value="86.0215053763441" calcext:value-type="float">
            <text:p>86,0215053763441</text:p>
          </table:table-cell>
          <table:table-cell office:value-type="float" office:value="9" calcext:value-type="float">
            <text:p>9</text:p>
          </table:table-cell>
          <table:table-cell table:formula="of:=IFERROR(([.T2]/[.R2])*100; &quot;&quot;)" office:value-type="float" office:value="11.25" calcext:value-type="float">
            <text:p>11,25</text:p>
          </table:table-cell>
          <table:table-cell office:value-type="float" office:value="52" calcext:value-type="float">
            <text:p>52</text:p>
          </table:table-cell>
          <table:table-cell table:formula="of:=IFERROR(([.V2]/[.R2])*100; &quot;&quot;)" office:value-type="float" office:value="65" calcext:value-type="float">
            <text:p>65</text:p>
          </table:table-cell>
          <table:table-cell table:formula="of:=IF([.L2] = &quot;&quot; ;&quot;&quot;; [.L2]-[.V2])" office:value-type="float" office:value="7" calcext:value-type="float">
            <text:p>7</text:p>
          </table:table-cell>
          <table:table-cell table:formula="of:=IFERROR(([.X2]/[.P2])*100; &quot;&quot;)" office:value-type="float" office:value="53.8461538461539" calcext:value-type="float">
            <text:p>53,8461538461539</text:p>
          </table:table-cell>
          <table:table-cell office:value-type="float" office:value="52" calcext:value-type="float">
            <text:p>52</text:p>
          </table:table-cell>
          <table:table-cell table:formula="of:=IFERROR(([.Z2]/[.R2])*100; &quot;&quot;)" office:value-type="float" office:value="65" calcext:value-type="float">
            <text:p>65</text:p>
          </table:table-cell>
          <table:table-cell table:formula="of:=IF([.N2] = &quot;&quot; ;&quot;&quot;; [.N2]-[.Z2])" office:value-type="float" office:value="2" calcext:value-type="float">
            <text:p>2</text:p>
          </table:table-cell>
          <table:table-cell table:formula="of:=IFERROR(([.AB2]/[.P2])*100; &quot;&quot;)" office:value-type="float" office:value="15.3846153846154" calcext:value-type="float">
            <text:p>15,3846153846154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IFERROR(([.AF2]/[.P2])*100; &quot;&quot;)" office:value-type="float" office:value="92.3076923076923" calcext:value-type="float">
            <text:p>92,3076923076923</text:p>
          </table:table-cell>
          <table:table-cell office:value-type="float" office:value="0" calcext:value-type="float">
            <text:p>0</text:p>
          </table:table-cell>
          <table:table-cell table:formula="of:=IFERROR(([.AH2]/[.P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2]/[.P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2]/[.P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]/[.P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L2]/[.P2])*100; &quot;&quot;)" office:value-type="float" office:value="7.69230769230769" calcext:value-type="float">
            <text:p>7,69230769230769</text:p>
          </table:table-cell>
          <table:table-cell office:value-type="float" office:value="0" calcext:value-type="float">
            <text:p>0</text:p>
          </table:table-cell>
          <table:table-cell table:formula="of:=IFERROR(([.CN2]/[.P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]/[.P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]/[.P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]/[.P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]/[.P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]/[.P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 table:style-name="ce3" table:number-columns-repeated="3"/>
          <table:table-cell table:formula="of:=IF([.C3]=&quot;&quot;;&quot;&quot;;[.C3]-[.AE3])">
            <text:p/>
          </table:table-cell>
          <table:table-cell/>
          <table:table-cell table:formula="of:=IFERROR(([.E3]/[.D3])*100; &quot;&quot;)">
            <text:p/>
          </table:table-cell>
          <table:table-cell/>
          <table:table-cell table:formula="of:=IFERROR(([.G3]/[.D3])*100; &quot;&quot;)">
            <text:p/>
          </table:table-cell>
          <table:table-cell/>
          <table:table-cell table:formula="of:=IFERROR(([.I3]/[.D3])*100; &quot;&quot;)">
            <text:p/>
          </table:table-cell>
          <table:table-cell/>
          <table:table-cell table:style-name="ce3"/>
          <table:table-cell table:formula="of:=IFERROR(([.L3]/[.D3])*100; &quot;&quot;)">
            <text:p/>
          </table:table-cell>
          <table:table-cell table:style-name="ce3"/>
          <table:table-cell table:formula="of:=IFERROR(([.N3]/[.D3])*100; &quot;&quot;)">
            <text:p/>
          </table:table-cell>
          <table:table-cell table:style-name="ce3"/>
          <table:table-cell table:formula="of:=IFERROR(([.P3]/[.D3])*100; &quot;&quot;)">
            <text:p/>
          </table:table-cell>
          <table:table-cell table:style-name="ce3"/>
          <table:table-cell table:formula="of:=IFERROR(([.R3]/[.D3])*100; &quot;&quot;)">
            <text:p/>
          </table:table-cell>
          <table:table-cell table:style-name="ce3"/>
          <table:table-cell table:formula="of:=IFERROR(([.T3]/[.R3])*100; &quot;&quot;)">
            <text:p/>
          </table:table-cell>
          <table:table-cell/>
          <table:table-cell table:formula="of:=IFERROR(([.V3]/[.R3])*100; &quot;&quot;)">
            <text:p/>
          </table:table-cell>
          <table:table-cell table:formula="of:=IF([.L3] = &quot;&quot; ;&quot;&quot;; [.L3]-[.V3])">
            <text:p/>
          </table:table-cell>
          <table:table-cell table:formula="of:=IFERROR(([.X3]/[.P3])*100; &quot;&quot;)">
            <text:p/>
          </table:table-cell>
          <table:table-cell/>
          <table:table-cell table:formula="of:=IFERROR(([.Z3]/[.R3])*100; &quot;&quot;)">
            <text:p/>
          </table:table-cell>
          <table:table-cell table:formula="of:=IF([.N3] = &quot;&quot; ;&quot;&quot;; [.N3]-[.Z3])">
            <text:p/>
          </table:table-cell>
          <table:table-cell table:formula="of:=IFERROR(([.AB3]/[.P3])*100; &quot;&quot;)">
            <text:p/>
          </table:table-cell>
          <table:table-cell table:style-name="ce3" table:number-columns-repeated="3"/>
          <table:table-cell table:formula="of:=IFERROR(([.AF3]/[.P3])*100; &quot;&quot;)">
            <text:p/>
          </table:table-cell>
          <table:table-cell table:style-name="ce3"/>
          <table:table-cell table:formula="of:=IFERROR(([.AH3]/[.P3])*100; &quot;&quot;)">
            <text:p/>
          </table:table-cell>
          <table:table-cell table:style-name="ce3"/>
          <table:table-cell/>
          <table:table-cell table:style-name="ce3"/>
          <table:table-cell table:formula="of:=IFERROR(([.AL3]/[.P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3]/[.P3])*100; &quot;&quot;)">
            <text:p/>
          </table:table-cell>
          <table:table-cell table:style-name="ce3"/>
          <table:table-cell/>
          <table:table-cell table:style-name="ce3"/>
          <table:table-cell table:formula="of:=IFERROR(([.BT3]/[.P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3]/[.P3])*100; &quot;&quot;)">
            <text:p/>
          </table:table-cell>
          <table:table-cell table:style-name="ce3"/>
          <table:table-cell table:formula="of:=IFERROR(([.CN3]/[.P3])*100; &quot;&quot;)">
            <text:p/>
          </table:table-cell>
          <table:table-cell table:style-name="ce3"/>
          <table:table-cell table:formula="of:=IFERROR(([.CP3]/[.P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3]/[.P3])*100; &quot;&quot;)">
            <text:p/>
          </table:table-cell>
          <table:table-cell table:style-name="ce3"/>
          <table:table-cell/>
          <table:table-cell table:style-name="ce3"/>
          <table:table-cell table:formula="of:=IFERROR(([.DB3]/[.P3])*100; &quot;&quot;)">
            <text:p/>
          </table:table-cell>
          <table:table-cell table:style-name="ce3"/>
          <table:table-cell/>
          <table:table-cell table:style-name="ce3"/>
          <table:table-cell table:formula="of:=IFERROR(([.DF3]/[.P3])*100; &quot;&quot;)">
            <text:p/>
          </table:table-cell>
          <table:table-cell table:style-name="ce3"/>
          <table:table-cell/>
          <table:table-cell table:style-name="ce3"/>
          <table:table-cell table:formula="of:=IFERROR(([.DJ3]/[.P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Speedport W701v</text:p>
          </table:table-cell>
          <table:table-cell office:value-type="string" calcext:value-type="string">
            <text:p>33.04.57</text:p>
          </table:table-cell>
          <table:table-cell office:value-type="float" office:value="133" calcext:value-type="float">
            <text:p>133</text:p>
          </table:table-cell>
          <table:table-cell table:formula="of:=IF([.C4]=&quot;&quot;;&quot;&quot;;[.C4]-[.AE4])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formula="of:=IFERROR(([.E4]/[.D4])*100; &quot;&quot;)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IFERROR(([.G4]/[.D4])*100; &quot;&quot;)" office:value-type="float" office:value="26.3157894736842" calcext:value-type="float">
            <text:p>26,3157894736842</text:p>
          </table:table-cell>
          <table:table-cell office:value-type="float" office:value="83" calcext:value-type="float">
            <text:p>83</text:p>
          </table:table-cell>
          <table:table-cell table:formula="of:=IFERROR(([.I4]/[.D4])*100; &quot;&quot;)" office:value-type="float" office:value="72.8070175438597" calcext:value-type="float">
            <text:p>72,807017543859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IFERROR(([.L4]/[.D4])*100; &quot;&quot;)" office:value-type="float" office:value="62.280701754386" calcext:value-type="float">
            <text:p>62,280701754386</text:p>
          </table:table-cell>
          <table:table-cell office:value-type="float" office:value="62" calcext:value-type="float">
            <text:p>62</text:p>
          </table:table-cell>
          <table:table-cell table:formula="of:=IFERROR(([.N4]/[.D4])*100; &quot;&quot;)" office:value-type="float" office:value="54.3859649122807" calcext:value-type="float">
            <text:p>54,3859649122807</text:p>
          </table:table-cell>
          <table:table-cell office:value-type="float" office:value="16" calcext:value-type="float">
            <text:p>16</text:p>
          </table:table-cell>
          <table:table-cell table:formula="of:=IFERROR(([.P4]/[.D4])*100; &quot;&quot;)" office:value-type="float" office:value="14.0350877192982" calcext:value-type="float">
            <text:p>14,0350877192982</text:p>
          </table:table-cell>
          <table:table-cell office:value-type="float" office:value="98" calcext:value-type="float">
            <text:p>98</text:p>
          </table:table-cell>
          <table:table-cell table:formula="of:=IFERROR(([.R4]/[.D4])*100; &quot;&quot;)" office:value-type="float" office:value="85.9649122807017" calcext:value-type="float">
            <text:p>85,9649122807017</text:p>
          </table:table-cell>
          <table:table-cell office:value-type="float" office:value="10" calcext:value-type="float">
            <text:p>10</text:p>
          </table:table-cell>
          <table:table-cell table:formula="of:=IFERROR(([.T4]/[.R4])*100; &quot;&quot;)" office:value-type="float" office:value="10.2040816326531" calcext:value-type="float">
            <text:p>10,2040816326531</text:p>
          </table:table-cell>
          <table:table-cell office:value-type="float" office:value="63" calcext:value-type="float">
            <text:p>63</text:p>
          </table:table-cell>
          <table:table-cell table:formula="of:=IFERROR(([.V4]/[.R4])*100; &quot;&quot;)" office:value-type="float" office:value="64.2857142857143" calcext:value-type="float">
            <text:p>64,2857142857143</text:p>
          </table:table-cell>
          <table:table-cell table:formula="of:=IF([.L4] = &quot;&quot; ;&quot;&quot;; [.L4]-[.V4])" office:value-type="float" office:value="8" calcext:value-type="float">
            <text:p>8</text:p>
          </table:table-cell>
          <table:table-cell table:formula="of:=IFERROR(([.X4]/[.P4])*100; &quot;&quot;)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IFERROR(([.Z4]/[.R4])*100; &quot;&quot;)" office:value-type="float" office:value="61.2244897959184" calcext:value-type="float">
            <text:p>61,2244897959184</text:p>
          </table:table-cell>
          <table:table-cell table:formula="of:=IF([.N4] = &quot;&quot; ;&quot;&quot;; [.N4]-[.Z4])" office:value-type="float" office:value="2" calcext:value-type="float">
            <text:p>2</text:p>
          </table:table-cell>
          <table:table-cell table:formula="of:=IFERROR(([.AB4]/[.P4])*100; &quot;&quot;)" office:value-type="float" office:value="12.5" calcext:value-type="float">
            <text:p>12,5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IFERROR(([.AF4]/[.P4])*100; &quot;&quot;)" office:value-type="float" office:value="93.75" calcext:value-type="float">
            <text:p>93,75</text:p>
          </table:table-cell>
          <table:table-cell office:value-type="float" office:value="0" calcext:value-type="float">
            <text:p>0</text:p>
          </table:table-cell>
          <table:table-cell table:formula="of:=IFERROR(([.AH4]/[.P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L4]/[.P4])*100; &quot;&quot;)" office:value-type="float" office:value="6.25" calcext:value-type="float">
            <text:p>6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4]/[.P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4]/[.P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4]/[.P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4]/[.P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4]/[.P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4]/[.P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4]/[.P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4]/[.P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4]/[.P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5]=&quot;&quot;;&quot;&quot;;[.C5]-[.AE5])">
            <text:p/>
          </table:table-cell>
          <table:table-cell/>
          <table:table-cell table:formula="of:=IFERROR(([.E5]/[.D5])*100; &quot;&quot;)">
            <text:p/>
          </table:table-cell>
          <table:table-cell/>
          <table:table-cell table:formula="of:=IFERROR(([.G5]/[.D5])*100; &quot;&quot;)">
            <text:p/>
          </table:table-cell>
          <table:table-cell/>
          <table:table-cell table:formula="of:=IFERROR(([.I5]/[.D5])*100; &quot;&quot;)">
            <text:p/>
          </table:table-cell>
          <table:table-cell/>
          <table:table-cell table:style-name="ce3"/>
          <table:table-cell table:formula="of:=IFERROR(([.L5]/[.D5])*100; &quot;&quot;)">
            <text:p/>
          </table:table-cell>
          <table:table-cell table:style-name="ce3"/>
          <table:table-cell table:formula="of:=IFERROR(([.N5]/[.D5])*100; &quot;&quot;)">
            <text:p/>
          </table:table-cell>
          <table:table-cell table:style-name="ce3"/>
          <table:table-cell table:formula="of:=IFERROR(([.P5]/[.D5])*100; &quot;&quot;)">
            <text:p/>
          </table:table-cell>
          <table:table-cell table:style-name="ce3"/>
          <table:table-cell table:formula="of:=IFERROR(([.R5]/[.D5])*100; &quot;&quot;)">
            <text:p/>
          </table:table-cell>
          <table:table-cell table:style-name="ce3"/>
          <table:table-cell table:formula="of:=IFERROR(([.T5]/[.R5])*100; &quot;&quot;)">
            <text:p/>
          </table:table-cell>
          <table:table-cell/>
          <table:table-cell table:formula="of:=IFERROR(([.V5]/[.R5])*100; &quot;&quot;)">
            <text:p/>
          </table:table-cell>
          <table:table-cell table:formula="of:=IF([.L5] = &quot;&quot; ;&quot;&quot;; [.L5]-[.V5])">
            <text:p/>
          </table:table-cell>
          <table:table-cell table:formula="of:=IFERROR(([.X5]/[.P5])*100; &quot;&quot;)">
            <text:p/>
          </table:table-cell>
          <table:table-cell/>
          <table:table-cell table:formula="of:=IFERROR(([.Z5]/[.R5])*100; &quot;&quot;)">
            <text:p/>
          </table:table-cell>
          <table:table-cell table:formula="of:=IF([.N5] = &quot;&quot; ;&quot;&quot;; [.N5]-[.Z5])">
            <text:p/>
          </table:table-cell>
          <table:table-cell table:formula="of:=IFERROR(([.AB5]/[.P5])*100; &quot;&quot;)">
            <text:p/>
          </table:table-cell>
          <table:table-cell table:style-name="ce3" table:number-columns-repeated="3"/>
          <table:table-cell table:formula="of:=IFERROR(([.AF5]/[.P5])*100; &quot;&quot;)">
            <text:p/>
          </table:table-cell>
          <table:table-cell table:style-name="ce3"/>
          <table:table-cell table:formula="of:=IFERROR(([.AH5]/[.P5])*100; &quot;&quot;)">
            <text:p/>
          </table:table-cell>
          <table:table-cell table:style-name="ce3"/>
          <table:table-cell/>
          <table:table-cell table:style-name="ce3"/>
          <table:table-cell table:formula="of:=IFERROR(([.AL5]/[.P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5]/[.P5])*100; &quot;&quot;)">
            <text:p/>
          </table:table-cell>
          <table:table-cell table:style-name="ce3"/>
          <table:table-cell/>
          <table:table-cell table:style-name="ce3"/>
          <table:table-cell table:formula="of:=IFERROR(([.BT5]/[.P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5]/[.P5])*100; &quot;&quot;)">
            <text:p/>
          </table:table-cell>
          <table:table-cell table:style-name="ce3"/>
          <table:table-cell table:formula="of:=IFERROR(([.CN5]/[.P5])*100; &quot;&quot;)">
            <text:p/>
          </table:table-cell>
          <table:table-cell table:style-name="ce3"/>
          <table:table-cell table:formula="of:=IFERROR(([.CP5]/[.P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5]/[.P5])*100; &quot;&quot;)">
            <text:p/>
          </table:table-cell>
          <table:table-cell table:style-name="ce3"/>
          <table:table-cell/>
          <table:table-cell table:style-name="ce3"/>
          <table:table-cell table:formula="of:=IFERROR(([.DB5]/[.P5])*100; &quot;&quot;)">
            <text:p/>
          </table:table-cell>
          <table:table-cell table:style-name="ce3"/>
          <table:table-cell/>
          <table:table-cell table:style-name="ce3"/>
          <table:table-cell table:formula="of:=IFERROR(([.DF5]/[.P5])*100; &quot;&quot;)">
            <text:p/>
          </table:table-cell>
          <table:table-cell table:style-name="ce3"/>
          <table:table-cell/>
          <table:table-cell table:style-name="ce3"/>
          <table:table-cell table:formula="of:=IFERROR(([.DJ5]/[.P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Speedport W722v</text:p>
          </table:table-cell>
          <table:table-cell office:value-type="string" calcext:value-type="string">
            <text:p>80.04.79</text:p>
          </table:table-cell>
          <table:table-cell office:value-type="float" office:value="175" calcext:value-type="float">
            <text:p>175</text:p>
          </table:table-cell>
          <table:table-cell table:formula="of:=IF([.C6]=&quot;&quot;;&quot;&quot;;[.C6]-[.AE6])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table:formula="of:=IFERROR(([.E6]/[.D6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6]/[.D6])*100; &quot;&quot;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ERROR(([.I6]/[.D6])*100; &quot;&quot;)" office:value-type="float" office:value="53.3333333333333" calcext:value-type="float">
            <text:p>53,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IFERROR(([.L6]/[.D6])*100; &quot;&quot;)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IFERROR(([.N6]/[.D6])*100; &quot;&quot;)" office:value-type="float" office:value="43.3333333333333" calcext:value-type="float">
            <text:p>43,3333333333333</text:p>
          </table:table-cell>
          <table:table-cell office:value-type="float" office:value="40" calcext:value-type="float">
            <text:p>40</text:p>
          </table:table-cell>
          <table:table-cell table:formula="of:=IFERROR(([.P6]/[.D6])*100; &quot;&quot;)" office:value-type="float" office:value="26.6666666666667" calcext:value-type="float">
            <text:p>26,6666666666667</text:p>
          </table:table-cell>
          <table:table-cell office:value-type="float" office:value="110" calcext:value-type="float">
            <text:p>110</text:p>
          </table:table-cell>
          <table:table-cell table:formula="of:=IFERROR(([.R6]/[.D6])*100; &quot;&quot;)" office:value-type="float" office:value="73.3333333333333" calcext:value-type="float">
            <text:p>73,3333333333333</text:p>
          </table:table-cell>
          <table:table-cell office:value-type="float" office:value="18" calcext:value-type="float">
            <text:p>18</text:p>
          </table:table-cell>
          <table:table-cell table:formula="of:=IFERROR(([.T6]/[.R6])*100; &quot;&quot;)" office:value-type="float" office:value="16.3636363636364" calcext:value-type="float">
            <text:p>16,3636363636364</text:p>
          </table:table-cell>
          <table:table-cell office:value-type="float" office:value="64" calcext:value-type="float">
            <text:p>64</text:p>
          </table:table-cell>
          <table:table-cell table:formula="of:=IFERROR(([.V6]/[.R6])*100; &quot;&quot;)" office:value-type="float" office:value="58.1818181818182" calcext:value-type="float">
            <text:p>58,1818181818182</text:p>
          </table:table-cell>
          <table:table-cell table:formula="of:=IF([.L6] = &quot;&quot; ;&quot;&quot;; [.L6]-[.V6])" office:value-type="float" office:value="11" calcext:value-type="float">
            <text:p>11</text:p>
          </table:table-cell>
          <table:table-cell table:formula="of:=IFERROR(([.X6]/[.P6])*100; &quot;&quot;)" office:value-type="float" office:value="27.5" calcext:value-type="float">
            <text:p>27,5</text:p>
          </table:table-cell>
          <table:table-cell office:value-type="float" office:value="62" calcext:value-type="float">
            <text:p>62</text:p>
          </table:table-cell>
          <table:table-cell table:formula="of:=IFERROR(([.Z6]/[.R6])*100; &quot;&quot;)" office:value-type="float" office:value="56.3636363636364" calcext:value-type="float">
            <text:p>56,3636363636364</text:p>
          </table:table-cell>
          <table:table-cell table:formula="of:=IF([.N6] = &quot;&quot; ;&quot;&quot;; [.N6]-[.Z6])" office:value-type="float" office:value="3" calcext:value-type="float">
            <text:p>3</text:p>
          </table:table-cell>
          <table:table-cell table:formula="of:=IFERROR(([.AB6]/[.P6])*100; &quot;&quot;)" office:value-type="float" office:value="7.5" calcext:value-type="float">
            <text:p>7,5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IFERROR(([.AF6]/[.P6])*100; &quot;&quot;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ERROR(([.AH6]/[.P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ERROR(([.AL6]/[.P6])*100; &quot;&quot;)" office:value-type="float" office:value="37.5" calcext:value-type="float">
            <text:p>37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P6]/[.P6])*100; &quot;&quot;)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6]/[.P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6]/[.P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6]/[.P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6]/[.P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6]/[.P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6]/[.P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6]/[.P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6]/[.P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7]=&quot;&quot;;&quot;&quot;;[.C7]-[.AE7])">
            <text:p/>
          </table:table-cell>
          <table:table-cell/>
          <table:table-cell table:formula="of:=IFERROR(([.E7]/[.D7])*100; &quot;&quot;)">
            <text:p/>
          </table:table-cell>
          <table:table-cell/>
          <table:table-cell table:formula="of:=IFERROR(([.G7]/[.D7])*100; &quot;&quot;)">
            <text:p/>
          </table:table-cell>
          <table:table-cell/>
          <table:table-cell table:formula="of:=IFERROR(([.I7]/[.D7])*100; &quot;&quot;)">
            <text:p/>
          </table:table-cell>
          <table:table-cell/>
          <table:table-cell table:style-name="ce3"/>
          <table:table-cell table:formula="of:=IFERROR(([.L7]/[.D7])*100; &quot;&quot;)">
            <text:p/>
          </table:table-cell>
          <table:table-cell table:style-name="ce3"/>
          <table:table-cell table:formula="of:=IFERROR(([.N7]/[.D7])*100; &quot;&quot;)">
            <text:p/>
          </table:table-cell>
          <table:table-cell table:style-name="ce3"/>
          <table:table-cell table:formula="of:=IFERROR(([.P7]/[.D7])*100; &quot;&quot;)">
            <text:p/>
          </table:table-cell>
          <table:table-cell table:style-name="ce3"/>
          <table:table-cell table:formula="of:=IFERROR(([.R7]/[.D7])*100; &quot;&quot;)">
            <text:p/>
          </table:table-cell>
          <table:table-cell table:style-name="ce3"/>
          <table:table-cell table:formula="of:=IFERROR(([.T7]/[.R7])*100; &quot;&quot;)">
            <text:p/>
          </table:table-cell>
          <table:table-cell/>
          <table:table-cell table:formula="of:=IFERROR(([.V7]/[.R7])*100; &quot;&quot;)">
            <text:p/>
          </table:table-cell>
          <table:table-cell table:formula="of:=IF([.L7] = &quot;&quot; ;&quot;&quot;; [.L7]-[.V7])">
            <text:p/>
          </table:table-cell>
          <table:table-cell table:formula="of:=IFERROR(([.X7]/[.P7])*100; &quot;&quot;)">
            <text:p/>
          </table:table-cell>
          <table:table-cell/>
          <table:table-cell table:formula="of:=IFERROR(([.Z7]/[.R7])*100; &quot;&quot;)">
            <text:p/>
          </table:table-cell>
          <table:table-cell table:formula="of:=IF([.N7] = &quot;&quot; ;&quot;&quot;; [.N7]-[.Z7])">
            <text:p/>
          </table:table-cell>
          <table:table-cell table:formula="of:=IFERROR(([.AB7]/[.P7])*100; &quot;&quot;)">
            <text:p/>
          </table:table-cell>
          <table:table-cell table:style-name="ce3" table:number-columns-repeated="3"/>
          <table:table-cell table:formula="of:=IFERROR(([.AF7]/[.P7])*100; &quot;&quot;)">
            <text:p/>
          </table:table-cell>
          <table:table-cell table:style-name="ce3"/>
          <table:table-cell table:formula="of:=IFERROR(([.AH7]/[.P7])*100; &quot;&quot;)">
            <text:p/>
          </table:table-cell>
          <table:table-cell table:style-name="ce3"/>
          <table:table-cell/>
          <table:table-cell table:style-name="ce3"/>
          <table:table-cell table:formula="of:=IFERROR(([.AL7]/[.P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7]/[.P7])*100; &quot;&quot;)">
            <text:p/>
          </table:table-cell>
          <table:table-cell table:style-name="ce3"/>
          <table:table-cell/>
          <table:table-cell table:style-name="ce3"/>
          <table:table-cell table:formula="of:=IFERROR(([.BT7]/[.P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7]/[.P7])*100; &quot;&quot;)">
            <text:p/>
          </table:table-cell>
          <table:table-cell table:style-name="ce3"/>
          <table:table-cell table:formula="of:=IFERROR(([.CN7]/[.P7])*100; &quot;&quot;)">
            <text:p/>
          </table:table-cell>
          <table:table-cell table:style-name="ce3"/>
          <table:table-cell table:formula="of:=IFERROR(([.CP7]/[.P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7]/[.P7])*100; &quot;&quot;)">
            <text:p/>
          </table:table-cell>
          <table:table-cell table:style-name="ce3"/>
          <table:table-cell/>
          <table:table-cell table:style-name="ce3"/>
          <table:table-cell table:formula="of:=IFERROR(([.DB7]/[.P7])*100; &quot;&quot;)">
            <text:p/>
          </table:table-cell>
          <table:table-cell table:style-name="ce3"/>
          <table:table-cell/>
          <table:table-cell table:style-name="ce3"/>
          <table:table-cell table:formula="of:=IFERROR(([.DF7]/[.P7])*100; &quot;&quot;)">
            <text:p/>
          </table:table-cell>
          <table:table-cell table:style-name="ce3"/>
          <table:table-cell/>
          <table:table-cell table:style-name="ce3"/>
          <table:table-cell table:formula="of:=IFERROR(([.DJ7]/[.P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iber 5490</text:p>
          </table:table-cell>
          <table:table-cell office:value-type="string" calcext:value-type="string">
            <text:p>490.07.27</text:p>
          </table:table-cell>
          <table:table-cell office:value-type="float" office:value="378" calcext:value-type="float">
            <text:p>378</text:p>
          </table:table-cell>
          <table:table-cell table:formula="of:=IF([.C8]=&quot;&quot;;&quot;&quot;;[.C8]-[.AE8])" office:value-type="float" office:value="299" calcext:value-type="float">
            <text:p>299</text:p>
          </table:table-cell>
          <table:table-cell office:value-type="float" office:value="304" calcext:value-type="float">
            <text:p>304</text:p>
          </table:table-cell>
          <table:table-cell table:formula="of:=IFERROR(([.E8]/[.D8])*100; &quot;&quot;)" office:value-type="float" office:value="101.672240802676" calcext:value-type="float">
            <text:p>101,672240802676</text:p>
          </table:table-cell>
          <table:table-cell office:value-type="float" office:value="166" calcext:value-type="float">
            <text:p>166</text:p>
          </table:table-cell>
          <table:table-cell table:formula="of:=IFERROR(([.G8]/[.D8])*100; &quot;&quot;)" office:value-type="float" office:value="55.5183946488294" calcext:value-type="float">
            <text:p>55,5183946488294</text:p>
          </table:table-cell>
          <table:table-cell office:value-type="float" office:value="123" calcext:value-type="float">
            <text:p>123</text:p>
          </table:table-cell>
          <table:table-cell table:formula="of:=IFERROR(([.I8]/[.D8])*100; &quot;&quot;)" office:value-type="float" office:value="41.1371237458194" calcext:value-type="float">
            <text:p>41,1371237458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8]/[.D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8]/[.D8])*100; &quot;&quot;)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formula="of:=IFERROR(([.P8]/[.D8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R8]/[.D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T8]/[.R8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8]/[.R8])*100; &quot;&quot;)">
            <text:p/>
          </table:table-cell>
          <table:table-cell table:formula="of:=IF([.L8] = &quot;&quot; ;&quot;&quot;; [.L8]-[.V8])" office:value-type="float" office:value="0" calcext:value-type="float">
            <text:p>0</text:p>
          </table:table-cell>
          <table:table-cell table:formula="of:=IFERROR(([.X8]/[.P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8]/[.R8])*100; &quot;&quot;)">
            <text:p/>
          </table:table-cell>
          <table:table-cell table:formula="of:=IF([.N8] = &quot;&quot; ;&quot;&quot;; [.N8]-[.Z8])" office:value-type="float" office:value="0" calcext:value-type="float">
            <text:p>0</text:p>
          </table:table-cell>
          <table:table-cell table:formula="of:=IFERROR(([.AB8]/[.P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IFERROR(([.AF8]/[.P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8]/[.P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AL8]/[.P8])*100; &quot;&quot;)" office:value-type="float" office:value="1.33779264214047" calcext:value-type="float">
            <text:p>1,337792642140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IFERROR(([.BP8]/[.P8])*100; &quot;&quot;)" office:value-type="float" office:value="98.6622073578595" calcext:value-type="float">
            <text:p>98,66220735785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8]/[.P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8]/[.P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8]/[.P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8]/[.P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8]/[.P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8]/[.P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8]/[.P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8]/[.P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9]=&quot;&quot;;&quot;&quot;;[.C9]-[.AE9])">
            <text:p/>
          </table:table-cell>
          <table:table-cell/>
          <table:table-cell table:formula="of:=IFERROR(([.E9]/[.D9])*100; &quot;&quot;)">
            <text:p/>
          </table:table-cell>
          <table:table-cell/>
          <table:table-cell table:formula="of:=IFERROR(([.G9]/[.D9])*100; &quot;&quot;)">
            <text:p/>
          </table:table-cell>
          <table:table-cell/>
          <table:table-cell table:formula="of:=IFERROR(([.I9]/[.D9])*100; &quot;&quot;)">
            <text:p/>
          </table:table-cell>
          <table:table-cell/>
          <table:table-cell table:style-name="ce3"/>
          <table:table-cell table:formula="of:=IFERROR(([.L9]/[.D9])*100; &quot;&quot;)">
            <text:p/>
          </table:table-cell>
          <table:table-cell table:style-name="ce3"/>
          <table:table-cell table:formula="of:=IFERROR(([.N9]/[.D9])*100; &quot;&quot;)">
            <text:p/>
          </table:table-cell>
          <table:table-cell table:style-name="ce3"/>
          <table:table-cell table:formula="of:=IFERROR(([.P9]/[.D9])*100; &quot;&quot;)">
            <text:p/>
          </table:table-cell>
          <table:table-cell table:style-name="ce3"/>
          <table:table-cell table:formula="of:=IFERROR(([.R9]/[.D9])*100; &quot;&quot;)">
            <text:p/>
          </table:table-cell>
          <table:table-cell table:style-name="ce3"/>
          <table:table-cell table:formula="of:=IFERROR(([.T9]/[.R9])*100; &quot;&quot;)">
            <text:p/>
          </table:table-cell>
          <table:table-cell/>
          <table:table-cell table:formula="of:=IFERROR(([.V9]/[.R9])*100; &quot;&quot;)">
            <text:p/>
          </table:table-cell>
          <table:table-cell table:formula="of:=IF([.L9] = &quot;&quot; ;&quot;&quot;; [.L9]-[.V9])">
            <text:p/>
          </table:table-cell>
          <table:table-cell table:formula="of:=IFERROR(([.X9]/[.P9])*100; &quot;&quot;)">
            <text:p/>
          </table:table-cell>
          <table:table-cell/>
          <table:table-cell table:formula="of:=IFERROR(([.Z9]/[.R9])*100; &quot;&quot;)">
            <text:p/>
          </table:table-cell>
          <table:table-cell table:formula="of:=IF([.N9] = &quot;&quot; ;&quot;&quot;; [.N9]-[.Z9])">
            <text:p/>
          </table:table-cell>
          <table:table-cell table:formula="of:=IFERROR(([.AB9]/[.P9])*100; &quot;&quot;)">
            <text:p/>
          </table:table-cell>
          <table:table-cell table:style-name="ce3" table:number-columns-repeated="3"/>
          <table:table-cell table:formula="of:=IFERROR(([.AF9]/[.P9])*100; &quot;&quot;)">
            <text:p/>
          </table:table-cell>
          <table:table-cell table:style-name="ce3"/>
          <table:table-cell table:formula="of:=IFERROR(([.AH9]/[.P9])*100; &quot;&quot;)">
            <text:p/>
          </table:table-cell>
          <table:table-cell table:style-name="ce3"/>
          <table:table-cell/>
          <table:table-cell table:style-name="ce3"/>
          <table:table-cell table:formula="of:=IFERROR(([.AL9]/[.P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9]/[.P9])*100; &quot;&quot;)">
            <text:p/>
          </table:table-cell>
          <table:table-cell table:style-name="ce3"/>
          <table:table-cell/>
          <table:table-cell table:style-name="ce3"/>
          <table:table-cell table:formula="of:=IFERROR(([.BT9]/[.P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9]/[.P9])*100; &quot;&quot;)">
            <text:p/>
          </table:table-cell>
          <table:table-cell table:style-name="ce3"/>
          <table:table-cell table:formula="of:=IFERROR(([.CN9]/[.P9])*100; &quot;&quot;)">
            <text:p/>
          </table:table-cell>
          <table:table-cell table:style-name="ce3"/>
          <table:table-cell table:formula="of:=IFERROR(([.CP9]/[.P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9]/[.P9])*100; &quot;&quot;)">
            <text:p/>
          </table:table-cell>
          <table:table-cell table:style-name="ce3"/>
          <table:table-cell/>
          <table:table-cell table:style-name="ce3"/>
          <table:table-cell table:formula="of:=IFERROR(([.DB9]/[.P9])*100; &quot;&quot;)">
            <text:p/>
          </table:table-cell>
          <table:table-cell table:style-name="ce3"/>
          <table:table-cell/>
          <table:table-cell table:style-name="ce3"/>
          <table:table-cell table:formula="of:=IFERROR(([.DF9]/[.P9])*100; &quot;&quot;)">
            <text:p/>
          </table:table-cell>
          <table:table-cell table:style-name="ce3"/>
          <table:table-cell/>
          <table:table-cell table:style-name="ce3"/>
          <table:table-cell table:formula="of:=IFERROR(([.DJ9]/[.P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iber 5491</text:p>
          </table:table-cell>
          <table:table-cell office:value-type="string" calcext:value-type="string">
            <text:p>491.07.27</text:p>
          </table:table-cell>
          <table:table-cell office:value-type="float" office:value="379" calcext:value-type="float">
            <text:p>379</text:p>
          </table:table-cell>
          <table:table-cell table:formula="of:=IF([.C10]=&quot;&quot;;&quot;&quot;;[.C10]-[.AE10])" office:value-type="float" office:value="299" calcext:value-type="float">
            <text:p>299</text:p>
          </table:table-cell>
          <table:table-cell office:value-type="float" office:value="304" calcext:value-type="float">
            <text:p>304</text:p>
          </table:table-cell>
          <table:table-cell table:formula="of:=IFERROR(([.E10]/[.D10])*100; &quot;&quot;)" office:value-type="float" office:value="101.672240802676" calcext:value-type="float">
            <text:p>101,672240802676</text:p>
          </table:table-cell>
          <table:table-cell office:value-type="float" office:value="166" calcext:value-type="float">
            <text:p>166</text:p>
          </table:table-cell>
          <table:table-cell table:formula="of:=IFERROR(([.G10]/[.D10])*100; &quot;&quot;)" office:value-type="float" office:value="55.5183946488294" calcext:value-type="float">
            <text:p>55,5183946488294</text:p>
          </table:table-cell>
          <table:table-cell office:value-type="float" office:value="123" calcext:value-type="float">
            <text:p>123</text:p>
          </table:table-cell>
          <table:table-cell table:formula="of:=IFERROR(([.I10]/[.D10])*100; &quot;&quot;)" office:value-type="float" office:value="41.1371237458194" calcext:value-type="float">
            <text:p>41,1371237458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10]/[.D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10]/[.D10])*100; &quot;&quot;)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formula="of:=IFERROR(([.P10]/[.D10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R10]/[.D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T10]/[.R10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10]/[.R10])*100; &quot;&quot;)">
            <text:p/>
          </table:table-cell>
          <table:table-cell table:formula="of:=IF([.L10] = &quot;&quot; ;&quot;&quot;; [.L10]-[.V10])" office:value-type="float" office:value="0" calcext:value-type="float">
            <text:p>0</text:p>
          </table:table-cell>
          <table:table-cell table:formula="of:=IFERROR(([.X10]/[.P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10]/[.R10])*100; &quot;&quot;)">
            <text:p/>
          </table:table-cell>
          <table:table-cell table:formula="of:=IF([.N10] = &quot;&quot; ;&quot;&quot;; [.N10]-[.Z10])" office:value-type="float" office:value="0" calcext:value-type="float">
            <text:p>0</text:p>
          </table:table-cell>
          <table:table-cell table:formula="of:=IFERROR(([.AB10]/[.P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ERROR(([.AF10]/[.P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10]/[.P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AL10]/[.P10])*100; &quot;&quot;)" office:value-type="float" office:value="1.33779264214047" calcext:value-type="float">
            <text:p>1,337792642140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IFERROR(([.BP10]/[.P10])*100; &quot;&quot;)" office:value-type="float" office:value="98.6622073578595" calcext:value-type="float">
            <text:p>98,66220735785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0]/[.P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0]/[.P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0]/[.P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0]/[.P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0]/[.P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0]/[.P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0]/[.P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0]/[.P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1]=&quot;&quot;;&quot;&quot;;[.C11]-[.AE11])">
            <text:p/>
          </table:table-cell>
          <table:table-cell/>
          <table:table-cell table:formula="of:=IFERROR(([.E11]/[.D11])*100; &quot;&quot;)">
            <text:p/>
          </table:table-cell>
          <table:table-cell/>
          <table:table-cell table:formula="of:=IFERROR(([.G11]/[.D11])*100; &quot;&quot;)">
            <text:p/>
          </table:table-cell>
          <table:table-cell/>
          <table:table-cell table:formula="of:=IFERROR(([.I11]/[.D11])*100; &quot;&quot;)">
            <text:p/>
          </table:table-cell>
          <table:table-cell/>
          <table:table-cell table:style-name="ce3"/>
          <table:table-cell table:formula="of:=IFERROR(([.L11]/[.D11])*100; &quot;&quot;)">
            <text:p/>
          </table:table-cell>
          <table:table-cell table:style-name="ce3"/>
          <table:table-cell table:formula="of:=IFERROR(([.N11]/[.D11])*100; &quot;&quot;)">
            <text:p/>
          </table:table-cell>
          <table:table-cell table:style-name="ce3"/>
          <table:table-cell table:formula="of:=IFERROR(([.P11]/[.D11])*100; &quot;&quot;)">
            <text:p/>
          </table:table-cell>
          <table:table-cell table:style-name="ce3"/>
          <table:table-cell table:formula="of:=IFERROR(([.R11]/[.D11])*100; &quot;&quot;)">
            <text:p/>
          </table:table-cell>
          <table:table-cell table:style-name="ce3"/>
          <table:table-cell table:formula="of:=IFERROR(([.T11]/[.R11])*100; &quot;&quot;)">
            <text:p/>
          </table:table-cell>
          <table:table-cell/>
          <table:table-cell table:formula="of:=IFERROR(([.V11]/[.R11])*100; &quot;&quot;)">
            <text:p/>
          </table:table-cell>
          <table:table-cell table:formula="of:=IF([.L11] = &quot;&quot; ;&quot;&quot;; [.L11]-[.V11])">
            <text:p/>
          </table:table-cell>
          <table:table-cell table:formula="of:=IFERROR(([.X11]/[.P11])*100; &quot;&quot;)">
            <text:p/>
          </table:table-cell>
          <table:table-cell/>
          <table:table-cell table:formula="of:=IFERROR(([.Z11]/[.R11])*100; &quot;&quot;)">
            <text:p/>
          </table:table-cell>
          <table:table-cell table:formula="of:=IF([.N11] = &quot;&quot; ;&quot;&quot;; [.N11]-[.Z11])">
            <text:p/>
          </table:table-cell>
          <table:table-cell table:formula="of:=IFERROR(([.AB11]/[.P11])*100; &quot;&quot;)">
            <text:p/>
          </table:table-cell>
          <table:table-cell table:style-name="ce3" table:number-columns-repeated="3"/>
          <table:table-cell table:formula="of:=IFERROR(([.AF11]/[.P11])*100; &quot;&quot;)">
            <text:p/>
          </table:table-cell>
          <table:table-cell table:style-name="ce3"/>
          <table:table-cell table:formula="of:=IFERROR(([.AH11]/[.P11])*100; &quot;&quot;)">
            <text:p/>
          </table:table-cell>
          <table:table-cell table:style-name="ce3"/>
          <table:table-cell/>
          <table:table-cell table:style-name="ce3"/>
          <table:table-cell table:formula="of:=IFERROR(([.AL11]/[.P1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1]/[.P11])*100; &quot;&quot;)">
            <text:p/>
          </table:table-cell>
          <table:table-cell table:style-name="ce3"/>
          <table:table-cell/>
          <table:table-cell table:style-name="ce3"/>
          <table:table-cell table:formula="of:=IFERROR(([.BT11]/[.P1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1]/[.P11])*100; &quot;&quot;)">
            <text:p/>
          </table:table-cell>
          <table:table-cell table:style-name="ce3"/>
          <table:table-cell table:formula="of:=IFERROR(([.CN11]/[.P11])*100; &quot;&quot;)">
            <text:p/>
          </table:table-cell>
          <table:table-cell table:style-name="ce3"/>
          <table:table-cell table:formula="of:=IFERROR(([.CP11]/[.P1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1]/[.P11])*100; &quot;&quot;)">
            <text:p/>
          </table:table-cell>
          <table:table-cell table:style-name="ce3"/>
          <table:table-cell/>
          <table:table-cell table:style-name="ce3"/>
          <table:table-cell table:formula="of:=IFERROR(([.DB11]/[.P11])*100; &quot;&quot;)">
            <text:p/>
          </table:table-cell>
          <table:table-cell table:style-name="ce3"/>
          <table:table-cell/>
          <table:table-cell table:style-name="ce3"/>
          <table:table-cell table:formula="of:=IFERROR(([.DF11]/[.P11])*100; &quot;&quot;)">
            <text:p/>
          </table:table-cell>
          <table:table-cell table:style-name="ce3"/>
          <table:table-cell/>
          <table:table-cell table:style-name="ce3"/>
          <table:table-cell table:formula="of:=IFERROR(([.DJ11]/[.P1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Wlan 3130</text:p>
          </table:table-cell>
          <table:table-cell office:value-type="string" calcext:value-type="string">
            <text:p>44.04.34</text:p>
          </table:table-cell>
          <table:table-cell office:value-type="float" office:value="134" calcext:value-type="float">
            <text:p>134</text:p>
          </table:table-cell>
          <table:table-cell table:formula="of:=IF([.C12]=&quot;&quot;;&quot;&quot;;[.C12]-[.AE12])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formula="of:=IFERROR(([.E12]/[.D12])*100; &quot;&quot;)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IFERROR(([.G12]/[.D12])*100; &quot;&quot;)" office:value-type="float" office:value="25.6410256410256" calcext:value-type="float">
            <text:p>25,6410256410256</text:p>
          </table:table-cell>
          <table:table-cell office:value-type="float" office:value="87" calcext:value-type="float">
            <text:p>87</text:p>
          </table:table-cell>
          <table:table-cell table:formula="of:=IFERROR(([.I12]/[.D12])*100; &quot;&quot;)" office:value-type="float" office:value="74.3589743589744" calcext:value-type="float">
            <text:p>74,358974358974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IFERROR(([.L12]/[.D12])*100; &quot;&quot;)" office:value-type="float" office:value="52.991452991453" calcext:value-type="float">
            <text:p>52,991452991453</text:p>
          </table:table-cell>
          <table:table-cell office:value-type="float" office:value="57" calcext:value-type="float">
            <text:p>57</text:p>
          </table:table-cell>
          <table:table-cell table:formula="of:=IFERROR(([.N12]/[.D12])*100; &quot;&quot;)" office:value-type="float" office:value="48.7179487179487" calcext:value-type="float">
            <text:p>48,7179487179487</text:p>
          </table:table-cell>
          <table:table-cell office:value-type="float" office:value="18" calcext:value-type="float">
            <text:p>18</text:p>
          </table:table-cell>
          <table:table-cell table:formula="of:=IFERROR(([.P12]/[.D12])*100; &quot;&quot;)" office:value-type="float" office:value="15.3846153846154" calcext:value-type="float">
            <text:p>15,3846153846154</text:p>
          </table:table-cell>
          <table:table-cell office:value-type="float" office:value="99" calcext:value-type="float">
            <text:p>99</text:p>
          </table:table-cell>
          <table:table-cell table:formula="of:=IFERROR(([.R12]/[.D12])*100; &quot;&quot;)" office:value-type="float" office:value="84.6153846153846" calcext:value-type="float">
            <text:p>84,6153846153846</text:p>
          </table:table-cell>
          <table:table-cell office:value-type="float" office:value="11" calcext:value-type="float">
            <text:p>11</text:p>
          </table:table-cell>
          <table:table-cell table:formula="of:=IFERROR(([.T12]/[.R12])*100; &quot;&quot;)" office:value-type="float" office:value="11.1111111111111" calcext:value-type="float">
            <text:p>11,1111111111111</text:p>
          </table:table-cell>
          <table:table-cell office:value-type="float" office:value="54" calcext:value-type="float">
            <text:p>54</text:p>
          </table:table-cell>
          <table:table-cell table:formula="of:=IFERROR(([.V12]/[.R12])*100; &quot;&quot;)" office:value-type="float" office:value="54.5454545454545" calcext:value-type="float">
            <text:p>54,5454545454545</text:p>
          </table:table-cell>
          <table:table-cell table:formula="of:=IF([.L12] = &quot;&quot; ;&quot;&quot;; [.L12]-[.V12])" office:value-type="float" office:value="8" calcext:value-type="float">
            <text:p>8</text:p>
          </table:table-cell>
          <table:table-cell table:formula="of:=IFERROR(([.X12]/[.P12])*100; &quot;&quot;)" office:value-type="float" office:value="44.4444444444444" calcext:value-type="float">
            <text:p>44,4444444444444</text:p>
          </table:table-cell>
          <table:table-cell office:value-type="float" office:value="54" calcext:value-type="float">
            <text:p>54</text:p>
          </table:table-cell>
          <table:table-cell table:formula="of:=IFERROR(([.Z12]/[.R12])*100; &quot;&quot;)" office:value-type="float" office:value="54.5454545454545" calcext:value-type="float">
            <text:p>54,5454545454545</text:p>
          </table:table-cell>
          <table:table-cell table:formula="of:=IF([.N12] = &quot;&quot; ;&quot;&quot;; [.N12]-[.Z12])" office:value-type="float" office:value="3" calcext:value-type="float">
            <text:p>3</text:p>
          </table:table-cell>
          <table:table-cell table:formula="of:=IFERROR(([.AB12]/[.P12])*100; &quot;&quot;)" office:value-type="float" office:value="16.6666666666667" calcext:value-type="float">
            <text:p>16,666666666666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IFERROR(([.AF12]/[.P12])*100; &quot;&quot;)" office:value-type="float" office:value="94.4444444444444" calcext:value-type="float">
            <text:p>94,4444444444444</text:p>
          </table:table-cell>
          <table:table-cell office:value-type="float" office:value="0" calcext:value-type="float">
            <text:p>0</text:p>
          </table:table-cell>
          <table:table-cell table:formula="of:=IFERROR(([.AH12]/[.P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12]/[.P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2]/[.P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2]/[.P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L12]/[.P12])*100; &quot;&quot;)" office:value-type="float" office:value="5.55555555555556" calcext:value-type="float">
            <text:p>5,55555555555556</text:p>
          </table:table-cell>
          <table:table-cell office:value-type="float" office:value="0" calcext:value-type="float">
            <text:p>0</text:p>
          </table:table-cell>
          <table:table-cell table:formula="of:=IFERROR(([.CN12]/[.P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2]/[.P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2]/[.P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2]/[.P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2]/[.P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2]/[.P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3]=&quot;&quot;;&quot;&quot;;[.C13]-[.AE13])">
            <text:p/>
          </table:table-cell>
          <table:table-cell/>
          <table:table-cell table:formula="of:=IFERROR(([.E13]/[.D13])*100; &quot;&quot;)">
            <text:p/>
          </table:table-cell>
          <table:table-cell/>
          <table:table-cell table:formula="of:=IFERROR(([.G13]/[.D13])*100; &quot;&quot;)">
            <text:p/>
          </table:table-cell>
          <table:table-cell/>
          <table:table-cell table:formula="of:=IFERROR(([.I13]/[.D13])*100; &quot;&quot;)">
            <text:p/>
          </table:table-cell>
          <table:table-cell/>
          <table:table-cell table:style-name="ce3"/>
          <table:table-cell table:formula="of:=IFERROR(([.L13]/[.D13])*100; &quot;&quot;)">
            <text:p/>
          </table:table-cell>
          <table:table-cell table:style-name="ce3"/>
          <table:table-cell table:formula="of:=IFERROR(([.N13]/[.D13])*100; &quot;&quot;)">
            <text:p/>
          </table:table-cell>
          <table:table-cell table:style-name="ce3"/>
          <table:table-cell table:formula="of:=IFERROR(([.P13]/[.D13])*100; &quot;&quot;)">
            <text:p/>
          </table:table-cell>
          <table:table-cell table:style-name="ce3"/>
          <table:table-cell table:formula="of:=IFERROR(([.R13]/[.D13])*100; &quot;&quot;)">
            <text:p/>
          </table:table-cell>
          <table:table-cell table:style-name="ce3"/>
          <table:table-cell table:formula="of:=IFERROR(([.T13]/[.R13])*100; &quot;&quot;)">
            <text:p/>
          </table:table-cell>
          <table:table-cell/>
          <table:table-cell table:formula="of:=IFERROR(([.V13]/[.R13])*100; &quot;&quot;)">
            <text:p/>
          </table:table-cell>
          <table:table-cell table:formula="of:=IF([.L13] = &quot;&quot; ;&quot;&quot;; [.L13]-[.V13])">
            <text:p/>
          </table:table-cell>
          <table:table-cell table:formula="of:=IFERROR(([.X13]/[.P13])*100; &quot;&quot;)">
            <text:p/>
          </table:table-cell>
          <table:table-cell/>
          <table:table-cell table:formula="of:=IFERROR(([.Z13]/[.R13])*100; &quot;&quot;)">
            <text:p/>
          </table:table-cell>
          <table:table-cell table:formula="of:=IF([.N13] = &quot;&quot; ;&quot;&quot;; [.N13]-[.Z13])">
            <text:p/>
          </table:table-cell>
          <table:table-cell table:formula="of:=IFERROR(([.AB13]/[.P13])*100; &quot;&quot;)">
            <text:p/>
          </table:table-cell>
          <table:table-cell table:style-name="ce3" table:number-columns-repeated="3"/>
          <table:table-cell table:formula="of:=IFERROR(([.AF13]/[.P13])*100; &quot;&quot;)">
            <text:p/>
          </table:table-cell>
          <table:table-cell table:style-name="ce3"/>
          <table:table-cell table:formula="of:=IFERROR(([.AH13]/[.P13])*100; &quot;&quot;)">
            <text:p/>
          </table:table-cell>
          <table:table-cell table:style-name="ce3"/>
          <table:table-cell/>
          <table:table-cell table:style-name="ce3"/>
          <table:table-cell table:formula="of:=IFERROR(([.AL13]/[.P1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3]/[.P13])*100; &quot;&quot;)">
            <text:p/>
          </table:table-cell>
          <table:table-cell table:style-name="ce3"/>
          <table:table-cell/>
          <table:table-cell table:style-name="ce3"/>
          <table:table-cell table:formula="of:=IFERROR(([.BT13]/[.P1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3]/[.P13])*100; &quot;&quot;)">
            <text:p/>
          </table:table-cell>
          <table:table-cell table:style-name="ce3"/>
          <table:table-cell table:formula="of:=IFERROR(([.CN13]/[.P13])*100; &quot;&quot;)">
            <text:p/>
          </table:table-cell>
          <table:table-cell table:style-name="ce3"/>
          <table:table-cell table:formula="of:=IFERROR(([.CP13]/[.P1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3]/[.P13])*100; &quot;&quot;)">
            <text:p/>
          </table:table-cell>
          <table:table-cell table:style-name="ce3"/>
          <table:table-cell/>
          <table:table-cell table:style-name="ce3"/>
          <table:table-cell table:formula="of:=IFERROR(([.DB13]/[.P13])*100; &quot;&quot;)">
            <text:p/>
          </table:table-cell>
          <table:table-cell table:style-name="ce3"/>
          <table:table-cell/>
          <table:table-cell table:style-name="ce3"/>
          <table:table-cell table:formula="of:=IFERROR(([.DF13]/[.P13])*100; &quot;&quot;)">
            <text:p/>
          </table:table-cell>
          <table:table-cell table:style-name="ce3"/>
          <table:table-cell/>
          <table:table-cell table:style-name="ce3"/>
          <table:table-cell table:formula="of:=IFERROR(([.DJ13]/[.P1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Wlan 3170</text:p>
          </table:table-cell>
          <table:table-cell office:value-type="string" calcext:value-type="string">
            <text:p>49.04.58</text:p>
          </table:table-cell>
          <table:table-cell office:value-type="float" office:value="128" calcext:value-type="float">
            <text:p>128</text:p>
          </table:table-cell>
          <table:table-cell table:formula="of:=IF([.C14]=&quot;&quot;;&quot;&quot;;[.C14]-[.AE14])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formula="of:=IFERROR(([.E14]/[.D14])*100; &quot;&quot;)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formula="of:=IFERROR(([.G14]/[.D14])*100; &quot;&quot;)" office:value-type="float" office:value="30.8411214953271" calcext:value-type="float">
            <text:p>30,8411214953271</text:p>
          </table:table-cell>
          <table:table-cell office:value-type="float" office:value="74" calcext:value-type="float">
            <text:p>74</text:p>
          </table:table-cell>
          <table:table-cell table:formula="of:=IFERROR(([.I14]/[.D14])*100; &quot;&quot;)" office:value-type="float" office:value="69.1588785046729" calcext:value-type="float">
            <text:p>69,158878504672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IFERROR(([.L14]/[.D14])*100; &quot;&quot;)" office:value-type="float" office:value="56.0747663551402" calcext:value-type="float">
            <text:p>56,0747663551402</text:p>
          </table:table-cell>
          <table:table-cell office:value-type="float" office:value="55" calcext:value-type="float">
            <text:p>55</text:p>
          </table:table-cell>
          <table:table-cell table:formula="of:=IFERROR(([.N14]/[.D14])*100; &quot;&quot;)" office:value-type="float" office:value="51.4018691588785" calcext:value-type="float">
            <text:p>51,4018691588785</text:p>
          </table:table-cell>
          <table:table-cell office:value-type="float" office:value="17" calcext:value-type="float">
            <text:p>17</text:p>
          </table:table-cell>
          <table:table-cell table:formula="of:=IFERROR(([.P14]/[.D14])*100; &quot;&quot;)" office:value-type="float" office:value="15.8878504672897" calcext:value-type="float">
            <text:p>15,8878504672897</text:p>
          </table:table-cell>
          <table:table-cell office:value-type="float" office:value="90" calcext:value-type="float">
            <text:p>90</text:p>
          </table:table-cell>
          <table:table-cell table:formula="of:=IFERROR(([.R14]/[.D14])*100; &quot;&quot;)" office:value-type="float" office:value="84.1121495327103" calcext:value-type="float">
            <text:p>84,1121495327103</text:p>
          </table:table-cell>
          <table:table-cell office:value-type="float" office:value="11" calcext:value-type="float">
            <text:p>11</text:p>
          </table:table-cell>
          <table:table-cell table:formula="of:=IFERROR(([.T14]/[.R14])*100; &quot;&quot;)" office:value-type="float" office:value="12.2222222222222" calcext:value-type="float">
            <text:p>12,2222222222222</text:p>
          </table:table-cell>
          <table:table-cell office:value-type="float" office:value="52" calcext:value-type="float">
            <text:p>52</text:p>
          </table:table-cell>
          <table:table-cell table:formula="of:=IFERROR(([.V14]/[.R14])*100; &quot;&quot;)" office:value-type="float" office:value="57.7777777777778" calcext:value-type="float">
            <text:p>57,7777777777778</text:p>
          </table:table-cell>
          <table:table-cell table:formula="of:=IF([.L14] = &quot;&quot; ;&quot;&quot;; [.L14]-[.V14])" office:value-type="float" office:value="8" calcext:value-type="float">
            <text:p>8</text:p>
          </table:table-cell>
          <table:table-cell table:formula="of:=IFERROR(([.X14]/[.P14])*100; &quot;&quot;)" office:value-type="float" office:value="47.0588235294118" calcext:value-type="float">
            <text:p>47,0588235294118</text:p>
          </table:table-cell>
          <table:table-cell office:value-type="float" office:value="52" calcext:value-type="float">
            <text:p>52</text:p>
          </table:table-cell>
          <table:table-cell table:formula="of:=IFERROR(([.Z14]/[.R14])*100; &quot;&quot;)" office:value-type="float" office:value="57.7777777777778" calcext:value-type="float">
            <text:p>57,7777777777778</text:p>
          </table:table-cell>
          <table:table-cell table:formula="of:=IF([.N14] = &quot;&quot; ;&quot;&quot;; [.N14]-[.Z14])" office:value-type="float" office:value="3" calcext:value-type="float">
            <text:p>3</text:p>
          </table:table-cell>
          <table:table-cell table:formula="of:=IFERROR(([.AB14]/[.P14])*100; &quot;&quot;)" office:value-type="float" office:value="17.6470588235294" calcext:value-type="float">
            <text:p>17,6470588235294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IFERROR(([.AF14]/[.P14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H14]/[.P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14]/[.P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4]/[.P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4]/[.P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4]/[.P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4]/[.P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4]/[.P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4]/[.P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4]/[.P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4]/[.P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4]/[.P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5]=&quot;&quot;;&quot;&quot;;[.C15]-[.AE15])">
            <text:p/>
          </table:table-cell>
          <table:table-cell/>
          <table:table-cell table:formula="of:=IFERROR(([.E15]/[.D15])*100; &quot;&quot;)">
            <text:p/>
          </table:table-cell>
          <table:table-cell/>
          <table:table-cell table:formula="of:=IFERROR(([.G15]/[.D15])*100; &quot;&quot;)">
            <text:p/>
          </table:table-cell>
          <table:table-cell/>
          <table:table-cell table:formula="of:=IFERROR(([.I15]/[.D15])*100; &quot;&quot;)">
            <text:p/>
          </table:table-cell>
          <table:table-cell/>
          <table:table-cell table:style-name="ce3"/>
          <table:table-cell table:formula="of:=IFERROR(([.L15]/[.D15])*100; &quot;&quot;)">
            <text:p/>
          </table:table-cell>
          <table:table-cell table:style-name="ce3"/>
          <table:table-cell table:formula="of:=IFERROR(([.N15]/[.D15])*100; &quot;&quot;)">
            <text:p/>
          </table:table-cell>
          <table:table-cell table:style-name="ce3"/>
          <table:table-cell table:formula="of:=IFERROR(([.P15]/[.D15])*100; &quot;&quot;)">
            <text:p/>
          </table:table-cell>
          <table:table-cell table:style-name="ce3"/>
          <table:table-cell table:formula="of:=IFERROR(([.R15]/[.D15])*100; &quot;&quot;)">
            <text:p/>
          </table:table-cell>
          <table:table-cell table:style-name="ce3"/>
          <table:table-cell table:formula="of:=IFERROR(([.T15]/[.R15])*100; &quot;&quot;)">
            <text:p/>
          </table:table-cell>
          <table:table-cell/>
          <table:table-cell table:formula="of:=IFERROR(([.V15]/[.R15])*100; &quot;&quot;)">
            <text:p/>
          </table:table-cell>
          <table:table-cell table:formula="of:=IF([.L15] = &quot;&quot; ;&quot;&quot;; [.L15]-[.V15])">
            <text:p/>
          </table:table-cell>
          <table:table-cell table:formula="of:=IFERROR(([.X15]/[.P15])*100; &quot;&quot;)">
            <text:p/>
          </table:table-cell>
          <table:table-cell/>
          <table:table-cell table:formula="of:=IFERROR(([.Z15]/[.R15])*100; &quot;&quot;)">
            <text:p/>
          </table:table-cell>
          <table:table-cell table:formula="of:=IF([.N15] = &quot;&quot; ;&quot;&quot;; [.N15]-[.Z15])">
            <text:p/>
          </table:table-cell>
          <table:table-cell table:formula="of:=IFERROR(([.AB15]/[.P15])*100; &quot;&quot;)">
            <text:p/>
          </table:table-cell>
          <table:table-cell table:style-name="ce3" table:number-columns-repeated="3"/>
          <table:table-cell table:formula="of:=IFERROR(([.AF15]/[.P15])*100; &quot;&quot;)">
            <text:p/>
          </table:table-cell>
          <table:table-cell table:style-name="ce3"/>
          <table:table-cell table:formula="of:=IFERROR(([.AH15]/[.P15])*100; &quot;&quot;)">
            <text:p/>
          </table:table-cell>
          <table:table-cell table:style-name="ce3"/>
          <table:table-cell/>
          <table:table-cell table:style-name="ce3"/>
          <table:table-cell table:formula="of:=IFERROR(([.AL15]/[.P1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5]/[.P15])*100; &quot;&quot;)">
            <text:p/>
          </table:table-cell>
          <table:table-cell table:style-name="ce3"/>
          <table:table-cell/>
          <table:table-cell table:style-name="ce3"/>
          <table:table-cell table:formula="of:=IFERROR(([.BT15]/[.P1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5]/[.P15])*100; &quot;&quot;)">
            <text:p/>
          </table:table-cell>
          <table:table-cell table:style-name="ce3"/>
          <table:table-cell table:formula="of:=IFERROR(([.CN15]/[.P15])*100; &quot;&quot;)">
            <text:p/>
          </table:table-cell>
          <table:table-cell table:style-name="ce3"/>
          <table:table-cell table:formula="of:=IFERROR(([.CP15]/[.P1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5]/[.P15])*100; &quot;&quot;)">
            <text:p/>
          </table:table-cell>
          <table:table-cell table:style-name="ce3"/>
          <table:table-cell/>
          <table:table-cell table:style-name="ce3"/>
          <table:table-cell table:formula="of:=IFERROR(([.DB15]/[.P15])*100; &quot;&quot;)">
            <text:p/>
          </table:table-cell>
          <table:table-cell table:style-name="ce3"/>
          <table:table-cell/>
          <table:table-cell table:style-name="ce3"/>
          <table:table-cell table:formula="of:=IFERROR(([.DF15]/[.P15])*100; &quot;&quot;)">
            <text:p/>
          </table:table-cell>
          <table:table-cell table:style-name="ce3"/>
          <table:table-cell/>
          <table:table-cell table:style-name="ce3"/>
          <table:table-cell table:formula="of:=IFERROR(([.DJ15]/[.P1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Wlan 3131</text:p>
          </table:table-cell>
          <table:table-cell office:value-type="string" calcext:value-type="string">
            <text:p>50.04.57</text:p>
          </table:table-cell>
          <table:table-cell office:value-type="float" office:value="128" calcext:value-type="float">
            <text:p>128</text:p>
          </table:table-cell>
          <table:table-cell table:formula="of:=IF([.C16]=&quot;&quot;;&quot;&quot;;[.C16]-[.AE16])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formula="of:=IFERROR(([.E16]/[.D16])*100; &quot;&quot;)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formula="of:=IFERROR(([.G16]/[.D16])*100; &quot;&quot;)" office:value-type="float" office:value="30.8411214953271" calcext:value-type="float">
            <text:p>30,8411214953271</text:p>
          </table:table-cell>
          <table:table-cell office:value-type="float" office:value="74" calcext:value-type="float">
            <text:p>74</text:p>
          </table:table-cell>
          <table:table-cell table:formula="of:=IFERROR(([.I16]/[.D16])*100; &quot;&quot;)" office:value-type="float" office:value="69.1588785046729" calcext:value-type="float">
            <text:p>69,158878504672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IFERROR(([.L16]/[.D16])*100; &quot;&quot;)" office:value-type="float" office:value="56.0747663551402" calcext:value-type="float">
            <text:p>56,0747663551402</text:p>
          </table:table-cell>
          <table:table-cell office:value-type="float" office:value="56" calcext:value-type="float">
            <text:p>56</text:p>
          </table:table-cell>
          <table:table-cell table:formula="of:=IFERROR(([.N16]/[.D16])*100; &quot;&quot;)" office:value-type="float" office:value="52.3364485981308" calcext:value-type="float">
            <text:p>52,3364485981308</text:p>
          </table:table-cell>
          <table:table-cell office:value-type="float" office:value="17" calcext:value-type="float">
            <text:p>17</text:p>
          </table:table-cell>
          <table:table-cell table:formula="of:=IFERROR(([.P16]/[.D16])*100; &quot;&quot;)" office:value-type="float" office:value="15.8878504672897" calcext:value-type="float">
            <text:p>15,8878504672897</text:p>
          </table:table-cell>
          <table:table-cell office:value-type="float" office:value="90" calcext:value-type="float">
            <text:p>90</text:p>
          </table:table-cell>
          <table:table-cell table:formula="of:=IFERROR(([.R16]/[.D16])*100; &quot;&quot;)" office:value-type="float" office:value="84.1121495327103" calcext:value-type="float">
            <text:p>84,1121495327103</text:p>
          </table:table-cell>
          <table:table-cell office:value-type="float" office:value="12" calcext:value-type="float">
            <text:p>12</text:p>
          </table:table-cell>
          <table:table-cell table:formula="of:=IFERROR(([.T16]/[.R16])*100; &quot;&quot;)" office:value-type="float" office:value="13.3333333333333" calcext:value-type="float">
            <text:p>13,3333333333333</text:p>
          </table:table-cell>
          <table:table-cell office:value-type="float" office:value="52" calcext:value-type="float">
            <text:p>52</text:p>
          </table:table-cell>
          <table:table-cell table:formula="of:=IFERROR(([.V16]/[.R16])*100; &quot;&quot;)" office:value-type="float" office:value="57.7777777777778" calcext:value-type="float">
            <text:p>57,7777777777778</text:p>
          </table:table-cell>
          <table:table-cell table:formula="of:=IF([.L16] = &quot;&quot; ;&quot;&quot;; [.L16]-[.V16])" office:value-type="float" office:value="8" calcext:value-type="float">
            <text:p>8</text:p>
          </table:table-cell>
          <table:table-cell table:formula="of:=IFERROR(([.X16]/[.P16])*100; &quot;&quot;)" office:value-type="float" office:value="47.0588235294118" calcext:value-type="float">
            <text:p>47,0588235294118</text:p>
          </table:table-cell>
          <table:table-cell office:value-type="float" office:value="53" calcext:value-type="float">
            <text:p>53</text:p>
          </table:table-cell>
          <table:table-cell table:formula="of:=IFERROR(([.Z16]/[.R16])*100; &quot;&quot;)" office:value-type="float" office:value="58.8888888888889" calcext:value-type="float">
            <text:p>58,8888888888889</text:p>
          </table:table-cell>
          <table:table-cell table:formula="of:=IF([.N16] = &quot;&quot; ;&quot;&quot;; [.N16]-[.Z16])" office:value-type="float" office:value="3" calcext:value-type="float">
            <text:p>3</text:p>
          </table:table-cell>
          <table:table-cell table:formula="of:=IFERROR(([.AB16]/[.P16])*100; &quot;&quot;)" office:value-type="float" office:value="17.6470588235294" calcext:value-type="float">
            <text:p>17,6470588235294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IFERROR(([.AF16]/[.P16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H16]/[.P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16]/[.P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6]/[.P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6]/[.P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6]/[.P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6]/[.P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6]/[.P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6]/[.P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6]/[.P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6]/[.P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6]/[.P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7]=&quot;&quot;;&quot;&quot;;[.C17]-[.AE17])">
            <text:p/>
          </table:table-cell>
          <table:table-cell/>
          <table:table-cell table:formula="of:=IFERROR(([.E17]/[.D17])*100; &quot;&quot;)">
            <text:p/>
          </table:table-cell>
          <table:table-cell/>
          <table:table-cell table:formula="of:=IFERROR(([.G17]/[.D17])*100; &quot;&quot;)">
            <text:p/>
          </table:table-cell>
          <table:table-cell/>
          <table:table-cell table:formula="of:=IFERROR(([.I17]/[.D17])*100; &quot;&quot;)">
            <text:p/>
          </table:table-cell>
          <table:table-cell/>
          <table:table-cell table:style-name="ce3"/>
          <table:table-cell table:formula="of:=IFERROR(([.L17]/[.D17])*100; &quot;&quot;)">
            <text:p/>
          </table:table-cell>
          <table:table-cell table:style-name="ce3"/>
          <table:table-cell table:formula="of:=IFERROR(([.N17]/[.D17])*100; &quot;&quot;)">
            <text:p/>
          </table:table-cell>
          <table:table-cell table:style-name="ce3"/>
          <table:table-cell table:formula="of:=IFERROR(([.P17]/[.D17])*100; &quot;&quot;)">
            <text:p/>
          </table:table-cell>
          <table:table-cell table:style-name="ce3"/>
          <table:table-cell table:formula="of:=IFERROR(([.R17]/[.D17])*100; &quot;&quot;)">
            <text:p/>
          </table:table-cell>
          <table:table-cell table:style-name="ce3"/>
          <table:table-cell table:formula="of:=IFERROR(([.T17]/[.R17])*100; &quot;&quot;)">
            <text:p/>
          </table:table-cell>
          <table:table-cell/>
          <table:table-cell table:formula="of:=IFERROR(([.V17]/[.R17])*100; &quot;&quot;)">
            <text:p/>
          </table:table-cell>
          <table:table-cell table:formula="of:=IF([.L17] = &quot;&quot; ;&quot;&quot;; [.L17]-[.V17])">
            <text:p/>
          </table:table-cell>
          <table:table-cell table:formula="of:=IFERROR(([.X17]/[.P17])*100; &quot;&quot;)">
            <text:p/>
          </table:table-cell>
          <table:table-cell/>
          <table:table-cell table:formula="of:=IFERROR(([.Z17]/[.R17])*100; &quot;&quot;)">
            <text:p/>
          </table:table-cell>
          <table:table-cell table:formula="of:=IF([.N17] = &quot;&quot; ;&quot;&quot;; [.N17]-[.Z17])">
            <text:p/>
          </table:table-cell>
          <table:table-cell table:formula="of:=IFERROR(([.AB17]/[.P17])*100; &quot;&quot;)">
            <text:p/>
          </table:table-cell>
          <table:table-cell table:style-name="ce3" table:number-columns-repeated="3"/>
          <table:table-cell table:formula="of:=IFERROR(([.AF17]/[.P17])*100; &quot;&quot;)">
            <text:p/>
          </table:table-cell>
          <table:table-cell table:style-name="ce3"/>
          <table:table-cell table:formula="of:=IFERROR(([.AH17]/[.P17])*100; &quot;&quot;)">
            <text:p/>
          </table:table-cell>
          <table:table-cell table:style-name="ce3"/>
          <table:table-cell/>
          <table:table-cell table:style-name="ce3"/>
          <table:table-cell table:formula="of:=IFERROR(([.AL17]/[.P1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7]/[.P17])*100; &quot;&quot;)">
            <text:p/>
          </table:table-cell>
          <table:table-cell table:style-name="ce3"/>
          <table:table-cell/>
          <table:table-cell table:style-name="ce3"/>
          <table:table-cell table:formula="of:=IFERROR(([.BT17]/[.P1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7]/[.P17])*100; &quot;&quot;)">
            <text:p/>
          </table:table-cell>
          <table:table-cell table:style-name="ce3"/>
          <table:table-cell table:formula="of:=IFERROR(([.CN17]/[.P17])*100; &quot;&quot;)">
            <text:p/>
          </table:table-cell>
          <table:table-cell table:style-name="ce3"/>
          <table:table-cell table:formula="of:=IFERROR(([.CP17]/[.P1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7]/[.P17])*100; &quot;&quot;)">
            <text:p/>
          </table:table-cell>
          <table:table-cell table:style-name="ce3"/>
          <table:table-cell/>
          <table:table-cell table:style-name="ce3"/>
          <table:table-cell table:formula="of:=IFERROR(([.DB17]/[.P17])*100; &quot;&quot;)">
            <text:p/>
          </table:table-cell>
          <table:table-cell table:style-name="ce3"/>
          <table:table-cell/>
          <table:table-cell table:style-name="ce3"/>
          <table:table-cell table:formula="of:=IFERROR(([.DF17]/[.P17])*100; &quot;&quot;)">
            <text:p/>
          </table:table-cell>
          <table:table-cell table:style-name="ce3"/>
          <table:table-cell/>
          <table:table-cell table:style-name="ce3"/>
          <table:table-cell table:formula="of:=IFERROR(([.DJ17]/[.P1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Wlan 3490</text:p>
          </table:table-cell>
          <table:table-cell office:value-type="string" calcext:value-type="string">
            <text:p>490.07.29</text:p>
          </table:table-cell>
          <table:table-cell office:value-type="float" office:value="361" calcext:value-type="float">
            <text:p>361</text:p>
          </table:table-cell>
          <table:table-cell table:formula="of:=IF([.C18]=&quot;&quot;;&quot;&quot;;[.C18]-[.AE18])" office:value-type="float" office:value="289" calcext:value-type="float">
            <text:p>289</text:p>
          </table:table-cell>
          <table:table-cell office:value-type="float" office:value="294" calcext:value-type="float">
            <text:p>294</text:p>
          </table:table-cell>
          <table:table-cell table:formula="of:=IFERROR(([.E18]/[.D18])*100; &quot;&quot;)" office:value-type="float" office:value="101.730103806228" calcext:value-type="float">
            <text:p>101,730103806228</text:p>
          </table:table-cell>
          <table:table-cell office:value-type="float" office:value="155" calcext:value-type="float">
            <text:p>155</text:p>
          </table:table-cell>
          <table:table-cell table:formula="of:=IFERROR(([.G18]/[.D18])*100; &quot;&quot;)" office:value-type="float" office:value="53.6332179930796" calcext:value-type="float">
            <text:p>53,6332179930796</text:p>
          </table:table-cell>
          <table:table-cell office:value-type="float" office:value="123" calcext:value-type="float">
            <text:p>123</text:p>
          </table:table-cell>
          <table:table-cell table:formula="of:=IFERROR(([.I18]/[.D18])*100; &quot;&quot;)" office:value-type="float" office:value="42.560553633218" calcext:value-type="float">
            <text:p>42,560553633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18]/[.D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18]/[.D18])*100; &quot;&quot;)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formula="of:=IFERROR(([.P18]/[.D18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R18]/[.D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T18]/[.R18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18]/[.R18])*100; &quot;&quot;)">
            <text:p/>
          </table:table-cell>
          <table:table-cell table:formula="of:=IF([.L18] = &quot;&quot; ;&quot;&quot;; [.L18]-[.V18])" office:value-type="float" office:value="0" calcext:value-type="float">
            <text:p>0</text:p>
          </table:table-cell>
          <table:table-cell table:formula="of:=IFERROR(([.X18]/[.P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18]/[.R18])*100; &quot;&quot;)">
            <text:p/>
          </table:table-cell>
          <table:table-cell table:formula="of:=IF([.N18] = &quot;&quot; ;&quot;&quot;; [.N18]-[.Z18])" office:value-type="float" office:value="0" calcext:value-type="float">
            <text:p>0</text:p>
          </table:table-cell>
          <table:table-cell table:formula="of:=IFERROR(([.AB18]/[.P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IFERROR(([.AF18]/[.P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18]/[.P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18]/[.P18])*100; &quot;&quot;)" office:value-type="float" office:value="1.73010380622837" calcext:value-type="float">
            <text:p>1,730103806228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IFERROR(([.BP18]/[.P18])*100; &quot;&quot;)" office:value-type="float" office:value="98.2698961937716" calcext:value-type="float">
            <text:p>98,26989619377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8]/[.P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8]/[.P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8]/[.P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8]/[.P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8]/[.P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8]/[.P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8]/[.P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8]/[.P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490.07.28</text:p>
          </table:table-cell>
          <table:table-cell office:value-type="float" office:value="361" calcext:value-type="float">
            <text:p>361</text:p>
          </table:table-cell>
          <table:table-cell table:formula="of:=IF([.C19]=&quot;&quot;;&quot;&quot;;[.C19]-[.AE19])" office:value-type="float" office:value="289" calcext:value-type="float">
            <text:p>289</text:p>
          </table:table-cell>
          <table:table-cell office:value-type="float" office:value="294" calcext:value-type="float">
            <text:p>294</text:p>
          </table:table-cell>
          <table:table-cell table:formula="of:=IFERROR(([.E19]/[.D19])*100; &quot;&quot;)" office:value-type="float" office:value="101.730103806228" calcext:value-type="float">
            <text:p>101,730103806228</text:p>
          </table:table-cell>
          <table:table-cell office:value-type="float" office:value="155" calcext:value-type="float">
            <text:p>155</text:p>
          </table:table-cell>
          <table:table-cell table:formula="of:=IFERROR(([.G19]/[.D19])*100; &quot;&quot;)" office:value-type="float" office:value="53.6332179930796" calcext:value-type="float">
            <text:p>53,6332179930796</text:p>
          </table:table-cell>
          <table:table-cell office:value-type="float" office:value="123" calcext:value-type="float">
            <text:p>123</text:p>
          </table:table-cell>
          <table:table-cell table:formula="of:=IFERROR(([.I19]/[.D19])*100; &quot;&quot;)" office:value-type="float" office:value="42.560553633218" calcext:value-type="float">
            <text:p>42,560553633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19]/[.D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19]/[.D19])*100; &quot;&quot;)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formula="of:=IFERROR(([.P19]/[.D19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R19]/[.D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T19]/[.R19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19]/[.R19])*100; &quot;&quot;)">
            <text:p/>
          </table:table-cell>
          <table:table-cell table:formula="of:=IF([.L19] = &quot;&quot; ;&quot;&quot;; [.L19]-[.V19])" office:value-type="float" office:value="0" calcext:value-type="float">
            <text:p>0</text:p>
          </table:table-cell>
          <table:table-cell table:formula="of:=IFERROR(([.X19]/[.P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19]/[.R19])*100; &quot;&quot;)">
            <text:p/>
          </table:table-cell>
          <table:table-cell table:formula="of:=IF([.N19] = &quot;&quot; ;&quot;&quot;; [.N19]-[.Z19])" office:value-type="float" office:value="0" calcext:value-type="float">
            <text:p>0</text:p>
          </table:table-cell>
          <table:table-cell table:formula="of:=IFERROR(([.AB19]/[.P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IFERROR(([.AF19]/[.P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19]/[.P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19]/[.P19])*100; &quot;&quot;)" office:value-type="float" office:value="1.73010380622837" calcext:value-type="float">
            <text:p>1,730103806228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IFERROR(([.BP19]/[.P19])*100; &quot;&quot;)" office:value-type="float" office:value="98.2698961937716" calcext:value-type="float">
            <text:p>98,26989619377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9]/[.P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9]/[.P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9]/[.P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9]/[.P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9]/[.P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9]/[.P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9]/[.P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9]/[.P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0]=&quot;&quot;;&quot;&quot;;[.C20]-[.AE20])">
            <text:p/>
          </table:table-cell>
          <table:table-cell/>
          <table:table-cell table:formula="of:=IFERROR(([.E20]/[.D20])*100; &quot;&quot;)">
            <text:p/>
          </table:table-cell>
          <table:table-cell/>
          <table:table-cell table:formula="of:=IFERROR(([.G20]/[.D20])*100; &quot;&quot;)">
            <text:p/>
          </table:table-cell>
          <table:table-cell/>
          <table:table-cell table:formula="of:=IFERROR(([.I20]/[.D20])*100; &quot;&quot;)">
            <text:p/>
          </table:table-cell>
          <table:table-cell/>
          <table:table-cell table:style-name="ce3"/>
          <table:table-cell table:formula="of:=IFERROR(([.L20]/[.D20])*100; &quot;&quot;)">
            <text:p/>
          </table:table-cell>
          <table:table-cell table:style-name="ce3"/>
          <table:table-cell table:formula="of:=IFERROR(([.N20]/[.D20])*100; &quot;&quot;)">
            <text:p/>
          </table:table-cell>
          <table:table-cell table:style-name="ce3"/>
          <table:table-cell table:formula="of:=IFERROR(([.P20]/[.D20])*100; &quot;&quot;)">
            <text:p/>
          </table:table-cell>
          <table:table-cell table:style-name="ce3"/>
          <table:table-cell table:formula="of:=IFERROR(([.R20]/[.D20])*100; &quot;&quot;)">
            <text:p/>
          </table:table-cell>
          <table:table-cell table:style-name="ce3"/>
          <table:table-cell table:formula="of:=IFERROR(([.T20]/[.R20])*100; &quot;&quot;)">
            <text:p/>
          </table:table-cell>
          <table:table-cell/>
          <table:table-cell table:formula="of:=IFERROR(([.V20]/[.R20])*100; &quot;&quot;)">
            <text:p/>
          </table:table-cell>
          <table:table-cell table:formula="of:=IF([.L20] = &quot;&quot; ;&quot;&quot;; [.L20]-[.V20])">
            <text:p/>
          </table:table-cell>
          <table:table-cell table:formula="of:=IFERROR(([.X20]/[.P20])*100; &quot;&quot;)">
            <text:p/>
          </table:table-cell>
          <table:table-cell/>
          <table:table-cell table:formula="of:=IFERROR(([.Z20]/[.R20])*100; &quot;&quot;)">
            <text:p/>
          </table:table-cell>
          <table:table-cell table:formula="of:=IF([.N20] = &quot;&quot; ;&quot;&quot;; [.N20]-[.Z20])">
            <text:p/>
          </table:table-cell>
          <table:table-cell table:formula="of:=IFERROR(([.AB20]/[.P20])*100; &quot;&quot;)">
            <text:p/>
          </table:table-cell>
          <table:table-cell table:style-name="ce3" table:number-columns-repeated="3"/>
          <table:table-cell table:formula="of:=IFERROR(([.AF20]/[.P20])*100; &quot;&quot;)">
            <text:p/>
          </table:table-cell>
          <table:table-cell table:style-name="ce3"/>
          <table:table-cell table:formula="of:=IFERROR(([.AH20]/[.P20])*100; &quot;&quot;)">
            <text:p/>
          </table:table-cell>
          <table:table-cell table:style-name="ce3"/>
          <table:table-cell/>
          <table:table-cell table:style-name="ce3"/>
          <table:table-cell table:formula="of:=IFERROR(([.AL20]/[.P2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0]/[.P20])*100; &quot;&quot;)">
            <text:p/>
          </table:table-cell>
          <table:table-cell table:style-name="ce3"/>
          <table:table-cell/>
          <table:table-cell table:style-name="ce3"/>
          <table:table-cell table:formula="of:=IFERROR(([.BT20]/[.P2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0]/[.P20])*100; &quot;&quot;)">
            <text:p/>
          </table:table-cell>
          <table:table-cell table:style-name="ce3"/>
          <table:table-cell table:formula="of:=IFERROR(([.CN20]/[.P20])*100; &quot;&quot;)">
            <text:p/>
          </table:table-cell>
          <table:table-cell table:style-name="ce3"/>
          <table:table-cell table:formula="of:=IFERROR(([.CP20]/[.P2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0]/[.P20])*100; &quot;&quot;)">
            <text:p/>
          </table:table-cell>
          <table:table-cell table:style-name="ce3"/>
          <table:table-cell/>
          <table:table-cell table:style-name="ce3"/>
          <table:table-cell table:formula="of:=IFERROR(([.DB20]/[.P20])*100; &quot;&quot;)">
            <text:p/>
          </table:table-cell>
          <table:table-cell table:style-name="ce3"/>
          <table:table-cell/>
          <table:table-cell table:style-name="ce3"/>
          <table:table-cell table:formula="of:=IFERROR(([.DF20]/[.P20])*100; &quot;&quot;)">
            <text:p/>
          </table:table-cell>
          <table:table-cell table:style-name="ce3"/>
          <table:table-cell/>
          <table:table-cell table:style-name="ce3"/>
          <table:table-cell table:formula="of:=IFERROR(([.DJ20]/[.P2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Wlan 3030</text:p>
          </table:table-cell>
          <table:table-cell office:value-type="string" calcext:value-type="string">
            <text:p>21.04.34</text:p>
          </table:table-cell>
          <table:table-cell office:value-type="float" office:value="124" calcext:value-type="float">
            <text:p>124</text:p>
          </table:table-cell>
          <table:table-cell table:formula="of:=IF([.C21]=&quot;&quot;;&quot;&quot;;[.C21]-[.AE21])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formula="of:=IFERROR(([.E21]/[.D21])*100; &quot;&quot;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table:formula="of:=IFERROR(([.G21]/[.D21])*100; &quot;&quot;)" office:value-type="float" office:value="20.9090909090909" calcext:value-type="float">
            <text:p>20,9090909090909</text:p>
          </table:table-cell>
          <table:table-cell office:value-type="float" office:value="87" calcext:value-type="float">
            <text:p>87</text:p>
          </table:table-cell>
          <table:table-cell table:formula="of:=IFERROR(([.I21]/[.D21])*100; &quot;&quot;)" office:value-type="float" office:value="79.0909090909091" calcext:value-type="float">
            <text:p>79,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ERROR(([.L21]/[.D21])*100; &quot;&quot;)" office:value-type="float" office:value="55.4545454545455" calcext:value-type="float">
            <text:p>55,4545454545455</text:p>
          </table:table-cell>
          <table:table-cell office:value-type="float" office:value="54" calcext:value-type="float">
            <text:p>54</text:p>
          </table:table-cell>
          <table:table-cell table:formula="of:=IFERROR(([.N21]/[.D21])*100; &quot;&quot;)" office:value-type="float" office:value="49.0909090909091" calcext:value-type="float">
            <text:p>49,0909090909091</text:p>
          </table:table-cell>
          <table:table-cell office:value-type="float" office:value="14" calcext:value-type="float">
            <text:p>14</text:p>
          </table:table-cell>
          <table:table-cell table:formula="of:=IFERROR(([.P21]/[.D21])*100; &quot;&quot;)" office:value-type="float" office:value="12.7272727272727" calcext:value-type="float">
            <text:p>12,7272727272727</text:p>
          </table:table-cell>
          <table:table-cell office:value-type="float" office:value="96" calcext:value-type="float">
            <text:p>96</text:p>
          </table:table-cell>
          <table:table-cell table:formula="of:=IFERROR(([.R21]/[.D21])*100; &quot;&quot;)" office:value-type="float" office:value="87.2727272727273" calcext:value-type="float">
            <text:p>87,2727272727273</text:p>
          </table:table-cell>
          <table:table-cell office:value-type="float" office:value="10" calcext:value-type="float">
            <text:p>10</text:p>
          </table:table-cell>
          <table:table-cell table:formula="of:=IFERROR(([.T21]/[.R21])*100; &quot;&quot;)" office:value-type="float" office:value="10.4166666666667" calcext:value-type="float">
            <text:p>10,4166666666667</text:p>
          </table:table-cell>
          <table:table-cell office:value-type="float" office:value="53" calcext:value-type="float">
            <text:p>53</text:p>
          </table:table-cell>
          <table:table-cell table:formula="of:=IFERROR(([.V21]/[.R21])*100; &quot;&quot;)" office:value-type="float" office:value="55.2083333333333" calcext:value-type="float">
            <text:p>55,2083333333333</text:p>
          </table:table-cell>
          <table:table-cell table:formula="of:=IF([.L21] = &quot;&quot; ;&quot;&quot;; [.L21]-[.V21])" office:value-type="float" office:value="8" calcext:value-type="float">
            <text:p>8</text:p>
          </table:table-cell>
          <table:table-cell table:formula="of:=IFERROR(([.X21]/[.P21])*100; &quot;&quot;)" office:value-type="float" office:value="57.1428571428571" calcext:value-type="float">
            <text:p>57,1428571428571</text:p>
          </table:table-cell>
          <table:table-cell office:value-type="float" office:value="52" calcext:value-type="float">
            <text:p>52</text:p>
          </table:table-cell>
          <table:table-cell table:formula="of:=IFERROR(([.Z21]/[.R21])*100; &quot;&quot;)" office:value-type="float" office:value="54.1666666666667" calcext:value-type="float">
            <text:p>54,1666666666667</text:p>
          </table:table-cell>
          <table:table-cell table:formula="of:=IF([.N21] = &quot;&quot; ;&quot;&quot;; [.N21]-[.Z21])" office:value-type="float" office:value="2" calcext:value-type="float">
            <text:p>2</text:p>
          </table:table-cell>
          <table:table-cell table:formula="of:=IFERROR(([.AB21]/[.P21])*100; &quot;&quot;)" office:value-type="float" office:value="14.2857142857143" calcext:value-type="float">
            <text:p>14,2857142857143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IFERROR(([.AF21]/[.P21])*100; &quot;&quot;)" office:value-type="float" office:value="92.8571428571429" calcext:value-type="float">
            <text:p>92,8571428571429</text:p>
          </table:table-cell>
          <table:table-cell office:value-type="float" office:value="0" calcext:value-type="float">
            <text:p>0</text:p>
          </table:table-cell>
          <table:table-cell table:formula="of:=IFERROR(([.AH21]/[.P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21]/[.P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21]/[.P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1]/[.P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L21]/[.P21])*100; &quot;&quot;)"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table:formula="of:=IFERROR(([.CN21]/[.P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1]/[.P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1]/[.P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1]/[.P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1]/[.P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1]/[.P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2]=&quot;&quot;;&quot;&quot;;[.C22]-[.AE22])">
            <text:p/>
          </table:table-cell>
          <table:table-cell/>
          <table:table-cell table:formula="of:=IFERROR(([.E22]/[.D22])*100; &quot;&quot;)">
            <text:p/>
          </table:table-cell>
          <table:table-cell/>
          <table:table-cell table:formula="of:=IFERROR(([.G22]/[.D22])*100; &quot;&quot;)">
            <text:p/>
          </table:table-cell>
          <table:table-cell/>
          <table:table-cell table:formula="of:=IFERROR(([.I22]/[.D22])*100; &quot;&quot;)">
            <text:p/>
          </table:table-cell>
          <table:table-cell/>
          <table:table-cell table:style-name="ce3"/>
          <table:table-cell table:formula="of:=IFERROR(([.L22]/[.D22])*100; &quot;&quot;)">
            <text:p/>
          </table:table-cell>
          <table:table-cell table:style-name="ce3"/>
          <table:table-cell table:formula="of:=IFERROR(([.N22]/[.D22])*100; &quot;&quot;)">
            <text:p/>
          </table:table-cell>
          <table:table-cell table:style-name="ce3"/>
          <table:table-cell table:formula="of:=IFERROR(([.P22]/[.D22])*100; &quot;&quot;)">
            <text:p/>
          </table:table-cell>
          <table:table-cell table:style-name="ce3"/>
          <table:table-cell table:formula="of:=IFERROR(([.R22]/[.D22])*100; &quot;&quot;)">
            <text:p/>
          </table:table-cell>
          <table:table-cell table:style-name="ce3"/>
          <table:table-cell table:formula="of:=IFERROR(([.T22]/[.R22])*100; &quot;&quot;)">
            <text:p/>
          </table:table-cell>
          <table:table-cell/>
          <table:table-cell table:formula="of:=IFERROR(([.V22]/[.R22])*100; &quot;&quot;)">
            <text:p/>
          </table:table-cell>
          <table:table-cell table:formula="of:=IF([.L22] = &quot;&quot; ;&quot;&quot;; [.L22]-[.V22])">
            <text:p/>
          </table:table-cell>
          <table:table-cell table:formula="of:=IFERROR(([.X22]/[.P22])*100; &quot;&quot;)">
            <text:p/>
          </table:table-cell>
          <table:table-cell/>
          <table:table-cell table:formula="of:=IFERROR(([.Z22]/[.R22])*100; &quot;&quot;)">
            <text:p/>
          </table:table-cell>
          <table:table-cell table:formula="of:=IF([.N22] = &quot;&quot; ;&quot;&quot;; [.N22]-[.Z22])">
            <text:p/>
          </table:table-cell>
          <table:table-cell table:formula="of:=IFERROR(([.AB22]/[.P22])*100; &quot;&quot;)">
            <text:p/>
          </table:table-cell>
          <table:table-cell table:style-name="ce3" table:number-columns-repeated="3"/>
          <table:table-cell table:formula="of:=IFERROR(([.AF22]/[.P22])*100; &quot;&quot;)">
            <text:p/>
          </table:table-cell>
          <table:table-cell table:style-name="ce3"/>
          <table:table-cell table:formula="of:=IFERROR(([.AH22]/[.P22])*100; &quot;&quot;)">
            <text:p/>
          </table:table-cell>
          <table:table-cell table:style-name="ce3"/>
          <table:table-cell/>
          <table:table-cell table:style-name="ce3"/>
          <table:table-cell table:formula="of:=IFERROR(([.AL22]/[.P2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2]/[.P22])*100; &quot;&quot;)">
            <text:p/>
          </table:table-cell>
          <table:table-cell table:style-name="ce3"/>
          <table:table-cell/>
          <table:table-cell table:style-name="ce3"/>
          <table:table-cell table:formula="of:=IFERROR(([.BT22]/[.P2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2]/[.P22])*100; &quot;&quot;)">
            <text:p/>
          </table:table-cell>
          <table:table-cell table:style-name="ce3"/>
          <table:table-cell table:formula="of:=IFERROR(([.CN22]/[.P22])*100; &quot;&quot;)">
            <text:p/>
          </table:table-cell>
          <table:table-cell table:style-name="ce3"/>
          <table:table-cell table:formula="of:=IFERROR(([.CP22]/[.P2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2]/[.P22])*100; &quot;&quot;)">
            <text:p/>
          </table:table-cell>
          <table:table-cell table:style-name="ce3"/>
          <table:table-cell/>
          <table:table-cell table:style-name="ce3"/>
          <table:table-cell table:formula="of:=IFERROR(([.DB22]/[.P22])*100; &quot;&quot;)">
            <text:p/>
          </table:table-cell>
          <table:table-cell table:style-name="ce3"/>
          <table:table-cell/>
          <table:table-cell table:style-name="ce3"/>
          <table:table-cell table:formula="of:=IFERROR(([.DF22]/[.P22])*100; &quot;&quot;)">
            <text:p/>
          </table:table-cell>
          <table:table-cell table:style-name="ce3"/>
          <table:table-cell/>
          <table:table-cell table:style-name="ce3"/>
          <table:table-cell table:formula="of:=IFERROR(([.DJ22]/[.P2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Wlan 3270 v3</text:p>
          </table:table-cell>
          <table:table-cell office:value-type="string" calcext:value-type="string">
            <text:p>96.05.54</text:p>
          </table:table-cell>
          <table:table-cell office:value-type="float" office:value="288" calcext:value-type="float">
            <text:p>288</text:p>
          </table:table-cell>
          <table:table-cell table:formula="of:=IF([.C23]=&quot;&quot;;&quot;&quot;;[.C23]-[.AE23])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 table:formula="of:=IFERROR(([.E23]/[.D23])*100; &quot;&quot;)"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table:formula="of:=IFERROR(([.G23]/[.D23])*100; &quot;&quot;)" office:value-type="float" office:value="43.4959349593496" calcext:value-type="float">
            <text:p>43,4959349593496</text:p>
          </table:table-cell>
          <table:table-cell office:value-type="float" office:value="130" calcext:value-type="float">
            <text:p>130</text:p>
          </table:table-cell>
          <table:table-cell table:formula="of:=IFERROR(([.I23]/[.D23])*100; &quot;&quot;)" office:value-type="float" office:value="52.8455284552846" calcext:value-type="float">
            <text:p>52,8455284552846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formula="of:=IFERROR(([.L23]/[.D23])*100; &quot;&quot;)" office:value-type="float" office:value="59.7560975609756" calcext:value-type="float">
            <text:p>59,7560975609756</text:p>
          </table:table-cell>
          <table:table-cell office:value-type="float" office:value="114" calcext:value-type="float">
            <text:p>114</text:p>
          </table:table-cell>
          <table:table-cell table:formula="of:=IFERROR(([.N23]/[.D23])*100; &quot;&quot;)" office:value-type="float" office:value="46.3414634146342" calcext:value-type="float">
            <text:p>46,3414634146342</text:p>
          </table:table-cell>
          <table:table-cell office:value-type="float" office:value="45" calcext:value-type="float">
            <text:p>45</text:p>
          </table:table-cell>
          <table:table-cell table:formula="of:=IFERROR(([.P23]/[.D23])*100; &quot;&quot;)" office:value-type="float" office:value="18.2926829268293" calcext:value-type="float">
            <text:p>18,2926829268293</text:p>
          </table:table-cell>
          <table:table-cell office:value-type="float" office:value="201" calcext:value-type="float">
            <text:p>201</text:p>
          </table:table-cell>
          <table:table-cell table:formula="of:=IFERROR(([.R23]/[.D23])*100; &quot;&quot;)" office:value-type="float" office:value="81.7073170731707" calcext:value-type="float">
            <text:p>81,7073170731707</text:p>
          </table:table-cell>
          <table:table-cell office:value-type="float" office:value="34" calcext:value-type="float">
            <text:p>34</text:p>
          </table:table-cell>
          <table:table-cell table:formula="of:=IFERROR(([.T23]/[.R23])*100; &quot;&quot;)" office:value-type="float" office:value="16.9154228855721" calcext:value-type="float">
            <text:p>16,9154228855721</text:p>
          </table:table-cell>
          <table:table-cell office:value-type="float" office:value="126" calcext:value-type="float">
            <text:p>126</text:p>
          </table:table-cell>
          <table:table-cell table:formula="of:=IFERROR(([.V23]/[.R23])*100; &quot;&quot;)" office:value-type="float" office:value="62.6865671641791" calcext:value-type="float">
            <text:p>62,6865671641791</text:p>
          </table:table-cell>
          <table:table-cell table:formula="of:=IF([.L23] = &quot;&quot; ;&quot;&quot;; [.L23]-[.V23])" office:value-type="float" office:value="21" calcext:value-type="float">
            <text:p>21</text:p>
          </table:table-cell>
          <table:table-cell table:formula="of:=IFERROR(([.X23]/[.P23])*100; &quot;&quot;)" office:value-type="float" office:value="46.6666666666667" calcext:value-type="float">
            <text:p>46,6666666666667</text:p>
          </table:table-cell>
          <table:table-cell office:value-type="float" office:value="113" calcext:value-type="float">
            <text:p>113</text:p>
          </table:table-cell>
          <table:table-cell table:formula="of:=IFERROR(([.Z23]/[.R23])*100; &quot;&quot;)" office:value-type="float" office:value="56.2189054726368" calcext:value-type="float">
            <text:p>56,2189054726368</text:p>
          </table:table-cell>
          <table:table-cell table:formula="of:=IF([.N23] = &quot;&quot; ;&quot;&quot;; [.N23]-[.Z23])" office:value-type="float" office:value="1" calcext:value-type="float">
            <text:p>1</text:p>
          </table:table-cell>
          <table:table-cell table:formula="of:=IFERROR(([.AB23]/[.P23])*100; &quot;&quot;)" office:value-type="float" office:value="2.22222222222222" calcext:value-type="float">
            <text:p>2,22222222222222</text:p>
          </table:table-cell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IFERROR(([.AF23]/[.P23])*100; &quot;&quot;)" office:value-type="float" office:value="84.4444444444444" calcext:value-type="float">
            <text:p>84,4444444444444</text:p>
          </table:table-cell>
          <table:table-cell office:value-type="float" office:value="0" calcext:value-type="float">
            <text:p>0</text:p>
          </table:table-cell>
          <table:table-cell table:formula="of:=IFERROR(([.AH23]/[.P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23]/[.P23])*100; &quot;&quot;)" office:value-type="float" office:value="4.44444444444444" calcext:value-type="float">
            <text:p>4,444444444444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23]/[.P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3]/[.P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L23]/[.P23])*100; &quot;&quot;)" office:value-type="float" office:value="4.44444444444444" calcext:value-type="float">
            <text:p>4,44444444444444</text:p>
          </table:table-cell>
          <table:table-cell office:value-type="float" office:value="0" calcext:value-type="float">
            <text:p>0</text:p>
          </table:table-cell>
          <table:table-cell table:formula="of:=IFERROR(([.CN23]/[.P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3]/[.P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3]/[.P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3]/[.P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DF23]/[.P23])*100; &quot;&quot;)" office:value-type="float" office:value="6.66666666666667" calcext:value-type="float">
            <text:p>6,6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3]/[.P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96.05.52</text:p>
          </table:table-cell>
          <table:table-cell office:value-type="float" office:value="286" calcext:value-type="float">
            <text:p>286</text:p>
          </table:table-cell>
          <table:table-cell table:formula="of:=IF([.C24]=&quot;&quot;;&quot;&quot;;[.C24]-[.AE24])" office:value-type="float" office:value="244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table:formula="of:=IFERROR(([.E24]/[.D24])*100; &quot;&quot;)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formula="of:=IFERROR(([.G24]/[.D24])*100; &quot;&quot;)" office:value-type="float" office:value="43.0327868852459" calcext:value-type="float">
            <text:p>43,0327868852459</text:p>
          </table:table-cell>
          <table:table-cell office:value-type="float" office:value="130" calcext:value-type="float">
            <text:p>130</text:p>
          </table:table-cell>
          <table:table-cell table:formula="of:=IFERROR(([.I24]/[.D24])*100; &quot;&quot;)" office:value-type="float" office:value="53.2786885245902" calcext:value-type="float">
            <text:p>53,2786885245902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formula="of:=IFERROR(([.L24]/[.D24])*100; &quot;&quot;)" office:value-type="float" office:value="59.4262295081967" calcext:value-type="float">
            <text:p>59,4262295081967</text:p>
          </table:table-cell>
          <table:table-cell office:value-type="float" office:value="114" calcext:value-type="float">
            <text:p>114</text:p>
          </table:table-cell>
          <table:table-cell table:formula="of:=IFERROR(([.N24]/[.D24])*100; &quot;&quot;)" office:value-type="float" office:value="46.7213114754098" calcext:value-type="float">
            <text:p>46,7213114754098</text:p>
          </table:table-cell>
          <table:table-cell office:value-type="float" office:value="44" calcext:value-type="float">
            <text:p>44</text:p>
          </table:table-cell>
          <table:table-cell table:formula="of:=IFERROR(([.P24]/[.D24])*100; &quot;&quot;)" office:value-type="float" office:value="18.0327868852459" calcext:value-type="float">
            <text:p>18,0327868852459</text:p>
          </table:table-cell>
          <table:table-cell office:value-type="float" office:value="200" calcext:value-type="float">
            <text:p>200</text:p>
          </table:table-cell>
          <table:table-cell table:formula="of:=IFERROR(([.R24]/[.D24])*100; &quot;&quot;)" office:value-type="float" office:value="81.9672131147541" calcext:value-type="float">
            <text:p>81,9672131147541</text:p>
          </table:table-cell>
          <table:table-cell office:value-type="float" office:value="34" calcext:value-type="float">
            <text:p>34</text:p>
          </table:table-cell>
          <table:table-cell table:formula="of:=IFERROR(([.T24]/[.R24])*100; &quot;&quot;)"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table:formula="of:=IFERROR(([.V24]/[.R24])*100; &quot;&quot;)" office:value-type="float" office:value="62.5" calcext:value-type="float">
            <text:p>62,5</text:p>
          </table:table-cell>
          <table:table-cell table:formula="of:=IF([.L24] = &quot;&quot; ;&quot;&quot;; [.L24]-[.V24])" office:value-type="float" office:value="20" calcext:value-type="float">
            <text:p>20</text:p>
          </table:table-cell>
          <table:table-cell table:formula="of:=IFERROR(([.X24]/[.P24])*100; &quot;&quot;)" office:value-type="float" office:value="45.4545454545455" calcext:value-type="float">
            <text:p>45,4545454545455</text:p>
          </table:table-cell>
          <table:table-cell office:value-type="float" office:value="113" calcext:value-type="float">
            <text:p>113</text:p>
          </table:table-cell>
          <table:table-cell table:formula="of:=IFERROR(([.Z24]/[.R24])*100; &quot;&quot;)" office:value-type="float" office:value="56.5" calcext:value-type="float">
            <text:p>56,5</text:p>
          </table:table-cell>
          <table:table-cell table:formula="of:=IF([.N24] = &quot;&quot; ;&quot;&quot;; [.N24]-[.Z24])" office:value-type="float" office:value="1" calcext:value-type="float">
            <text:p>1</text:p>
          </table:table-cell>
          <table:table-cell table:formula="of:=IFERROR(([.AB24]/[.P24])*100; &quot;&quot;)" office:value-type="float" office:value="2.27272727272727" calcext:value-type="float">
            <text:p>2,27272727272727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IFERROR(([.AF24]/[.P24])*100; &quot;&quot;)" office:value-type="float" office:value="84.0909090909091" calcext:value-type="float">
            <text:p>84,0909090909091</text:p>
          </table:table-cell>
          <table:table-cell office:value-type="float" office:value="0" calcext:value-type="float">
            <text:p>0</text:p>
          </table:table-cell>
          <table:table-cell table:formula="of:=IFERROR(([.AH24]/[.P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24]/[.P24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24]/[.P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4]/[.P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L24]/[.P24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 table:formula="of:=IFERROR(([.CN24]/[.P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4]/[.P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4]/[.P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4]/[.P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DF24]/[.P24])*100; &quot;&quot;)" office:value-type="float" office:value="6.81818181818182" calcext:value-type="float">
            <text:p>6,81818181818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4]/[.P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5]=&quot;&quot;;&quot;&quot;;[.C25]-[.AE25])">
            <text:p/>
          </table:table-cell>
          <table:table-cell/>
          <table:table-cell table:formula="of:=IFERROR(([.E25]/[.D25])*100; &quot;&quot;)">
            <text:p/>
          </table:table-cell>
          <table:table-cell/>
          <table:table-cell table:formula="of:=IFERROR(([.G25]/[.D25])*100; &quot;&quot;)">
            <text:p/>
          </table:table-cell>
          <table:table-cell/>
          <table:table-cell table:formula="of:=IFERROR(([.I25]/[.D25])*100; &quot;&quot;)">
            <text:p/>
          </table:table-cell>
          <table:table-cell/>
          <table:table-cell table:style-name="ce3"/>
          <table:table-cell table:formula="of:=IFERROR(([.L25]/[.D25])*100; &quot;&quot;)">
            <text:p/>
          </table:table-cell>
          <table:table-cell table:style-name="ce3"/>
          <table:table-cell table:formula="of:=IFERROR(([.N25]/[.D25])*100; &quot;&quot;)">
            <text:p/>
          </table:table-cell>
          <table:table-cell table:style-name="ce3"/>
          <table:table-cell table:formula="of:=IFERROR(([.P25]/[.D25])*100; &quot;&quot;)">
            <text:p/>
          </table:table-cell>
          <table:table-cell table:style-name="ce3"/>
          <table:table-cell table:formula="of:=IFERROR(([.R25]/[.D25])*100; &quot;&quot;)">
            <text:p/>
          </table:table-cell>
          <table:table-cell table:style-name="ce3"/>
          <table:table-cell table:formula="of:=IFERROR(([.T25]/[.R25])*100; &quot;&quot;)">
            <text:p/>
          </table:table-cell>
          <table:table-cell/>
          <table:table-cell table:formula="of:=IFERROR(([.V25]/[.R25])*100; &quot;&quot;)">
            <text:p/>
          </table:table-cell>
          <table:table-cell table:formula="of:=IF([.L25] = &quot;&quot; ;&quot;&quot;; [.L25]-[.V25])">
            <text:p/>
          </table:table-cell>
          <table:table-cell table:formula="of:=IFERROR(([.X25]/[.P25])*100; &quot;&quot;)">
            <text:p/>
          </table:table-cell>
          <table:table-cell/>
          <table:table-cell table:formula="of:=IFERROR(([.Z25]/[.R25])*100; &quot;&quot;)">
            <text:p/>
          </table:table-cell>
          <table:table-cell table:formula="of:=IF([.N25] = &quot;&quot; ;&quot;&quot;; [.N25]-[.Z25])">
            <text:p/>
          </table:table-cell>
          <table:table-cell table:formula="of:=IFERROR(([.AB25]/[.P25])*100; &quot;&quot;)">
            <text:p/>
          </table:table-cell>
          <table:table-cell table:style-name="ce3" table:number-columns-repeated="3"/>
          <table:table-cell table:formula="of:=IFERROR(([.AF25]/[.P25])*100; &quot;&quot;)">
            <text:p/>
          </table:table-cell>
          <table:table-cell table:style-name="ce3"/>
          <table:table-cell table:formula="of:=IFERROR(([.AH25]/[.P25])*100; &quot;&quot;)">
            <text:p/>
          </table:table-cell>
          <table:table-cell table:style-name="ce3"/>
          <table:table-cell/>
          <table:table-cell table:style-name="ce3"/>
          <table:table-cell table:formula="of:=IFERROR(([.AL25]/[.P2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5]/[.P25])*100; &quot;&quot;)">
            <text:p/>
          </table:table-cell>
          <table:table-cell table:style-name="ce3"/>
          <table:table-cell/>
          <table:table-cell table:style-name="ce3"/>
          <table:table-cell table:formula="of:=IFERROR(([.BT25]/[.P2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5]/[.P25])*100; &quot;&quot;)">
            <text:p/>
          </table:table-cell>
          <table:table-cell table:style-name="ce3"/>
          <table:table-cell table:formula="of:=IFERROR(([.CN25]/[.P25])*100; &quot;&quot;)">
            <text:p/>
          </table:table-cell>
          <table:table-cell table:style-name="ce3"/>
          <table:table-cell table:formula="of:=IFERROR(([.CP25]/[.P2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5]/[.P25])*100; &quot;&quot;)">
            <text:p/>
          </table:table-cell>
          <table:table-cell table:style-name="ce3"/>
          <table:table-cell/>
          <table:table-cell table:style-name="ce3"/>
          <table:table-cell table:formula="of:=IFERROR(([.DB25]/[.P25])*100; &quot;&quot;)">
            <text:p/>
          </table:table-cell>
          <table:table-cell table:style-name="ce3"/>
          <table:table-cell/>
          <table:table-cell table:style-name="ce3"/>
          <table:table-cell table:formula="of:=IFERROR(([.DF25]/[.P25])*100; &quot;&quot;)">
            <text:p/>
          </table:table-cell>
          <table:table-cell table:style-name="ce3"/>
          <table:table-cell/>
          <table:table-cell table:style-name="ce3"/>
          <table:table-cell table:formula="of:=IFERROR(([.DJ25]/[.P2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Wlan 3050 fact</text:p>
          </table:table-cell>
          <table:table-cell office:value-type="string" calcext:value-type="string">
            <text:p>16.04.07</text:p>
          </table:table-cell>
          <table:table-cell office:value-type="float" office:value="117" calcext:value-type="float">
            <text:p>117</text:p>
          </table:table-cell>
          <table:table-cell table:formula="of:=IF([.C26]=&quot;&quot;;&quot;&quot;;[.C26]-[.AE26])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formula="of:=IFERROR(([.E26]/[.D26])*100; &quot;&quot;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table:formula="of:=IFERROR(([.G26]/[.D26])*100; &quot;&quot;)" office:value-type="float" office:value="22.3300970873786" calcext:value-type="float">
            <text:p>22,3300970873786</text:p>
          </table:table-cell>
          <table:table-cell office:value-type="float" office:value="80" calcext:value-type="float">
            <text:p>80</text:p>
          </table:table-cell>
          <table:table-cell table:formula="of:=IFERROR(([.I26]/[.D26])*100; &quot;&quot;)" office:value-type="float" office:value="77.6699029126214" calcext:value-type="float">
            <text:p>77,669902912621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IFERROR(([.L26]/[.D26])*100; &quot;&quot;)" office:value-type="float" office:value="66.0194174757282" calcext:value-type="float">
            <text:p>66,0194174757282</text:p>
          </table:table-cell>
          <table:table-cell office:value-type="float" office:value="64" calcext:value-type="float">
            <text:p>64</text:p>
          </table:table-cell>
          <table:table-cell table:formula="of:=IFERROR(([.N26]/[.D26])*100; &quot;&quot;)" office:value-type="float" office:value="62.1359223300971" calcext:value-type="float">
            <text:p>62,1359223300971</text:p>
          </table:table-cell>
          <table:table-cell office:value-type="float" office:value="15" calcext:value-type="float">
            <text:p>15</text:p>
          </table:table-cell>
          <table:table-cell table:formula="of:=IFERROR(([.P26]/[.D26])*100; &quot;&quot;)" office:value-type="float" office:value="14.5631067961165" calcext:value-type="float">
            <text:p>14,5631067961165</text:p>
          </table:table-cell>
          <table:table-cell office:value-type="float" office:value="88" calcext:value-type="float">
            <text:p>88</text:p>
          </table:table-cell>
          <table:table-cell table:formula="of:=IFERROR(([.R26]/[.D26])*100; &quot;&quot;)" office:value-type="float" office:value="85.4368932038835" calcext:value-type="float">
            <text:p>85,4368932038835</text:p>
          </table:table-cell>
          <table:table-cell office:value-type="float" office:value="11" calcext:value-type="float">
            <text:p>11</text:p>
          </table:table-cell>
          <table:table-cell table:formula="of:=IFERROR(([.T26]/[.R26])*100; &quot;&quot;)" office:value-type="float" office:value="12.5" calcext:value-type="float">
            <text:p>12,5</text:p>
          </table:table-cell>
          <table:table-cell office:value-type="float" office:value="61" calcext:value-type="float">
            <text:p>61</text:p>
          </table:table-cell>
          <table:table-cell table:formula="of:=IFERROR(([.V26]/[.R26])*100; &quot;&quot;)" office:value-type="float" office:value="69.3181818181818" calcext:value-type="float">
            <text:p>69,3181818181818</text:p>
          </table:table-cell>
          <table:table-cell table:formula="of:=IF([.L26] = &quot;&quot; ;&quot;&quot;; [.L26]-[.V26])" office:value-type="float" office:value="7" calcext:value-type="float">
            <text:p>7</text:p>
          </table:table-cell>
          <table:table-cell table:formula="of:=IFERROR(([.X26]/[.P26])*100; &quot;&quot;)" office:value-type="float" office:value="46.6666666666667" calcext:value-type="float">
            <text:p>46,6666666666667</text:p>
          </table:table-cell>
          <table:table-cell office:value-type="float" office:value="62" calcext:value-type="float">
            <text:p>62</text:p>
          </table:table-cell>
          <table:table-cell table:formula="of:=IFERROR(([.Z26]/[.R26])*100; &quot;&quot;)" office:value-type="float" office:value="70.4545454545455" calcext:value-type="float">
            <text:p>70,4545454545455</text:p>
          </table:table-cell>
          <table:table-cell table:formula="of:=IF([.N26] = &quot;&quot; ;&quot;&quot;; [.N26]-[.Z26])" office:value-type="float" office:value="2" calcext:value-type="float">
            <text:p>2</text:p>
          </table:table-cell>
          <table:table-cell table:formula="of:=IFERROR(([.AB26]/[.P26])*100; &quot;&quot;)" office:value-type="float" office:value="13.3333333333333" calcext:value-type="float">
            <text:p>13,333333333333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ERROR(([.AF26]/[.P26])*100; &quot;&quot;)" office:value-type="float" office:value="93.3333333333333" calcext:value-type="float">
            <text:p>93,3333333333333</text:p>
          </table:table-cell>
          <table:table-cell office:value-type="float" office:value="0" calcext:value-type="float">
            <text:p>0</text:p>
          </table:table-cell>
          <table:table-cell table:formula="of:=IFERROR(([.AH26]/[.P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26]/[.P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26]/[.P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6]/[.P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26]/[.P26])*100; &quot;&quot;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([.CN26]/[.P26])*100; &quot;&quot;)" office:value-type="float" office:value="6.66666666666667" calcext:value-type="float">
            <text:p>6,66666666666667</text:p>
          </table:table-cell>
          <table:table-cell office:value-type="float" office:value="0" calcext:value-type="float">
            <text:p>0</text:p>
          </table:table-cell>
          <table:table-cell table:formula="of:=IFERROR(([.CP26]/[.P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6]/[.P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6]/[.P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6]/[.P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6]/[.P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7]=&quot;&quot;;&quot;&quot;;[.C27]-[.AE27])">
            <text:p/>
          </table:table-cell>
          <table:table-cell/>
          <table:table-cell table:formula="of:=IFERROR(([.E27]/[.D27])*100; &quot;&quot;)">
            <text:p/>
          </table:table-cell>
          <table:table-cell/>
          <table:table-cell table:formula="of:=IFERROR(([.G27]/[.D27])*100; &quot;&quot;)">
            <text:p/>
          </table:table-cell>
          <table:table-cell/>
          <table:table-cell table:formula="of:=IFERROR(([.I27]/[.D27])*100; &quot;&quot;)">
            <text:p/>
          </table:table-cell>
          <table:table-cell/>
          <table:table-cell table:style-name="ce3"/>
          <table:table-cell table:formula="of:=IFERROR(([.L27]/[.D27])*100; &quot;&quot;)">
            <text:p/>
          </table:table-cell>
          <table:table-cell table:style-name="ce3"/>
          <table:table-cell table:formula="of:=IFERROR(([.N27]/[.D27])*100; &quot;&quot;)">
            <text:p/>
          </table:table-cell>
          <table:table-cell table:style-name="ce3"/>
          <table:table-cell table:formula="of:=IFERROR(([.P27]/[.D27])*100; &quot;&quot;)">
            <text:p/>
          </table:table-cell>
          <table:table-cell table:style-name="ce3"/>
          <table:table-cell table:formula="of:=IFERROR(([.R27]/[.D27])*100; &quot;&quot;)">
            <text:p/>
          </table:table-cell>
          <table:table-cell table:style-name="ce3"/>
          <table:table-cell table:formula="of:=IFERROR(([.T27]/[.R27])*100; &quot;&quot;)">
            <text:p/>
          </table:table-cell>
          <table:table-cell/>
          <table:table-cell table:formula="of:=IFERROR(([.V27]/[.R27])*100; &quot;&quot;)">
            <text:p/>
          </table:table-cell>
          <table:table-cell table:formula="of:=IF([.L27] = &quot;&quot; ;&quot;&quot;; [.L27]-[.V27])">
            <text:p/>
          </table:table-cell>
          <table:table-cell table:formula="of:=IFERROR(([.X27]/[.P27])*100; &quot;&quot;)">
            <text:p/>
          </table:table-cell>
          <table:table-cell/>
          <table:table-cell table:formula="of:=IFERROR(([.Z27]/[.R27])*100; &quot;&quot;)">
            <text:p/>
          </table:table-cell>
          <table:table-cell table:formula="of:=IF([.N27] = &quot;&quot; ;&quot;&quot;; [.N27]-[.Z27])">
            <text:p/>
          </table:table-cell>
          <table:table-cell table:formula="of:=IFERROR(([.AB27]/[.P27])*100; &quot;&quot;)">
            <text:p/>
          </table:table-cell>
          <table:table-cell table:style-name="ce3" table:number-columns-repeated="3"/>
          <table:table-cell table:formula="of:=IFERROR(([.AF27]/[.P27])*100; &quot;&quot;)">
            <text:p/>
          </table:table-cell>
          <table:table-cell table:style-name="ce3"/>
          <table:table-cell table:formula="of:=IFERROR(([.AH27]/[.P27])*100; &quot;&quot;)">
            <text:p/>
          </table:table-cell>
          <table:table-cell table:style-name="ce3"/>
          <table:table-cell/>
          <table:table-cell table:style-name="ce3"/>
          <table:table-cell table:formula="of:=IFERROR(([.AL27]/[.P2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7]/[.P27])*100; &quot;&quot;)">
            <text:p/>
          </table:table-cell>
          <table:table-cell table:style-name="ce3"/>
          <table:table-cell/>
          <table:table-cell table:style-name="ce3"/>
          <table:table-cell table:formula="of:=IFERROR(([.BT27]/[.P2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7]/[.P27])*100; &quot;&quot;)">
            <text:p/>
          </table:table-cell>
          <table:table-cell table:style-name="ce3"/>
          <table:table-cell table:formula="of:=IFERROR(([.CN27]/[.P27])*100; &quot;&quot;)">
            <text:p/>
          </table:table-cell>
          <table:table-cell table:style-name="ce3"/>
          <table:table-cell table:formula="of:=IFERROR(([.CP27]/[.P2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7]/[.P27])*100; &quot;&quot;)">
            <text:p/>
          </table:table-cell>
          <table:table-cell table:style-name="ce3"/>
          <table:table-cell/>
          <table:table-cell table:style-name="ce3"/>
          <table:table-cell table:formula="of:=IFERROR(([.DB27]/[.P27])*100; &quot;&quot;)">
            <text:p/>
          </table:table-cell>
          <table:table-cell table:style-name="ce3"/>
          <table:table-cell/>
          <table:table-cell table:style-name="ce3"/>
          <table:table-cell table:formula="of:=IFERROR(([.DF27]/[.P27])*100; &quot;&quot;)">
            <text:p/>
          </table:table-cell>
          <table:table-cell table:style-name="ce3"/>
          <table:table-cell/>
          <table:table-cell table:style-name="ce3"/>
          <table:table-cell table:formula="of:=IFERROR(([.DJ27]/[.P2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Wlan sl</text:p>
          </table:table-cell>
          <table:table-cell office:value-type="string" calcext:value-type="string">
            <text:p>09.04.34</text:p>
          </table:table-cell>
          <table:table-cell office:value-type="float" office:value="124" calcext:value-type="float">
            <text:p>124</text:p>
          </table:table-cell>
          <table:table-cell table:formula="of:=IF([.C28]=&quot;&quot;;&quot;&quot;;[.C28]-[.AE28])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formula="of:=IFERROR(([.E28]/[.D28])*100; &quot;&quot;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table:formula="of:=IFERROR(([.G28]/[.D28])*100; &quot;&quot;)" office:value-type="float" office:value="20.9090909090909" calcext:value-type="float">
            <text:p>20,9090909090909</text:p>
          </table:table-cell>
          <table:table-cell office:value-type="float" office:value="87" calcext:value-type="float">
            <text:p>87</text:p>
          </table:table-cell>
          <table:table-cell table:formula="of:=IFERROR(([.I28]/[.D28])*100; &quot;&quot;)" office:value-type="float" office:value="79.0909090909091" calcext:value-type="float">
            <text:p>79,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ERROR(([.L28]/[.D28])*100; &quot;&quot;)" office:value-type="float" office:value="55.4545454545455" calcext:value-type="float">
            <text:p>55,4545454545455</text:p>
          </table:table-cell>
          <table:table-cell office:value-type="float" office:value="54" calcext:value-type="float">
            <text:p>54</text:p>
          </table:table-cell>
          <table:table-cell table:formula="of:=IFERROR(([.N28]/[.D28])*100; &quot;&quot;)" office:value-type="float" office:value="49.0909090909091" calcext:value-type="float">
            <text:p>49,0909090909091</text:p>
          </table:table-cell>
          <table:table-cell office:value-type="float" office:value="14" calcext:value-type="float">
            <text:p>14</text:p>
          </table:table-cell>
          <table:table-cell table:formula="of:=IFERROR(([.P28]/[.D28])*100; &quot;&quot;)" office:value-type="float" office:value="12.7272727272727" calcext:value-type="float">
            <text:p>12,7272727272727</text:p>
          </table:table-cell>
          <table:table-cell office:value-type="float" office:value="96" calcext:value-type="float">
            <text:p>96</text:p>
          </table:table-cell>
          <table:table-cell table:formula="of:=IFERROR(([.R28]/[.D28])*100; &quot;&quot;)" office:value-type="float" office:value="87.2727272727273" calcext:value-type="float">
            <text:p>87,2727272727273</text:p>
          </table:table-cell>
          <table:table-cell office:value-type="float" office:value="10" calcext:value-type="float">
            <text:p>10</text:p>
          </table:table-cell>
          <table:table-cell table:formula="of:=IFERROR(([.T28]/[.R28])*100; &quot;&quot;)" office:value-type="float" office:value="10.4166666666667" calcext:value-type="float">
            <text:p>10,4166666666667</text:p>
          </table:table-cell>
          <table:table-cell office:value-type="float" office:value="53" calcext:value-type="float">
            <text:p>53</text:p>
          </table:table-cell>
          <table:table-cell table:formula="of:=IFERROR(([.V28]/[.R28])*100; &quot;&quot;)" office:value-type="float" office:value="55.2083333333333" calcext:value-type="float">
            <text:p>55,2083333333333</text:p>
          </table:table-cell>
          <table:table-cell table:formula="of:=IF([.L28] = &quot;&quot; ;&quot;&quot;; [.L28]-[.V28])" office:value-type="float" office:value="8" calcext:value-type="float">
            <text:p>8</text:p>
          </table:table-cell>
          <table:table-cell table:formula="of:=IFERROR(([.X28]/[.P28])*100; &quot;&quot;)" office:value-type="float" office:value="57.1428571428571" calcext:value-type="float">
            <text:p>57,1428571428571</text:p>
          </table:table-cell>
          <table:table-cell office:value-type="float" office:value="52" calcext:value-type="float">
            <text:p>52</text:p>
          </table:table-cell>
          <table:table-cell table:formula="of:=IFERROR(([.Z28]/[.R28])*100; &quot;&quot;)" office:value-type="float" office:value="54.1666666666667" calcext:value-type="float">
            <text:p>54,1666666666667</text:p>
          </table:table-cell>
          <table:table-cell table:formula="of:=IF([.N28] = &quot;&quot; ;&quot;&quot;; [.N28]-[.Z28])" office:value-type="float" office:value="2" calcext:value-type="float">
            <text:p>2</text:p>
          </table:table-cell>
          <table:table-cell table:formula="of:=IFERROR(([.AB28]/[.P28])*100; &quot;&quot;)" office:value-type="float" office:value="14.2857142857143" calcext:value-type="float">
            <text:p>14,2857142857143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IFERROR(([.AF28]/[.P28])*100; &quot;&quot;)" office:value-type="float" office:value="92.8571428571429" calcext:value-type="float">
            <text:p>92,8571428571429</text:p>
          </table:table-cell>
          <table:table-cell office:value-type="float" office:value="0" calcext:value-type="float">
            <text:p>0</text:p>
          </table:table-cell>
          <table:table-cell table:formula="of:=IFERROR(([.AH28]/[.P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28]/[.P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28]/[.P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8]/[.P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L28]/[.P28])*100; &quot;&quot;)"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table:formula="of:=IFERROR(([.CN28]/[.P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8]/[.P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8]/[.P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8]/[.P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8]/[.P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8]/[.P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9]=&quot;&quot;;&quot;&quot;;[.C29]-[.AE29])">
            <text:p/>
          </table:table-cell>
          <table:table-cell/>
          <table:table-cell table:formula="of:=IFERROR(([.E29]/[.D29])*100; &quot;&quot;)">
            <text:p/>
          </table:table-cell>
          <table:table-cell/>
          <table:table-cell table:formula="of:=IFERROR(([.G29]/[.D29])*100; &quot;&quot;)">
            <text:p/>
          </table:table-cell>
          <table:table-cell/>
          <table:table-cell table:formula="of:=IFERROR(([.I29]/[.D29])*100; &quot;&quot;)">
            <text:p/>
          </table:table-cell>
          <table:table-cell/>
          <table:table-cell table:style-name="ce3"/>
          <table:table-cell table:formula="of:=IFERROR(([.L29]/[.D29])*100; &quot;&quot;)">
            <text:p/>
          </table:table-cell>
          <table:table-cell table:style-name="ce3"/>
          <table:table-cell table:formula="of:=IFERROR(([.N29]/[.D29])*100; &quot;&quot;)">
            <text:p/>
          </table:table-cell>
          <table:table-cell table:style-name="ce3"/>
          <table:table-cell table:formula="of:=IFERROR(([.P29]/[.D29])*100; &quot;&quot;)">
            <text:p/>
          </table:table-cell>
          <table:table-cell table:style-name="ce3"/>
          <table:table-cell table:formula="of:=IFERROR(([.R29]/[.D29])*100; &quot;&quot;)">
            <text:p/>
          </table:table-cell>
          <table:table-cell table:style-name="ce3"/>
          <table:table-cell table:formula="of:=IFERROR(([.T29]/[.R29])*100; &quot;&quot;)">
            <text:p/>
          </table:table-cell>
          <table:table-cell/>
          <table:table-cell table:formula="of:=IFERROR(([.V29]/[.R29])*100; &quot;&quot;)">
            <text:p/>
          </table:table-cell>
          <table:table-cell table:formula="of:=IF([.L29] = &quot;&quot; ;&quot;&quot;; [.L29]-[.V29])">
            <text:p/>
          </table:table-cell>
          <table:table-cell table:formula="of:=IFERROR(([.X29]/[.P29])*100; &quot;&quot;)">
            <text:p/>
          </table:table-cell>
          <table:table-cell/>
          <table:table-cell table:formula="of:=IFERROR(([.Z29]/[.R29])*100; &quot;&quot;)">
            <text:p/>
          </table:table-cell>
          <table:table-cell table:formula="of:=IF([.N29] = &quot;&quot; ;&quot;&quot;; [.N29]-[.Z29])">
            <text:p/>
          </table:table-cell>
          <table:table-cell table:formula="of:=IFERROR(([.AB29]/[.P29])*100; &quot;&quot;)">
            <text:p/>
          </table:table-cell>
          <table:table-cell table:style-name="ce3" table:number-columns-repeated="3"/>
          <table:table-cell table:formula="of:=IFERROR(([.AF29]/[.P29])*100; &quot;&quot;)">
            <text:p/>
          </table:table-cell>
          <table:table-cell table:style-name="ce3"/>
          <table:table-cell table:formula="of:=IFERROR(([.AH29]/[.P29])*100; &quot;&quot;)">
            <text:p/>
          </table:table-cell>
          <table:table-cell table:style-name="ce3"/>
          <table:table-cell/>
          <table:table-cell table:style-name="ce3"/>
          <table:table-cell table:formula="of:=IFERROR(([.AL29]/[.P2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9]/[.P29])*100; &quot;&quot;)">
            <text:p/>
          </table:table-cell>
          <table:table-cell table:style-name="ce3"/>
          <table:table-cell/>
          <table:table-cell table:style-name="ce3"/>
          <table:table-cell table:formula="of:=IFERROR(([.BT29]/[.P2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9]/[.P29])*100; &quot;&quot;)">
            <text:p/>
          </table:table-cell>
          <table:table-cell table:style-name="ce3"/>
          <table:table-cell table:formula="of:=IFERROR(([.CN29]/[.P29])*100; &quot;&quot;)">
            <text:p/>
          </table:table-cell>
          <table:table-cell table:style-name="ce3"/>
          <table:table-cell table:formula="of:=IFERROR(([.CP29]/[.P2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9]/[.P29])*100; &quot;&quot;)">
            <text:p/>
          </table:table-cell>
          <table:table-cell table:style-name="ce3"/>
          <table:table-cell/>
          <table:table-cell table:style-name="ce3"/>
          <table:table-cell table:formula="of:=IFERROR(([.DB29]/[.P29])*100; &quot;&quot;)">
            <text:p/>
          </table:table-cell>
          <table:table-cell table:style-name="ce3"/>
          <table:table-cell/>
          <table:table-cell table:style-name="ce3"/>
          <table:table-cell table:formula="of:=IFERROR(([.DF29]/[.P29])*100; &quot;&quot;)">
            <text:p/>
          </table:table-cell>
          <table:table-cell table:style-name="ce3"/>
          <table:table-cell/>
          <table:table-cell table:style-name="ce3"/>
          <table:table-cell table:formula="of:=IFERROR(([.DJ29]/[.P2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Wlan 3020</text:p>
          </table:table-cell>
          <table:table-cell office:value-type="string" calcext:value-type="string">
            <text:p>09.04.34</text:p>
          </table:table-cell>
          <table:table-cell office:value-type="float" office:value="124" calcext:value-type="float">
            <text:p>124</text:p>
          </table:table-cell>
          <table:table-cell table:formula="of:=IF([.C30]=&quot;&quot;;&quot;&quot;;[.C30]-[.AE30])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formula="of:=IFERROR(([.E30]/[.D30])*100; &quot;&quot;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table:formula="of:=IFERROR(([.G30]/[.D30])*100; &quot;&quot;)" office:value-type="float" office:value="20.9090909090909" calcext:value-type="float">
            <text:p>20,9090909090909</text:p>
          </table:table-cell>
          <table:table-cell office:value-type="float" office:value="87" calcext:value-type="float">
            <text:p>87</text:p>
          </table:table-cell>
          <table:table-cell table:formula="of:=IFERROR(([.I30]/[.D30])*100; &quot;&quot;)" office:value-type="float" office:value="79.0909090909091" calcext:value-type="float">
            <text:p>79,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ERROR(([.L30]/[.D30])*100; &quot;&quot;)" office:value-type="float" office:value="55.4545454545455" calcext:value-type="float">
            <text:p>55,4545454545455</text:p>
          </table:table-cell>
          <table:table-cell office:value-type="float" office:value="54" calcext:value-type="float">
            <text:p>54</text:p>
          </table:table-cell>
          <table:table-cell table:formula="of:=IFERROR(([.N30]/[.D30])*100; &quot;&quot;)" office:value-type="float" office:value="49.0909090909091" calcext:value-type="float">
            <text:p>49,0909090909091</text:p>
          </table:table-cell>
          <table:table-cell office:value-type="float" office:value="14" calcext:value-type="float">
            <text:p>14</text:p>
          </table:table-cell>
          <table:table-cell table:formula="of:=IFERROR(([.P30]/[.D30])*100; &quot;&quot;)" office:value-type="float" office:value="12.7272727272727" calcext:value-type="float">
            <text:p>12,7272727272727</text:p>
          </table:table-cell>
          <table:table-cell office:value-type="float" office:value="96" calcext:value-type="float">
            <text:p>96</text:p>
          </table:table-cell>
          <table:table-cell table:formula="of:=IFERROR(([.R30]/[.D30])*100; &quot;&quot;)" office:value-type="float" office:value="87.2727272727273" calcext:value-type="float">
            <text:p>87,2727272727273</text:p>
          </table:table-cell>
          <table:table-cell office:value-type="float" office:value="10" calcext:value-type="float">
            <text:p>10</text:p>
          </table:table-cell>
          <table:table-cell table:formula="of:=IFERROR(([.T30]/[.R30])*100; &quot;&quot;)" office:value-type="float" office:value="10.4166666666667" calcext:value-type="float">
            <text:p>10,4166666666667</text:p>
          </table:table-cell>
          <table:table-cell office:value-type="float" office:value="53" calcext:value-type="float">
            <text:p>53</text:p>
          </table:table-cell>
          <table:table-cell table:formula="of:=IFERROR(([.V30]/[.R30])*100; &quot;&quot;)" office:value-type="float" office:value="55.2083333333333" calcext:value-type="float">
            <text:p>55,2083333333333</text:p>
          </table:table-cell>
          <table:table-cell table:formula="of:=IF([.L30] = &quot;&quot; ;&quot;&quot;; [.L30]-[.V30])" office:value-type="float" office:value="8" calcext:value-type="float">
            <text:p>8</text:p>
          </table:table-cell>
          <table:table-cell table:formula="of:=IFERROR(([.X30]/[.P30])*100; &quot;&quot;)" office:value-type="float" office:value="57.1428571428571" calcext:value-type="float">
            <text:p>57,1428571428571</text:p>
          </table:table-cell>
          <table:table-cell office:value-type="float" office:value="52" calcext:value-type="float">
            <text:p>52</text:p>
          </table:table-cell>
          <table:table-cell table:formula="of:=IFERROR(([.Z30]/[.R30])*100; &quot;&quot;)" office:value-type="float" office:value="54.1666666666667" calcext:value-type="float">
            <text:p>54,1666666666667</text:p>
          </table:table-cell>
          <table:table-cell table:formula="of:=IF([.N30] = &quot;&quot; ;&quot;&quot;; [.N30]-[.Z30])" office:value-type="float" office:value="2" calcext:value-type="float">
            <text:p>2</text:p>
          </table:table-cell>
          <table:table-cell table:formula="of:=IFERROR(([.AB30]/[.P30])*100; &quot;&quot;)" office:value-type="float" office:value="14.2857142857143" calcext:value-type="float">
            <text:p>14,2857142857143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IFERROR(([.AF30]/[.P30])*100; &quot;&quot;)" office:value-type="float" office:value="92.8571428571429" calcext:value-type="float">
            <text:p>92,8571428571429</text:p>
          </table:table-cell>
          <table:table-cell office:value-type="float" office:value="0" calcext:value-type="float">
            <text:p>0</text:p>
          </table:table-cell>
          <table:table-cell table:formula="of:=IFERROR(([.AH30]/[.P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30]/[.P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30]/[.P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30]/[.P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L30]/[.P30])*100; &quot;&quot;)"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table:formula="of:=IFERROR(([.CN30]/[.P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30]/[.P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30]/[.P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30]/[.P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30]/[.P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30]/[.P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31]=&quot;&quot;;&quot;&quot;;[.C31]-[.AE31])">
            <text:p/>
          </table:table-cell>
          <table:table-cell/>
          <table:table-cell table:formula="of:=IFERROR(([.E31]/[.D31])*100; &quot;&quot;)">
            <text:p/>
          </table:table-cell>
          <table:table-cell/>
          <table:table-cell table:formula="of:=IFERROR(([.G31]/[.D31])*100; &quot;&quot;)">
            <text:p/>
          </table:table-cell>
          <table:table-cell/>
          <table:table-cell table:formula="of:=IFERROR(([.I31]/[.D31])*100; &quot;&quot;)">
            <text:p/>
          </table:table-cell>
          <table:table-cell/>
          <table:table-cell table:style-name="ce3"/>
          <table:table-cell table:formula="of:=IFERROR(([.L31]/[.D31])*100; &quot;&quot;)">
            <text:p/>
          </table:table-cell>
          <table:table-cell table:style-name="ce3"/>
          <table:table-cell table:formula="of:=IFERROR(([.N31]/[.D31])*100; &quot;&quot;)">
            <text:p/>
          </table:table-cell>
          <table:table-cell table:style-name="ce3"/>
          <table:table-cell table:formula="of:=IFERROR(([.P31]/[.D31])*100; &quot;&quot;)">
            <text:p/>
          </table:table-cell>
          <table:table-cell table:style-name="ce3"/>
          <table:table-cell table:formula="of:=IFERROR(([.R31]/[.D31])*100; &quot;&quot;)">
            <text:p/>
          </table:table-cell>
          <table:table-cell table:style-name="ce3"/>
          <table:table-cell table:formula="of:=IFERROR(([.T31]/[.R31])*100; &quot;&quot;)">
            <text:p/>
          </table:table-cell>
          <table:table-cell/>
          <table:table-cell table:formula="of:=IFERROR(([.V31]/[.R31])*100; &quot;&quot;)">
            <text:p/>
          </table:table-cell>
          <table:table-cell table:formula="of:=IF([.L31] = &quot;&quot; ;&quot;&quot;; [.L31]-[.V31])">
            <text:p/>
          </table:table-cell>
          <table:table-cell table:formula="of:=IFERROR(([.X31]/[.P31])*100; &quot;&quot;)">
            <text:p/>
          </table:table-cell>
          <table:table-cell/>
          <table:table-cell table:formula="of:=IFERROR(([.Z31]/[.R31])*100; &quot;&quot;)">
            <text:p/>
          </table:table-cell>
          <table:table-cell table:formula="of:=IF([.N31] = &quot;&quot; ;&quot;&quot;; [.N31]-[.Z31])">
            <text:p/>
          </table:table-cell>
          <table:table-cell table:formula="of:=IFERROR(([.AB31]/[.P31])*100; &quot;&quot;)">
            <text:p/>
          </table:table-cell>
          <table:table-cell table:style-name="ce3" table:number-columns-repeated="3"/>
          <table:table-cell table:formula="of:=IFERROR(([.AF31]/[.P31])*100; &quot;&quot;)">
            <text:p/>
          </table:table-cell>
          <table:table-cell table:style-name="ce3"/>
          <table:table-cell table:formula="of:=IFERROR(([.AH31]/[.P31])*100; &quot;&quot;)">
            <text:p/>
          </table:table-cell>
          <table:table-cell table:style-name="ce3"/>
          <table:table-cell/>
          <table:table-cell table:style-name="ce3"/>
          <table:table-cell table:formula="of:=IFERROR(([.AL31]/[.P3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31]/[.P31])*100; &quot;&quot;)">
            <text:p/>
          </table:table-cell>
          <table:table-cell table:style-name="ce3"/>
          <table:table-cell/>
          <table:table-cell table:style-name="ce3"/>
          <table:table-cell table:formula="of:=IFERROR(([.BT31]/[.P3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31]/[.P31])*100; &quot;&quot;)">
            <text:p/>
          </table:table-cell>
          <table:table-cell table:style-name="ce3"/>
          <table:table-cell table:formula="of:=IFERROR(([.CN31]/[.P31])*100; &quot;&quot;)">
            <text:p/>
          </table:table-cell>
          <table:table-cell table:style-name="ce3"/>
          <table:table-cell table:formula="of:=IFERROR(([.CP31]/[.P3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31]/[.P31])*100; &quot;&quot;)">
            <text:p/>
          </table:table-cell>
          <table:table-cell table:style-name="ce3"/>
          <table:table-cell/>
          <table:table-cell table:style-name="ce3"/>
          <table:table-cell table:formula="of:=IFERROR(([.DB31]/[.P31])*100; &quot;&quot;)">
            <text:p/>
          </table:table-cell>
          <table:table-cell table:style-name="ce3"/>
          <table:table-cell/>
          <table:table-cell table:style-name="ce3"/>
          <table:table-cell table:formula="of:=IFERROR(([.DF31]/[.P31])*100; &quot;&quot;)">
            <text:p/>
          </table:table-cell>
          <table:table-cell table:style-name="ce3"/>
          <table:table-cell/>
          <table:table-cell table:style-name="ce3"/>
          <table:table-cell table:formula="of:=IFERROR(([.DJ31]/[.P3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Wlan 3270</text:p>
          </table:table-cell>
          <table:table-cell office:value-type="string" calcext:value-type="string">
            <text:p>67.05.54</text:p>
          </table:table-cell>
          <table:table-cell office:value-type="float" office:value="288" calcext:value-type="float">
            <text:p>288</text:p>
          </table:table-cell>
          <table:table-cell table:formula="of:=IF([.C32]=&quot;&quot;;&quot;&quot;;[.C32]-[.AE32])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 table:formula="of:=IFERROR(([.E32]/[.D32])*100; &quot;&quot;)"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table:formula="of:=IFERROR(([.G32]/[.D32])*100; &quot;&quot;)" office:value-type="float" office:value="43.4959349593496" calcext:value-type="float">
            <text:p>43,4959349593496</text:p>
          </table:table-cell>
          <table:table-cell office:value-type="float" office:value="130" calcext:value-type="float">
            <text:p>130</text:p>
          </table:table-cell>
          <table:table-cell table:formula="of:=IFERROR(([.I32]/[.D32])*100; &quot;&quot;)" office:value-type="float" office:value="52.8455284552846" calcext:value-type="float">
            <text:p>52,8455284552846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formula="of:=IFERROR(([.L32]/[.D32])*100; &quot;&quot;)" office:value-type="float" office:value="59.7560975609756" calcext:value-type="float">
            <text:p>59,7560975609756</text:p>
          </table:table-cell>
          <table:table-cell office:value-type="float" office:value="114" calcext:value-type="float">
            <text:p>114</text:p>
          </table:table-cell>
          <table:table-cell table:formula="of:=IFERROR(([.N32]/[.D32])*100; &quot;&quot;)" office:value-type="float" office:value="46.3414634146342" calcext:value-type="float">
            <text:p>46,3414634146342</text:p>
          </table:table-cell>
          <table:table-cell office:value-type="float" office:value="45" calcext:value-type="float">
            <text:p>45</text:p>
          </table:table-cell>
          <table:table-cell table:formula="of:=IFERROR(([.P32]/[.D32])*100; &quot;&quot;)" office:value-type="float" office:value="18.2926829268293" calcext:value-type="float">
            <text:p>18,2926829268293</text:p>
          </table:table-cell>
          <table:table-cell office:value-type="float" office:value="201" calcext:value-type="float">
            <text:p>201</text:p>
          </table:table-cell>
          <table:table-cell table:formula="of:=IFERROR(([.R32]/[.D32])*100; &quot;&quot;)" office:value-type="float" office:value="81.7073170731707" calcext:value-type="float">
            <text:p>81,7073170731707</text:p>
          </table:table-cell>
          <table:table-cell office:value-type="float" office:value="34" calcext:value-type="float">
            <text:p>34</text:p>
          </table:table-cell>
          <table:table-cell table:formula="of:=IFERROR(([.T32]/[.R32])*100; &quot;&quot;)" office:value-type="float" office:value="16.9154228855721" calcext:value-type="float">
            <text:p>16,9154228855721</text:p>
          </table:table-cell>
          <table:table-cell office:value-type="float" office:value="126" calcext:value-type="float">
            <text:p>126</text:p>
          </table:table-cell>
          <table:table-cell table:formula="of:=IFERROR(([.V32]/[.R32])*100; &quot;&quot;)" office:value-type="float" office:value="62.6865671641791" calcext:value-type="float">
            <text:p>62,6865671641791</text:p>
          </table:table-cell>
          <table:table-cell table:formula="of:=IF([.L32] = &quot;&quot; ;&quot;&quot;; [.L32]-[.V32])" office:value-type="float" office:value="21" calcext:value-type="float">
            <text:p>21</text:p>
          </table:table-cell>
          <table:table-cell table:formula="of:=IFERROR(([.X32]/[.P32])*100; &quot;&quot;)" office:value-type="float" office:value="46.6666666666667" calcext:value-type="float">
            <text:p>46,6666666666667</text:p>
          </table:table-cell>
          <table:table-cell office:value-type="float" office:value="113" calcext:value-type="float">
            <text:p>113</text:p>
          </table:table-cell>
          <table:table-cell table:formula="of:=IFERROR(([.Z32]/[.R32])*100; &quot;&quot;)" office:value-type="float" office:value="56.2189054726368" calcext:value-type="float">
            <text:p>56,2189054726368</text:p>
          </table:table-cell>
          <table:table-cell table:formula="of:=IF([.N32] = &quot;&quot; ;&quot;&quot;; [.N32]-[.Z32])" office:value-type="float" office:value="1" calcext:value-type="float">
            <text:p>1</text:p>
          </table:table-cell>
          <table:table-cell table:formula="of:=IFERROR(([.AB32]/[.P32])*100; &quot;&quot;)" office:value-type="float" office:value="2.22222222222222" calcext:value-type="float">
            <text:p>2,22222222222222</text:p>
          </table:table-cell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IFERROR(([.AF32]/[.P32])*100; &quot;&quot;)" office:value-type="float" office:value="84.4444444444444" calcext:value-type="float">
            <text:p>84,4444444444444</text:p>
          </table:table-cell>
          <table:table-cell office:value-type="float" office:value="0" calcext:value-type="float">
            <text:p>0</text:p>
          </table:table-cell>
          <table:table-cell table:formula="of:=IFERROR(([.AH32]/[.P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32]/[.P32])*100; &quot;&quot;)" office:value-type="float" office:value="4.44444444444444" calcext:value-type="float">
            <text:p>4,444444444444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32]/[.P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32]/[.P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L32]/[.P32])*100; &quot;&quot;)" office:value-type="float" office:value="4.44444444444444" calcext:value-type="float">
            <text:p>4,44444444444444</text:p>
          </table:table-cell>
          <table:table-cell office:value-type="float" office:value="0" calcext:value-type="float">
            <text:p>0</text:p>
          </table:table-cell>
          <table:table-cell table:formula="of:=IFERROR(([.CN32]/[.P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32]/[.P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32]/[.P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32]/[.P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DF32]/[.P32])*100; &quot;&quot;)" office:value-type="float" office:value="6.66666666666667" calcext:value-type="float">
            <text:p>6,6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32]/[.P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33]=&quot;&quot;;&quot;&quot;;[.C33]-[.AE33])">
            <text:p/>
          </table:table-cell>
          <table:table-cell/>
          <table:table-cell table:formula="of:=IFERROR(([.E33]/[.D33])*100; &quot;&quot;)">
            <text:p/>
          </table:table-cell>
          <table:table-cell/>
          <table:table-cell table:formula="of:=IFERROR(([.G33]/[.D33])*100; &quot;&quot;)">
            <text:p/>
          </table:table-cell>
          <table:table-cell/>
          <table:table-cell table:formula="of:=IFERROR(([.I33]/[.D33])*100; &quot;&quot;)">
            <text:p/>
          </table:table-cell>
          <table:table-cell/>
          <table:table-cell table:style-name="ce3"/>
          <table:table-cell table:formula="of:=IFERROR(([.L33]/[.D33])*100; &quot;&quot;)">
            <text:p/>
          </table:table-cell>
          <table:table-cell table:style-name="ce3"/>
          <table:table-cell table:formula="of:=IFERROR(([.N33]/[.D33])*100; &quot;&quot;)">
            <text:p/>
          </table:table-cell>
          <table:table-cell table:style-name="ce3"/>
          <table:table-cell table:formula="of:=IFERROR(([.P33]/[.D33])*100; &quot;&quot;)">
            <text:p/>
          </table:table-cell>
          <table:table-cell table:style-name="ce3"/>
          <table:table-cell table:formula="of:=IFERROR(([.R33]/[.D33])*100; &quot;&quot;)">
            <text:p/>
          </table:table-cell>
          <table:table-cell table:style-name="ce3"/>
          <table:table-cell table:formula="of:=IFERROR(([.T33]/[.R33])*100; &quot;&quot;)">
            <text:p/>
          </table:table-cell>
          <table:table-cell/>
          <table:table-cell table:formula="of:=IFERROR(([.V33]/[.R33])*100; &quot;&quot;)">
            <text:p/>
          </table:table-cell>
          <table:table-cell table:formula="of:=IF([.L33] = &quot;&quot; ;&quot;&quot;; [.L33]-[.V33])">
            <text:p/>
          </table:table-cell>
          <table:table-cell table:formula="of:=IFERROR(([.X33]/[.P33])*100; &quot;&quot;)">
            <text:p/>
          </table:table-cell>
          <table:table-cell/>
          <table:table-cell table:formula="of:=IFERROR(([.Z33]/[.R33])*100; &quot;&quot;)">
            <text:p/>
          </table:table-cell>
          <table:table-cell table:formula="of:=IF([.N33] = &quot;&quot; ;&quot;&quot;; [.N33]-[.Z33])">
            <text:p/>
          </table:table-cell>
          <table:table-cell table:formula="of:=IFERROR(([.AB33]/[.P33])*100; &quot;&quot;)">
            <text:p/>
          </table:table-cell>
          <table:table-cell table:style-name="ce3" table:number-columns-repeated="3"/>
          <table:table-cell table:formula="of:=IFERROR(([.AF33]/[.P33])*100; &quot;&quot;)">
            <text:p/>
          </table:table-cell>
          <table:table-cell table:style-name="ce3"/>
          <table:table-cell table:formula="of:=IFERROR(([.AH33]/[.P33])*100; &quot;&quot;)">
            <text:p/>
          </table:table-cell>
          <table:table-cell table:style-name="ce3"/>
          <table:table-cell/>
          <table:table-cell table:style-name="ce3"/>
          <table:table-cell table:formula="of:=IFERROR(([.AL33]/[.P3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33]/[.P33])*100; &quot;&quot;)">
            <text:p/>
          </table:table-cell>
          <table:table-cell table:style-name="ce3"/>
          <table:table-cell/>
          <table:table-cell table:style-name="ce3"/>
          <table:table-cell table:formula="of:=IFERROR(([.BT33]/[.P3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33]/[.P33])*100; &quot;&quot;)">
            <text:p/>
          </table:table-cell>
          <table:table-cell table:style-name="ce3"/>
          <table:table-cell table:formula="of:=IFERROR(([.CN33]/[.P33])*100; &quot;&quot;)">
            <text:p/>
          </table:table-cell>
          <table:table-cell table:style-name="ce3"/>
          <table:table-cell table:formula="of:=IFERROR(([.CP33]/[.P3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33]/[.P33])*100; &quot;&quot;)">
            <text:p/>
          </table:table-cell>
          <table:table-cell table:style-name="ce3"/>
          <table:table-cell/>
          <table:table-cell table:style-name="ce3"/>
          <table:table-cell table:formula="of:=IFERROR(([.DB33]/[.P33])*100; &quot;&quot;)">
            <text:p/>
          </table:table-cell>
          <table:table-cell table:style-name="ce3"/>
          <table:table-cell/>
          <table:table-cell table:style-name="ce3"/>
          <table:table-cell table:formula="of:=IFERROR(([.DF33]/[.P33])*100; &quot;&quot;)">
            <text:p/>
          </table:table-cell>
          <table:table-cell table:style-name="ce3"/>
          <table:table-cell/>
          <table:table-cell table:style-name="ce3"/>
          <table:table-cell table:formula="of:=IFERROR(([.DJ33]/[.P3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Wlan 3270 IT</text:p>
          </table:table-cell>
          <table:table-cell office:value-type="string" calcext:value-type="string">
            <text:p>125.05.52</text:p>
          </table:table-cell>
          <table:table-cell office:value-type="float" office:value="286" calcext:value-type="float">
            <text:p>286</text:p>
          </table:table-cell>
          <table:table-cell table:formula="of:=IF([.C34]=&quot;&quot;;&quot;&quot;;[.C34]-[.AE34])" office:value-type="float" office:value="244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table:formula="of:=IFERROR(([.E34]/[.D34])*100; &quot;&quot;)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formula="of:=IFERROR(([.G34]/[.D34])*100; &quot;&quot;)" office:value-type="float" office:value="43.0327868852459" calcext:value-type="float">
            <text:p>43,0327868852459</text:p>
          </table:table-cell>
          <table:table-cell office:value-type="float" office:value="130" calcext:value-type="float">
            <text:p>130</text:p>
          </table:table-cell>
          <table:table-cell table:formula="of:=IFERROR(([.I34]/[.D34])*100; &quot;&quot;)" office:value-type="float" office:value="53.2786885245902" calcext:value-type="float">
            <text:p>53,2786885245902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formula="of:=IFERROR(([.L34]/[.D34])*100; &quot;&quot;)" office:value-type="float" office:value="59.4262295081967" calcext:value-type="float">
            <text:p>59,4262295081967</text:p>
          </table:table-cell>
          <table:table-cell office:value-type="float" office:value="114" calcext:value-type="float">
            <text:p>114</text:p>
          </table:table-cell>
          <table:table-cell table:formula="of:=IFERROR(([.N34]/[.D34])*100; &quot;&quot;)" office:value-type="float" office:value="46.7213114754098" calcext:value-type="float">
            <text:p>46,7213114754098</text:p>
          </table:table-cell>
          <table:table-cell office:value-type="float" office:value="44" calcext:value-type="float">
            <text:p>44</text:p>
          </table:table-cell>
          <table:table-cell table:formula="of:=IFERROR(([.P34]/[.D34])*100; &quot;&quot;)" office:value-type="float" office:value="18.0327868852459" calcext:value-type="float">
            <text:p>18,0327868852459</text:p>
          </table:table-cell>
          <table:table-cell office:value-type="float" office:value="200" calcext:value-type="float">
            <text:p>200</text:p>
          </table:table-cell>
          <table:table-cell table:formula="of:=IFERROR(([.R34]/[.D34])*100; &quot;&quot;)" office:value-type="float" office:value="81.9672131147541" calcext:value-type="float">
            <text:p>81,9672131147541</text:p>
          </table:table-cell>
          <table:table-cell office:value-type="float" office:value="34" calcext:value-type="float">
            <text:p>34</text:p>
          </table:table-cell>
          <table:table-cell table:formula="of:=IFERROR(([.T34]/[.R34])*100; &quot;&quot;)"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table:formula="of:=IFERROR(([.V34]/[.R34])*100; &quot;&quot;)" office:value-type="float" office:value="62.5" calcext:value-type="float">
            <text:p>62,5</text:p>
          </table:table-cell>
          <table:table-cell table:formula="of:=IF([.L34] = &quot;&quot; ;&quot;&quot;; [.L34]-[.V34])" office:value-type="float" office:value="20" calcext:value-type="float">
            <text:p>20</text:p>
          </table:table-cell>
          <table:table-cell table:formula="of:=IFERROR(([.X34]/[.P34])*100; &quot;&quot;)" office:value-type="float" office:value="45.4545454545455" calcext:value-type="float">
            <text:p>45,4545454545455</text:p>
          </table:table-cell>
          <table:table-cell office:value-type="float" office:value="113" calcext:value-type="float">
            <text:p>113</text:p>
          </table:table-cell>
          <table:table-cell table:formula="of:=IFERROR(([.Z34]/[.R34])*100; &quot;&quot;)" office:value-type="float" office:value="56.5" calcext:value-type="float">
            <text:p>56,5</text:p>
          </table:table-cell>
          <table:table-cell table:formula="of:=IF([.N34] = &quot;&quot; ;&quot;&quot;; [.N34]-[.Z34])" office:value-type="float" office:value="1" calcext:value-type="float">
            <text:p>1</text:p>
          </table:table-cell>
          <table:table-cell table:formula="of:=IFERROR(([.AB34]/[.P34])*100; &quot;&quot;)" office:value-type="float" office:value="2.27272727272727" calcext:value-type="float">
            <text:p>2,27272727272727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IFERROR(([.AF34]/[.P34])*100; &quot;&quot;)" office:value-type="float" office:value="84.0909090909091" calcext:value-type="float">
            <text:p>84,0909090909091</text:p>
          </table:table-cell>
          <table:table-cell office:value-type="float" office:value="0" calcext:value-type="float">
            <text:p>0</text:p>
          </table:table-cell>
          <table:table-cell table:formula="of:=IFERROR(([.AH34]/[.P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34]/[.P34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34]/[.P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34]/[.P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L34]/[.P34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 table:formula="of:=IFERROR(([.CN34]/[.P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34]/[.P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34]/[.P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34]/[.P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DF34]/[.P34])*100; &quot;&quot;)" office:value-type="float" office:value="6.81818181818182" calcext:value-type="float">
            <text:p>6,81818181818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34]/[.P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35]=&quot;&quot;;&quot;&quot;;[.C35]-[.AE35])">
            <text:p/>
          </table:table-cell>
          <table:table-cell/>
          <table:table-cell table:formula="of:=IFERROR(([.E35]/[.D35])*100; &quot;&quot;)">
            <text:p/>
          </table:table-cell>
          <table:table-cell/>
          <table:table-cell table:formula="of:=IFERROR(([.G35]/[.D35])*100; &quot;&quot;)">
            <text:p/>
          </table:table-cell>
          <table:table-cell/>
          <table:table-cell table:formula="of:=IFERROR(([.I35]/[.D35])*100; &quot;&quot;)">
            <text:p/>
          </table:table-cell>
          <table:table-cell/>
          <table:table-cell table:style-name="ce3"/>
          <table:table-cell table:formula="of:=IFERROR(([.L35]/[.D35])*100; &quot;&quot;)">
            <text:p/>
          </table:table-cell>
          <table:table-cell table:style-name="ce3"/>
          <table:table-cell table:formula="of:=IFERROR(([.N35]/[.D35])*100; &quot;&quot;)">
            <text:p/>
          </table:table-cell>
          <table:table-cell table:style-name="ce3"/>
          <table:table-cell table:formula="of:=IFERROR(([.P35]/[.D35])*100; &quot;&quot;)">
            <text:p/>
          </table:table-cell>
          <table:table-cell table:style-name="ce3"/>
          <table:table-cell table:formula="of:=IFERROR(([.R35]/[.D35])*100; &quot;&quot;)">
            <text:p/>
          </table:table-cell>
          <table:table-cell table:style-name="ce3"/>
          <table:table-cell table:formula="of:=IFERROR(([.T35]/[.R35])*100; &quot;&quot;)">
            <text:p/>
          </table:table-cell>
          <table:table-cell/>
          <table:table-cell table:formula="of:=IFERROR(([.V35]/[.R35])*100; &quot;&quot;)">
            <text:p/>
          </table:table-cell>
          <table:table-cell table:formula="of:=IF([.L35] = &quot;&quot; ;&quot;&quot;; [.L35]-[.V35])">
            <text:p/>
          </table:table-cell>
          <table:table-cell table:formula="of:=IFERROR(([.X35]/[.P35])*100; &quot;&quot;)">
            <text:p/>
          </table:table-cell>
          <table:table-cell/>
          <table:table-cell table:formula="of:=IFERROR(([.Z35]/[.R35])*100; &quot;&quot;)">
            <text:p/>
          </table:table-cell>
          <table:table-cell table:formula="of:=IF([.N35] = &quot;&quot; ;&quot;&quot;; [.N35]-[.Z35])">
            <text:p/>
          </table:table-cell>
          <table:table-cell table:formula="of:=IFERROR(([.AB35]/[.P35])*100; &quot;&quot;)">
            <text:p/>
          </table:table-cell>
          <table:table-cell table:style-name="ce3" table:number-columns-repeated="3"/>
          <table:table-cell table:formula="of:=IFERROR(([.AF35]/[.P35])*100; &quot;&quot;)">
            <text:p/>
          </table:table-cell>
          <table:table-cell table:style-name="ce3"/>
          <table:table-cell table:formula="of:=IFERROR(([.AH35]/[.P35])*100; &quot;&quot;)">
            <text:p/>
          </table:table-cell>
          <table:table-cell table:style-name="ce3"/>
          <table:table-cell/>
          <table:table-cell table:style-name="ce3"/>
          <table:table-cell table:formula="of:=IFERROR(([.AL35]/[.P3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35]/[.P35])*100; &quot;&quot;)">
            <text:p/>
          </table:table-cell>
          <table:table-cell table:style-name="ce3"/>
          <table:table-cell/>
          <table:table-cell table:style-name="ce3"/>
          <table:table-cell table:formula="of:=IFERROR(([.BT35]/[.P3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35]/[.P35])*100; &quot;&quot;)">
            <text:p/>
          </table:table-cell>
          <table:table-cell table:style-name="ce3"/>
          <table:table-cell table:formula="of:=IFERROR(([.CN35]/[.P35])*100; &quot;&quot;)">
            <text:p/>
          </table:table-cell>
          <table:table-cell table:style-name="ce3"/>
          <table:table-cell table:formula="of:=IFERROR(([.CP35]/[.P3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35]/[.P35])*100; &quot;&quot;)">
            <text:p/>
          </table:table-cell>
          <table:table-cell table:style-name="ce3"/>
          <table:table-cell/>
          <table:table-cell table:style-name="ce3"/>
          <table:table-cell table:formula="of:=IFERROR(([.DB35]/[.P35])*100; &quot;&quot;)">
            <text:p/>
          </table:table-cell>
          <table:table-cell table:style-name="ce3"/>
          <table:table-cell/>
          <table:table-cell table:style-name="ce3"/>
          <table:table-cell table:formula="of:=IFERROR(([.DF35]/[.P35])*100; &quot;&quot;)">
            <text:p/>
          </table:table-cell>
          <table:table-cell table:style-name="ce3"/>
          <table:table-cell/>
          <table:table-cell table:style-name="ce3"/>
          <table:table-cell table:formula="of:=IFERROR(([.DJ35]/[.P3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Wlan 3272</text:p>
          </table:table-cell>
          <table:table-cell office:value-type="string" calcext:value-type="string">
            <text:p>272.06.86</text:p>
          </table:table-cell>
          <table:table-cell office:value-type="float" office:value="329" calcext:value-type="float">
            <text:p>329</text:p>
          </table:table-cell>
          <table:table-cell table:formula="of:=IF([.C36]=&quot;&quot;;&quot;&quot;;[.C36]-[.AE36])" office:value-type="float" office:value="281" calcext:value-type="float">
            <text:p>281</text:p>
          </table:table-cell>
          <table:table-cell office:value-type="float" office:value="281" calcext:value-type="float">
            <text:p>281</text:p>
          </table:table-cell>
          <table:table-cell table:formula="of:=IFERROR(([.E36]/[.D36])*100; &quot;&quot;)"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table:formula="of:=IFERROR(([.G36]/[.D36])*100; &quot;&quot;)" office:value-type="float" office:value="50.8896797153025" calcext:value-type="float">
            <text:p>50,8896797153025</text:p>
          </table:table-cell>
          <table:table-cell office:value-type="float" office:value="131" calcext:value-type="float">
            <text:p>131</text:p>
          </table:table-cell>
          <table:table-cell table:formula="of:=IFERROR(([.I36]/[.D36])*100; &quot;&quot;)" office:value-type="float" office:value="46.6192170818505" calcext:value-type="float">
            <text:p>46,619217081850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ERROR(([.L36]/[.D36])*100; &quot;&quot;)" office:value-type="float" office:value="4.27046263345196" calcext:value-type="float">
            <text:p>4,27046263345196</text:p>
          </table:table-cell>
          <table:table-cell office:value-type="float" office:value="13" calcext:value-type="float">
            <text:p>13</text:p>
          </table:table-cell>
          <table:table-cell table:formula="of:=IFERROR(([.N36]/[.D36])*100; &quot;&quot;)" office:value-type="float" office:value="4.62633451957295" calcext:value-type="float">
            <text:p>4,62633451957295</text:p>
          </table:table-cell>
          <table:table-cell office:value-type="float" office:value="216" calcext:value-type="float">
            <text:p>216</text:p>
          </table:table-cell>
          <table:table-cell table:formula="of:=IFERROR(([.P36]/[.D36])*100; &quot;&quot;)" office:value-type="float" office:value="76.8683274021352" calcext:value-type="float">
            <text:p>76,8683274021352</text:p>
          </table:table-cell>
          <table:table-cell office:value-type="float" office:value="65" calcext:value-type="float">
            <text:p>65</text:p>
          </table:table-cell>
          <table:table-cell table:formula="of:=IFERROR(([.R36]/[.D36])*100; &quot;&quot;)" office:value-type="float" office:value="23.1316725978648" calcext:value-type="float">
            <text:p>23,1316725978648</text:p>
          </table:table-cell>
          <table:table-cell office:value-type="float" office:value="18" calcext:value-type="float">
            <text:p>18</text:p>
          </table:table-cell>
          <table:table-cell table:formula="of:=IFERROR(([.T36]/[.R36])*100; &quot;&quot;)" office:value-type="float" office:value="27.6923076923077" calcext:value-type="float">
            <text:p>27,6923076923077</text:p>
          </table:table-cell>
          <table:table-cell office:value-type="float" office:value="11" calcext:value-type="float">
            <text:p>11</text:p>
          </table:table-cell>
          <table:table-cell table:formula="of:=IFERROR(([.V36]/[.R36])*100; &quot;&quot;)" office:value-type="float" office:value="16.9230769230769" calcext:value-type="float">
            <text:p>16,9230769230769</text:p>
          </table:table-cell>
          <table:table-cell table:formula="of:=IF([.L36] = &quot;&quot; ;&quot;&quot;; [.L36]-[.V36])" office:value-type="float" office:value="1" calcext:value-type="float">
            <text:p>1</text:p>
          </table:table-cell>
          <table:table-cell table:formula="of:=IFERROR(([.X36]/[.P36])*100; &quot;&quot;)" office:value-type="float" office:value="0.462962962962963" calcext:value-type="float">
            <text:p>0,462962962962963</text:p>
          </table:table-cell>
          <table:table-cell office:value-type="float" office:value="11" calcext:value-type="float">
            <text:p>11</text:p>
          </table:table-cell>
          <table:table-cell table:formula="of:=IFERROR(([.Z36]/[.R36])*100; &quot;&quot;)" office:value-type="float" office:value="16.9230769230769" calcext:value-type="float">
            <text:p>16,9230769230769</text:p>
          </table:table-cell>
          <table:table-cell table:formula="of:=IF([.N36] = &quot;&quot; ;&quot;&quot;; [.N36]-[.Z36])" office:value-type="float" office:value="2" calcext:value-type="float">
            <text:p>2</text:p>
          </table:table-cell>
          <table:table-cell table:formula="of:=IFERROR(([.AB36]/[.P36])*100; &quot;&quot;)" office:value-type="float" office:value="0.925925925925926" calcext:value-type="float">
            <text:p>0,92592592592592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IFERROR(([.AF36]/[.P36])*100; &quot;&quot;)" office:value-type="float" office:value="3.7037037037037" calcext:value-type="float">
            <text:p>3,7037037037037</text:p>
          </table:table-cell>
          <table:table-cell office:value-type="float" office:value="71" calcext:value-type="float">
            <text:p>71</text:p>
          </table:table-cell>
          <table:table-cell table:formula="of:=IFERROR(([.AH36]/[.P36])*100; &quot;&quot;)" office:value-type="float" office:value="32.8703703703704" calcext:value-type="float">
            <text:p>32,8703703703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36]/[.P36])*100; &quot;&quot;)" office:value-type="float" office:value="1.38888888888889" calcext:value-type="float">
            <text:p>1,3888888888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IFERROR(([.BP36]/[.P36])*100; &quot;&quot;)" office:value-type="float" office:value="8.33333333333333" calcext:value-type="float">
            <text:p>8,3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36]/[.P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IFERROR(([.CL36]/[.P36])*100; &quot;&quot;)" office:value-type="float" office:value="45.3703703703704" calcext:value-type="float">
            <text:p>45,3703703703704</text:p>
          </table:table-cell>
          <table:table-cell office:value-type="float" office:value="9" calcext:value-type="float">
            <text:p>9</text:p>
          </table:table-cell>
          <table:table-cell table:formula="of:=IFERROR(([.CN36]/[.P36])*100; &quot;&quot;)" office:value-type="float" office:value="4.16666666666667" calcext:value-type="float">
            <text:p>4,16666666666667</text:p>
          </table:table-cell>
          <table:table-cell office:value-type="float" office:value="4" calcext:value-type="float">
            <text:p>4</text:p>
          </table:table-cell>
          <table:table-cell table:formula="of:=IFERROR(([.CP36]/[.P36])*100; &quot;&quot;)" office:value-type="float" office:value="1.85185185185185" calcext:value-type="float">
            <text:p>1,85185185185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36]/[.P36])*100; &quot;&quot;)" office:value-type="float" office:value="1.85185185185185" calcext:value-type="float">
            <text:p>1,85185185185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B36]/[.P36])*100; &quot;&quot;)" office:value-type="float" office:value="0.462962962962963" calcext:value-type="float">
            <text:p>0,4629629629629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36]/[.P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36]/[.P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272.06.87</text:p>
          </table:table-cell>
          <table:table-cell office:value-type="float" office:value="329" calcext:value-type="float">
            <text:p>329</text:p>
          </table:table-cell>
          <table:table-cell table:formula="of:=IF([.C37]=&quot;&quot;;&quot;&quot;;[.C37]-[.AE37])" office:value-type="float" office:value="281" calcext:value-type="float">
            <text:p>281</text:p>
          </table:table-cell>
          <table:table-cell office:value-type="float" office:value="281" calcext:value-type="float">
            <text:p>281</text:p>
          </table:table-cell>
          <table:table-cell table:formula="of:=IFERROR(([.E37]/[.D37])*100; &quot;&quot;)"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table:formula="of:=IFERROR(([.G37]/[.D37])*100; &quot;&quot;)" office:value-type="float" office:value="50.8896797153025" calcext:value-type="float">
            <text:p>50,8896797153025</text:p>
          </table:table-cell>
          <table:table-cell office:value-type="float" office:value="131" calcext:value-type="float">
            <text:p>131</text:p>
          </table:table-cell>
          <table:table-cell table:formula="of:=IFERROR(([.I37]/[.D37])*100; &quot;&quot;)" office:value-type="float" office:value="46.6192170818505" calcext:value-type="float">
            <text:p>46,619217081850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ERROR(([.L37]/[.D37])*100; &quot;&quot;)" office:value-type="float" office:value="4.27046263345196" calcext:value-type="float">
            <text:p>4,27046263345196</text:p>
          </table:table-cell>
          <table:table-cell office:value-type="float" office:value="13" calcext:value-type="float">
            <text:p>13</text:p>
          </table:table-cell>
          <table:table-cell table:formula="of:=IFERROR(([.N37]/[.D37])*100; &quot;&quot;)" office:value-type="float" office:value="4.62633451957295" calcext:value-type="float">
            <text:p>4,62633451957295</text:p>
          </table:table-cell>
          <table:table-cell office:value-type="float" office:value="216" calcext:value-type="float">
            <text:p>216</text:p>
          </table:table-cell>
          <table:table-cell table:formula="of:=IFERROR(([.P37]/[.D37])*100; &quot;&quot;)" office:value-type="float" office:value="76.8683274021352" calcext:value-type="float">
            <text:p>76,8683274021352</text:p>
          </table:table-cell>
          <table:table-cell office:value-type="float" office:value="65" calcext:value-type="float">
            <text:p>65</text:p>
          </table:table-cell>
          <table:table-cell table:formula="of:=IFERROR(([.R37]/[.D37])*100; &quot;&quot;)" office:value-type="float" office:value="23.1316725978648" calcext:value-type="float">
            <text:p>23,1316725978648</text:p>
          </table:table-cell>
          <table:table-cell office:value-type="float" office:value="18" calcext:value-type="float">
            <text:p>18</text:p>
          </table:table-cell>
          <table:table-cell table:formula="of:=IFERROR(([.T37]/[.R37])*100; &quot;&quot;)" office:value-type="float" office:value="27.6923076923077" calcext:value-type="float">
            <text:p>27,6923076923077</text:p>
          </table:table-cell>
          <table:table-cell office:value-type="float" office:value="11" calcext:value-type="float">
            <text:p>11</text:p>
          </table:table-cell>
          <table:table-cell table:formula="of:=IFERROR(([.V37]/[.R37])*100; &quot;&quot;)" office:value-type="float" office:value="16.9230769230769" calcext:value-type="float">
            <text:p>16,9230769230769</text:p>
          </table:table-cell>
          <table:table-cell table:formula="of:=IF([.L37] = &quot;&quot; ;&quot;&quot;; [.L37]-[.V37])" office:value-type="float" office:value="1" calcext:value-type="float">
            <text:p>1</text:p>
          </table:table-cell>
          <table:table-cell table:formula="of:=IFERROR(([.X37]/[.P37])*100; &quot;&quot;)" office:value-type="float" office:value="0.462962962962963" calcext:value-type="float">
            <text:p>0,462962962962963</text:p>
          </table:table-cell>
          <table:table-cell office:value-type="float" office:value="11" calcext:value-type="float">
            <text:p>11</text:p>
          </table:table-cell>
          <table:table-cell table:formula="of:=IFERROR(([.Z37]/[.R37])*100; &quot;&quot;)" office:value-type="float" office:value="16.9230769230769" calcext:value-type="float">
            <text:p>16,9230769230769</text:p>
          </table:table-cell>
          <table:table-cell table:formula="of:=IF([.N37] = &quot;&quot; ;&quot;&quot;; [.N37]-[.Z37])" office:value-type="float" office:value="2" calcext:value-type="float">
            <text:p>2</text:p>
          </table:table-cell>
          <table:table-cell table:formula="of:=IFERROR(([.AB37]/[.P37])*100; &quot;&quot;)" office:value-type="float" office:value="0.925925925925926" calcext:value-type="float">
            <text:p>0,92592592592592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IFERROR(([.AF37]/[.P37])*100; &quot;&quot;)" office:value-type="float" office:value="3.7037037037037" calcext:value-type="float">
            <text:p>3,7037037037037</text:p>
          </table:table-cell>
          <table:table-cell office:value-type="float" office:value="71" calcext:value-type="float">
            <text:p>71</text:p>
          </table:table-cell>
          <table:table-cell table:formula="of:=IFERROR(([.AH37]/[.P37])*100; &quot;&quot;)" office:value-type="float" office:value="32.8703703703704" calcext:value-type="float">
            <text:p>32,8703703703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37]/[.P37])*100; &quot;&quot;)" office:value-type="float" office:value="1.38888888888889" calcext:value-type="float">
            <text:p>1,3888888888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IFERROR(([.BP37]/[.P37])*100; &quot;&quot;)" office:value-type="float" office:value="8.33333333333333" calcext:value-type="float">
            <text:p>8,3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37]/[.P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IFERROR(([.CL37]/[.P37])*100; &quot;&quot;)" office:value-type="float" office:value="45.3703703703704" calcext:value-type="float">
            <text:p>45,3703703703704</text:p>
          </table:table-cell>
          <table:table-cell office:value-type="float" office:value="9" calcext:value-type="float">
            <text:p>9</text:p>
          </table:table-cell>
          <table:table-cell table:formula="of:=IFERROR(([.CN37]/[.P37])*100; &quot;&quot;)" office:value-type="float" office:value="4.16666666666667" calcext:value-type="float">
            <text:p>4,16666666666667</text:p>
          </table:table-cell>
          <table:table-cell office:value-type="float" office:value="4" calcext:value-type="float">
            <text:p>4</text:p>
          </table:table-cell>
          <table:table-cell table:formula="of:=IFERROR(([.CP37]/[.P37])*100; &quot;&quot;)" office:value-type="float" office:value="1.85185185185185" calcext:value-type="float">
            <text:p>1,85185185185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37]/[.P37])*100; &quot;&quot;)" office:value-type="float" office:value="1.85185185185185" calcext:value-type="float">
            <text:p>1,85185185185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B37]/[.P37])*100; &quot;&quot;)" office:value-type="float" office:value="0.462962962962963" calcext:value-type="float">
            <text:p>0,4629629629629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37]/[.P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37]/[.P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38]=&quot;&quot;;&quot;&quot;;[.C38]-[.AE38])">
            <text:p/>
          </table:table-cell>
          <table:table-cell/>
          <table:table-cell table:formula="of:=IFERROR(([.E38]/[.D38])*100; &quot;&quot;)">
            <text:p/>
          </table:table-cell>
          <table:table-cell/>
          <table:table-cell table:formula="of:=IFERROR(([.G38]/[.D38])*100; &quot;&quot;)">
            <text:p/>
          </table:table-cell>
          <table:table-cell/>
          <table:table-cell table:formula="of:=IFERROR(([.I38]/[.D38])*100; &quot;&quot;)">
            <text:p/>
          </table:table-cell>
          <table:table-cell/>
          <table:table-cell table:style-name="ce3"/>
          <table:table-cell table:formula="of:=IFERROR(([.L38]/[.D38])*100; &quot;&quot;)">
            <text:p/>
          </table:table-cell>
          <table:table-cell table:style-name="ce3"/>
          <table:table-cell table:formula="of:=IFERROR(([.N38]/[.D38])*100; &quot;&quot;)">
            <text:p/>
          </table:table-cell>
          <table:table-cell table:style-name="ce3"/>
          <table:table-cell table:formula="of:=IFERROR(([.P38]/[.D38])*100; &quot;&quot;)">
            <text:p/>
          </table:table-cell>
          <table:table-cell table:style-name="ce3"/>
          <table:table-cell table:formula="of:=IFERROR(([.R38]/[.D38])*100; &quot;&quot;)">
            <text:p/>
          </table:table-cell>
          <table:table-cell table:style-name="ce3"/>
          <table:table-cell table:formula="of:=IFERROR(([.T38]/[.R38])*100; &quot;&quot;)">
            <text:p/>
          </table:table-cell>
          <table:table-cell/>
          <table:table-cell table:formula="of:=IFERROR(([.V38]/[.R38])*100; &quot;&quot;)">
            <text:p/>
          </table:table-cell>
          <table:table-cell table:formula="of:=IF([.L38] = &quot;&quot; ;&quot;&quot;; [.L38]-[.V38])">
            <text:p/>
          </table:table-cell>
          <table:table-cell table:formula="of:=IFERROR(([.X38]/[.P38])*100; &quot;&quot;)">
            <text:p/>
          </table:table-cell>
          <table:table-cell/>
          <table:table-cell table:formula="of:=IFERROR(([.Z38]/[.R38])*100; &quot;&quot;)">
            <text:p/>
          </table:table-cell>
          <table:table-cell table:formula="of:=IF([.N38] = &quot;&quot; ;&quot;&quot;; [.N38]-[.Z38])">
            <text:p/>
          </table:table-cell>
          <table:table-cell table:formula="of:=IFERROR(([.AB38]/[.P38])*100; &quot;&quot;)">
            <text:p/>
          </table:table-cell>
          <table:table-cell table:style-name="ce3" table:number-columns-repeated="3"/>
          <table:table-cell table:formula="of:=IFERROR(([.AF38]/[.P38])*100; &quot;&quot;)">
            <text:p/>
          </table:table-cell>
          <table:table-cell table:style-name="ce3"/>
          <table:table-cell table:formula="of:=IFERROR(([.AH38]/[.P38])*100; &quot;&quot;)">
            <text:p/>
          </table:table-cell>
          <table:table-cell table:style-name="ce3"/>
          <table:table-cell/>
          <table:table-cell table:style-name="ce3"/>
          <table:table-cell table:formula="of:=IFERROR(([.AL38]/[.P3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38]/[.P38])*100; &quot;&quot;)">
            <text:p/>
          </table:table-cell>
          <table:table-cell table:style-name="ce3"/>
          <table:table-cell/>
          <table:table-cell table:style-name="ce3"/>
          <table:table-cell table:formula="of:=IFERROR(([.BT38]/[.P3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38]/[.P38])*100; &quot;&quot;)">
            <text:p/>
          </table:table-cell>
          <table:table-cell table:style-name="ce3"/>
          <table:table-cell table:formula="of:=IFERROR(([.CN38]/[.P38])*100; &quot;&quot;)">
            <text:p/>
          </table:table-cell>
          <table:table-cell table:style-name="ce3"/>
          <table:table-cell table:formula="of:=IFERROR(([.CP38]/[.P3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38]/[.P38])*100; &quot;&quot;)">
            <text:p/>
          </table:table-cell>
          <table:table-cell table:style-name="ce3"/>
          <table:table-cell/>
          <table:table-cell table:style-name="ce3"/>
          <table:table-cell table:formula="of:=IFERROR(([.DB38]/[.P38])*100; &quot;&quot;)">
            <text:p/>
          </table:table-cell>
          <table:table-cell table:style-name="ce3"/>
          <table:table-cell/>
          <table:table-cell table:style-name="ce3"/>
          <table:table-cell table:formula="of:=IFERROR(([.DF38]/[.P38])*100; &quot;&quot;)">
            <text:p/>
          </table:table-cell>
          <table:table-cell table:style-name="ce3"/>
          <table:table-cell/>
          <table:table-cell table:style-name="ce3"/>
          <table:table-cell table:formula="of:=IFERROR(([.DJ38]/[.P3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Wlan 3370</text:p>
          </table:table-cell>
          <table:table-cell office:value-type="string" calcext:value-type="string">
            <text:p>370.06.55</text:p>
          </table:table-cell>
          <table:table-cell office:value-type="float" office:value="318" calcext:value-type="float">
            <text:p>318</text:p>
          </table:table-cell>
          <table:table-cell table:formula="of:=IF([.C39]=&quot;&quot;;&quot;&quot;;[.C39]-[.AE39])" office:value-type="float" office:value="274" calcext:value-type="float">
            <text:p>274</text:p>
          </table:table-cell>
          <table:table-cell office:value-type="float" office:value="274" calcext:value-type="float">
            <text:p>274</text:p>
          </table:table-cell>
          <table:table-cell table:formula="of:=IFERROR(([.E39]/[.D39])*100; &quot;&quot;)"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formula="of:=IFERROR(([.G39]/[.D39])*100; &quot;&quot;)" office:value-type="float" office:value="51.0948905109489" calcext:value-type="float">
            <text:p>51,0948905109489</text:p>
          </table:table-cell>
          <table:table-cell office:value-type="float" office:value="128" calcext:value-type="float">
            <text:p>128</text:p>
          </table:table-cell>
          <table:table-cell table:formula="of:=IFERROR(([.I39]/[.D39])*100; &quot;&quot;)" office:value-type="float" office:value="46.7153284671533" calcext:value-type="float">
            <text:p>46,715328467153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ERROR(([.L39]/[.D39])*100; &quot;&quot;)" office:value-type="float" office:value="5.83941605839416" calcext:value-type="float">
            <text:p>5,83941605839416</text:p>
          </table:table-cell>
          <table:table-cell office:value-type="float" office:value="16" calcext:value-type="float">
            <text:p>16</text:p>
          </table:table-cell>
          <table:table-cell table:formula="of:=IFERROR(([.N39]/[.D39])*100; &quot;&quot;)" office:value-type="float" office:value="5.83941605839416" calcext:value-type="float">
            <text:p>5,83941605839416</text:p>
          </table:table-cell>
          <table:table-cell office:value-type="float" office:value="204" calcext:value-type="float">
            <text:p>204</text:p>
          </table:table-cell>
          <table:table-cell table:formula="of:=IFERROR(([.P39]/[.D39])*100; &quot;&quot;)" office:value-type="float" office:value="74.4525547445255" calcext:value-type="float">
            <text:p>74,4525547445255</text:p>
          </table:table-cell>
          <table:table-cell office:value-type="float" office:value="70" calcext:value-type="float">
            <text:p>70</text:p>
          </table:table-cell>
          <table:table-cell table:formula="of:=IFERROR(([.R39]/[.D39])*100; &quot;&quot;)" office:value-type="float" office:value="25.5474452554745" calcext:value-type="float">
            <text:p>25,5474452554745</text:p>
          </table:table-cell>
          <table:table-cell office:value-type="float" office:value="22" calcext:value-type="float">
            <text:p>22</text:p>
          </table:table-cell>
          <table:table-cell table:formula="of:=IFERROR(([.T39]/[.R39])*100; &quot;&quot;)" office:value-type="float" office:value="31.4285714285714" calcext:value-type="float">
            <text:p>31,4285714285714</text:p>
          </table:table-cell>
          <table:table-cell office:value-type="float" office:value="15" calcext:value-type="float">
            <text:p>15</text:p>
          </table:table-cell>
          <table:table-cell table:formula="of:=IFERROR(([.V39]/[.R39])*100; &quot;&quot;)" office:value-type="float" office:value="21.4285714285714" calcext:value-type="float">
            <text:p>21,4285714285714</text:p>
          </table:table-cell>
          <table:table-cell table:formula="of:=IF([.L39] = &quot;&quot; ;&quot;&quot;; [.L39]-[.V39])" office:value-type="float" office:value="1" calcext:value-type="float">
            <text:p>1</text:p>
          </table:table-cell>
          <table:table-cell table:formula="of:=IFERROR(([.X39]/[.P39])*100; &quot;&quot;)" office:value-type="float" office:value="0.490196078431373" calcext:value-type="float">
            <text:p>0,490196078431373</text:p>
          </table:table-cell>
          <table:table-cell office:value-type="float" office:value="15" calcext:value-type="float">
            <text:p>15</text:p>
          </table:table-cell>
          <table:table-cell table:formula="of:=IFERROR(([.Z39]/[.R39])*100; &quot;&quot;)" office:value-type="float" office:value="21.4285714285714" calcext:value-type="float">
            <text:p>21,4285714285714</text:p>
          </table:table-cell>
          <table:table-cell table:formula="of:=IF([.N39] = &quot;&quot; ;&quot;&quot;; [.N39]-[.Z39])" office:value-type="float" office:value="1" calcext:value-type="float">
            <text:p>1</text:p>
          </table:table-cell>
          <table:table-cell table:formula="of:=IFERROR(([.AB39]/[.P39])*100; &quot;&quot;)" office:value-type="float" office:value="0.490196078431373" calcext:value-type="float">
            <text:p>0,49019607843137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IFERROR(([.AF39]/[.P39])*100; &quot;&quot;)" office:value-type="float" office:value="3.43137254901961" calcext:value-type="float">
            <text:p>3,43137254901961</text:p>
          </table:table-cell>
          <table:table-cell office:value-type="float" office:value="67" calcext:value-type="float">
            <text:p>67</text:p>
          </table:table-cell>
          <table:table-cell table:formula="of:=IFERROR(([.AH39]/[.P39])*100; &quot;&quot;)" office:value-type="float" office:value="32.843137254902" calcext:value-type="float">
            <text:p>32,8431372549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39]/[.P39])*100; &quot;&quot;)" office:value-type="float" office:value="0.980392156862745" calcext:value-type="float">
            <text:p>0,980392156862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IFERROR(([.BP39]/[.P39])*100; &quot;&quot;)" office:value-type="float" office:value="37.7450980392157" calcext:value-type="float">
            <text:p>37,7450980392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39]/[.P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IFERROR(([.CL39]/[.P39])*100; &quot;&quot;)" office:value-type="float" office:value="16.1764705882353" calcext:value-type="float">
            <text:p>16,1764705882353</text:p>
          </table:table-cell>
          <table:table-cell office:value-type="float" office:value="9" calcext:value-type="float">
            <text:p>9</text:p>
          </table:table-cell>
          <table:table-cell table:formula="of:=IFERROR(([.CN39]/[.P39])*100; &quot;&quot;)" office:value-type="float" office:value="4.41176470588235" calcext:value-type="float">
            <text:p>4,41176470588235</text:p>
          </table:table-cell>
          <table:table-cell office:value-type="float" office:value="5" calcext:value-type="float">
            <text:p>5</text:p>
          </table:table-cell>
          <table:table-cell table:formula="of:=IFERROR(([.CP39]/[.P39])*100; &quot;&quot;)" office:value-type="float" office:value="2.45098039215686" calcext:value-type="float">
            <text:p>2,450980392156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X39]/[.P39])*100; &quot;&quot;)" office:value-type="float" office:value="0.980392156862745" calcext:value-type="float">
            <text:p>0,980392156862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39]/[.P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39]/[.P39])*100; &quot;&quot;)" office:value-type="float" office:value="0.490196078431373" calcext:value-type="float">
            <text:p>0,4901960784313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J39]/[.P39])*100; &quot;&quot;)" office:value-type="float" office:value="0.490196078431373" calcext:value-type="float">
            <text:p>0,4901960784313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103.06.52</text:p>
          </table:table-cell>
          <table:table-cell office:value-type="float" office:value="318" calcext:value-type="float">
            <text:p>318</text:p>
          </table:table-cell>
          <table:table-cell table:formula="of:=IF([.C40]=&quot;&quot;;&quot;&quot;;[.C40]-[.AE40])" office:value-type="float" office:value="274" calcext:value-type="float">
            <text:p>274</text:p>
          </table:table-cell>
          <table:table-cell office:value-type="float" office:value="274" calcext:value-type="float">
            <text:p>274</text:p>
          </table:table-cell>
          <table:table-cell table:formula="of:=IFERROR(([.E40]/[.D40])*100; &quot;&quot;)"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formula="of:=IFERROR(([.G40]/[.D40])*100; &quot;&quot;)" office:value-type="float" office:value="51.0948905109489" calcext:value-type="float">
            <text:p>51,0948905109489</text:p>
          </table:table-cell>
          <table:table-cell office:value-type="float" office:value="128" calcext:value-type="float">
            <text:p>128</text:p>
          </table:table-cell>
          <table:table-cell table:formula="of:=IFERROR(([.I40]/[.D40])*100; &quot;&quot;)" office:value-type="float" office:value="46.7153284671533" calcext:value-type="float">
            <text:p>46,715328467153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ERROR(([.L40]/[.D40])*100; &quot;&quot;)" office:value-type="float" office:value="5.83941605839416" calcext:value-type="float">
            <text:p>5,83941605839416</text:p>
          </table:table-cell>
          <table:table-cell office:value-type="float" office:value="16" calcext:value-type="float">
            <text:p>16</text:p>
          </table:table-cell>
          <table:table-cell table:formula="of:=IFERROR(([.N40]/[.D40])*100; &quot;&quot;)" office:value-type="float" office:value="5.83941605839416" calcext:value-type="float">
            <text:p>5,83941605839416</text:p>
          </table:table-cell>
          <table:table-cell office:value-type="float" office:value="204" calcext:value-type="float">
            <text:p>204</text:p>
          </table:table-cell>
          <table:table-cell table:formula="of:=IFERROR(([.P40]/[.D40])*100; &quot;&quot;)" office:value-type="float" office:value="74.4525547445255" calcext:value-type="float">
            <text:p>74,4525547445255</text:p>
          </table:table-cell>
          <table:table-cell office:value-type="float" office:value="70" calcext:value-type="float">
            <text:p>70</text:p>
          </table:table-cell>
          <table:table-cell table:formula="of:=IFERROR(([.R40]/[.D40])*100; &quot;&quot;)" office:value-type="float" office:value="25.5474452554745" calcext:value-type="float">
            <text:p>25,5474452554745</text:p>
          </table:table-cell>
          <table:table-cell office:value-type="float" office:value="22" calcext:value-type="float">
            <text:p>22</text:p>
          </table:table-cell>
          <table:table-cell table:formula="of:=IFERROR(([.T40]/[.R40])*100; &quot;&quot;)" office:value-type="float" office:value="31.4285714285714" calcext:value-type="float">
            <text:p>31,4285714285714</text:p>
          </table:table-cell>
          <table:table-cell office:value-type="float" office:value="15" calcext:value-type="float">
            <text:p>15</text:p>
          </table:table-cell>
          <table:table-cell table:formula="of:=IFERROR(([.V40]/[.R40])*100; &quot;&quot;)" office:value-type="float" office:value="21.4285714285714" calcext:value-type="float">
            <text:p>21,4285714285714</text:p>
          </table:table-cell>
          <table:table-cell table:formula="of:=IF([.L40] = &quot;&quot; ;&quot;&quot;; [.L40]-[.V40])" office:value-type="float" office:value="1" calcext:value-type="float">
            <text:p>1</text:p>
          </table:table-cell>
          <table:table-cell table:formula="of:=IFERROR(([.X40]/[.P40])*100; &quot;&quot;)" office:value-type="float" office:value="0.490196078431373" calcext:value-type="float">
            <text:p>0,490196078431373</text:p>
          </table:table-cell>
          <table:table-cell office:value-type="float" office:value="15" calcext:value-type="float">
            <text:p>15</text:p>
          </table:table-cell>
          <table:table-cell table:formula="of:=IFERROR(([.Z40]/[.R40])*100; &quot;&quot;)" office:value-type="float" office:value="21.4285714285714" calcext:value-type="float">
            <text:p>21,4285714285714</text:p>
          </table:table-cell>
          <table:table-cell table:formula="of:=IF([.N40] = &quot;&quot; ;&quot;&quot;; [.N40]-[.Z40])" office:value-type="float" office:value="1" calcext:value-type="float">
            <text:p>1</text:p>
          </table:table-cell>
          <table:table-cell table:formula="of:=IFERROR(([.AB40]/[.P40])*100; &quot;&quot;)" office:value-type="float" office:value="0.490196078431373" calcext:value-type="float">
            <text:p>0,49019607843137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IFERROR(([.AF40]/[.P40])*100; &quot;&quot;)" office:value-type="float" office:value="3.43137254901961" calcext:value-type="float">
            <text:p>3,43137254901961</text:p>
          </table:table-cell>
          <table:table-cell office:value-type="float" office:value="67" calcext:value-type="float">
            <text:p>67</text:p>
          </table:table-cell>
          <table:table-cell table:formula="of:=IFERROR(([.AH40]/[.P40])*100; &quot;&quot;)" office:value-type="float" office:value="32.843137254902" calcext:value-type="float">
            <text:p>32,8431372549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40]/[.P40])*100; &quot;&quot;)" office:value-type="float" office:value="0.980392156862745" calcext:value-type="float">
            <text:p>0,980392156862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IFERROR(([.BP40]/[.P40])*100; &quot;&quot;)" office:value-type="float" office:value="37.7450980392157" calcext:value-type="float">
            <text:p>37,7450980392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40]/[.P4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IFERROR(([.CL40]/[.P40])*100; &quot;&quot;)" office:value-type="float" office:value="16.1764705882353" calcext:value-type="float">
            <text:p>16,1764705882353</text:p>
          </table:table-cell>
          <table:table-cell office:value-type="float" office:value="9" calcext:value-type="float">
            <text:p>9</text:p>
          </table:table-cell>
          <table:table-cell table:formula="of:=IFERROR(([.CN40]/[.P40])*100; &quot;&quot;)" office:value-type="float" office:value="4.41176470588235" calcext:value-type="float">
            <text:p>4,41176470588235</text:p>
          </table:table-cell>
          <table:table-cell office:value-type="float" office:value="5" calcext:value-type="float">
            <text:p>5</text:p>
          </table:table-cell>
          <table:table-cell table:formula="of:=IFERROR(([.CP40]/[.P40])*100; &quot;&quot;)" office:value-type="float" office:value="2.45098039215686" calcext:value-type="float">
            <text:p>2,450980392156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X40]/[.P40])*100; &quot;&quot;)" office:value-type="float" office:value="0.980392156862745" calcext:value-type="float">
            <text:p>0,980392156862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40]/[.P4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40]/[.P40])*100; &quot;&quot;)" office:value-type="float" office:value="0.490196078431373" calcext:value-type="float">
            <text:p>0,4901960784313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J40]/[.P40])*100; &quot;&quot;)" office:value-type="float" office:value="0.490196078431373" calcext:value-type="float">
            <text:p>0,4901960784313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41]=&quot;&quot;;&quot;&quot;;[.C41]-[.AE41])">
            <text:p/>
          </table:table-cell>
          <table:table-cell/>
          <table:table-cell table:formula="of:=IFERROR(([.E41]/[.D41])*100; &quot;&quot;)">
            <text:p/>
          </table:table-cell>
          <table:table-cell/>
          <table:table-cell table:formula="of:=IFERROR(([.G41]/[.D41])*100; &quot;&quot;)">
            <text:p/>
          </table:table-cell>
          <table:table-cell/>
          <table:table-cell table:formula="of:=IFERROR(([.I41]/[.D41])*100; &quot;&quot;)">
            <text:p/>
          </table:table-cell>
          <table:table-cell/>
          <table:table-cell table:style-name="ce3"/>
          <table:table-cell table:formula="of:=IFERROR(([.L41]/[.D41])*100; &quot;&quot;)">
            <text:p/>
          </table:table-cell>
          <table:table-cell table:style-name="ce3"/>
          <table:table-cell table:formula="of:=IFERROR(([.N41]/[.D41])*100; &quot;&quot;)">
            <text:p/>
          </table:table-cell>
          <table:table-cell table:style-name="ce3"/>
          <table:table-cell table:formula="of:=IFERROR(([.P41]/[.D41])*100; &quot;&quot;)">
            <text:p/>
          </table:table-cell>
          <table:table-cell table:style-name="ce3"/>
          <table:table-cell table:formula="of:=IFERROR(([.R41]/[.D41])*100; &quot;&quot;)">
            <text:p/>
          </table:table-cell>
          <table:table-cell table:style-name="ce3"/>
          <table:table-cell table:formula="of:=IFERROR(([.T41]/[.R41])*100; &quot;&quot;)">
            <text:p/>
          </table:table-cell>
          <table:table-cell/>
          <table:table-cell table:formula="of:=IFERROR(([.V41]/[.R41])*100; &quot;&quot;)">
            <text:p/>
          </table:table-cell>
          <table:table-cell table:formula="of:=IF([.L41] = &quot;&quot; ;&quot;&quot;; [.L41]-[.V41])">
            <text:p/>
          </table:table-cell>
          <table:table-cell table:formula="of:=IFERROR(([.X41]/[.P41])*100; &quot;&quot;)">
            <text:p/>
          </table:table-cell>
          <table:table-cell/>
          <table:table-cell table:formula="of:=IFERROR(([.Z41]/[.R41])*100; &quot;&quot;)">
            <text:p/>
          </table:table-cell>
          <table:table-cell table:formula="of:=IF([.N41] = &quot;&quot; ;&quot;&quot;; [.N41]-[.Z41])">
            <text:p/>
          </table:table-cell>
          <table:table-cell table:formula="of:=IFERROR(([.AB41]/[.P41])*100; &quot;&quot;)">
            <text:p/>
          </table:table-cell>
          <table:table-cell table:style-name="ce3" table:number-columns-repeated="3"/>
          <table:table-cell table:formula="of:=IFERROR(([.AF41]/[.P41])*100; &quot;&quot;)">
            <text:p/>
          </table:table-cell>
          <table:table-cell table:style-name="ce3"/>
          <table:table-cell table:formula="of:=IFERROR(([.AH41]/[.P41])*100; &quot;&quot;)">
            <text:p/>
          </table:table-cell>
          <table:table-cell table:style-name="ce3"/>
          <table:table-cell/>
          <table:table-cell table:style-name="ce3"/>
          <table:table-cell table:formula="of:=IFERROR(([.AL41]/[.P4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41]/[.P41])*100; &quot;&quot;)">
            <text:p/>
          </table:table-cell>
          <table:table-cell table:style-name="ce3"/>
          <table:table-cell/>
          <table:table-cell table:style-name="ce3"/>
          <table:table-cell table:formula="of:=IFERROR(([.BT41]/[.P4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41]/[.P41])*100; &quot;&quot;)">
            <text:p/>
          </table:table-cell>
          <table:table-cell table:style-name="ce3"/>
          <table:table-cell table:formula="of:=IFERROR(([.CN41]/[.P41])*100; &quot;&quot;)">
            <text:p/>
          </table:table-cell>
          <table:table-cell table:style-name="ce3"/>
          <table:table-cell table:formula="of:=IFERROR(([.CP41]/[.P4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41]/[.P41])*100; &quot;&quot;)">
            <text:p/>
          </table:table-cell>
          <table:table-cell table:style-name="ce3"/>
          <table:table-cell/>
          <table:table-cell table:style-name="ce3"/>
          <table:table-cell table:formula="of:=IFERROR(([.DB41]/[.P41])*100; &quot;&quot;)">
            <text:p/>
          </table:table-cell>
          <table:table-cell table:style-name="ce3"/>
          <table:table-cell/>
          <table:table-cell table:style-name="ce3"/>
          <table:table-cell table:formula="of:=IFERROR(([.DF41]/[.P41])*100; &quot;&quot;)">
            <text:p/>
          </table:table-cell>
          <table:table-cell table:style-name="ce3"/>
          <table:table-cell/>
          <table:table-cell table:style-name="ce3"/>
          <table:table-cell table:formula="of:=IFERROR(([.DJ41]/[.P4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Wlan 3390</text:p>
          </table:table-cell>
          <table:table-cell office:value-type="string" calcext:value-type="string">
            <text:p>121.06.30</text:p>
          </table:table-cell>
          <table:table-cell office:value-type="float" office:value="314" calcext:value-type="float">
            <text:p>314</text:p>
          </table:table-cell>
          <table:table-cell table:formula="of:=IF([.C42]=&quot;&quot;;&quot;&quot;;[.C42]-[.AE42])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 table:formula="of:=IFERROR(([.E42]/[.D42])*100; &quot;&quot;)"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table:formula="of:=IFERROR(([.G42]/[.D42])*100; &quot;&quot;)" office:value-type="float" office:value="50.5535055350554" calcext:value-type="float">
            <text:p>50,5535055350554</text:p>
          </table:table-cell>
          <table:table-cell office:value-type="float" office:value="127" calcext:value-type="float">
            <text:p>127</text:p>
          </table:table-cell>
          <table:table-cell table:formula="of:=IFERROR(([.I42]/[.D42])*100; &quot;&quot;)" office:value-type="float" office:value="46.8634686346863" calcext:value-type="float">
            <text:p>46,863468634686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ERROR(([.L42]/[.D42])*100; &quot;&quot;)" office:value-type="float" office:value="3.690036900369" calcext:value-type="float">
            <text:p>3,690036900369</text:p>
          </table:table-cell>
          <table:table-cell office:value-type="float" office:value="11" calcext:value-type="float">
            <text:p>11</text:p>
          </table:table-cell>
          <table:table-cell table:formula="of:=IFERROR(([.N42]/[.D42])*100; &quot;&quot;)" office:value-type="float" office:value="4.0590405904059" calcext:value-type="float">
            <text:p>4,0590405904059</text:p>
          </table:table-cell>
          <table:table-cell office:value-type="float" office:value="204" calcext:value-type="float">
            <text:p>204</text:p>
          </table:table-cell>
          <table:table-cell table:formula="of:=IFERROR(([.P42]/[.D42])*100; &quot;&quot;)" office:value-type="float" office:value="75.2767527675277" calcext:value-type="float">
            <text:p>75,2767527675277</text:p>
          </table:table-cell>
          <table:table-cell office:value-type="float" office:value="67" calcext:value-type="float">
            <text:p>67</text:p>
          </table:table-cell>
          <table:table-cell table:formula="of:=IFERROR(([.R42]/[.D42])*100; &quot;&quot;)" office:value-type="float" office:value="24.7232472324723" calcext:value-type="float">
            <text:p>24,7232472324723</text:p>
          </table:table-cell>
          <table:table-cell office:value-type="float" office:value="21" calcext:value-type="float">
            <text:p>21</text:p>
          </table:table-cell>
          <table:table-cell table:formula="of:=IFERROR(([.T42]/[.R42])*100; &quot;&quot;)" office:value-type="float" office:value="31.3432835820896" calcext:value-type="float">
            <text:p>31,3432835820896</text:p>
          </table:table-cell>
          <table:table-cell office:value-type="float" office:value="10" calcext:value-type="float">
            <text:p>10</text:p>
          </table:table-cell>
          <table:table-cell table:formula="of:=IFERROR(([.V42]/[.R42])*100; &quot;&quot;)" office:value-type="float" office:value="14.9253731343284" calcext:value-type="float">
            <text:p>14,9253731343284</text:p>
          </table:table-cell>
          <table:table-cell table:formula="of:=IF([.L42] = &quot;&quot; ;&quot;&quot;; [.L42]-[.V42])" office:value-type="float" office:value="0" calcext:value-type="float">
            <text:p>0</text:p>
          </table:table-cell>
          <table:table-cell table:formula="of:=IFERROR(([.X42]/[.P42])*100; &quot;&quot;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ERROR(([.Z42]/[.R42])*100; &quot;&quot;)" office:value-type="float" office:value="16.4179104477612" calcext:value-type="float">
            <text:p>16,4179104477612</text:p>
          </table:table-cell>
          <table:table-cell table:formula="of:=IF([.N42] = &quot;&quot; ;&quot;&quot;; [.N42]-[.Z42])" office:value-type="float" office:value="0" calcext:value-type="float">
            <text:p>0</text:p>
          </table:table-cell>
          <table:table-cell table:formula="of:=IFERROR(([.AB42]/[.P42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IFERROR(([.AF42]/[.P42])*100; &quot;&quot;)" office:value-type="float" office:value="1.96078431372549" calcext:value-type="float">
            <text:p>1,96078431372549</text:p>
          </table:table-cell>
          <table:table-cell office:value-type="float" office:value="63" calcext:value-type="float">
            <text:p>63</text:p>
          </table:table-cell>
          <table:table-cell table:formula="of:=IFERROR(([.AH42]/[.P42])*100; &quot;&quot;)" office:value-type="float" office:value="30.8823529411765" calcext:value-type="float">
            <text:p>30,8823529411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42]/[.P42])*100; &quot;&quot;)" office:value-type="float" office:value="1.47058823529412" calcext:value-type="float">
            <text:p>1,47058823529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ERROR(([.BP42]/[.P42])*100; &quot;&quot;)" office:value-type="float" office:value="8.33333333333333" calcext:value-type="float">
            <text:p>8,3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42]/[.P4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table:formula="of:=IFERROR(([.CL42]/[.P42])*100; &quot;&quot;)" office:value-type="float" office:value="47.0588235294118" calcext:value-type="float">
            <text:p>47,0588235294118</text:p>
          </table:table-cell>
          <table:table-cell office:value-type="float" office:value="9" calcext:value-type="float">
            <text:p>9</text:p>
          </table:table-cell>
          <table:table-cell table:formula="of:=IFERROR(([.CN42]/[.P42])*100; &quot;&quot;)" office:value-type="float" office:value="4.41176470588235" calcext:value-type="float">
            <text:p>4,41176470588235</text:p>
          </table:table-cell>
          <table:table-cell office:value-type="float" office:value="8" calcext:value-type="float">
            <text:p>8</text:p>
          </table:table-cell>
          <table:table-cell table:formula="of:=IFERROR(([.CP42]/[.P42])*100; &quot;&quot;)" office:value-type="float" office:value="3.92156862745098" calcext:value-type="float">
            <text:p>3,921568627450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X42]/[.P42])*100; &quot;&quot;)" office:value-type="float" office:value="1.47058823529412" calcext:value-type="float">
            <text:p>1,47058823529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B42]/[.P42])*100; &quot;&quot;)" office:value-type="float" office:value="0.490196078431373" calcext:value-type="float">
            <text:p>0,4901960784313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42]/[.P4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42]/[.P4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121.06.52</text:p>
          </table:table-cell>
          <table:table-cell office:value-type="float" office:value="319" calcext:value-type="float">
            <text:p>319</text:p>
          </table:table-cell>
          <table:table-cell table:formula="of:=IF([.C43]=&quot;&quot;;&quot;&quot;;[.C43]-[.AE43])" office:value-type="float" office:value="275" calcext:value-type="float">
            <text:p>275</text:p>
          </table:table-cell>
          <table:table-cell office:value-type="float" office:value="275" calcext:value-type="float">
            <text:p>275</text:p>
          </table:table-cell>
          <table:table-cell table:formula="of:=IFERROR(([.E43]/[.D43])*100; &quot;&quot;)"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table:formula="of:=IFERROR(([.G43]/[.D43])*100; &quot;&quot;)" office:value-type="float" office:value="51.2727272727273" calcext:value-type="float">
            <text:p>51,2727272727273</text:p>
          </table:table-cell>
          <table:table-cell office:value-type="float" office:value="128" calcext:value-type="float">
            <text:p>128</text:p>
          </table:table-cell>
          <table:table-cell table:formula="of:=IFERROR(([.I43]/[.D43])*100; &quot;&quot;)" office:value-type="float" office:value="46.5454545454545" calcext:value-type="float">
            <text:p>46,54545454545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ERROR(([.L43]/[.D43])*100; &quot;&quot;)" office:value-type="float" office:value="5.81818181818182" calcext:value-type="float">
            <text:p>5,81818181818182</text:p>
          </table:table-cell>
          <table:table-cell office:value-type="float" office:value="16" calcext:value-type="float">
            <text:p>16</text:p>
          </table:table-cell>
          <table:table-cell table:formula="of:=IFERROR(([.N43]/[.D43])*100; &quot;&quot;)" office:value-type="float" office:value="5.81818181818182" calcext:value-type="float">
            <text:p>5,81818181818182</text:p>
          </table:table-cell>
          <table:table-cell office:value-type="float" office:value="205" calcext:value-type="float">
            <text:p>205</text:p>
          </table:table-cell>
          <table:table-cell table:formula="of:=IFERROR(([.P43]/[.D43])*100; &quot;&quot;)" office:value-type="float" office:value="74.5454545454546" calcext:value-type="float">
            <text:p>74,5454545454546</text:p>
          </table:table-cell>
          <table:table-cell office:value-type="float" office:value="70" calcext:value-type="float">
            <text:p>70</text:p>
          </table:table-cell>
          <table:table-cell table:formula="of:=IFERROR(([.R43]/[.D43])*100; &quot;&quot;)" office:value-type="float" office:value="25.4545454545455" calcext:value-type="float">
            <text:p>25,4545454545455</text:p>
          </table:table-cell>
          <table:table-cell office:value-type="float" office:value="22" calcext:value-type="float">
            <text:p>22</text:p>
          </table:table-cell>
          <table:table-cell table:formula="of:=IFERROR(([.T43]/[.R43])*100; &quot;&quot;)" office:value-type="float" office:value="31.4285714285714" calcext:value-type="float">
            <text:p>31,4285714285714</text:p>
          </table:table-cell>
          <table:table-cell office:value-type="float" office:value="15" calcext:value-type="float">
            <text:p>15</text:p>
          </table:table-cell>
          <table:table-cell table:formula="of:=IFERROR(([.V43]/[.R43])*100; &quot;&quot;)" office:value-type="float" office:value="21.4285714285714" calcext:value-type="float">
            <text:p>21,4285714285714</text:p>
          </table:table-cell>
          <table:table-cell table:formula="of:=IF([.L43] = &quot;&quot; ;&quot;&quot;; [.L43]-[.V43])" office:value-type="float" office:value="1" calcext:value-type="float">
            <text:p>1</text:p>
          </table:table-cell>
          <table:table-cell table:formula="of:=IFERROR(([.X43]/[.P43])*100; &quot;&quot;)" office:value-type="float" office:value="0.487804878048781" calcext:value-type="float">
            <text:p>0,487804878048781</text:p>
          </table:table-cell>
          <table:table-cell office:value-type="float" office:value="15" calcext:value-type="float">
            <text:p>15</text:p>
          </table:table-cell>
          <table:table-cell table:formula="of:=IFERROR(([.Z43]/[.R43])*100; &quot;&quot;)" office:value-type="float" office:value="21.4285714285714" calcext:value-type="float">
            <text:p>21,4285714285714</text:p>
          </table:table-cell>
          <table:table-cell table:formula="of:=IF([.N43] = &quot;&quot; ;&quot;&quot;; [.N43]-[.Z43])" office:value-type="float" office:value="1" calcext:value-type="float">
            <text:p>1</text:p>
          </table:table-cell>
          <table:table-cell table:formula="of:=IFERROR(([.AB43]/[.P43])*100; &quot;&quot;)" office:value-type="float" office:value="0.487804878048781" calcext:value-type="float">
            <text:p>0,48780487804878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IFERROR(([.AF43]/[.P43])*100; &quot;&quot;)" office:value-type="float" office:value="3.41463414634146" calcext:value-type="float">
            <text:p>3,41463414634146</text:p>
          </table:table-cell>
          <table:table-cell office:value-type="float" office:value="67" calcext:value-type="float">
            <text:p>67</text:p>
          </table:table-cell>
          <table:table-cell table:formula="of:=IFERROR(([.AH43]/[.P43])*100; &quot;&quot;)" office:value-type="float" office:value="32.6829268292683" calcext:value-type="float">
            <text:p>32,68292682926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43]/[.P43])*100; &quot;&quot;)" office:value-type="float" office:value="0.975609756097561" calcext:value-type="float">
            <text:p>0,9756097560975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IFERROR(([.BP43]/[.P43])*100; &quot;&quot;)" office:value-type="float" office:value="38.0487804878049" calcext:value-type="float">
            <text:p>38,04878048780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43]/[.P4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IFERROR(([.CL43]/[.P43])*100; &quot;&quot;)" office:value-type="float" office:value="16.0975609756098" calcext:value-type="float">
            <text:p>16,0975609756098</text:p>
          </table:table-cell>
          <table:table-cell office:value-type="float" office:value="9" calcext:value-type="float">
            <text:p>9</text:p>
          </table:table-cell>
          <table:table-cell table:formula="of:=IFERROR(([.CN43]/[.P43])*100; &quot;&quot;)" office:value-type="float" office:value="4.39024390243902" calcext:value-type="float">
            <text:p>4,39024390243902</text:p>
          </table:table-cell>
          <table:table-cell office:value-type="float" office:value="5" calcext:value-type="float">
            <text:p>5</text:p>
          </table:table-cell>
          <table:table-cell table:formula="of:=IFERROR(([.CP43]/[.P43])*100; &quot;&quot;)" office:value-type="float" office:value="2.4390243902439" calcext:value-type="float">
            <text:p>2,43902439024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X43]/[.P43])*100; &quot;&quot;)" office:value-type="float" office:value="0.975609756097561" calcext:value-type="float">
            <text:p>0,9756097560975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43]/[.P4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43]/[.P43])*100; &quot;&quot;)" office:value-type="float" office:value="0.487804878048781" calcext:value-type="float">
            <text:p>0,487804878048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J43]/[.P43])*100; &quot;&quot;)" office:value-type="float" office:value="0.487804878048781" calcext:value-type="float">
            <text:p>0,487804878048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390.06.55</text:p>
          </table:table-cell>
          <table:table-cell office:value-type="float" office:value="319" calcext:value-type="float">
            <text:p>319</text:p>
          </table:table-cell>
          <table:table-cell table:formula="of:=IF([.C44]=&quot;&quot;;&quot;&quot;;[.C44]-[.AE44])" office:value-type="float" office:value="275" calcext:value-type="float">
            <text:p>275</text:p>
          </table:table-cell>
          <table:table-cell office:value-type="float" office:value="275" calcext:value-type="float">
            <text:p>275</text:p>
          </table:table-cell>
          <table:table-cell table:formula="of:=IFERROR(([.E44]/[.D44])*100; &quot;&quot;)"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table:formula="of:=IFERROR(([.G44]/[.D44])*100; &quot;&quot;)" office:value-type="float" office:value="51.2727272727273" calcext:value-type="float">
            <text:p>51,2727272727273</text:p>
          </table:table-cell>
          <table:table-cell office:value-type="float" office:value="128" calcext:value-type="float">
            <text:p>128</text:p>
          </table:table-cell>
          <table:table-cell table:formula="of:=IFERROR(([.I44]/[.D44])*100; &quot;&quot;)" office:value-type="float" office:value="46.5454545454545" calcext:value-type="float">
            <text:p>46,54545454545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ERROR(([.L44]/[.D44])*100; &quot;&quot;)" office:value-type="float" office:value="5.81818181818182" calcext:value-type="float">
            <text:p>5,81818181818182</text:p>
          </table:table-cell>
          <table:table-cell office:value-type="float" office:value="16" calcext:value-type="float">
            <text:p>16</text:p>
          </table:table-cell>
          <table:table-cell table:formula="of:=IFERROR(([.N44]/[.D44])*100; &quot;&quot;)" office:value-type="float" office:value="5.81818181818182" calcext:value-type="float">
            <text:p>5,81818181818182</text:p>
          </table:table-cell>
          <table:table-cell office:value-type="float" office:value="205" calcext:value-type="float">
            <text:p>205</text:p>
          </table:table-cell>
          <table:table-cell table:formula="of:=IFERROR(([.P44]/[.D44])*100; &quot;&quot;)" office:value-type="float" office:value="74.5454545454546" calcext:value-type="float">
            <text:p>74,5454545454546</text:p>
          </table:table-cell>
          <table:table-cell office:value-type="float" office:value="70" calcext:value-type="float">
            <text:p>70</text:p>
          </table:table-cell>
          <table:table-cell table:formula="of:=IFERROR(([.R44]/[.D44])*100; &quot;&quot;)" office:value-type="float" office:value="25.4545454545455" calcext:value-type="float">
            <text:p>25,4545454545455</text:p>
          </table:table-cell>
          <table:table-cell office:value-type="float" office:value="22" calcext:value-type="float">
            <text:p>22</text:p>
          </table:table-cell>
          <table:table-cell table:formula="of:=IFERROR(([.T44]/[.R44])*100; &quot;&quot;)" office:value-type="float" office:value="31.4285714285714" calcext:value-type="float">
            <text:p>31,4285714285714</text:p>
          </table:table-cell>
          <table:table-cell office:value-type="float" office:value="15" calcext:value-type="float">
            <text:p>15</text:p>
          </table:table-cell>
          <table:table-cell table:formula="of:=IFERROR(([.V44]/[.R44])*100; &quot;&quot;)" office:value-type="float" office:value="21.4285714285714" calcext:value-type="float">
            <text:p>21,4285714285714</text:p>
          </table:table-cell>
          <table:table-cell table:formula="of:=IF([.L44] = &quot;&quot; ;&quot;&quot;; [.L44]-[.V44])" office:value-type="float" office:value="1" calcext:value-type="float">
            <text:p>1</text:p>
          </table:table-cell>
          <table:table-cell table:formula="of:=IFERROR(([.X44]/[.P44])*100; &quot;&quot;)" office:value-type="float" office:value="0.487804878048781" calcext:value-type="float">
            <text:p>0,487804878048781</text:p>
          </table:table-cell>
          <table:table-cell office:value-type="float" office:value="15" calcext:value-type="float">
            <text:p>15</text:p>
          </table:table-cell>
          <table:table-cell table:formula="of:=IFERROR(([.Z44]/[.R44])*100; &quot;&quot;)" office:value-type="float" office:value="21.4285714285714" calcext:value-type="float">
            <text:p>21,4285714285714</text:p>
          </table:table-cell>
          <table:table-cell table:formula="of:=IF([.N44] = &quot;&quot; ;&quot;&quot;; [.N44]-[.Z44])" office:value-type="float" office:value="1" calcext:value-type="float">
            <text:p>1</text:p>
          </table:table-cell>
          <table:table-cell table:formula="of:=IFERROR(([.AB44]/[.P44])*100; &quot;&quot;)" office:value-type="float" office:value="0.487804878048781" calcext:value-type="float">
            <text:p>0,48780487804878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IFERROR(([.AF44]/[.P44])*100; &quot;&quot;)" office:value-type="float" office:value="3.41463414634146" calcext:value-type="float">
            <text:p>3,41463414634146</text:p>
          </table:table-cell>
          <table:table-cell office:value-type="float" office:value="67" calcext:value-type="float">
            <text:p>67</text:p>
          </table:table-cell>
          <table:table-cell table:formula="of:=IFERROR(([.AH44]/[.P44])*100; &quot;&quot;)" office:value-type="float" office:value="32.6829268292683" calcext:value-type="float">
            <text:p>32,68292682926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44]/[.P44])*100; &quot;&quot;)" office:value-type="float" office:value="0.975609756097561" calcext:value-type="float">
            <text:p>0,9756097560975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IFERROR(([.BP44]/[.P44])*100; &quot;&quot;)" office:value-type="float" office:value="38.0487804878049" calcext:value-type="float">
            <text:p>38,04878048780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44]/[.P4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IFERROR(([.CL44]/[.P44])*100; &quot;&quot;)" office:value-type="float" office:value="16.0975609756098" calcext:value-type="float">
            <text:p>16,0975609756098</text:p>
          </table:table-cell>
          <table:table-cell office:value-type="float" office:value="9" calcext:value-type="float">
            <text:p>9</text:p>
          </table:table-cell>
          <table:table-cell table:formula="of:=IFERROR(([.CN44]/[.P44])*100; &quot;&quot;)" office:value-type="float" office:value="4.39024390243902" calcext:value-type="float">
            <text:p>4,39024390243902</text:p>
          </table:table-cell>
          <table:table-cell office:value-type="float" office:value="5" calcext:value-type="float">
            <text:p>5</text:p>
          </table:table-cell>
          <table:table-cell table:formula="of:=IFERROR(([.CP44]/[.P44])*100; &quot;&quot;)" office:value-type="float" office:value="2.4390243902439" calcext:value-type="float">
            <text:p>2,43902439024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X44]/[.P44])*100; &quot;&quot;)" office:value-type="float" office:value="0.975609756097561" calcext:value-type="float">
            <text:p>0,9756097560975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44]/[.P4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44]/[.P44])*100; &quot;&quot;)" office:value-type="float" office:value="0.487804878048781" calcext:value-type="float">
            <text:p>0,487804878048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J44]/[.P44])*100; &quot;&quot;)" office:value-type="float" office:value="0.487804878048781" calcext:value-type="float">
            <text:p>0,487804878048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45]=&quot;&quot;;&quot;&quot;;[.C45]-[.AE45])">
            <text:p/>
          </table:table-cell>
          <table:table-cell/>
          <table:table-cell table:formula="of:=IFERROR(([.E45]/[.D45])*100; &quot;&quot;)">
            <text:p/>
          </table:table-cell>
          <table:table-cell/>
          <table:table-cell table:formula="of:=IFERROR(([.G45]/[.D45])*100; &quot;&quot;)">
            <text:p/>
          </table:table-cell>
          <table:table-cell/>
          <table:table-cell table:formula="of:=IFERROR(([.I45]/[.D45])*100; &quot;&quot;)">
            <text:p/>
          </table:table-cell>
          <table:table-cell/>
          <table:table-cell table:style-name="ce3"/>
          <table:table-cell table:formula="of:=IFERROR(([.L45]/[.D45])*100; &quot;&quot;)">
            <text:p/>
          </table:table-cell>
          <table:table-cell table:style-name="ce3"/>
          <table:table-cell table:formula="of:=IFERROR(([.N45]/[.D45])*100; &quot;&quot;)">
            <text:p/>
          </table:table-cell>
          <table:table-cell table:style-name="ce3"/>
          <table:table-cell table:formula="of:=IFERROR(([.P45]/[.D45])*100; &quot;&quot;)">
            <text:p/>
          </table:table-cell>
          <table:table-cell table:style-name="ce3"/>
          <table:table-cell table:formula="of:=IFERROR(([.R45]/[.D45])*100; &quot;&quot;)">
            <text:p/>
          </table:table-cell>
          <table:table-cell table:style-name="ce3"/>
          <table:table-cell table:formula="of:=IFERROR(([.T45]/[.R45])*100; &quot;&quot;)">
            <text:p/>
          </table:table-cell>
          <table:table-cell/>
          <table:table-cell table:formula="of:=IFERROR(([.V45]/[.R45])*100; &quot;&quot;)">
            <text:p/>
          </table:table-cell>
          <table:table-cell table:formula="of:=IF([.L45] = &quot;&quot; ;&quot;&quot;; [.L45]-[.V45])">
            <text:p/>
          </table:table-cell>
          <table:table-cell table:formula="of:=IFERROR(([.X45]/[.P45])*100; &quot;&quot;)">
            <text:p/>
          </table:table-cell>
          <table:table-cell/>
          <table:table-cell table:formula="of:=IFERROR(([.Z45]/[.R45])*100; &quot;&quot;)">
            <text:p/>
          </table:table-cell>
          <table:table-cell table:formula="of:=IF([.N45] = &quot;&quot; ;&quot;&quot;; [.N45]-[.Z45])">
            <text:p/>
          </table:table-cell>
          <table:table-cell table:formula="of:=IFERROR(([.AB45]/[.P45])*100; &quot;&quot;)">
            <text:p/>
          </table:table-cell>
          <table:table-cell table:style-name="ce3" table:number-columns-repeated="3"/>
          <table:table-cell table:formula="of:=IFERROR(([.AF45]/[.P45])*100; &quot;&quot;)">
            <text:p/>
          </table:table-cell>
          <table:table-cell table:style-name="ce3"/>
          <table:table-cell table:formula="of:=IFERROR(([.AH45]/[.P45])*100; &quot;&quot;)">
            <text:p/>
          </table:table-cell>
          <table:table-cell table:style-name="ce3"/>
          <table:table-cell/>
          <table:table-cell table:style-name="ce3"/>
          <table:table-cell table:formula="of:=IFERROR(([.AL45]/[.P4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45]/[.P45])*100; &quot;&quot;)">
            <text:p/>
          </table:table-cell>
          <table:table-cell table:style-name="ce3"/>
          <table:table-cell/>
          <table:table-cell table:style-name="ce3"/>
          <table:table-cell table:formula="of:=IFERROR(([.BT45]/[.P4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45]/[.P45])*100; &quot;&quot;)">
            <text:p/>
          </table:table-cell>
          <table:table-cell table:style-name="ce3"/>
          <table:table-cell table:formula="of:=IFERROR(([.CN45]/[.P45])*100; &quot;&quot;)">
            <text:p/>
          </table:table-cell>
          <table:table-cell table:style-name="ce3"/>
          <table:table-cell table:formula="of:=IFERROR(([.CP45]/[.P4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45]/[.P45])*100; &quot;&quot;)">
            <text:p/>
          </table:table-cell>
          <table:table-cell table:style-name="ce3"/>
          <table:table-cell/>
          <table:table-cell table:style-name="ce3"/>
          <table:table-cell table:formula="of:=IFERROR(([.DB45]/[.P45])*100; &quot;&quot;)">
            <text:p/>
          </table:table-cell>
          <table:table-cell table:style-name="ce3"/>
          <table:table-cell/>
          <table:table-cell table:style-name="ce3"/>
          <table:table-cell table:formula="of:=IFERROR(([.DF45]/[.P45])*100; &quot;&quot;)">
            <text:p/>
          </table:table-cell>
          <table:table-cell table:style-name="ce3"/>
          <table:table-cell/>
          <table:table-cell table:style-name="ce3"/>
          <table:table-cell table:formula="of:=IFERROR(([.DJ45]/[.P4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Repeater ng</text:p>
          </table:table-cell>
          <table:table-cell office:value-type="string" calcext:value-type="string">
            <text:p>68.04.88</text:p>
          </table:table-cell>
          <table:table-cell office:value-type="float" office:value="138" calcext:value-type="float">
            <text:p>138</text:p>
          </table:table-cell>
          <table:table-cell table:formula="of:=IF([.C46]=&quot;&quot;;&quot;&quot;;[.C46]-[.AE46])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formula="of:=IFERROR(([.E46]/[.D46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46]/[.D46])*100; &quot;&quot;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ERROR(([.I46]/[.D46])*100; &quot;&quot;)" office:value-type="float" office:value="67.5" calcext:value-type="float">
            <text:p>67,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IFERROR(([.L46]/[.D46])*100; &quot;&quot;)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formula="of:=IFERROR(([.N46]/[.D46])*100; &quot;&quot;)" office:value-type="float" office:value="52.5" calcext:value-type="float">
            <text:p>52,5</text:p>
          </table:table-cell>
          <table:table-cell office:value-type="float" office:value="17" calcext:value-type="float">
            <text:p>17</text:p>
          </table:table-cell>
          <table:table-cell table:formula="of:=IFERROR(([.P46]/[.D46])*100; &quot;&quot;)" office:value-type="float" office:value="14.1666666666667" calcext:value-type="float">
            <text:p>14,1666666666667</text:p>
          </table:table-cell>
          <table:table-cell office:value-type="float" office:value="103" calcext:value-type="float">
            <text:p>103</text:p>
          </table:table-cell>
          <table:table-cell table:formula="of:=IFERROR(([.R46]/[.D46])*100; &quot;&quot;)" office:value-type="float" office:value="85.8333333333333" calcext:value-type="float">
            <text:p>85,8333333333333</text:p>
          </table:table-cell>
          <table:table-cell office:value-type="float" office:value="14" calcext:value-type="float">
            <text:p>14</text:p>
          </table:table-cell>
          <table:table-cell table:formula="of:=IFERROR(([.T46]/[.R46])*100; &quot;&quot;)" office:value-type="float" office:value="13.5922330097087" calcext:value-type="float">
            <text:p>13,5922330097087</text:p>
          </table:table-cell>
          <table:table-cell office:value-type="float" office:value="62" calcext:value-type="float">
            <text:p>62</text:p>
          </table:table-cell>
          <table:table-cell table:formula="of:=IFERROR(([.V46]/[.R46])*100; &quot;&quot;)" office:value-type="float" office:value="60.1941747572816" calcext:value-type="float">
            <text:p>60,1941747572816</text:p>
          </table:table-cell>
          <table:table-cell table:formula="of:=IF([.L46] = &quot;&quot; ;&quot;&quot;; [.L46]-[.V46])" office:value-type="float" office:value="10" calcext:value-type="float">
            <text:p>10</text:p>
          </table:table-cell>
          <table:table-cell table:formula="of:=IFERROR(([.X46]/[.P46])*100; &quot;&quot;)" office:value-type="float" office:value="58.8235294117647" calcext:value-type="float">
            <text:p>58,8235294117647</text:p>
          </table:table-cell>
          <table:table-cell office:value-type="float" office:value="60" calcext:value-type="float">
            <text:p>60</text:p>
          </table:table-cell>
          <table:table-cell table:formula="of:=IFERROR(([.Z46]/[.R46])*100; &quot;&quot;)" office:value-type="float" office:value="58.252427184466" calcext:value-type="float">
            <text:p>58,252427184466</text:p>
          </table:table-cell>
          <table:table-cell table:formula="of:=IF([.N46] = &quot;&quot; ;&quot;&quot;; [.N46]-[.Z46])" office:value-type="float" office:value="3" calcext:value-type="float">
            <text:p>3</text:p>
          </table:table-cell>
          <table:table-cell table:formula="of:=IFERROR(([.AB46]/[.P46])*100; &quot;&quot;)" office:value-type="float" office:value="17.6470588235294" calcext:value-type="float">
            <text:p>17,6470588235294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IFERROR(([.AF46]/[.P46])*100; &quot;&quot;)" office:value-type="float" office:value="94.1176470588235" calcext:value-type="float">
            <text:p>94,1176470588235</text:p>
          </table:table-cell>
          <table:table-cell office:value-type="float" office:value="0" calcext:value-type="float">
            <text:p>0</text:p>
          </table:table-cell>
          <table:table-cell table:formula="of:=IFERROR(([.AH46]/[.P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L46]/[.P46])*100; &quot;&quot;)" office:value-type="float" office:value="5.88235294117647" calcext:value-type="float">
            <text:p>5,882352941176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46]/[.P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46]/[.P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46]/[.P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46]/[.P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46]/[.P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46]/[.P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46]/[.P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46]/[.P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46]/[.P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47]=&quot;&quot;;&quot;&quot;;[.C47]-[.AE47])">
            <text:p/>
          </table:table-cell>
          <table:table-cell/>
          <table:table-cell table:formula="of:=IFERROR(([.E47]/[.D47])*100; &quot;&quot;)">
            <text:p/>
          </table:table-cell>
          <table:table-cell/>
          <table:table-cell table:formula="of:=IFERROR(([.G47]/[.D47])*100; &quot;&quot;)">
            <text:p/>
          </table:table-cell>
          <table:table-cell/>
          <table:table-cell table:formula="of:=IFERROR(([.I47]/[.D47])*100; &quot;&quot;)">
            <text:p/>
          </table:table-cell>
          <table:table-cell/>
          <table:table-cell table:style-name="ce3"/>
          <table:table-cell table:formula="of:=IFERROR(([.L47]/[.D47])*100; &quot;&quot;)">
            <text:p/>
          </table:table-cell>
          <table:table-cell table:style-name="ce3"/>
          <table:table-cell table:formula="of:=IFERROR(([.N47]/[.D47])*100; &quot;&quot;)">
            <text:p/>
          </table:table-cell>
          <table:table-cell table:style-name="ce3"/>
          <table:table-cell table:formula="of:=IFERROR(([.P47]/[.D47])*100; &quot;&quot;)">
            <text:p/>
          </table:table-cell>
          <table:table-cell table:style-name="ce3"/>
          <table:table-cell table:formula="of:=IFERROR(([.R47]/[.D47])*100; &quot;&quot;)">
            <text:p/>
          </table:table-cell>
          <table:table-cell table:style-name="ce3"/>
          <table:table-cell table:formula="of:=IFERROR(([.T47]/[.R47])*100; &quot;&quot;)">
            <text:p/>
          </table:table-cell>
          <table:table-cell/>
          <table:table-cell table:formula="of:=IFERROR(([.V47]/[.R47])*100; &quot;&quot;)">
            <text:p/>
          </table:table-cell>
          <table:table-cell table:formula="of:=IF([.L47] = &quot;&quot; ;&quot;&quot;; [.L47]-[.V47])">
            <text:p/>
          </table:table-cell>
          <table:table-cell table:formula="of:=IFERROR(([.X47]/[.P47])*100; &quot;&quot;)">
            <text:p/>
          </table:table-cell>
          <table:table-cell/>
          <table:table-cell table:formula="of:=IFERROR(([.Z47]/[.R47])*100; &quot;&quot;)">
            <text:p/>
          </table:table-cell>
          <table:table-cell table:formula="of:=IF([.N47] = &quot;&quot; ;&quot;&quot;; [.N47]-[.Z47])">
            <text:p/>
          </table:table-cell>
          <table:table-cell table:formula="of:=IFERROR(([.AB47]/[.P47])*100; &quot;&quot;)">
            <text:p/>
          </table:table-cell>
          <table:table-cell table:style-name="ce3" table:number-columns-repeated="3"/>
          <table:table-cell table:formula="of:=IFERROR(([.AF47]/[.P47])*100; &quot;&quot;)">
            <text:p/>
          </table:table-cell>
          <table:table-cell table:style-name="ce3"/>
          <table:table-cell table:formula="of:=IFERROR(([.AH47]/[.P47])*100; &quot;&quot;)">
            <text:p/>
          </table:table-cell>
          <table:table-cell table:style-name="ce3"/>
          <table:table-cell/>
          <table:table-cell table:style-name="ce3"/>
          <table:table-cell table:formula="of:=IFERROR(([.AL47]/[.P4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47]/[.P47])*100; &quot;&quot;)">
            <text:p/>
          </table:table-cell>
          <table:table-cell table:style-name="ce3"/>
          <table:table-cell/>
          <table:table-cell table:style-name="ce3"/>
          <table:table-cell table:formula="of:=IFERROR(([.BT47]/[.P4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47]/[.P47])*100; &quot;&quot;)">
            <text:p/>
          </table:table-cell>
          <table:table-cell table:style-name="ce3"/>
          <table:table-cell table:formula="of:=IFERROR(([.CN47]/[.P47])*100; &quot;&quot;)">
            <text:p/>
          </table:table-cell>
          <table:table-cell table:style-name="ce3"/>
          <table:table-cell table:formula="of:=IFERROR(([.CP47]/[.P4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47]/[.P47])*100; &quot;&quot;)">
            <text:p/>
          </table:table-cell>
          <table:table-cell table:style-name="ce3"/>
          <table:table-cell/>
          <table:table-cell table:style-name="ce3"/>
          <table:table-cell table:formula="of:=IFERROR(([.DB47]/[.P47])*100; &quot;&quot;)">
            <text:p/>
          </table:table-cell>
          <table:table-cell table:style-name="ce3"/>
          <table:table-cell/>
          <table:table-cell table:style-name="ce3"/>
          <table:table-cell table:formula="of:=IFERROR(([.DF47]/[.P47])*100; &quot;&quot;)">
            <text:p/>
          </table:table-cell>
          <table:table-cell table:style-name="ce3"/>
          <table:table-cell/>
          <table:table-cell table:style-name="ce3"/>
          <table:table-cell table:formula="of:=IFERROR(([.DJ47]/[.P4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Repeater 450 e</text:p>
          </table:table-cell>
          <table:table-cell office:value-type="string" calcext:value-type="string">
            <text:p>07.13</text:p>
          </table:table-cell>
          <table:table-cell office:value-type="float" office:value="260" calcext:value-type="float">
            <text:p>260</text:p>
          </table:table-cell>
          <table:table-cell table:formula="of:=IF([.C48]=&quot;&quot;;&quot;&quot;;[.C48]-[.AE48])"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table:formula="of:=IFERROR(([.E48]/[.D48])*100; &quot;&quot;)" office:value-type="float" office:value="101.809954751131" calcext:value-type="float">
            <text:p>101,809954751131</text:p>
          </table:table-cell>
          <table:table-cell office:value-type="float" office:value="93" calcext:value-type="float">
            <text:p>93</text:p>
          </table:table-cell>
          <table:table-cell table:formula="of:=IFERROR(([.G48]/[.D48])*100; &quot;&quot;)" office:value-type="float" office:value="42.0814479638009" calcext:value-type="float">
            <text:p>42,0814479638009</text:p>
          </table:table-cell>
          <table:table-cell office:value-type="float" office:value="123" calcext:value-type="float">
            <text:p>123</text:p>
          </table:table-cell>
          <table:table-cell table:formula="of:=IFERROR(([.I48]/[.D48])*100; &quot;&quot;)" office:value-type="float" office:value="55.6561085972851" calcext:value-type="float">
            <text:p>55,65610859728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ERROR(([.L48]/[.D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48]/[.D48])*100; &quot;&quot;)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formula="of:=IFERROR(([.P48]/[.D48])*100; &quot;&quot;)" office:value-type="float" office:value="99.5475113122172" calcext:value-type="float">
            <text:p>99,5475113122172</text:p>
          </table:table-cell>
          <table:table-cell office:value-type="float" office:value="1" calcext:value-type="float">
            <text:p>1</text:p>
          </table:table-cell>
          <table:table-cell table:formula="of:=IFERROR(([.R48]/[.D48])*100; &quot;&quot;)" office:value-type="float" office:value="0.452488687782805" calcext:value-type="float">
            <text:p>0,452488687782805</text:p>
          </table:table-cell>
          <table:table-cell office:value-type="float" office:value="0" calcext:value-type="float">
            <text:p>0</text:p>
          </table:table-cell>
          <table:table-cell table:formula="of:=IFERROR(([.T48]/[.R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V48]/[.R48])*100; &quot;&quot;)" office:value-type="float" office:value="0" calcext:value-type="float">
            <text:p>0</text:p>
          </table:table-cell>
          <table:table-cell table:formula="of:=IF([.L48] = &quot;&quot; ;&quot;&quot;; [.L48]-[.V48])" office:value-type="float" office:value="0" calcext:value-type="float">
            <text:p>0</text:p>
          </table:table-cell>
          <table:table-cell table:formula="of:=IFERROR(([.X48]/[.P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48]/[.R48])*100; &quot;&quot;)" office:value-type="float" office:value="0" calcext:value-type="float">
            <text:p>0</text:p>
          </table:table-cell>
          <table:table-cell table:formula="of:=IF([.N48] = &quot;&quot; ;&quot;&quot;; [.N48]-[.Z48])" office:value-type="float" office:value="0" calcext:value-type="float">
            <text:p>0</text:p>
          </table:table-cell>
          <table:table-cell table:formula="of:=IFERROR(([.AB48]/[.P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ERROR(([.AF48]/[.P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48]/[.P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48]/[.P48])*100; &quot;&quot;)" office:value-type="float" office:value="2.27272727272727" calcext:value-type="float">
            <text:p>2,27272727272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IFERROR(([.BP48]/[.P48])*100; &quot;&quot;)" office:value-type="float" office:value="97.7272727272727" calcext:value-type="float">
            <text:p>97,7272727272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48]/[.P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48]/[.P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48]/[.P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48]/[.P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48]/[.P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48]/[.P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48]/[.P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48]/[.P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128.06.92</text:p>
          </table:table-cell>
          <table:table-cell office:value-type="float" office:value="234" calcext:value-type="float">
            <text:p>234</text:p>
          </table:table-cell>
          <table:table-cell table:formula="of:=IF([.C49]=&quot;&quot;;&quot;&quot;;[.C49]-[.AE49])" office:value-type="float" office:value="208" calcext:value-type="float">
            <text:p>208</text:p>
          </table:table-cell>
          <table:table-cell office:value-type="float" office:value="208" calcext:value-type="float">
            <text:p>208</text:p>
          </table:table-cell>
          <table:table-cell table:formula="of:=IFERROR(([.E49]/[.D49])*100; &quot;&quot;)"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formula="of:=IFERROR(([.G49]/[.D49])*100; &quot;&quot;)" office:value-type="float" office:value="36.5384615384615" calcext:value-type="float">
            <text:p>36,5384615384615</text:p>
          </table:table-cell>
          <table:table-cell office:value-type="float" office:value="131" calcext:value-type="float">
            <text:p>131</text:p>
          </table:table-cell>
          <table:table-cell table:formula="of:=IFERROR(([.I49]/[.D49])*100; &quot;&quot;)" office:value-type="float" office:value="62.9807692307692" calcext:value-type="float">
            <text:p>62,98076923076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ERROR(([.L49]/[.D49])*100; &quot;&quot;)" office:value-type="float" office:value="4.32692307692308" calcext:value-type="float">
            <text:p>4,32692307692308</text:p>
          </table:table-cell>
          <table:table-cell office:value-type="float" office:value="8" calcext:value-type="float">
            <text:p>8</text:p>
          </table:table-cell>
          <table:table-cell table:formula="of:=IFERROR(([.N49]/[.D49])*100; &quot;&quot;)" office:value-type="float" office:value="3.84615384615385" calcext:value-type="float">
            <text:p>3,84615384615385</text:p>
          </table:table-cell>
          <table:table-cell office:value-type="float" office:value="157" calcext:value-type="float">
            <text:p>157</text:p>
          </table:table-cell>
          <table:table-cell table:formula="of:=IFERROR(([.P49]/[.D49])*100; &quot;&quot;)" office:value-type="float" office:value="75.4807692307692" calcext:value-type="float">
            <text:p>75,4807692307692</text:p>
          </table:table-cell>
          <table:table-cell office:value-type="float" office:value="51" calcext:value-type="float">
            <text:p>51</text:p>
          </table:table-cell>
          <table:table-cell table:formula="of:=IFERROR(([.R49]/[.D49])*100; &quot;&quot;)" office:value-type="float" office:value="24.5192307692308" calcext:value-type="float">
            <text:p>24,5192307692308</text:p>
          </table:table-cell>
          <table:table-cell office:value-type="float" office:value="17" calcext:value-type="float">
            <text:p>17</text:p>
          </table:table-cell>
          <table:table-cell table:formula="of:=IFERROR(([.T49]/[.R49])*100; &quot;&quot;)" office:value-type="float" office:value="33.3333333333333" calcext:value-type="float">
            <text:p>33,3333333333333</text:p>
          </table:table-cell>
          <table:table-cell office:value-type="float" office:value="8" calcext:value-type="float">
            <text:p>8</text:p>
          </table:table-cell>
          <table:table-cell table:formula="of:=IFERROR(([.V49]/[.R49])*100; &quot;&quot;)" office:value-type="float" office:value="15.6862745098039" calcext:value-type="float">
            <text:p>15,6862745098039</text:p>
          </table:table-cell>
          <table:table-cell table:formula="of:=IF([.L49] = &quot;&quot; ;&quot;&quot;; [.L49]-[.V49])" office:value-type="float" office:value="1" calcext:value-type="float">
            <text:p>1</text:p>
          </table:table-cell>
          <table:table-cell table:formula="of:=IFERROR(([.X49]/[.P49])*100; &quot;&quot;)" office:value-type="float" office:value="0.636942675159236" calcext:value-type="float">
            <text:p>0,636942675159236</text:p>
          </table:table-cell>
          <table:table-cell office:value-type="float" office:value="7" calcext:value-type="float">
            <text:p>7</text:p>
          </table:table-cell>
          <table:table-cell table:formula="of:=IFERROR(([.Z49]/[.R49])*100; &quot;&quot;)" office:value-type="float" office:value="13.7254901960784" calcext:value-type="float">
            <text:p>13,7254901960784</text:p>
          </table:table-cell>
          <table:table-cell table:formula="of:=IF([.N49] = &quot;&quot; ;&quot;&quot;; [.N49]-[.Z49])" office:value-type="float" office:value="1" calcext:value-type="float">
            <text:p>1</text:p>
          </table:table-cell>
          <table:table-cell table:formula="of:=IFERROR(([.AB49]/[.P49])*100; &quot;&quot;)" office:value-type="float" office:value="0.636942675159236" calcext:value-type="float">
            <text:p>0,63694267515923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IFERROR(([.AF49]/[.P49])*100; &quot;&quot;)" office:value-type="float" office:value="2.54777070063694" calcext:value-type="float">
            <text:p>2,54777070063694</text:p>
          </table:table-cell>
          <table:table-cell office:value-type="float" office:value="0" calcext:value-type="float">
            <text:p>0</text:p>
          </table:table-cell>
          <table:table-cell table:formula="of:=IFERROR(([.AH49]/[.P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49]/[.P49])*100; &quot;&quot;)" office:value-type="float" office:value="1.27388535031847" calcext:value-type="float">
            <text:p>1,273885350318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IFERROR(([.BP49]/[.P49])*100; &quot;&quot;)" office:value-type="float" office:value="4.45859872611465" calcext:value-type="float">
            <text:p>4,458598726114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49]/[.P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IFERROR(([.CL49]/[.P49])*100; &quot;&quot;)" office:value-type="float" office:value="82.1656050955414" calcext:value-type="float">
            <text:p>82,1656050955414</text:p>
          </table:table-cell>
          <table:table-cell office:value-type="float" office:value="8" calcext:value-type="float">
            <text:p>8</text:p>
          </table:table-cell>
          <table:table-cell table:formula="of:=IFERROR(([.CN49]/[.P49])*100; &quot;&quot;)" office:value-type="float" office:value="5.09554140127389" calcext:value-type="float">
            <text:p>5,09554140127389</text:p>
          </table:table-cell>
          <table:table-cell office:value-type="float" office:value="2" calcext:value-type="float">
            <text:p>2</text:p>
          </table:table-cell>
          <table:table-cell table:formula="of:=IFERROR(([.CP49]/[.P49])*100; &quot;&quot;)" office:value-type="float" office:value="1.27388535031847" calcext:value-type="float">
            <text:p>1,273885350318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X49]/[.P49])*100; &quot;&quot;)" office:value-type="float" office:value="1.91082802547771" calcext:value-type="float">
            <text:p>1,910828025477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49]/[.P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DF49]/[.P49])*100; &quot;&quot;)" office:value-type="float" office:value="1.27388535031847" calcext:value-type="float">
            <text:p>1,273885350318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49]/[.P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50]=&quot;&quot;;&quot;&quot;;[.C50]-[.AE50])">
            <text:p/>
          </table:table-cell>
          <table:table-cell/>
          <table:table-cell table:formula="of:=IFERROR(([.E50]/[.D50])*100; &quot;&quot;)">
            <text:p/>
          </table:table-cell>
          <table:table-cell/>
          <table:table-cell table:formula="of:=IFERROR(([.G50]/[.D50])*100; &quot;&quot;)">
            <text:p/>
          </table:table-cell>
          <table:table-cell/>
          <table:table-cell table:formula="of:=IFERROR(([.I50]/[.D50])*100; &quot;&quot;)">
            <text:p/>
          </table:table-cell>
          <table:table-cell/>
          <table:table-cell table:style-name="ce3"/>
          <table:table-cell table:formula="of:=IFERROR(([.L50]/[.D50])*100; &quot;&quot;)">
            <text:p/>
          </table:table-cell>
          <table:table-cell table:style-name="ce3"/>
          <table:table-cell table:formula="of:=IFERROR(([.N50]/[.D50])*100; &quot;&quot;)">
            <text:p/>
          </table:table-cell>
          <table:table-cell table:style-name="ce3"/>
          <table:table-cell table:formula="of:=IFERROR(([.P50]/[.D50])*100; &quot;&quot;)">
            <text:p/>
          </table:table-cell>
          <table:table-cell table:style-name="ce3"/>
          <table:table-cell table:formula="of:=IFERROR(([.R50]/[.D50])*100; &quot;&quot;)">
            <text:p/>
          </table:table-cell>
          <table:table-cell table:style-name="ce3"/>
          <table:table-cell table:formula="of:=IFERROR(([.T50]/[.R50])*100; &quot;&quot;)">
            <text:p/>
          </table:table-cell>
          <table:table-cell/>
          <table:table-cell table:formula="of:=IFERROR(([.V50]/[.R50])*100; &quot;&quot;)">
            <text:p/>
          </table:table-cell>
          <table:table-cell table:formula="of:=IF([.L50] = &quot;&quot; ;&quot;&quot;; [.L50]-[.V50])">
            <text:p/>
          </table:table-cell>
          <table:table-cell table:formula="of:=IFERROR(([.X50]/[.P50])*100; &quot;&quot;)">
            <text:p/>
          </table:table-cell>
          <table:table-cell/>
          <table:table-cell table:formula="of:=IFERROR(([.Z50]/[.R50])*100; &quot;&quot;)">
            <text:p/>
          </table:table-cell>
          <table:table-cell table:formula="of:=IF([.N50] = &quot;&quot; ;&quot;&quot;; [.N50]-[.Z50])">
            <text:p/>
          </table:table-cell>
          <table:table-cell table:formula="of:=IFERROR(([.AB50]/[.P50])*100; &quot;&quot;)">
            <text:p/>
          </table:table-cell>
          <table:table-cell table:style-name="ce3" table:number-columns-repeated="3"/>
          <table:table-cell table:formula="of:=IFERROR(([.AF50]/[.P50])*100; &quot;&quot;)">
            <text:p/>
          </table:table-cell>
          <table:table-cell table:style-name="ce3"/>
          <table:table-cell table:formula="of:=IFERROR(([.AH50]/[.P50])*100; &quot;&quot;)">
            <text:p/>
          </table:table-cell>
          <table:table-cell table:style-name="ce3"/>
          <table:table-cell/>
          <table:table-cell table:style-name="ce3"/>
          <table:table-cell table:formula="of:=IFERROR(([.AL50]/[.P5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50]/[.P50])*100; &quot;&quot;)">
            <text:p/>
          </table:table-cell>
          <table:table-cell table:style-name="ce3"/>
          <table:table-cell/>
          <table:table-cell table:style-name="ce3"/>
          <table:table-cell table:formula="of:=IFERROR(([.BT50]/[.P5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50]/[.P50])*100; &quot;&quot;)">
            <text:p/>
          </table:table-cell>
          <table:table-cell table:style-name="ce3"/>
          <table:table-cell table:formula="of:=IFERROR(([.CN50]/[.P50])*100; &quot;&quot;)">
            <text:p/>
          </table:table-cell>
          <table:table-cell table:style-name="ce3"/>
          <table:table-cell table:formula="of:=IFERROR(([.CP50]/[.P5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50]/[.P50])*100; &quot;&quot;)">
            <text:p/>
          </table:table-cell>
          <table:table-cell table:style-name="ce3"/>
          <table:table-cell/>
          <table:table-cell table:style-name="ce3"/>
          <table:table-cell table:formula="of:=IFERROR(([.DB50]/[.P50])*100; &quot;&quot;)">
            <text:p/>
          </table:table-cell>
          <table:table-cell table:style-name="ce3"/>
          <table:table-cell/>
          <table:table-cell table:style-name="ce3"/>
          <table:table-cell table:formula="of:=IFERROR(([.DF50]/[.P50])*100; &quot;&quot;)">
            <text:p/>
          </table:table-cell>
          <table:table-cell table:style-name="ce3"/>
          <table:table-cell/>
          <table:table-cell table:style-name="ce3"/>
          <table:table-cell table:formula="of:=IFERROR(([.DJ50]/[.P5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Repeater 600</text:p>
          </table:table-cell>
          <table:table-cell office:value-type="string" calcext:value-type="string">
            <text:p>600.07.27</text:p>
          </table:table-cell>
          <table:table-cell office:value-type="float" office:value="260" calcext:value-type="float">
            <text:p>260</text:p>
          </table:table-cell>
          <table:table-cell table:formula="of:=IF([.C51]=&quot;&quot;;&quot;&quot;;[.C51]-[.AE51])"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table:formula="of:=IFERROR(([.E51]/[.D51])*100; &quot;&quot;)" office:value-type="float" office:value="101.809954751131" calcext:value-type="float">
            <text:p>101,809954751131</text:p>
          </table:table-cell>
          <table:table-cell office:value-type="float" office:value="90" calcext:value-type="float">
            <text:p>90</text:p>
          </table:table-cell>
          <table:table-cell table:formula="of:=IFERROR(([.G51]/[.D51])*100; &quot;&quot;)" office:value-type="float" office:value="40.7239819004525" calcext:value-type="float">
            <text:p>40,7239819004525</text:p>
          </table:table-cell>
          <table:table-cell office:value-type="float" office:value="123" calcext:value-type="float">
            <text:p>123</text:p>
          </table:table-cell>
          <table:table-cell table:formula="of:=IFERROR(([.I51]/[.D51])*100; &quot;&quot;)" office:value-type="float" office:value="55.6561085972851" calcext:value-type="float">
            <text:p>55,65610859728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51]/[.D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51]/[.D51])*100; &quot;&quot;)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formula="of:=IFERROR(([.P51]/[.D51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R51]/[.D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T51]/[.R51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51]/[.R51])*100; &quot;&quot;)">
            <text:p/>
          </table:table-cell>
          <table:table-cell table:formula="of:=IF([.L51] = &quot;&quot; ;&quot;&quot;; [.L51]-[.V51])" office:value-type="float" office:value="0" calcext:value-type="float">
            <text:p>0</text:p>
          </table:table-cell>
          <table:table-cell table:formula="of:=IFERROR(([.X51]/[.P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51]/[.R51])*100; &quot;&quot;)">
            <text:p/>
          </table:table-cell>
          <table:table-cell table:formula="of:=IF([.N51] = &quot;&quot; ;&quot;&quot;; [.N51]-[.Z51])" office:value-type="float" office:value="0" calcext:value-type="float">
            <text:p>0</text:p>
          </table:table-cell>
          <table:table-cell table:formula="of:=IFERROR(([.AB51]/[.P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ERROR(([.AF51]/[.P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51]/[.P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51]/[.P51])*100; &quot;&quot;)" office:value-type="float" office:value="0.904977375565611" calcext:value-type="float">
            <text:p>0,904977375565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IFERROR(([.BP51]/[.P51])*100; &quot;&quot;)" office:value-type="float" office:value="99.0950226244344" calcext:value-type="float">
            <text:p>99,0950226244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51]/[.P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51]/[.P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51]/[.P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51]/[.P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51]/[.P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51]/[.P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51]/[.P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51]/[.P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52]=&quot;&quot;;&quot;&quot;;[.C52]-[.AE52])">
            <text:p/>
          </table:table-cell>
          <table:table-cell/>
          <table:table-cell table:formula="of:=IFERROR(([.E52]/[.D52])*100; &quot;&quot;)">
            <text:p/>
          </table:table-cell>
          <table:table-cell/>
          <table:table-cell table:formula="of:=IFERROR(([.G52]/[.D52])*100; &quot;&quot;)">
            <text:p/>
          </table:table-cell>
          <table:table-cell/>
          <table:table-cell table:formula="of:=IFERROR(([.I52]/[.D52])*100; &quot;&quot;)">
            <text:p/>
          </table:table-cell>
          <table:table-cell/>
          <table:table-cell table:style-name="ce3"/>
          <table:table-cell table:formula="of:=IFERROR(([.L52]/[.D52])*100; &quot;&quot;)">
            <text:p/>
          </table:table-cell>
          <table:table-cell table:style-name="ce3"/>
          <table:table-cell table:formula="of:=IFERROR(([.N52]/[.D52])*100; &quot;&quot;)">
            <text:p/>
          </table:table-cell>
          <table:table-cell table:style-name="ce3"/>
          <table:table-cell table:formula="of:=IFERROR(([.P52]/[.D52])*100; &quot;&quot;)">
            <text:p/>
          </table:table-cell>
          <table:table-cell table:style-name="ce3"/>
          <table:table-cell table:formula="of:=IFERROR(([.R52]/[.D52])*100; &quot;&quot;)">
            <text:p/>
          </table:table-cell>
          <table:table-cell table:style-name="ce3"/>
          <table:table-cell table:formula="of:=IFERROR(([.T52]/[.R52])*100; &quot;&quot;)">
            <text:p/>
          </table:table-cell>
          <table:table-cell/>
          <table:table-cell table:formula="of:=IFERROR(([.V52]/[.R52])*100; &quot;&quot;)">
            <text:p/>
          </table:table-cell>
          <table:table-cell table:formula="of:=IF([.L52] = &quot;&quot; ;&quot;&quot;; [.L52]-[.V52])">
            <text:p/>
          </table:table-cell>
          <table:table-cell table:formula="of:=IFERROR(([.X52]/[.P52])*100; &quot;&quot;)">
            <text:p/>
          </table:table-cell>
          <table:table-cell/>
          <table:table-cell table:formula="of:=IFERROR(([.Z52]/[.R52])*100; &quot;&quot;)">
            <text:p/>
          </table:table-cell>
          <table:table-cell table:formula="of:=IF([.N52] = &quot;&quot; ;&quot;&quot;; [.N52]-[.Z52])">
            <text:p/>
          </table:table-cell>
          <table:table-cell table:formula="of:=IFERROR(([.AB52]/[.P52])*100; &quot;&quot;)">
            <text:p/>
          </table:table-cell>
          <table:table-cell table:style-name="ce3" table:number-columns-repeated="3"/>
          <table:table-cell table:formula="of:=IFERROR(([.AF52]/[.P52])*100; &quot;&quot;)">
            <text:p/>
          </table:table-cell>
          <table:table-cell table:style-name="ce3"/>
          <table:table-cell table:formula="of:=IFERROR(([.AH52]/[.P52])*100; &quot;&quot;)">
            <text:p/>
          </table:table-cell>
          <table:table-cell table:style-name="ce3"/>
          <table:table-cell/>
          <table:table-cell table:style-name="ce3"/>
          <table:table-cell table:formula="of:=IFERROR(([.AL52]/[.P5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52]/[.P52])*100; &quot;&quot;)">
            <text:p/>
          </table:table-cell>
          <table:table-cell table:style-name="ce3"/>
          <table:table-cell/>
          <table:table-cell table:style-name="ce3"/>
          <table:table-cell table:formula="of:=IFERROR(([.BT52]/[.P5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52]/[.P52])*100; &quot;&quot;)">
            <text:p/>
          </table:table-cell>
          <table:table-cell table:style-name="ce3"/>
          <table:table-cell table:formula="of:=IFERROR(([.CN52]/[.P52])*100; &quot;&quot;)">
            <text:p/>
          </table:table-cell>
          <table:table-cell table:style-name="ce3"/>
          <table:table-cell table:formula="of:=IFERROR(([.CP52]/[.P5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52]/[.P52])*100; &quot;&quot;)">
            <text:p/>
          </table:table-cell>
          <table:table-cell table:style-name="ce3"/>
          <table:table-cell/>
          <table:table-cell table:style-name="ce3"/>
          <table:table-cell table:formula="of:=IFERROR(([.DB52]/[.P52])*100; &quot;&quot;)">
            <text:p/>
          </table:table-cell>
          <table:table-cell table:style-name="ce3"/>
          <table:table-cell/>
          <table:table-cell table:style-name="ce3"/>
          <table:table-cell table:formula="of:=IFERROR(([.DF52]/[.P52])*100; &quot;&quot;)">
            <text:p/>
          </table:table-cell>
          <table:table-cell table:style-name="ce3"/>
          <table:table-cell/>
          <table:table-cell table:style-name="ce3"/>
          <table:table-cell table:formula="of:=IFERROR(([.DJ52]/[.P5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Repeater 1160</text:p>
          </table:table-cell>
          <table:table-cell office:value-type="string" calcext:value-type="string">
            <text:p>160.07.13</text:p>
          </table:table-cell>
          <table:table-cell office:value-type="float" office:value="260" calcext:value-type="float">
            <text:p>260</text:p>
          </table:table-cell>
          <table:table-cell table:formula="of:=IF([.C53]=&quot;&quot;;&quot;&quot;;[.C53]-[.AE53])"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table:formula="of:=IFERROR(([.E53]/[.D53])*100; &quot;&quot;)" office:value-type="float" office:value="101.809954751131" calcext:value-type="float">
            <text:p>101,809954751131</text:p>
          </table:table-cell>
          <table:table-cell office:value-type="float" office:value="93" calcext:value-type="float">
            <text:p>93</text:p>
          </table:table-cell>
          <table:table-cell table:formula="of:=IFERROR(([.G53]/[.D53])*100; &quot;&quot;)" office:value-type="float" office:value="42.0814479638009" calcext:value-type="float">
            <text:p>42,0814479638009</text:p>
          </table:table-cell>
          <table:table-cell office:value-type="float" office:value="123" calcext:value-type="float">
            <text:p>123</text:p>
          </table:table-cell>
          <table:table-cell table:formula="of:=IFERROR(([.I53]/[.D53])*100; &quot;&quot;)" office:value-type="float" office:value="55.6561085972851" calcext:value-type="float">
            <text:p>55,65610859728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ERROR(([.L53]/[.D53])*100; &quot;&quot;)" office:value-type="float" office:value="6.33484162895928" calcext:value-type="float">
            <text:p>6,33484162895928</text:p>
          </table:table-cell>
          <table:table-cell office:value-type="float" office:value="9" calcext:value-type="float">
            <text:p>9</text:p>
          </table:table-cell>
          <table:table-cell table:formula="of:=IFERROR(([.N53]/[.D53])*100; &quot;&quot;)" office:value-type="float" office:value="4.07239819004525" calcext:value-type="float">
            <text:p>4,07239819004525</text:p>
          </table:table-cell>
          <table:table-cell office:value-type="float" office:value="164" calcext:value-type="float">
            <text:p>164</text:p>
          </table:table-cell>
          <table:table-cell table:formula="of:=IFERROR(([.P53]/[.D53])*100; &quot;&quot;)" office:value-type="float" office:value="74.2081447963801" calcext:value-type="float">
            <text:p>74,2081447963801</text:p>
          </table:table-cell>
          <table:table-cell office:value-type="float" office:value="57" calcext:value-type="float">
            <text:p>57</text:p>
          </table:table-cell>
          <table:table-cell table:formula="of:=IFERROR(([.R53]/[.D53])*100; &quot;&quot;)" office:value-type="float" office:value="25.7918552036199" calcext:value-type="float">
            <text:p>25,7918552036199</text:p>
          </table:table-cell>
          <table:table-cell office:value-type="float" office:value="16" calcext:value-type="float">
            <text:p>16</text:p>
          </table:table-cell>
          <table:table-cell table:formula="of:=IFERROR(([.T53]/[.R53])*100; &quot;&quot;)" office:value-type="float" office:value="28.0701754385965" calcext:value-type="float">
            <text:p>28,0701754385965</text:p>
          </table:table-cell>
          <table:table-cell office:value-type="float" office:value="13" calcext:value-type="float">
            <text:p>13</text:p>
          </table:table-cell>
          <table:table-cell table:formula="of:=IFERROR(([.V53]/[.R53])*100; &quot;&quot;)" office:value-type="float" office:value="22.8070175438596" calcext:value-type="float">
            <text:p>22,8070175438596</text:p>
          </table:table-cell>
          <table:table-cell table:formula="of:=IF([.L53] = &quot;&quot; ;&quot;&quot;; [.L53]-[.V53])" office:value-type="float" office:value="1" calcext:value-type="float">
            <text:p>1</text:p>
          </table:table-cell>
          <table:table-cell table:formula="of:=IFERROR(([.X53]/[.P53])*100; &quot;&quot;)" office:value-type="float" office:value="0.609756097560976" calcext:value-type="float">
            <text:p>0,609756097560976</text:p>
          </table:table-cell>
          <table:table-cell office:value-type="float" office:value="9" calcext:value-type="float">
            <text:p>9</text:p>
          </table:table-cell>
          <table:table-cell table:formula="of:=IFERROR(([.Z53]/[.R53])*100; &quot;&quot;)" office:value-type="float" office:value="15.7894736842105" calcext:value-type="float">
            <text:p>15,7894736842105</text:p>
          </table:table-cell>
          <table:table-cell table:formula="of:=IF([.N53] = &quot;&quot; ;&quot;&quot;; [.N53]-[.Z53])" office:value-type="float" office:value="0" calcext:value-type="float">
            <text:p>0</text:p>
          </table:table-cell>
          <table:table-cell table:formula="of:=IFERROR(([.AB53]/[.P53])*100; &quot;&quot;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IFERROR(([.AF53]/[.P53])*100; &quot;&quot;)" office:value-type="float" office:value="3.65853658536585" calcext:value-type="float">
            <text:p>3,65853658536585</text:p>
          </table:table-cell>
          <table:table-cell office:value-type="float" office:value="1" calcext:value-type="float">
            <text:p>1</text:p>
          </table:table-cell>
          <table:table-cell table:formula="of:=IFERROR(([.AH53]/[.P53])*100; &quot;&quot;)" office:value-type="float" office:value="0.609756097560976" calcext:value-type="float">
            <text:p>0,6097560975609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53]/[.P53])*100; &quot;&quot;)" office:value-type="float" office:value="3.04878048780488" calcext:value-type="float">
            <text:p>3,048780487804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BP53]/[.P53])*100; &quot;&quot;)" office:value-type="float" office:value="3.65853658536585" calcext:value-type="float">
            <text:p>3,658536585365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53]/[.P5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IFERROR(([.CL53]/[.P53])*100; &quot;&quot;)" office:value-type="float" office:value="84.1463414634146" calcext:value-type="float">
            <text:p>84,1463414634146</text:p>
          </table:table-cell>
          <table:table-cell office:value-type="float" office:value="5" calcext:value-type="float">
            <text:p>5</text:p>
          </table:table-cell>
          <table:table-cell table:formula="of:=IFERROR(([.CN53]/[.P53])*100; &quot;&quot;)" office:value-type="float" office:value="3.04878048780488" calcext:value-type="float">
            <text:p>3,04878048780488</text:p>
          </table:table-cell>
          <table:table-cell office:value-type="float" office:value="2" calcext:value-type="float">
            <text:p>2</text:p>
          </table:table-cell>
          <table:table-cell table:formula="of:=IFERROR(([.CP53]/[.P53])*100; &quot;&quot;)" office:value-type="float" office:value="1.21951219512195" calcext:value-type="float">
            <text:p>1,21951219512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53]/[.P5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53]/[.P5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53]/[.P53])*100; &quot;&quot;)" office:value-type="float" office:value="0.609756097560976" calcext:value-type="float">
            <text:p>0,6097560975609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53]/[.P5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144.06.92</text:p>
          </table:table-cell>
          <table:table-cell office:value-type="float" office:value="235" calcext:value-type="float">
            <text:p>235</text:p>
          </table:table-cell>
          <table:table-cell table:formula="of:=IF([.C54]=&quot;&quot;;&quot;&quot;;[.C54]-[.AE54])" office:value-type="float" office:value="208" calcext:value-type="float">
            <text:p>208</text:p>
          </table:table-cell>
          <table:table-cell office:value-type="float" office:value="208" calcext:value-type="float">
            <text:p>208</text:p>
          </table:table-cell>
          <table:table-cell table:formula="of:=IFERROR(([.E54]/[.D54])*100; &quot;&quot;)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table:formula="of:=IFERROR(([.G54]/[.D54])*100; &quot;&quot;)" office:value-type="float" office:value="37.9807692307692" calcext:value-type="float">
            <text:p>37,9807692307692</text:p>
          </table:table-cell>
          <table:table-cell office:value-type="float" office:value="128" calcext:value-type="float">
            <text:p>128</text:p>
          </table:table-cell>
          <table:table-cell table:formula="of:=IFERROR(([.I54]/[.D54])*100; &quot;&quot;)" office:value-type="float" office:value="61.5384615384615" calcext:value-type="float">
            <text:p>61,5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IFERROR(([.L54]/[.D54])*100; &quot;&quot;)" office:value-type="float" office:value="5.76923076923077" calcext:value-type="float">
            <text:p>5,76923076923077</text:p>
          </table:table-cell>
          <table:table-cell office:value-type="float" office:value="7" calcext:value-type="float">
            <text:p>7</text:p>
          </table:table-cell>
          <table:table-cell table:formula="of:=IFERROR(([.N54]/[.D54])*100; &quot;&quot;)" office:value-type="float" office:value="3.36538461538462" calcext:value-type="float">
            <text:p>3,36538461538462</text:p>
          </table:table-cell>
          <table:table-cell office:value-type="float" office:value="157" calcext:value-type="float">
            <text:p>157</text:p>
          </table:table-cell>
          <table:table-cell table:formula="of:=IFERROR(([.P54]/[.D54])*100; &quot;&quot;)" office:value-type="float" office:value="75.4807692307692" calcext:value-type="float">
            <text:p>75,4807692307692</text:p>
          </table:table-cell>
          <table:table-cell office:value-type="float" office:value="51" calcext:value-type="float">
            <text:p>51</text:p>
          </table:table-cell>
          <table:table-cell table:formula="of:=IFERROR(([.R54]/[.D54])*100; &quot;&quot;)" office:value-type="float" office:value="24.5192307692308" calcext:value-type="float">
            <text:p>24,5192307692308</text:p>
          </table:table-cell>
          <table:table-cell office:value-type="float" office:value="16" calcext:value-type="float">
            <text:p>16</text:p>
          </table:table-cell>
          <table:table-cell table:formula="of:=IFERROR(([.T54]/[.R54])*100; &quot;&quot;)" office:value-type="float" office:value="31.3725490196078" calcext:value-type="float">
            <text:p>31,3725490196078</text:p>
          </table:table-cell>
          <table:table-cell office:value-type="float" office:value="10" calcext:value-type="float">
            <text:p>10</text:p>
          </table:table-cell>
          <table:table-cell table:formula="of:=IFERROR(([.V54]/[.R54])*100; &quot;&quot;)" office:value-type="float" office:value="19.6078431372549" calcext:value-type="float">
            <text:p>19,6078431372549</text:p>
          </table:table-cell>
          <table:table-cell table:formula="of:=IF([.L54] = &quot;&quot; ;&quot;&quot;; [.L54]-[.V54])" office:value-type="float" office:value="2" calcext:value-type="float">
            <text:p>2</text:p>
          </table:table-cell>
          <table:table-cell table:formula="of:=IFERROR(([.X54]/[.P54])*100; &quot;&quot;)" office:value-type="float" office:value="1.27388535031847" calcext:value-type="float">
            <text:p>1,27388535031847</text:p>
          </table:table-cell>
          <table:table-cell office:value-type="float" office:value="6" calcext:value-type="float">
            <text:p>6</text:p>
          </table:table-cell>
          <table:table-cell table:formula="of:=IFERROR(([.Z54]/[.R54])*100; &quot;&quot;)" office:value-type="float" office:value="11.7647058823529" calcext:value-type="float">
            <text:p>11,7647058823529</text:p>
          </table:table-cell>
          <table:table-cell table:formula="of:=IF([.N54] = &quot;&quot; ;&quot;&quot;; [.N54]-[.Z54])" office:value-type="float" office:value="1" calcext:value-type="float">
            <text:p>1</text:p>
          </table:table-cell>
          <table:table-cell table:formula="of:=IFERROR(([.AB54]/[.P54])*100; &quot;&quot;)" office:value-type="float" office:value="0.636942675159236" calcext:value-type="float">
            <text:p>0,6369426751592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IFERROR(([.AF54]/[.P54])*100; &quot;&quot;)" office:value-type="float" office:value="2.54777070063694" calcext:value-type="float">
            <text:p>2,54777070063694</text:p>
          </table:table-cell>
          <table:table-cell office:value-type="float" office:value="0" calcext:value-type="float">
            <text:p>0</text:p>
          </table:table-cell>
          <table:table-cell table:formula="of:=IFERROR(([.AH54]/[.P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54]/[.P54])*100; &quot;&quot;)" office:value-type="float" office:value="1.27388535031847" calcext:value-type="float">
            <text:p>1,273885350318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IFERROR(([.BP54]/[.P54])*100; &quot;&quot;)" office:value-type="float" office:value="47.7707006369427" calcext:value-type="float">
            <text:p>47,77070063694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54]/[.P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table:formula="of:=IFERROR(([.CL54]/[.P54])*100; &quot;&quot;)" office:value-type="float" office:value="36.9426751592357" calcext:value-type="float">
            <text:p>36,9426751592357</text:p>
          </table:table-cell>
          <table:table-cell office:value-type="float" office:value="9" calcext:value-type="float">
            <text:p>9</text:p>
          </table:table-cell>
          <table:table-cell table:formula="of:=IFERROR(([.CN54]/[.P54])*100; &quot;&quot;)" office:value-type="float" office:value="5.73248407643312" calcext:value-type="float">
            <text:p>5,73248407643312</text:p>
          </table:table-cell>
          <table:table-cell office:value-type="float" office:value="6" calcext:value-type="float">
            <text:p>6</text:p>
          </table:table-cell>
          <table:table-cell table:formula="of:=IFERROR(([.CP54]/[.P54])*100; &quot;&quot;)" office:value-type="float" office:value="3.82165605095541" calcext:value-type="float">
            <text:p>3,82165605095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X54]/[.P54])*100; &quot;&quot;)" office:value-type="float" office:value="1.27388535031847" calcext:value-type="float">
            <text:p>1,273885350318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54]/[.P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54]/[.P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J54]/[.P54])*100; &quot;&quot;)" office:value-type="float" office:value="0.636942675159236" calcext:value-type="float">
            <text:p>0,636942675159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55]=&quot;&quot;;&quot;&quot;;[.C55]-[.AE55])">
            <text:p/>
          </table:table-cell>
          <table:table-cell/>
          <table:table-cell table:formula="of:=IFERROR(([.E55]/[.D55])*100; &quot;&quot;)">
            <text:p/>
          </table:table-cell>
          <table:table-cell/>
          <table:table-cell table:formula="of:=IFERROR(([.G55]/[.D55])*100; &quot;&quot;)">
            <text:p/>
          </table:table-cell>
          <table:table-cell/>
          <table:table-cell table:formula="of:=IFERROR(([.I55]/[.D55])*100; &quot;&quot;)">
            <text:p/>
          </table:table-cell>
          <table:table-cell/>
          <table:table-cell table:style-name="ce3"/>
          <table:table-cell table:formula="of:=IFERROR(([.L55]/[.D55])*100; &quot;&quot;)">
            <text:p/>
          </table:table-cell>
          <table:table-cell table:style-name="ce3"/>
          <table:table-cell table:formula="of:=IFERROR(([.N55]/[.D55])*100; &quot;&quot;)">
            <text:p/>
          </table:table-cell>
          <table:table-cell table:style-name="ce3"/>
          <table:table-cell table:formula="of:=IFERROR(([.P55]/[.D55])*100; &quot;&quot;)">
            <text:p/>
          </table:table-cell>
          <table:table-cell table:style-name="ce3"/>
          <table:table-cell table:formula="of:=IFERROR(([.R55]/[.D55])*100; &quot;&quot;)">
            <text:p/>
          </table:table-cell>
          <table:table-cell table:style-name="ce3"/>
          <table:table-cell table:formula="of:=IFERROR(([.T55]/[.R55])*100; &quot;&quot;)">
            <text:p/>
          </table:table-cell>
          <table:table-cell/>
          <table:table-cell table:formula="of:=IFERROR(([.V55]/[.R55])*100; &quot;&quot;)">
            <text:p/>
          </table:table-cell>
          <table:table-cell table:formula="of:=IF([.L55] = &quot;&quot; ;&quot;&quot;; [.L55]-[.V55])">
            <text:p/>
          </table:table-cell>
          <table:table-cell table:formula="of:=IFERROR(([.X55]/[.P55])*100; &quot;&quot;)">
            <text:p/>
          </table:table-cell>
          <table:table-cell/>
          <table:table-cell table:formula="of:=IFERROR(([.Z55]/[.R55])*100; &quot;&quot;)">
            <text:p/>
          </table:table-cell>
          <table:table-cell table:formula="of:=IF([.N55] = &quot;&quot; ;&quot;&quot;; [.N55]-[.Z55])">
            <text:p/>
          </table:table-cell>
          <table:table-cell table:formula="of:=IFERROR(([.AB55]/[.P55])*100; &quot;&quot;)">
            <text:p/>
          </table:table-cell>
          <table:table-cell table:style-name="ce3" table:number-columns-repeated="3"/>
          <table:table-cell table:formula="of:=IFERROR(([.AF55]/[.P55])*100; &quot;&quot;)">
            <text:p/>
          </table:table-cell>
          <table:table-cell table:style-name="ce3"/>
          <table:table-cell table:formula="of:=IFERROR(([.AH55]/[.P55])*100; &quot;&quot;)">
            <text:p/>
          </table:table-cell>
          <table:table-cell table:style-name="ce3"/>
          <table:table-cell/>
          <table:table-cell table:style-name="ce3"/>
          <table:table-cell table:formula="of:=IFERROR(([.AL55]/[.P5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55]/[.P55])*100; &quot;&quot;)">
            <text:p/>
          </table:table-cell>
          <table:table-cell table:style-name="ce3"/>
          <table:table-cell/>
          <table:table-cell table:style-name="ce3"/>
          <table:table-cell table:formula="of:=IFERROR(([.BT55]/[.P5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55]/[.P55])*100; &quot;&quot;)">
            <text:p/>
          </table:table-cell>
          <table:table-cell table:style-name="ce3"/>
          <table:table-cell table:formula="of:=IFERROR(([.CN55]/[.P55])*100; &quot;&quot;)">
            <text:p/>
          </table:table-cell>
          <table:table-cell table:style-name="ce3"/>
          <table:table-cell table:formula="of:=IFERROR(([.CP55]/[.P5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55]/[.P55])*100; &quot;&quot;)">
            <text:p/>
          </table:table-cell>
          <table:table-cell table:style-name="ce3"/>
          <table:table-cell/>
          <table:table-cell table:style-name="ce3"/>
          <table:table-cell table:formula="of:=IFERROR(([.DB55]/[.P55])*100; &quot;&quot;)">
            <text:p/>
          </table:table-cell>
          <table:table-cell table:style-name="ce3"/>
          <table:table-cell/>
          <table:table-cell table:style-name="ce3"/>
          <table:table-cell table:formula="of:=IFERROR(([.DF55]/[.P55])*100; &quot;&quot;)">
            <text:p/>
          </table:table-cell>
          <table:table-cell table:style-name="ce3"/>
          <table:table-cell/>
          <table:table-cell table:style-name="ce3"/>
          <table:table-cell table:formula="of:=IFERROR(([.DJ55]/[.P5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Repeater 3000</text:p>
          </table:table-cell>
          <table:table-cell office:value-type="string" calcext:value-type="string">
            <text:p>07.27</text:p>
          </table:table-cell>
          <table:table-cell office:value-type="float" office:value="281" calcext:value-type="float">
            <text:p>281</text:p>
          </table:table-cell>
          <table:table-cell table:formula="of:=IF([.C56]=&quot;&quot;;&quot;&quot;;[.C56]-[.AE56])" office:value-type="float" office:value="241" calcext:value-type="float">
            <text:p>241</text:p>
          </table:table-cell>
          <table:table-cell office:value-type="float" office:value="245" calcext:value-type="float">
            <text:p>245</text:p>
          </table:table-cell>
          <table:table-cell table:formula="of:=IFERROR(([.E56]/[.D56])*100; &quot;&quot;)" office:value-type="float" office:value="101.659751037344" calcext:value-type="float">
            <text:p>101,659751037344</text:p>
          </table:table-cell>
          <table:table-cell office:value-type="float" office:value="110" calcext:value-type="float">
            <text:p>110</text:p>
          </table:table-cell>
          <table:table-cell table:formula="of:=IFERROR(([.G56]/[.D56])*100; &quot;&quot;)" office:value-type="float" office:value="45.643153526971" calcext:value-type="float">
            <text:p>45,643153526971</text:p>
          </table:table-cell>
          <table:table-cell office:value-type="float" office:value="123" calcext:value-type="float">
            <text:p>123</text:p>
          </table:table-cell>
          <table:table-cell table:formula="of:=IFERROR(([.I56]/[.D56])*100; &quot;&quot;)" office:value-type="float" office:value="51.0373443983402" calcext:value-type="float">
            <text:p>51,037344398340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formula="of:=IFERROR(([.L56]/[.D56])*100; &quot;&quot;)" office:value-type="float" office:value="40.2489626556017" calcext:value-type="float">
            <text:p>40,2489626556017</text:p>
          </table:table-cell>
          <table:table-cell office:value-type="float" office:value="114" calcext:value-type="float">
            <text:p>114</text:p>
          </table:table-cell>
          <table:table-cell table:formula="of:=IFERROR(([.N56]/[.D56])*100; &quot;&quot;)" office:value-type="float" office:value="47.3029045643153" calcext:value-type="float">
            <text:p>47,3029045643153</text:p>
          </table:table-cell>
          <table:table-cell office:value-type="float" office:value="63" calcext:value-type="float">
            <text:p>63</text:p>
          </table:table-cell>
          <table:table-cell table:formula="of:=IFERROR(([.P56]/[.D56])*100; &quot;&quot;)" office:value-type="float" office:value="26.1410788381743" calcext:value-type="float">
            <text:p>26,1410788381743</text:p>
          </table:table-cell>
          <table:table-cell office:value-type="float" office:value="178" calcext:value-type="float">
            <text:p>178</text:p>
          </table:table-cell>
          <table:table-cell table:formula="of:=IFERROR(([.R56]/[.D56])*100; &quot;&quot;)" office:value-type="float" office:value="73.8589211618257" calcext:value-type="float">
            <text:p>73,8589211618257</text:p>
          </table:table-cell>
          <table:table-cell office:value-type="float" office:value="37" calcext:value-type="float">
            <text:p>37</text:p>
          </table:table-cell>
          <table:table-cell table:formula="of:=IFERROR(([.T56]/[.R56])*100; &quot;&quot;)" office:value-type="float" office:value="20.7865168539326" calcext:value-type="float">
            <text:p>20,7865168539326</text:p>
          </table:table-cell>
          <table:table-cell office:value-type="float" office:value="96" calcext:value-type="float">
            <text:p>96</text:p>
          </table:table-cell>
          <table:table-cell table:formula="of:=IFERROR(([.V56]/[.R56])*100; &quot;&quot;)" office:value-type="float" office:value="53.9325842696629" calcext:value-type="float">
            <text:p>53,9325842696629</text:p>
          </table:table-cell>
          <table:table-cell table:formula="of:=IF([.L56] = &quot;&quot; ;&quot;&quot;; [.L56]-[.V56])" office:value-type="float" office:value="1" calcext:value-type="float">
            <text:p>1</text:p>
          </table:table-cell>
          <table:table-cell table:formula="of:=IFERROR(([.X56]/[.P56])*100; &quot;&quot;)" office:value-type="float" office:value="1.58730158730159" calcext:value-type="float">
            <text:p>1,58730158730159</text:p>
          </table:table-cell>
          <table:table-cell office:value-type="float" office:value="111" calcext:value-type="float">
            <text:p>111</text:p>
          </table:table-cell>
          <table:table-cell table:formula="of:=IFERROR(([.Z56]/[.R56])*100; &quot;&quot;)" office:value-type="float" office:value="62.3595505617977" calcext:value-type="float">
            <text:p>62,3595505617977</text:p>
          </table:table-cell>
          <table:table-cell table:formula="of:=IF([.N56] = &quot;&quot; ;&quot;&quot;; [.N56]-[.Z56])" office:value-type="float" office:value="3" calcext:value-type="float">
            <text:p>3</text:p>
          </table:table-cell>
          <table:table-cell table:formula="of:=IFERROR(([.AB56]/[.P56])*100; &quot;&quot;)" office:value-type="float" office:value="4.76190476190476" calcext:value-type="float">
            <text:p>4,76190476190476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IFERROR(([.AF56]/[.P56])*100; &quot;&quot;)" office:value-type="float" office:value="20.6349206349206" calcext:value-type="float">
            <text:p>20,6349206349206</text:p>
          </table:table-cell>
          <table:table-cell office:value-type="float" office:value="2" calcext:value-type="float">
            <text:p>2</text:p>
          </table:table-cell>
          <table:table-cell table:formula="of:=IFERROR(([.AH56]/[.P56])*100; &quot;&quot;)" office:value-type="float" office:value="3.17460317460317" calcext:value-type="float">
            <text:p>3,17460317460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56]/[.P56])*100; &quot;&quot;)" office:value-type="float" office:value="3.17460317460317" calcext:value-type="float">
            <text:p>3,17460317460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56]/[.P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56]/[.P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IFERROR(([.CL56]/[.P56])*100; &quot;&quot;)" office:value-type="float" office:value="30.1587301587302" calcext:value-type="float">
            <text:p>30,1587301587302</text:p>
          </table:table-cell>
          <table:table-cell office:value-type="float" office:value="0" calcext:value-type="float">
            <text:p>0</text:p>
          </table:table-cell>
          <table:table-cell table:formula="of:=IFERROR(([.CN56]/[.P56])*100; &quot;&quot;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IFERROR(([.CP56]/[.P56])*100; &quot;&quot;)" office:value-type="float" office:value="42.8571428571429" calcext:value-type="float">
            <text:p>42,85714285714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56]/[.P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56]/[.P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56]/[.P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56]/[.P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57]=&quot;&quot;;&quot;&quot;;[.C57]-[.AE57])">
            <text:p/>
          </table:table-cell>
          <table:table-cell/>
          <table:table-cell table:formula="of:=IFERROR(([.E57]/[.D57])*100; &quot;&quot;)">
            <text:p/>
          </table:table-cell>
          <table:table-cell/>
          <table:table-cell table:formula="of:=IFERROR(([.G57]/[.D57])*100; &quot;&quot;)">
            <text:p/>
          </table:table-cell>
          <table:table-cell/>
          <table:table-cell table:formula="of:=IFERROR(([.I57]/[.D57])*100; &quot;&quot;)">
            <text:p/>
          </table:table-cell>
          <table:table-cell/>
          <table:table-cell table:style-name="ce3"/>
          <table:table-cell table:formula="of:=IFERROR(([.L57]/[.D57])*100; &quot;&quot;)">
            <text:p/>
          </table:table-cell>
          <table:table-cell table:style-name="ce3"/>
          <table:table-cell table:formula="of:=IFERROR(([.N57]/[.D57])*100; &quot;&quot;)">
            <text:p/>
          </table:table-cell>
          <table:table-cell table:style-name="ce3"/>
          <table:table-cell table:formula="of:=IFERROR(([.P57]/[.D57])*100; &quot;&quot;)">
            <text:p/>
          </table:table-cell>
          <table:table-cell table:style-name="ce3"/>
          <table:table-cell table:formula="of:=IFERROR(([.R57]/[.D57])*100; &quot;&quot;)">
            <text:p/>
          </table:table-cell>
          <table:table-cell table:style-name="ce3"/>
          <table:table-cell table:formula="of:=IFERROR(([.T57]/[.R57])*100; &quot;&quot;)">
            <text:p/>
          </table:table-cell>
          <table:table-cell/>
          <table:table-cell table:formula="of:=IFERROR(([.V57]/[.R57])*100; &quot;&quot;)">
            <text:p/>
          </table:table-cell>
          <table:table-cell table:formula="of:=IF([.L57] = &quot;&quot; ;&quot;&quot;; [.L57]-[.V57])">
            <text:p/>
          </table:table-cell>
          <table:table-cell table:formula="of:=IFERROR(([.X57]/[.P57])*100; &quot;&quot;)">
            <text:p/>
          </table:table-cell>
          <table:table-cell/>
          <table:table-cell table:formula="of:=IFERROR(([.Z57]/[.R57])*100; &quot;&quot;)">
            <text:p/>
          </table:table-cell>
          <table:table-cell table:formula="of:=IF([.N57] = &quot;&quot; ;&quot;&quot;; [.N57]-[.Z57])">
            <text:p/>
          </table:table-cell>
          <table:table-cell table:formula="of:=IFERROR(([.AB57]/[.P57])*100; &quot;&quot;)">
            <text:p/>
          </table:table-cell>
          <table:table-cell table:style-name="ce3" table:number-columns-repeated="3"/>
          <table:table-cell table:formula="of:=IFERROR(([.AF57]/[.P57])*100; &quot;&quot;)">
            <text:p/>
          </table:table-cell>
          <table:table-cell table:style-name="ce3"/>
          <table:table-cell table:formula="of:=IFERROR(([.AH57]/[.P57])*100; &quot;&quot;)">
            <text:p/>
          </table:table-cell>
          <table:table-cell table:style-name="ce3"/>
          <table:table-cell/>
          <table:table-cell table:style-name="ce3"/>
          <table:table-cell table:formula="of:=IFERROR(([.AL57]/[.P5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57]/[.P57])*100; &quot;&quot;)">
            <text:p/>
          </table:table-cell>
          <table:table-cell table:style-name="ce3"/>
          <table:table-cell/>
          <table:table-cell table:style-name="ce3"/>
          <table:table-cell table:formula="of:=IFERROR(([.BT57]/[.P5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57]/[.P57])*100; &quot;&quot;)">
            <text:p/>
          </table:table-cell>
          <table:table-cell table:style-name="ce3"/>
          <table:table-cell table:formula="of:=IFERROR(([.CN57]/[.P57])*100; &quot;&quot;)">
            <text:p/>
          </table:table-cell>
          <table:table-cell table:style-name="ce3"/>
          <table:table-cell table:formula="of:=IFERROR(([.CP57]/[.P5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57]/[.P57])*100; &quot;&quot;)">
            <text:p/>
          </table:table-cell>
          <table:table-cell table:style-name="ce3"/>
          <table:table-cell/>
          <table:table-cell table:style-name="ce3"/>
          <table:table-cell table:formula="of:=IFERROR(([.DB57]/[.P57])*100; &quot;&quot;)">
            <text:p/>
          </table:table-cell>
          <table:table-cell table:style-name="ce3"/>
          <table:table-cell/>
          <table:table-cell table:style-name="ce3"/>
          <table:table-cell table:formula="of:=IFERROR(([.DF57]/[.P57])*100; &quot;&quot;)">
            <text:p/>
          </table:table-cell>
          <table:table-cell table:style-name="ce3"/>
          <table:table-cell/>
          <table:table-cell table:style-name="ce3"/>
          <table:table-cell table:formula="of:=IFERROR(([.DJ57]/[.P5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Repeater 1750e</text:p>
          </table:table-cell>
          <table:table-cell office:value-type="string" calcext:value-type="string">
            <text:p>07.27</text:p>
          </table:table-cell>
          <table:table-cell office:value-type="float" office:value="260" calcext:value-type="float">
            <text:p>260</text:p>
          </table:table-cell>
          <table:table-cell table:formula="of:=IF([.C58]=&quot;&quot;;&quot;&quot;;[.C58]-[.AE58])"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table:formula="of:=IFERROR(([.E58]/[.D58])*100; &quot;&quot;)" office:value-type="float" office:value="101.809954751131" calcext:value-type="float">
            <text:p>101,809954751131</text:p>
          </table:table-cell>
          <table:table-cell office:value-type="float" office:value="90" calcext:value-type="float">
            <text:p>90</text:p>
          </table:table-cell>
          <table:table-cell table:formula="of:=IFERROR(([.G58]/[.D58])*100; &quot;&quot;)" office:value-type="float" office:value="40.7239819004525" calcext:value-type="float">
            <text:p>40,7239819004525</text:p>
          </table:table-cell>
          <table:table-cell office:value-type="float" office:value="124" calcext:value-type="float">
            <text:p>124</text:p>
          </table:table-cell>
          <table:table-cell table:formula="of:=IFERROR(([.I58]/[.D58])*100; &quot;&quot;)" office:value-type="float" office:value="56.1085972850679" calcext:value-type="float">
            <text:p>56,10859728506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58]/[.D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58]/[.D58])*100; &quot;&quot;)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formula="of:=IFERROR(([.P58]/[.D58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R58]/[.D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T58]/[.R58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58]/[.R58])*100; &quot;&quot;)">
            <text:p/>
          </table:table-cell>
          <table:table-cell table:formula="of:=IF([.L58] = &quot;&quot; ;&quot;&quot;; [.L58]-[.V58])" office:value-type="float" office:value="0" calcext:value-type="float">
            <text:p>0</text:p>
          </table:table-cell>
          <table:table-cell table:formula="of:=IFERROR(([.X58]/[.P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58]/[.R58])*100; &quot;&quot;)">
            <text:p/>
          </table:table-cell>
          <table:table-cell table:formula="of:=IF([.N58] = &quot;&quot; ;&quot;&quot;; [.N58]-[.Z58])" office:value-type="float" office:value="0" calcext:value-type="float">
            <text:p>0</text:p>
          </table:table-cell>
          <table:table-cell table:formula="of:=IFERROR(([.AB58]/[.P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ERROR(([.AF58]/[.P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58]/[.P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58]/[.P58])*100; &quot;&quot;)" office:value-type="float" office:value="0.904977375565611" calcext:value-type="float">
            <text:p>0,904977375565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IFERROR(([.BP58]/[.P58])*100; &quot;&quot;)" office:value-type="float" office:value="99.0950226244344" calcext:value-type="float">
            <text:p>99,0950226244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58]/[.P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58]/[.P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58]/[.P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58]/[.P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58]/[.P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58]/[.P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58]/[.P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58]/[.P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59]=&quot;&quot;;&quot;&quot;;[.C59]-[.AE59])">
            <text:p/>
          </table:table-cell>
          <table:table-cell/>
          <table:table-cell table:formula="of:=IFERROR(([.E59]/[.D59])*100; &quot;&quot;)">
            <text:p/>
          </table:table-cell>
          <table:table-cell/>
          <table:table-cell table:formula="of:=IFERROR(([.G59]/[.D59])*100; &quot;&quot;)">
            <text:p/>
          </table:table-cell>
          <table:table-cell/>
          <table:table-cell table:formula="of:=IFERROR(([.I59]/[.D59])*100; &quot;&quot;)">
            <text:p/>
          </table:table-cell>
          <table:table-cell/>
          <table:table-cell table:style-name="ce3"/>
          <table:table-cell table:formula="of:=IFERROR(([.L59]/[.D59])*100; &quot;&quot;)">
            <text:p/>
          </table:table-cell>
          <table:table-cell table:style-name="ce3"/>
          <table:table-cell table:formula="of:=IFERROR(([.N59]/[.D59])*100; &quot;&quot;)">
            <text:p/>
          </table:table-cell>
          <table:table-cell table:style-name="ce3"/>
          <table:table-cell table:formula="of:=IFERROR(([.P59]/[.D59])*100; &quot;&quot;)">
            <text:p/>
          </table:table-cell>
          <table:table-cell table:style-name="ce3"/>
          <table:table-cell table:formula="of:=IFERROR(([.R59]/[.D59])*100; &quot;&quot;)">
            <text:p/>
          </table:table-cell>
          <table:table-cell table:style-name="ce3"/>
          <table:table-cell table:formula="of:=IFERROR(([.T59]/[.R59])*100; &quot;&quot;)">
            <text:p/>
          </table:table-cell>
          <table:table-cell/>
          <table:table-cell table:formula="of:=IFERROR(([.V59]/[.R59])*100; &quot;&quot;)">
            <text:p/>
          </table:table-cell>
          <table:table-cell table:formula="of:=IF([.L59] = &quot;&quot; ;&quot;&quot;; [.L59]-[.V59])">
            <text:p/>
          </table:table-cell>
          <table:table-cell table:formula="of:=IFERROR(([.X59]/[.P59])*100; &quot;&quot;)">
            <text:p/>
          </table:table-cell>
          <table:table-cell/>
          <table:table-cell table:formula="of:=IFERROR(([.Z59]/[.R59])*100; &quot;&quot;)">
            <text:p/>
          </table:table-cell>
          <table:table-cell table:formula="of:=IF([.N59] = &quot;&quot; ;&quot;&quot;; [.N59]-[.Z59])">
            <text:p/>
          </table:table-cell>
          <table:table-cell table:formula="of:=IFERROR(([.AB59]/[.P59])*100; &quot;&quot;)">
            <text:p/>
          </table:table-cell>
          <table:table-cell table:style-name="ce3" table:number-columns-repeated="3"/>
          <table:table-cell table:formula="of:=IFERROR(([.AF59]/[.P59])*100; &quot;&quot;)">
            <text:p/>
          </table:table-cell>
          <table:table-cell table:style-name="ce3"/>
          <table:table-cell table:formula="of:=IFERROR(([.AH59]/[.P59])*100; &quot;&quot;)">
            <text:p/>
          </table:table-cell>
          <table:table-cell table:style-name="ce3"/>
          <table:table-cell/>
          <table:table-cell table:style-name="ce3"/>
          <table:table-cell table:formula="of:=IFERROR(([.AL59]/[.P5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59]/[.P59])*100; &quot;&quot;)">
            <text:p/>
          </table:table-cell>
          <table:table-cell table:style-name="ce3"/>
          <table:table-cell/>
          <table:table-cell table:style-name="ce3"/>
          <table:table-cell table:formula="of:=IFERROR(([.BT59]/[.P5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59]/[.P59])*100; &quot;&quot;)">
            <text:p/>
          </table:table-cell>
          <table:table-cell table:style-name="ce3"/>
          <table:table-cell table:formula="of:=IFERROR(([.CN59]/[.P59])*100; &quot;&quot;)">
            <text:p/>
          </table:table-cell>
          <table:table-cell table:style-name="ce3"/>
          <table:table-cell table:formula="of:=IFERROR(([.CP59]/[.P5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59]/[.P59])*100; &quot;&quot;)">
            <text:p/>
          </table:table-cell>
          <table:table-cell table:style-name="ce3"/>
          <table:table-cell/>
          <table:table-cell table:style-name="ce3"/>
          <table:table-cell table:formula="of:=IFERROR(([.DB59]/[.P59])*100; &quot;&quot;)">
            <text:p/>
          </table:table-cell>
          <table:table-cell table:style-name="ce3"/>
          <table:table-cell/>
          <table:table-cell table:style-name="ce3"/>
          <table:table-cell table:formula="of:=IFERROR(([.DF59]/[.P59])*100; &quot;&quot;)">
            <text:p/>
          </table:table-cell>
          <table:table-cell table:style-name="ce3"/>
          <table:table-cell/>
          <table:table-cell table:style-name="ce3"/>
          <table:table-cell table:formula="of:=IFERROR(([.DJ59]/[.P5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Repeater 1200</text:p>
          </table:table-cell>
          <table:table-cell office:value-type="string" calcext:value-type="string">
            <text:p>200.07.27</text:p>
          </table:table-cell>
          <table:table-cell office:value-type="float" office:value="281" calcext:value-type="float">
            <text:p>281</text:p>
          </table:table-cell>
          <table:table-cell table:formula="of:=IF([.C60]=&quot;&quot;;&quot;&quot;;[.C60]-[.AE60])" office:value-type="float" office:value="241" calcext:value-type="float">
            <text:p>241</text:p>
          </table:table-cell>
          <table:table-cell office:value-type="float" office:value="245" calcext:value-type="float">
            <text:p>245</text:p>
          </table:table-cell>
          <table:table-cell table:formula="of:=IFERROR(([.E60]/[.D60])*100; &quot;&quot;)" office:value-type="float" office:value="101.659751037344" calcext:value-type="float">
            <text:p>101,659751037344</text:p>
          </table:table-cell>
          <table:table-cell office:value-type="float" office:value="110" calcext:value-type="float">
            <text:p>110</text:p>
          </table:table-cell>
          <table:table-cell table:formula="of:=IFERROR(([.G60]/[.D60])*100; &quot;&quot;)" office:value-type="float" office:value="45.643153526971" calcext:value-type="float">
            <text:p>45,643153526971</text:p>
          </table:table-cell>
          <table:table-cell office:value-type="float" office:value="123" calcext:value-type="float">
            <text:p>123</text:p>
          </table:table-cell>
          <table:table-cell table:formula="of:=IFERROR(([.I60]/[.D60])*100; &quot;&quot;)" office:value-type="float" office:value="51.0373443983402" calcext:value-type="float">
            <text:p>51,037344398340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formula="of:=IFERROR(([.L60]/[.D60])*100; &quot;&quot;)" office:value-type="float" office:value="40.2489626556017" calcext:value-type="float">
            <text:p>40,2489626556017</text:p>
          </table:table-cell>
          <table:table-cell office:value-type="float" office:value="114" calcext:value-type="float">
            <text:p>114</text:p>
          </table:table-cell>
          <table:table-cell table:formula="of:=IFERROR(([.N60]/[.D60])*100; &quot;&quot;)" office:value-type="float" office:value="47.3029045643153" calcext:value-type="float">
            <text:p>47,3029045643153</text:p>
          </table:table-cell>
          <table:table-cell office:value-type="float" office:value="63" calcext:value-type="float">
            <text:p>63</text:p>
          </table:table-cell>
          <table:table-cell table:formula="of:=IFERROR(([.P60]/[.D60])*100; &quot;&quot;)" office:value-type="float" office:value="26.1410788381743" calcext:value-type="float">
            <text:p>26,1410788381743</text:p>
          </table:table-cell>
          <table:table-cell office:value-type="float" office:value="178" calcext:value-type="float">
            <text:p>178</text:p>
          </table:table-cell>
          <table:table-cell table:formula="of:=IFERROR(([.R60]/[.D60])*100; &quot;&quot;)" office:value-type="float" office:value="73.8589211618257" calcext:value-type="float">
            <text:p>73,8589211618257</text:p>
          </table:table-cell>
          <table:table-cell office:value-type="float" office:value="37" calcext:value-type="float">
            <text:p>37</text:p>
          </table:table-cell>
          <table:table-cell table:formula="of:=IFERROR(([.T60]/[.R60])*100; &quot;&quot;)" office:value-type="float" office:value="20.7865168539326" calcext:value-type="float">
            <text:p>20,7865168539326</text:p>
          </table:table-cell>
          <table:table-cell office:value-type="float" office:value="96" calcext:value-type="float">
            <text:p>96</text:p>
          </table:table-cell>
          <table:table-cell table:formula="of:=IFERROR(([.V60]/[.R60])*100; &quot;&quot;)" office:value-type="float" office:value="53.9325842696629" calcext:value-type="float">
            <text:p>53,9325842696629</text:p>
          </table:table-cell>
          <table:table-cell table:formula="of:=IF([.L60] = &quot;&quot; ;&quot;&quot;; [.L60]-[.V60])" office:value-type="float" office:value="1" calcext:value-type="float">
            <text:p>1</text:p>
          </table:table-cell>
          <table:table-cell table:formula="of:=IFERROR(([.X60]/[.P60])*100; &quot;&quot;)" office:value-type="float" office:value="1.58730158730159" calcext:value-type="float">
            <text:p>1,58730158730159</text:p>
          </table:table-cell>
          <table:table-cell office:value-type="float" office:value="111" calcext:value-type="float">
            <text:p>111</text:p>
          </table:table-cell>
          <table:table-cell table:formula="of:=IFERROR(([.Z60]/[.R60])*100; &quot;&quot;)" office:value-type="float" office:value="62.3595505617977" calcext:value-type="float">
            <text:p>62,3595505617977</text:p>
          </table:table-cell>
          <table:table-cell table:formula="of:=IF([.N60] = &quot;&quot; ;&quot;&quot;; [.N60]-[.Z60])" office:value-type="float" office:value="3" calcext:value-type="float">
            <text:p>3</text:p>
          </table:table-cell>
          <table:table-cell table:formula="of:=IFERROR(([.AB60]/[.P60])*100; &quot;&quot;)" office:value-type="float" office:value="4.76190476190476" calcext:value-type="float">
            <text:p>4,76190476190476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IFERROR(([.AF60]/[.P60])*100; &quot;&quot;)" office:value-type="float" office:value="20.6349206349206" calcext:value-type="float">
            <text:p>20,6349206349206</text:p>
          </table:table-cell>
          <table:table-cell office:value-type="float" office:value="2" calcext:value-type="float">
            <text:p>2</text:p>
          </table:table-cell>
          <table:table-cell table:formula="of:=IFERROR(([.AH60]/[.P60])*100; &quot;&quot;)" office:value-type="float" office:value="3.17460317460317" calcext:value-type="float">
            <text:p>3,17460317460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60]/[.P60])*100; &quot;&quot;)" office:value-type="float" office:value="3.17460317460317" calcext:value-type="float">
            <text:p>3,17460317460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60]/[.P6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60]/[.P6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IFERROR(([.CL60]/[.P60])*100; &quot;&quot;)" office:value-type="float" office:value="30.1587301587302" calcext:value-type="float">
            <text:p>30,1587301587302</text:p>
          </table:table-cell>
          <table:table-cell office:value-type="float" office:value="0" calcext:value-type="float">
            <text:p>0</text:p>
          </table:table-cell>
          <table:table-cell table:formula="of:=IFERROR(([.CN60]/[.P60])*100; &quot;&quot;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IFERROR(([.CP60]/[.P60])*100; &quot;&quot;)" office:value-type="float" office:value="42.8571428571429" calcext:value-type="float">
            <text:p>42,85714285714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60]/[.P6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60]/[.P6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60]/[.P6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60]/[.P6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61]=&quot;&quot;;&quot;&quot;;[.C61]-[.AE61])">
            <text:p/>
          </table:table-cell>
          <table:table-cell/>
          <table:table-cell table:formula="of:=IFERROR(([.E61]/[.D61])*100; &quot;&quot;)">
            <text:p/>
          </table:table-cell>
          <table:table-cell/>
          <table:table-cell table:formula="of:=IFERROR(([.G61]/[.D61])*100; &quot;&quot;)">
            <text:p/>
          </table:table-cell>
          <table:table-cell/>
          <table:table-cell table:formula="of:=IFERROR(([.I61]/[.D61])*100; &quot;&quot;)">
            <text:p/>
          </table:table-cell>
          <table:table-cell/>
          <table:table-cell table:style-name="ce3"/>
          <table:table-cell table:formula="of:=IFERROR(([.L61]/[.D61])*100; &quot;&quot;)">
            <text:p/>
          </table:table-cell>
          <table:table-cell table:style-name="ce3"/>
          <table:table-cell table:formula="of:=IFERROR(([.N61]/[.D61])*100; &quot;&quot;)">
            <text:p/>
          </table:table-cell>
          <table:table-cell table:style-name="ce3"/>
          <table:table-cell table:formula="of:=IFERROR(([.P61]/[.D61])*100; &quot;&quot;)">
            <text:p/>
          </table:table-cell>
          <table:table-cell table:style-name="ce3"/>
          <table:table-cell table:formula="of:=IFERROR(([.R61]/[.D61])*100; &quot;&quot;)">
            <text:p/>
          </table:table-cell>
          <table:table-cell table:style-name="ce3"/>
          <table:table-cell table:formula="of:=IFERROR(([.T61]/[.R61])*100; &quot;&quot;)">
            <text:p/>
          </table:table-cell>
          <table:table-cell/>
          <table:table-cell table:formula="of:=IFERROR(([.V61]/[.R61])*100; &quot;&quot;)">
            <text:p/>
          </table:table-cell>
          <table:table-cell table:formula="of:=IF([.L61] = &quot;&quot; ;&quot;&quot;; [.L61]-[.V61])">
            <text:p/>
          </table:table-cell>
          <table:table-cell table:formula="of:=IFERROR(([.X61]/[.P61])*100; &quot;&quot;)">
            <text:p/>
          </table:table-cell>
          <table:table-cell/>
          <table:table-cell table:formula="of:=IFERROR(([.Z61]/[.R61])*100; &quot;&quot;)">
            <text:p/>
          </table:table-cell>
          <table:table-cell table:formula="of:=IF([.N61] = &quot;&quot; ;&quot;&quot;; [.N61]-[.Z61])">
            <text:p/>
          </table:table-cell>
          <table:table-cell table:formula="of:=IFERROR(([.AB61]/[.P61])*100; &quot;&quot;)">
            <text:p/>
          </table:table-cell>
          <table:table-cell table:style-name="ce3" table:number-columns-repeated="3"/>
          <table:table-cell table:formula="of:=IFERROR(([.AF61]/[.P61])*100; &quot;&quot;)">
            <text:p/>
          </table:table-cell>
          <table:table-cell table:style-name="ce3"/>
          <table:table-cell table:formula="of:=IFERROR(([.AH61]/[.P61])*100; &quot;&quot;)">
            <text:p/>
          </table:table-cell>
          <table:table-cell table:style-name="ce3"/>
          <table:table-cell/>
          <table:table-cell table:style-name="ce3"/>
          <table:table-cell table:formula="of:=IFERROR(([.AL61]/[.P6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61]/[.P61])*100; &quot;&quot;)">
            <text:p/>
          </table:table-cell>
          <table:table-cell table:style-name="ce3"/>
          <table:table-cell/>
          <table:table-cell table:style-name="ce3"/>
          <table:table-cell table:formula="of:=IFERROR(([.BT61]/[.P6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61]/[.P61])*100; &quot;&quot;)">
            <text:p/>
          </table:table-cell>
          <table:table-cell table:style-name="ce3"/>
          <table:table-cell table:formula="of:=IFERROR(([.CN61]/[.P61])*100; &quot;&quot;)">
            <text:p/>
          </table:table-cell>
          <table:table-cell table:style-name="ce3"/>
          <table:table-cell table:formula="of:=IFERROR(([.CP61]/[.P6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61]/[.P61])*100; &quot;&quot;)">
            <text:p/>
          </table:table-cell>
          <table:table-cell table:style-name="ce3"/>
          <table:table-cell/>
          <table:table-cell table:style-name="ce3"/>
          <table:table-cell table:formula="of:=IFERROR(([.DB61]/[.P61])*100; &quot;&quot;)">
            <text:p/>
          </table:table-cell>
          <table:table-cell table:style-name="ce3"/>
          <table:table-cell/>
          <table:table-cell table:style-name="ce3"/>
          <table:table-cell table:formula="of:=IFERROR(([.DF61]/[.P61])*100; &quot;&quot;)">
            <text:p/>
          </table:table-cell>
          <table:table-cell table:style-name="ce3"/>
          <table:table-cell/>
          <table:table-cell table:style-name="ce3"/>
          <table:table-cell table:formula="of:=IFERROR(([.DJ61]/[.P6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Repeater dvb-c</text:p>
          </table:table-cell>
          <table:table-cell office:value-type="string" calcext:value-type="string">
            <text:p>133.07.01</text:p>
          </table:table-cell>
          <table:table-cell office:value-type="float" office:value="254" calcext:value-type="float">
            <text:p>254</text:p>
          </table:table-cell>
          <table:table-cell table:formula="of:=IF([.C62]=&quot;&quot;;&quot;&quot;;[.C62]-[.AE62])"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table:formula="of:=IFERROR(([.E62]/[.D62])*100; &quot;&quot;)" office:value-type="float" office:value="101.84331797235" calcext:value-type="float">
            <text:p>101,84331797235</text:p>
          </table:table-cell>
          <table:table-cell office:value-type="float" office:value="91" calcext:value-type="float">
            <text:p>91</text:p>
          </table:table-cell>
          <table:table-cell table:formula="of:=IFERROR(([.G62]/[.D62])*100; &quot;&quot;)" office:value-type="float" office:value="41.9354838709677" calcext:value-type="float">
            <text:p>41,9354838709677</text:p>
          </table:table-cell>
          <table:table-cell office:value-type="float" office:value="122" calcext:value-type="float">
            <text:p>122</text:p>
          </table:table-cell>
          <table:table-cell table:formula="of:=IFERROR(([.I62]/[.D62])*100; &quot;&quot;)" office:value-type="float" office:value="56.221198156682" calcext:value-type="float">
            <text:p>56,2211981566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ERROR(([.L62]/[.D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62]/[.D62])*100; &quot;&quot;)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IFERROR(([.P62]/[.D62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R62]/[.D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T62]/[.R62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62]/[.R62])*100; &quot;&quot;)">
            <text:p/>
          </table:table-cell>
          <table:table-cell table:formula="of:=IF([.L62] = &quot;&quot; ;&quot;&quot;; [.L62]-[.V62])" office:value-type="float" office:value="0" calcext:value-type="float">
            <text:p>0</text:p>
          </table:table-cell>
          <table:table-cell table:formula="of:=IFERROR(([.X62]/[.P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62]/[.R62])*100; &quot;&quot;)">
            <text:p/>
          </table:table-cell>
          <table:table-cell table:formula="of:=IF([.N62] = &quot;&quot; ;&quot;&quot;; [.N62]-[.Z62])" office:value-type="float" office:value="0" calcext:value-type="float">
            <text:p>0</text:p>
          </table:table-cell>
          <table:table-cell table:formula="of:=IFERROR(([.AB62]/[.P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IFERROR(([.AF62]/[.P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62]/[.P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62]/[.P62])*100; &quot;&quot;)" office:value-type="float" office:value="2.30414746543779" calcext:value-type="float">
            <text:p>2,30414746543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IFERROR(([.BP62]/[.P62])*100; &quot;&quot;)" office:value-type="float" office:value="97.6958525345622" calcext:value-type="float">
            <text:p>97,69585253456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62]/[.P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62]/[.P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62]/[.P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62]/[.P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62]/[.P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62]/[.P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62]/[.P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62]/[.P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133.06.92</text:p>
          </table:table-cell>
          <table:table-cell office:value-type="float" office:value="236" calcext:value-type="float">
            <text:p>236</text:p>
          </table:table-cell>
          <table:table-cell table:formula="of:=IF([.C63]=&quot;&quot;;&quot;&quot;;[.C63]-[.AE63])" office:value-type="float" office:value="210" calcext:value-type="float">
            <text:p>210</text:p>
          </table:table-cell>
          <table:table-cell office:value-type="float" office:value="210" calcext:value-type="float">
            <text:p>210</text:p>
          </table:table-cell>
          <table:table-cell table:formula="of:=IFERROR(([.E63]/[.D63])*100; &quot;&quot;)"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formula="of:=IFERROR(([.G63]/[.D63])*100; &quot;&quot;)" office:value-type="float" office:value="37.1428571428571" calcext:value-type="float">
            <text:p>37,1428571428571</text:p>
          </table:table-cell>
          <table:table-cell office:value-type="float" office:value="131" calcext:value-type="float">
            <text:p>131</text:p>
          </table:table-cell>
          <table:table-cell table:formula="of:=IFERROR(([.I63]/[.D63])*100; &quot;&quot;)" office:value-type="float" office:value="62.3809523809524" calcext:value-type="float">
            <text:p>62,38095238095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ERROR(([.L63]/[.D63])*100; &quot;&quot;)" office:value-type="float" office:value="4.76190476190476" calcext:value-type="float">
            <text:p>4,76190476190476</text:p>
          </table:table-cell>
          <table:table-cell office:value-type="float" office:value="8" calcext:value-type="float">
            <text:p>8</text:p>
          </table:table-cell>
          <table:table-cell table:formula="of:=IFERROR(([.N63]/[.D63])*100; &quot;&quot;)" office:value-type="float" office:value="3.80952380952381" calcext:value-type="float">
            <text:p>3,80952380952381</text:p>
          </table:table-cell>
          <table:table-cell office:value-type="float" office:value="158" calcext:value-type="float">
            <text:p>158</text:p>
          </table:table-cell>
          <table:table-cell table:formula="of:=IFERROR(([.P63]/[.D63])*100; &quot;&quot;)" office:value-type="float" office:value="75.2380952380952" calcext:value-type="float">
            <text:p>75,2380952380952</text:p>
          </table:table-cell>
          <table:table-cell office:value-type="float" office:value="52" calcext:value-type="float">
            <text:p>52</text:p>
          </table:table-cell>
          <table:table-cell table:formula="of:=IFERROR(([.R63]/[.D63])*100; &quot;&quot;)" office:value-type="float" office:value="24.7619047619048" calcext:value-type="float">
            <text:p>24,7619047619048</text:p>
          </table:table-cell>
          <table:table-cell office:value-type="float" office:value="18" calcext:value-type="float">
            <text:p>18</text:p>
          </table:table-cell>
          <table:table-cell table:formula="of:=IFERROR(([.T63]/[.R63])*100; &quot;&quot;)" office:value-type="float" office:value="34.6153846153846" calcext:value-type="float">
            <text:p>34,6153846153846</text:p>
          </table:table-cell>
          <table:table-cell office:value-type="float" office:value="9" calcext:value-type="float">
            <text:p>9</text:p>
          </table:table-cell>
          <table:table-cell table:formula="of:=IFERROR(([.V63]/[.R63])*100; &quot;&quot;)" office:value-type="float" office:value="17.3076923076923" calcext:value-type="float">
            <text:p>17,3076923076923</text:p>
          </table:table-cell>
          <table:table-cell table:formula="of:=IF([.L63] = &quot;&quot; ;&quot;&quot;; [.L63]-[.V63])" office:value-type="float" office:value="1" calcext:value-type="float">
            <text:p>1</text:p>
          </table:table-cell>
          <table:table-cell table:formula="of:=IFERROR(([.X63]/[.P63])*100; &quot;&quot;)" office:value-type="float" office:value="0.632911392405063" calcext:value-type="float">
            <text:p>0,632911392405063</text:p>
          </table:table-cell>
          <table:table-cell office:value-type="float" office:value="7" calcext:value-type="float">
            <text:p>7</text:p>
          </table:table-cell>
          <table:table-cell table:formula="of:=IFERROR(([.Z63]/[.R63])*100; &quot;&quot;)" office:value-type="float" office:value="13.4615384615385" calcext:value-type="float">
            <text:p>13,4615384615385</text:p>
          </table:table-cell>
          <table:table-cell table:formula="of:=IF([.N63] = &quot;&quot; ;&quot;&quot;; [.N63]-[.Z63])" office:value-type="float" office:value="1" calcext:value-type="float">
            <text:p>1</text:p>
          </table:table-cell>
          <table:table-cell table:formula="of:=IFERROR(([.AB63]/[.P63])*100; &quot;&quot;)" office:value-type="float" office:value="0.632911392405063" calcext:value-type="float">
            <text:p>0,63291139240506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IFERROR(([.AF63]/[.P63])*100; &quot;&quot;)" office:value-type="float" office:value="2.53164556962025" calcext:value-type="float">
            <text:p>2,53164556962025</text:p>
          </table:table-cell>
          <table:table-cell office:value-type="float" office:value="0" calcext:value-type="float">
            <text:p>0</text:p>
          </table:table-cell>
          <table:table-cell table:formula="of:=IFERROR(([.AH63]/[.P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63]/[.P63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IFERROR(([.BP63]/[.P63])*100; &quot;&quot;)" office:value-type="float" office:value="4.43037974683544" calcext:value-type="float">
            <text:p>4,430379746835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63]/[.P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IFERROR(([.CL63]/[.P63])*100; &quot;&quot;)" office:value-type="float" office:value="82.2784810126582" calcext:value-type="float">
            <text:p>82,2784810126582</text:p>
          </table:table-cell>
          <table:table-cell office:value-type="float" office:value="8" calcext:value-type="float">
            <text:p>8</text:p>
          </table:table-cell>
          <table:table-cell table:formula="of:=IFERROR(([.CN63]/[.P63])*100; &quot;&quot;)" office:value-type="float" office:value="5.06329113924051" calcext:value-type="float">
            <text:p>5,06329113924051</text:p>
          </table:table-cell>
          <table:table-cell office:value-type="float" office:value="2" calcext:value-type="float">
            <text:p>2</text:p>
          </table:table-cell>
          <table:table-cell table:formula="of:=IFERROR(([.CP63]/[.P63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X63]/[.P63])*100; &quot;&quot;)" office:value-type="float" office:value="1.89873417721519" calcext:value-type="float">
            <text:p>1,898734177215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63]/[.P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DF63]/[.P63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63]/[.P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64]=&quot;&quot;;&quot;&quot;;[.C64]-[.AE64])">
            <text:p/>
          </table:table-cell>
          <table:table-cell/>
          <table:table-cell table:formula="of:=IFERROR(([.E64]/[.D64])*100; &quot;&quot;)">
            <text:p/>
          </table:table-cell>
          <table:table-cell/>
          <table:table-cell table:formula="of:=IFERROR(([.G64]/[.D64])*100; &quot;&quot;)">
            <text:p/>
          </table:table-cell>
          <table:table-cell/>
          <table:table-cell table:formula="of:=IFERROR(([.I64]/[.D64])*100; &quot;&quot;)">
            <text:p/>
          </table:table-cell>
          <table:table-cell/>
          <table:table-cell table:style-name="ce3"/>
          <table:table-cell table:formula="of:=IFERROR(([.L64]/[.D64])*100; &quot;&quot;)">
            <text:p/>
          </table:table-cell>
          <table:table-cell table:style-name="ce3"/>
          <table:table-cell table:formula="of:=IFERROR(([.N64]/[.D64])*100; &quot;&quot;)">
            <text:p/>
          </table:table-cell>
          <table:table-cell table:style-name="ce3"/>
          <table:table-cell table:formula="of:=IFERROR(([.P64]/[.D64])*100; &quot;&quot;)">
            <text:p/>
          </table:table-cell>
          <table:table-cell table:style-name="ce3"/>
          <table:table-cell table:formula="of:=IFERROR(([.R64]/[.D64])*100; &quot;&quot;)">
            <text:p/>
          </table:table-cell>
          <table:table-cell table:style-name="ce3"/>
          <table:table-cell table:formula="of:=IFERROR(([.T64]/[.R64])*100; &quot;&quot;)">
            <text:p/>
          </table:table-cell>
          <table:table-cell/>
          <table:table-cell table:formula="of:=IFERROR(([.V64]/[.R64])*100; &quot;&quot;)">
            <text:p/>
          </table:table-cell>
          <table:table-cell table:formula="of:=IF([.L64] = &quot;&quot; ;&quot;&quot;; [.L64]-[.V64])">
            <text:p/>
          </table:table-cell>
          <table:table-cell table:formula="of:=IFERROR(([.X64]/[.P64])*100; &quot;&quot;)">
            <text:p/>
          </table:table-cell>
          <table:table-cell/>
          <table:table-cell table:formula="of:=IFERROR(([.Z64]/[.R64])*100; &quot;&quot;)">
            <text:p/>
          </table:table-cell>
          <table:table-cell table:formula="of:=IF([.N64] = &quot;&quot; ;&quot;&quot;; [.N64]-[.Z64])">
            <text:p/>
          </table:table-cell>
          <table:table-cell table:formula="of:=IFERROR(([.AB64]/[.P64])*100; &quot;&quot;)">
            <text:p/>
          </table:table-cell>
          <table:table-cell table:style-name="ce3" table:number-columns-repeated="3"/>
          <table:table-cell table:formula="of:=IFERROR(([.AF64]/[.P64])*100; &quot;&quot;)">
            <text:p/>
          </table:table-cell>
          <table:table-cell table:style-name="ce3"/>
          <table:table-cell table:formula="of:=IFERROR(([.AH64]/[.P64])*100; &quot;&quot;)">
            <text:p/>
          </table:table-cell>
          <table:table-cell table:style-name="ce3"/>
          <table:table-cell/>
          <table:table-cell table:style-name="ce3"/>
          <table:table-cell table:formula="of:=IFERROR(([.AL64]/[.P6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64]/[.P64])*100; &quot;&quot;)">
            <text:p/>
          </table:table-cell>
          <table:table-cell table:style-name="ce3"/>
          <table:table-cell/>
          <table:table-cell table:style-name="ce3"/>
          <table:table-cell table:formula="of:=IFERROR(([.BT64]/[.P6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64]/[.P64])*100; &quot;&quot;)">
            <text:p/>
          </table:table-cell>
          <table:table-cell table:style-name="ce3"/>
          <table:table-cell table:formula="of:=IFERROR(([.CN64]/[.P64])*100; &quot;&quot;)">
            <text:p/>
          </table:table-cell>
          <table:table-cell table:style-name="ce3"/>
          <table:table-cell table:formula="of:=IFERROR(([.CP64]/[.P6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64]/[.P64])*100; &quot;&quot;)">
            <text:p/>
          </table:table-cell>
          <table:table-cell table:style-name="ce3"/>
          <table:table-cell/>
          <table:table-cell table:style-name="ce3"/>
          <table:table-cell table:formula="of:=IFERROR(([.DB64]/[.P64])*100; &quot;&quot;)">
            <text:p/>
          </table:table-cell>
          <table:table-cell table:style-name="ce3"/>
          <table:table-cell/>
          <table:table-cell table:style-name="ce3"/>
          <table:table-cell table:formula="of:=IFERROR(([.DF64]/[.P64])*100; &quot;&quot;)">
            <text:p/>
          </table:table-cell>
          <table:table-cell table:style-name="ce3"/>
          <table:table-cell/>
          <table:table-cell table:style-name="ce3"/>
          <table:table-cell table:formula="of:=IFERROR(([.DJ64]/[.P6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Repeater 310 a</text:p>
          </table:table-cell>
          <table:table-cell office:value-type="string" calcext:value-type="string">
            <text:p>310.07.13</text:p>
          </table:table-cell>
          <table:table-cell office:value-type="float" office:value="261" calcext:value-type="float">
            <text:p>261</text:p>
          </table:table-cell>
          <table:table-cell table:formula="of:=IF([.C65]=&quot;&quot;;&quot;&quot;;[.C65]-[.AE65])"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table:formula="of:=IFERROR(([.E65]/[.D65])*100; &quot;&quot;)" office:value-type="float" office:value="101.801801801802" calcext:value-type="float">
            <text:p>101,801801801802</text:p>
          </table:table-cell>
          <table:table-cell office:value-type="float" office:value="94" calcext:value-type="float">
            <text:p>94</text:p>
          </table:table-cell>
          <table:table-cell table:formula="of:=IFERROR(([.G65]/[.D65])*100; &quot;&quot;)" office:value-type="float" office:value="42.3423423423423" calcext:value-type="float">
            <text:p>42,3423423423423</text:p>
          </table:table-cell>
          <table:table-cell office:value-type="float" office:value="123" calcext:value-type="float">
            <text:p>123</text:p>
          </table:table-cell>
          <table:table-cell table:formula="of:=IFERROR(([.I65]/[.D65])*100; &quot;&quot;)" office:value-type="float" office:value="55.4054054054054" calcext:value-type="float">
            <text:p>55,40540540540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ERROR(([.L65]/[.D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65]/[.D65])*100; &quot;&quot;)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formula="of:=IFERROR(([.P65]/[.D65])*100; &quot;&quot;)" office:value-type="float" office:value="99.5495495495496" calcext:value-type="float">
            <text:p>99,5495495495496</text:p>
          </table:table-cell>
          <table:table-cell office:value-type="float" office:value="1" calcext:value-type="float">
            <text:p>1</text:p>
          </table:table-cell>
          <table:table-cell table:formula="of:=IFERROR(([.R65]/[.D65])*100; &quot;&quot;)" office:value-type="float" office:value="0.450450450450451" calcext:value-type="float">
            <text:p>0,450450450450451</text:p>
          </table:table-cell>
          <table:table-cell office:value-type="float" office:value="0" calcext:value-type="float">
            <text:p>0</text:p>
          </table:table-cell>
          <table:table-cell table:formula="of:=IFERROR(([.T65]/[.R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V65]/[.R65])*100; &quot;&quot;)" office:value-type="float" office:value="0" calcext:value-type="float">
            <text:p>0</text:p>
          </table:table-cell>
          <table:table-cell table:formula="of:=IF([.L65] = &quot;&quot; ;&quot;&quot;; [.L65]-[.V65])" office:value-type="float" office:value="0" calcext:value-type="float">
            <text:p>0</text:p>
          </table:table-cell>
          <table:table-cell table:formula="of:=IFERROR(([.X65]/[.P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65]/[.R65])*100; &quot;&quot;)" office:value-type="float" office:value="0" calcext:value-type="float">
            <text:p>0</text:p>
          </table:table-cell>
          <table:table-cell table:formula="of:=IF([.N65] = &quot;&quot; ;&quot;&quot;; [.N65]-[.Z65])" office:value-type="float" office:value="0" calcext:value-type="float">
            <text:p>0</text:p>
          </table:table-cell>
          <table:table-cell table:formula="of:=IFERROR(([.AB65]/[.P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ERROR(([.AF65]/[.P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65]/[.P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65]/[.P65])*100; &quot;&quot;)" office:value-type="float" office:value="2.26244343891403" calcext:value-type="float">
            <text:p>2,262443438914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IFERROR(([.BP65]/[.P65])*100; &quot;&quot;)" office:value-type="float" office:value="97.737556561086" calcext:value-type="float">
            <text:p>97,7375565610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65]/[.P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65]/[.P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65]/[.P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65]/[.P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65]/[.P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65]/[.P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65]/[.P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65]/[.P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122.06.92</text:p>
          </table:table-cell>
          <table:table-cell office:value-type="float" office:value="235" calcext:value-type="float">
            <text:p>235</text:p>
          </table:table-cell>
          <table:table-cell table:formula="of:=IF([.C66]=&quot;&quot;;&quot;&quot;;[.C66]-[.AE66])" office:value-type="float" office:value="209" calcext:value-type="float">
            <text:p>209</text:p>
          </table:table-cell>
          <table:table-cell office:value-type="float" office:value="209" calcext:value-type="float">
            <text:p>209</text:p>
          </table:table-cell>
          <table:table-cell table:formula="of:=IFERROR(([.E66]/[.D66])*100; &quot;&quot;)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table:formula="of:=IFERROR(([.G66]/[.D66])*100; &quot;&quot;)" office:value-type="float" office:value="36.8421052631579" calcext:value-type="float">
            <text:p>36,8421052631579</text:p>
          </table:table-cell>
          <table:table-cell office:value-type="float" office:value="131" calcext:value-type="float">
            <text:p>131</text:p>
          </table:table-cell>
          <table:table-cell table:formula="of:=IFERROR(([.I66]/[.D66])*100; &quot;&quot;)" office:value-type="float" office:value="62.6794258373206" calcext:value-type="float">
            <text:p>62,679425837320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ERROR(([.L66]/[.D66])*100; &quot;&quot;)" office:value-type="float" office:value="4.30622009569378" calcext:value-type="float">
            <text:p>4,30622009569378</text:p>
          </table:table-cell>
          <table:table-cell office:value-type="float" office:value="8" calcext:value-type="float">
            <text:p>8</text:p>
          </table:table-cell>
          <table:table-cell table:formula="of:=IFERROR(([.N66]/[.D66])*100; &quot;&quot;)" office:value-type="float" office:value="3.82775119617225" calcext:value-type="float">
            <text:p>3,82775119617225</text:p>
          </table:table-cell>
          <table:table-cell office:value-type="float" office:value="158" calcext:value-type="float">
            <text:p>158</text:p>
          </table:table-cell>
          <table:table-cell table:formula="of:=IFERROR(([.P66]/[.D66])*100; &quot;&quot;)" office:value-type="float" office:value="75.5980861244019" calcext:value-type="float">
            <text:p>75,5980861244019</text:p>
          </table:table-cell>
          <table:table-cell office:value-type="float" office:value="51" calcext:value-type="float">
            <text:p>51</text:p>
          </table:table-cell>
          <table:table-cell table:formula="of:=IFERROR(([.R66]/[.D66])*100; &quot;&quot;)" office:value-type="float" office:value="24.4019138755981" calcext:value-type="float">
            <text:p>24,4019138755981</text:p>
          </table:table-cell>
          <table:table-cell office:value-type="float" office:value="17" calcext:value-type="float">
            <text:p>17</text:p>
          </table:table-cell>
          <table:table-cell table:formula="of:=IFERROR(([.T66]/[.R66])*100; &quot;&quot;)" office:value-type="float" office:value="33.3333333333333" calcext:value-type="float">
            <text:p>33,3333333333333</text:p>
          </table:table-cell>
          <table:table-cell office:value-type="float" office:value="8" calcext:value-type="float">
            <text:p>8</text:p>
          </table:table-cell>
          <table:table-cell table:formula="of:=IFERROR(([.V66]/[.R66])*100; &quot;&quot;)" office:value-type="float" office:value="15.6862745098039" calcext:value-type="float">
            <text:p>15,6862745098039</text:p>
          </table:table-cell>
          <table:table-cell table:formula="of:=IF([.L66] = &quot;&quot; ;&quot;&quot;; [.L66]-[.V66])" office:value-type="float" office:value="1" calcext:value-type="float">
            <text:p>1</text:p>
          </table:table-cell>
          <table:table-cell table:formula="of:=IFERROR(([.X66]/[.P66])*100; &quot;&quot;)" office:value-type="float" office:value="0.632911392405063" calcext:value-type="float">
            <text:p>0,632911392405063</text:p>
          </table:table-cell>
          <table:table-cell office:value-type="float" office:value="7" calcext:value-type="float">
            <text:p>7</text:p>
          </table:table-cell>
          <table:table-cell table:formula="of:=IFERROR(([.Z66]/[.R66])*100; &quot;&quot;)" office:value-type="float" office:value="13.7254901960784" calcext:value-type="float">
            <text:p>13,7254901960784</text:p>
          </table:table-cell>
          <table:table-cell table:formula="of:=IF([.N66] = &quot;&quot; ;&quot;&quot;; [.N66]-[.Z66])" office:value-type="float" office:value="1" calcext:value-type="float">
            <text:p>1</text:p>
          </table:table-cell>
          <table:table-cell table:formula="of:=IFERROR(([.AB66]/[.P66])*100; &quot;&quot;)" office:value-type="float" office:value="0.632911392405063" calcext:value-type="float">
            <text:p>0,63291139240506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IFERROR(([.AF66]/[.P66])*100; &quot;&quot;)" office:value-type="float" office:value="2.53164556962025" calcext:value-type="float">
            <text:p>2,53164556962025</text:p>
          </table:table-cell>
          <table:table-cell office:value-type="float" office:value="0" calcext:value-type="float">
            <text:p>0</text:p>
          </table:table-cell>
          <table:table-cell table:formula="of:=IFERROR(([.AH66]/[.P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66]/[.P66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BP66]/[.P66])*100; &quot;&quot;)" office:value-type="float" office:value="5.06329113924051" calcext:value-type="float">
            <text:p>5,063291139240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66]/[.P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IFERROR(([.CL66]/[.P66])*100; &quot;&quot;)" office:value-type="float" office:value="81.6455696202532" calcext:value-type="float">
            <text:p>81,6455696202532</text:p>
          </table:table-cell>
          <table:table-cell office:value-type="float" office:value="8" calcext:value-type="float">
            <text:p>8</text:p>
          </table:table-cell>
          <table:table-cell table:formula="of:=IFERROR(([.CN66]/[.P66])*100; &quot;&quot;)" office:value-type="float" office:value="5.06329113924051" calcext:value-type="float">
            <text:p>5,06329113924051</text:p>
          </table:table-cell>
          <table:table-cell office:value-type="float" office:value="2" calcext:value-type="float">
            <text:p>2</text:p>
          </table:table-cell>
          <table:table-cell table:formula="of:=IFERROR(([.CP66]/[.P66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X66]/[.P66])*100; &quot;&quot;)" office:value-type="float" office:value="1.89873417721519" calcext:value-type="float">
            <text:p>1,898734177215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66]/[.P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DF66]/[.P66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66]/[.P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67]=&quot;&quot;;&quot;&quot;;[.C67]-[.AE67])">
            <text:p/>
          </table:table-cell>
          <table:table-cell/>
          <table:table-cell table:formula="of:=IFERROR(([.E67]/[.D67])*100; &quot;&quot;)">
            <text:p/>
          </table:table-cell>
          <table:table-cell/>
          <table:table-cell table:formula="of:=IFERROR(([.G67]/[.D67])*100; &quot;&quot;)">
            <text:p/>
          </table:table-cell>
          <table:table-cell/>
          <table:table-cell table:formula="of:=IFERROR(([.I67]/[.D67])*100; &quot;&quot;)">
            <text:p/>
          </table:table-cell>
          <table:table-cell/>
          <table:table-cell table:style-name="ce3"/>
          <table:table-cell table:formula="of:=IFERROR(([.L67]/[.D67])*100; &quot;&quot;)">
            <text:p/>
          </table:table-cell>
          <table:table-cell table:style-name="ce3"/>
          <table:table-cell table:formula="of:=IFERROR(([.N67]/[.D67])*100; &quot;&quot;)">
            <text:p/>
          </table:table-cell>
          <table:table-cell table:style-name="ce3"/>
          <table:table-cell table:formula="of:=IFERROR(([.P67]/[.D67])*100; &quot;&quot;)">
            <text:p/>
          </table:table-cell>
          <table:table-cell table:style-name="ce3"/>
          <table:table-cell table:formula="of:=IFERROR(([.R67]/[.D67])*100; &quot;&quot;)">
            <text:p/>
          </table:table-cell>
          <table:table-cell table:style-name="ce3"/>
          <table:table-cell table:formula="of:=IFERROR(([.T67]/[.R67])*100; &quot;&quot;)">
            <text:p/>
          </table:table-cell>
          <table:table-cell/>
          <table:table-cell table:formula="of:=IFERROR(([.V67]/[.R67])*100; &quot;&quot;)">
            <text:p/>
          </table:table-cell>
          <table:table-cell table:formula="of:=IF([.L67] = &quot;&quot; ;&quot;&quot;; [.L67]-[.V67])">
            <text:p/>
          </table:table-cell>
          <table:table-cell table:formula="of:=IFERROR(([.X67]/[.P67])*100; &quot;&quot;)">
            <text:p/>
          </table:table-cell>
          <table:table-cell/>
          <table:table-cell table:formula="of:=IFERROR(([.Z67]/[.R67])*100; &quot;&quot;)">
            <text:p/>
          </table:table-cell>
          <table:table-cell table:formula="of:=IF([.N67] = &quot;&quot; ;&quot;&quot;; [.N67]-[.Z67])">
            <text:p/>
          </table:table-cell>
          <table:table-cell table:formula="of:=IFERROR(([.AB67]/[.P67])*100; &quot;&quot;)">
            <text:p/>
          </table:table-cell>
          <table:table-cell table:style-name="ce3" table:number-columns-repeated="3"/>
          <table:table-cell table:formula="of:=IFERROR(([.AF67]/[.P67])*100; &quot;&quot;)">
            <text:p/>
          </table:table-cell>
          <table:table-cell table:style-name="ce3"/>
          <table:table-cell table:formula="of:=IFERROR(([.AH67]/[.P67])*100; &quot;&quot;)">
            <text:p/>
          </table:table-cell>
          <table:table-cell table:style-name="ce3"/>
          <table:table-cell/>
          <table:table-cell table:style-name="ce3"/>
          <table:table-cell table:formula="of:=IFERROR(([.AL67]/[.P6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67]/[.P67])*100; &quot;&quot;)">
            <text:p/>
          </table:table-cell>
          <table:table-cell table:style-name="ce3"/>
          <table:table-cell/>
          <table:table-cell table:style-name="ce3"/>
          <table:table-cell table:formula="of:=IFERROR(([.BT67]/[.P6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67]/[.P67])*100; &quot;&quot;)">
            <text:p/>
          </table:table-cell>
          <table:table-cell table:style-name="ce3"/>
          <table:table-cell table:formula="of:=IFERROR(([.CN67]/[.P67])*100; &quot;&quot;)">
            <text:p/>
          </table:table-cell>
          <table:table-cell table:style-name="ce3"/>
          <table:table-cell table:formula="of:=IFERROR(([.CP67]/[.P6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67]/[.P67])*100; &quot;&quot;)">
            <text:p/>
          </table:table-cell>
          <table:table-cell table:style-name="ce3"/>
          <table:table-cell/>
          <table:table-cell table:style-name="ce3"/>
          <table:table-cell table:formula="of:=IFERROR(([.DB67]/[.P67])*100; &quot;&quot;)">
            <text:p/>
          </table:table-cell>
          <table:table-cell table:style-name="ce3"/>
          <table:table-cell/>
          <table:table-cell table:style-name="ce3"/>
          <table:table-cell table:formula="of:=IFERROR(([.DF67]/[.P67])*100; &quot;&quot;)">
            <text:p/>
          </table:table-cell>
          <table:table-cell table:style-name="ce3"/>
          <table:table-cell/>
          <table:table-cell table:style-name="ce3"/>
          <table:table-cell table:formula="of:=IFERROR(([.DJ67]/[.P6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Reapter 310 b</text:p>
          </table:table-cell>
          <table:table-cell office:value-type="string" calcext:value-type="string">
            <text:p>07.13</text:p>
          </table:table-cell>
          <table:table-cell office:value-type="float" office:value="260" calcext:value-type="float">
            <text:p>260</text:p>
          </table:table-cell>
          <table:table-cell table:formula="of:=IF([.C68]=&quot;&quot;;&quot;&quot;;[.C68]-[.AE68])"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table:formula="of:=IFERROR(([.E68]/[.D68])*100; &quot;&quot;)" office:value-type="float" office:value="101.809954751131" calcext:value-type="float">
            <text:p>101,809954751131</text:p>
          </table:table-cell>
          <table:table-cell office:value-type="float" office:value="95" calcext:value-type="float">
            <text:p>95</text:p>
          </table:table-cell>
          <table:table-cell table:formula="of:=IFERROR(([.G68]/[.D68])*100; &quot;&quot;)" office:value-type="float" office:value="42.9864253393665" calcext:value-type="float">
            <text:p>42,9864253393665</text:p>
          </table:table-cell>
          <table:table-cell office:value-type="float" office:value="123" calcext:value-type="float">
            <text:p>123</text:p>
          </table:table-cell>
          <table:table-cell table:formula="of:=IFERROR(([.I68]/[.D68])*100; &quot;&quot;)" office:value-type="float" office:value="55.6561085972851" calcext:value-type="float">
            <text:p>55,65610859728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ERROR(([.L68]/[.D68])*100; &quot;&quot;)" office:value-type="float" office:value="6.33484162895928" calcext:value-type="float">
            <text:p>6,33484162895928</text:p>
          </table:table-cell>
          <table:table-cell office:value-type="float" office:value="9" calcext:value-type="float">
            <text:p>9</text:p>
          </table:table-cell>
          <table:table-cell table:formula="of:=IFERROR(([.N68]/[.D68])*100; &quot;&quot;)" office:value-type="float" office:value="4.07239819004525" calcext:value-type="float">
            <text:p>4,07239819004525</text:p>
          </table:table-cell>
          <table:table-cell office:value-type="float" office:value="164" calcext:value-type="float">
            <text:p>164</text:p>
          </table:table-cell>
          <table:table-cell table:formula="of:=IFERROR(([.P68]/[.D68])*100; &quot;&quot;)" office:value-type="float" office:value="74.2081447963801" calcext:value-type="float">
            <text:p>74,2081447963801</text:p>
          </table:table-cell>
          <table:table-cell office:value-type="float" office:value="57" calcext:value-type="float">
            <text:p>57</text:p>
          </table:table-cell>
          <table:table-cell table:formula="of:=IFERROR(([.R68]/[.D68])*100; &quot;&quot;)" office:value-type="float" office:value="25.7918552036199" calcext:value-type="float">
            <text:p>25,7918552036199</text:p>
          </table:table-cell>
          <table:table-cell office:value-type="float" office:value="16" calcext:value-type="float">
            <text:p>16</text:p>
          </table:table-cell>
          <table:table-cell table:formula="of:=IFERROR(([.T68]/[.R68])*100; &quot;&quot;)" office:value-type="float" office:value="28.0701754385965" calcext:value-type="float">
            <text:p>28,0701754385965</text:p>
          </table:table-cell>
          <table:table-cell office:value-type="float" office:value="13" calcext:value-type="float">
            <text:p>13</text:p>
          </table:table-cell>
          <table:table-cell table:formula="of:=IFERROR(([.V68]/[.R68])*100; &quot;&quot;)" office:value-type="float" office:value="22.8070175438596" calcext:value-type="float">
            <text:p>22,8070175438596</text:p>
          </table:table-cell>
          <table:table-cell table:formula="of:=IF([.L68] = &quot;&quot; ;&quot;&quot;; [.L68]-[.V68])" office:value-type="float" office:value="1" calcext:value-type="float">
            <text:p>1</text:p>
          </table:table-cell>
          <table:table-cell table:formula="of:=IFERROR(([.X68]/[.P68])*100; &quot;&quot;)" office:value-type="float" office:value="0.609756097560976" calcext:value-type="float">
            <text:p>0,609756097560976</text:p>
          </table:table-cell>
          <table:table-cell office:value-type="float" office:value="9" calcext:value-type="float">
            <text:p>9</text:p>
          </table:table-cell>
          <table:table-cell table:formula="of:=IFERROR(([.Z68]/[.R68])*100; &quot;&quot;)" office:value-type="float" office:value="15.7894736842105" calcext:value-type="float">
            <text:p>15,7894736842105</text:p>
          </table:table-cell>
          <table:table-cell table:formula="of:=IF([.N68] = &quot;&quot; ;&quot;&quot;; [.N68]-[.Z68])" office:value-type="float" office:value="0" calcext:value-type="float">
            <text:p>0</text:p>
          </table:table-cell>
          <table:table-cell table:formula="of:=IFERROR(([.AB68]/[.P68])*100; &quot;&quot;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IFERROR(([.AF68]/[.P68])*100; &quot;&quot;)" office:value-type="float" office:value="3.65853658536585" calcext:value-type="float">
            <text:p>3,65853658536585</text:p>
          </table:table-cell>
          <table:table-cell office:value-type="float" office:value="1" calcext:value-type="float">
            <text:p>1</text:p>
          </table:table-cell>
          <table:table-cell table:formula="of:=IFERROR(([.AH68]/[.P68])*100; &quot;&quot;)" office:value-type="float" office:value="0.609756097560976" calcext:value-type="float">
            <text:p>0,6097560975609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68]/[.P68])*100; &quot;&quot;)" office:value-type="float" office:value="3.04878048780488" calcext:value-type="float">
            <text:p>3,048780487804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BP68]/[.P68])*100; &quot;&quot;)" office:value-type="float" office:value="3.65853658536585" calcext:value-type="float">
            <text:p>3,658536585365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68]/[.P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IFERROR(([.CL68]/[.P68])*100; &quot;&quot;)" office:value-type="float" office:value="84.1463414634146" calcext:value-type="float">
            <text:p>84,1463414634146</text:p>
          </table:table-cell>
          <table:table-cell office:value-type="float" office:value="5" calcext:value-type="float">
            <text:p>5</text:p>
          </table:table-cell>
          <table:table-cell table:formula="of:=IFERROR(([.CN68]/[.P68])*100; &quot;&quot;)" office:value-type="float" office:value="3.04878048780488" calcext:value-type="float">
            <text:p>3,04878048780488</text:p>
          </table:table-cell>
          <table:table-cell office:value-type="float" office:value="3" calcext:value-type="float">
            <text:p>3</text:p>
          </table:table-cell>
          <table:table-cell table:formula="of:=IFERROR(([.CP68]/[.P68])*100; &quot;&quot;)" office:value-type="float" office:value="1.82926829268293" calcext:value-type="float">
            <text:p>1,829268292682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68]/[.P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68]/[.P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68]/[.P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68]/[.P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143.06.92</text:p>
          </table:table-cell>
          <table:table-cell office:value-type="float" office:value="235" calcext:value-type="float">
            <text:p>235</text:p>
          </table:table-cell>
          <table:table-cell table:formula="of:=IF([.C69]=&quot;&quot;;&quot;&quot;;[.C69]-[.AE69])" office:value-type="float" office:value="208" calcext:value-type="float">
            <text:p>208</text:p>
          </table:table-cell>
          <table:table-cell office:value-type="float" office:value="208" calcext:value-type="float">
            <text:p>208</text:p>
          </table:table-cell>
          <table:table-cell table:formula="of:=IFERROR(([.E69]/[.D69])*100; &quot;&quot;)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table:formula="of:=IFERROR(([.G69]/[.D69])*100; &quot;&quot;)" office:value-type="float" office:value="37.9807692307692" calcext:value-type="float">
            <text:p>37,9807692307692</text:p>
          </table:table-cell>
          <table:table-cell office:value-type="float" office:value="128" calcext:value-type="float">
            <text:p>128</text:p>
          </table:table-cell>
          <table:table-cell table:formula="of:=IFERROR(([.I69]/[.D69])*100; &quot;&quot;)" office:value-type="float" office:value="61.5384615384615" calcext:value-type="float">
            <text:p>61,5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IFERROR(([.L69]/[.D69])*100; &quot;&quot;)" office:value-type="float" office:value="5.76923076923077" calcext:value-type="float">
            <text:p>5,76923076923077</text:p>
          </table:table-cell>
          <table:table-cell office:value-type="float" office:value="7" calcext:value-type="float">
            <text:p>7</text:p>
          </table:table-cell>
          <table:table-cell table:formula="of:=IFERROR(([.N69]/[.D69])*100; &quot;&quot;)" office:value-type="float" office:value="3.36538461538462" calcext:value-type="float">
            <text:p>3,36538461538462</text:p>
          </table:table-cell>
          <table:table-cell office:value-type="float" office:value="157" calcext:value-type="float">
            <text:p>157</text:p>
          </table:table-cell>
          <table:table-cell table:formula="of:=IFERROR(([.P69]/[.D69])*100; &quot;&quot;)" office:value-type="float" office:value="75.4807692307692" calcext:value-type="float">
            <text:p>75,4807692307692</text:p>
          </table:table-cell>
          <table:table-cell office:value-type="float" office:value="51" calcext:value-type="float">
            <text:p>51</text:p>
          </table:table-cell>
          <table:table-cell table:formula="of:=IFERROR(([.R69]/[.D69])*100; &quot;&quot;)" office:value-type="float" office:value="24.5192307692308" calcext:value-type="float">
            <text:p>24,5192307692308</text:p>
          </table:table-cell>
          <table:table-cell office:value-type="float" office:value="16" calcext:value-type="float">
            <text:p>16</text:p>
          </table:table-cell>
          <table:table-cell table:formula="of:=IFERROR(([.T69]/[.R69])*100; &quot;&quot;)" office:value-type="float" office:value="31.3725490196078" calcext:value-type="float">
            <text:p>31,3725490196078</text:p>
          </table:table-cell>
          <table:table-cell office:value-type="float" office:value="10" calcext:value-type="float">
            <text:p>10</text:p>
          </table:table-cell>
          <table:table-cell table:formula="of:=IFERROR(([.V69]/[.R69])*100; &quot;&quot;)" office:value-type="float" office:value="19.6078431372549" calcext:value-type="float">
            <text:p>19,6078431372549</text:p>
          </table:table-cell>
          <table:table-cell table:formula="of:=IF([.L69] = &quot;&quot; ;&quot;&quot;; [.L69]-[.V69])" office:value-type="float" office:value="2" calcext:value-type="float">
            <text:p>2</text:p>
          </table:table-cell>
          <table:table-cell table:formula="of:=IFERROR(([.X69]/[.P69])*100; &quot;&quot;)" office:value-type="float" office:value="1.27388535031847" calcext:value-type="float">
            <text:p>1,27388535031847</text:p>
          </table:table-cell>
          <table:table-cell office:value-type="float" office:value="6" calcext:value-type="float">
            <text:p>6</text:p>
          </table:table-cell>
          <table:table-cell table:formula="of:=IFERROR(([.Z69]/[.R69])*100; &quot;&quot;)" office:value-type="float" office:value="11.7647058823529" calcext:value-type="float">
            <text:p>11,7647058823529</text:p>
          </table:table-cell>
          <table:table-cell table:formula="of:=IF([.N69] = &quot;&quot; ;&quot;&quot;; [.N69]-[.Z69])" office:value-type="float" office:value="1" calcext:value-type="float">
            <text:p>1</text:p>
          </table:table-cell>
          <table:table-cell table:formula="of:=IFERROR(([.AB69]/[.P69])*100; &quot;&quot;)" office:value-type="float" office:value="0.636942675159236" calcext:value-type="float">
            <text:p>0,6369426751592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IFERROR(([.AF69]/[.P69])*100; &quot;&quot;)" office:value-type="float" office:value="2.54777070063694" calcext:value-type="float">
            <text:p>2,54777070063694</text:p>
          </table:table-cell>
          <table:table-cell office:value-type="float" office:value="0" calcext:value-type="float">
            <text:p>0</text:p>
          </table:table-cell>
          <table:table-cell table:formula="of:=IFERROR(([.AH69]/[.P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69]/[.P69])*100; &quot;&quot;)" office:value-type="float" office:value="1.27388535031847" calcext:value-type="float">
            <text:p>1,273885350318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IFERROR(([.BP69]/[.P69])*100; &quot;&quot;)" office:value-type="float" office:value="47.7707006369427" calcext:value-type="float">
            <text:p>47,77070063694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69]/[.P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table:formula="of:=IFERROR(([.CL69]/[.P69])*100; &quot;&quot;)" office:value-type="float" office:value="36.9426751592357" calcext:value-type="float">
            <text:p>36,9426751592357</text:p>
          </table:table-cell>
          <table:table-cell office:value-type="float" office:value="9" calcext:value-type="float">
            <text:p>9</text:p>
          </table:table-cell>
          <table:table-cell table:formula="of:=IFERROR(([.CN69]/[.P69])*100; &quot;&quot;)" office:value-type="float" office:value="5.73248407643312" calcext:value-type="float">
            <text:p>5,73248407643312</text:p>
          </table:table-cell>
          <table:table-cell office:value-type="float" office:value="6" calcext:value-type="float">
            <text:p>6</text:p>
          </table:table-cell>
          <table:table-cell table:formula="of:=IFERROR(([.CP69]/[.P69])*100; &quot;&quot;)" office:value-type="float" office:value="3.82165605095541" calcext:value-type="float">
            <text:p>3,82165605095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X69]/[.P69])*100; &quot;&quot;)" office:value-type="float" office:value="1.27388535031847" calcext:value-type="float">
            <text:p>1,273885350318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69]/[.P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69]/[.P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J69]/[.P69])*100; &quot;&quot;)" office:value-type="float" office:value="0.636942675159236" calcext:value-type="float">
            <text:p>0,636942675159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70]=&quot;&quot;;&quot;&quot;;[.C70]-[.AE70])">
            <text:p/>
          </table:table-cell>
          <table:table-cell/>
          <table:table-cell table:formula="of:=IFERROR(([.E70]/[.D70])*100; &quot;&quot;)">
            <text:p/>
          </table:table-cell>
          <table:table-cell/>
          <table:table-cell table:formula="of:=IFERROR(([.G70]/[.D70])*100; &quot;&quot;)">
            <text:p/>
          </table:table-cell>
          <table:table-cell/>
          <table:table-cell table:formula="of:=IFERROR(([.I70]/[.D70])*100; &quot;&quot;)">
            <text:p/>
          </table:table-cell>
          <table:table-cell/>
          <table:table-cell table:style-name="ce3"/>
          <table:table-cell table:formula="of:=IFERROR(([.L70]/[.D70])*100; &quot;&quot;)">
            <text:p/>
          </table:table-cell>
          <table:table-cell table:style-name="ce3"/>
          <table:table-cell table:formula="of:=IFERROR(([.N70]/[.D70])*100; &quot;&quot;)">
            <text:p/>
          </table:table-cell>
          <table:table-cell table:style-name="ce3"/>
          <table:table-cell table:formula="of:=IFERROR(([.P70]/[.D70])*100; &quot;&quot;)">
            <text:p/>
          </table:table-cell>
          <table:table-cell table:style-name="ce3"/>
          <table:table-cell table:formula="of:=IFERROR(([.R70]/[.D70])*100; &quot;&quot;)">
            <text:p/>
          </table:table-cell>
          <table:table-cell table:style-name="ce3"/>
          <table:table-cell table:formula="of:=IFERROR(([.T70]/[.R70])*100; &quot;&quot;)">
            <text:p/>
          </table:table-cell>
          <table:table-cell/>
          <table:table-cell table:formula="of:=IFERROR(([.V70]/[.R70])*100; &quot;&quot;)">
            <text:p/>
          </table:table-cell>
          <table:table-cell table:formula="of:=IF([.L70] = &quot;&quot; ;&quot;&quot;; [.L70]-[.V70])">
            <text:p/>
          </table:table-cell>
          <table:table-cell table:formula="of:=IFERROR(([.X70]/[.P70])*100; &quot;&quot;)">
            <text:p/>
          </table:table-cell>
          <table:table-cell/>
          <table:table-cell table:formula="of:=IFERROR(([.Z70]/[.R70])*100; &quot;&quot;)">
            <text:p/>
          </table:table-cell>
          <table:table-cell table:formula="of:=IF([.N70] = &quot;&quot; ;&quot;&quot;; [.N70]-[.Z70])">
            <text:p/>
          </table:table-cell>
          <table:table-cell table:formula="of:=IFERROR(([.AB70]/[.P70])*100; &quot;&quot;)">
            <text:p/>
          </table:table-cell>
          <table:table-cell table:style-name="ce3" table:number-columns-repeated="3"/>
          <table:table-cell table:formula="of:=IFERROR(([.AF70]/[.P70])*100; &quot;&quot;)">
            <text:p/>
          </table:table-cell>
          <table:table-cell table:style-name="ce3"/>
          <table:table-cell table:formula="of:=IFERROR(([.AH70]/[.P70])*100; &quot;&quot;)">
            <text:p/>
          </table:table-cell>
          <table:table-cell table:style-name="ce3"/>
          <table:table-cell/>
          <table:table-cell table:style-name="ce3"/>
          <table:table-cell table:formula="of:=IFERROR(([.AL70]/[.P7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70]/[.P70])*100; &quot;&quot;)">
            <text:p/>
          </table:table-cell>
          <table:table-cell table:style-name="ce3"/>
          <table:table-cell/>
          <table:table-cell table:style-name="ce3"/>
          <table:table-cell table:formula="of:=IFERROR(([.BT70]/[.P7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70]/[.P70])*100; &quot;&quot;)">
            <text:p/>
          </table:table-cell>
          <table:table-cell table:style-name="ce3"/>
          <table:table-cell table:formula="of:=IFERROR(([.CN70]/[.P70])*100; &quot;&quot;)">
            <text:p/>
          </table:table-cell>
          <table:table-cell table:style-name="ce3"/>
          <table:table-cell table:formula="of:=IFERROR(([.CP70]/[.P7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70]/[.P70])*100; &quot;&quot;)">
            <text:p/>
          </table:table-cell>
          <table:table-cell table:style-name="ce3"/>
          <table:table-cell/>
          <table:table-cell table:style-name="ce3"/>
          <table:table-cell table:formula="of:=IFERROR(([.DB70]/[.P70])*100; &quot;&quot;)">
            <text:p/>
          </table:table-cell>
          <table:table-cell table:style-name="ce3"/>
          <table:table-cell/>
          <table:table-cell table:style-name="ce3"/>
          <table:table-cell table:formula="of:=IFERROR(([.DF70]/[.P70])*100; &quot;&quot;)">
            <text:p/>
          </table:table-cell>
          <table:table-cell table:style-name="ce3"/>
          <table:table-cell/>
          <table:table-cell table:style-name="ce3"/>
          <table:table-cell table:formula="of:=IFERROR(([.DJ70]/[.P7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Repeater 2400</text:p>
          </table:table-cell>
          <table:table-cell office:value-type="string" calcext:value-type="string">
            <text:p>400.07.27</text:p>
          </table:table-cell>
          <table:table-cell office:value-type="float" office:value="260" calcext:value-type="float">
            <text:p>260</text:p>
          </table:table-cell>
          <table:table-cell table:formula="of:=IF([.C71]=&quot;&quot;;&quot;&quot;;[.C71]-[.AE71])"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table:formula="of:=IFERROR(([.E71]/[.D71])*100; &quot;&quot;)" office:value-type="float" office:value="101.809954751131" calcext:value-type="float">
            <text:p>101,809954751131</text:p>
          </table:table-cell>
          <table:table-cell office:value-type="float" office:value="90" calcext:value-type="float">
            <text:p>90</text:p>
          </table:table-cell>
          <table:table-cell table:formula="of:=IFERROR(([.G71]/[.D71])*100; &quot;&quot;)" office:value-type="float" office:value="40.7239819004525" calcext:value-type="float">
            <text:p>40,7239819004525</text:p>
          </table:table-cell>
          <table:table-cell office:value-type="float" office:value="123" calcext:value-type="float">
            <text:p>123</text:p>
          </table:table-cell>
          <table:table-cell table:formula="of:=IFERROR(([.I71]/[.D71])*100; &quot;&quot;)" office:value-type="float" office:value="55.6561085972851" calcext:value-type="float">
            <text:p>55,65610859728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71]/[.D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71]/[.D71])*100; &quot;&quot;)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formula="of:=IFERROR(([.P71]/[.D71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R71]/[.D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T71]/[.R71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71]/[.R71])*100; &quot;&quot;)">
            <text:p/>
          </table:table-cell>
          <table:table-cell table:formula="of:=IF([.L71] = &quot;&quot; ;&quot;&quot;; [.L71]-[.V71])" office:value-type="float" office:value="0" calcext:value-type="float">
            <text:p>0</text:p>
          </table:table-cell>
          <table:table-cell table:formula="of:=IFERROR(([.X71]/[.P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71]/[.R71])*100; &quot;&quot;)">
            <text:p/>
          </table:table-cell>
          <table:table-cell table:formula="of:=IF([.N71] = &quot;&quot; ;&quot;&quot;; [.N71]-[.Z71])" office:value-type="float" office:value="0" calcext:value-type="float">
            <text:p>0</text:p>
          </table:table-cell>
          <table:table-cell table:formula="of:=IFERROR(([.AB71]/[.P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ERROR(([.AF71]/[.P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71]/[.P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71]/[.P71])*100; &quot;&quot;)" office:value-type="float" office:value="0.904977375565611" calcext:value-type="float">
            <text:p>0,904977375565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IFERROR(([.BP71]/[.P71])*100; &quot;&quot;)" office:value-type="float" office:value="99.0950226244344" calcext:value-type="float">
            <text:p>99,0950226244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71]/[.P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71]/[.P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71]/[.P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71]/[.P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71]/[.P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71]/[.P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71]/[.P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71]/[.P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72]=&quot;&quot;;&quot;&quot;;[.C72]-[.AE72])">
            <text:p/>
          </table:table-cell>
          <table:table-cell/>
          <table:table-cell table:formula="of:=IFERROR(([.E72]/[.D72])*100; &quot;&quot;)">
            <text:p/>
          </table:table-cell>
          <table:table-cell/>
          <table:table-cell table:formula="of:=IFERROR(([.G72]/[.D72])*100; &quot;&quot;)">
            <text:p/>
          </table:table-cell>
          <table:table-cell/>
          <table:table-cell table:formula="of:=IFERROR(([.I72]/[.D72])*100; &quot;&quot;)">
            <text:p/>
          </table:table-cell>
          <table:table-cell/>
          <table:table-cell table:style-name="ce3"/>
          <table:table-cell table:formula="of:=IFERROR(([.L72]/[.D72])*100; &quot;&quot;)">
            <text:p/>
          </table:table-cell>
          <table:table-cell table:style-name="ce3"/>
          <table:table-cell table:formula="of:=IFERROR(([.N72]/[.D72])*100; &quot;&quot;)">
            <text:p/>
          </table:table-cell>
          <table:table-cell table:style-name="ce3"/>
          <table:table-cell table:formula="of:=IFERROR(([.P72]/[.D72])*100; &quot;&quot;)">
            <text:p/>
          </table:table-cell>
          <table:table-cell table:style-name="ce3"/>
          <table:table-cell table:formula="of:=IFERROR(([.R72]/[.D72])*100; &quot;&quot;)">
            <text:p/>
          </table:table-cell>
          <table:table-cell table:style-name="ce3"/>
          <table:table-cell table:formula="of:=IFERROR(([.T72]/[.R72])*100; &quot;&quot;)">
            <text:p/>
          </table:table-cell>
          <table:table-cell/>
          <table:table-cell table:formula="of:=IFERROR(([.V72]/[.R72])*100; &quot;&quot;)">
            <text:p/>
          </table:table-cell>
          <table:table-cell table:formula="of:=IF([.L72] = &quot;&quot; ;&quot;&quot;; [.L72]-[.V72])">
            <text:p/>
          </table:table-cell>
          <table:table-cell table:formula="of:=IFERROR(([.X72]/[.P72])*100; &quot;&quot;)">
            <text:p/>
          </table:table-cell>
          <table:table-cell/>
          <table:table-cell table:formula="of:=IFERROR(([.Z72]/[.R72])*100; &quot;&quot;)">
            <text:p/>
          </table:table-cell>
          <table:table-cell table:formula="of:=IF([.N72] = &quot;&quot; ;&quot;&quot;; [.N72]-[.Z72])">
            <text:p/>
          </table:table-cell>
          <table:table-cell table:formula="of:=IFERROR(([.AB72]/[.P72])*100; &quot;&quot;)">
            <text:p/>
          </table:table-cell>
          <table:table-cell table:style-name="ce3" table:number-columns-repeated="3"/>
          <table:table-cell table:formula="of:=IFERROR(([.AF72]/[.P72])*100; &quot;&quot;)">
            <text:p/>
          </table:table-cell>
          <table:table-cell table:style-name="ce3"/>
          <table:table-cell table:formula="of:=IFERROR(([.AH72]/[.P72])*100; &quot;&quot;)">
            <text:p/>
          </table:table-cell>
          <table:table-cell table:style-name="ce3"/>
          <table:table-cell/>
          <table:table-cell table:style-name="ce3"/>
          <table:table-cell table:formula="of:=IFERROR(([.AL72]/[.P7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72]/[.P72])*100; &quot;&quot;)">
            <text:p/>
          </table:table-cell>
          <table:table-cell table:style-name="ce3"/>
          <table:table-cell/>
          <table:table-cell table:style-name="ce3"/>
          <table:table-cell table:formula="of:=IFERROR(([.BT72]/[.P7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72]/[.P72])*100; &quot;&quot;)">
            <text:p/>
          </table:table-cell>
          <table:table-cell table:style-name="ce3"/>
          <table:table-cell table:formula="of:=IFERROR(([.CN72]/[.P72])*100; &quot;&quot;)">
            <text:p/>
          </table:table-cell>
          <table:table-cell table:style-name="ce3"/>
          <table:table-cell table:formula="of:=IFERROR(([.CP72]/[.P7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72]/[.P72])*100; &quot;&quot;)">
            <text:p/>
          </table:table-cell>
          <table:table-cell table:style-name="ce3"/>
          <table:table-cell/>
          <table:table-cell table:style-name="ce3"/>
          <table:table-cell table:formula="of:=IFERROR(([.DB72]/[.P72])*100; &quot;&quot;)">
            <text:p/>
          </table:table-cell>
          <table:table-cell table:style-name="ce3"/>
          <table:table-cell/>
          <table:table-cell table:style-name="ce3"/>
          <table:table-cell table:formula="of:=IFERROR(([.DF72]/[.P72])*100; &quot;&quot;)">
            <text:p/>
          </table:table-cell>
          <table:table-cell table:style-name="ce3"/>
          <table:table-cell/>
          <table:table-cell table:style-name="ce3"/>
          <table:table-cell table:formula="of:=IFERROR(([.DJ72]/[.P7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Repeater 600 v2 fact</text:p>
          </table:table-cell>
          <table:table-cell office:value-type="string" calcext:value-type="string">
            <text:p>07.27</text:p>
          </table:table-cell>
          <table:table-cell office:value-type="float" office:value="272" calcext:value-type="float">
            <text:p>272</text:p>
          </table:table-cell>
          <table:table-cell table:formula="of:=IF([.C73]=&quot;&quot;;&quot;&quot;;[.C73]-[.AE73])" office:value-type="float" office:value="232" calcext:value-type="float">
            <text:p>232</text:p>
          </table:table-cell>
          <table:table-cell office:value-type="float" office:value="232" calcext:value-type="float">
            <text:p>232</text:p>
          </table:table-cell>
          <table:table-cell table:formula="of:=IFERROR(([.E73]/[.D73])*100; &quot;&quot;)" office:value-type="float" office:value="100" calcext:value-type="float">
            <text:p>100</text:p>
          </table:table-cell>
          <table:table-cell office:value-type="float" office:value="231" calcext:value-type="float">
            <text:p>231</text:p>
          </table:table-cell>
          <table:table-cell table:formula="of:=IFERROR(([.G73]/[.D73])*100; &quot;&quot;)" office:value-type="float" office:value="99.5689655172414" calcext:value-type="float">
            <text:p>99,5689655172414</text:p>
          </table:table-cell>
          <table:table-cell office:value-type="float" office:value="1" calcext:value-type="float">
            <text:p>1</text:p>
          </table:table-cell>
          <table:table-cell table:formula="of:=IFERROR(([.I73]/[.D73])*100; &quot;&quot;)" office:value-type="float" office:value="0.431034482758621" calcext:value-type="float">
            <text:p>0,4310344827586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ERROR(([.L73]/[.D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73]/[.D73])*100; &quot;&quot;)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formula="of:=IFERROR(([.P73]/[.D73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R73]/[.D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T73]/[.R73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73]/[.R73])*100; &quot;&quot;)">
            <text:p/>
          </table:table-cell>
          <table:table-cell table:formula="of:=IF([.L73] = &quot;&quot; ;&quot;&quot;; [.L73]-[.V73])" office:value-type="float" office:value="0" calcext:value-type="float">
            <text:p>0</text:p>
          </table:table-cell>
          <table:table-cell table:formula="of:=IFERROR(([.X73]/[.P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73]/[.R73])*100; &quot;&quot;)">
            <text:p/>
          </table:table-cell>
          <table:table-cell table:formula="of:=IF([.N73] = &quot;&quot; ;&quot;&quot;; [.N73]-[.Z73])" office:value-type="float" office:value="0" calcext:value-type="float">
            <text:p>0</text:p>
          </table:table-cell>
          <table:table-cell table:formula="of:=IFERROR(([.AB73]/[.P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FERROR(([.AF73]/[.P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73]/[.P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73]/[.P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IFERROR(([.BP73]/[.P73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73]/[.P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73]/[.P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73]/[.P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73]/[.P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73]/[.P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73]/[.P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73]/[.P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73]/[.P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74]=&quot;&quot;;&quot;&quot;;[.C74]-[.AE74])">
            <text:p/>
          </table:table-cell>
          <table:table-cell/>
          <table:table-cell table:formula="of:=IFERROR(([.E74]/[.D74])*100; &quot;&quot;)">
            <text:p/>
          </table:table-cell>
          <table:table-cell/>
          <table:table-cell table:formula="of:=IFERROR(([.G74]/[.D74])*100; &quot;&quot;)">
            <text:p/>
          </table:table-cell>
          <table:table-cell/>
          <table:table-cell table:formula="of:=IFERROR(([.I74]/[.D74])*100; &quot;&quot;)">
            <text:p/>
          </table:table-cell>
          <table:table-cell/>
          <table:table-cell table:style-name="ce3"/>
          <table:table-cell table:formula="of:=IFERROR(([.L74]/[.D74])*100; &quot;&quot;)">
            <text:p/>
          </table:table-cell>
          <table:table-cell table:style-name="ce3"/>
          <table:table-cell table:formula="of:=IFERROR(([.N74]/[.D74])*100; &quot;&quot;)">
            <text:p/>
          </table:table-cell>
          <table:table-cell table:style-name="ce3"/>
          <table:table-cell table:formula="of:=IFERROR(([.P74]/[.D74])*100; &quot;&quot;)">
            <text:p/>
          </table:table-cell>
          <table:table-cell table:style-name="ce3"/>
          <table:table-cell table:formula="of:=IFERROR(([.R74]/[.D74])*100; &quot;&quot;)">
            <text:p/>
          </table:table-cell>
          <table:table-cell table:style-name="ce3"/>
          <table:table-cell table:formula="of:=IFERROR(([.T74]/[.R74])*100; &quot;&quot;)">
            <text:p/>
          </table:table-cell>
          <table:table-cell/>
          <table:table-cell table:formula="of:=IFERROR(([.V74]/[.R74])*100; &quot;&quot;)">
            <text:p/>
          </table:table-cell>
          <table:table-cell table:formula="of:=IF([.L74] = &quot;&quot; ;&quot;&quot;; [.L74]-[.V74])">
            <text:p/>
          </table:table-cell>
          <table:table-cell table:formula="of:=IFERROR(([.X74]/[.P74])*100; &quot;&quot;)">
            <text:p/>
          </table:table-cell>
          <table:table-cell/>
          <table:table-cell table:formula="of:=IFERROR(([.Z74]/[.R74])*100; &quot;&quot;)">
            <text:p/>
          </table:table-cell>
          <table:table-cell table:formula="of:=IF([.N74] = &quot;&quot; ;&quot;&quot;; [.N74]-[.Z74])">
            <text:p/>
          </table:table-cell>
          <table:table-cell table:formula="of:=IFERROR(([.AB74]/[.P74])*100; &quot;&quot;)">
            <text:p/>
          </table:table-cell>
          <table:table-cell table:style-name="ce3" table:number-columns-repeated="3"/>
          <table:table-cell table:formula="of:=IFERROR(([.AF74]/[.P74])*100; &quot;&quot;)">
            <text:p/>
          </table:table-cell>
          <table:table-cell table:style-name="ce3"/>
          <table:table-cell table:formula="of:=IFERROR(([.AH74]/[.P74])*100; &quot;&quot;)">
            <text:p/>
          </table:table-cell>
          <table:table-cell table:style-name="ce3"/>
          <table:table-cell/>
          <table:table-cell table:style-name="ce3"/>
          <table:table-cell table:formula="of:=IFERROR(([.AL74]/[.P7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74]/[.P74])*100; &quot;&quot;)">
            <text:p/>
          </table:table-cell>
          <table:table-cell table:style-name="ce3"/>
          <table:table-cell/>
          <table:table-cell table:style-name="ce3"/>
          <table:table-cell table:formula="of:=IFERROR(([.BT74]/[.P7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74]/[.P74])*100; &quot;&quot;)">
            <text:p/>
          </table:table-cell>
          <table:table-cell table:style-name="ce3"/>
          <table:table-cell table:formula="of:=IFERROR(([.CN74]/[.P74])*100; &quot;&quot;)">
            <text:p/>
          </table:table-cell>
          <table:table-cell table:style-name="ce3"/>
          <table:table-cell table:formula="of:=IFERROR(([.CP74]/[.P7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74]/[.P74])*100; &quot;&quot;)">
            <text:p/>
          </table:table-cell>
          <table:table-cell table:style-name="ce3"/>
          <table:table-cell/>
          <table:table-cell table:style-name="ce3"/>
          <table:table-cell table:formula="of:=IFERROR(([.DB74]/[.P74])*100; &quot;&quot;)">
            <text:p/>
          </table:table-cell>
          <table:table-cell table:style-name="ce3"/>
          <table:table-cell/>
          <table:table-cell table:style-name="ce3"/>
          <table:table-cell table:formula="of:=IFERROR(([.DF74]/[.P74])*100; &quot;&quot;)">
            <text:p/>
          </table:table-cell>
          <table:table-cell table:style-name="ce3"/>
          <table:table-cell/>
          <table:table-cell table:style-name="ce3"/>
          <table:table-cell table:formula="of:=IFERROR(([.DJ74]/[.P7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Repeater 300 e</text:p>
          </table:table-cell>
          <table:table-cell office:value-type="string" calcext:value-type="string">
            <text:p>101.06.32</text:p>
          </table:table-cell>
          <table:table-cell office:value-type="float" office:value="219" calcext:value-type="float">
            <text:p>219</text:p>
          </table:table-cell>
          <table:table-cell table:formula="of:=IF([.C75]=&quot;&quot;;&quot;&quot;;[.C75]-[.AE75])" office:value-type="float" office:value="198" calcext:value-type="float">
            <text:p>198</text:p>
          </table:table-cell>
          <table:table-cell office:value-type="float" office:value="198" calcext:value-type="float">
            <text:p>198</text:p>
          </table:table-cell>
          <table:table-cell table:formula="of:=IFERROR(([.E75]/[.D75])*100; &quot;&quot;)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formula="of:=IFERROR(([.G75]/[.D75])*100; &quot;&quot;)" office:value-type="float" office:value="32.8282828282828" calcext:value-type="float">
            <text:p>32,8282828282828</text:p>
          </table:table-cell>
          <table:table-cell office:value-type="float" office:value="131" calcext:value-type="float">
            <text:p>131</text:p>
          </table:table-cell>
          <table:table-cell table:formula="of:=IFERROR(([.I75]/[.D75])*100; &quot;&quot;)" office:value-type="float" office:value="66.1616161616162" calcext:value-type="float">
            <text:p>66,161616161616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ERROR(([.L75]/[.D75])*100; &quot;&quot;)" office:value-type="float" office:value="3.53535353535353" calcext:value-type="float">
            <text:p>3,53535353535353</text:p>
          </table:table-cell>
          <table:table-cell office:value-type="float" office:value="6" calcext:value-type="float">
            <text:p>6</text:p>
          </table:table-cell>
          <table:table-cell table:formula="of:=IFERROR(([.N75]/[.D75])*100; &quot;&quot;)" office:value-type="float" office:value="3.03030303030303" calcext:value-type="float">
            <text:p>3,03030303030303</text:p>
          </table:table-cell>
          <table:table-cell office:value-type="float" office:value="148" calcext:value-type="float">
            <text:p>148</text:p>
          </table:table-cell>
          <table:table-cell table:formula="of:=IFERROR(([.P75]/[.D75])*100; &quot;&quot;)" office:value-type="float" office:value="74.7474747474748" calcext:value-type="float">
            <text:p>74,7474747474748</text:p>
          </table:table-cell>
          <table:table-cell office:value-type="float" office:value="50" calcext:value-type="float">
            <text:p>50</text:p>
          </table:table-cell>
          <table:table-cell table:formula="of:=IFERROR(([.R75]/[.D75])*100; &quot;&quot;)" office:value-type="float" office:value="25.2525252525252" calcext:value-type="float">
            <text:p>25,2525252525252</text:p>
          </table:table-cell>
          <table:table-cell office:value-type="float" office:value="19" calcext:value-type="float">
            <text:p>19</text:p>
          </table:table-cell>
          <table:table-cell table:formula="of:=IFERROR(([.T75]/[.R75])*100; &quot;&quot;)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IFERROR(([.V75]/[.R75])*100; &quot;&quot;)" office:value-type="float" office:value="14" calcext:value-type="float">
            <text:p>14</text:p>
          </table:table-cell>
          <table:table-cell table:formula="of:=IF([.L75] = &quot;&quot; ;&quot;&quot;; [.L75]-[.V75])" office:value-type="float" office:value="0" calcext:value-type="float">
            <text:p>0</text:p>
          </table:table-cell>
          <table:table-cell table:formula="of:=IFERROR(([.X75]/[.P75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Z75]/[.R75])*100; &quot;&quot;)" office:value-type="float" office:value="12" calcext:value-type="float">
            <text:p>12</text:p>
          </table:table-cell>
          <table:table-cell table:formula="of:=IF([.N75] = &quot;&quot; ;&quot;&quot;; [.N75]-[.Z75])" office:value-type="float" office:value="0" calcext:value-type="float">
            <text:p>0</text:p>
          </table:table-cell>
          <table:table-cell table:formula="of:=IFERROR(([.AB75]/[.P75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IFERROR(([.AF75]/[.P75])*100; &quot;&quot;)" office:value-type="float" office:value="1.35135135135135" calcext:value-type="float">
            <text:p>1,35135135135135</text:p>
          </table:table-cell>
          <table:table-cell office:value-type="float" office:value="30" calcext:value-type="float">
            <text:p>30</text:p>
          </table:table-cell>
          <table:table-cell table:formula="of:=IFERROR(([.AH75]/[.P75])*100; &quot;&quot;)" office:value-type="float" office:value="20.2702702702703" calcext:value-type="float">
            <text:p>20,27027027027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75]/[.P75])*100; &quot;&quot;)" office:value-type="float" office:value="2.02702702702703" calcext:value-type="float">
            <text:p>2,027027027027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IFERROR(([.BP75]/[.P75])*100; &quot;&quot;)" office:value-type="float" office:value="4.72972972972973" calcext:value-type="float">
            <text:p>4,729729729729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75]/[.P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IFERROR(([.CL75]/[.P75])*100; &quot;&quot;)" office:value-type="float" office:value="62.8378378378378" calcext:value-type="float">
            <text:p>62,8378378378378</text:p>
          </table:table-cell>
          <table:table-cell office:value-type="float" office:value="8" calcext:value-type="float">
            <text:p>8</text:p>
          </table:table-cell>
          <table:table-cell table:formula="of:=IFERROR(([.CN75]/[.P75])*100; &quot;&quot;)" office:value-type="float" office:value="5.40540540540541" calcext:value-type="float">
            <text:p>5,40540540540541</text:p>
          </table:table-cell>
          <table:table-cell office:value-type="float" office:value="1" calcext:value-type="float">
            <text:p>1</text:p>
          </table:table-cell>
          <table:table-cell table:formula="of:=IFERROR(([.CP75]/[.P75])*100; &quot;&quot;)" office:value-type="float" office:value="0.675675675675676" calcext:value-type="float">
            <text:p>0,675675675675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X75]/[.P75])*100; &quot;&quot;)" office:value-type="float" office:value="2.02702702702703" calcext:value-type="float">
            <text:p>2,027027027027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75]/[.P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75]/[.P75])*100; &quot;&quot;)" office:value-type="float" office:value="0.675675675675676" calcext:value-type="float">
            <text:p>0,675675675675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75]/[.P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06.33</text:p>
          </table:table-cell>
          <table:table-cell office:value-type="float" office:value="219" calcext:value-type="float">
            <text:p>219</text:p>
          </table:table-cell>
          <table:table-cell table:formula="of:=IF([.C76]=&quot;&quot;;&quot;&quot;;[.C76]-[.AE76])" office:value-type="float" office:value="198" calcext:value-type="float">
            <text:p>198</text:p>
          </table:table-cell>
          <table:table-cell office:value-type="float" office:value="198" calcext:value-type="float">
            <text:p>198</text:p>
          </table:table-cell>
          <table:table-cell table:formula="of:=IFERROR(([.E76]/[.D76])*100; &quot;&quot;)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formula="of:=IFERROR(([.G76]/[.D76])*100; &quot;&quot;)" office:value-type="float" office:value="32.8282828282828" calcext:value-type="float">
            <text:p>32,8282828282828</text:p>
          </table:table-cell>
          <table:table-cell office:value-type="float" office:value="131" calcext:value-type="float">
            <text:p>131</text:p>
          </table:table-cell>
          <table:table-cell table:formula="of:=IFERROR(([.I76]/[.D76])*100; &quot;&quot;)" office:value-type="float" office:value="66.1616161616162" calcext:value-type="float">
            <text:p>66,161616161616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ERROR(([.L76]/[.D76])*100; &quot;&quot;)" office:value-type="float" office:value="3.53535353535353" calcext:value-type="float">
            <text:p>3,53535353535353</text:p>
          </table:table-cell>
          <table:table-cell office:value-type="float" office:value="6" calcext:value-type="float">
            <text:p>6</text:p>
          </table:table-cell>
          <table:table-cell table:formula="of:=IFERROR(([.N76]/[.D76])*100; &quot;&quot;)" office:value-type="float" office:value="3.03030303030303" calcext:value-type="float">
            <text:p>3,03030303030303</text:p>
          </table:table-cell>
          <table:table-cell office:value-type="float" office:value="148" calcext:value-type="float">
            <text:p>148</text:p>
          </table:table-cell>
          <table:table-cell table:formula="of:=IFERROR(([.P76]/[.D76])*100; &quot;&quot;)" office:value-type="float" office:value="74.7474747474748" calcext:value-type="float">
            <text:p>74,7474747474748</text:p>
          </table:table-cell>
          <table:table-cell office:value-type="float" office:value="50" calcext:value-type="float">
            <text:p>50</text:p>
          </table:table-cell>
          <table:table-cell table:formula="of:=IFERROR(([.R76]/[.D76])*100; &quot;&quot;)" office:value-type="float" office:value="25.2525252525252" calcext:value-type="float">
            <text:p>25,2525252525252</text:p>
          </table:table-cell>
          <table:table-cell office:value-type="float" office:value="19" calcext:value-type="float">
            <text:p>19</text:p>
          </table:table-cell>
          <table:table-cell table:formula="of:=IFERROR(([.T76]/[.R76])*100; &quot;&quot;)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IFERROR(([.V76]/[.R76])*100; &quot;&quot;)" office:value-type="float" office:value="14" calcext:value-type="float">
            <text:p>14</text:p>
          </table:table-cell>
          <table:table-cell table:formula="of:=IF([.L76] = &quot;&quot; ;&quot;&quot;; [.L76]-[.V76])" office:value-type="float" office:value="0" calcext:value-type="float">
            <text:p>0</text:p>
          </table:table-cell>
          <table:table-cell table:formula="of:=IFERROR(([.X76]/[.P76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Z76]/[.R76])*100; &quot;&quot;)" office:value-type="float" office:value="12" calcext:value-type="float">
            <text:p>12</text:p>
          </table:table-cell>
          <table:table-cell table:formula="of:=IF([.N76] = &quot;&quot; ;&quot;&quot;; [.N76]-[.Z76])" office:value-type="float" office:value="0" calcext:value-type="float">
            <text:p>0</text:p>
          </table:table-cell>
          <table:table-cell table:formula="of:=IFERROR(([.AB76]/[.P76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IFERROR(([.AF76]/[.P76])*100; &quot;&quot;)" office:value-type="float" office:value="1.35135135135135" calcext:value-type="float">
            <text:p>1,35135135135135</text:p>
          </table:table-cell>
          <table:table-cell office:value-type="float" office:value="30" calcext:value-type="float">
            <text:p>30</text:p>
          </table:table-cell>
          <table:table-cell table:formula="of:=IFERROR(([.AH76]/[.P76])*100; &quot;&quot;)" office:value-type="float" office:value="20.2702702702703" calcext:value-type="float">
            <text:p>20,27027027027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76]/[.P76])*100; &quot;&quot;)" office:value-type="float" office:value="2.02702702702703" calcext:value-type="float">
            <text:p>2,027027027027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IFERROR(([.BP76]/[.P76])*100; &quot;&quot;)" office:value-type="float" office:value="4.72972972972973" calcext:value-type="float">
            <text:p>4,729729729729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76]/[.P7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IFERROR(([.CL76]/[.P76])*100; &quot;&quot;)" office:value-type="float" office:value="62.8378378378378" calcext:value-type="float">
            <text:p>62,8378378378378</text:p>
          </table:table-cell>
          <table:table-cell office:value-type="float" office:value="8" calcext:value-type="float">
            <text:p>8</text:p>
          </table:table-cell>
          <table:table-cell table:formula="of:=IFERROR(([.CN76]/[.P76])*100; &quot;&quot;)" office:value-type="float" office:value="5.40540540540541" calcext:value-type="float">
            <text:p>5,40540540540541</text:p>
          </table:table-cell>
          <table:table-cell office:value-type="float" office:value="1" calcext:value-type="float">
            <text:p>1</text:p>
          </table:table-cell>
          <table:table-cell table:formula="of:=IFERROR(([.CP76]/[.P76])*100; &quot;&quot;)" office:value-type="float" office:value="0.675675675675676" calcext:value-type="float">
            <text:p>0,675675675675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X76]/[.P76])*100; &quot;&quot;)" office:value-type="float" office:value="2.02702702702703" calcext:value-type="float">
            <text:p>2,027027027027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76]/[.P7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76]/[.P76])*100; &quot;&quot;)" office:value-type="float" office:value="0.675675675675676" calcext:value-type="float">
            <text:p>0,675675675675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76]/[.P7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101.06.33</text:p>
          </table:table-cell>
          <table:table-cell office:value-type="float" office:value="219" calcext:value-type="float">
            <text:p>219</text:p>
          </table:table-cell>
          <table:table-cell table:formula="of:=IF([.C77]=&quot;&quot;;&quot;&quot;;[.C77]-[.AE77])" office:value-type="float" office:value="198" calcext:value-type="float">
            <text:p>198</text:p>
          </table:table-cell>
          <table:table-cell office:value-type="float" office:value="198" calcext:value-type="float">
            <text:p>198</text:p>
          </table:table-cell>
          <table:table-cell table:formula="of:=IFERROR(([.E77]/[.D77])*100; &quot;&quot;)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formula="of:=IFERROR(([.G77]/[.D77])*100; &quot;&quot;)" office:value-type="float" office:value="32.8282828282828" calcext:value-type="float">
            <text:p>32,8282828282828</text:p>
          </table:table-cell>
          <table:table-cell office:value-type="float" office:value="131" calcext:value-type="float">
            <text:p>131</text:p>
          </table:table-cell>
          <table:table-cell table:formula="of:=IFERROR(([.I77]/[.D77])*100; &quot;&quot;)" office:value-type="float" office:value="66.1616161616162" calcext:value-type="float">
            <text:p>66,161616161616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ERROR(([.L77]/[.D77])*100; &quot;&quot;)" office:value-type="float" office:value="3.53535353535353" calcext:value-type="float">
            <text:p>3,53535353535353</text:p>
          </table:table-cell>
          <table:table-cell office:value-type="float" office:value="6" calcext:value-type="float">
            <text:p>6</text:p>
          </table:table-cell>
          <table:table-cell table:formula="of:=IFERROR(([.N77]/[.D77])*100; &quot;&quot;)" office:value-type="float" office:value="3.03030303030303" calcext:value-type="float">
            <text:p>3,03030303030303</text:p>
          </table:table-cell>
          <table:table-cell office:value-type="float" office:value="148" calcext:value-type="float">
            <text:p>148</text:p>
          </table:table-cell>
          <table:table-cell table:formula="of:=IFERROR(([.P77]/[.D77])*100; &quot;&quot;)" office:value-type="float" office:value="74.7474747474748" calcext:value-type="float">
            <text:p>74,7474747474748</text:p>
          </table:table-cell>
          <table:table-cell office:value-type="float" office:value="50" calcext:value-type="float">
            <text:p>50</text:p>
          </table:table-cell>
          <table:table-cell table:formula="of:=IFERROR(([.R77]/[.D77])*100; &quot;&quot;)" office:value-type="float" office:value="25.2525252525252" calcext:value-type="float">
            <text:p>25,2525252525252</text:p>
          </table:table-cell>
          <table:table-cell office:value-type="float" office:value="19" calcext:value-type="float">
            <text:p>19</text:p>
          </table:table-cell>
          <table:table-cell table:formula="of:=IFERROR(([.T77]/[.R77])*100; &quot;&quot;)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IFERROR(([.V77]/[.R77])*100; &quot;&quot;)" office:value-type="float" office:value="14" calcext:value-type="float">
            <text:p>14</text:p>
          </table:table-cell>
          <table:table-cell table:formula="of:=IF([.L77] = &quot;&quot; ;&quot;&quot;; [.L77]-[.V77])" office:value-type="float" office:value="0" calcext:value-type="float">
            <text:p>0</text:p>
          </table:table-cell>
          <table:table-cell table:formula="of:=IFERROR(([.X77]/[.P77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Z77]/[.R77])*100; &quot;&quot;)" office:value-type="float" office:value="12" calcext:value-type="float">
            <text:p>12</text:p>
          </table:table-cell>
          <table:table-cell table:formula="of:=IF([.N77] = &quot;&quot; ;&quot;&quot;; [.N77]-[.Z77])" office:value-type="float" office:value="0" calcext:value-type="float">
            <text:p>0</text:p>
          </table:table-cell>
          <table:table-cell table:formula="of:=IFERROR(([.AB77]/[.P77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IFERROR(([.AF77]/[.P77])*100; &quot;&quot;)" office:value-type="float" office:value="1.35135135135135" calcext:value-type="float">
            <text:p>1,35135135135135</text:p>
          </table:table-cell>
          <table:table-cell office:value-type="float" office:value="30" calcext:value-type="float">
            <text:p>30</text:p>
          </table:table-cell>
          <table:table-cell table:formula="of:=IFERROR(([.AH77]/[.P77])*100; &quot;&quot;)" office:value-type="float" office:value="20.2702702702703" calcext:value-type="float">
            <text:p>20,27027027027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77]/[.P77])*100; &quot;&quot;)" office:value-type="float" office:value="2.02702702702703" calcext:value-type="float">
            <text:p>2,027027027027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IFERROR(([.BP77]/[.P77])*100; &quot;&quot;)" office:value-type="float" office:value="4.72972972972973" calcext:value-type="float">
            <text:p>4,729729729729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77]/[.P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IFERROR(([.CL77]/[.P77])*100; &quot;&quot;)" office:value-type="float" office:value="62.8378378378378" calcext:value-type="float">
            <text:p>62,8378378378378</text:p>
          </table:table-cell>
          <table:table-cell office:value-type="float" office:value="8" calcext:value-type="float">
            <text:p>8</text:p>
          </table:table-cell>
          <table:table-cell table:formula="of:=IFERROR(([.CN77]/[.P77])*100; &quot;&quot;)" office:value-type="float" office:value="5.40540540540541" calcext:value-type="float">
            <text:p>5,40540540540541</text:p>
          </table:table-cell>
          <table:table-cell office:value-type="float" office:value="1" calcext:value-type="float">
            <text:p>1</text:p>
          </table:table-cell>
          <table:table-cell table:formula="of:=IFERROR(([.CP77]/[.P77])*100; &quot;&quot;)" office:value-type="float" office:value="0.675675675675676" calcext:value-type="float">
            <text:p>0,675675675675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X77]/[.P77])*100; &quot;&quot;)" office:value-type="float" office:value="2.02702702702703" calcext:value-type="float">
            <text:p>2,027027027027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77]/[.P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77]/[.P77])*100; &quot;&quot;)" office:value-type="float" office:value="0.675675675675676" calcext:value-type="float">
            <text:p>0,675675675675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77]/[.P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101.06.30</text:p>
          </table:table-cell>
          <table:table-cell office:value-type="float" office:value="219" calcext:value-type="float">
            <text:p>219</text:p>
          </table:table-cell>
          <table:table-cell table:formula="of:=IF([.C78]=&quot;&quot;;&quot;&quot;;[.C78]-[.AE78])" office:value-type="float" office:value="198" calcext:value-type="float">
            <text:p>198</text:p>
          </table:table-cell>
          <table:table-cell office:value-type="float" office:value="198" calcext:value-type="float">
            <text:p>198</text:p>
          </table:table-cell>
          <table:table-cell table:formula="of:=IFERROR(([.E78]/[.D78])*100; &quot;&quot;)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formula="of:=IFERROR(([.G78]/[.D78])*100; &quot;&quot;)" office:value-type="float" office:value="32.8282828282828" calcext:value-type="float">
            <text:p>32,8282828282828</text:p>
          </table:table-cell>
          <table:table-cell office:value-type="float" office:value="131" calcext:value-type="float">
            <text:p>131</text:p>
          </table:table-cell>
          <table:table-cell table:formula="of:=IFERROR(([.I78]/[.D78])*100; &quot;&quot;)" office:value-type="float" office:value="66.1616161616162" calcext:value-type="float">
            <text:p>66,161616161616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ERROR(([.L78]/[.D78])*100; &quot;&quot;)" office:value-type="float" office:value="3.53535353535353" calcext:value-type="float">
            <text:p>3,53535353535353</text:p>
          </table:table-cell>
          <table:table-cell office:value-type="float" office:value="6" calcext:value-type="float">
            <text:p>6</text:p>
          </table:table-cell>
          <table:table-cell table:formula="of:=IFERROR(([.N78]/[.D78])*100; &quot;&quot;)" office:value-type="float" office:value="3.03030303030303" calcext:value-type="float">
            <text:p>3,03030303030303</text:p>
          </table:table-cell>
          <table:table-cell office:value-type="float" office:value="148" calcext:value-type="float">
            <text:p>148</text:p>
          </table:table-cell>
          <table:table-cell table:formula="of:=IFERROR(([.P78]/[.D78])*100; &quot;&quot;)" office:value-type="float" office:value="74.7474747474748" calcext:value-type="float">
            <text:p>74,7474747474748</text:p>
          </table:table-cell>
          <table:table-cell office:value-type="float" office:value="50" calcext:value-type="float">
            <text:p>50</text:p>
          </table:table-cell>
          <table:table-cell table:formula="of:=IFERROR(([.R78]/[.D78])*100; &quot;&quot;)" office:value-type="float" office:value="25.2525252525252" calcext:value-type="float">
            <text:p>25,2525252525252</text:p>
          </table:table-cell>
          <table:table-cell office:value-type="float" office:value="19" calcext:value-type="float">
            <text:p>19</text:p>
          </table:table-cell>
          <table:table-cell table:formula="of:=IFERROR(([.T78]/[.R78])*100; &quot;&quot;)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IFERROR(([.V78]/[.R78])*100; &quot;&quot;)" office:value-type="float" office:value="14" calcext:value-type="float">
            <text:p>14</text:p>
          </table:table-cell>
          <table:table-cell table:formula="of:=IF([.L78] = &quot;&quot; ;&quot;&quot;; [.L78]-[.V78])" office:value-type="float" office:value="0" calcext:value-type="float">
            <text:p>0</text:p>
          </table:table-cell>
          <table:table-cell table:formula="of:=IFERROR(([.X78]/[.P78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Z78]/[.R78])*100; &quot;&quot;)" office:value-type="float" office:value="12" calcext:value-type="float">
            <text:p>12</text:p>
          </table:table-cell>
          <table:table-cell table:formula="of:=IF([.N78] = &quot;&quot; ;&quot;&quot;; [.N78]-[.Z78])" office:value-type="float" office:value="0" calcext:value-type="float">
            <text:p>0</text:p>
          </table:table-cell>
          <table:table-cell table:formula="of:=IFERROR(([.AB78]/[.P78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IFERROR(([.AF78]/[.P78])*100; &quot;&quot;)" office:value-type="float" office:value="1.35135135135135" calcext:value-type="float">
            <text:p>1,35135135135135</text:p>
          </table:table-cell>
          <table:table-cell office:value-type="float" office:value="30" calcext:value-type="float">
            <text:p>30</text:p>
          </table:table-cell>
          <table:table-cell table:formula="of:=IFERROR(([.AH78]/[.P78])*100; &quot;&quot;)" office:value-type="float" office:value="20.2702702702703" calcext:value-type="float">
            <text:p>20,27027027027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78]/[.P78])*100; &quot;&quot;)" office:value-type="float" office:value="2.02702702702703" calcext:value-type="float">
            <text:p>2,027027027027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IFERROR(([.BP78]/[.P78])*100; &quot;&quot;)" office:value-type="float" office:value="4.72972972972973" calcext:value-type="float">
            <text:p>4,729729729729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78]/[.P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IFERROR(([.CL78]/[.P78])*100; &quot;&quot;)" office:value-type="float" office:value="62.8378378378378" calcext:value-type="float">
            <text:p>62,8378378378378</text:p>
          </table:table-cell>
          <table:table-cell office:value-type="float" office:value="8" calcext:value-type="float">
            <text:p>8</text:p>
          </table:table-cell>
          <table:table-cell table:formula="of:=IFERROR(([.CN78]/[.P78])*100; &quot;&quot;)" office:value-type="float" office:value="5.40540540540541" calcext:value-type="float">
            <text:p>5,40540540540541</text:p>
          </table:table-cell>
          <table:table-cell office:value-type="float" office:value="1" calcext:value-type="float">
            <text:p>1</text:p>
          </table:table-cell>
          <table:table-cell table:formula="of:=IFERROR(([.CP78]/[.P78])*100; &quot;&quot;)" office:value-type="float" office:value="0.675675675675676" calcext:value-type="float">
            <text:p>0,675675675675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X78]/[.P78])*100; &quot;&quot;)" office:value-type="float" office:value="2.02702702702703" calcext:value-type="float">
            <text:p>2,027027027027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78]/[.P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78]/[.P78])*100; &quot;&quot;)" office:value-type="float" office:value="0.675675675675676" calcext:value-type="float">
            <text:p>0,675675675675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78]/[.P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79]=&quot;&quot;;&quot;&quot;;[.C79]-[.AE79])">
            <text:p/>
          </table:table-cell>
          <table:table-cell/>
          <table:table-cell table:formula="of:=IFERROR(([.E79]/[.D79])*100; &quot;&quot;)">
            <text:p/>
          </table:table-cell>
          <table:table-cell/>
          <table:table-cell table:formula="of:=IFERROR(([.G79]/[.D79])*100; &quot;&quot;)">
            <text:p/>
          </table:table-cell>
          <table:table-cell/>
          <table:table-cell table:formula="of:=IFERROR(([.I79]/[.D79])*100; &quot;&quot;)">
            <text:p/>
          </table:table-cell>
          <table:table-cell/>
          <table:table-cell table:style-name="ce3"/>
          <table:table-cell table:formula="of:=IFERROR(([.L79]/[.D79])*100; &quot;&quot;)">
            <text:p/>
          </table:table-cell>
          <table:table-cell table:style-name="ce3"/>
          <table:table-cell table:formula="of:=IFERROR(([.N79]/[.D79])*100; &quot;&quot;)">
            <text:p/>
          </table:table-cell>
          <table:table-cell table:style-name="ce3"/>
          <table:table-cell table:formula="of:=IFERROR(([.P79]/[.D79])*100; &quot;&quot;)">
            <text:p/>
          </table:table-cell>
          <table:table-cell table:style-name="ce3"/>
          <table:table-cell table:formula="of:=IFERROR(([.R79]/[.D79])*100; &quot;&quot;)">
            <text:p/>
          </table:table-cell>
          <table:table-cell table:style-name="ce3"/>
          <table:table-cell table:formula="of:=IFERROR(([.T79]/[.R79])*100; &quot;&quot;)">
            <text:p/>
          </table:table-cell>
          <table:table-cell/>
          <table:table-cell table:formula="of:=IFERROR(([.V79]/[.R79])*100; &quot;&quot;)">
            <text:p/>
          </table:table-cell>
          <table:table-cell table:formula="of:=IF([.L79] = &quot;&quot; ;&quot;&quot;; [.L79]-[.V79])">
            <text:p/>
          </table:table-cell>
          <table:table-cell table:formula="of:=IFERROR(([.X79]/[.P79])*100; &quot;&quot;)">
            <text:p/>
          </table:table-cell>
          <table:table-cell/>
          <table:table-cell table:formula="of:=IFERROR(([.Z79]/[.R79])*100; &quot;&quot;)">
            <text:p/>
          </table:table-cell>
          <table:table-cell table:formula="of:=IF([.N79] = &quot;&quot; ;&quot;&quot;; [.N79]-[.Z79])">
            <text:p/>
          </table:table-cell>
          <table:table-cell table:formula="of:=IFERROR(([.AB79]/[.P79])*100; &quot;&quot;)">
            <text:p/>
          </table:table-cell>
          <table:table-cell table:style-name="ce3" table:number-columns-repeated="3"/>
          <table:table-cell table:formula="of:=IFERROR(([.AF79]/[.P79])*100; &quot;&quot;)">
            <text:p/>
          </table:table-cell>
          <table:table-cell table:style-name="ce3"/>
          <table:table-cell table:formula="of:=IFERROR(([.AH79]/[.P79])*100; &quot;&quot;)">
            <text:p/>
          </table:table-cell>
          <table:table-cell table:style-name="ce3"/>
          <table:table-cell/>
          <table:table-cell table:style-name="ce3"/>
          <table:table-cell table:formula="of:=IFERROR(([.AL79]/[.P7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79]/[.P79])*100; &quot;&quot;)">
            <text:p/>
          </table:table-cell>
          <table:table-cell table:style-name="ce3"/>
          <table:table-cell/>
          <table:table-cell table:style-name="ce3"/>
          <table:table-cell table:formula="of:=IFERROR(([.BT79]/[.P7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79]/[.P79])*100; &quot;&quot;)">
            <text:p/>
          </table:table-cell>
          <table:table-cell table:style-name="ce3"/>
          <table:table-cell table:formula="of:=IFERROR(([.CN79]/[.P79])*100; &quot;&quot;)">
            <text:p/>
          </table:table-cell>
          <table:table-cell table:style-name="ce3"/>
          <table:table-cell table:formula="of:=IFERROR(([.CP79]/[.P7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79]/[.P79])*100; &quot;&quot;)">
            <text:p/>
          </table:table-cell>
          <table:table-cell table:style-name="ce3"/>
          <table:table-cell/>
          <table:table-cell table:style-name="ce3"/>
          <table:table-cell table:formula="of:=IFERROR(([.DB79]/[.P79])*100; &quot;&quot;)">
            <text:p/>
          </table:table-cell>
          <table:table-cell table:style-name="ce3"/>
          <table:table-cell/>
          <table:table-cell table:style-name="ce3"/>
          <table:table-cell table:formula="of:=IFERROR(([.DF79]/[.P79])*100; &quot;&quot;)">
            <text:p/>
          </table:table-cell>
          <table:table-cell table:style-name="ce3"/>
          <table:table-cell/>
          <table:table-cell table:style-name="ce3"/>
          <table:table-cell table:formula="of:=IFERROR(([.DJ79]/[.P7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Wan 4020</text:p>
          </table:table-cell>
          <table:table-cell office:value-type="string" calcext:value-type="string">
            <text:p>147.07.01</text:p>
          </table:table-cell>
          <table:table-cell office:value-type="float" office:value="326" calcext:value-type="float">
            <text:p>326</text:p>
          </table:table-cell>
          <table:table-cell table:formula="of:=IF([.C80]=&quot;&quot;;&quot;&quot;;[.C80]-[.AE80])"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table:formula="of:=IFERROR(([.E80]/[.D80])*100; &quot;&quot;)" office:value-type="float" office:value="101.503759398496" calcext:value-type="float">
            <text:p>101,503759398496</text:p>
          </table:table-cell>
          <table:table-cell office:value-type="float" office:value="136" calcext:value-type="float">
            <text:p>136</text:p>
          </table:table-cell>
          <table:table-cell table:formula="of:=IFERROR(([.G80]/[.D80])*100; &quot;&quot;)" office:value-type="float" office:value="51.1278195488722" calcext:value-type="float">
            <text:p>51,1278195488722</text:p>
          </table:table-cell>
          <table:table-cell office:value-type="float" office:value="122" calcext:value-type="float">
            <text:p>122</text:p>
          </table:table-cell>
          <table:table-cell table:formula="of:=IFERROR(([.I80]/[.D80])*100; &quot;&quot;)" office:value-type="float" office:value="45.8646616541353" calcext:value-type="float">
            <text:p>45,8646616541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80]/[.D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80]/[.D80])*100; &quot;&quot;)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formula="of:=IFERROR(([.P80]/[.D80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R80]/[.D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T80]/[.R80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80]/[.R80])*100; &quot;&quot;)">
            <text:p/>
          </table:table-cell>
          <table:table-cell table:formula="of:=IF([.L80] = &quot;&quot; ;&quot;&quot;; [.L80]-[.V80])" office:value-type="float" office:value="0" calcext:value-type="float">
            <text:p>0</text:p>
          </table:table-cell>
          <table:table-cell table:formula="of:=IFERROR(([.X80]/[.P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80]/[.R80])*100; &quot;&quot;)">
            <text:p/>
          </table:table-cell>
          <table:table-cell table:formula="of:=IF([.N80] = &quot;&quot; ;&quot;&quot;; [.N80]-[.Z80])" office:value-type="float" office:value="0" calcext:value-type="float">
            <text:p>0</text:p>
          </table:table-cell>
          <table:table-cell table:formula="of:=IFERROR(([.AB80]/[.P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ERROR(([.AF80]/[.P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80]/[.P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80]/[.P80])*100; &quot;&quot;)" office:value-type="float" office:value="1.8796992481203" calcext:value-type="float">
            <text:p>1,8796992481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IFERROR(([.BP80]/[.P80])*100; &quot;&quot;)" office:value-type="float" office:value="98.1203007518797" calcext:value-type="float">
            <text:p>98,12030075187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80]/[.P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80]/[.P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80]/[.P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80]/[.P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80]/[.P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80]/[.P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80]/[.P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80]/[.P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81]=&quot;&quot;;&quot;&quot;;[.C81]-[.AE81])">
            <text:p/>
          </table:table-cell>
          <table:table-cell/>
          <table:table-cell table:formula="of:=IFERROR(([.E81]/[.D81])*100; &quot;&quot;)">
            <text:p/>
          </table:table-cell>
          <table:table-cell/>
          <table:table-cell table:formula="of:=IFERROR(([.G81]/[.D81])*100; &quot;&quot;)">
            <text:p/>
          </table:table-cell>
          <table:table-cell/>
          <table:table-cell table:formula="of:=IFERROR(([.I81]/[.D81])*100; &quot;&quot;)">
            <text:p/>
          </table:table-cell>
          <table:table-cell/>
          <table:table-cell table:style-name="ce3"/>
          <table:table-cell table:formula="of:=IFERROR(([.L81]/[.D81])*100; &quot;&quot;)">
            <text:p/>
          </table:table-cell>
          <table:table-cell table:style-name="ce3"/>
          <table:table-cell table:formula="of:=IFERROR(([.N81]/[.D81])*100; &quot;&quot;)">
            <text:p/>
          </table:table-cell>
          <table:table-cell table:style-name="ce3"/>
          <table:table-cell table:formula="of:=IFERROR(([.P81]/[.D81])*100; &quot;&quot;)">
            <text:p/>
          </table:table-cell>
          <table:table-cell table:style-name="ce3"/>
          <table:table-cell table:formula="of:=IFERROR(([.R81]/[.D81])*100; &quot;&quot;)">
            <text:p/>
          </table:table-cell>
          <table:table-cell table:style-name="ce3"/>
          <table:table-cell table:formula="of:=IFERROR(([.T81]/[.R81])*100; &quot;&quot;)">
            <text:p/>
          </table:table-cell>
          <table:table-cell/>
          <table:table-cell table:formula="of:=IFERROR(([.V81]/[.R81])*100; &quot;&quot;)">
            <text:p/>
          </table:table-cell>
          <table:table-cell table:formula="of:=IF([.L81] = &quot;&quot; ;&quot;&quot;; [.L81]-[.V81])">
            <text:p/>
          </table:table-cell>
          <table:table-cell table:formula="of:=IFERROR(([.X81]/[.P81])*100; &quot;&quot;)">
            <text:p/>
          </table:table-cell>
          <table:table-cell/>
          <table:table-cell table:formula="of:=IFERROR(([.Z81]/[.R81])*100; &quot;&quot;)">
            <text:p/>
          </table:table-cell>
          <table:table-cell table:formula="of:=IF([.N81] = &quot;&quot; ;&quot;&quot;; [.N81]-[.Z81])">
            <text:p/>
          </table:table-cell>
          <table:table-cell table:formula="of:=IFERROR(([.AB81]/[.P81])*100; &quot;&quot;)">
            <text:p/>
          </table:table-cell>
          <table:table-cell table:style-name="ce3" table:number-columns-repeated="3"/>
          <table:table-cell table:formula="of:=IFERROR(([.AF81]/[.P81])*100; &quot;&quot;)">
            <text:p/>
          </table:table-cell>
          <table:table-cell table:style-name="ce3"/>
          <table:table-cell table:formula="of:=IFERROR(([.AH81]/[.P81])*100; &quot;&quot;)">
            <text:p/>
          </table:table-cell>
          <table:table-cell table:style-name="ce3"/>
          <table:table-cell/>
          <table:table-cell table:style-name="ce3"/>
          <table:table-cell table:formula="of:=IFERROR(([.AL81]/[.P8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81]/[.P81])*100; &quot;&quot;)">
            <text:p/>
          </table:table-cell>
          <table:table-cell table:style-name="ce3"/>
          <table:table-cell/>
          <table:table-cell table:style-name="ce3"/>
          <table:table-cell table:formula="of:=IFERROR(([.BT81]/[.P8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81]/[.P81])*100; &quot;&quot;)">
            <text:p/>
          </table:table-cell>
          <table:table-cell table:style-name="ce3"/>
          <table:table-cell table:formula="of:=IFERROR(([.CN81]/[.P81])*100; &quot;&quot;)">
            <text:p/>
          </table:table-cell>
          <table:table-cell table:style-name="ce3"/>
          <table:table-cell table:formula="of:=IFERROR(([.CP81]/[.P8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81]/[.P81])*100; &quot;&quot;)">
            <text:p/>
          </table:table-cell>
          <table:table-cell table:style-name="ce3"/>
          <table:table-cell/>
          <table:table-cell table:style-name="ce3"/>
          <table:table-cell table:formula="of:=IFERROR(([.DB81]/[.P81])*100; &quot;&quot;)">
            <text:p/>
          </table:table-cell>
          <table:table-cell table:style-name="ce3"/>
          <table:table-cell/>
          <table:table-cell table:style-name="ce3"/>
          <table:table-cell table:formula="of:=IFERROR(([.DF81]/[.P81])*100; &quot;&quot;)">
            <text:p/>
          </table:table-cell>
          <table:table-cell table:style-name="ce3"/>
          <table:table-cell/>
          <table:table-cell table:style-name="ce3"/>
          <table:table-cell table:formula="of:=IFERROR(([.DJ81]/[.P8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ata</text:p>
          </table:table-cell>
          <table:table-cell office:value-type="string" calcext:value-type="string">
            <text:p>11.04.01</text:p>
          </table:table-cell>
          <table:table-cell office:value-type="float" office:value="107" calcext:value-type="float">
            <text:p>107</text:p>
          </table:table-cell>
          <table:table-cell table:formula="of:=IF([.C82]=&quot;&quot;;&quot;&quot;;[.C82]-[.AE82])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formula="of:=IFERROR(([.E82]/[.D82])*100; &quot;&quot;)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formula="of:=IFERROR(([.G82]/[.D82])*100; &quot;&quot;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ERROR(([.I82]/[.D82])*100; &quot;&quot;)" office:value-type="float" office:value="1.05263157894737" calcext:value-type="float">
            <text:p>1,0526315789473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IFERROR(([.L82]/[.D82])*100; &quot;&quot;)" office:value-type="float" office:value="67.3684210526316" calcext:value-type="float">
            <text:p>67,3684210526316</text:p>
          </table:table-cell>
          <table:table-cell office:value-type="float" office:value="55" calcext:value-type="float">
            <text:p>55</text:p>
          </table:table-cell>
          <table:table-cell table:formula="of:=IFERROR(([.N82]/[.D82])*100; &quot;&quot;)" office:value-type="float" office:value="57.8947368421053" calcext:value-type="float">
            <text:p>57,8947368421053</text:p>
          </table:table-cell>
          <table:table-cell office:value-type="float" office:value="16" calcext:value-type="float">
            <text:p>16</text:p>
          </table:table-cell>
          <table:table-cell table:formula="of:=IFERROR(([.P82]/[.D82])*100; &quot;&quot;)" office:value-type="float" office:value="16.8421052631579" calcext:value-type="float">
            <text:p>16,8421052631579</text:p>
          </table:table-cell>
          <table:table-cell office:value-type="float" office:value="79" calcext:value-type="float">
            <text:p>79</text:p>
          </table:table-cell>
          <table:table-cell table:formula="of:=IFERROR(([.R82]/[.D82])*100; &quot;&quot;)" office:value-type="float" office:value="83.1578947368421" calcext:value-type="float">
            <text:p>83,1578947368421</text:p>
          </table:table-cell>
          <table:table-cell office:value-type="float" office:value="10" calcext:value-type="float">
            <text:p>10</text:p>
          </table:table-cell>
          <table:table-cell table:formula="of:=IFERROR(([.T82]/[.R82])*100; &quot;&quot;)" office:value-type="float" office:value="12.6582278481013" calcext:value-type="float">
            <text:p>12,6582278481013</text:p>
          </table:table-cell>
          <table:table-cell office:value-type="float" office:value="55" calcext:value-type="float">
            <text:p>55</text:p>
          </table:table-cell>
          <table:table-cell table:formula="of:=IFERROR(([.V82]/[.R82])*100; &quot;&quot;)" office:value-type="float" office:value="69.620253164557" calcext:value-type="float">
            <text:p>69,620253164557</text:p>
          </table:table-cell>
          <table:table-cell table:formula="of:=IF([.L82] = &quot;&quot; ;&quot;&quot;; [.L82]-[.V82])" office:value-type="float" office:value="9" calcext:value-type="float">
            <text:p>9</text:p>
          </table:table-cell>
          <table:table-cell table:formula="of:=IFERROR(([.X82]/[.P82])*100; &quot;&quot;)" office:value-type="float" office:value="56.25" calcext:value-type="float">
            <text:p>56,25</text:p>
          </table:table-cell>
          <table:table-cell office:value-type="float" office:value="54" calcext:value-type="float">
            <text:p>54</text:p>
          </table:table-cell>
          <table:table-cell table:formula="of:=IFERROR(([.Z82]/[.R82])*100; &quot;&quot;)" office:value-type="float" office:value="68.3544303797468" calcext:value-type="float">
            <text:p>68,3544303797468</text:p>
          </table:table-cell>
          <table:table-cell table:formula="of:=IF([.N82] = &quot;&quot; ;&quot;&quot;; [.N82]-[.Z82])" office:value-type="float" office:value="1" calcext:value-type="float">
            <text:p>1</text:p>
          </table:table-cell>
          <table:table-cell table:formula="of:=IFERROR(([.AB82]/[.P82])*100; &quot;&quot;)" office:value-type="float" office:value="6.25" calcext:value-type="float">
            <text:p>6,2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ERROR(([.AF82]/[.P82])*100; &quot;&quot;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IFERROR(([.AH82]/[.P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82]/[.P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82]/[.P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82]/[.P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L82]/[.P82])*100; &quot;&quot;)" office:value-type="float" office:value="6.25" calcext:value-type="float">
            <text:p>6,25</text:p>
          </table:table-cell>
          <table:table-cell office:value-type="float" office:value="3" calcext:value-type="float">
            <text:p>3</text:p>
          </table:table-cell>
          <table:table-cell table:formula="of:=IFERROR(([.CN82]/[.P82])*100; &quot;&quot;)" office:value-type="float" office:value="18.75" calcext:value-type="float">
            <text:p>18,75</text:p>
          </table:table-cell>
          <table:table-cell office:value-type="float" office:value="0" calcext:value-type="float">
            <text:p>0</text:p>
          </table:table-cell>
          <table:table-cell table:formula="of:=IFERROR(([.CP82]/[.P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82]/[.P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82]/[.P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82]/[.P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82]/[.P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83]=&quot;&quot;;&quot;&quot;;[.C83]-[.AE83])">
            <text:p/>
          </table:table-cell>
          <table:table-cell/>
          <table:table-cell table:formula="of:=IFERROR(([.E83]/[.D83])*100; &quot;&quot;)">
            <text:p/>
          </table:table-cell>
          <table:table-cell/>
          <table:table-cell table:formula="of:=IFERROR(([.G83]/[.D83])*100; &quot;&quot;)">
            <text:p/>
          </table:table-cell>
          <table:table-cell/>
          <table:table-cell table:formula="of:=IFERROR(([.I83]/[.D83])*100; &quot;&quot;)">
            <text:p/>
          </table:table-cell>
          <table:table-cell/>
          <table:table-cell table:style-name="ce3"/>
          <table:table-cell table:formula="of:=IFERROR(([.L83]/[.D83])*100; &quot;&quot;)">
            <text:p/>
          </table:table-cell>
          <table:table-cell table:style-name="ce3"/>
          <table:table-cell table:formula="of:=IFERROR(([.N83]/[.D83])*100; &quot;&quot;)">
            <text:p/>
          </table:table-cell>
          <table:table-cell table:style-name="ce3"/>
          <table:table-cell table:formula="of:=IFERROR(([.P83]/[.D83])*100; &quot;&quot;)">
            <text:p/>
          </table:table-cell>
          <table:table-cell table:style-name="ce3"/>
          <table:table-cell table:formula="of:=IFERROR(([.R83]/[.D83])*100; &quot;&quot;)">
            <text:p/>
          </table:table-cell>
          <table:table-cell table:style-name="ce3"/>
          <table:table-cell table:formula="of:=IFERROR(([.T83]/[.R83])*100; &quot;&quot;)">
            <text:p/>
          </table:table-cell>
          <table:table-cell/>
          <table:table-cell table:formula="of:=IFERROR(([.V83]/[.R83])*100; &quot;&quot;)">
            <text:p/>
          </table:table-cell>
          <table:table-cell table:formula="of:=IF([.L83] = &quot;&quot; ;&quot;&quot;; [.L83]-[.V83])">
            <text:p/>
          </table:table-cell>
          <table:table-cell table:formula="of:=IFERROR(([.X83]/[.P83])*100; &quot;&quot;)">
            <text:p/>
          </table:table-cell>
          <table:table-cell/>
          <table:table-cell table:formula="of:=IFERROR(([.Z83]/[.R83])*100; &quot;&quot;)">
            <text:p/>
          </table:table-cell>
          <table:table-cell table:formula="of:=IF([.N83] = &quot;&quot; ;&quot;&quot;; [.N83]-[.Z83])">
            <text:p/>
          </table:table-cell>
          <table:table-cell table:formula="of:=IFERROR(([.AB83]/[.P83])*100; &quot;&quot;)">
            <text:p/>
          </table:table-cell>
          <table:table-cell table:style-name="ce3" table:number-columns-repeated="3"/>
          <table:table-cell table:formula="of:=IFERROR(([.AF83]/[.P83])*100; &quot;&quot;)">
            <text:p/>
          </table:table-cell>
          <table:table-cell table:style-name="ce3"/>
          <table:table-cell table:formula="of:=IFERROR(([.AH83]/[.P83])*100; &quot;&quot;)">
            <text:p/>
          </table:table-cell>
          <table:table-cell table:style-name="ce3"/>
          <table:table-cell/>
          <table:table-cell table:style-name="ce3"/>
          <table:table-cell table:formula="of:=IFERROR(([.AL83]/[.P8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83]/[.P83])*100; &quot;&quot;)">
            <text:p/>
          </table:table-cell>
          <table:table-cell table:style-name="ce3"/>
          <table:table-cell/>
          <table:table-cell table:style-name="ce3"/>
          <table:table-cell table:formula="of:=IFERROR(([.BT83]/[.P8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83]/[.P83])*100; &quot;&quot;)">
            <text:p/>
          </table:table-cell>
          <table:table-cell table:style-name="ce3"/>
          <table:table-cell table:formula="of:=IFERROR(([.CN83]/[.P83])*100; &quot;&quot;)">
            <text:p/>
          </table:table-cell>
          <table:table-cell table:style-name="ce3"/>
          <table:table-cell table:formula="of:=IFERROR(([.CP83]/[.P8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83]/[.P83])*100; &quot;&quot;)">
            <text:p/>
          </table:table-cell>
          <table:table-cell table:style-name="ce3"/>
          <table:table-cell/>
          <table:table-cell table:style-name="ce3"/>
          <table:table-cell table:formula="of:=IFERROR(([.DB83]/[.P83])*100; &quot;&quot;)">
            <text:p/>
          </table:table-cell>
          <table:table-cell table:style-name="ce3"/>
          <table:table-cell/>
          <table:table-cell table:style-name="ce3"/>
          <table:table-cell table:formula="of:=IFERROR(([.DF83]/[.P83])*100; &quot;&quot;)">
            <text:p/>
          </table:table-cell>
          <table:table-cell table:style-name="ce3"/>
          <table:table-cell/>
          <table:table-cell table:style-name="ce3"/>
          <table:table-cell table:formula="of:=IFERROR(([.DJ83]/[.P8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Wan 4040</text:p>
          </table:table-cell>
          <table:table-cell office:value-type="string" calcext:value-type="string">
            <text:p>40.07.27</text:p>
          </table:table-cell>
          <table:table-cell office:value-type="float" office:value="363" calcext:value-type="float">
            <text:p>363</text:p>
          </table:table-cell>
          <table:table-cell table:formula="of:=IF([.C84]=&quot;&quot;;&quot;&quot;;[.C84]-[.AE84])"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  <table:table-cell table:formula="of:=IFERROR(([.E84]/[.D84])*100; &quot;&quot;)" office:value-type="float" office:value="101.342281879195" calcext:value-type="float">
            <text:p>101,342281879195</text:p>
          </table:table-cell>
          <table:table-cell office:value-type="float" office:value="160" calcext:value-type="float">
            <text:p>160</text:p>
          </table:table-cell>
          <table:table-cell table:formula="of:=IFERROR(([.G84]/[.D84])*100; &quot;&quot;)" office:value-type="float" office:value="53.6912751677852" calcext:value-type="float">
            <text:p>53,6912751677852</text:p>
          </table:table-cell>
          <table:table-cell office:value-type="float" office:value="123" calcext:value-type="float">
            <text:p>123</text:p>
          </table:table-cell>
          <table:table-cell table:formula="of:=IFERROR(([.I84]/[.D84])*100; &quot;&quot;)" office:value-type="float" office:value="41.2751677852349" calcext:value-type="float">
            <text:p>41,2751677852349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IFERROR(([.L84]/[.D84])*100; &quot;&quot;)" office:value-type="float" office:value="34.5637583892617" calcext:value-type="float">
            <text:p>34,5637583892617</text:p>
          </table:table-cell>
          <table:table-cell office:value-type="float" office:value="110" calcext:value-type="float">
            <text:p>110</text:p>
          </table:table-cell>
          <table:table-cell table:formula="of:=IFERROR(([.N84]/[.D84])*100; &quot;&quot;)" office:value-type="float" office:value="36.9127516778523" calcext:value-type="float">
            <text:p>36,9127516778523</text:p>
          </table:table-cell>
          <table:table-cell office:value-type="float" office:value="122" calcext:value-type="float">
            <text:p>122</text:p>
          </table:table-cell>
          <table:table-cell table:formula="of:=IFERROR(([.P84]/[.D84])*100; &quot;&quot;)" office:value-type="float" office:value="40.9395973154363" calcext:value-type="float">
            <text:p>40,9395973154363</text:p>
          </table:table-cell>
          <table:table-cell office:value-type="float" office:value="176" calcext:value-type="float">
            <text:p>176</text:p>
          </table:table-cell>
          <table:table-cell table:formula="of:=IFERROR(([.R84]/[.D84])*100; &quot;&quot;)" office:value-type="float" office:value="59.0604026845638" calcext:value-type="float">
            <text:p>59,0604026845638</text:p>
          </table:table-cell>
          <table:table-cell office:value-type="float" office:value="33" calcext:value-type="float">
            <text:p>33</text:p>
          </table:table-cell>
          <table:table-cell table:formula="of:=IFERROR(([.T84]/[.R84])*100; &quot;&quot;)" office:value-type="float" office:value="18.75" calcext:value-type="float">
            <text:p>18,75</text:p>
          </table:table-cell>
          <table:table-cell office:value-type="float" office:value="98" calcext:value-type="float">
            <text:p>98</text:p>
          </table:table-cell>
          <table:table-cell table:formula="of:=IFERROR(([.V84]/[.R84])*100; &quot;&quot;)" office:value-type="float" office:value="55.6818181818182" calcext:value-type="float">
            <text:p>55,6818181818182</text:p>
          </table:table-cell>
          <table:table-cell table:formula="of:=IF([.L84] = &quot;&quot; ;&quot;&quot;; [.L84]-[.V84])" office:value-type="float" office:value="5" calcext:value-type="float">
            <text:p>5</text:p>
          </table:table-cell>
          <table:table-cell table:formula="of:=IFERROR(([.X84]/[.P84])*100; &quot;&quot;)" office:value-type="float" office:value="4.0983606557377" calcext:value-type="float">
            <text:p>4,0983606557377</text:p>
          </table:table-cell>
          <table:table-cell office:value-type="float" office:value="105" calcext:value-type="float">
            <text:p>105</text:p>
          </table:table-cell>
          <table:table-cell table:formula="of:=IFERROR(([.Z84]/[.R84])*100; &quot;&quot;)" office:value-type="float" office:value="59.6590909090909" calcext:value-type="float">
            <text:p>59,6590909090909</text:p>
          </table:table-cell>
          <table:table-cell table:formula="of:=IF([.N84] = &quot;&quot; ;&quot;&quot;; [.N84]-[.Z84])" office:value-type="float" office:value="5" calcext:value-type="float">
            <text:p>5</text:p>
          </table:table-cell>
          <table:table-cell table:formula="of:=IFERROR(([.AB84]/[.P84])*100; &quot;&quot;)" office:value-type="float" office:value="4.0983606557377" calcext:value-type="float">
            <text:p>4,0983606557377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table:formula="of:=IFERROR(([.AF84]/[.P84])*100; &quot;&quot;)" office:value-type="float" office:value="17.2131147540984" calcext:value-type="float">
            <text:p>17,2131147540984</text:p>
          </table:table-cell>
          <table:table-cell office:value-type="float" office:value="2" calcext:value-type="float">
            <text:p>2</text:p>
          </table:table-cell>
          <table:table-cell table:formula="of:=IFERROR(([.AH84]/[.P84])*100; &quot;&quot;)" office:value-type="float" office:value="1.63934426229508" calcext:value-type="float">
            <text:p>1,639344262295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84]/[.P84])*100; &quot;&quot;)" office:value-type="float" office:value="2.45901639344262" calcext:value-type="float">
            <text:p>2,45901639344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84]/[.P8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84]/[.P8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IFERROR(([.CL84]/[.P84])*100; &quot;&quot;)" office:value-type="float" office:value="23.7704918032787" calcext:value-type="float">
            <text:p>23,7704918032787</text:p>
          </table:table-cell>
          <table:table-cell office:value-type="float" office:value="0" calcext:value-type="float">
            <text:p>0</text:p>
          </table:table-cell>
          <table:table-cell table:formula="of:=IFERROR(([.CN84]/[.P84])*100; &quot;&quot;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IFERROR(([.CP84]/[.P84])*100; &quot;&quot;)" office:value-type="float" office:value="54.9180327868853" calcext:value-type="float">
            <text:p>54,9180327868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84]/[.P8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84]/[.P8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84]/[.P8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84]/[.P8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40.07.28</text:p>
          </table:table-cell>
          <table:table-cell office:value-type="float" office:value="363" calcext:value-type="float">
            <text:p>363</text:p>
          </table:table-cell>
          <table:table-cell table:formula="of:=IF([.C85]=&quot;&quot;;&quot;&quot;;[.C85]-[.AE85])"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  <table:table-cell table:formula="of:=IFERROR(([.E85]/[.D85])*100; &quot;&quot;)" office:value-type="float" office:value="101.342281879195" calcext:value-type="float">
            <text:p>101,342281879195</text:p>
          </table:table-cell>
          <table:table-cell office:value-type="float" office:value="160" calcext:value-type="float">
            <text:p>160</text:p>
          </table:table-cell>
          <table:table-cell table:formula="of:=IFERROR(([.G85]/[.D85])*100; &quot;&quot;)" office:value-type="float" office:value="53.6912751677852" calcext:value-type="float">
            <text:p>53,6912751677852</text:p>
          </table:table-cell>
          <table:table-cell office:value-type="float" office:value="123" calcext:value-type="float">
            <text:p>123</text:p>
          </table:table-cell>
          <table:table-cell table:formula="of:=IFERROR(([.I85]/[.D85])*100; &quot;&quot;)" office:value-type="float" office:value="41.2751677852349" calcext:value-type="float">
            <text:p>41,2751677852349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IFERROR(([.L85]/[.D85])*100; &quot;&quot;)" office:value-type="float" office:value="34.5637583892617" calcext:value-type="float">
            <text:p>34,5637583892617</text:p>
          </table:table-cell>
          <table:table-cell office:value-type="float" office:value="110" calcext:value-type="float">
            <text:p>110</text:p>
          </table:table-cell>
          <table:table-cell table:formula="of:=IFERROR(([.N85]/[.D85])*100; &quot;&quot;)" office:value-type="float" office:value="36.9127516778523" calcext:value-type="float">
            <text:p>36,9127516778523</text:p>
          </table:table-cell>
          <table:table-cell office:value-type="float" office:value="122" calcext:value-type="float">
            <text:p>122</text:p>
          </table:table-cell>
          <table:table-cell table:formula="of:=IFERROR(([.P85]/[.D85])*100; &quot;&quot;)" office:value-type="float" office:value="40.9395973154363" calcext:value-type="float">
            <text:p>40,9395973154363</text:p>
          </table:table-cell>
          <table:table-cell office:value-type="float" office:value="176" calcext:value-type="float">
            <text:p>176</text:p>
          </table:table-cell>
          <table:table-cell table:formula="of:=IFERROR(([.R85]/[.D85])*100; &quot;&quot;)" office:value-type="float" office:value="59.0604026845638" calcext:value-type="float">
            <text:p>59,0604026845638</text:p>
          </table:table-cell>
          <table:table-cell office:value-type="float" office:value="33" calcext:value-type="float">
            <text:p>33</text:p>
          </table:table-cell>
          <table:table-cell table:formula="of:=IFERROR(([.T85]/[.R85])*100; &quot;&quot;)" office:value-type="float" office:value="18.75" calcext:value-type="float">
            <text:p>18,75</text:p>
          </table:table-cell>
          <table:table-cell office:value-type="float" office:value="98" calcext:value-type="float">
            <text:p>98</text:p>
          </table:table-cell>
          <table:table-cell table:formula="of:=IFERROR(([.V85]/[.R85])*100; &quot;&quot;)" office:value-type="float" office:value="55.6818181818182" calcext:value-type="float">
            <text:p>55,6818181818182</text:p>
          </table:table-cell>
          <table:table-cell table:formula="of:=IF([.L85] = &quot;&quot; ;&quot;&quot;; [.L85]-[.V85])" office:value-type="float" office:value="5" calcext:value-type="float">
            <text:p>5</text:p>
          </table:table-cell>
          <table:table-cell table:formula="of:=IFERROR(([.X85]/[.P85])*100; &quot;&quot;)" office:value-type="float" office:value="4.0983606557377" calcext:value-type="float">
            <text:p>4,0983606557377</text:p>
          </table:table-cell>
          <table:table-cell office:value-type="float" office:value="105" calcext:value-type="float">
            <text:p>105</text:p>
          </table:table-cell>
          <table:table-cell table:formula="of:=IFERROR(([.Z85]/[.R85])*100; &quot;&quot;)" office:value-type="float" office:value="59.6590909090909" calcext:value-type="float">
            <text:p>59,6590909090909</text:p>
          </table:table-cell>
          <table:table-cell table:formula="of:=IF([.N85] = &quot;&quot; ;&quot;&quot;; [.N85]-[.Z85])" office:value-type="float" office:value="5" calcext:value-type="float">
            <text:p>5</text:p>
          </table:table-cell>
          <table:table-cell table:formula="of:=IFERROR(([.AB85]/[.P85])*100; &quot;&quot;)" office:value-type="float" office:value="4.0983606557377" calcext:value-type="float">
            <text:p>4,0983606557377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table:formula="of:=IFERROR(([.AF85]/[.P85])*100; &quot;&quot;)" office:value-type="float" office:value="17.2131147540984" calcext:value-type="float">
            <text:p>17,2131147540984</text:p>
          </table:table-cell>
          <table:table-cell office:value-type="float" office:value="2" calcext:value-type="float">
            <text:p>2</text:p>
          </table:table-cell>
          <table:table-cell table:formula="of:=IFERROR(([.AH85]/[.P85])*100; &quot;&quot;)" office:value-type="float" office:value="1.63934426229508" calcext:value-type="float">
            <text:p>1,639344262295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85]/[.P85])*100; &quot;&quot;)" office:value-type="float" office:value="2.45901639344262" calcext:value-type="float">
            <text:p>2,45901639344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85]/[.P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85]/[.P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IFERROR(([.CL85]/[.P85])*100; &quot;&quot;)" office:value-type="float" office:value="25.4098360655738" calcext:value-type="float">
            <text:p>25,4098360655738</text:p>
          </table:table-cell>
          <table:table-cell office:value-type="float" office:value="0" calcext:value-type="float">
            <text:p>0</text:p>
          </table:table-cell>
          <table:table-cell table:formula="of:=IFERROR(([.CN85]/[.P85])*100; &quot;&quot;)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IFERROR(([.CP85]/[.P85])*100; &quot;&quot;)" office:value-type="float" office:value="53.2786885245902" calcext:value-type="float">
            <text:p>53,27868852459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85]/[.P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85]/[.P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85]/[.P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85]/[.P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86]=&quot;&quot;;&quot;&quot;;[.C86]-[.AE86])">
            <text:p/>
          </table:table-cell>
          <table:table-cell/>
          <table:table-cell table:formula="of:=IFERROR(([.E86]/[.D86])*100; &quot;&quot;)">
            <text:p/>
          </table:table-cell>
          <table:table-cell/>
          <table:table-cell table:formula="of:=IFERROR(([.G86]/[.D86])*100; &quot;&quot;)">
            <text:p/>
          </table:table-cell>
          <table:table-cell/>
          <table:table-cell table:formula="of:=IFERROR(([.I86]/[.D86])*100; &quot;&quot;)">
            <text:p/>
          </table:table-cell>
          <table:table-cell/>
          <table:table-cell table:style-name="ce3"/>
          <table:table-cell table:formula="of:=IFERROR(([.L86]/[.D86])*100; &quot;&quot;)">
            <text:p/>
          </table:table-cell>
          <table:table-cell table:style-name="ce3"/>
          <table:table-cell table:formula="of:=IFERROR(([.N86]/[.D86])*100; &quot;&quot;)">
            <text:p/>
          </table:table-cell>
          <table:table-cell table:style-name="ce3"/>
          <table:table-cell table:formula="of:=IFERROR(([.P86]/[.D86])*100; &quot;&quot;)">
            <text:p/>
          </table:table-cell>
          <table:table-cell table:style-name="ce3"/>
          <table:table-cell table:formula="of:=IFERROR(([.R86]/[.D86])*100; &quot;&quot;)">
            <text:p/>
          </table:table-cell>
          <table:table-cell table:style-name="ce3"/>
          <table:table-cell table:formula="of:=IFERROR(([.T86]/[.R86])*100; &quot;&quot;)">
            <text:p/>
          </table:table-cell>
          <table:table-cell/>
          <table:table-cell table:formula="of:=IFERROR(([.V86]/[.R86])*100; &quot;&quot;)">
            <text:p/>
          </table:table-cell>
          <table:table-cell table:formula="of:=IF([.L86] = &quot;&quot; ;&quot;&quot;; [.L86]-[.V86])">
            <text:p/>
          </table:table-cell>
          <table:table-cell table:formula="of:=IFERROR(([.X86]/[.P86])*100; &quot;&quot;)">
            <text:p/>
          </table:table-cell>
          <table:table-cell/>
          <table:table-cell table:formula="of:=IFERROR(([.Z86]/[.R86])*100; &quot;&quot;)">
            <text:p/>
          </table:table-cell>
          <table:table-cell table:formula="of:=IF([.N86] = &quot;&quot; ;&quot;&quot;; [.N86]-[.Z86])">
            <text:p/>
          </table:table-cell>
          <table:table-cell table:formula="of:=IFERROR(([.AB86]/[.P86])*100; &quot;&quot;)">
            <text:p/>
          </table:table-cell>
          <table:table-cell table:style-name="ce3" table:number-columns-repeated="3"/>
          <table:table-cell table:formula="of:=IFERROR(([.AF86]/[.P86])*100; &quot;&quot;)">
            <text:p/>
          </table:table-cell>
          <table:table-cell table:style-name="ce3"/>
          <table:table-cell table:formula="of:=IFERROR(([.AH86]/[.P86])*100; &quot;&quot;)">
            <text:p/>
          </table:table-cell>
          <table:table-cell table:style-name="ce3"/>
          <table:table-cell/>
          <table:table-cell table:style-name="ce3"/>
          <table:table-cell table:formula="of:=IFERROR(([.AL86]/[.P8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86]/[.P86])*100; &quot;&quot;)">
            <text:p/>
          </table:table-cell>
          <table:table-cell table:style-name="ce3"/>
          <table:table-cell/>
          <table:table-cell table:style-name="ce3"/>
          <table:table-cell table:formula="of:=IFERROR(([.BT86]/[.P8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86]/[.P86])*100; &quot;&quot;)">
            <text:p/>
          </table:table-cell>
          <table:table-cell table:style-name="ce3"/>
          <table:table-cell table:formula="of:=IFERROR(([.CN86]/[.P86])*100; &quot;&quot;)">
            <text:p/>
          </table:table-cell>
          <table:table-cell table:style-name="ce3"/>
          <table:table-cell table:formula="of:=IFERROR(([.CP86]/[.P8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86]/[.P86])*100; &quot;&quot;)">
            <text:p/>
          </table:table-cell>
          <table:table-cell table:style-name="ce3"/>
          <table:table-cell/>
          <table:table-cell table:style-name="ce3"/>
          <table:table-cell table:formula="of:=IFERROR(([.DB86]/[.P86])*100; &quot;&quot;)">
            <text:p/>
          </table:table-cell>
          <table:table-cell table:style-name="ce3"/>
          <table:table-cell/>
          <table:table-cell table:style-name="ce3"/>
          <table:table-cell table:formula="of:=IFERROR(([.DF86]/[.P86])*100; &quot;&quot;)">
            <text:p/>
          </table:table-cell>
          <table:table-cell table:style-name="ce3"/>
          <table:table-cell/>
          <table:table-cell table:style-name="ce3"/>
          <table:table-cell table:formula="of:=IFERROR(([.DJ86]/[.P8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ritzbox 2170</text:p>
          </table:table-cell>
          <table:table-cell office:value-type="string" calcext:value-type="string">
            <text:p>51.04.57</text:p>
          </table:table-cell>
          <table:table-cell office:value-type="float" office:value="123" calcext:value-type="float">
            <text:p>123</text:p>
          </table:table-cell>
          <table:table-cell table:formula="of:=IF([.C87]=&quot;&quot;;&quot;&quot;;[.C87]-[.AE87])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formula="of:=IFERROR(([.E87]/[.D87])*100; &quot;&quot;)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IFERROR(([.G87]/[.D87])*100; &quot;&quot;)" office:value-type="float" office:value="28.8461538461538" calcext:value-type="float">
            <text:p>28,8461538461538</text:p>
          </table:table-cell>
          <table:table-cell office:value-type="float" office:value="74" calcext:value-type="float">
            <text:p>74</text:p>
          </table:table-cell>
          <table:table-cell table:formula="of:=IFERROR(([.I87]/[.D87])*100; &quot;&quot;)" office:value-type="float" office:value="71.1538461538462" calcext:value-type="float">
            <text:p>71,153846153846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IFERROR(([.L87]/[.D87])*100; &quot;&quot;)" office:value-type="float" office:value="56.7307692307692" calcext:value-type="float">
            <text:p>56,7307692307692</text:p>
          </table:table-cell>
          <table:table-cell office:value-type="float" office:value="55" calcext:value-type="float">
            <text:p>55</text:p>
          </table:table-cell>
          <table:table-cell table:formula="of:=IFERROR(([.N87]/[.D87])*100; &quot;&quot;)" office:value-type="float" office:value="52.8846153846154" calcext:value-type="float">
            <text:p>52,8846153846154</text:p>
          </table:table-cell>
          <table:table-cell office:value-type="float" office:value="16" calcext:value-type="float">
            <text:p>16</text:p>
          </table:table-cell>
          <table:table-cell table:formula="of:=IFERROR(([.P87]/[.D87])*100; &quot;&quot;)" office:value-type="float" office:value="15.3846153846154" calcext:value-type="float">
            <text:p>15,3846153846154</text:p>
          </table:table-cell>
          <table:table-cell office:value-type="float" office:value="88" calcext:value-type="float">
            <text:p>88</text:p>
          </table:table-cell>
          <table:table-cell table:formula="of:=IFERROR(([.R87]/[.D87])*100; &quot;&quot;)" office:value-type="float" office:value="84.6153846153846" calcext:value-type="float">
            <text:p>84,6153846153846</text:p>
          </table:table-cell>
          <table:table-cell office:value-type="float" office:value="11" calcext:value-type="float">
            <text:p>11</text:p>
          </table:table-cell>
          <table:table-cell table:formula="of:=IFERROR(([.T87]/[.R87])*100; &quot;&quot;)" office:value-type="float" office:value="12.5" calcext:value-type="float">
            <text:p>12,5</text:p>
          </table:table-cell>
          <table:table-cell office:value-type="float" office:value="51" calcext:value-type="float">
            <text:p>51</text:p>
          </table:table-cell>
          <table:table-cell table:formula="of:=IFERROR(([.V87]/[.R87])*100; &quot;&quot;)" office:value-type="float" office:value="57.9545454545455" calcext:value-type="float">
            <text:p>57,9545454545455</text:p>
          </table:table-cell>
          <table:table-cell table:formula="of:=IF([.L87] = &quot;&quot; ;&quot;&quot;; [.L87]-[.V87])" office:value-type="float" office:value="8" calcext:value-type="float">
            <text:p>8</text:p>
          </table:table-cell>
          <table:table-cell table:formula="of:=IFERROR(([.X87]/[.P87])*100; &quot;&quot;)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IFERROR(([.Z87]/[.R87])*100; &quot;&quot;)" office:value-type="float" office:value="59.0909090909091" calcext:value-type="float">
            <text:p>59,0909090909091</text:p>
          </table:table-cell>
          <table:table-cell table:formula="of:=IF([.N87] = &quot;&quot; ;&quot;&quot;; [.N87]-[.Z87])" office:value-type="float" office:value="3" calcext:value-type="float">
            <text:p>3</text:p>
          </table:table-cell>
          <table:table-cell table:formula="of:=IFERROR(([.AB87]/[.P87])*100; &quot;&quot;)" office:value-type="float" office:value="18.75" calcext:value-type="float">
            <text:p>18,75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IFERROR(([.AF87]/[.P87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H87]/[.P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87]/[.P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87]/[.P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87]/[.P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87]/[.P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87]/[.P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87]/[.P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87]/[.P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87]/[.P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87]/[.P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87]/[.P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88]=&quot;&quot;;&quot;&quot;;[.C88]-[.AE88])">
            <text:p/>
          </table:table-cell>
          <table:table-cell/>
          <table:table-cell table:formula="of:=IFERROR(([.E88]/[.D88])*100; &quot;&quot;)">
            <text:p/>
          </table:table-cell>
          <table:table-cell/>
          <table:table-cell table:formula="of:=IFERROR(([.G88]/[.D88])*100; &quot;&quot;)">
            <text:p/>
          </table:table-cell>
          <table:table-cell/>
          <table:table-cell table:formula="of:=IFERROR(([.I88]/[.D88])*100; &quot;&quot;)">
            <text:p/>
          </table:table-cell>
          <table:table-cell/>
          <table:table-cell table:style-name="ce3"/>
          <table:table-cell table:formula="of:=IFERROR(([.L88]/[.D88])*100; &quot;&quot;)">
            <text:p/>
          </table:table-cell>
          <table:table-cell table:style-name="ce3"/>
          <table:table-cell table:formula="of:=IFERROR(([.N88]/[.D88])*100; &quot;&quot;)">
            <text:p/>
          </table:table-cell>
          <table:table-cell table:style-name="ce3"/>
          <table:table-cell table:formula="of:=IFERROR(([.P88]/[.D88])*100; &quot;&quot;)">
            <text:p/>
          </table:table-cell>
          <table:table-cell table:style-name="ce3"/>
          <table:table-cell table:formula="of:=IFERROR(([.R88]/[.D88])*100; &quot;&quot;)">
            <text:p/>
          </table:table-cell>
          <table:table-cell table:style-name="ce3"/>
          <table:table-cell table:formula="of:=IFERROR(([.T88]/[.R88])*100; &quot;&quot;)">
            <text:p/>
          </table:table-cell>
          <table:table-cell/>
          <table:table-cell table:formula="of:=IFERROR(([.V88]/[.R88])*100; &quot;&quot;)">
            <text:p/>
          </table:table-cell>
          <table:table-cell table:formula="of:=IF([.L88] = &quot;&quot; ;&quot;&quot;; [.L88]-[.V88])">
            <text:p/>
          </table:table-cell>
          <table:table-cell table:formula="of:=IFERROR(([.X88]/[.P88])*100; &quot;&quot;)">
            <text:p/>
          </table:table-cell>
          <table:table-cell/>
          <table:table-cell table:formula="of:=IFERROR(([.Z88]/[.R88])*100; &quot;&quot;)">
            <text:p/>
          </table:table-cell>
          <table:table-cell table:formula="of:=IF([.N88] = &quot;&quot; ;&quot;&quot;; [.N88]-[.Z88])">
            <text:p/>
          </table:table-cell>
          <table:table-cell table:formula="of:=IFERROR(([.AB88]/[.P88])*100; &quot;&quot;)">
            <text:p/>
          </table:table-cell>
          <table:table-cell table:style-name="ce3" table:number-columns-repeated="3"/>
          <table:table-cell table:formula="of:=IFERROR(([.AF88]/[.P88])*100; &quot;&quot;)">
            <text:p/>
          </table:table-cell>
          <table:table-cell table:style-name="ce3"/>
          <table:table-cell table:formula="of:=IFERROR(([.AH88]/[.P88])*100; &quot;&quot;)">
            <text:p/>
          </table:table-cell>
          <table:table-cell table:style-name="ce3"/>
          <table:table-cell/>
          <table:table-cell table:style-name="ce3"/>
          <table:table-cell table:formula="of:=IFERROR(([.AL88]/[.P8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88]/[.P88])*100; &quot;&quot;)">
            <text:p/>
          </table:table-cell>
          <table:table-cell table:style-name="ce3"/>
          <table:table-cell/>
          <table:table-cell table:style-name="ce3"/>
          <table:table-cell table:formula="of:=IFERROR(([.BT88]/[.P8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88]/[.P88])*100; &quot;&quot;)">
            <text:p/>
          </table:table-cell>
          <table:table-cell table:style-name="ce3"/>
          <table:table-cell table:formula="of:=IFERROR(([.CN88]/[.P88])*100; &quot;&quot;)">
            <text:p/>
          </table:table-cell>
          <table:table-cell table:style-name="ce3"/>
          <table:table-cell table:formula="of:=IFERROR(([.CP88]/[.P8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88]/[.P88])*100; &quot;&quot;)">
            <text:p/>
          </table:table-cell>
          <table:table-cell table:style-name="ce3"/>
          <table:table-cell/>
          <table:table-cell table:style-name="ce3"/>
          <table:table-cell table:formula="of:=IFERROR(([.DB88]/[.P88])*100; &quot;&quot;)">
            <text:p/>
          </table:table-cell>
          <table:table-cell table:style-name="ce3"/>
          <table:table-cell/>
          <table:table-cell table:style-name="ce3"/>
          <table:table-cell table:formula="of:=IFERROR(([.DF88]/[.P88])*100; &quot;&quot;)">
            <text:p/>
          </table:table-cell>
          <table:table-cell table:style-name="ce3"/>
          <table:table-cell/>
          <table:table-cell table:style-name="ce3"/>
          <table:table-cell table:formula="of:=IFERROR(([.DJ88]/[.P8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ritzbox fact</text:p>
          </table:table-cell>
          <table:table-cell office:value-type="string" calcext:value-type="string">
            <text:p>05.04.02</text:p>
          </table:table-cell>
          <table:table-cell office:value-type="float" office:value="102" calcext:value-type="float">
            <text:p>102</text:p>
          </table:table-cell>
          <table:table-cell table:formula="of:=IF([.C89]=&quot;&quot;;&quot;&quot;;[.C89]-[.AE89])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formula="of:=IFERROR(([.E89]/[.D89])*100; &quot;&quot;)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formula="of:=IFERROR(([.G89]/[.D89])*100; &quot;&quot;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ERROR(([.I89]/[.D89])*100; &quot;&quot;)" office:value-type="float" office:value="1.08695652173913" calcext:value-type="float">
            <text:p>1,0869565217391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ERROR(([.L89]/[.D89])*100; &quot;&quot;)" office:value-type="float" office:value="66.304347826087" calcext:value-type="float">
            <text:p>66,304347826087</text:p>
          </table:table-cell>
          <table:table-cell office:value-type="float" office:value="54" calcext:value-type="float">
            <text:p>54</text:p>
          </table:table-cell>
          <table:table-cell table:formula="of:=IFERROR(([.N89]/[.D89])*100; &quot;&quot;)" office:value-type="float" office:value="58.695652173913" calcext:value-type="float">
            <text:p>58,695652173913</text:p>
          </table:table-cell>
          <table:table-cell office:value-type="float" office:value="14" calcext:value-type="float">
            <text:p>14</text:p>
          </table:table-cell>
          <table:table-cell table:formula="of:=IFERROR(([.P89]/[.D89])*100; &quot;&quot;)" office:value-type="float" office:value="15.2173913043478" calcext:value-type="float">
            <text:p>15,2173913043478</text:p>
          </table:table-cell>
          <table:table-cell office:value-type="float" office:value="78" calcext:value-type="float">
            <text:p>78</text:p>
          </table:table-cell>
          <table:table-cell table:formula="of:=IFERROR(([.R89]/[.D89])*100; &quot;&quot;)" office:value-type="float" office:value="84.7826086956522" calcext:value-type="float">
            <text:p>84,7826086956522</text:p>
          </table:table-cell>
          <table:table-cell office:value-type="float" office:value="10" calcext:value-type="float">
            <text:p>10</text:p>
          </table:table-cell>
          <table:table-cell table:formula="of:=IFERROR(([.T89]/[.R89])*100; &quot;&quot;)" office:value-type="float" office:value="12.8205128205128" calcext:value-type="float">
            <text:p>12,8205128205128</text:p>
          </table:table-cell>
          <table:table-cell office:value-type="float" office:value="54" calcext:value-type="float">
            <text:p>54</text:p>
          </table:table-cell>
          <table:table-cell table:formula="of:=IFERROR(([.V89]/[.R89])*100; &quot;&quot;)" office:value-type="float" office:value="69.2307692307692" calcext:value-type="float">
            <text:p>69,2307692307692</text:p>
          </table:table-cell>
          <table:table-cell table:formula="of:=IF([.L89] = &quot;&quot; ;&quot;&quot;; [.L89]-[.V89])" office:value-type="float" office:value="7" calcext:value-type="float">
            <text:p>7</text:p>
          </table:table-cell>
          <table:table-cell table:formula="of:=IFERROR(([.X89]/[.P89])*100; &quot;&quot;)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IFERROR(([.Z89]/[.R89])*100; &quot;&quot;)" office:value-type="float" office:value="69.2307692307692" calcext:value-type="float">
            <text:p>69,2307692307692</text:p>
          </table:table-cell>
          <table:table-cell table:formula="of:=IF([.N89] = &quot;&quot; ;&quot;&quot;; [.N89]-[.Z89])" office:value-type="float" office:value="0" calcext:value-type="float">
            <text:p>0</text:p>
          </table:table-cell>
          <table:table-cell table:formula="of:=IFERROR(([.AB89]/[.P89])*100; &quot;&quot;)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ERROR(([.AF89]/[.P89])*100; &quot;&quot;)" office:value-type="float" office:value="71.4285714285714" calcext:value-type="float">
            <text:p>71,4285714285714</text:p>
          </table:table-cell>
          <table:table-cell office:value-type="float" office:value="0" calcext:value-type="float">
            <text:p>0</text:p>
          </table:table-cell>
          <table:table-cell table:formula="of:=IFERROR(([.AH89]/[.P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89]/[.P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89]/[.P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89]/[.P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L89]/[.P89])*100; &quot;&quot;)" office:value-type="float" office:value="7.14285714285714" calcext:value-type="float">
            <text:p>7,14285714285714</text:p>
          </table:table-cell>
          <table:table-cell office:value-type="float" office:value="3" calcext:value-type="float">
            <text:p>3</text:p>
          </table:table-cell>
          <table:table-cell table:formula="of:=IFERROR(([.CN89]/[.P89])*100; &quot;&quot;)" office:value-type="float" office:value="21.4285714285714" calcext:value-type="float">
            <text:p>21,4285714285714</text:p>
          </table:table-cell>
          <table:table-cell office:value-type="float" office:value="0" calcext:value-type="float">
            <text:p>0</text:p>
          </table:table-cell>
          <table:table-cell table:formula="of:=IFERROR(([.CP89]/[.P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89]/[.P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89]/[.P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89]/[.P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89]/[.P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05.03.87</text:p>
          </table:table-cell>
          <table:table-cell office:value-type="float" office:value="103" calcext:value-type="float">
            <text:p>103</text:p>
          </table:table-cell>
          <table:table-cell table:formula="of:=IF([.C90]=&quot;&quot;;&quot;&quot;;[.C90]-[.AE90])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formula="of:=IFERROR(([.E90]/[.D90])*100; &quot;&quot;)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formula="of:=IFERROR(([.G90]/[.D90])*100; &quot;&quot;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ERROR(([.I90]/[.D90])*100; &quot;&quot;)" office:value-type="float" office:value="1.0752688172043" calcext:value-type="float">
            <text:p>1,075268817204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IFERROR(([.L90]/[.D90])*100; &quot;&quot;)" office:value-type="float" office:value="66.6666666666667" calcext:value-type="float">
            <text:p>66,6666666666667</text:p>
          </table:table-cell>
          <table:table-cell office:value-type="float" office:value="54" calcext:value-type="float">
            <text:p>54</text:p>
          </table:table-cell>
          <table:table-cell table:formula="of:=IFERROR(([.N90]/[.D90])*100; &quot;&quot;)" office:value-type="float" office:value="58.0645161290323" calcext:value-type="float">
            <text:p>58,0645161290323</text:p>
          </table:table-cell>
          <table:table-cell office:value-type="float" office:value="14" calcext:value-type="float">
            <text:p>14</text:p>
          </table:table-cell>
          <table:table-cell table:formula="of:=IFERROR(([.P90]/[.D90])*100; &quot;&quot;)" office:value-type="float" office:value="15.0537634408602" calcext:value-type="float">
            <text:p>15,0537634408602</text:p>
          </table:table-cell>
          <table:table-cell office:value-type="float" office:value="79" calcext:value-type="float">
            <text:p>79</text:p>
          </table:table-cell>
          <table:table-cell table:formula="of:=IFERROR(([.R90]/[.D90])*100; &quot;&quot;)" office:value-type="float" office:value="84.9462365591398" calcext:value-type="float">
            <text:p>84,9462365591398</text:p>
          </table:table-cell>
          <table:table-cell office:value-type="float" office:value="10" calcext:value-type="float">
            <text:p>10</text:p>
          </table:table-cell>
          <table:table-cell table:formula="of:=IFERROR(([.T90]/[.R90])*100; &quot;&quot;)" office:value-type="float" office:value="12.6582278481013" calcext:value-type="float">
            <text:p>12,6582278481013</text:p>
          </table:table-cell>
          <table:table-cell office:value-type="float" office:value="55" calcext:value-type="float">
            <text:p>55</text:p>
          </table:table-cell>
          <table:table-cell table:formula="of:=IFERROR(([.V90]/[.R90])*100; &quot;&quot;)" office:value-type="float" office:value="69.620253164557" calcext:value-type="float">
            <text:p>69,620253164557</text:p>
          </table:table-cell>
          <table:table-cell table:formula="of:=IF([.L90] = &quot;&quot; ;&quot;&quot;; [.L90]-[.V90])" office:value-type="float" office:value="7" calcext:value-type="float">
            <text:p>7</text:p>
          </table:table-cell>
          <table:table-cell table:formula="of:=IFERROR(([.X90]/[.P90])*100; &quot;&quot;)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IFERROR(([.Z90]/[.R90])*100; &quot;&quot;)" office:value-type="float" office:value="68.3544303797468" calcext:value-type="float">
            <text:p>68,3544303797468</text:p>
          </table:table-cell>
          <table:table-cell table:formula="of:=IF([.N90] = &quot;&quot; ;&quot;&quot;; [.N90]-[.Z90])" office:value-type="float" office:value="0" calcext:value-type="float">
            <text:p>0</text:p>
          </table:table-cell>
          <table:table-cell table:formula="of:=IFERROR(([.AB90]/[.P90])*100; &quot;&quot;)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ERROR(([.AF90]/[.P90])*100; &quot;&quot;)" office:value-type="float" office:value="71.4285714285714" calcext:value-type="float">
            <text:p>71,4285714285714</text:p>
          </table:table-cell>
          <table:table-cell office:value-type="float" office:value="0" calcext:value-type="float">
            <text:p>0</text:p>
          </table:table-cell>
          <table:table-cell table:formula="of:=IFERROR(([.AH90]/[.P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90]/[.P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90]/[.P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90]/[.P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L90]/[.P90])*100; &quot;&quot;)" office:value-type="float" office:value="7.14285714285714" calcext:value-type="float">
            <text:p>7,14285714285714</text:p>
          </table:table-cell>
          <table:table-cell office:value-type="float" office:value="3" calcext:value-type="float">
            <text:p>3</text:p>
          </table:table-cell>
          <table:table-cell table:formula="of:=IFERROR(([.CN90]/[.P90])*100; &quot;&quot;)" office:value-type="float" office:value="21.4285714285714" calcext:value-type="float">
            <text:p>21,4285714285714</text:p>
          </table:table-cell>
          <table:table-cell office:value-type="float" office:value="0" calcext:value-type="float">
            <text:p>0</text:p>
          </table:table-cell>
          <table:table-cell table:formula="of:=IFERROR(([.CP90]/[.P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90]/[.P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90]/[.P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90]/[.P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90]/[.P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91]=&quot;&quot;;&quot;&quot;;[.C91]-[.AE91])">
            <text:p/>
          </table:table-cell>
          <table:table-cell/>
          <table:table-cell table:formula="of:=IFERROR(([.E91]/[.D91])*100; &quot;&quot;)">
            <text:p/>
          </table:table-cell>
          <table:table-cell/>
          <table:table-cell table:formula="of:=IFERROR(([.G91]/[.D91])*100; &quot;&quot;)">
            <text:p/>
          </table:table-cell>
          <table:table-cell/>
          <table:table-cell table:formula="of:=IFERROR(([.I91]/[.D91])*100; &quot;&quot;)">
            <text:p/>
          </table:table-cell>
          <table:table-cell/>
          <table:table-cell table:style-name="ce3"/>
          <table:table-cell table:formula="of:=IFERROR(([.L91]/[.D91])*100; &quot;&quot;)">
            <text:p/>
          </table:table-cell>
          <table:table-cell table:style-name="ce3"/>
          <table:table-cell table:formula="of:=IFERROR(([.N91]/[.D91])*100; &quot;&quot;)">
            <text:p/>
          </table:table-cell>
          <table:table-cell table:style-name="ce3"/>
          <table:table-cell table:formula="of:=IFERROR(([.P91]/[.D91])*100; &quot;&quot;)">
            <text:p/>
          </table:table-cell>
          <table:table-cell table:style-name="ce3"/>
          <table:table-cell table:formula="of:=IFERROR(([.R91]/[.D91])*100; &quot;&quot;)">
            <text:p/>
          </table:table-cell>
          <table:table-cell table:style-name="ce3"/>
          <table:table-cell table:formula="of:=IFERROR(([.T91]/[.R91])*100; &quot;&quot;)">
            <text:p/>
          </table:table-cell>
          <table:table-cell/>
          <table:table-cell table:formula="of:=IFERROR(([.V91]/[.R91])*100; &quot;&quot;)">
            <text:p/>
          </table:table-cell>
          <table:table-cell table:formula="of:=IF([.L91] = &quot;&quot; ;&quot;&quot;; [.L91]-[.V91])">
            <text:p/>
          </table:table-cell>
          <table:table-cell table:formula="of:=IFERROR(([.X91]/[.P91])*100; &quot;&quot;)">
            <text:p/>
          </table:table-cell>
          <table:table-cell/>
          <table:table-cell table:formula="of:=IFERROR(([.Z91]/[.R91])*100; &quot;&quot;)">
            <text:p/>
          </table:table-cell>
          <table:table-cell table:formula="of:=IF([.N91] = &quot;&quot; ;&quot;&quot;; [.N91]-[.Z91])">
            <text:p/>
          </table:table-cell>
          <table:table-cell table:formula="of:=IFERROR(([.AB91]/[.P91])*100; &quot;&quot;)">
            <text:p/>
          </table:table-cell>
          <table:table-cell table:style-name="ce3" table:number-columns-repeated="3"/>
          <table:table-cell table:formula="of:=IFERROR(([.AF91]/[.P91])*100; &quot;&quot;)">
            <text:p/>
          </table:table-cell>
          <table:table-cell table:style-name="ce3"/>
          <table:table-cell table:formula="of:=IFERROR(([.AH91]/[.P91])*100; &quot;&quot;)">
            <text:p/>
          </table:table-cell>
          <table:table-cell table:style-name="ce3"/>
          <table:table-cell/>
          <table:table-cell table:style-name="ce3"/>
          <table:table-cell table:formula="of:=IFERROR(([.AL91]/[.P9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91]/[.P91])*100; &quot;&quot;)">
            <text:p/>
          </table:table-cell>
          <table:table-cell table:style-name="ce3"/>
          <table:table-cell/>
          <table:table-cell table:style-name="ce3"/>
          <table:table-cell table:formula="of:=IFERROR(([.BT91]/[.P9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91]/[.P91])*100; &quot;&quot;)">
            <text:p/>
          </table:table-cell>
          <table:table-cell table:style-name="ce3"/>
          <table:table-cell table:formula="of:=IFERROR(([.CN91]/[.P91])*100; &quot;&quot;)">
            <text:p/>
          </table:table-cell>
          <table:table-cell table:style-name="ce3"/>
          <table:table-cell table:formula="of:=IFERROR(([.CP91]/[.P9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91]/[.P91])*100; &quot;&quot;)">
            <text:p/>
          </table:table-cell>
          <table:table-cell table:style-name="ce3"/>
          <table:table-cell/>
          <table:table-cell table:style-name="ce3"/>
          <table:table-cell table:formula="of:=IFERROR(([.DB91]/[.P91])*100; &quot;&quot;)">
            <text:p/>
          </table:table-cell>
          <table:table-cell table:style-name="ce3"/>
          <table:table-cell/>
          <table:table-cell table:style-name="ce3"/>
          <table:table-cell table:formula="of:=IFERROR(([.DF91]/[.P91])*100; &quot;&quot;)">
            <text:p/>
          </table:table-cell>
          <table:table-cell table:style-name="ce3"/>
          <table:table-cell/>
          <table:table-cell table:style-name="ce3"/>
          <table:table-cell table:formula="of:=IFERROR(([.DJ91]/[.P9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ritzbox 2070</text:p>
          </table:table-cell>
          <table:table-cell office:value-type="string" calcext:value-type="string">
            <text:p>20.04.15</text:p>
          </table:table-cell>
          <table:table-cell office:value-type="float" office:value="113" calcext:value-type="float">
            <text:p>113</text:p>
          </table:table-cell>
          <table:table-cell table:formula="of:=IF([.C92]=&quot;&quot;;&quot;&quot;;[.C92]-[.AE92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IFERROR(([.E92]/[.D92])*100; &quot;&quot;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ERROR(([.G92]/[.D92])*100; &quot;&quot;)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IFERROR(([.I92]/[.D92])*100; &quot;&quot;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IFERROR(([.L92]/[.D92])*100; &quot;&quot;)"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formula="of:=IFERROR(([.N92]/[.D92])*100; &quot;&quot;)"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formula="of:=IFERROR(([.P92]/[.D92])*100; &quot;&quot;)"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IFERROR(([.R92]/[.D92])*100; &quot;&quot;)"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table:formula="of:=IFERROR(([.T92]/[.R92])*100; &quot;&quot;)" office:value-type="float" office:value="12.7906976744186" calcext:value-type="float">
            <text:p>12,7906976744186</text:p>
          </table:table-cell>
          <table:table-cell office:value-type="float" office:value="60" calcext:value-type="float">
            <text:p>60</text:p>
          </table:table-cell>
          <table:table-cell table:formula="of:=IFERROR(([.V92]/[.R92])*100; &quot;&quot;)" office:value-type="float" office:value="69.7674418604651" calcext:value-type="float">
            <text:p>69,7674418604651</text:p>
          </table:table-cell>
          <table:table-cell table:formula="of:=IF([.L92] = &quot;&quot; ;&quot;&quot;; [.L92]-[.V92])" office:value-type="float" office:value="7" calcext:value-type="float">
            <text:p>7</text:p>
          </table:table-cell>
          <table:table-cell table:formula="of:=IFERROR(([.X92]/[.P92])*100; &quot;&quot;)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formula="of:=IFERROR(([.Z92]/[.R92])*100; &quot;&quot;)" office:value-type="float" office:value="72.093023255814" calcext:value-type="float">
            <text:p>72,093023255814</text:p>
          </table:table-cell>
          <table:table-cell table:formula="of:=IF([.N92] = &quot;&quot; ;&quot;&quot;; [.N92]-[.Z92])" office:value-type="float" office:value="2" calcext:value-type="float">
            <text:p>2</text:p>
          </table:table-cell>
          <table:table-cell table:formula="of:=IFERROR(([.AB92]/[.P92])*100; &quot;&quot;)" office:value-type="float" office:value="14.2857142857143" calcext:value-type="float">
            <text:p>14,285714285714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ERROR(([.AF92]/[.P92])*100; &quot;&quot;)" office:value-type="float" office:value="92.8571428571429" calcext:value-type="float">
            <text:p>92,8571428571429</text:p>
          </table:table-cell>
          <table:table-cell office:value-type="float" office:value="0" calcext:value-type="float">
            <text:p>0</text:p>
          </table:table-cell>
          <table:table-cell table:formula="of:=IFERROR(([.AH92]/[.P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92]/[.P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92]/[.P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92]/[.P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92]/[.P92])*100; &quot;&quot;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([.CN92]/[.P92])*100; &quot;&quot;)"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table:formula="of:=IFERROR(([.CP92]/[.P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92]/[.P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92]/[.P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92]/[.P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92]/[.P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93]=&quot;&quot;;&quot;&quot;;[.C93]-[.AE93])">
            <text:p/>
          </table:table-cell>
          <table:table-cell/>
          <table:table-cell table:formula="of:=IFERROR(([.E93]/[.D93])*100; &quot;&quot;)">
            <text:p/>
          </table:table-cell>
          <table:table-cell/>
          <table:table-cell table:formula="of:=IFERROR(([.G93]/[.D93])*100; &quot;&quot;)">
            <text:p/>
          </table:table-cell>
          <table:table-cell/>
          <table:table-cell table:formula="of:=IFERROR(([.I93]/[.D93])*100; &quot;&quot;)">
            <text:p/>
          </table:table-cell>
          <table:table-cell/>
          <table:table-cell table:style-name="ce3"/>
          <table:table-cell table:formula="of:=IFERROR(([.L93]/[.D93])*100; &quot;&quot;)">
            <text:p/>
          </table:table-cell>
          <table:table-cell table:style-name="ce3"/>
          <table:table-cell table:formula="of:=IFERROR(([.N93]/[.D93])*100; &quot;&quot;)">
            <text:p/>
          </table:table-cell>
          <table:table-cell table:style-name="ce3"/>
          <table:table-cell table:formula="of:=IFERROR(([.P93]/[.D93])*100; &quot;&quot;)">
            <text:p/>
          </table:table-cell>
          <table:table-cell table:style-name="ce3"/>
          <table:table-cell table:formula="of:=IFERROR(([.R93]/[.D93])*100; &quot;&quot;)">
            <text:p/>
          </table:table-cell>
          <table:table-cell table:style-name="ce3"/>
          <table:table-cell table:formula="of:=IFERROR(([.T93]/[.R93])*100; &quot;&quot;)">
            <text:p/>
          </table:table-cell>
          <table:table-cell/>
          <table:table-cell table:formula="of:=IFERROR(([.V93]/[.R93])*100; &quot;&quot;)">
            <text:p/>
          </table:table-cell>
          <table:table-cell table:formula="of:=IF([.L93] = &quot;&quot; ;&quot;&quot;; [.L93]-[.V93])">
            <text:p/>
          </table:table-cell>
          <table:table-cell table:formula="of:=IFERROR(([.X93]/[.P93])*100; &quot;&quot;)">
            <text:p/>
          </table:table-cell>
          <table:table-cell/>
          <table:table-cell table:formula="of:=IFERROR(([.Z93]/[.R93])*100; &quot;&quot;)">
            <text:p/>
          </table:table-cell>
          <table:table-cell table:formula="of:=IF([.N93] = &quot;&quot; ;&quot;&quot;; [.N93]-[.Z93])">
            <text:p/>
          </table:table-cell>
          <table:table-cell table:formula="of:=IFERROR(([.AB93]/[.P93])*100; &quot;&quot;)">
            <text:p/>
          </table:table-cell>
          <table:table-cell table:style-name="ce3" table:number-columns-repeated="3"/>
          <table:table-cell table:formula="of:=IFERROR(([.AF93]/[.P93])*100; &quot;&quot;)">
            <text:p/>
          </table:table-cell>
          <table:table-cell table:style-name="ce3"/>
          <table:table-cell table:formula="of:=IFERROR(([.AH93]/[.P93])*100; &quot;&quot;)">
            <text:p/>
          </table:table-cell>
          <table:table-cell table:style-name="ce3"/>
          <table:table-cell/>
          <table:table-cell table:style-name="ce3"/>
          <table:table-cell table:formula="of:=IFERROR(([.AL93]/[.P9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93]/[.P93])*100; &quot;&quot;)">
            <text:p/>
          </table:table-cell>
          <table:table-cell table:style-name="ce3"/>
          <table:table-cell/>
          <table:table-cell table:style-name="ce3"/>
          <table:table-cell table:formula="of:=IFERROR(([.BT93]/[.P9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93]/[.P93])*100; &quot;&quot;)">
            <text:p/>
          </table:table-cell>
          <table:table-cell table:style-name="ce3"/>
          <table:table-cell table:formula="of:=IFERROR(([.CN93]/[.P93])*100; &quot;&quot;)">
            <text:p/>
          </table:table-cell>
          <table:table-cell table:style-name="ce3"/>
          <table:table-cell table:formula="of:=IFERROR(([.CP93]/[.P9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93]/[.P93])*100; &quot;&quot;)">
            <text:p/>
          </table:table-cell>
          <table:table-cell table:style-name="ce3"/>
          <table:table-cell/>
          <table:table-cell table:style-name="ce3"/>
          <table:table-cell table:formula="of:=IFERROR(([.DB93]/[.P93])*100; &quot;&quot;)">
            <text:p/>
          </table:table-cell>
          <table:table-cell table:style-name="ce3"/>
          <table:table-cell/>
          <table:table-cell table:style-name="ce3"/>
          <table:table-cell table:formula="of:=IFERROR(([.DF93]/[.P93])*100; &quot;&quot;)">
            <text:p/>
          </table:table-cell>
          <table:table-cell table:style-name="ce3"/>
          <table:table-cell/>
          <table:table-cell table:style-name="ce3"/>
          <table:table-cell table:formula="of:=IFERROR(([.DJ93]/[.P9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Powerline 546 e</text:p>
          </table:table-cell>
          <table:table-cell office:value-type="string" calcext:value-type="string">
            <text:p>118.06.92</text:p>
          </table:table-cell>
          <table:table-cell office:value-type="float" office:value="244" calcext:value-type="float">
            <text:p>244</text:p>
          </table:table-cell>
          <table:table-cell table:formula="of:=IF([.C94]=&quot;&quot;;&quot;&quot;;[.C94]-[.AE94])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 table:formula="of:=IFERROR(([.E94]/[.D94])*100; &quot;&quot;)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table:formula="of:=IFERROR(([.G94]/[.D94])*100; &quot;&quot;)" office:value-type="float" office:value="38.6046511627907" calcext:value-type="float">
            <text:p>38,6046511627907</text:p>
          </table:table-cell>
          <table:table-cell office:value-type="float" office:value="131" calcext:value-type="float">
            <text:p>131</text:p>
          </table:table-cell>
          <table:table-cell table:formula="of:=IFERROR(([.I94]/[.D94])*100; &quot;&quot;)" office:value-type="float" office:value="60.9302325581395" calcext:value-type="float">
            <text:p>60,93023255813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ERROR(([.L94]/[.D94])*100; &quot;&quot;)" office:value-type="float" office:value="4.65116279069768" calcext:value-type="float">
            <text:p>4,65116279069768</text:p>
          </table:table-cell>
          <table:table-cell office:value-type="float" office:value="9" calcext:value-type="float">
            <text:p>9</text:p>
          </table:table-cell>
          <table:table-cell table:formula="of:=IFERROR(([.N94]/[.D94])*100; &quot;&quot;)" office:value-type="float" office:value="4.18604651162791" calcext:value-type="float">
            <text:p>4,18604651162791</text:p>
          </table:table-cell>
          <table:table-cell office:value-type="float" office:value="162" calcext:value-type="float">
            <text:p>162</text:p>
          </table:table-cell>
          <table:table-cell table:formula="of:=IFERROR(([.P94]/[.D94])*100; &quot;&quot;)" office:value-type="float" office:value="75.3488372093023" calcext:value-type="float">
            <text:p>75,3488372093023</text:p>
          </table:table-cell>
          <table:table-cell office:value-type="float" office:value="53" calcext:value-type="float">
            <text:p>53</text:p>
          </table:table-cell>
          <table:table-cell table:formula="of:=IFERROR(([.R94]/[.D94])*100; &quot;&quot;)" office:value-type="float" office:value="24.6511627906977" calcext:value-type="float">
            <text:p>24,6511627906977</text:p>
          </table:table-cell>
          <table:table-cell office:value-type="float" office:value="18" calcext:value-type="float">
            <text:p>18</text:p>
          </table:table-cell>
          <table:table-cell table:formula="of:=IFERROR(([.T94]/[.R94])*100; &quot;&quot;)" office:value-type="float" office:value="33.9622641509434" calcext:value-type="float">
            <text:p>33,9622641509434</text:p>
          </table:table-cell>
          <table:table-cell office:value-type="float" office:value="9" calcext:value-type="float">
            <text:p>9</text:p>
          </table:table-cell>
          <table:table-cell table:formula="of:=IFERROR(([.V94]/[.R94])*100; &quot;&quot;)" office:value-type="float" office:value="16.9811320754717" calcext:value-type="float">
            <text:p>16,9811320754717</text:p>
          </table:table-cell>
          <table:table-cell table:formula="of:=IF([.L94] = &quot;&quot; ;&quot;&quot;; [.L94]-[.V94])" office:value-type="float" office:value="1" calcext:value-type="float">
            <text:p>1</text:p>
          </table:table-cell>
          <table:table-cell table:formula="of:=IFERROR(([.X94]/[.P94])*100; &quot;&quot;)" office:value-type="float" office:value="0.617283950617284" calcext:value-type="float">
            <text:p>0,617283950617284</text:p>
          </table:table-cell>
          <table:table-cell office:value-type="float" office:value="8" calcext:value-type="float">
            <text:p>8</text:p>
          </table:table-cell>
          <table:table-cell table:formula="of:=IFERROR(([.Z94]/[.R94])*100; &quot;&quot;)" office:value-type="float" office:value="15.0943396226415" calcext:value-type="float">
            <text:p>15,0943396226415</text:p>
          </table:table-cell>
          <table:table-cell table:formula="of:=IF([.N94] = &quot;&quot; ;&quot;&quot;; [.N94]-[.Z94])" office:value-type="float" office:value="1" calcext:value-type="float">
            <text:p>1</text:p>
          </table:table-cell>
          <table:table-cell table:formula="of:=IFERROR(([.AB94]/[.P94])*100; &quot;&quot;)" office:value-type="float" office:value="0.617283950617284" calcext:value-type="float">
            <text:p>0,61728395061728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IFERROR(([.AF94]/[.P94])*100; &quot;&quot;)" office:value-type="float" office:value="2.46913580246914" calcext:value-type="float">
            <text:p>2,46913580246914</text:p>
          </table:table-cell>
          <table:table-cell office:value-type="float" office:value="0" calcext:value-type="float">
            <text:p>0</text:p>
          </table:table-cell>
          <table:table-cell table:formula="of:=IFERROR(([.AH94]/[.P9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94]/[.P94])*100; &quot;&quot;)" office:value-type="float" office:value="1.23456790123457" calcext:value-type="float">
            <text:p>1,23456790123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BP94]/[.P94])*100; &quot;&quot;)" office:value-type="float" office:value="4.93827160493827" calcext:value-type="float">
            <text:p>4,938271604938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94]/[.P9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IFERROR(([.CL94]/[.P94])*100; &quot;&quot;)" office:value-type="float" office:value="82.0987654320988" calcext:value-type="float">
            <text:p>82,0987654320988</text:p>
          </table:table-cell>
          <table:table-cell office:value-type="float" office:value="8" calcext:value-type="float">
            <text:p>8</text:p>
          </table:table-cell>
          <table:table-cell table:formula="of:=IFERROR(([.CN94]/[.P94])*100; &quot;&quot;)" office:value-type="float" office:value="4.93827160493827" calcext:value-type="float">
            <text:p>4,93827160493827</text:p>
          </table:table-cell>
          <table:table-cell office:value-type="float" office:value="2" calcext:value-type="float">
            <text:p>2</text:p>
          </table:table-cell>
          <table:table-cell table:formula="of:=IFERROR(([.CP94]/[.P94])*100; &quot;&quot;)" office:value-type="float" office:value="1.23456790123457" calcext:value-type="float">
            <text:p>1,23456790123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X94]/[.P94])*100; &quot;&quot;)" office:value-type="float" office:value="1.85185185185185" calcext:value-type="float">
            <text:p>1,85185185185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94]/[.P9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DF94]/[.P94])*100; &quot;&quot;)" office:value-type="float" office:value="1.23456790123457" calcext:value-type="float">
            <text:p>1,23456790123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94]/[.P9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118.07.13</text:p>
          </table:table-cell>
          <table:table-cell office:value-type="float" office:value="270" calcext:value-type="float">
            <text:p>270</text:p>
          </table:table-cell>
          <table:table-cell table:formula="of:=IF([.C95]=&quot;&quot;;&quot;&quot;;[.C95]-[.AE95])"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table:formula="of:=IFERROR(([.E95]/[.D95])*100; &quot;&quot;)" office:value-type="float" office:value="101.754385964912" calcext:value-type="float">
            <text:p>101,754385964912</text:p>
          </table:table-cell>
          <table:table-cell office:value-type="float" office:value="100" calcext:value-type="float">
            <text:p>100</text:p>
          </table:table-cell>
          <table:table-cell table:formula="of:=IFERROR(([.G95]/[.D95])*100; &quot;&quot;)" office:value-type="float" office:value="43.859649122807" calcext:value-type="float">
            <text:p>43,859649122807</text:p>
          </table:table-cell>
          <table:table-cell office:value-type="float" office:value="123" calcext:value-type="float">
            <text:p>123</text:p>
          </table:table-cell>
          <table:table-cell table:formula="of:=IFERROR(([.I95]/[.D95])*100; &quot;&quot;)" office:value-type="float" office:value="53.9473684210526" calcext:value-type="float">
            <text:p>53,94736842105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ERROR(([.L95]/[.D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95]/[.D95])*100; &quot;&quot;)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IFERROR(([.P95]/[.D95])*100; &quot;&quot;)" office:value-type="float" office:value="99.5614035087719" calcext:value-type="float">
            <text:p>99,5614035087719</text:p>
          </table:table-cell>
          <table:table-cell office:value-type="float" office:value="1" calcext:value-type="float">
            <text:p>1</text:p>
          </table:table-cell>
          <table:table-cell table:formula="of:=IFERROR(([.R95]/[.D95])*100; &quot;&quot;)" office:value-type="float" office:value="0.43859649122807" calcext:value-type="float">
            <text:p>0,43859649122807</text:p>
          </table:table-cell>
          <table:table-cell office:value-type="float" office:value="0" calcext:value-type="float">
            <text:p>0</text:p>
          </table:table-cell>
          <table:table-cell table:formula="of:=IFERROR(([.T95]/[.R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V95]/[.R95])*100; &quot;&quot;)" office:value-type="float" office:value="0" calcext:value-type="float">
            <text:p>0</text:p>
          </table:table-cell>
          <table:table-cell table:formula="of:=IF([.L95] = &quot;&quot; ;&quot;&quot;; [.L95]-[.V95])" office:value-type="float" office:value="0" calcext:value-type="float">
            <text:p>0</text:p>
          </table:table-cell>
          <table:table-cell table:formula="of:=IFERROR(([.X95]/[.P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95]/[.R95])*100; &quot;&quot;)" office:value-type="float" office:value="0" calcext:value-type="float">
            <text:p>0</text:p>
          </table:table-cell>
          <table:table-cell table:formula="of:=IF([.N95] = &quot;&quot; ;&quot;&quot;; [.N95]-[.Z95])" office:value-type="float" office:value="0" calcext:value-type="float">
            <text:p>0</text:p>
          </table:table-cell>
          <table:table-cell table:formula="of:=IFERROR(([.AB95]/[.P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IFERROR(([.AF95]/[.P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95]/[.P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95]/[.P95])*100; &quot;&quot;)" office:value-type="float" office:value="2.20264317180617" calcext:value-type="float">
            <text:p>2,202643171806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IFERROR(([.BP95]/[.P95])*100; &quot;&quot;)" office:value-type="float" office:value="97.7973568281938" calcext:value-type="float">
            <text:p>97,79735682819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95]/[.P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95]/[.P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95]/[.P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95]/[.P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95]/[.P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95]/[.P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95]/[.P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95]/[.P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118.06.50</text:p>
          </table:table-cell>
          <table:table-cell office:value-type="float" office:value="231" calcext:value-type="float">
            <text:p>231</text:p>
          </table:table-cell>
          <table:table-cell table:formula="of:=IF([.C96]=&quot;&quot;;&quot;&quot;;[.C96]-[.AE96])" office:value-type="float" office:value="207" calcext:value-type="float">
            <text:p>207</text:p>
          </table:table-cell>
          <table:table-cell office:value-type="float" office:value="207" calcext:value-type="float">
            <text:p>207</text:p>
          </table:table-cell>
          <table:table-cell table:formula="of:=IFERROR(([.E96]/[.D96])*100; &quot;&quot;)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IFERROR(([.G96]/[.D96])*100; &quot;&quot;)" office:value-type="float" office:value="36.231884057971" calcext:value-type="float">
            <text:p>36,231884057971</text:p>
          </table:table-cell>
          <table:table-cell office:value-type="float" office:value="131" calcext:value-type="float">
            <text:p>131</text:p>
          </table:table-cell>
          <table:table-cell table:formula="of:=IFERROR(([.I96]/[.D96])*100; &quot;&quot;)" office:value-type="float" office:value="63.2850241545894" calcext:value-type="float">
            <text:p>63,285024154589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ERROR(([.L96]/[.D96])*100; &quot;&quot;)" office:value-type="float" office:value="4.34782608695652" calcext:value-type="float">
            <text:p>4,34782608695652</text:p>
          </table:table-cell>
          <table:table-cell office:value-type="float" office:value="11" calcext:value-type="float">
            <text:p>11</text:p>
          </table:table-cell>
          <table:table-cell table:formula="of:=IFERROR(([.N96]/[.D96])*100; &quot;&quot;)" office:value-type="float" office:value="5.31400966183575" calcext:value-type="float">
            <text:p>5,31400966183575</text:p>
          </table:table-cell>
          <table:table-cell office:value-type="float" office:value="154" calcext:value-type="float">
            <text:p>154</text:p>
          </table:table-cell>
          <table:table-cell table:formula="of:=IFERROR(([.P96]/[.D96])*100; &quot;&quot;)" office:value-type="float" office:value="74.3961352657005" calcext:value-type="float">
            <text:p>74,3961352657005</text:p>
          </table:table-cell>
          <table:table-cell office:value-type="float" office:value="53" calcext:value-type="float">
            <text:p>53</text:p>
          </table:table-cell>
          <table:table-cell table:formula="of:=IFERROR(([.R96]/[.D96])*100; &quot;&quot;)" office:value-type="float" office:value="25.6038647342995" calcext:value-type="float">
            <text:p>25,6038647342995</text:p>
          </table:table-cell>
          <table:table-cell office:value-type="float" office:value="21" calcext:value-type="float">
            <text:p>21</text:p>
          </table:table-cell>
          <table:table-cell table:formula="of:=IFERROR(([.T96]/[.R96])*100; &quot;&quot;)" office:value-type="float" office:value="39.622641509434" calcext:value-type="float">
            <text:p>39,622641509434</text:p>
          </table:table-cell>
          <table:table-cell office:value-type="float" office:value="9" calcext:value-type="float">
            <text:p>9</text:p>
          </table:table-cell>
          <table:table-cell table:formula="of:=IFERROR(([.V96]/[.R96])*100; &quot;&quot;)" office:value-type="float" office:value="16.9811320754717" calcext:value-type="float">
            <text:p>16,9811320754717</text:p>
          </table:table-cell>
          <table:table-cell table:formula="of:=IF([.L96] = &quot;&quot; ;&quot;&quot;; [.L96]-[.V96])" office:value-type="float" office:value="0" calcext:value-type="float">
            <text:p>0</text:p>
          </table:table-cell>
          <table:table-cell table:formula="of:=IFERROR(([.X96]/[.P96])*100; &quot;&quot;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ERROR(([.Z96]/[.R96])*100; &quot;&quot;)" office:value-type="float" office:value="18.8679245283019" calcext:value-type="float">
            <text:p>18,8679245283019</text:p>
          </table:table-cell>
          <table:table-cell table:formula="of:=IF([.N96] = &quot;&quot; ;&quot;&quot;; [.N96]-[.Z96])" office:value-type="float" office:value="1" calcext:value-type="float">
            <text:p>1</text:p>
          </table:table-cell>
          <table:table-cell table:formula="of:=IFERROR(([.AB96]/[.P96])*100; &quot;&quot;)" office:value-type="float" office:value="0.649350649350649" calcext:value-type="float">
            <text:p>0,64935064935064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IFERROR(([.AF96]/[.P96])*100; &quot;&quot;)" office:value-type="float" office:value="2.5974025974026" calcext:value-type="float">
            <text:p>2,5974025974026</text:p>
          </table:table-cell>
          <table:table-cell office:value-type="float" office:value="32" calcext:value-type="float">
            <text:p>32</text:p>
          </table:table-cell>
          <table:table-cell table:formula="of:=IFERROR(([.AH96]/[.P96])*100; &quot;&quot;)" office:value-type="float" office:value="20.7792207792208" calcext:value-type="float">
            <text:p>20,7792207792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96]/[.P96])*100; &quot;&quot;)" office:value-type="float" office:value="1.2987012987013" calcext:value-type="float">
            <text:p>1,2987012987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IFERROR(([.BP96]/[.P96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96]/[.P9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IFERROR(([.CL96]/[.P96])*100; &quot;&quot;)" office:value-type="float" office:value="61.038961038961" calcext:value-type="float">
            <text:p>61,038961038961</text:p>
          </table:table-cell>
          <table:table-cell office:value-type="float" office:value="8" calcext:value-type="float">
            <text:p>8</text:p>
          </table:table-cell>
          <table:table-cell table:formula="of:=IFERROR(([.CN96]/[.P96])*100; &quot;&quot;)" office:value-type="float" office:value="5.1948051948052" calcext:value-type="float">
            <text:p>5,1948051948052</text:p>
          </table:table-cell>
          <table:table-cell office:value-type="float" office:value="2" calcext:value-type="float">
            <text:p>2</text:p>
          </table:table-cell>
          <table:table-cell table:formula="of:=IFERROR(([.CP96]/[.P96])*100; &quot;&quot;)" office:value-type="float" office:value="1.2987012987013" calcext:value-type="float">
            <text:p>1,2987012987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X96]/[.P96])*100; &quot;&quot;)" office:value-type="float" office:value="1.94805194805195" calcext:value-type="float">
            <text:p>1,94805194805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96]/[.P9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DF96]/[.P96])*100; &quot;&quot;)" office:value-type="float" office:value="1.2987012987013" calcext:value-type="float">
            <text:p>1,2987012987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96]/[.P9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97]=&quot;&quot;;&quot;&quot;;[.C97]-[.AE97])">
            <text:p/>
          </table:table-cell>
          <table:table-cell/>
          <table:table-cell table:formula="of:=IFERROR(([.E97]/[.D97])*100; &quot;&quot;)">
            <text:p/>
          </table:table-cell>
          <table:table-cell/>
          <table:table-cell table:formula="of:=IFERROR(([.G97]/[.D97])*100; &quot;&quot;)">
            <text:p/>
          </table:table-cell>
          <table:table-cell/>
          <table:table-cell table:formula="of:=IFERROR(([.I97]/[.D97])*100; &quot;&quot;)">
            <text:p/>
          </table:table-cell>
          <table:table-cell/>
          <table:table-cell table:style-name="ce3"/>
          <table:table-cell table:formula="of:=IFERROR(([.L97]/[.D97])*100; &quot;&quot;)">
            <text:p/>
          </table:table-cell>
          <table:table-cell table:style-name="ce3"/>
          <table:table-cell table:formula="of:=IFERROR(([.N97]/[.D97])*100; &quot;&quot;)">
            <text:p/>
          </table:table-cell>
          <table:table-cell table:style-name="ce3"/>
          <table:table-cell table:formula="of:=IFERROR(([.P97]/[.D97])*100; &quot;&quot;)">
            <text:p/>
          </table:table-cell>
          <table:table-cell table:style-name="ce3"/>
          <table:table-cell table:formula="of:=IFERROR(([.R97]/[.D97])*100; &quot;&quot;)">
            <text:p/>
          </table:table-cell>
          <table:table-cell table:style-name="ce3"/>
          <table:table-cell table:formula="of:=IFERROR(([.T97]/[.R97])*100; &quot;&quot;)">
            <text:p/>
          </table:table-cell>
          <table:table-cell/>
          <table:table-cell table:formula="of:=IFERROR(([.V97]/[.R97])*100; &quot;&quot;)">
            <text:p/>
          </table:table-cell>
          <table:table-cell table:formula="of:=IF([.L97] = &quot;&quot; ;&quot;&quot;; [.L97]-[.V97])">
            <text:p/>
          </table:table-cell>
          <table:table-cell table:formula="of:=IFERROR(([.X97]/[.P97])*100; &quot;&quot;)">
            <text:p/>
          </table:table-cell>
          <table:table-cell/>
          <table:table-cell table:formula="of:=IFERROR(([.Z97]/[.R97])*100; &quot;&quot;)">
            <text:p/>
          </table:table-cell>
          <table:table-cell table:formula="of:=IF([.N97] = &quot;&quot; ;&quot;&quot;; [.N97]-[.Z97])">
            <text:p/>
          </table:table-cell>
          <table:table-cell table:formula="of:=IFERROR(([.AB97]/[.P97])*100; &quot;&quot;)">
            <text:p/>
          </table:table-cell>
          <table:table-cell table:style-name="ce3" table:number-columns-repeated="3"/>
          <table:table-cell table:formula="of:=IFERROR(([.AF97]/[.P97])*100; &quot;&quot;)">
            <text:p/>
          </table:table-cell>
          <table:table-cell table:style-name="ce3"/>
          <table:table-cell table:formula="of:=IFERROR(([.AH97]/[.P97])*100; &quot;&quot;)">
            <text:p/>
          </table:table-cell>
          <table:table-cell table:style-name="ce3"/>
          <table:table-cell/>
          <table:table-cell table:style-name="ce3"/>
          <table:table-cell table:formula="of:=IFERROR(([.AL97]/[.P9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97]/[.P97])*100; &quot;&quot;)">
            <text:p/>
          </table:table-cell>
          <table:table-cell table:style-name="ce3"/>
          <table:table-cell/>
          <table:table-cell table:style-name="ce3"/>
          <table:table-cell table:formula="of:=IFERROR(([.BT97]/[.P9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97]/[.P97])*100; &quot;&quot;)">
            <text:p/>
          </table:table-cell>
          <table:table-cell table:style-name="ce3"/>
          <table:table-cell table:formula="of:=IFERROR(([.CN97]/[.P97])*100; &quot;&quot;)">
            <text:p/>
          </table:table-cell>
          <table:table-cell table:style-name="ce3"/>
          <table:table-cell table:formula="of:=IFERROR(([.CP97]/[.P9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97]/[.P97])*100; &quot;&quot;)">
            <text:p/>
          </table:table-cell>
          <table:table-cell table:style-name="ce3"/>
          <table:table-cell/>
          <table:table-cell table:style-name="ce3"/>
          <table:table-cell table:formula="of:=IFERROR(([.DB97]/[.P97])*100; &quot;&quot;)">
            <text:p/>
          </table:table-cell>
          <table:table-cell table:style-name="ce3"/>
          <table:table-cell/>
          <table:table-cell table:style-name="ce3"/>
          <table:table-cell table:formula="of:=IFERROR(([.DF97]/[.P97])*100; &quot;&quot;)">
            <text:p/>
          </table:table-cell>
          <table:table-cell table:style-name="ce3"/>
          <table:table-cell/>
          <table:table-cell table:style-name="ce3"/>
          <table:table-cell table:formula="of:=IFERROR(([.DJ97]/[.P9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Powerline 540 e</text:p>
          </table:table-cell>
          <table:table-cell office:value-type="string" calcext:value-type="string">
            <text:p>129.06.92</text:p>
          </table:table-cell>
          <table:table-cell office:value-type="float" office:value="240" calcext:value-type="float">
            <text:p>240</text:p>
          </table:table-cell>
          <table:table-cell table:formula="of:=IF([.C98]=&quot;&quot;;&quot;&quot;;[.C98]-[.AE98])" office:value-type="float" office:value="212" calcext:value-type="float">
            <text:p>212</text:p>
          </table:table-cell>
          <table:table-cell office:value-type="float" office:value="212" calcext:value-type="float">
            <text:p>212</text:p>
          </table:table-cell>
          <table:table-cell table:formula="of:=IFERROR(([.E98]/[.D98])*100; &quot;&quot;)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IFERROR(([.G98]/[.D98])*100; &quot;&quot;)" office:value-type="float" office:value="37.7358490566038" calcext:value-type="float">
            <text:p>37,7358490566038</text:p>
          </table:table-cell>
          <table:table-cell office:value-type="float" office:value="131" calcext:value-type="float">
            <text:p>131</text:p>
          </table:table-cell>
          <table:table-cell table:formula="of:=IFERROR(([.I98]/[.D98])*100; &quot;&quot;)" office:value-type="float" office:value="61.7924528301887" calcext:value-type="float">
            <text:p>61,79245283018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ERROR(([.L98]/[.D98])*100; &quot;&quot;)" office:value-type="float" office:value="4.71698113207547" calcext:value-type="float">
            <text:p>4,71698113207547</text:p>
          </table:table-cell>
          <table:table-cell office:value-type="float" office:value="9" calcext:value-type="float">
            <text:p>9</text:p>
          </table:table-cell>
          <table:table-cell table:formula="of:=IFERROR(([.N98]/[.D98])*100; &quot;&quot;)" office:value-type="float" office:value="4.24528301886793" calcext:value-type="float">
            <text:p>4,24528301886793</text:p>
          </table:table-cell>
          <table:table-cell office:value-type="float" office:value="159" calcext:value-type="float">
            <text:p>159</text:p>
          </table:table-cell>
          <table:table-cell table:formula="of:=IFERROR(([.P98]/[.D98])*100; &quot;&quot;)"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table:formula="of:=IFERROR(([.R98]/[.D98])*100; &quot;&quot;)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IFERROR(([.T98]/[.R98])*100; &quot;&quot;)" office:value-type="float" office:value="35.8490566037736" calcext:value-type="float">
            <text:p>35,8490566037736</text:p>
          </table:table-cell>
          <table:table-cell office:value-type="float" office:value="9" calcext:value-type="float">
            <text:p>9</text:p>
          </table:table-cell>
          <table:table-cell table:formula="of:=IFERROR(([.V98]/[.R98])*100; &quot;&quot;)" office:value-type="float" office:value="16.9811320754717" calcext:value-type="float">
            <text:p>16,9811320754717</text:p>
          </table:table-cell>
          <table:table-cell table:formula="of:=IF([.L98] = &quot;&quot; ;&quot;&quot;; [.L98]-[.V98])" office:value-type="float" office:value="1" calcext:value-type="float">
            <text:p>1</text:p>
          </table:table-cell>
          <table:table-cell table:formula="of:=IFERROR(([.X98]/[.P98])*100; &quot;&quot;)" office:value-type="float" office:value="0.628930817610063" calcext:value-type="float">
            <text:p>0,628930817610063</text:p>
          </table:table-cell>
          <table:table-cell office:value-type="float" office:value="8" calcext:value-type="float">
            <text:p>8</text:p>
          </table:table-cell>
          <table:table-cell table:formula="of:=IFERROR(([.Z98]/[.R98])*100; &quot;&quot;)" office:value-type="float" office:value="15.0943396226415" calcext:value-type="float">
            <text:p>15,0943396226415</text:p>
          </table:table-cell>
          <table:table-cell table:formula="of:=IF([.N98] = &quot;&quot; ;&quot;&quot;; [.N98]-[.Z98])" office:value-type="float" office:value="1" calcext:value-type="float">
            <text:p>1</text:p>
          </table:table-cell>
          <table:table-cell table:formula="of:=IFERROR(([.AB98]/[.P98])*100; &quot;&quot;)" office:value-type="float" office:value="0.628930817610063" calcext:value-type="float">
            <text:p>0,62893081761006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IFERROR(([.AF98]/[.P98])*100; &quot;&quot;)" office:value-type="float" office:value="2.51572327044025" calcext:value-type="float">
            <text:p>2,51572327044025</text:p>
          </table:table-cell>
          <table:table-cell office:value-type="float" office:value="0" calcext:value-type="float">
            <text:p>0</text:p>
          </table:table-cell>
          <table:table-cell table:formula="of:=IFERROR(([.AH98]/[.P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98]/[.P98])*100; &quot;&quot;)" office:value-type="float" office:value="1.25786163522013" calcext:value-type="float">
            <text:p>1,25786163522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IFERROR(([.BP98]/[.P98])*100; &quot;&quot;)" office:value-type="float" office:value="5.66037735849057" calcext:value-type="float">
            <text:p>5,66037735849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98]/[.P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IFERROR(([.CL98]/[.P98])*100; &quot;&quot;)" office:value-type="float" office:value="81.7610062893082" calcext:value-type="float">
            <text:p>81,7610062893082</text:p>
          </table:table-cell>
          <table:table-cell office:value-type="float" office:value="8" calcext:value-type="float">
            <text:p>8</text:p>
          </table:table-cell>
          <table:table-cell table:formula="of:=IFERROR(([.CN98]/[.P98])*100; &quot;&quot;)" office:value-type="float" office:value="5.0314465408805" calcext:value-type="float">
            <text:p>5,0314465408805</text:p>
          </table:table-cell>
          <table:table-cell office:value-type="float" office:value="2" calcext:value-type="float">
            <text:p>2</text:p>
          </table:table-cell>
          <table:table-cell table:formula="of:=IFERROR(([.CP98]/[.P98])*100; &quot;&quot;)" office:value-type="float" office:value="1.25786163522013" calcext:value-type="float">
            <text:p>1,25786163522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X98]/[.P98])*100; &quot;&quot;)" office:value-type="float" office:value="1.88679245283019" calcext:value-type="float">
            <text:p>1,886792452830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98]/[.P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98]/[.P98])*100; &quot;&quot;)" office:value-type="float" office:value="0.628930817610063" calcext:value-type="float">
            <text:p>0,628930817610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98]/[.P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129.07.13</text:p>
          </table:table-cell>
          <table:table-cell office:value-type="float" office:value="266" calcext:value-type="float">
            <text:p>266</text:p>
          </table:table-cell>
          <table:table-cell table:formula="of:=IF([.C99]=&quot;&quot;;&quot;&quot;;[.C99]-[.AE99])" office:value-type="float" office:value="225" calcext:value-type="float">
            <text:p>225</text:p>
          </table:table-cell>
          <table:table-cell office:value-type="float" office:value="229" calcext:value-type="float">
            <text:p>229</text:p>
          </table:table-cell>
          <table:table-cell table:formula="of:=IFERROR(([.E99]/[.D99])*100; &quot;&quot;)" office:value-type="float" office:value="101.777777777778" calcext:value-type="float">
            <text:p>101,777777777778</text:p>
          </table:table-cell>
          <table:table-cell office:value-type="float" office:value="97" calcext:value-type="float">
            <text:p>97</text:p>
          </table:table-cell>
          <table:table-cell table:formula="of:=IFERROR(([.G99]/[.D99])*100; &quot;&quot;)" office:value-type="float" office:value="43.1111111111111" calcext:value-type="float">
            <text:p>43,1111111111111</text:p>
          </table:table-cell>
          <table:table-cell office:value-type="float" office:value="123" calcext:value-type="float">
            <text:p>123</text:p>
          </table:table-cell>
          <table:table-cell table:formula="of:=IFERROR(([.I99]/[.D99])*100; &quot;&quot;)" office:value-type="float" office:value="54.6666666666667" calcext:value-type="float">
            <text:p>54,666666666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ERROR(([.L99]/[.D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99]/[.D99])*100; &quot;&quot;)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formula="of:=IFERROR(([.P99]/[.D99])*100; &quot;&quot;)" office:value-type="float" office:value="99.5555555555556" calcext:value-type="float">
            <text:p>99,5555555555556</text:p>
          </table:table-cell>
          <table:table-cell office:value-type="float" office:value="1" calcext:value-type="float">
            <text:p>1</text:p>
          </table:table-cell>
          <table:table-cell table:formula="of:=IFERROR(([.R99]/[.D99])*100; &quot;&quot;)" office:value-type="float" office:value="0.444444444444444" calcext:value-type="float">
            <text:p>0,444444444444444</text:p>
          </table:table-cell>
          <table:table-cell office:value-type="float" office:value="0" calcext:value-type="float">
            <text:p>0</text:p>
          </table:table-cell>
          <table:table-cell table:formula="of:=IFERROR(([.T99]/[.R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V99]/[.R99])*100; &quot;&quot;)" office:value-type="float" office:value="0" calcext:value-type="float">
            <text:p>0</text:p>
          </table:table-cell>
          <table:table-cell table:formula="of:=IF([.L99] = &quot;&quot; ;&quot;&quot;; [.L99]-[.V99])" office:value-type="float" office:value="0" calcext:value-type="float">
            <text:p>0</text:p>
          </table:table-cell>
          <table:table-cell table:formula="of:=IFERROR(([.X99]/[.P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99]/[.R99])*100; &quot;&quot;)" office:value-type="float" office:value="0" calcext:value-type="float">
            <text:p>0</text:p>
          </table:table-cell>
          <table:table-cell table:formula="of:=IF([.N99] = &quot;&quot; ;&quot;&quot;; [.N99]-[.Z99])" office:value-type="float" office:value="0" calcext:value-type="float">
            <text:p>0</text:p>
          </table:table-cell>
          <table:table-cell table:formula="of:=IFERROR(([.AB99]/[.P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IFERROR(([.AF99]/[.P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99]/[.P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99]/[.P99])*100; &quot;&quot;)" office:value-type="float" office:value="2.23214285714286" calcext:value-type="float">
            <text:p>2,23214285714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IFERROR(([.BP99]/[.P99])*100; &quot;&quot;)" office:value-type="float" office:value="97.7678571428571" calcext:value-type="float">
            <text:p>97,76785714285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99]/[.P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99]/[.P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99]/[.P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99]/[.P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99]/[.P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99]/[.P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99]/[.P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99]/[.P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00]=&quot;&quot;;&quot;&quot;;[.C100]-[.AE100])">
            <text:p/>
          </table:table-cell>
          <table:table-cell/>
          <table:table-cell table:formula="of:=IFERROR(([.E100]/[.D100])*100; &quot;&quot;)">
            <text:p/>
          </table:table-cell>
          <table:table-cell/>
          <table:table-cell table:formula="of:=IFERROR(([.G100]/[.D100])*100; &quot;&quot;)">
            <text:p/>
          </table:table-cell>
          <table:table-cell/>
          <table:table-cell table:formula="of:=IFERROR(([.I100]/[.D100])*100; &quot;&quot;)">
            <text:p/>
          </table:table-cell>
          <table:table-cell/>
          <table:table-cell table:style-name="ce3"/>
          <table:table-cell table:formula="of:=IFERROR(([.L100]/[.D100])*100; &quot;&quot;)">
            <text:p/>
          </table:table-cell>
          <table:table-cell table:style-name="ce3"/>
          <table:table-cell table:formula="of:=IFERROR(([.N100]/[.D100])*100; &quot;&quot;)">
            <text:p/>
          </table:table-cell>
          <table:table-cell table:style-name="ce3"/>
          <table:table-cell table:formula="of:=IFERROR(([.P100]/[.D100])*100; &quot;&quot;)">
            <text:p/>
          </table:table-cell>
          <table:table-cell table:style-name="ce3"/>
          <table:table-cell table:formula="of:=IFERROR(([.R100]/[.D100])*100; &quot;&quot;)">
            <text:p/>
          </table:table-cell>
          <table:table-cell table:style-name="ce3"/>
          <table:table-cell table:formula="of:=IFERROR(([.T100]/[.R100])*100; &quot;&quot;)">
            <text:p/>
          </table:table-cell>
          <table:table-cell/>
          <table:table-cell table:formula="of:=IFERROR(([.V100]/[.R100])*100; &quot;&quot;)">
            <text:p/>
          </table:table-cell>
          <table:table-cell table:formula="of:=IF([.L100] = &quot;&quot; ;&quot;&quot;; [.L100]-[.V100])">
            <text:p/>
          </table:table-cell>
          <table:table-cell table:formula="of:=IFERROR(([.X100]/[.P100])*100; &quot;&quot;)">
            <text:p/>
          </table:table-cell>
          <table:table-cell/>
          <table:table-cell table:formula="of:=IFERROR(([.Z100]/[.R100])*100; &quot;&quot;)">
            <text:p/>
          </table:table-cell>
          <table:table-cell table:formula="of:=IF([.N100] = &quot;&quot; ;&quot;&quot;; [.N100]-[.Z100])">
            <text:p/>
          </table:table-cell>
          <table:table-cell table:formula="of:=IFERROR(([.AB100]/[.P100])*100; &quot;&quot;)">
            <text:p/>
          </table:table-cell>
          <table:table-cell table:style-name="ce3" table:number-columns-repeated="3"/>
          <table:table-cell table:formula="of:=IFERROR(([.AF100]/[.P100])*100; &quot;&quot;)">
            <text:p/>
          </table:table-cell>
          <table:table-cell table:style-name="ce3"/>
          <table:table-cell table:formula="of:=IFERROR(([.AH100]/[.P100])*100; &quot;&quot;)">
            <text:p/>
          </table:table-cell>
          <table:table-cell table:style-name="ce3"/>
          <table:table-cell/>
          <table:table-cell table:style-name="ce3"/>
          <table:table-cell table:formula="of:=IFERROR(([.AL100]/[.P10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00]/[.P100])*100; &quot;&quot;)">
            <text:p/>
          </table:table-cell>
          <table:table-cell table:style-name="ce3"/>
          <table:table-cell/>
          <table:table-cell table:style-name="ce3"/>
          <table:table-cell table:formula="of:=IFERROR(([.BT100]/[.P10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00]/[.P100])*100; &quot;&quot;)">
            <text:p/>
          </table:table-cell>
          <table:table-cell table:style-name="ce3"/>
          <table:table-cell table:formula="of:=IFERROR(([.CN100]/[.P100])*100; &quot;&quot;)">
            <text:p/>
          </table:table-cell>
          <table:table-cell table:style-name="ce3"/>
          <table:table-cell table:formula="of:=IFERROR(([.CP100]/[.P10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00]/[.P100])*100; &quot;&quot;)">
            <text:p/>
          </table:table-cell>
          <table:table-cell table:style-name="ce3"/>
          <table:table-cell/>
          <table:table-cell table:style-name="ce3"/>
          <table:table-cell table:formula="of:=IFERROR(([.DB100]/[.P100])*100; &quot;&quot;)">
            <text:p/>
          </table:table-cell>
          <table:table-cell table:style-name="ce3"/>
          <table:table-cell/>
          <table:table-cell table:style-name="ce3"/>
          <table:table-cell table:formula="of:=IFERROR(([.DF100]/[.P100])*100; &quot;&quot;)">
            <text:p/>
          </table:table-cell>
          <table:table-cell table:style-name="ce3"/>
          <table:table-cell/>
          <table:table-cell table:style-name="ce3"/>
          <table:table-cell table:formula="of:=IFERROR(([.DJ100]/[.P10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Powerline 1240 e</text:p>
          </table:table-cell>
          <table:table-cell office:value-type="string" calcext:value-type="string">
            <text:p>150.06.92</text:p>
          </table:table-cell>
          <table:table-cell office:value-type="float" office:value="239" calcext:value-type="float">
            <text:p>239</text:p>
          </table:table-cell>
          <table:table-cell table:formula="of:=IF([.C101]=&quot;&quot;;&quot;&quot;;[.C101]-[.AE101])" office:value-type="float" office:value="210" calcext:value-type="float">
            <text:p>210</text:p>
          </table:table-cell>
          <table:table-cell office:value-type="float" office:value="210" calcext:value-type="float">
            <text:p>210</text:p>
          </table:table-cell>
          <table:table-cell table:formula="of:=IFERROR(([.E101]/[.D101])*100; &quot;&quot;)"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formula="of:=IFERROR(([.G101]/[.D101])*100; &quot;&quot;)" office:value-type="float" office:value="38.5714285714286" calcext:value-type="float">
            <text:p>38,5714285714286</text:p>
          </table:table-cell>
          <table:table-cell office:value-type="float" office:value="128" calcext:value-type="float">
            <text:p>128</text:p>
          </table:table-cell>
          <table:table-cell table:formula="of:=IFERROR(([.I101]/[.D101])*100; &quot;&quot;)" office:value-type="float" office:value="60.952380952381" calcext:value-type="float">
            <text:p>60,95238095238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IFERROR(([.L101]/[.D101])*100; &quot;&quot;)" office:value-type="float" office:value="5.71428571428571" calcext:value-type="float">
            <text:p>5,71428571428571</text:p>
          </table:table-cell>
          <table:table-cell office:value-type="float" office:value="8" calcext:value-type="float">
            <text:p>8</text:p>
          </table:table-cell>
          <table:table-cell table:formula="of:=IFERROR(([.N101]/[.D101])*100; &quot;&quot;)" office:value-type="float" office:value="3.80952380952381" calcext:value-type="float">
            <text:p>3,80952380952381</text:p>
          </table:table-cell>
          <table:table-cell office:value-type="float" office:value="158" calcext:value-type="float">
            <text:p>158</text:p>
          </table:table-cell>
          <table:table-cell table:formula="of:=IFERROR(([.P101]/[.D101])*100; &quot;&quot;)" office:value-type="float" office:value="75.2380952380952" calcext:value-type="float">
            <text:p>75,2380952380952</text:p>
          </table:table-cell>
          <table:table-cell office:value-type="float" office:value="52" calcext:value-type="float">
            <text:p>52</text:p>
          </table:table-cell>
          <table:table-cell table:formula="of:=IFERROR(([.R101]/[.D101])*100; &quot;&quot;)" office:value-type="float" office:value="24.7619047619048" calcext:value-type="float">
            <text:p>24,7619047619048</text:p>
          </table:table-cell>
          <table:table-cell office:value-type="float" office:value="17" calcext:value-type="float">
            <text:p>17</text:p>
          </table:table-cell>
          <table:table-cell table:formula="of:=IFERROR(([.T101]/[.R101])*100; &quot;&quot;)" office:value-type="float" office:value="32.6923076923077" calcext:value-type="float">
            <text:p>32,6923076923077</text:p>
          </table:table-cell>
          <table:table-cell office:value-type="float" office:value="10" calcext:value-type="float">
            <text:p>10</text:p>
          </table:table-cell>
          <table:table-cell table:formula="of:=IFERROR(([.V101]/[.R101])*100; &quot;&quot;)" office:value-type="float" office:value="19.2307692307692" calcext:value-type="float">
            <text:p>19,2307692307692</text:p>
          </table:table-cell>
          <table:table-cell table:formula="of:=IF([.L101] = &quot;&quot; ;&quot;&quot;; [.L101]-[.V101])" office:value-type="float" office:value="2" calcext:value-type="float">
            <text:p>2</text:p>
          </table:table-cell>
          <table:table-cell table:formula="of:=IFERROR(([.X101]/[.P101])*100; &quot;&quot;)" office:value-type="float" office:value="1.26582278481013" calcext:value-type="float">
            <text:p>1,26582278481013</text:p>
          </table:table-cell>
          <table:table-cell office:value-type="float" office:value="7" calcext:value-type="float">
            <text:p>7</text:p>
          </table:table-cell>
          <table:table-cell table:formula="of:=IFERROR(([.Z101]/[.R101])*100; &quot;&quot;)" office:value-type="float" office:value="13.4615384615385" calcext:value-type="float">
            <text:p>13,4615384615385</text:p>
          </table:table-cell>
          <table:table-cell table:formula="of:=IF([.N101] = &quot;&quot; ;&quot;&quot;; [.N101]-[.Z101])" office:value-type="float" office:value="1" calcext:value-type="float">
            <text:p>1</text:p>
          </table:table-cell>
          <table:table-cell table:formula="of:=IFERROR(([.AB101]/[.P101])*100; &quot;&quot;)" office:value-type="float" office:value="0.632911392405063" calcext:value-type="float">
            <text:p>0,63291139240506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IFERROR(([.AF101]/[.P101])*100; &quot;&quot;)" office:value-type="float" office:value="2.53164556962025" calcext:value-type="float">
            <text:p>2,53164556962025</text:p>
          </table:table-cell>
          <table:table-cell office:value-type="float" office:value="0" calcext:value-type="float">
            <text:p>0</text:p>
          </table:table-cell>
          <table:table-cell table:formula="of:=IFERROR(([.AH101]/[.P1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101]/[.P101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IFERROR(([.BP101]/[.P101])*100; &quot;&quot;)" office:value-type="float" office:value="47.4683544303798" calcext:value-type="float">
            <text:p>47,46835443037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01]/[.P1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IFERROR(([.CL101]/[.P101])*100; &quot;&quot;)" office:value-type="float" office:value="37.3417721518987" calcext:value-type="float">
            <text:p>37,3417721518987</text:p>
          </table:table-cell>
          <table:table-cell office:value-type="float" office:value="9" calcext:value-type="float">
            <text:p>9</text:p>
          </table:table-cell>
          <table:table-cell table:formula="of:=IFERROR(([.CN101]/[.P101])*100; &quot;&quot;)" office:value-type="float" office:value="5.69620253164557" calcext:value-type="float">
            <text:p>5,69620253164557</text:p>
          </table:table-cell>
          <table:table-cell office:value-type="float" office:value="6" calcext:value-type="float">
            <text:p>6</text:p>
          </table:table-cell>
          <table:table-cell table:formula="of:=IFERROR(([.CP101]/[.P101])*100; &quot;&quot;)" office:value-type="float" office:value="3.79746835443038" calcext:value-type="float">
            <text:p>3,797468354430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X101]/[.P101])*100; &quot;&quot;)" office:value-type="float" office:value="1.26582278481013" calcext:value-type="float">
            <text:p>1,26582278481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01]/[.P1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01]/[.P1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J101]/[.P101])*100; &quot;&quot;)" office:value-type="float" office:value="0.632911392405063" calcext:value-type="float">
            <text:p>0,632911392405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150.07.13</text:p>
          </table:table-cell>
          <table:table-cell office:value-type="float" office:value="265" calcext:value-type="float">
            <text:p>265</text:p>
          </table:table-cell>
          <table:table-cell table:formula="of:=IF([.C102]=&quot;&quot;;&quot;&quot;;[.C102]-[.AE102])"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table:formula="of:=IFERROR(([.E102]/[.D102])*100; &quot;&quot;)" office:value-type="float" office:value="101.785714285714" calcext:value-type="float">
            <text:p>101,785714285714</text:p>
          </table:table-cell>
          <table:table-cell office:value-type="float" office:value="96" calcext:value-type="float">
            <text:p>96</text:p>
          </table:table-cell>
          <table:table-cell table:formula="of:=IFERROR(([.G102]/[.D102])*100; &quot;&quot;)" office:value-type="float" office:value="42.8571428571429" calcext:value-type="float">
            <text:p>42,8571428571429</text:p>
          </table:table-cell>
          <table:table-cell office:value-type="float" office:value="123" calcext:value-type="float">
            <text:p>123</text:p>
          </table:table-cell>
          <table:table-cell table:formula="of:=IFERROR(([.I102]/[.D102])*100; &quot;&quot;)" office:value-type="float" office:value="54.9107142857143" calcext:value-type="float">
            <text:p>54,9107142857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ERROR(([.L102]/[.D102])*100; &quot;&quot;)" office:value-type="float" office:value="6.25" calcext:value-type="float">
            <text:p>6,25</text:p>
          </table:table-cell>
          <table:table-cell office:value-type="float" office:value="9" calcext:value-type="float">
            <text:p>9</text:p>
          </table:table-cell>
          <table:table-cell table:formula="of:=IFERROR(([.N102]/[.D102])*100; &quot;&quot;)" office:value-type="float" office:value="4.01785714285714" calcext:value-type="float">
            <text:p>4,01785714285714</text:p>
          </table:table-cell>
          <table:table-cell office:value-type="float" office:value="166" calcext:value-type="float">
            <text:p>166</text:p>
          </table:table-cell>
          <table:table-cell table:formula="of:=IFERROR(([.P102]/[.D102])*100; &quot;&quot;)" office:value-type="float" office:value="74.1071428571429" calcext:value-type="float">
            <text:p>74,1071428571429</text:p>
          </table:table-cell>
          <table:table-cell office:value-type="float" office:value="58" calcext:value-type="float">
            <text:p>58</text:p>
          </table:table-cell>
          <table:table-cell table:formula="of:=IFERROR(([.R102]/[.D102])*100; &quot;&quot;)" office:value-type="float" office:value="25.8928571428571" calcext:value-type="float">
            <text:p>25,8928571428571</text:p>
          </table:table-cell>
          <table:table-cell office:value-type="float" office:value="17" calcext:value-type="float">
            <text:p>17</text:p>
          </table:table-cell>
          <table:table-cell table:formula="of:=IFERROR(([.T102]/[.R102])*100; &quot;&quot;)" office:value-type="float" office:value="29.3103448275862" calcext:value-type="float">
            <text:p>29,3103448275862</text:p>
          </table:table-cell>
          <table:table-cell office:value-type="float" office:value="13" calcext:value-type="float">
            <text:p>13</text:p>
          </table:table-cell>
          <table:table-cell table:formula="of:=IFERROR(([.V102]/[.R102])*100; &quot;&quot;)" office:value-type="float" office:value="22.4137931034483" calcext:value-type="float">
            <text:p>22,4137931034483</text:p>
          </table:table-cell>
          <table:table-cell table:formula="of:=IF([.L102] = &quot;&quot; ;&quot;&quot;; [.L102]-[.V102])" office:value-type="float" office:value="1" calcext:value-type="float">
            <text:p>1</text:p>
          </table:table-cell>
          <table:table-cell table:formula="of:=IFERROR(([.X102]/[.P102])*100; &quot;&quot;)" office:value-type="float" office:value="0.602409638554217" calcext:value-type="float">
            <text:p>0,602409638554217</text:p>
          </table:table-cell>
          <table:table-cell office:value-type="float" office:value="9" calcext:value-type="float">
            <text:p>9</text:p>
          </table:table-cell>
          <table:table-cell table:formula="of:=IFERROR(([.Z102]/[.R102])*100; &quot;&quot;)" office:value-type="float" office:value="15.5172413793103" calcext:value-type="float">
            <text:p>15,5172413793103</text:p>
          </table:table-cell>
          <table:table-cell table:formula="of:=IF([.N102] = &quot;&quot; ;&quot;&quot;; [.N102]-[.Z102])" office:value-type="float" office:value="0" calcext:value-type="float">
            <text:p>0</text:p>
          </table:table-cell>
          <table:table-cell table:formula="of:=IFERROR(([.AB102]/[.P102])*100; &quot;&quot;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IFERROR(([.AF102]/[.P102])*100; &quot;&quot;)" office:value-type="float" office:value="3.6144578313253" calcext:value-type="float">
            <text:p>3,6144578313253</text:p>
          </table:table-cell>
          <table:table-cell office:value-type="float" office:value="1" calcext:value-type="float">
            <text:p>1</text:p>
          </table:table-cell>
          <table:table-cell table:formula="of:=IFERROR(([.AH102]/[.P102])*100; &quot;&quot;)" office:value-type="float" office:value="0.602409638554217" calcext:value-type="float">
            <text:p>0,602409638554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102]/[.P102])*100; &quot;&quot;)" office:value-type="float" office:value="3.01204819277108" calcext:value-type="float">
            <text:p>3,01204819277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BP102]/[.P102])*100; &quot;&quot;)" office:value-type="float" office:value="3.6144578313253" calcext:value-type="float">
            <text:p>3,6144578313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02]/[.P10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IFERROR(([.CL102]/[.P102])*100; &quot;&quot;)" office:value-type="float" office:value="84.3373493975904" calcext:value-type="float">
            <text:p>84,3373493975904</text:p>
          </table:table-cell>
          <table:table-cell office:value-type="float" office:value="5" calcext:value-type="float">
            <text:p>5</text:p>
          </table:table-cell>
          <table:table-cell table:formula="of:=IFERROR(([.CN102]/[.P102])*100; &quot;&quot;)" office:value-type="float" office:value="3.01204819277108" calcext:value-type="float">
            <text:p>3,01204819277108</text:p>
          </table:table-cell>
          <table:table-cell office:value-type="float" office:value="2" calcext:value-type="float">
            <text:p>2</text:p>
          </table:table-cell>
          <table:table-cell table:formula="of:=IFERROR(([.CP102]/[.P102])*100; &quot;&quot;)" office:value-type="float" office:value="1.20481927710843" calcext:value-type="float">
            <text:p>1,204819277108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02]/[.P10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02]/[.P10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102]/[.P102])*100; &quot;&quot;)" office:value-type="float" office:value="0.602409638554217" calcext:value-type="float">
            <text:p>0,602409638554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02]/[.P10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03]=&quot;&quot;;&quot;&quot;;[.C103]-[.AE103])">
            <text:p/>
          </table:table-cell>
          <table:table-cell/>
          <table:table-cell table:formula="of:=IFERROR(([.E103]/[.D103])*100; &quot;&quot;)">
            <text:p/>
          </table:table-cell>
          <table:table-cell/>
          <table:table-cell table:formula="of:=IFERROR(([.G103]/[.D103])*100; &quot;&quot;)">
            <text:p/>
          </table:table-cell>
          <table:table-cell/>
          <table:table-cell table:formula="of:=IFERROR(([.I103]/[.D103])*100; &quot;&quot;)">
            <text:p/>
          </table:table-cell>
          <table:table-cell/>
          <table:table-cell table:style-name="ce3"/>
          <table:table-cell table:formula="of:=IFERROR(([.L103]/[.D103])*100; &quot;&quot;)">
            <text:p/>
          </table:table-cell>
          <table:table-cell table:style-name="ce3"/>
          <table:table-cell table:formula="of:=IFERROR(([.N103]/[.D103])*100; &quot;&quot;)">
            <text:p/>
          </table:table-cell>
          <table:table-cell table:style-name="ce3"/>
          <table:table-cell table:formula="of:=IFERROR(([.P103]/[.D103])*100; &quot;&quot;)">
            <text:p/>
          </table:table-cell>
          <table:table-cell table:style-name="ce3"/>
          <table:table-cell table:formula="of:=IFERROR(([.R103]/[.D103])*100; &quot;&quot;)">
            <text:p/>
          </table:table-cell>
          <table:table-cell table:style-name="ce3"/>
          <table:table-cell table:formula="of:=IFERROR(([.T103]/[.R103])*100; &quot;&quot;)">
            <text:p/>
          </table:table-cell>
          <table:table-cell/>
          <table:table-cell table:formula="of:=IFERROR(([.V103]/[.R103])*100; &quot;&quot;)">
            <text:p/>
          </table:table-cell>
          <table:table-cell table:formula="of:=IF([.L103] = &quot;&quot; ;&quot;&quot;; [.L103]-[.V103])">
            <text:p/>
          </table:table-cell>
          <table:table-cell table:formula="of:=IFERROR(([.X103]/[.P103])*100; &quot;&quot;)">
            <text:p/>
          </table:table-cell>
          <table:table-cell/>
          <table:table-cell table:formula="of:=IFERROR(([.Z103]/[.R103])*100; &quot;&quot;)">
            <text:p/>
          </table:table-cell>
          <table:table-cell table:formula="of:=IF([.N103] = &quot;&quot; ;&quot;&quot;; [.N103]-[.Z103])">
            <text:p/>
          </table:table-cell>
          <table:table-cell table:formula="of:=IFERROR(([.AB103]/[.P103])*100; &quot;&quot;)">
            <text:p/>
          </table:table-cell>
          <table:table-cell table:style-name="ce3" table:number-columns-repeated="3"/>
          <table:table-cell table:formula="of:=IFERROR(([.AF103]/[.P103])*100; &quot;&quot;)">
            <text:p/>
          </table:table-cell>
          <table:table-cell table:style-name="ce3"/>
          <table:table-cell table:formula="of:=IFERROR(([.AH103]/[.P103])*100; &quot;&quot;)">
            <text:p/>
          </table:table-cell>
          <table:table-cell table:style-name="ce3"/>
          <table:table-cell/>
          <table:table-cell table:style-name="ce3"/>
          <table:table-cell table:formula="of:=IFERROR(([.AL103]/[.P10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03]/[.P103])*100; &quot;&quot;)">
            <text:p/>
          </table:table-cell>
          <table:table-cell table:style-name="ce3"/>
          <table:table-cell/>
          <table:table-cell table:style-name="ce3"/>
          <table:table-cell table:formula="of:=IFERROR(([.BT103]/[.P10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03]/[.P103])*100; &quot;&quot;)">
            <text:p/>
          </table:table-cell>
          <table:table-cell table:style-name="ce3"/>
          <table:table-cell table:formula="of:=IFERROR(([.CN103]/[.P103])*100; &quot;&quot;)">
            <text:p/>
          </table:table-cell>
          <table:table-cell table:style-name="ce3"/>
          <table:table-cell table:formula="of:=IFERROR(([.CP103]/[.P10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03]/[.P103])*100; &quot;&quot;)">
            <text:p/>
          </table:table-cell>
          <table:table-cell table:style-name="ce3"/>
          <table:table-cell/>
          <table:table-cell table:style-name="ce3"/>
          <table:table-cell table:formula="of:=IFERROR(([.DB103]/[.P103])*100; &quot;&quot;)">
            <text:p/>
          </table:table-cell>
          <table:table-cell table:style-name="ce3"/>
          <table:table-cell/>
          <table:table-cell table:style-name="ce3"/>
          <table:table-cell table:formula="of:=IFERROR(([.DF103]/[.P103])*100; &quot;&quot;)">
            <text:p/>
          </table:table-cell>
          <table:table-cell table:style-name="ce3"/>
          <table:table-cell/>
          <table:table-cell table:style-name="ce3"/>
          <table:table-cell table:formula="of:=IFERROR(([.DJ103]/[.P10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Powerline 1260 e</text:p>
          </table:table-cell>
          <table:table-cell office:value-type="string" calcext:value-type="string">
            <text:p>157.06.92</text:p>
          </table:table-cell>
          <table:table-cell office:value-type="float" office:value="255" calcext:value-type="float">
            <text:p>255</text:p>
          </table:table-cell>
          <table:table-cell table:formula="of:=IF([.C104]=&quot;&quot;;&quot;&quot;;[.C104]-[.AE104])" office:value-type="float" office:value="225" calcext:value-type="float">
            <text:p>225</text:p>
          </table:table-cell>
          <table:table-cell office:value-type="float" office:value="225" calcext:value-type="float">
            <text:p>225</text:p>
          </table:table-cell>
          <table:table-cell table:formula="of:=IFERROR(([.E104]/[.D104])*100; &quot;&quot;)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formula="of:=IFERROR(([.G104]/[.D104])*100; &quot;&quot;)" office:value-type="float" office:value="42.2222222222222" calcext:value-type="float">
            <text:p>42,2222222222222</text:p>
          </table:table-cell>
          <table:table-cell office:value-type="float" office:value="127" calcext:value-type="float">
            <text:p>127</text:p>
          </table:table-cell>
          <table:table-cell table:formula="of:=IFERROR(([.I104]/[.D104])*100; &quot;&quot;)" office:value-type="float" office:value="56.4444444444444" calcext:value-type="float">
            <text:p>56,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formula="of:=IFERROR(([.L104]/[.D104])*100; &quot;&quot;)" office:value-type="float" office:value="49.3333333333333" calcext:value-type="float">
            <text:p>49,3333333333333</text:p>
          </table:table-cell>
          <table:table-cell office:value-type="float" office:value="110" calcext:value-type="float">
            <text:p>110</text:p>
          </table:table-cell>
          <table:table-cell table:formula="of:=IFERROR(([.N104]/[.D104])*100; &quot;&quot;)" office:value-type="float" office:value="48.8888888888889" calcext:value-type="float">
            <text:p>48,8888888888889</text:p>
          </table:table-cell>
          <table:table-cell office:value-type="float" office:value="60" calcext:value-type="float">
            <text:p>60</text:p>
          </table:table-cell>
          <table:table-cell table:formula="of:=IFERROR(([.P104]/[.D104])*100; &quot;&quot;)" office:value-type="float" office:value="26.6666666666667" calcext:value-type="float">
            <text:p>26,6666666666667</text:p>
          </table:table-cell>
          <table:table-cell office:value-type="float" office:value="165" calcext:value-type="float">
            <text:p>165</text:p>
          </table:table-cell>
          <table:table-cell table:formula="of:=IFERROR(([.R104]/[.D104])*100; &quot;&quot;)" office:value-type="float" office:value="73.3333333333333" calcext:value-type="float">
            <text:p>73,3333333333333</text:p>
          </table:table-cell>
          <table:table-cell office:value-type="float" office:value="26" calcext:value-type="float">
            <text:p>26</text:p>
          </table:table-cell>
          <table:table-cell table:formula="of:=IFERROR(([.T104]/[.R104])*100; &quot;&quot;)" office:value-type="float" office:value="15.7575757575758" calcext:value-type="float">
            <text:p>15,7575757575758</text:p>
          </table:table-cell>
          <table:table-cell office:value-type="float" office:value="108" calcext:value-type="float">
            <text:p>108</text:p>
          </table:table-cell>
          <table:table-cell table:formula="of:=IFERROR(([.V104]/[.R104])*100; &quot;&quot;)" office:value-type="float" office:value="65.4545454545455" calcext:value-type="float">
            <text:p>65,4545454545455</text:p>
          </table:table-cell>
          <table:table-cell table:formula="of:=IF([.L104] = &quot;&quot; ;&quot;&quot;; [.L104]-[.V104])" office:value-type="float" office:value="3" calcext:value-type="float">
            <text:p>3</text:p>
          </table:table-cell>
          <table:table-cell table:formula="of:=IFERROR(([.X104]/[.P104])*100; &quot;&quot;)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IFERROR(([.Z104]/[.R104])*100; &quot;&quot;)" office:value-type="float" office:value="61.2121212121212" calcext:value-type="float">
            <text:p>61,2121212121212</text:p>
          </table:table-cell>
          <table:table-cell table:formula="of:=IF([.N104] = &quot;&quot; ;&quot;&quot;; [.N104]-[.Z104])" office:value-type="float" office:value="9" calcext:value-type="float">
            <text:p>9</text:p>
          </table:table-cell>
          <table:table-cell table:formula="of:=IFERROR(([.AB104]/[.P104])*100; &quot;&quot;)"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IFERROR(([.AF104]/[.P104])*100; &quot;&quot;)" office:value-type="float" office:value="26.6666666666667" calcext:value-type="float">
            <text:p>26,6666666666667</text:p>
          </table:table-cell>
          <table:table-cell office:value-type="float" office:value="0" calcext:value-type="float">
            <text:p>0</text:p>
          </table:table-cell>
          <table:table-cell table:formula="of:=IFERROR(([.AH104]/[.P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104]/[.P104])*100; &quot;&quot;)" office:value-type="float" office:value="3.33333333333333" calcext:value-type="float">
            <text:p>3,3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04]/[.P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04]/[.P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IFERROR(([.CL104]/[.P104])*100; &quot;&quot;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IFERROR(([.CN104]/[.P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04]/[.P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04]/[.P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04]/[.P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04]/[.P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04]/[.P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157.07.27</text:p>
          </table:table-cell>
          <table:table-cell office:value-type="float" office:value="274" calcext:value-type="float">
            <text:p>274</text:p>
          </table:table-cell>
          <table:table-cell table:formula="of:=IF([.C105]=&quot;&quot;;&quot;&quot;;[.C105]-[.AE105])"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table:formula="of:=IFERROR(([.E105]/[.D105])*100; &quot;&quot;)" office:value-type="float" office:value="101.724137931034" calcext:value-type="float">
            <text:p>101,724137931034</text:p>
          </table:table-cell>
          <table:table-cell office:value-type="float" office:value="100" calcext:value-type="float">
            <text:p>100</text:p>
          </table:table-cell>
          <table:table-cell table:formula="of:=IFERROR(([.G105]/[.D105])*100; &quot;&quot;)" office:value-type="float" office:value="43.1034482758621" calcext:value-type="float">
            <text:p>43,1034482758621</text:p>
          </table:table-cell>
          <table:table-cell office:value-type="float" office:value="123" calcext:value-type="float">
            <text:p>123</text:p>
          </table:table-cell>
          <table:table-cell table:formula="of:=IFERROR(([.I105]/[.D105])*100; &quot;&quot;)" office:value-type="float" office:value="53.0172413793103" calcext:value-type="float">
            <text:p>53,017241379310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IFERROR(([.L105]/[.D105])*100; &quot;&quot;)" office:value-type="float" office:value="41.3793103448276" calcext:value-type="float">
            <text:p>41,3793103448276</text:p>
          </table:table-cell>
          <table:table-cell office:value-type="float" office:value="104" calcext:value-type="float">
            <text:p>104</text:p>
          </table:table-cell>
          <table:table-cell table:formula="of:=IFERROR(([.N105]/[.D105])*100; &quot;&quot;)" office:value-type="float" office:value="44.8275862068966" calcext:value-type="float">
            <text:p>44,8275862068966</text:p>
          </table:table-cell>
          <table:table-cell office:value-type="float" office:value="65" calcext:value-type="float">
            <text:p>65</text:p>
          </table:table-cell>
          <table:table-cell table:formula="of:=IFERROR(([.P105]/[.D105])*100; &quot;&quot;)" office:value-type="float" office:value="28.0172413793103" calcext:value-type="float">
            <text:p>28,0172413793103</text:p>
          </table:table-cell>
          <table:table-cell office:value-type="float" office:value="167" calcext:value-type="float">
            <text:p>167</text:p>
          </table:table-cell>
          <table:table-cell table:formula="of:=IFERROR(([.R105]/[.D105])*100; &quot;&quot;)" office:value-type="float" office:value="71.9827586206897" calcext:value-type="float">
            <text:p>71,9827586206897</text:p>
          </table:table-cell>
          <table:table-cell office:value-type="float" office:value="28" calcext:value-type="float">
            <text:p>28</text:p>
          </table:table-cell>
          <table:table-cell table:formula="of:=IFERROR(([.T105]/[.R105])*100; &quot;&quot;)" office:value-type="float" office:value="16.7664670658683" calcext:value-type="float">
            <text:p>16,7664670658683</text:p>
          </table:table-cell>
          <table:table-cell office:value-type="float" office:value="95" calcext:value-type="float">
            <text:p>95</text:p>
          </table:table-cell>
          <table:table-cell table:formula="of:=IFERROR(([.V105]/[.R105])*100; &quot;&quot;)" office:value-type="float" office:value="56.8862275449102" calcext:value-type="float">
            <text:p>56,8862275449102</text:p>
          </table:table-cell>
          <table:table-cell table:formula="of:=IF([.L105] = &quot;&quot; ;&quot;&quot;; [.L105]-[.V105])" office:value-type="float" office:value="1" calcext:value-type="float">
            <text:p>1</text:p>
          </table:table-cell>
          <table:table-cell table:formula="of:=IFERROR(([.X105]/[.P105])*100; &quot;&quot;)" office:value-type="float" office:value="1.53846153846154" calcext:value-type="float">
            <text:p>1,53846153846154</text:p>
          </table:table-cell>
          <table:table-cell office:value-type="float" office:value="101" calcext:value-type="float">
            <text:p>101</text:p>
          </table:table-cell>
          <table:table-cell table:formula="of:=IFERROR(([.Z105]/[.R105])*100; &quot;&quot;)" office:value-type="float" office:value="60.4790419161677" calcext:value-type="float">
            <text:p>60,4790419161677</text:p>
          </table:table-cell>
          <table:table-cell table:formula="of:=IF([.N105] = &quot;&quot; ;&quot;&quot;; [.N105]-[.Z105])" office:value-type="float" office:value="3" calcext:value-type="float">
            <text:p>3</text:p>
          </table:table-cell>
          <table:table-cell table:formula="of:=IFERROR(([.AB105]/[.P105])*100; &quot;&quot;)" office:value-type="float" office:value="4.61538461538462" calcext:value-type="float">
            <text:p>4,61538461538462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IFERROR(([.AF105]/[.P105])*100; &quot;&quot;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IFERROR(([.AH105]/[.P105])*100; &quot;&quot;)" office:value-type="float" office:value="3.07692307692308" calcext:value-type="float">
            <text:p>3,0769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105]/[.P105])*100; &quot;&quot;)" office:value-type="float" office:value="3.07692307692308" calcext:value-type="float">
            <text:p>3,0769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05]/[.P10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05]/[.P10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IFERROR(([.CL105]/[.P105])*100; &quot;&quot;)" office:value-type="float" office:value="29.2307692307692" calcext:value-type="float">
            <text:p>29,2307692307692</text:p>
          </table:table-cell>
          <table:table-cell office:value-type="float" office:value="0" calcext:value-type="float">
            <text:p>0</text:p>
          </table:table-cell>
          <table:table-cell table:formula="of:=IFERROR(([.CN105]/[.P105])*100; &quot;&quot;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IFERROR(([.CP105]/[.P105])*100; &quot;&quot;)" office:value-type="float" office:value="44.6153846153846" calcext:value-type="float">
            <text:p>44,61538461538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05]/[.P10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05]/[.P10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05]/[.P10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05]/[.P10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06]=&quot;&quot;;&quot;&quot;;[.C106]-[.AE106])">
            <text:p/>
          </table:table-cell>
          <table:table-cell/>
          <table:table-cell table:formula="of:=IFERROR(([.E106]/[.D106])*100; &quot;&quot;)">
            <text:p/>
          </table:table-cell>
          <table:table-cell/>
          <table:table-cell table:formula="of:=IFERROR(([.G106]/[.D106])*100; &quot;&quot;)">
            <text:p/>
          </table:table-cell>
          <table:table-cell/>
          <table:table-cell table:formula="of:=IFERROR(([.I106]/[.D106])*100; &quot;&quot;)">
            <text:p/>
          </table:table-cell>
          <table:table-cell/>
          <table:table-cell table:style-name="ce3"/>
          <table:table-cell table:formula="of:=IFERROR(([.L106]/[.D106])*100; &quot;&quot;)">
            <text:p/>
          </table:table-cell>
          <table:table-cell table:style-name="ce3"/>
          <table:table-cell table:formula="of:=IFERROR(([.N106]/[.D106])*100; &quot;&quot;)">
            <text:p/>
          </table:table-cell>
          <table:table-cell table:style-name="ce3"/>
          <table:table-cell table:formula="of:=IFERROR(([.P106]/[.D106])*100; &quot;&quot;)">
            <text:p/>
          </table:table-cell>
          <table:table-cell table:style-name="ce3"/>
          <table:table-cell table:formula="of:=IFERROR(([.R106]/[.D106])*100; &quot;&quot;)">
            <text:p/>
          </table:table-cell>
          <table:table-cell table:style-name="ce3"/>
          <table:table-cell table:formula="of:=IFERROR(([.T106]/[.R106])*100; &quot;&quot;)">
            <text:p/>
          </table:table-cell>
          <table:table-cell/>
          <table:table-cell table:formula="of:=IFERROR(([.V106]/[.R106])*100; &quot;&quot;)">
            <text:p/>
          </table:table-cell>
          <table:table-cell table:formula="of:=IF([.L106] = &quot;&quot; ;&quot;&quot;; [.L106]-[.V106])">
            <text:p/>
          </table:table-cell>
          <table:table-cell table:formula="of:=IFERROR(([.X106]/[.P106])*100; &quot;&quot;)">
            <text:p/>
          </table:table-cell>
          <table:table-cell/>
          <table:table-cell table:formula="of:=IFERROR(([.Z106]/[.R106])*100; &quot;&quot;)">
            <text:p/>
          </table:table-cell>
          <table:table-cell table:formula="of:=IF([.N106] = &quot;&quot; ;&quot;&quot;; [.N106]-[.Z106])">
            <text:p/>
          </table:table-cell>
          <table:table-cell table:formula="of:=IFERROR(([.AB106]/[.P106])*100; &quot;&quot;)">
            <text:p/>
          </table:table-cell>
          <table:table-cell table:style-name="ce3" table:number-columns-repeated="3"/>
          <table:table-cell table:formula="of:=IFERROR(([.AF106]/[.P106])*100; &quot;&quot;)">
            <text:p/>
          </table:table-cell>
          <table:table-cell table:style-name="ce3"/>
          <table:table-cell table:formula="of:=IFERROR(([.AH106]/[.P106])*100; &quot;&quot;)">
            <text:p/>
          </table:table-cell>
          <table:table-cell table:style-name="ce3"/>
          <table:table-cell/>
          <table:table-cell table:style-name="ce3"/>
          <table:table-cell table:formula="of:=IFERROR(([.AL106]/[.P10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06]/[.P106])*100; &quot;&quot;)">
            <text:p/>
          </table:table-cell>
          <table:table-cell table:style-name="ce3"/>
          <table:table-cell/>
          <table:table-cell table:style-name="ce3"/>
          <table:table-cell table:formula="of:=IFERROR(([.BT106]/[.P10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06]/[.P106])*100; &quot;&quot;)">
            <text:p/>
          </table:table-cell>
          <table:table-cell table:style-name="ce3"/>
          <table:table-cell table:formula="of:=IFERROR(([.CN106]/[.P106])*100; &quot;&quot;)">
            <text:p/>
          </table:table-cell>
          <table:table-cell table:style-name="ce3"/>
          <table:table-cell table:formula="of:=IFERROR(([.CP106]/[.P10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06]/[.P106])*100; &quot;&quot;)">
            <text:p/>
          </table:table-cell>
          <table:table-cell table:style-name="ce3"/>
          <table:table-cell/>
          <table:table-cell table:style-name="ce3"/>
          <table:table-cell table:formula="of:=IFERROR(([.DB106]/[.P106])*100; &quot;&quot;)">
            <text:p/>
          </table:table-cell>
          <table:table-cell table:style-name="ce3"/>
          <table:table-cell/>
          <table:table-cell table:style-name="ce3"/>
          <table:table-cell table:formula="of:=IFERROR(([.DF106]/[.P106])*100; &quot;&quot;)">
            <text:p/>
          </table:table-cell>
          <table:table-cell table:style-name="ce3"/>
          <table:table-cell/>
          <table:table-cell table:style-name="ce3"/>
          <table:table-cell table:formula="of:=IFERROR(([.DJ106]/[.P10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Powerline 1260</text:p>
          </table:table-cell>
          <table:table-cell office:value-type="string" calcext:value-type="string">
            <text:p>249.07.27</text:p>
          </table:table-cell>
          <table:table-cell office:value-type="float" office:value="286" calcext:value-type="float">
            <text:p>286</text:p>
          </table:table-cell>
          <table:table-cell table:formula="of:=IF([.C107]=&quot;&quot;;&quot;&quot;;[.C107]-[.AE107])"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table:formula="of:=IFERROR(([.E107]/[.D107])*100; &quot;&quot;)" office:value-type="float" office:value="101.639344262295" calcext:value-type="float">
            <text:p>101,639344262295</text:p>
          </table:table-cell>
          <table:table-cell office:value-type="float" office:value="113" calcext:value-type="float">
            <text:p>113</text:p>
          </table:table-cell>
          <table:table-cell table:formula="of:=IFERROR(([.G107]/[.D107])*100; &quot;&quot;)" office:value-type="float" office:value="46.3114754098361" calcext:value-type="float">
            <text:p>46,3114754098361</text:p>
          </table:table-cell>
          <table:table-cell office:value-type="float" office:value="123" calcext:value-type="float">
            <text:p>123</text:p>
          </table:table-cell>
          <table:table-cell table:formula="of:=IFERROR(([.I107]/[.D107])*100; &quot;&quot;)" office:value-type="float" office:value="50.4098360655738" calcext:value-type="float">
            <text:p>50,409836065573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formula="of:=IFERROR(([.L107]/[.D107])*100; &quot;&quot;)" office:value-type="float" office:value="39.7540983606557" calcext:value-type="float">
            <text:p>39,7540983606557</text:p>
          </table:table-cell>
          <table:table-cell office:value-type="float" office:value="115" calcext:value-type="float">
            <text:p>115</text:p>
          </table:table-cell>
          <table:table-cell table:formula="of:=IFERROR(([.N107]/[.D107])*100; &quot;&quot;)" office:value-type="float" office:value="47.1311475409836" calcext:value-type="float">
            <text:p>47,1311475409836</text:p>
          </table:table-cell>
          <table:table-cell office:value-type="float" office:value="65" calcext:value-type="float">
            <text:p>65</text:p>
          </table:table-cell>
          <table:table-cell table:formula="of:=IFERROR(([.P107]/[.D107])*100; &quot;&quot;)" office:value-type="float" office:value="26.6393442622951" calcext:value-type="float">
            <text:p>26,6393442622951</text:p>
          </table:table-cell>
          <table:table-cell office:value-type="float" office:value="179" calcext:value-type="float">
            <text:p>179</text:p>
          </table:table-cell>
          <table:table-cell table:formula="of:=IFERROR(([.R107]/[.D107])*100; &quot;&quot;)" office:value-type="float" office:value="73.3606557377049" calcext:value-type="float">
            <text:p>73,3606557377049</text:p>
          </table:table-cell>
          <table:table-cell office:value-type="float" office:value="38" calcext:value-type="float">
            <text:p>38</text:p>
          </table:table-cell>
          <table:table-cell table:formula="of:=IFERROR(([.T107]/[.R107])*100; &quot;&quot;)" office:value-type="float" office:value="21.2290502793296" calcext:value-type="float">
            <text:p>21,2290502793296</text:p>
          </table:table-cell>
          <table:table-cell office:value-type="float" office:value="96" calcext:value-type="float">
            <text:p>96</text:p>
          </table:table-cell>
          <table:table-cell table:formula="of:=IFERROR(([.V107]/[.R107])*100; &quot;&quot;)" office:value-type="float" office:value="53.6312849162011" calcext:value-type="float">
            <text:p>53,6312849162011</text:p>
          </table:table-cell>
          <table:table-cell table:formula="of:=IF([.L107] = &quot;&quot; ;&quot;&quot;; [.L107]-[.V107])" office:value-type="float" office:value="1" calcext:value-type="float">
            <text:p>1</text:p>
          </table:table-cell>
          <table:table-cell table:formula="of:=IFERROR(([.X107]/[.P107])*100; &quot;&quot;)" office:value-type="float" office:value="1.53846153846154" calcext:value-type="float">
            <text:p>1,53846153846154</text:p>
          </table:table-cell>
          <table:table-cell office:value-type="float" office:value="112" calcext:value-type="float">
            <text:p>112</text:p>
          </table:table-cell>
          <table:table-cell table:formula="of:=IFERROR(([.Z107]/[.R107])*100; &quot;&quot;)" office:value-type="float" office:value="62.5698324022346" calcext:value-type="float">
            <text:p>62,5698324022346</text:p>
          </table:table-cell>
          <table:table-cell table:formula="of:=IF([.N107] = &quot;&quot; ;&quot;&quot;; [.N107]-[.Z107])" office:value-type="float" office:value="3" calcext:value-type="float">
            <text:p>3</text:p>
          </table:table-cell>
          <table:table-cell table:formula="of:=IFERROR(([.AB107]/[.P107])*100; &quot;&quot;)" office:value-type="float" office:value="4.61538461538462" calcext:value-type="float">
            <text:p>4,61538461538462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IFERROR(([.AF107]/[.P107])*100; &quot;&quot;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IFERROR(([.AH107]/[.P107])*100; &quot;&quot;)" office:value-type="float" office:value="3.07692307692308" calcext:value-type="float">
            <text:p>3,0769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107]/[.P107])*100; &quot;&quot;)" office:value-type="float" office:value="3.07692307692308" calcext:value-type="float">
            <text:p>3,0769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07]/[.P10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07]/[.P10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IFERROR(([.CL107]/[.P107])*100; &quot;&quot;)" office:value-type="float" office:value="29.2307692307692" calcext:value-type="float">
            <text:p>29,2307692307692</text:p>
          </table:table-cell>
          <table:table-cell office:value-type="float" office:value="0" calcext:value-type="float">
            <text:p>0</text:p>
          </table:table-cell>
          <table:table-cell table:formula="of:=IFERROR(([.CN107]/[.P107])*100; &quot;&quot;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IFERROR(([.CP107]/[.P107])*100; &quot;&quot;)" office:value-type="float" office:value="44.6153846153846" calcext:value-type="float">
            <text:p>44,61538461538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07]/[.P10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07]/[.P10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07]/[.P10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07]/[.P10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08]=&quot;&quot;;&quot;&quot;;[.C108]-[.AE108])">
            <text:p/>
          </table:table-cell>
          <table:table-cell/>
          <table:table-cell table:formula="of:=IFERROR(([.E108]/[.D108])*100; &quot;&quot;)">
            <text:p/>
          </table:table-cell>
          <table:table-cell/>
          <table:table-cell table:formula="of:=IFERROR(([.G108]/[.D108])*100; &quot;&quot;)">
            <text:p/>
          </table:table-cell>
          <table:table-cell/>
          <table:table-cell table:formula="of:=IFERROR(([.I108]/[.D108])*100; &quot;&quot;)">
            <text:p/>
          </table:table-cell>
          <table:table-cell/>
          <table:table-cell table:style-name="ce3"/>
          <table:table-cell table:formula="of:=IFERROR(([.L108]/[.D108])*100; &quot;&quot;)">
            <text:p/>
          </table:table-cell>
          <table:table-cell table:style-name="ce3"/>
          <table:table-cell table:formula="of:=IFERROR(([.N108]/[.D108])*100; &quot;&quot;)">
            <text:p/>
          </table:table-cell>
          <table:table-cell table:style-name="ce3"/>
          <table:table-cell table:formula="of:=IFERROR(([.P108]/[.D108])*100; &quot;&quot;)">
            <text:p/>
          </table:table-cell>
          <table:table-cell table:style-name="ce3"/>
          <table:table-cell table:formula="of:=IFERROR(([.R108]/[.D108])*100; &quot;&quot;)">
            <text:p/>
          </table:table-cell>
          <table:table-cell table:style-name="ce3"/>
          <table:table-cell table:formula="of:=IFERROR(([.T108]/[.R108])*100; &quot;&quot;)">
            <text:p/>
          </table:table-cell>
          <table:table-cell/>
          <table:table-cell table:formula="of:=IFERROR(([.V108]/[.R108])*100; &quot;&quot;)">
            <text:p/>
          </table:table-cell>
          <table:table-cell table:formula="of:=IF([.L108] = &quot;&quot; ;&quot;&quot;; [.L108]-[.V108])">
            <text:p/>
          </table:table-cell>
          <table:table-cell table:formula="of:=IFERROR(([.X108]/[.P108])*100; &quot;&quot;)">
            <text:p/>
          </table:table-cell>
          <table:table-cell/>
          <table:table-cell table:formula="of:=IFERROR(([.Z108]/[.R108])*100; &quot;&quot;)">
            <text:p/>
          </table:table-cell>
          <table:table-cell table:formula="of:=IF([.N108] = &quot;&quot; ;&quot;&quot;; [.N108]-[.Z108])">
            <text:p/>
          </table:table-cell>
          <table:table-cell table:formula="of:=IFERROR(([.AB108]/[.P108])*100; &quot;&quot;)">
            <text:p/>
          </table:table-cell>
          <table:table-cell table:style-name="ce3" table:number-columns-repeated="3"/>
          <table:table-cell table:formula="of:=IFERROR(([.AF108]/[.P108])*100; &quot;&quot;)">
            <text:p/>
          </table:table-cell>
          <table:table-cell table:style-name="ce3"/>
          <table:table-cell table:formula="of:=IFERROR(([.AH108]/[.P108])*100; &quot;&quot;)">
            <text:p/>
          </table:table-cell>
          <table:table-cell table:style-name="ce3"/>
          <table:table-cell/>
          <table:table-cell table:style-name="ce3"/>
          <table:table-cell table:formula="of:=IFERROR(([.AL108]/[.P10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08]/[.P108])*100; &quot;&quot;)">
            <text:p/>
          </table:table-cell>
          <table:table-cell table:style-name="ce3"/>
          <table:table-cell/>
          <table:table-cell table:style-name="ce3"/>
          <table:table-cell table:formula="of:=IFERROR(([.BT108]/[.P10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08]/[.P108])*100; &quot;&quot;)">
            <text:p/>
          </table:table-cell>
          <table:table-cell table:style-name="ce3"/>
          <table:table-cell table:formula="of:=IFERROR(([.CN108]/[.P108])*100; &quot;&quot;)">
            <text:p/>
          </table:table-cell>
          <table:table-cell table:style-name="ce3"/>
          <table:table-cell table:formula="of:=IFERROR(([.CP108]/[.P10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08]/[.P108])*100; &quot;&quot;)">
            <text:p/>
          </table:table-cell>
          <table:table-cell table:style-name="ce3"/>
          <table:table-cell/>
          <table:table-cell table:style-name="ce3"/>
          <table:table-cell table:formula="of:=IFERROR(([.DB108]/[.P108])*100; &quot;&quot;)">
            <text:p/>
          </table:table-cell>
          <table:table-cell table:style-name="ce3"/>
          <table:table-cell/>
          <table:table-cell table:style-name="ce3"/>
          <table:table-cell table:formula="of:=IFERROR(([.DF108]/[.P108])*100; &quot;&quot;)">
            <text:p/>
          </table:table-cell>
          <table:table-cell table:style-name="ce3"/>
          <table:table-cell/>
          <table:table-cell table:style-name="ce3"/>
          <table:table-cell table:formula="of:=IFERROR(([.DJ108]/[.P10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ritz Fon</text:p>
          </table:table-cell>
          <table:table-cell office:value-type="string" calcext:value-type="string">
            <text:p>38.04.72</text:p>
          </table:table-cell>
          <table:table-cell office:value-type="float" office:value="159" calcext:value-type="float">
            <text:p>159</text:p>
          </table:table-cell>
          <table:table-cell table:formula="of:=IF([.C109]=&quot;&quot;;&quot;&quot;;[.C109]-[.AE109])" office:value-type="float" office:value="132" calcext:value-type="float">
            <text:p>132</text:p>
          </table:table-cell>
          <table:table-cell office:value-type="float" office:value="132" calcext:value-type="float">
            <text:p>132</text:p>
          </table:table-cell>
          <table:table-cell table:formula="of:=IFERROR(([.E109]/[.D109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109]/[.D109])*100; &quot;&quot;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ERROR(([.I109]/[.D109])*100; &quot;&quot;)" office:value-type="float" office:value="61.3636363636364" calcext:value-type="float">
            <text:p>61,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IFERROR(([.L109]/[.D109])*100; &quot;&quot;)" office:value-type="float" office:value="56.0606060606061" calcext:value-type="float">
            <text:p>56,0606060606061</text:p>
          </table:table-cell>
          <table:table-cell office:value-type="float" office:value="62" calcext:value-type="float">
            <text:p>62</text:p>
          </table:table-cell>
          <table:table-cell table:formula="of:=IFERROR(([.N109]/[.D109])*100; &quot;&quot;)" office:value-type="float" office:value="46.969696969697" calcext:value-type="float">
            <text:p>46,969696969697</text:p>
          </table:table-cell>
          <table:table-cell office:value-type="float" office:value="22" calcext:value-type="float">
            <text:p>22</text:p>
          </table:table-cell>
          <table:table-cell table:formula="of:=IFERROR(([.P109]/[.D109])*100; &quot;&quot;)" office:value-type="float" office:value="16.6666666666667" calcext:value-type="float">
            <text:p>16,6666666666667</text:p>
          </table:table-cell>
          <table:table-cell office:value-type="float" office:value="110" calcext:value-type="float">
            <text:p>110</text:p>
          </table:table-cell>
          <table:table-cell table:formula="of:=IFERROR(([.R109]/[.D109])*100; &quot;&quot;)" office:value-type="float" office:value="83.3333333333333" calcext:value-type="float">
            <text:p>83,3333333333333</text:p>
          </table:table-cell>
          <table:table-cell office:value-type="float" office:value="14" calcext:value-type="float">
            <text:p>14</text:p>
          </table:table-cell>
          <table:table-cell table:formula="of:=IFERROR(([.T109]/[.R109])*100; &quot;&quot;)" office:value-type="float" office:value="12.7272727272727" calcext:value-type="float">
            <text:p>12,7272727272727</text:p>
          </table:table-cell>
          <table:table-cell office:value-type="float" office:value="64" calcext:value-type="float">
            <text:p>64</text:p>
          </table:table-cell>
          <table:table-cell table:formula="of:=IFERROR(([.V109]/[.R109])*100; &quot;&quot;)" office:value-type="float" office:value="58.1818181818182" calcext:value-type="float">
            <text:p>58,1818181818182</text:p>
          </table:table-cell>
          <table:table-cell table:formula="of:=IF([.L109] = &quot;&quot; ;&quot;&quot;; [.L109]-[.V109])" office:value-type="float" office:value="10" calcext:value-type="float">
            <text:p>10</text:p>
          </table:table-cell>
          <table:table-cell table:formula="of:=IFERROR(([.X109]/[.P109])*100; &quot;&quot;)" office:value-type="float" office:value="45.4545454545455" calcext:value-type="float">
            <text:p>45,4545454545455</text:p>
          </table:table-cell>
          <table:table-cell office:value-type="float" office:value="59" calcext:value-type="float">
            <text:p>59</text:p>
          </table:table-cell>
          <table:table-cell table:formula="of:=IFERROR(([.Z109]/[.R109])*100; &quot;&quot;)" office:value-type="float" office:value="53.6363636363636" calcext:value-type="float">
            <text:p>53,6363636363636</text:p>
          </table:table-cell>
          <table:table-cell table:formula="of:=IF([.N109] = &quot;&quot; ;&quot;&quot;; [.N109]-[.Z109])" office:value-type="float" office:value="3" calcext:value-type="float">
            <text:p>3</text:p>
          </table:table-cell>
          <table:table-cell table:formula="of:=IFERROR(([.AB109]/[.P109])*100; &quot;&quot;)" office:value-type="float" office:value="13.6363636363636" calcext:value-type="float">
            <text:p>13,6363636363636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IFERROR(([.AF109]/[.P109])*100; &quot;&quot;)" office:value-type="float" office:value="90.9090909090909" calcext:value-type="float">
            <text:p>90,9090909090909</text:p>
          </table:table-cell>
          <table:table-cell office:value-type="float" office:value="0" calcext:value-type="float">
            <text:p>0</text:p>
          </table:table-cell>
          <table:table-cell table:formula="of:=IFERROR(([.AH109]/[.P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L109]/[.P109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P109]/[.P109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09]/[.P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09]/[.P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09]/[.P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09]/[.P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09]/[.P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09]/[.P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09]/[.P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09]/[.P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10]=&quot;&quot;;&quot;&quot;;[.C110]-[.AE110])">
            <text:p/>
          </table:table-cell>
          <table:table-cell/>
          <table:table-cell table:formula="of:=IFERROR(([.E110]/[.D110])*100; &quot;&quot;)">
            <text:p/>
          </table:table-cell>
          <table:table-cell/>
          <table:table-cell table:formula="of:=IFERROR(([.G110]/[.D110])*100; &quot;&quot;)">
            <text:p/>
          </table:table-cell>
          <table:table-cell/>
          <table:table-cell table:formula="of:=IFERROR(([.I110]/[.D110])*100; &quot;&quot;)">
            <text:p/>
          </table:table-cell>
          <table:table-cell/>
          <table:table-cell table:style-name="ce3"/>
          <table:table-cell table:formula="of:=IFERROR(([.L110]/[.D110])*100; &quot;&quot;)">
            <text:p/>
          </table:table-cell>
          <table:table-cell table:style-name="ce3"/>
          <table:table-cell table:formula="of:=IFERROR(([.N110]/[.D110])*100; &quot;&quot;)">
            <text:p/>
          </table:table-cell>
          <table:table-cell table:style-name="ce3"/>
          <table:table-cell table:formula="of:=IFERROR(([.P110]/[.D110])*100; &quot;&quot;)">
            <text:p/>
          </table:table-cell>
          <table:table-cell table:style-name="ce3"/>
          <table:table-cell table:formula="of:=IFERROR(([.R110]/[.D110])*100; &quot;&quot;)">
            <text:p/>
          </table:table-cell>
          <table:table-cell table:style-name="ce3"/>
          <table:table-cell table:formula="of:=IFERROR(([.T110]/[.R110])*100; &quot;&quot;)">
            <text:p/>
          </table:table-cell>
          <table:table-cell/>
          <table:table-cell table:formula="of:=IFERROR(([.V110]/[.R110])*100; &quot;&quot;)">
            <text:p/>
          </table:table-cell>
          <table:table-cell table:formula="of:=IF([.L110] = &quot;&quot; ;&quot;&quot;; [.L110]-[.V110])">
            <text:p/>
          </table:table-cell>
          <table:table-cell table:formula="of:=IFERROR(([.X110]/[.P110])*100; &quot;&quot;)">
            <text:p/>
          </table:table-cell>
          <table:table-cell/>
          <table:table-cell table:formula="of:=IFERROR(([.Z110]/[.R110])*100; &quot;&quot;)">
            <text:p/>
          </table:table-cell>
          <table:table-cell table:formula="of:=IF([.N110] = &quot;&quot; ;&quot;&quot;; [.N110]-[.Z110])">
            <text:p/>
          </table:table-cell>
          <table:table-cell table:formula="of:=IFERROR(([.AB110]/[.P110])*100; &quot;&quot;)">
            <text:p/>
          </table:table-cell>
          <table:table-cell table:style-name="ce3" table:number-columns-repeated="3"/>
          <table:table-cell table:formula="of:=IFERROR(([.AF110]/[.P110])*100; &quot;&quot;)">
            <text:p/>
          </table:table-cell>
          <table:table-cell table:style-name="ce3"/>
          <table:table-cell table:formula="of:=IFERROR(([.AH110]/[.P110])*100; &quot;&quot;)">
            <text:p/>
          </table:table-cell>
          <table:table-cell table:style-name="ce3"/>
          <table:table-cell/>
          <table:table-cell table:style-name="ce3"/>
          <table:table-cell table:formula="of:=IFERROR(([.AL110]/[.P11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10]/[.P110])*100; &quot;&quot;)">
            <text:p/>
          </table:table-cell>
          <table:table-cell table:style-name="ce3"/>
          <table:table-cell/>
          <table:table-cell table:style-name="ce3"/>
          <table:table-cell table:formula="of:=IFERROR(([.BT110]/[.P11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10]/[.P110])*100; &quot;&quot;)">
            <text:p/>
          </table:table-cell>
          <table:table-cell table:style-name="ce3"/>
          <table:table-cell table:formula="of:=IFERROR(([.CN110]/[.P110])*100; &quot;&quot;)">
            <text:p/>
          </table:table-cell>
          <table:table-cell table:style-name="ce3"/>
          <table:table-cell table:formula="of:=IFERROR(([.CP110]/[.P11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10]/[.P110])*100; &quot;&quot;)">
            <text:p/>
          </table:table-cell>
          <table:table-cell table:style-name="ce3"/>
          <table:table-cell/>
          <table:table-cell table:style-name="ce3"/>
          <table:table-cell table:formula="of:=IFERROR(([.DB110]/[.P110])*100; &quot;&quot;)">
            <text:p/>
          </table:table-cell>
          <table:table-cell table:style-name="ce3"/>
          <table:table-cell/>
          <table:table-cell table:style-name="ce3"/>
          <table:table-cell table:formula="of:=IFERROR(([.DF110]/[.P110])*100; &quot;&quot;)">
            <text:p/>
          </table:table-cell>
          <table:table-cell table:style-name="ce3"/>
          <table:table-cell/>
          <table:table-cell table:style-name="ce3"/>
          <table:table-cell table:formula="of:=IFERROR(([.DJ110]/[.P11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5113</text:p>
          </table:table-cell>
          <table:table-cell office:value-type="string" calcext:value-type="string">
            <text:p>83.04.83</text:p>
          </table:table-cell>
          <table:table-cell office:value-type="float" office:value="130" calcext:value-type="float">
            <text:p>130</text:p>
          </table:table-cell>
          <table:table-cell table:formula="of:=IF([.C111]=&quot;&quot;;&quot;&quot;;[.C111]-[.AE111])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formula="of:=IFERROR(([.E111]/[.D111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111]/[.D111])*100; &quot;&quot;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ERROR(([.I111]/[.D111])*100; &quot;&quot;)" office:value-type="float" office:value="72.3214285714286" calcext:value-type="float">
            <text:p>72,321428571428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IFERROR(([.L111]/[.D111])*100; &quot;&quot;)" office:value-type="float" office:value="61.6071428571429" calcext:value-type="float">
            <text:p>61,6071428571429</text:p>
          </table:table-cell>
          <table:table-cell office:value-type="float" office:value="60" calcext:value-type="float">
            <text:p>60</text:p>
          </table:table-cell>
          <table:table-cell table:formula="of:=IFERROR(([.N111]/[.D111])*100; &quot;&quot;)" office:value-type="float" office:value="53.5714285714286" calcext:value-type="float">
            <text:p>53,5714285714286</text:p>
          </table:table-cell>
          <table:table-cell office:value-type="float" office:value="14" calcext:value-type="float">
            <text:p>14</text:p>
          </table:table-cell>
          <table:table-cell table:formula="of:=IFERROR(([.P111]/[.D111])*100; &quot;&quot;)" office:value-type="float" office:value="12.5" calcext:value-type="float">
            <text:p>12,5</text:p>
          </table:table-cell>
          <table:table-cell office:value-type="float" office:value="98" calcext:value-type="float">
            <text:p>98</text:p>
          </table:table-cell>
          <table:table-cell table:formula="of:=IFERROR(([.R111]/[.D111])*100; &quot;&quot;)" office:value-type="float" office:value="87.5" calcext:value-type="float">
            <text:p>87,5</text:p>
          </table:table-cell>
          <table:table-cell office:value-type="float" office:value="11" calcext:value-type="float">
            <text:p>11</text:p>
          </table:table-cell>
          <table:table-cell table:formula="of:=IFERROR(([.T111]/[.R111])*100; &quot;&quot;)" office:value-type="float" office:value="11.2244897959184" calcext:value-type="float">
            <text:p>11,2244897959184</text:p>
          </table:table-cell>
          <table:table-cell office:value-type="float" office:value="61" calcext:value-type="float">
            <text:p>61</text:p>
          </table:table-cell>
          <table:table-cell table:formula="of:=IFERROR(([.V111]/[.R111])*100; &quot;&quot;)" office:value-type="float" office:value="62.2448979591837" calcext:value-type="float">
            <text:p>62,2448979591837</text:p>
          </table:table-cell>
          <table:table-cell table:formula="of:=IF([.L111] = &quot;&quot; ;&quot;&quot;; [.L111]-[.V111])" office:value-type="float" office:value="8" calcext:value-type="float">
            <text:p>8</text:p>
          </table:table-cell>
          <table:table-cell table:formula="of:=IFERROR(([.X111]/[.P111])*100; &quot;&quot;)" office:value-type="float" office:value="57.1428571428571" calcext:value-type="float">
            <text:p>57,1428571428571</text:p>
          </table:table-cell>
          <table:table-cell office:value-type="float" office:value="58" calcext:value-type="float">
            <text:p>58</text:p>
          </table:table-cell>
          <table:table-cell table:formula="of:=IFERROR(([.Z111]/[.R111])*100; &quot;&quot;)" office:value-type="float" office:value="59.1836734693878" calcext:value-type="float">
            <text:p>59,1836734693878</text:p>
          </table:table-cell>
          <table:table-cell table:formula="of:=IF([.N111] = &quot;&quot; ;&quot;&quot;; [.N111]-[.Z111])" office:value-type="float" office:value="2" calcext:value-type="float">
            <text:p>2</text:p>
          </table:table-cell>
          <table:table-cell table:formula="of:=IFERROR(([.AB111]/[.P111])*100; &quot;&quot;)" office:value-type="float" office:value="14.2857142857143" calcext:value-type="float">
            <text:p>14,2857142857143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IFERROR(([.AF111]/[.P111])*100; &quot;&quot;)" office:value-type="float" office:value="92.8571428571429" calcext:value-type="float">
            <text:p>92,8571428571429</text:p>
          </table:table-cell>
          <table:table-cell office:value-type="float" office:value="0" calcext:value-type="float">
            <text:p>0</text:p>
          </table:table-cell>
          <table:table-cell table:formula="of:=IFERROR(([.AH111]/[.P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L111]/[.P111])*100; &quot;&quot;)"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11]/[.P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11]/[.P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11]/[.P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11]/[.P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11]/[.P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11]/[.P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11]/[.P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11]/[.P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11]/[.P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12]=&quot;&quot;;&quot;&quot;;[.C112]-[.AE112])">
            <text:p/>
          </table:table-cell>
          <table:table-cell/>
          <table:table-cell table:formula="of:=IFERROR(([.E112]/[.D112])*100; &quot;&quot;)">
            <text:p/>
          </table:table-cell>
          <table:table-cell/>
          <table:table-cell table:formula="of:=IFERROR(([.G112]/[.D112])*100; &quot;&quot;)">
            <text:p/>
          </table:table-cell>
          <table:table-cell/>
          <table:table-cell table:formula="of:=IFERROR(([.I112]/[.D112])*100; &quot;&quot;)">
            <text:p/>
          </table:table-cell>
          <table:table-cell/>
          <table:table-cell table:style-name="ce3"/>
          <table:table-cell table:formula="of:=IFERROR(([.L112]/[.D112])*100; &quot;&quot;)">
            <text:p/>
          </table:table-cell>
          <table:table-cell table:style-name="ce3"/>
          <table:table-cell table:formula="of:=IFERROR(([.N112]/[.D112])*100; &quot;&quot;)">
            <text:p/>
          </table:table-cell>
          <table:table-cell table:style-name="ce3"/>
          <table:table-cell table:formula="of:=IFERROR(([.P112]/[.D112])*100; &quot;&quot;)">
            <text:p/>
          </table:table-cell>
          <table:table-cell table:style-name="ce3"/>
          <table:table-cell table:formula="of:=IFERROR(([.R112]/[.D112])*100; &quot;&quot;)">
            <text:p/>
          </table:table-cell>
          <table:table-cell table:style-name="ce3"/>
          <table:table-cell table:formula="of:=IFERROR(([.T112]/[.R112])*100; &quot;&quot;)">
            <text:p/>
          </table:table-cell>
          <table:table-cell/>
          <table:table-cell table:formula="of:=IFERROR(([.V112]/[.R112])*100; &quot;&quot;)">
            <text:p/>
          </table:table-cell>
          <table:table-cell table:formula="of:=IF([.L112] = &quot;&quot; ;&quot;&quot;; [.L112]-[.V112])">
            <text:p/>
          </table:table-cell>
          <table:table-cell table:formula="of:=IFERROR(([.X112]/[.P112])*100; &quot;&quot;)">
            <text:p/>
          </table:table-cell>
          <table:table-cell/>
          <table:table-cell table:formula="of:=IFERROR(([.Z112]/[.R112])*100; &quot;&quot;)">
            <text:p/>
          </table:table-cell>
          <table:table-cell table:formula="of:=IF([.N112] = &quot;&quot; ;&quot;&quot;; [.N112]-[.Z112])">
            <text:p/>
          </table:table-cell>
          <table:table-cell table:formula="of:=IFERROR(([.AB112]/[.P112])*100; &quot;&quot;)">
            <text:p/>
          </table:table-cell>
          <table:table-cell table:style-name="ce3" table:number-columns-repeated="3"/>
          <table:table-cell table:formula="of:=IFERROR(([.AF112]/[.P112])*100; &quot;&quot;)">
            <text:p/>
          </table:table-cell>
          <table:table-cell table:style-name="ce3"/>
          <table:table-cell table:formula="of:=IFERROR(([.AH112]/[.P112])*100; &quot;&quot;)">
            <text:p/>
          </table:table-cell>
          <table:table-cell table:style-name="ce3"/>
          <table:table-cell/>
          <table:table-cell table:style-name="ce3"/>
          <table:table-cell table:formula="of:=IFERROR(([.AL112]/[.P11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12]/[.P112])*100; &quot;&quot;)">
            <text:p/>
          </table:table-cell>
          <table:table-cell table:style-name="ce3"/>
          <table:table-cell/>
          <table:table-cell table:style-name="ce3"/>
          <table:table-cell table:formula="of:=IFERROR(([.BT112]/[.P11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12]/[.P112])*100; &quot;&quot;)">
            <text:p/>
          </table:table-cell>
          <table:table-cell table:style-name="ce3"/>
          <table:table-cell table:formula="of:=IFERROR(([.CN112]/[.P112])*100; &quot;&quot;)">
            <text:p/>
          </table:table-cell>
          <table:table-cell table:style-name="ce3"/>
          <table:table-cell table:formula="of:=IFERROR(([.CP112]/[.P11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12]/[.P112])*100; &quot;&quot;)">
            <text:p/>
          </table:table-cell>
          <table:table-cell table:style-name="ce3"/>
          <table:table-cell/>
          <table:table-cell table:style-name="ce3"/>
          <table:table-cell table:formula="of:=IFERROR(([.DB112]/[.P112])*100; &quot;&quot;)">
            <text:p/>
          </table:table-cell>
          <table:table-cell table:style-name="ce3"/>
          <table:table-cell/>
          <table:table-cell table:style-name="ce3"/>
          <table:table-cell table:formula="of:=IFERROR(([.DF112]/[.P112])*100; &quot;&quot;)">
            <text:p/>
          </table:table-cell>
          <table:table-cell table:style-name="ce3"/>
          <table:table-cell/>
          <table:table-cell table:style-name="ce3"/>
          <table:table-cell table:formula="of:=IFERROR(([.DJ112]/[.P11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5050</text:p>
          </table:table-cell>
          <table:table-cell office:value-type="string" calcext:value-type="string">
            <text:p>12.04.31</text:p>
          </table:table-cell>
          <table:table-cell office:value-type="float" office:value="125" calcext:value-type="float">
            <text:p>125</text:p>
          </table:table-cell>
          <table:table-cell table:formula="of:=IF([.C113]=&quot;&quot;;&quot;&quot;;[.C113]-[.AE113])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formula="of:=IFERROR(([.E113]/[.D113])*100; &quot;&quot;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table:formula="of:=IFERROR(([.G113]/[.D113])*100; &quot;&quot;)" office:value-type="float" office:value="20.9090909090909" calcext:value-type="float">
            <text:p>20,9090909090909</text:p>
          </table:table-cell>
          <table:table-cell office:value-type="float" office:value="87" calcext:value-type="float">
            <text:p>87</text:p>
          </table:table-cell>
          <table:table-cell table:formula="of:=IFERROR(([.I113]/[.D113])*100; &quot;&quot;)" office:value-type="float" office:value="79.0909090909091" calcext:value-type="float">
            <text:p>79,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ERROR(([.L113]/[.D113])*100; &quot;&quot;)" office:value-type="float" office:value="55.4545454545455" calcext:value-type="float">
            <text:p>55,4545454545455</text:p>
          </table:table-cell>
          <table:table-cell office:value-type="float" office:value="54" calcext:value-type="float">
            <text:p>54</text:p>
          </table:table-cell>
          <table:table-cell table:formula="of:=IFERROR(([.N113]/[.D113])*100; &quot;&quot;)" office:value-type="float" office:value="49.0909090909091" calcext:value-type="float">
            <text:p>49,0909090909091</text:p>
          </table:table-cell>
          <table:table-cell office:value-type="float" office:value="15" calcext:value-type="float">
            <text:p>15</text:p>
          </table:table-cell>
          <table:table-cell table:formula="of:=IFERROR(([.P113]/[.D113])*100; &quot;&quot;)" office:value-type="float" office:value="13.6363636363636" calcext:value-type="float">
            <text:p>13,6363636363636</text:p>
          </table:table-cell>
          <table:table-cell office:value-type="float" office:value="95" calcext:value-type="float">
            <text:p>95</text:p>
          </table:table-cell>
          <table:table-cell table:formula="of:=IFERROR(([.R113]/[.D113])*100; &quot;&quot;)" office:value-type="float" office:value="86.3636363636364" calcext:value-type="float">
            <text:p>86,3636363636364</text:p>
          </table:table-cell>
          <table:table-cell office:value-type="float" office:value="11" calcext:value-type="float">
            <text:p>11</text:p>
          </table:table-cell>
          <table:table-cell table:formula="of:=IFERROR(([.T113]/[.R113])*100; &quot;&quot;)" office:value-type="float" office:value="11.5789473684211" calcext:value-type="float">
            <text:p>11,5789473684211</text:p>
          </table:table-cell>
          <table:table-cell office:value-type="float" office:value="52" calcext:value-type="float">
            <text:p>52</text:p>
          </table:table-cell>
          <table:table-cell table:formula="of:=IFERROR(([.V113]/[.R113])*100; &quot;&quot;)" office:value-type="float" office:value="54.7368421052632" calcext:value-type="float">
            <text:p>54,7368421052632</text:p>
          </table:table-cell>
          <table:table-cell table:formula="of:=IF([.L113] = &quot;&quot; ;&quot;&quot;; [.L113]-[.V113])" office:value-type="float" office:value="9" calcext:value-type="float">
            <text:p>9</text:p>
          </table:table-cell>
          <table:table-cell table:formula="of:=IFERROR(([.X113]/[.P113])*100; &quot;&quot;)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formula="of:=IFERROR(([.Z113]/[.R113])*100; &quot;&quot;)" office:value-type="float" office:value="54.7368421052632" calcext:value-type="float">
            <text:p>54,7368421052632</text:p>
          </table:table-cell>
          <table:table-cell table:formula="of:=IF([.N113] = &quot;&quot; ;&quot;&quot;; [.N113]-[.Z113])" office:value-type="float" office:value="2" calcext:value-type="float">
            <text:p>2</text:p>
          </table:table-cell>
          <table:table-cell table:formula="of:=IFERROR(([.AB113]/[.P113])*100; &quot;&quot;)" office:value-type="float" office:value="13.3333333333333" calcext:value-type="float">
            <text:p>13,3333333333333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IFERROR(([.AF113]/[.P113])*100; &quot;&quot;)" office:value-type="float" office:value="93.3333333333333" calcext:value-type="float">
            <text:p>93,3333333333333</text:p>
          </table:table-cell>
          <table:table-cell office:value-type="float" office:value="0" calcext:value-type="float">
            <text:p>0</text:p>
          </table:table-cell>
          <table:table-cell table:formula="of:=IFERROR(([.AH113]/[.P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113]/[.P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13]/[.P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13]/[.P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L113]/[.P113])*100; &quot;&quot;)" office:value-type="float" office:value="6.66666666666667" calcext:value-type="float">
            <text:p>6,66666666666667</text:p>
          </table:table-cell>
          <table:table-cell office:value-type="float" office:value="0" calcext:value-type="float">
            <text:p>0</text:p>
          </table:table-cell>
          <table:table-cell table:formula="of:=IFERROR(([.CN113]/[.P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13]/[.P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13]/[.P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13]/[.P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13]/[.P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13]/[.P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14]=&quot;&quot;;&quot;&quot;;[.C114]-[.AE114])">
            <text:p/>
          </table:table-cell>
          <table:table-cell/>
          <table:table-cell table:formula="of:=IFERROR(([.E114]/[.D114])*100; &quot;&quot;)">
            <text:p/>
          </table:table-cell>
          <table:table-cell/>
          <table:table-cell table:formula="of:=IFERROR(([.G114]/[.D114])*100; &quot;&quot;)">
            <text:p/>
          </table:table-cell>
          <table:table-cell/>
          <table:table-cell table:formula="of:=IFERROR(([.I114]/[.D114])*100; &quot;&quot;)">
            <text:p/>
          </table:table-cell>
          <table:table-cell/>
          <table:table-cell table:style-name="ce3"/>
          <table:table-cell table:formula="of:=IFERROR(([.L114]/[.D114])*100; &quot;&quot;)">
            <text:p/>
          </table:table-cell>
          <table:table-cell table:style-name="ce3"/>
          <table:table-cell table:formula="of:=IFERROR(([.N114]/[.D114])*100; &quot;&quot;)">
            <text:p/>
          </table:table-cell>
          <table:table-cell table:style-name="ce3"/>
          <table:table-cell table:formula="of:=IFERROR(([.P114]/[.D114])*100; &quot;&quot;)">
            <text:p/>
          </table:table-cell>
          <table:table-cell table:style-name="ce3"/>
          <table:table-cell table:formula="of:=IFERROR(([.R114]/[.D114])*100; &quot;&quot;)">
            <text:p/>
          </table:table-cell>
          <table:table-cell table:style-name="ce3"/>
          <table:table-cell table:formula="of:=IFERROR(([.T114]/[.R114])*100; &quot;&quot;)">
            <text:p/>
          </table:table-cell>
          <table:table-cell/>
          <table:table-cell table:formula="of:=IFERROR(([.V114]/[.R114])*100; &quot;&quot;)">
            <text:p/>
          </table:table-cell>
          <table:table-cell table:formula="of:=IF([.L114] = &quot;&quot; ;&quot;&quot;; [.L114]-[.V114])">
            <text:p/>
          </table:table-cell>
          <table:table-cell table:formula="of:=IFERROR(([.X114]/[.P114])*100; &quot;&quot;)">
            <text:p/>
          </table:table-cell>
          <table:table-cell/>
          <table:table-cell table:formula="of:=IFERROR(([.Z114]/[.R114])*100; &quot;&quot;)">
            <text:p/>
          </table:table-cell>
          <table:table-cell table:formula="of:=IF([.N114] = &quot;&quot; ;&quot;&quot;; [.N114]-[.Z114])">
            <text:p/>
          </table:table-cell>
          <table:table-cell table:formula="of:=IFERROR(([.AB114]/[.P114])*100; &quot;&quot;)">
            <text:p/>
          </table:table-cell>
          <table:table-cell table:style-name="ce3" table:number-columns-repeated="3"/>
          <table:table-cell table:formula="of:=IFERROR(([.AF114]/[.P114])*100; &quot;&quot;)">
            <text:p/>
          </table:table-cell>
          <table:table-cell table:style-name="ce3"/>
          <table:table-cell table:formula="of:=IFERROR(([.AH114]/[.P114])*100; &quot;&quot;)">
            <text:p/>
          </table:table-cell>
          <table:table-cell table:style-name="ce3"/>
          <table:table-cell/>
          <table:table-cell table:style-name="ce3"/>
          <table:table-cell table:formula="of:=IFERROR(([.AL114]/[.P11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14]/[.P114])*100; &quot;&quot;)">
            <text:p/>
          </table:table-cell>
          <table:table-cell table:style-name="ce3"/>
          <table:table-cell/>
          <table:table-cell table:style-name="ce3"/>
          <table:table-cell table:formula="of:=IFERROR(([.BT114]/[.P11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14]/[.P114])*100; &quot;&quot;)">
            <text:p/>
          </table:table-cell>
          <table:table-cell table:style-name="ce3"/>
          <table:table-cell table:formula="of:=IFERROR(([.CN114]/[.P114])*100; &quot;&quot;)">
            <text:p/>
          </table:table-cell>
          <table:table-cell table:style-name="ce3"/>
          <table:table-cell table:formula="of:=IFERROR(([.CP114]/[.P11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14]/[.P114])*100; &quot;&quot;)">
            <text:p/>
          </table:table-cell>
          <table:table-cell table:style-name="ce3"/>
          <table:table-cell/>
          <table:table-cell table:style-name="ce3"/>
          <table:table-cell table:formula="of:=IFERROR(([.DB114]/[.P114])*100; &quot;&quot;)">
            <text:p/>
          </table:table-cell>
          <table:table-cell table:style-name="ce3"/>
          <table:table-cell/>
          <table:table-cell table:style-name="ce3"/>
          <table:table-cell table:formula="of:=IFERROR(([.DF114]/[.P114])*100; &quot;&quot;)">
            <text:p/>
          </table:table-cell>
          <table:table-cell table:style-name="ce3"/>
          <table:table-cell/>
          <table:table-cell table:style-name="ce3"/>
          <table:table-cell table:formula="of:=IFERROR(([.DJ114]/[.P11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5124</text:p>
          </table:table-cell>
          <table:table-cell office:value-type="string" calcext:value-type="string">
            <text:p>56.04.77</text:p>
          </table:table-cell>
          <table:table-cell office:value-type="float" office:value="152" calcext:value-type="float">
            <text:p>152</text:p>
          </table:table-cell>
          <table:table-cell table:formula="of:=IF([.C115]=&quot;&quot;;&quot;&quot;;[.C115]-[.AE115])" office:value-type="float" office:value="129" calcext:value-type="float">
            <text:p>129</text:p>
          </table:table-cell>
          <table:table-cell office:value-type="float" office:value="129" calcext:value-type="float">
            <text:p>129</text:p>
          </table:table-cell>
          <table:table-cell table:formula="of:=IFERROR(([.E115]/[.D115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115]/[.D115])*100; &quot;&quot;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ERROR(([.I115]/[.D115])*100; &quot;&quot;)" office:value-type="float" office:value="62.7906976744186" calcext:value-type="float">
            <text:p>62,790697674418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IFERROR(([.L115]/[.D115])*100; &quot;&quot;)" office:value-type="float" office:value="58.1395348837209" calcext:value-type="float">
            <text:p>58,1395348837209</text:p>
          </table:table-cell>
          <table:table-cell office:value-type="float" office:value="62" calcext:value-type="float">
            <text:p>62</text:p>
          </table:table-cell>
          <table:table-cell table:formula="of:=IFERROR(([.N115]/[.D115])*100; &quot;&quot;)" office:value-type="float" office:value="48.062015503876" calcext:value-type="float">
            <text:p>48,062015503876</text:p>
          </table:table-cell>
          <table:table-cell office:value-type="float" office:value="22" calcext:value-type="float">
            <text:p>22</text:p>
          </table:table-cell>
          <table:table-cell table:formula="of:=IFERROR(([.P115]/[.D115])*100; &quot;&quot;)" office:value-type="float" office:value="17.0542635658915" calcext:value-type="float">
            <text:p>17,0542635658915</text:p>
          </table:table-cell>
          <table:table-cell office:value-type="float" office:value="107" calcext:value-type="float">
            <text:p>107</text:p>
          </table:table-cell>
          <table:table-cell table:formula="of:=IFERROR(([.R115]/[.D115])*100; &quot;&quot;)" office:value-type="float" office:value="82.9457364341085" calcext:value-type="float">
            <text:p>82,9457364341085</text:p>
          </table:table-cell>
          <table:table-cell office:value-type="float" office:value="13" calcext:value-type="float">
            <text:p>13</text:p>
          </table:table-cell>
          <table:table-cell table:formula="of:=IFERROR(([.T115]/[.R115])*100; &quot;&quot;)" office:value-type="float" office:value="12.1495327102804" calcext:value-type="float">
            <text:p>12,1495327102804</text:p>
          </table:table-cell>
          <table:table-cell office:value-type="float" office:value="63" calcext:value-type="float">
            <text:p>63</text:p>
          </table:table-cell>
          <table:table-cell table:formula="of:=IFERROR(([.V115]/[.R115])*100; &quot;&quot;)" office:value-type="float" office:value="58.8785046728972" calcext:value-type="float">
            <text:p>58,8785046728972</text:p>
          </table:table-cell>
          <table:table-cell table:formula="of:=IF([.L115] = &quot;&quot; ;&quot;&quot;; [.L115]-[.V115])" office:value-type="float" office:value="12" calcext:value-type="float">
            <text:p>12</text:p>
          </table:table-cell>
          <table:table-cell table:formula="of:=IFERROR(([.X115]/[.P115])*100; &quot;&quot;)" office:value-type="float" office:value="54.5454545454545" calcext:value-type="float">
            <text:p>54,5454545454545</text:p>
          </table:table-cell>
          <table:table-cell office:value-type="float" office:value="59" calcext:value-type="float">
            <text:p>59</text:p>
          </table:table-cell>
          <table:table-cell table:formula="of:=IFERROR(([.Z115]/[.R115])*100; &quot;&quot;)" office:value-type="float" office:value="55.1401869158878" calcext:value-type="float">
            <text:p>55,1401869158878</text:p>
          </table:table-cell>
          <table:table-cell table:formula="of:=IF([.N115] = &quot;&quot; ;&quot;&quot;; [.N115]-[.Z115])" office:value-type="float" office:value="3" calcext:value-type="float">
            <text:p>3</text:p>
          </table:table-cell>
          <table:table-cell table:formula="of:=IFERROR(([.AB115]/[.P115])*100; &quot;&quot;)" office:value-type="float" office:value="13.6363636363636" calcext:value-type="float">
            <text:p>13,6363636363636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IFERROR(([.AF115]/[.P115])*100; &quot;&quot;)" office:value-type="float" office:value="95.4545454545455" calcext:value-type="float">
            <text:p>95,4545454545455</text:p>
          </table:table-cell>
          <table:table-cell office:value-type="float" office:value="0" calcext:value-type="float">
            <text:p>0</text:p>
          </table:table-cell>
          <table:table-cell table:formula="of:=IFERROR(([.AH115]/[.P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L115]/[.P115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15]/[.P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15]/[.P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15]/[.P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15]/[.P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15]/[.P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15]/[.P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15]/[.P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15]/[.P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15]/[.P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57.04.77</text:p>
          </table:table-cell>
          <table:table-cell office:value-type="float" office:value="152" calcext:value-type="float">
            <text:p>152</text:p>
          </table:table-cell>
          <table:table-cell table:formula="of:=IF([.C116]=&quot;&quot;;&quot;&quot;;[.C116]-[.AE116])" office:value-type="float" office:value="129" calcext:value-type="float">
            <text:p>129</text:p>
          </table:table-cell>
          <table:table-cell office:value-type="float" office:value="129" calcext:value-type="float">
            <text:p>129</text:p>
          </table:table-cell>
          <table:table-cell table:formula="of:=IFERROR(([.E116]/[.D116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116]/[.D116])*100; &quot;&quot;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ERROR(([.I116]/[.D116])*100; &quot;&quot;)" office:value-type="float" office:value="62.7906976744186" calcext:value-type="float">
            <text:p>62,790697674418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IFERROR(([.L116]/[.D116])*100; &quot;&quot;)" office:value-type="float" office:value="58.1395348837209" calcext:value-type="float">
            <text:p>58,1395348837209</text:p>
          </table:table-cell>
          <table:table-cell office:value-type="float" office:value="62" calcext:value-type="float">
            <text:p>62</text:p>
          </table:table-cell>
          <table:table-cell table:formula="of:=IFERROR(([.N116]/[.D116])*100; &quot;&quot;)" office:value-type="float" office:value="48.062015503876" calcext:value-type="float">
            <text:p>48,062015503876</text:p>
          </table:table-cell>
          <table:table-cell office:value-type="float" office:value="22" calcext:value-type="float">
            <text:p>22</text:p>
          </table:table-cell>
          <table:table-cell table:formula="of:=IFERROR(([.P116]/[.D116])*100; &quot;&quot;)" office:value-type="float" office:value="17.0542635658915" calcext:value-type="float">
            <text:p>17,0542635658915</text:p>
          </table:table-cell>
          <table:table-cell office:value-type="float" office:value="107" calcext:value-type="float">
            <text:p>107</text:p>
          </table:table-cell>
          <table:table-cell table:formula="of:=IFERROR(([.R116]/[.D116])*100; &quot;&quot;)" office:value-type="float" office:value="82.9457364341085" calcext:value-type="float">
            <text:p>82,9457364341085</text:p>
          </table:table-cell>
          <table:table-cell office:value-type="float" office:value="13" calcext:value-type="float">
            <text:p>13</text:p>
          </table:table-cell>
          <table:table-cell table:formula="of:=IFERROR(([.T116]/[.R116])*100; &quot;&quot;)" office:value-type="float" office:value="12.1495327102804" calcext:value-type="float">
            <text:p>12,1495327102804</text:p>
          </table:table-cell>
          <table:table-cell office:value-type="float" office:value="63" calcext:value-type="float">
            <text:p>63</text:p>
          </table:table-cell>
          <table:table-cell table:formula="of:=IFERROR(([.V116]/[.R116])*100; &quot;&quot;)" office:value-type="float" office:value="58.8785046728972" calcext:value-type="float">
            <text:p>58,8785046728972</text:p>
          </table:table-cell>
          <table:table-cell table:formula="of:=IF([.L116] = &quot;&quot; ;&quot;&quot;; [.L116]-[.V116])" office:value-type="float" office:value="12" calcext:value-type="float">
            <text:p>12</text:p>
          </table:table-cell>
          <table:table-cell table:formula="of:=IFERROR(([.X116]/[.P116])*100; &quot;&quot;)" office:value-type="float" office:value="54.5454545454545" calcext:value-type="float">
            <text:p>54,5454545454545</text:p>
          </table:table-cell>
          <table:table-cell office:value-type="float" office:value="59" calcext:value-type="float">
            <text:p>59</text:p>
          </table:table-cell>
          <table:table-cell table:formula="of:=IFERROR(([.Z116]/[.R116])*100; &quot;&quot;)" office:value-type="float" office:value="55.1401869158878" calcext:value-type="float">
            <text:p>55,1401869158878</text:p>
          </table:table-cell>
          <table:table-cell table:formula="of:=IF([.N116] = &quot;&quot; ;&quot;&quot;; [.N116]-[.Z116])" office:value-type="float" office:value="3" calcext:value-type="float">
            <text:p>3</text:p>
          </table:table-cell>
          <table:table-cell table:formula="of:=IFERROR(([.AB116]/[.P116])*100; &quot;&quot;)" office:value-type="float" office:value="13.6363636363636" calcext:value-type="float">
            <text:p>13,6363636363636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IFERROR(([.AF116]/[.P116])*100; &quot;&quot;)" office:value-type="float" office:value="95.4545454545455" calcext:value-type="float">
            <text:p>95,4545454545455</text:p>
          </table:table-cell>
          <table:table-cell office:value-type="float" office:value="0" calcext:value-type="float">
            <text:p>0</text:p>
          </table:table-cell>
          <table:table-cell table:formula="of:=IFERROR(([.AH116]/[.P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L116]/[.P116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16]/[.P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16]/[.P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16]/[.P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16]/[.P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16]/[.P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16]/[.P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16]/[.P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16]/[.P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16]/[.P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17]=&quot;&quot;;&quot;&quot;;[.C117]-[.AE117])">
            <text:p/>
          </table:table-cell>
          <table:table-cell/>
          <table:table-cell table:formula="of:=IFERROR(([.E117]/[.D117])*100; &quot;&quot;)">
            <text:p/>
          </table:table-cell>
          <table:table-cell/>
          <table:table-cell table:formula="of:=IFERROR(([.G117]/[.D117])*100; &quot;&quot;)">
            <text:p/>
          </table:table-cell>
          <table:table-cell/>
          <table:table-cell table:formula="of:=IFERROR(([.I117]/[.D117])*100; &quot;&quot;)">
            <text:p/>
          </table:table-cell>
          <table:table-cell/>
          <table:table-cell table:style-name="ce3"/>
          <table:table-cell table:formula="of:=IFERROR(([.L117]/[.D117])*100; &quot;&quot;)">
            <text:p/>
          </table:table-cell>
          <table:table-cell table:style-name="ce3"/>
          <table:table-cell table:formula="of:=IFERROR(([.N117]/[.D117])*100; &quot;&quot;)">
            <text:p/>
          </table:table-cell>
          <table:table-cell table:style-name="ce3"/>
          <table:table-cell table:formula="of:=IFERROR(([.P117]/[.D117])*100; &quot;&quot;)">
            <text:p/>
          </table:table-cell>
          <table:table-cell table:style-name="ce3"/>
          <table:table-cell table:formula="of:=IFERROR(([.R117]/[.D117])*100; &quot;&quot;)">
            <text:p/>
          </table:table-cell>
          <table:table-cell table:style-name="ce3"/>
          <table:table-cell table:formula="of:=IFERROR(([.T117]/[.R117])*100; &quot;&quot;)">
            <text:p/>
          </table:table-cell>
          <table:table-cell/>
          <table:table-cell table:formula="of:=IFERROR(([.V117]/[.R117])*100; &quot;&quot;)">
            <text:p/>
          </table:table-cell>
          <table:table-cell table:formula="of:=IF([.L117] = &quot;&quot; ;&quot;&quot;; [.L117]-[.V117])">
            <text:p/>
          </table:table-cell>
          <table:table-cell table:formula="of:=IFERROR(([.X117]/[.P117])*100; &quot;&quot;)">
            <text:p/>
          </table:table-cell>
          <table:table-cell/>
          <table:table-cell table:formula="of:=IFERROR(([.Z117]/[.R117])*100; &quot;&quot;)">
            <text:p/>
          </table:table-cell>
          <table:table-cell table:formula="of:=IF([.N117] = &quot;&quot; ;&quot;&quot;; [.N117]-[.Z117])">
            <text:p/>
          </table:table-cell>
          <table:table-cell table:formula="of:=IFERROR(([.AB117]/[.P117])*100; &quot;&quot;)">
            <text:p/>
          </table:table-cell>
          <table:table-cell table:style-name="ce3" table:number-columns-repeated="3"/>
          <table:table-cell table:formula="of:=IFERROR(([.AF117]/[.P117])*100; &quot;&quot;)">
            <text:p/>
          </table:table-cell>
          <table:table-cell table:style-name="ce3"/>
          <table:table-cell table:formula="of:=IFERROR(([.AH117]/[.P117])*100; &quot;&quot;)">
            <text:p/>
          </table:table-cell>
          <table:table-cell table:style-name="ce3"/>
          <table:table-cell/>
          <table:table-cell table:style-name="ce3"/>
          <table:table-cell table:formula="of:=IFERROR(([.AL117]/[.P11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17]/[.P117])*100; &quot;&quot;)">
            <text:p/>
          </table:table-cell>
          <table:table-cell table:style-name="ce3"/>
          <table:table-cell/>
          <table:table-cell table:style-name="ce3"/>
          <table:table-cell table:formula="of:=IFERROR(([.BT117]/[.P11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17]/[.P117])*100; &quot;&quot;)">
            <text:p/>
          </table:table-cell>
          <table:table-cell table:style-name="ce3"/>
          <table:table-cell table:formula="of:=IFERROR(([.CN117]/[.P117])*100; &quot;&quot;)">
            <text:p/>
          </table:table-cell>
          <table:table-cell table:style-name="ce3"/>
          <table:table-cell table:formula="of:=IFERROR(([.CP117]/[.P11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17]/[.P117])*100; &quot;&quot;)">
            <text:p/>
          </table:table-cell>
          <table:table-cell table:style-name="ce3"/>
          <table:table-cell/>
          <table:table-cell table:style-name="ce3"/>
          <table:table-cell table:formula="of:=IFERROR(([.DB117]/[.P117])*100; &quot;&quot;)">
            <text:p/>
          </table:table-cell>
          <table:table-cell table:style-name="ce3"/>
          <table:table-cell/>
          <table:table-cell table:style-name="ce3"/>
          <table:table-cell table:formula="of:=IFERROR(([.DF117]/[.P117])*100; &quot;&quot;)">
            <text:p/>
          </table:table-cell>
          <table:table-cell table:style-name="ce3"/>
          <table:table-cell/>
          <table:table-cell table:style-name="ce3"/>
          <table:table-cell table:formula="of:=IFERROR(([.DJ117]/[.P11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5012</text:p>
          </table:table-cell>
          <table:table-cell office:value-type="string" calcext:value-type="string">
            <text:p>25.04.27</text:p>
          </table:table-cell>
          <table:table-cell office:value-type="float" office:value="114" calcext:value-type="float">
            <text:p>114</text:p>
          </table:table-cell>
          <table:table-cell table:formula="of:=IF([.C118]=&quot;&quot;;&quot;&quot;;[.C118]-[.AE118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IFERROR(([.E118]/[.D118])*100; &quot;&quot;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ERROR(([.G118]/[.D118])*100; &quot;&quot;)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IFERROR(([.I118]/[.D118])*100; &quot;&quot;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IFERROR(([.L118]/[.D118])*100; &quot;&quot;)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formula="of:=IFERROR(([.N118]/[.D118])*100; &quot;&quot;)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IFERROR(([.P118]/[.D118])*100; &quot;&quot;)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IFERROR(([.R118]/[.D118])*100; &quot;&quot;)"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IFERROR(([.T118]/[.R118])*100; &quot;&quot;)" office:value-type="float" office:value="10.7142857142857" calcext:value-type="float">
            <text:p>10,7142857142857</text:p>
          </table:table-cell>
          <table:table-cell office:value-type="float" office:value="60" calcext:value-type="float">
            <text:p>60</text:p>
          </table:table-cell>
          <table:table-cell table:formula="of:=IFERROR(([.V118]/[.R118])*100; &quot;&quot;)" office:value-type="float" office:value="71.4285714285714" calcext:value-type="float">
            <text:p>71,4285714285714</text:p>
          </table:table-cell>
          <table:table-cell table:formula="of:=IF([.L118] = &quot;&quot; ;&quot;&quot;; [.L118]-[.V118])" office:value-type="float" office:value="8" calcext:value-type="float">
            <text:p>8</text:p>
          </table:table-cell>
          <table:table-cell table:formula="of:=IFERROR(([.X118]/[.P118])*100; &quot;&quot;)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IFERROR(([.Z118]/[.R118])*100; &quot;&quot;)" office:value-type="float" office:value="71.4285714285714" calcext:value-type="float">
            <text:p>71,4285714285714</text:p>
          </table:table-cell>
          <table:table-cell table:formula="of:=IF([.N118] = &quot;&quot; ;&quot;&quot;; [.N118]-[.Z118])" office:value-type="float" office:value="3" calcext:value-type="float">
            <text:p>3</text:p>
          </table:table-cell>
          <table:table-cell table:formula="of:=IFERROR(([.AB118]/[.P118])*100; &quot;&quot;)" office:value-type="float" office:value="18.75" calcext:value-type="float">
            <text:p>18,75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IFERROR(([.AF118]/[.P118])*100; &quot;&quot;)" office:value-type="float" office:value="93.75" calcext:value-type="float">
            <text:p>93,75</text:p>
          </table:table-cell>
          <table:table-cell office:value-type="float" office:value="0" calcext:value-type="float">
            <text:p>0</text:p>
          </table:table-cell>
          <table:table-cell table:formula="of:=IFERROR(([.AH118]/[.P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118]/[.P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18]/[.P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18]/[.P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18]/[.P118])*100; &quot;&quot;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([.CN118]/[.P118])*100; &quot;&quot;)" office:value-type="float" office:value="6.25" calcext:value-type="float">
            <text:p>6,25</text:p>
          </table:table-cell>
          <table:table-cell office:value-type="float" office:value="0" calcext:value-type="float">
            <text:p>0</text:p>
          </table:table-cell>
          <table:table-cell table:formula="of:=IFERROR(([.CP118]/[.P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18]/[.P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18]/[.P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18]/[.P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18]/[.P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19]=&quot;&quot;;&quot;&quot;;[.C119]-[.AE119])">
            <text:p/>
          </table:table-cell>
          <table:table-cell/>
          <table:table-cell table:formula="of:=IFERROR(([.E119]/[.D119])*100; &quot;&quot;)">
            <text:p/>
          </table:table-cell>
          <table:table-cell/>
          <table:table-cell table:formula="of:=IFERROR(([.G119]/[.D119])*100; &quot;&quot;)">
            <text:p/>
          </table:table-cell>
          <table:table-cell/>
          <table:table-cell table:formula="of:=IFERROR(([.I119]/[.D119])*100; &quot;&quot;)">
            <text:p/>
          </table:table-cell>
          <table:table-cell/>
          <table:table-cell table:style-name="ce3"/>
          <table:table-cell table:formula="of:=IFERROR(([.L119]/[.D119])*100; &quot;&quot;)">
            <text:p/>
          </table:table-cell>
          <table:table-cell table:style-name="ce3"/>
          <table:table-cell table:formula="of:=IFERROR(([.N119]/[.D119])*100; &quot;&quot;)">
            <text:p/>
          </table:table-cell>
          <table:table-cell table:style-name="ce3"/>
          <table:table-cell table:formula="of:=IFERROR(([.P119]/[.D119])*100; &quot;&quot;)">
            <text:p/>
          </table:table-cell>
          <table:table-cell table:style-name="ce3"/>
          <table:table-cell table:formula="of:=IFERROR(([.R119]/[.D119])*100; &quot;&quot;)">
            <text:p/>
          </table:table-cell>
          <table:table-cell table:style-name="ce3"/>
          <table:table-cell table:formula="of:=IFERROR(([.T119]/[.R119])*100; &quot;&quot;)">
            <text:p/>
          </table:table-cell>
          <table:table-cell/>
          <table:table-cell table:formula="of:=IFERROR(([.V119]/[.R119])*100; &quot;&quot;)">
            <text:p/>
          </table:table-cell>
          <table:table-cell table:formula="of:=IF([.L119] = &quot;&quot; ;&quot;&quot;; [.L119]-[.V119])">
            <text:p/>
          </table:table-cell>
          <table:table-cell table:formula="of:=IFERROR(([.X119]/[.P119])*100; &quot;&quot;)">
            <text:p/>
          </table:table-cell>
          <table:table-cell/>
          <table:table-cell table:formula="of:=IFERROR(([.Z119]/[.R119])*100; &quot;&quot;)">
            <text:p/>
          </table:table-cell>
          <table:table-cell table:formula="of:=IF([.N119] = &quot;&quot; ;&quot;&quot;; [.N119]-[.Z119])">
            <text:p/>
          </table:table-cell>
          <table:table-cell table:formula="of:=IFERROR(([.AB119]/[.P119])*100; &quot;&quot;)">
            <text:p/>
          </table:table-cell>
          <table:table-cell table:style-name="ce3" table:number-columns-repeated="3"/>
          <table:table-cell table:formula="of:=IFERROR(([.AF119]/[.P119])*100; &quot;&quot;)">
            <text:p/>
          </table:table-cell>
          <table:table-cell table:style-name="ce3"/>
          <table:table-cell table:formula="of:=IFERROR(([.AH119]/[.P119])*100; &quot;&quot;)">
            <text:p/>
          </table:table-cell>
          <table:table-cell table:style-name="ce3"/>
          <table:table-cell/>
          <table:table-cell table:style-name="ce3"/>
          <table:table-cell table:formula="of:=IFERROR(([.AL119]/[.P11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19]/[.P119])*100; &quot;&quot;)">
            <text:p/>
          </table:table-cell>
          <table:table-cell table:style-name="ce3"/>
          <table:table-cell/>
          <table:table-cell table:style-name="ce3"/>
          <table:table-cell table:formula="of:=IFERROR(([.BT119]/[.P11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19]/[.P119])*100; &quot;&quot;)">
            <text:p/>
          </table:table-cell>
          <table:table-cell table:style-name="ce3"/>
          <table:table-cell table:formula="of:=IFERROR(([.CN119]/[.P119])*100; &quot;&quot;)">
            <text:p/>
          </table:table-cell>
          <table:table-cell table:style-name="ce3"/>
          <table:table-cell table:formula="of:=IFERROR(([.CP119]/[.P11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19]/[.P119])*100; &quot;&quot;)">
            <text:p/>
          </table:table-cell>
          <table:table-cell table:style-name="ce3"/>
          <table:table-cell/>
          <table:table-cell table:style-name="ce3"/>
          <table:table-cell table:formula="of:=IFERROR(([.DB119]/[.P119])*100; &quot;&quot;)">
            <text:p/>
          </table:table-cell>
          <table:table-cell table:style-name="ce3"/>
          <table:table-cell/>
          <table:table-cell table:style-name="ce3"/>
          <table:table-cell table:formula="of:=IFERROR(([.DF119]/[.P119])*100; &quot;&quot;)">
            <text:p/>
          </table:table-cell>
          <table:table-cell table:style-name="ce3"/>
          <table:table-cell/>
          <table:table-cell table:style-name="ce3"/>
          <table:table-cell table:formula="of:=IFERROR(([.DJ119]/[.P11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5010</text:p>
          </table:table-cell>
          <table:table-cell office:value-type="string" calcext:value-type="string">
            <text:p>48.04.43</text:p>
          </table:table-cell>
          <table:table-cell office:value-type="float" office:value="113" calcext:value-type="float">
            <text:p>113</text:p>
          </table:table-cell>
          <table:table-cell table:formula="of:=IF([.C120]=&quot;&quot;;&quot;&quot;;[.C120]-[.AE120])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formula="of:=IFERROR(([.E120]/[.D120])*100; &quot;&quot;)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IFERROR(([.G120]/[.D120])*100; &quot;&quot;)" office:value-type="float" office:value="22.9166666666667" calcext:value-type="float">
            <text:p>22,9166666666667</text:p>
          </table:table-cell>
          <table:table-cell office:value-type="float" office:value="74" calcext:value-type="float">
            <text:p>74</text:p>
          </table:table-cell>
          <table:table-cell table:formula="of:=IFERROR(([.I120]/[.D120])*100; &quot;&quot;)" office:value-type="float" office:value="77.0833333333333" calcext:value-type="float">
            <text:p>77,0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IFERROR(([.L120]/[.D120])*100; &quot;&quot;)" office:value-type="float" office:value="64.5833333333333" calcext:value-type="float">
            <text:p>64,5833333333333</text:p>
          </table:table-cell>
          <table:table-cell office:value-type="float" office:value="54" calcext:value-type="float">
            <text:p>54</text:p>
          </table:table-cell>
          <table:table-cell table:formula="of:=IFERROR(([.N120]/[.D120])*100; &quot;&quot;)" office:value-type="float" office:value="56.25" calcext:value-type="float">
            <text:p>56,25</text:p>
          </table:table-cell>
          <table:table-cell office:value-type="float" office:value="15" calcext:value-type="float">
            <text:p>15</text:p>
          </table:table-cell>
          <table:table-cell table:formula="of:=IFERROR(([.P120]/[.D120])*100; &quot;&quot;)" office:value-type="float" office:value="15.625" calcext:value-type="float">
            <text:p>15,625</text:p>
          </table:table-cell>
          <table:table-cell office:value-type="float" office:value="81" calcext:value-type="float">
            <text:p>81</text:p>
          </table:table-cell>
          <table:table-cell table:formula="of:=IFERROR(([.R120]/[.D120])*100; &quot;&quot;)" office:value-type="float" office:value="84.375" calcext:value-type="float">
            <text:p>84,375</text:p>
          </table:table-cell>
          <table:table-cell office:value-type="float" office:value="9" calcext:value-type="float">
            <text:p>9</text:p>
          </table:table-cell>
          <table:table-cell table:formula="of:=IFERROR(([.T120]/[.R120])*100; &quot;&quot;)" office:value-type="float" office:value="11.1111111111111" calcext:value-type="float">
            <text:p>11,1111111111111</text:p>
          </table:table-cell>
          <table:table-cell office:value-type="float" office:value="53" calcext:value-type="float">
            <text:p>53</text:p>
          </table:table-cell>
          <table:table-cell table:formula="of:=IFERROR(([.V120]/[.R120])*100; &quot;&quot;)" office:value-type="float" office:value="65.4320987654321" calcext:value-type="float">
            <text:p>65,4320987654321</text:p>
          </table:table-cell>
          <table:table-cell table:formula="of:=IF([.L120] = &quot;&quot; ;&quot;&quot;; [.L120]-[.V120])" office:value-type="float" office:value="9" calcext:value-type="float">
            <text:p>9</text:p>
          </table:table-cell>
          <table:table-cell table:formula="of:=IFERROR(([.X120]/[.P120])*100; &quot;&quot;)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formula="of:=IFERROR(([.Z120]/[.R120])*100; &quot;&quot;)" office:value-type="float" office:value="64.1975308641975" calcext:value-type="float">
            <text:p>64,1975308641975</text:p>
          </table:table-cell>
          <table:table-cell table:formula="of:=IF([.N120] = &quot;&quot; ;&quot;&quot;; [.N120]-[.Z120])" office:value-type="float" office:value="2" calcext:value-type="float">
            <text:p>2</text:p>
          </table:table-cell>
          <table:table-cell table:formula="of:=IFERROR(([.AB120]/[.P120])*100; &quot;&quot;)" office:value-type="float" office:value="13.3333333333333" calcext:value-type="float">
            <text:p>13,3333333333333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IFERROR(([.AF120]/[.P120])*100; &quot;&quot;)" office:value-type="float" office:value="93.3333333333333" calcext:value-type="float">
            <text:p>93,3333333333333</text:p>
          </table:table-cell>
          <table:table-cell office:value-type="float" office:value="0" calcext:value-type="float">
            <text:p>0</text:p>
          </table:table-cell>
          <table:table-cell table:formula="of:=IFERROR(([.AH120]/[.P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120]/[.P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20]/[.P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20]/[.P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L120]/[.P120])*100; &quot;&quot;)" office:value-type="float" office:value="6.66666666666667" calcext:value-type="float">
            <text:p>6,66666666666667</text:p>
          </table:table-cell>
          <table:table-cell office:value-type="float" office:value="0" calcext:value-type="float">
            <text:p>0</text:p>
          </table:table-cell>
          <table:table-cell table:formula="of:=IFERROR(([.CN120]/[.P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20]/[.P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20]/[.P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20]/[.P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20]/[.P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20]/[.P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23.04.27</text:p>
          </table:table-cell>
          <table:table-cell office:value-type="float" office:value="114" calcext:value-type="float">
            <text:p>114</text:p>
          </table:table-cell>
          <table:table-cell table:formula="of:=IF([.C121]=&quot;&quot;;&quot;&quot;;[.C121]-[.AE121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IFERROR(([.E121]/[.D121])*100; &quot;&quot;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ERROR(([.G121]/[.D121])*100; &quot;&quot;)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IFERROR(([.I121]/[.D121])*100; &quot;&quot;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IFERROR(([.L121]/[.D121])*100; &quot;&quot;)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formula="of:=IFERROR(([.N121]/[.D121])*100; &quot;&quot;)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IFERROR(([.P121]/[.D121])*100; &quot;&quot;)"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formula="of:=IFERROR(([.R121]/[.D121])*100; &quot;&quot;)"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IFERROR(([.T121]/[.R121])*100; &quot;&quot;)" office:value-type="float" office:value="10.7142857142857" calcext:value-type="float">
            <text:p>10,7142857142857</text:p>
          </table:table-cell>
          <table:table-cell office:value-type="float" office:value="60" calcext:value-type="float">
            <text:p>60</text:p>
          </table:table-cell>
          <table:table-cell table:formula="of:=IFERROR(([.V121]/[.R121])*100; &quot;&quot;)" office:value-type="float" office:value="71.4285714285714" calcext:value-type="float">
            <text:p>71,4285714285714</text:p>
          </table:table-cell>
          <table:table-cell table:formula="of:=IF([.L121] = &quot;&quot; ;&quot;&quot;; [.L121]-[.V121])" office:value-type="float" office:value="8" calcext:value-type="float">
            <text:p>8</text:p>
          </table:table-cell>
          <table:table-cell table:formula="of:=IFERROR(([.X121]/[.P121])*100; &quot;&quot;)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IFERROR(([.Z121]/[.R121])*100; &quot;&quot;)" office:value-type="float" office:value="71.4285714285714" calcext:value-type="float">
            <text:p>71,4285714285714</text:p>
          </table:table-cell>
          <table:table-cell table:formula="of:=IF([.N121] = &quot;&quot; ;&quot;&quot;; [.N121]-[.Z121])" office:value-type="float" office:value="3" calcext:value-type="float">
            <text:p>3</text:p>
          </table:table-cell>
          <table:table-cell table:formula="of:=IFERROR(([.AB121]/[.P121])*100; &quot;&quot;)" office:value-type="float" office:value="18.75" calcext:value-type="float">
            <text:p>18,75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IFERROR(([.AF121]/[.P121])*100; &quot;&quot;)" office:value-type="float" office:value="93.75" calcext:value-type="float">
            <text:p>93,75</text:p>
          </table:table-cell>
          <table:table-cell office:value-type="float" office:value="0" calcext:value-type="float">
            <text:p>0</text:p>
          </table:table-cell>
          <table:table-cell table:formula="of:=IFERROR(([.AH121]/[.P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121]/[.P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21]/[.P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21]/[.P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21]/[.P121])*100; &quot;&quot;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([.CN121]/[.P121])*100; &quot;&quot;)" office:value-type="float" office:value="6.25" calcext:value-type="float">
            <text:p>6,25</text:p>
          </table:table-cell>
          <table:table-cell office:value-type="float" office:value="0" calcext:value-type="float">
            <text:p>0</text:p>
          </table:table-cell>
          <table:table-cell table:formula="of:=IFERROR(([.CP121]/[.P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21]/[.P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21]/[.P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21]/[.P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21]/[.P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22]=&quot;&quot;;&quot;&quot;;[.C122]-[.AE122])">
            <text:p/>
          </table:table-cell>
          <table:table-cell/>
          <table:table-cell table:formula="of:=IFERROR(([.E122]/[.D122])*100; &quot;&quot;)">
            <text:p/>
          </table:table-cell>
          <table:table-cell/>
          <table:table-cell table:formula="of:=IFERROR(([.G122]/[.D122])*100; &quot;&quot;)">
            <text:p/>
          </table:table-cell>
          <table:table-cell/>
          <table:table-cell table:formula="of:=IFERROR(([.I122]/[.D122])*100; &quot;&quot;)">
            <text:p/>
          </table:table-cell>
          <table:table-cell/>
          <table:table-cell table:style-name="ce3"/>
          <table:table-cell table:formula="of:=IFERROR(([.L122]/[.D122])*100; &quot;&quot;)">
            <text:p/>
          </table:table-cell>
          <table:table-cell table:style-name="ce3"/>
          <table:table-cell table:formula="of:=IFERROR(([.N122]/[.D122])*100; &quot;&quot;)">
            <text:p/>
          </table:table-cell>
          <table:table-cell table:style-name="ce3"/>
          <table:table-cell table:formula="of:=IFERROR(([.P122]/[.D122])*100; &quot;&quot;)">
            <text:p/>
          </table:table-cell>
          <table:table-cell table:style-name="ce3"/>
          <table:table-cell table:formula="of:=IFERROR(([.R122]/[.D122])*100; &quot;&quot;)">
            <text:p/>
          </table:table-cell>
          <table:table-cell table:style-name="ce3"/>
          <table:table-cell table:formula="of:=IFERROR(([.T122]/[.R122])*100; &quot;&quot;)">
            <text:p/>
          </table:table-cell>
          <table:table-cell/>
          <table:table-cell table:formula="of:=IFERROR(([.V122]/[.R122])*100; &quot;&quot;)">
            <text:p/>
          </table:table-cell>
          <table:table-cell table:formula="of:=IF([.L122] = &quot;&quot; ;&quot;&quot;; [.L122]-[.V122])">
            <text:p/>
          </table:table-cell>
          <table:table-cell table:formula="of:=IFERROR(([.X122]/[.P122])*100; &quot;&quot;)">
            <text:p/>
          </table:table-cell>
          <table:table-cell/>
          <table:table-cell table:formula="of:=IFERROR(([.Z122]/[.R122])*100; &quot;&quot;)">
            <text:p/>
          </table:table-cell>
          <table:table-cell table:formula="of:=IF([.N122] = &quot;&quot; ;&quot;&quot;; [.N122]-[.Z122])">
            <text:p/>
          </table:table-cell>
          <table:table-cell table:formula="of:=IFERROR(([.AB122]/[.P122])*100; &quot;&quot;)">
            <text:p/>
          </table:table-cell>
          <table:table-cell table:style-name="ce3" table:number-columns-repeated="3"/>
          <table:table-cell table:formula="of:=IFERROR(([.AF122]/[.P122])*100; &quot;&quot;)">
            <text:p/>
          </table:table-cell>
          <table:table-cell table:style-name="ce3"/>
          <table:table-cell table:formula="of:=IFERROR(([.AH122]/[.P122])*100; &quot;&quot;)">
            <text:p/>
          </table:table-cell>
          <table:table-cell table:style-name="ce3"/>
          <table:table-cell/>
          <table:table-cell table:style-name="ce3"/>
          <table:table-cell table:formula="of:=IFERROR(([.AL122]/[.P12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22]/[.P122])*100; &quot;&quot;)">
            <text:p/>
          </table:table-cell>
          <table:table-cell table:style-name="ce3"/>
          <table:table-cell/>
          <table:table-cell table:style-name="ce3"/>
          <table:table-cell table:formula="of:=IFERROR(([.BT122]/[.P12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22]/[.P122])*100; &quot;&quot;)">
            <text:p/>
          </table:table-cell>
          <table:table-cell table:style-name="ce3"/>
          <table:table-cell table:formula="of:=IFERROR(([.CN122]/[.P122])*100; &quot;&quot;)">
            <text:p/>
          </table:table-cell>
          <table:table-cell table:style-name="ce3"/>
          <table:table-cell table:formula="of:=IFERROR(([.CP122]/[.P12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22]/[.P122])*100; &quot;&quot;)">
            <text:p/>
          </table:table-cell>
          <table:table-cell table:style-name="ce3"/>
          <table:table-cell/>
          <table:table-cell table:style-name="ce3"/>
          <table:table-cell table:formula="of:=IFERROR(([.DB122]/[.P122])*100; &quot;&quot;)">
            <text:p/>
          </table:table-cell>
          <table:table-cell table:style-name="ce3"/>
          <table:table-cell/>
          <table:table-cell table:style-name="ce3"/>
          <table:table-cell table:formula="of:=IFERROR(([.DF122]/[.P122])*100; &quot;&quot;)">
            <text:p/>
          </table:table-cell>
          <table:table-cell table:style-name="ce3"/>
          <table:table-cell/>
          <table:table-cell table:style-name="ce3"/>
          <table:table-cell table:formula="of:=IFERROR(([.DJ122]/[.P12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5140</text:p>
          </table:table-cell>
          <table:table-cell office:value-type="string" calcext:value-type="string">
            <text:p>43.04.67</text:p>
          </table:table-cell>
          <table:table-cell office:value-type="float" office:value="110" calcext:value-type="float">
            <text:p>110</text:p>
          </table:table-cell>
          <table:table-cell table:formula="of:=IF([.C123]=&quot;&quot;;&quot;&quot;;[.C123]-[.AE123])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formula="of:=IFERROR(([.E123]/[.D123])*100; &quot;&quot;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IFERROR(([.G123]/[.D123])*100; &quot;&quot;)" office:value-type="float" office:value="21.2765957446808" calcext:value-type="float">
            <text:p>21,2765957446808</text:p>
          </table:table-cell>
          <table:table-cell office:value-type="float" office:value="74" calcext:value-type="float">
            <text:p>74</text:p>
          </table:table-cell>
          <table:table-cell table:formula="of:=IFERROR(([.I123]/[.D123])*100; &quot;&quot;)" office:value-type="float" office:value="78.7234042553192" calcext:value-type="float">
            <text:p>78,723404255319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IFERROR(([.L123]/[.D123])*100; &quot;&quot;)" office:value-type="float" office:value="60.6382978723404" calcext:value-type="float">
            <text:p>60,6382978723404</text:p>
          </table:table-cell>
          <table:table-cell office:value-type="float" office:value="54" calcext:value-type="float">
            <text:p>54</text:p>
          </table:table-cell>
          <table:table-cell table:formula="of:=IFERROR(([.N123]/[.D123])*100; &quot;&quot;)" office:value-type="float" office:value="57.4468085106383" calcext:value-type="float">
            <text:p>57,4468085106383</text:p>
          </table:table-cell>
          <table:table-cell office:value-type="float" office:value="12" calcext:value-type="float">
            <text:p>12</text:p>
          </table:table-cell>
          <table:table-cell table:formula="of:=IFERROR(([.P123]/[.D123])*100; &quot;&quot;)" office:value-type="float" office:value="12.7659574468085" calcext:value-type="float">
            <text:p>12,7659574468085</text:p>
          </table:table-cell>
          <table:table-cell office:value-type="float" office:value="82" calcext:value-type="float">
            <text:p>82</text:p>
          </table:table-cell>
          <table:table-cell table:formula="of:=IFERROR(([.R123]/[.D123])*100; &quot;&quot;)" office:value-type="float" office:value="87.2340425531915" calcext:value-type="float">
            <text:p>87,2340425531915</text:p>
          </table:table-cell>
          <table:table-cell office:value-type="float" office:value="10" calcext:value-type="float">
            <text:p>10</text:p>
          </table:table-cell>
          <table:table-cell table:formula="of:=IFERROR(([.T123]/[.R123])*100; &quot;&quot;)" office:value-type="float" office:value="12.1951219512195" calcext:value-type="float">
            <text:p>12,1951219512195</text:p>
          </table:table-cell>
          <table:table-cell office:value-type="float" office:value="51" calcext:value-type="float">
            <text:p>51</text:p>
          </table:table-cell>
          <table:table-cell table:formula="of:=IFERROR(([.V123]/[.R123])*100; &quot;&quot;)" office:value-type="float" office:value="62.1951219512195" calcext:value-type="float">
            <text:p>62,1951219512195</text:p>
          </table:table-cell>
          <table:table-cell table:formula="of:=IF([.L123] = &quot;&quot; ;&quot;&quot;; [.L123]-[.V123])" office:value-type="float" office:value="6" calcext:value-type="float">
            <text:p>6</text:p>
          </table:table-cell>
          <table:table-cell table:formula="of:=IFERROR(([.X123]/[.P123])*100; &quot;&quot;)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IFERROR(([.Z123]/[.R123])*100; &quot;&quot;)" office:value-type="float" office:value="63.4146341463415" calcext:value-type="float">
            <text:p>63,4146341463415</text:p>
          </table:table-cell>
          <table:table-cell table:formula="of:=IF([.N123] = &quot;&quot; ;&quot;&quot;; [.N123]-[.Z123])" office:value-type="float" office:value="2" calcext:value-type="float">
            <text:p>2</text:p>
          </table:table-cell>
          <table:table-cell table:formula="of:=IFERROR(([.AB123]/[.P123])*100; &quot;&quot;)" office:value-type="float" office:value="16.6666666666667" calcext:value-type="float">
            <text:p>16,6666666666667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IFERROR(([.AF123]/[.P123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H123]/[.P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123]/[.P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23]/[.P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23]/[.P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23]/[.P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23]/[.P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23]/[.P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23]/[.P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23]/[.P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23]/[.P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23]/[.P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24]=&quot;&quot;;&quot;&quot;;[.C124]-[.AE124])">
            <text:p/>
          </table:table-cell>
          <table:table-cell/>
          <table:table-cell table:formula="of:=IFERROR(([.E124]/[.D124])*100; &quot;&quot;)">
            <text:p/>
          </table:table-cell>
          <table:table-cell/>
          <table:table-cell table:formula="of:=IFERROR(([.G124]/[.D124])*100; &quot;&quot;)">
            <text:p/>
          </table:table-cell>
          <table:table-cell/>
          <table:table-cell table:formula="of:=IFERROR(([.I124]/[.D124])*100; &quot;&quot;)">
            <text:p/>
          </table:table-cell>
          <table:table-cell/>
          <table:table-cell table:style-name="ce3"/>
          <table:table-cell table:formula="of:=IFERROR(([.L124]/[.D124])*100; &quot;&quot;)">
            <text:p/>
          </table:table-cell>
          <table:table-cell table:style-name="ce3"/>
          <table:table-cell table:formula="of:=IFERROR(([.N124]/[.D124])*100; &quot;&quot;)">
            <text:p/>
          </table:table-cell>
          <table:table-cell table:style-name="ce3"/>
          <table:table-cell table:formula="of:=IFERROR(([.P124]/[.D124])*100; &quot;&quot;)">
            <text:p/>
          </table:table-cell>
          <table:table-cell table:style-name="ce3"/>
          <table:table-cell table:formula="of:=IFERROR(([.R124]/[.D124])*100; &quot;&quot;)">
            <text:p/>
          </table:table-cell>
          <table:table-cell table:style-name="ce3"/>
          <table:table-cell table:formula="of:=IFERROR(([.T124]/[.R124])*100; &quot;&quot;)">
            <text:p/>
          </table:table-cell>
          <table:table-cell/>
          <table:table-cell table:formula="of:=IFERROR(([.V124]/[.R124])*100; &quot;&quot;)">
            <text:p/>
          </table:table-cell>
          <table:table-cell table:formula="of:=IF([.L124] = &quot;&quot; ;&quot;&quot;; [.L124]-[.V124])">
            <text:p/>
          </table:table-cell>
          <table:table-cell table:formula="of:=IFERROR(([.X124]/[.P124])*100; &quot;&quot;)">
            <text:p/>
          </table:table-cell>
          <table:table-cell/>
          <table:table-cell table:formula="of:=IFERROR(([.Z124]/[.R124])*100; &quot;&quot;)">
            <text:p/>
          </table:table-cell>
          <table:table-cell table:formula="of:=IF([.N124] = &quot;&quot; ;&quot;&quot;; [.N124]-[.Z124])">
            <text:p/>
          </table:table-cell>
          <table:table-cell table:formula="of:=IFERROR(([.AB124]/[.P124])*100; &quot;&quot;)">
            <text:p/>
          </table:table-cell>
          <table:table-cell table:style-name="ce3" table:number-columns-repeated="3"/>
          <table:table-cell table:formula="of:=IFERROR(([.AF124]/[.P124])*100; &quot;&quot;)">
            <text:p/>
          </table:table-cell>
          <table:table-cell table:style-name="ce3"/>
          <table:table-cell table:formula="of:=IFERROR(([.AH124]/[.P124])*100; &quot;&quot;)">
            <text:p/>
          </table:table-cell>
          <table:table-cell table:style-name="ce3"/>
          <table:table-cell/>
          <table:table-cell table:style-name="ce3"/>
          <table:table-cell table:formula="of:=IFERROR(([.AL124]/[.P12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24]/[.P124])*100; &quot;&quot;)">
            <text:p/>
          </table:table-cell>
          <table:table-cell table:style-name="ce3"/>
          <table:table-cell/>
          <table:table-cell table:style-name="ce3"/>
          <table:table-cell table:formula="of:=IFERROR(([.BT124]/[.P12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24]/[.P124])*100; &quot;&quot;)">
            <text:p/>
          </table:table-cell>
          <table:table-cell table:style-name="ce3"/>
          <table:table-cell table:formula="of:=IFERROR(([.CN124]/[.P124])*100; &quot;&quot;)">
            <text:p/>
          </table:table-cell>
          <table:table-cell table:style-name="ce3"/>
          <table:table-cell table:formula="of:=IFERROR(([.CP124]/[.P12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24]/[.P124])*100; &quot;&quot;)">
            <text:p/>
          </table:table-cell>
          <table:table-cell table:style-name="ce3"/>
          <table:table-cell/>
          <table:table-cell table:style-name="ce3"/>
          <table:table-cell table:formula="of:=IFERROR(([.DB124]/[.P124])*100; &quot;&quot;)">
            <text:p/>
          </table:table-cell>
          <table:table-cell table:style-name="ce3"/>
          <table:table-cell/>
          <table:table-cell table:style-name="ce3"/>
          <table:table-cell table:formula="of:=IFERROR(([.DF124]/[.P124])*100; &quot;&quot;)">
            <text:p/>
          </table:table-cell>
          <table:table-cell table:style-name="ce3"/>
          <table:table-cell/>
          <table:table-cell table:style-name="ce3"/>
          <table:table-cell table:formula="of:=IFERROR(([.DJ124]/[.P12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Fact</text:p>
          </table:table-cell>
          <table:table-cell office:value-type="string" calcext:value-type="string">
            <text:p>06.04.15</text:p>
          </table:table-cell>
          <table:table-cell office:value-type="float" office:value="110" calcext:value-type="float">
            <text:p>110</text:p>
          </table:table-cell>
          <table:table-cell table:formula="of:=IF([.C125]=&quot;&quot;;&quot;&quot;;[.C125]-[.AE125])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formula="of:=IFERROR(([.E125]/[.D125])*100; &quot;&quot;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IFERROR(([.G125]/[.D125])*100; &quot;&quot;)" office:value-type="float" office:value="17.5257731958763" calcext:value-type="float">
            <text:p>17,5257731958763</text:p>
          </table:table-cell>
          <table:table-cell office:value-type="float" office:value="80" calcext:value-type="float">
            <text:p>80</text:p>
          </table:table-cell>
          <table:table-cell table:formula="of:=IFERROR(([.I125]/[.D125])*100; &quot;&quot;)" office:value-type="float" office:value="82.4742268041237" calcext:value-type="float">
            <text:p>82,474226804123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IFERROR(([.L125]/[.D125])*100; &quot;&quot;)" office:value-type="float" office:value="70.1030927835051" calcext:value-type="float">
            <text:p>70,1030927835051</text:p>
          </table:table-cell>
          <table:table-cell office:value-type="float" office:value="63" calcext:value-type="float">
            <text:p>63</text:p>
          </table:table-cell>
          <table:table-cell table:formula="of:=IFERROR(([.N125]/[.D125])*100; &quot;&quot;)" office:value-type="float" office:value="64.9484536082474" calcext:value-type="float">
            <text:p>64,9484536082474</text:p>
          </table:table-cell>
          <table:table-cell office:value-type="float" office:value="14" calcext:value-type="float">
            <text:p>14</text:p>
          </table:table-cell>
          <table:table-cell table:formula="of:=IFERROR(([.P125]/[.D125])*100; &quot;&quot;)" office:value-type="float" office:value="14.4329896907216" calcext:value-type="float">
            <text:p>14,4329896907216</text:p>
          </table:table-cell>
          <table:table-cell office:value-type="float" office:value="83" calcext:value-type="float">
            <text:p>83</text:p>
          </table:table-cell>
          <table:table-cell table:formula="of:=IFERROR(([.R125]/[.D125])*100; &quot;&quot;)" office:value-type="float" office:value="85.5670103092784" calcext:value-type="float">
            <text:p>85,5670103092784</text:p>
          </table:table-cell>
          <table:table-cell office:value-type="float" office:value="9" calcext:value-type="float">
            <text:p>9</text:p>
          </table:table-cell>
          <table:table-cell table:formula="of:=IFERROR(([.T125]/[.R125])*100; &quot;&quot;)" office:value-type="float" office:value="10.8433734939759" calcext:value-type="float">
            <text:p>10,8433734939759</text:p>
          </table:table-cell>
          <table:table-cell office:value-type="float" office:value="60" calcext:value-type="float">
            <text:p>60</text:p>
          </table:table-cell>
          <table:table-cell table:formula="of:=IFERROR(([.V125]/[.R125])*100; &quot;&quot;)" office:value-type="float" office:value="72.289156626506" calcext:value-type="float">
            <text:p>72,289156626506</text:p>
          </table:table-cell>
          <table:table-cell table:formula="of:=IF([.L125] = &quot;&quot; ;&quot;&quot;; [.L125]-[.V125])" office:value-type="float" office:value="8" calcext:value-type="float">
            <text:p>8</text:p>
          </table:table-cell>
          <table:table-cell table:formula="of:=IFERROR(([.X125]/[.P125])*100; &quot;&quot;)" office:value-type="float" office:value="57.1428571428571" calcext:value-type="float">
            <text:p>57,1428571428571</text:p>
          </table:table-cell>
          <table:table-cell office:value-type="float" office:value="60" calcext:value-type="float">
            <text:p>60</text:p>
          </table:table-cell>
          <table:table-cell table:formula="of:=IFERROR(([.Z125]/[.R125])*100; &quot;&quot;)" office:value-type="float" office:value="72.289156626506" calcext:value-type="float">
            <text:p>72,289156626506</text:p>
          </table:table-cell>
          <table:table-cell table:formula="of:=IF([.N125] = &quot;&quot; ;&quot;&quot;; [.N125]-[.Z125])" office:value-type="float" office:value="3" calcext:value-type="float">
            <text:p>3</text:p>
          </table:table-cell>
          <table:table-cell table:formula="of:=IFERROR(([.AB125]/[.P125])*100; &quot;&quot;)" office:value-type="float" office:value="21.4285714285714" calcext:value-type="float">
            <text:p>21,428571428571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ERROR(([.AF125]/[.P125])*100; &quot;&quot;)" office:value-type="float" office:value="92.8571428571429" calcext:value-type="float">
            <text:p>92,8571428571429</text:p>
          </table:table-cell>
          <table:table-cell office:value-type="float" office:value="0" calcext:value-type="float">
            <text:p>0</text:p>
          </table:table-cell>
          <table:table-cell table:formula="of:=IFERROR(([.AH125]/[.P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125]/[.P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25]/[.P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25]/[.P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25]/[.P125])*100; &quot;&quot;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([.CN125]/[.P125])*100; &quot;&quot;)"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table:formula="of:=IFERROR(([.CP125]/[.P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25]/[.P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25]/[.P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25]/[.P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25]/[.P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06.04.33</text:p>
          </table:table-cell>
          <table:table-cell office:value-type="float" office:value="0" calcext:value-type="float">
            <text:p>0</text:p>
          </table:table-cell>
          <table:table-cell table:formula="of:=IF([.C126]=&quot;&quot;;&quot;&quot;;[.C126]-[.AE12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E126]/[.D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G126]/[.D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I126]/[.D126])*100; &quot;&quot;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IFERROR(([.L126]/[.D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N126]/[.D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P126]/[.D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R126]/[.D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T126]/[.R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126]/[.R126])*100; &quot;&quot;)">
            <text:p/>
          </table:table-cell>
          <table:table-cell table:formula="of:=IF([.L126] = &quot;&quot; ;&quot;&quot;; [.L126]-[.V126])" office:value-type="float" office:value="0" calcext:value-type="float">
            <text:p>0</text:p>
          </table:table-cell>
          <table:table-cell table:formula="of:=IFERROR(([.X126]/[.P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Z126]/[.R126])*100; &quot;&quot;)">
            <text:p/>
          </table:table-cell>
          <table:table-cell table:formula="of:=IF([.N126] = &quot;&quot; ;&quot;&quot;; [.N126]-[.Z126])" office:value-type="float" office:value="0" calcext:value-type="float">
            <text:p>0</text:p>
          </table:table-cell>
          <table:table-cell table:formula="of:=IFERROR(([.AB126]/[.P126])*100; &quot;&quot;)">
            <text:p/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([.AF126]/[.P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AH126]/[.P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126]/[.P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26]/[.P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26]/[.P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26]/[.P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CN126]/[.P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CP126]/[.P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26]/[.P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26]/[.P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26]/[.P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26]/[.P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06.04.49</text:p>
          </table:table-cell>
          <table:table-cell office:value-type="float" office:value="0" calcext:value-type="float">
            <text:p>0</text:p>
          </table:table-cell>
          <table:table-cell table:formula="of:=IF([.C127]=&quot;&quot;;&quot;&quot;;[.C127]-[.AE1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E127]/[.D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G127]/[.D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I127]/[.D127])*100; &quot;&quot;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IFERROR(([.L127]/[.D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N127]/[.D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P127]/[.D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R127]/[.D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T127]/[.R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127]/[.R127])*100; &quot;&quot;)">
            <text:p/>
          </table:table-cell>
          <table:table-cell table:formula="of:=IF([.L127] = &quot;&quot; ;&quot;&quot;; [.L127]-[.V127])" office:value-type="float" office:value="0" calcext:value-type="float">
            <text:p>0</text:p>
          </table:table-cell>
          <table:table-cell table:formula="of:=IFERROR(([.X127]/[.P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Z127]/[.R127])*100; &quot;&quot;)">
            <text:p/>
          </table:table-cell>
          <table:table-cell table:formula="of:=IF([.N127] = &quot;&quot; ;&quot;&quot;; [.N127]-[.Z127])" office:value-type="float" office:value="0" calcext:value-type="float">
            <text:p>0</text:p>
          </table:table-cell>
          <table:table-cell table:formula="of:=IFERROR(([.AB127]/[.P127])*100; &quot;&quot;)">
            <text:p/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([.AF127]/[.P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AH127]/[.P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127]/[.P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27]/[.P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27]/[.P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27]/[.P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CN127]/[.P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CP127]/[.P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27]/[.P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27]/[.P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27]/[.P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27]/[.P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06.04.01</text:p>
          </table:table-cell>
          <table:table-cell office:value-type="float" office:value="107" calcext:value-type="float">
            <text:p>107</text:p>
          </table:table-cell>
          <table:table-cell table:formula="of:=IF([.C128]=&quot;&quot;;&quot;&quot;;[.C128]-[.AE128])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formula="of:=IFERROR(([.E128]/[.D128])*100; &quot;&quot;)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formula="of:=IFERROR(([.G128]/[.D128])*100; &quot;&quot;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ERROR(([.I128]/[.D128])*100; &quot;&quot;)" office:value-type="float" office:value="1.05263157894737" calcext:value-type="float">
            <text:p>1,0526315789473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IFERROR(([.L128]/[.D128])*100; &quot;&quot;)" office:value-type="float" office:value="67.3684210526316" calcext:value-type="float">
            <text:p>67,3684210526316</text:p>
          </table:table-cell>
          <table:table-cell office:value-type="float" office:value="55" calcext:value-type="float">
            <text:p>55</text:p>
          </table:table-cell>
          <table:table-cell table:formula="of:=IFERROR(([.N128]/[.D128])*100; &quot;&quot;)" office:value-type="float" office:value="57.8947368421053" calcext:value-type="float">
            <text:p>57,8947368421053</text:p>
          </table:table-cell>
          <table:table-cell office:value-type="float" office:value="16" calcext:value-type="float">
            <text:p>16</text:p>
          </table:table-cell>
          <table:table-cell table:formula="of:=IFERROR(([.P128]/[.D128])*100; &quot;&quot;)" office:value-type="float" office:value="16.8421052631579" calcext:value-type="float">
            <text:p>16,8421052631579</text:p>
          </table:table-cell>
          <table:table-cell office:value-type="float" office:value="79" calcext:value-type="float">
            <text:p>79</text:p>
          </table:table-cell>
          <table:table-cell table:formula="of:=IFERROR(([.R128]/[.D128])*100; &quot;&quot;)" office:value-type="float" office:value="83.1578947368421" calcext:value-type="float">
            <text:p>83,1578947368421</text:p>
          </table:table-cell>
          <table:table-cell office:value-type="float" office:value="10" calcext:value-type="float">
            <text:p>10</text:p>
          </table:table-cell>
          <table:table-cell table:formula="of:=IFERROR(([.T128]/[.R128])*100; &quot;&quot;)" office:value-type="float" office:value="12.6582278481013" calcext:value-type="float">
            <text:p>12,6582278481013</text:p>
          </table:table-cell>
          <table:table-cell office:value-type="float" office:value="55" calcext:value-type="float">
            <text:p>55</text:p>
          </table:table-cell>
          <table:table-cell table:formula="of:=IFERROR(([.V128]/[.R128])*100; &quot;&quot;)" office:value-type="float" office:value="69.620253164557" calcext:value-type="float">
            <text:p>69,620253164557</text:p>
          </table:table-cell>
          <table:table-cell table:formula="of:=IF([.L128] = &quot;&quot; ;&quot;&quot;; [.L128]-[.V128])" office:value-type="float" office:value="9" calcext:value-type="float">
            <text:p>9</text:p>
          </table:table-cell>
          <table:table-cell table:formula="of:=IFERROR(([.X128]/[.P128])*100; &quot;&quot;)" office:value-type="float" office:value="56.25" calcext:value-type="float">
            <text:p>56,25</text:p>
          </table:table-cell>
          <table:table-cell office:value-type="float" office:value="54" calcext:value-type="float">
            <text:p>54</text:p>
          </table:table-cell>
          <table:table-cell table:formula="of:=IFERROR(([.Z128]/[.R128])*100; &quot;&quot;)" office:value-type="float" office:value="68.3544303797468" calcext:value-type="float">
            <text:p>68,3544303797468</text:p>
          </table:table-cell>
          <table:table-cell table:formula="of:=IF([.N128] = &quot;&quot; ;&quot;&quot;; [.N128]-[.Z128])" office:value-type="float" office:value="1" calcext:value-type="float">
            <text:p>1</text:p>
          </table:table-cell>
          <table:table-cell table:formula="of:=IFERROR(([.AB128]/[.P128])*100; &quot;&quot;)" office:value-type="float" office:value="6.25" calcext:value-type="float">
            <text:p>6,2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ERROR(([.AF128]/[.P128])*100; &quot;&quot;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IFERROR(([.AH128]/[.P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128]/[.P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28]/[.P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28]/[.P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L128]/[.P128])*100; &quot;&quot;)" office:value-type="float" office:value="6.25" calcext:value-type="float">
            <text:p>6,25</text:p>
          </table:table-cell>
          <table:table-cell office:value-type="float" office:value="3" calcext:value-type="float">
            <text:p>3</text:p>
          </table:table-cell>
          <table:table-cell table:formula="of:=IFERROR(([.CN128]/[.P128])*100; &quot;&quot;)" office:value-type="float" office:value="18.75" calcext:value-type="float">
            <text:p>18,75</text:p>
          </table:table-cell>
          <table:table-cell office:value-type="float" office:value="0" calcext:value-type="float">
            <text:p>0</text:p>
          </table:table-cell>
          <table:table-cell table:formula="of:=IFERROR(([.CP128]/[.P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28]/[.P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28]/[.P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28]/[.P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28]/[.P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29]=&quot;&quot;;&quot;&quot;;[.C129]-[.AE129])">
            <text:p/>
          </table:table-cell>
          <table:table-cell/>
          <table:table-cell table:formula="of:=IFERROR(([.E129]/[.D129])*100; &quot;&quot;)">
            <text:p/>
          </table:table-cell>
          <table:table-cell/>
          <table:table-cell table:formula="of:=IFERROR(([.G129]/[.D129])*100; &quot;&quot;)">
            <text:p/>
          </table:table-cell>
          <table:table-cell/>
          <table:table-cell table:formula="of:=IFERROR(([.I129]/[.D129])*100; &quot;&quot;)">
            <text:p/>
          </table:table-cell>
          <table:table-cell/>
          <table:table-cell table:style-name="ce3"/>
          <table:table-cell table:formula="of:=IFERROR(([.L129]/[.D129])*100; &quot;&quot;)">
            <text:p/>
          </table:table-cell>
          <table:table-cell table:style-name="ce3"/>
          <table:table-cell table:formula="of:=IFERROR(([.N129]/[.D129])*100; &quot;&quot;)">
            <text:p/>
          </table:table-cell>
          <table:table-cell table:style-name="ce3"/>
          <table:table-cell table:formula="of:=IFERROR(([.P129]/[.D129])*100; &quot;&quot;)">
            <text:p/>
          </table:table-cell>
          <table:table-cell table:style-name="ce3"/>
          <table:table-cell table:formula="of:=IFERROR(([.R129]/[.D129])*100; &quot;&quot;)">
            <text:p/>
          </table:table-cell>
          <table:table-cell table:style-name="ce3"/>
          <table:table-cell table:formula="of:=IFERROR(([.T129]/[.R129])*100; &quot;&quot;)">
            <text:p/>
          </table:table-cell>
          <table:table-cell/>
          <table:table-cell table:formula="of:=IFERROR(([.V129]/[.R129])*100; &quot;&quot;)">
            <text:p/>
          </table:table-cell>
          <table:table-cell table:formula="of:=IF([.L129] = &quot;&quot; ;&quot;&quot;; [.L129]-[.V129])">
            <text:p/>
          </table:table-cell>
          <table:table-cell table:formula="of:=IFERROR(([.X129]/[.P129])*100; &quot;&quot;)">
            <text:p/>
          </table:table-cell>
          <table:table-cell/>
          <table:table-cell table:formula="of:=IFERROR(([.Z129]/[.R129])*100; &quot;&quot;)">
            <text:p/>
          </table:table-cell>
          <table:table-cell table:formula="of:=IF([.N129] = &quot;&quot; ;&quot;&quot;; [.N129]-[.Z129])">
            <text:p/>
          </table:table-cell>
          <table:table-cell table:formula="of:=IFERROR(([.AB129]/[.P129])*100; &quot;&quot;)">
            <text:p/>
          </table:table-cell>
          <table:table-cell table:style-name="ce3" table:number-columns-repeated="3"/>
          <table:table-cell table:formula="of:=IFERROR(([.AF129]/[.P129])*100; &quot;&quot;)">
            <text:p/>
          </table:table-cell>
          <table:table-cell table:style-name="ce3"/>
          <table:table-cell table:formula="of:=IFERROR(([.AH129]/[.P129])*100; &quot;&quot;)">
            <text:p/>
          </table:table-cell>
          <table:table-cell table:style-name="ce3"/>
          <table:table-cell/>
          <table:table-cell table:style-name="ce3"/>
          <table:table-cell table:formula="of:=IFERROR(([.AL129]/[.P12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29]/[.P129])*100; &quot;&quot;)">
            <text:p/>
          </table:table-cell>
          <table:table-cell table:style-name="ce3"/>
          <table:table-cell/>
          <table:table-cell table:style-name="ce3"/>
          <table:table-cell table:formula="of:=IFERROR(([.BT129]/[.P12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29]/[.P129])*100; &quot;&quot;)">
            <text:p/>
          </table:table-cell>
          <table:table-cell table:style-name="ce3"/>
          <table:table-cell table:formula="of:=IFERROR(([.CN129]/[.P129])*100; &quot;&quot;)">
            <text:p/>
          </table:table-cell>
          <table:table-cell table:style-name="ce3"/>
          <table:table-cell table:formula="of:=IFERROR(([.CP129]/[.P12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29]/[.P129])*100; &quot;&quot;)">
            <text:p/>
          </table:table-cell>
          <table:table-cell table:style-name="ce3"/>
          <table:table-cell/>
          <table:table-cell table:style-name="ce3"/>
          <table:table-cell table:formula="of:=IFERROR(([.DB129]/[.P129])*100; &quot;&quot;)">
            <text:p/>
          </table:table-cell>
          <table:table-cell table:style-name="ce3"/>
          <table:table-cell/>
          <table:table-cell table:style-name="ce3"/>
          <table:table-cell table:formula="of:=IFERROR(([.DF129]/[.P129])*100; &quot;&quot;)">
            <text:p/>
          </table:table-cell>
          <table:table-cell table:style-name="ce3"/>
          <table:table-cell/>
          <table:table-cell table:style-name="ce3"/>
          <table:table-cell table:formula="of:=IFERROR(([.DJ129]/[.P12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Cable 6490</text:p>
          </table:table-cell>
          <table:table-cell office:value-type="string" calcext:value-type="string">
            <text:p>07.27</text:p>
          </table:table-cell>
          <table:table-cell office:value-type="float" office:value="403" calcext:value-type="float">
            <text:p>403</text:p>
          </table:table-cell>
          <table:table-cell table:formula="of:=IF([.C130]=&quot;&quot;;&quot;&quot;;[.C130]-[.AE130])"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table:formula="of:=IFERROR(([.E130]/[.D130])*100; &quot;&quot;)" office:value-type="float" office:value="101.219512195122" calcext:value-type="float">
            <text:p>101,219512195122</text:p>
          </table:table-cell>
          <table:table-cell office:value-type="float" office:value="188" calcext:value-type="float">
            <text:p>188</text:p>
          </table:table-cell>
          <table:table-cell table:formula="of:=IFERROR(([.G130]/[.D130])*100; &quot;&quot;)" office:value-type="float" office:value="57.3170731707317" calcext:value-type="float">
            <text:p>57,3170731707317</text:p>
          </table:table-cell>
          <table:table-cell office:value-type="float" office:value="124" calcext:value-type="float">
            <text:p>124</text:p>
          </table:table-cell>
          <table:table-cell table:formula="of:=IFERROR(([.I130]/[.D130])*100; &quot;&quot;)" office:value-type="float" office:value="37.8048780487805" calcext:value-type="float">
            <text:p>37,804878048780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IFERROR(([.L130]/[.D130])*100; &quot;&quot;)" office:value-type="float" office:value="8.53658536585366" calcext:value-type="float">
            <text:p>8,53658536585366</text:p>
          </table:table-cell>
          <table:table-cell office:value-type="float" office:value="32" calcext:value-type="float">
            <text:p>32</text:p>
          </table:table-cell>
          <table:table-cell table:formula="of:=IFERROR(([.N130]/[.D130])*100; &quot;&quot;)" office:value-type="float" office:value="9.75609756097561" calcext:value-type="float">
            <text:p>9,75609756097561</text:p>
          </table:table-cell>
          <table:table-cell office:value-type="float" office:value="222" calcext:value-type="float">
            <text:p>222</text:p>
          </table:table-cell>
          <table:table-cell table:formula="of:=IFERROR(([.P130]/[.D130])*100; &quot;&quot;)" office:value-type="float" office:value="67.6829268292683" calcext:value-type="float">
            <text:p>67,6829268292683</text:p>
          </table:table-cell>
          <table:table-cell office:value-type="float" office:value="106" calcext:value-type="float">
            <text:p>106</text:p>
          </table:table-cell>
          <table:table-cell table:formula="of:=IFERROR(([.R130]/[.D130])*100; &quot;&quot;)" office:value-type="float" office:value="32.3170731707317" calcext:value-type="float">
            <text:p>32,3170731707317</text:p>
          </table:table-cell>
          <table:table-cell office:value-type="float" office:value="42" calcext:value-type="float">
            <text:p>42</text:p>
          </table:table-cell>
          <table:table-cell table:formula="of:=IFERROR(([.T130]/[.R130])*100; &quot;&quot;)" office:value-type="float" office:value="39.622641509434" calcext:value-type="float">
            <text:p>39,622641509434</text:p>
          </table:table-cell>
          <table:table-cell office:value-type="float" office:value="24" calcext:value-type="float">
            <text:p>24</text:p>
          </table:table-cell>
          <table:table-cell table:formula="of:=IFERROR(([.V130]/[.R130])*100; &quot;&quot;)" office:value-type="float" office:value="22.6415094339623" calcext:value-type="float">
            <text:p>22,6415094339623</text:p>
          </table:table-cell>
          <table:table-cell table:formula="of:=IF([.L130] = &quot;&quot; ;&quot;&quot;; [.L130]-[.V130])" office:value-type="float" office:value="4" calcext:value-type="float">
            <text:p>4</text:p>
          </table:table-cell>
          <table:table-cell table:formula="of:=IFERROR(([.X130]/[.P130])*100; &quot;&quot;)" office:value-type="float" office:value="1.8018018018018" calcext:value-type="float">
            <text:p>1,8018018018018</text:p>
          </table:table-cell>
          <table:table-cell office:value-type="float" office:value="27" calcext:value-type="float">
            <text:p>27</text:p>
          </table:table-cell>
          <table:table-cell table:formula="of:=IFERROR(([.Z130]/[.R130])*100; &quot;&quot;)" office:value-type="float" office:value="25.4716981132075" calcext:value-type="float">
            <text:p>25,4716981132075</text:p>
          </table:table-cell>
          <table:table-cell table:formula="of:=IF([.N130] = &quot;&quot; ;&quot;&quot;; [.N130]-[.Z130])" office:value-type="float" office:value="5" calcext:value-type="float">
            <text:p>5</text:p>
          </table:table-cell>
          <table:table-cell table:formula="of:=IFERROR(([.AB130]/[.P130])*100; &quot;&quot;)" office:value-type="float" office:value="2.25225225225225" calcext:value-type="float">
            <text:p>2,2522522522522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table:formula="of:=IFERROR(([.AF130]/[.P130])*100; &quot;&quot;)" office:value-type="float" office:value="9.90990990990991" calcext:value-type="float">
            <text:p>9,90990990990991</text:p>
          </table:table-cell>
          <table:table-cell office:value-type="float" office:value="2" calcext:value-type="float">
            <text:p>2</text:p>
          </table:table-cell>
          <table:table-cell table:formula="of:=IFERROR(([.AH130]/[.P130])*100; &quot;&quot;)" office:value-type="float" office:value="0.900900900900901" calcext:value-type="float">
            <text:p>0,9009009009009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130]/[.P130])*100; &quot;&quot;)" office:value-type="float" office:value="1.35135135135135" calcext:value-type="float">
            <text:p>1,351351351351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30]/[.P1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30]/[.P1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IFERROR(([.CL130]/[.P130])*100; &quot;&quot;)" office:value-type="float" office:value="47.2972972972973" calcext:value-type="float">
            <text:p>47,2972972972973</text:p>
          </table:table-cell>
          <table:table-cell office:value-type="float" office:value="86" calcext:value-type="float">
            <text:p>86</text:p>
          </table:table-cell>
          <table:table-cell table:formula="of:=IFERROR(([.CN130]/[.P130])*100; &quot;&quot;)" office:value-type="float" office:value="38.7387387387387" calcext:value-type="float">
            <text:p>38,7387387387387</text:p>
          </table:table-cell>
          <table:table-cell office:value-type="float" office:value="4" calcext:value-type="float">
            <text:p>4</text:p>
          </table:table-cell>
          <table:table-cell table:formula="of:=IFERROR(([.CP130]/[.P130])*100; &quot;&quot;)" office:value-type="float" office:value="1.8018018018018" calcext:value-type="float">
            <text:p>1,8018018018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30]/[.P1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30]/[.P1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30]/[.P1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30]/[.P1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31]=&quot;&quot;;&quot;&quot;;[.C131]-[.AE131])">
            <text:p/>
          </table:table-cell>
          <table:table-cell/>
          <table:table-cell table:formula="of:=IFERROR(([.E131]/[.D131])*100; &quot;&quot;)">
            <text:p/>
          </table:table-cell>
          <table:table-cell/>
          <table:table-cell table:formula="of:=IFERROR(([.G131]/[.D131])*100; &quot;&quot;)">
            <text:p/>
          </table:table-cell>
          <table:table-cell/>
          <table:table-cell table:formula="of:=IFERROR(([.I131]/[.D131])*100; &quot;&quot;)">
            <text:p/>
          </table:table-cell>
          <table:table-cell/>
          <table:table-cell table:style-name="ce3"/>
          <table:table-cell table:formula="of:=IFERROR(([.L131]/[.D131])*100; &quot;&quot;)">
            <text:p/>
          </table:table-cell>
          <table:table-cell table:style-name="ce3"/>
          <table:table-cell table:formula="of:=IFERROR(([.N131]/[.D131])*100; &quot;&quot;)">
            <text:p/>
          </table:table-cell>
          <table:table-cell table:style-name="ce3"/>
          <table:table-cell table:formula="of:=IFERROR(([.P131]/[.D131])*100; &quot;&quot;)">
            <text:p/>
          </table:table-cell>
          <table:table-cell table:style-name="ce3"/>
          <table:table-cell table:formula="of:=IFERROR(([.R131]/[.D131])*100; &quot;&quot;)">
            <text:p/>
          </table:table-cell>
          <table:table-cell table:style-name="ce3"/>
          <table:table-cell table:formula="of:=IFERROR(([.T131]/[.R131])*100; &quot;&quot;)">
            <text:p/>
          </table:table-cell>
          <table:table-cell/>
          <table:table-cell table:formula="of:=IFERROR(([.V131]/[.R131])*100; &quot;&quot;)">
            <text:p/>
          </table:table-cell>
          <table:table-cell table:formula="of:=IF([.L131] = &quot;&quot; ;&quot;&quot;; [.L131]-[.V131])">
            <text:p/>
          </table:table-cell>
          <table:table-cell table:formula="of:=IFERROR(([.X131]/[.P131])*100; &quot;&quot;)">
            <text:p/>
          </table:table-cell>
          <table:table-cell/>
          <table:table-cell table:formula="of:=IFERROR(([.Z131]/[.R131])*100; &quot;&quot;)">
            <text:p/>
          </table:table-cell>
          <table:table-cell table:formula="of:=IF([.N131] = &quot;&quot; ;&quot;&quot;; [.N131]-[.Z131])">
            <text:p/>
          </table:table-cell>
          <table:table-cell table:formula="of:=IFERROR(([.AB131]/[.P131])*100; &quot;&quot;)">
            <text:p/>
          </table:table-cell>
          <table:table-cell table:style-name="ce3" table:number-columns-repeated="3"/>
          <table:table-cell table:formula="of:=IFERROR(([.AF131]/[.P131])*100; &quot;&quot;)">
            <text:p/>
          </table:table-cell>
          <table:table-cell table:style-name="ce3"/>
          <table:table-cell table:formula="of:=IFERROR(([.AH131]/[.P131])*100; &quot;&quot;)">
            <text:p/>
          </table:table-cell>
          <table:table-cell table:style-name="ce3"/>
          <table:table-cell/>
          <table:table-cell table:style-name="ce3"/>
          <table:table-cell table:formula="of:=IFERROR(([.AL131]/[.P13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31]/[.P131])*100; &quot;&quot;)">
            <text:p/>
          </table:table-cell>
          <table:table-cell table:style-name="ce3"/>
          <table:table-cell/>
          <table:table-cell table:style-name="ce3"/>
          <table:table-cell table:formula="of:=IFERROR(([.BT131]/[.P13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31]/[.P131])*100; &quot;&quot;)">
            <text:p/>
          </table:table-cell>
          <table:table-cell table:style-name="ce3"/>
          <table:table-cell table:formula="of:=IFERROR(([.CN131]/[.P131])*100; &quot;&quot;)">
            <text:p/>
          </table:table-cell>
          <table:table-cell table:style-name="ce3"/>
          <table:table-cell table:formula="of:=IFERROR(([.CP131]/[.P13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31]/[.P131])*100; &quot;&quot;)">
            <text:p/>
          </table:table-cell>
          <table:table-cell table:style-name="ce3"/>
          <table:table-cell/>
          <table:table-cell table:style-name="ce3"/>
          <table:table-cell table:formula="of:=IFERROR(([.DB131]/[.P131])*100; &quot;&quot;)">
            <text:p/>
          </table:table-cell>
          <table:table-cell table:style-name="ce3"/>
          <table:table-cell/>
          <table:table-cell table:style-name="ce3"/>
          <table:table-cell table:formula="of:=IFERROR(([.DF131]/[.P131])*100; &quot;&quot;)">
            <text:p/>
          </table:table-cell>
          <table:table-cell table:style-name="ce3"/>
          <table:table-cell/>
          <table:table-cell table:style-name="ce3"/>
          <table:table-cell table:formula="of:=IFERROR(([.DJ131]/[.P13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Cable 6591</text:p>
          </table:table-cell>
          <table:table-cell office:value-type="string" calcext:value-type="string">
            <text:p>07.27</text:p>
          </table:table-cell>
          <table:table-cell office:value-type="float" office:value="435" calcext:value-type="float">
            <text:p>435</text:p>
          </table:table-cell>
          <table:table-cell table:formula="of:=IF([.C132]=&quot;&quot;;&quot;&quot;;[.C132]-[.AE132])" office:value-type="float" office:value="357" calcext:value-type="float">
            <text:p>357</text:p>
          </table:table-cell>
          <table:table-cell office:value-type="float" office:value="357" calcext:value-type="float">
            <text:p>357</text:p>
          </table:table-cell>
          <table:table-cell table:formula="of:=IFERROR(([.E132]/[.D132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132]/[.D132])*100; &quot;&quot;)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IFERROR(([.I132]/[.D132])*100; &quot;&quot;)" office:value-type="float" office:value="37.2549019607843" calcext:value-type="float">
            <text:p>37,254901960784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formula="of:=IFERROR(([.L132]/[.D132])*100; &quot;&quot;)" office:value-type="float" office:value="29.9719887955182" calcext:value-type="float">
            <text:p>29,9719887955182</text:p>
          </table:table-cell>
          <table:table-cell office:value-type="float" office:value="116" calcext:value-type="float">
            <text:p>116</text:p>
          </table:table-cell>
          <table:table-cell table:formula="of:=IFERROR(([.N132]/[.D132])*100; &quot;&quot;)" office:value-type="float" office:value="32.4929971988796" calcext:value-type="float">
            <text:p>32,4929971988796</text:p>
          </table:table-cell>
          <table:table-cell office:value-type="float" office:value="167" calcext:value-type="float">
            <text:p>167</text:p>
          </table:table-cell>
          <table:table-cell table:formula="of:=IFERROR(([.P132]/[.D132])*100; &quot;&quot;)" office:value-type="float" office:value="46.7787114845938" calcext:value-type="float">
            <text:p>46,7787114845938</text:p>
          </table:table-cell>
          <table:table-cell office:value-type="float" office:value="190" calcext:value-type="float">
            <text:p>190</text:p>
          </table:table-cell>
          <table:table-cell table:formula="of:=IFERROR(([.R132]/[.D132])*100; &quot;&quot;)" office:value-type="float" office:value="53.2212885154062" calcext:value-type="float">
            <text:p>53,2212885154062</text:p>
          </table:table-cell>
          <table:table-cell office:value-type="float" office:value="36" calcext:value-type="float">
            <text:p>36</text:p>
          </table:table-cell>
          <table:table-cell table:formula="of:=IFERROR(([.T132]/[.R132])*100; &quot;&quot;)" office:value-type="float" office:value="18.9473684210526" calcext:value-type="float">
            <text:p>18,9473684210526</text:p>
          </table:table-cell>
          <table:table-cell office:value-type="float" office:value="106" calcext:value-type="float">
            <text:p>106</text:p>
          </table:table-cell>
          <table:table-cell table:formula="of:=IFERROR(([.V132]/[.R132])*100; &quot;&quot;)" office:value-type="float" office:value="55.7894736842105" calcext:value-type="float">
            <text:p>55,7894736842105</text:p>
          </table:table-cell>
          <table:table-cell table:formula="of:=IF([.L132] = &quot;&quot; ;&quot;&quot;; [.L132]-[.V132])" office:value-type="float" office:value="1" calcext:value-type="float">
            <text:p>1</text:p>
          </table:table-cell>
          <table:table-cell table:formula="of:=IFERROR(([.X132]/[.P132])*100; &quot;&quot;)" office:value-type="float" office:value="0.598802395209581" calcext:value-type="float">
            <text:p>0,598802395209581</text:p>
          </table:table-cell>
          <table:table-cell office:value-type="float" office:value="111" calcext:value-type="float">
            <text:p>111</text:p>
          </table:table-cell>
          <table:table-cell table:formula="of:=IFERROR(([.Z132]/[.R132])*100; &quot;&quot;)" office:value-type="float" office:value="58.421052631579" calcext:value-type="float">
            <text:p>58,421052631579</text:p>
          </table:table-cell>
          <table:table-cell table:formula="of:=IF([.N132] = &quot;&quot; ;&quot;&quot;; [.N132]-[.Z132])" office:value-type="float" office:value="5" calcext:value-type="float">
            <text:p>5</text:p>
          </table:table-cell>
          <table:table-cell table:formula="of:=IFERROR(([.AB132]/[.P132])*100; &quot;&quot;)" office:value-type="float" office:value="2.9940119760479" calcext:value-type="float">
            <text:p>2,9940119760479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IFERROR(([.AF132]/[.P132])*100; &quot;&quot;)" office:value-type="float" office:value="8.98203592814371" calcext:value-type="float">
            <text:p>8,98203592814371</text:p>
          </table:table-cell>
          <table:table-cell office:value-type="float" office:value="2" calcext:value-type="float">
            <text:p>2</text:p>
          </table:table-cell>
          <table:table-cell table:formula="of:=IFERROR(([.AH132]/[.P132])*100; &quot;&quot;)" office:value-type="float" office:value="1.19760479041916" calcext:value-type="float">
            <text:p>1,197604790419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132]/[.P132])*100; &quot;&quot;)" office:value-type="float" office:value="1.79640718562874" calcext:value-type="float">
            <text:p>1,796407185628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32]/[.P1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IFERROR(([.BT132]/[.P132])*100; &quot;&quot;)" office:value-type="float" office:value="32.3353293413174" calcext:value-type="float">
            <text:p>32,3353293413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32]/[.P1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32]/[.P132])*100; &quot;&quot;)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IFERROR(([.CP132]/[.P132])*100; &quot;&quot;)" office:value-type="float" office:value="55.688622754491" calcext:value-type="float">
            <text:p>55,6886227544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32]/[.P1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32]/[.P1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32]/[.P1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32]/[.P1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33]=&quot;&quot;;&quot;&quot;;[.C133]-[.AE133])">
            <text:p/>
          </table:table-cell>
          <table:table-cell/>
          <table:table-cell table:formula="of:=IFERROR(([.E133]/[.D133])*100; &quot;&quot;)">
            <text:p/>
          </table:table-cell>
          <table:table-cell/>
          <table:table-cell table:formula="of:=IFERROR(([.G133]/[.D133])*100; &quot;&quot;)">
            <text:p/>
          </table:table-cell>
          <table:table-cell/>
          <table:table-cell table:formula="of:=IFERROR(([.I133]/[.D133])*100; &quot;&quot;)">
            <text:p/>
          </table:table-cell>
          <table:table-cell/>
          <table:table-cell table:style-name="ce3"/>
          <table:table-cell table:formula="of:=IFERROR(([.L133]/[.D133])*100; &quot;&quot;)">
            <text:p/>
          </table:table-cell>
          <table:table-cell table:style-name="ce3"/>
          <table:table-cell table:formula="of:=IFERROR(([.N133]/[.D133])*100; &quot;&quot;)">
            <text:p/>
          </table:table-cell>
          <table:table-cell table:style-name="ce3"/>
          <table:table-cell table:formula="of:=IFERROR(([.P133]/[.D133])*100; &quot;&quot;)">
            <text:p/>
          </table:table-cell>
          <table:table-cell table:style-name="ce3"/>
          <table:table-cell table:formula="of:=IFERROR(([.R133]/[.D133])*100; &quot;&quot;)">
            <text:p/>
          </table:table-cell>
          <table:table-cell table:style-name="ce3"/>
          <table:table-cell table:formula="of:=IFERROR(([.T133]/[.R133])*100; &quot;&quot;)">
            <text:p/>
          </table:table-cell>
          <table:table-cell/>
          <table:table-cell table:formula="of:=IFERROR(([.V133]/[.R133])*100; &quot;&quot;)">
            <text:p/>
          </table:table-cell>
          <table:table-cell table:formula="of:=IF([.L133] = &quot;&quot; ;&quot;&quot;; [.L133]-[.V133])">
            <text:p/>
          </table:table-cell>
          <table:table-cell table:formula="of:=IFERROR(([.X133]/[.P133])*100; &quot;&quot;)">
            <text:p/>
          </table:table-cell>
          <table:table-cell/>
          <table:table-cell table:formula="of:=IFERROR(([.Z133]/[.R133])*100; &quot;&quot;)">
            <text:p/>
          </table:table-cell>
          <table:table-cell table:formula="of:=IF([.N133] = &quot;&quot; ;&quot;&quot;; [.N133]-[.Z133])">
            <text:p/>
          </table:table-cell>
          <table:table-cell table:formula="of:=IFERROR(([.AB133]/[.P133])*100; &quot;&quot;)">
            <text:p/>
          </table:table-cell>
          <table:table-cell table:style-name="ce3" table:number-columns-repeated="3"/>
          <table:table-cell table:formula="of:=IFERROR(([.AF133]/[.P133])*100; &quot;&quot;)">
            <text:p/>
          </table:table-cell>
          <table:table-cell table:style-name="ce3"/>
          <table:table-cell table:formula="of:=IFERROR(([.AH133]/[.P133])*100; &quot;&quot;)">
            <text:p/>
          </table:table-cell>
          <table:table-cell table:style-name="ce3"/>
          <table:table-cell/>
          <table:table-cell table:style-name="ce3"/>
          <table:table-cell table:formula="of:=IFERROR(([.AL133]/[.P13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33]/[.P133])*100; &quot;&quot;)">
            <text:p/>
          </table:table-cell>
          <table:table-cell table:style-name="ce3"/>
          <table:table-cell/>
          <table:table-cell table:style-name="ce3"/>
          <table:table-cell table:formula="of:=IFERROR(([.BT133]/[.P13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33]/[.P133])*100; &quot;&quot;)">
            <text:p/>
          </table:table-cell>
          <table:table-cell table:style-name="ce3"/>
          <table:table-cell table:formula="of:=IFERROR(([.CN133]/[.P133])*100; &quot;&quot;)">
            <text:p/>
          </table:table-cell>
          <table:table-cell table:style-name="ce3"/>
          <table:table-cell table:formula="of:=IFERROR(([.CP133]/[.P13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33]/[.P133])*100; &quot;&quot;)">
            <text:p/>
          </table:table-cell>
          <table:table-cell table:style-name="ce3"/>
          <table:table-cell/>
          <table:table-cell table:style-name="ce3"/>
          <table:table-cell table:formula="of:=IFERROR(([.DB133]/[.P133])*100; &quot;&quot;)">
            <text:p/>
          </table:table-cell>
          <table:table-cell table:style-name="ce3"/>
          <table:table-cell/>
          <table:table-cell table:style-name="ce3"/>
          <table:table-cell table:formula="of:=IFERROR(([.DF133]/[.P133])*100; &quot;&quot;)">
            <text:p/>
          </table:table-cell>
          <table:table-cell table:style-name="ce3"/>
          <table:table-cell/>
          <table:table-cell table:style-name="ce3"/>
          <table:table-cell table:formula="of:=IFERROR(([.DJ133]/[.P13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Cable 6660</text:p>
          </table:table-cell>
          <table:table-cell office:value-type="string" calcext:value-type="string">
            <text:p>07.27</text:p>
          </table:table-cell>
          <table:table-cell office:value-type="float" office:value="423" calcext:value-type="float">
            <text:p>423</text:p>
          </table:table-cell>
          <table:table-cell table:formula="of:=IF([.C134]=&quot;&quot;;&quot;&quot;;[.C134]-[.AE134])" office:value-type="float" office:value="346" calcext:value-type="float">
            <text:p>346</text:p>
          </table:table-cell>
          <table:table-cell office:value-type="float" office:value="346" calcext:value-type="float">
            <text:p>346</text:p>
          </table:table-cell>
          <table:table-cell table:formula="of:=IFERROR(([.E134]/[.D134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134]/[.D134])*100; &quot;&quot;)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IFERROR(([.I134]/[.D134])*100; &quot;&quot;)" office:value-type="float" office:value="38.4393063583815" calcext:value-type="float">
            <text:p>38,439306358381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formula="of:=IFERROR(([.L134]/[.D134])*100; &quot;&quot;)" office:value-type="float" office:value="30.3468208092486" calcext:value-type="float">
            <text:p>30,3468208092486</text:p>
          </table:table-cell>
          <table:table-cell office:value-type="float" office:value="123" calcext:value-type="float">
            <text:p>123</text:p>
          </table:table-cell>
          <table:table-cell table:formula="of:=IFERROR(([.N134]/[.D134])*100; &quot;&quot;)" office:value-type="float" office:value="35.5491329479769" calcext:value-type="float">
            <text:p>35,5491329479769</text:p>
          </table:table-cell>
          <table:table-cell office:value-type="float" office:value="161" calcext:value-type="float">
            <text:p>161</text:p>
          </table:table-cell>
          <table:table-cell table:formula="of:=IFERROR(([.P134]/[.D134])*100; &quot;&quot;)" office:value-type="float" office:value="46.5317919075145" calcext:value-type="float">
            <text:p>46,5317919075145</text:p>
          </table:table-cell>
          <table:table-cell office:value-type="float" office:value="185" calcext:value-type="float">
            <text:p>185</text:p>
          </table:table-cell>
          <table:table-cell table:formula="of:=IFERROR(([.R134]/[.D134])*100; &quot;&quot;)" office:value-type="float" office:value="53.4682080924855" calcext:value-type="float">
            <text:p>53,4682080924855</text:p>
          </table:table-cell>
          <table:table-cell office:value-type="float" office:value="31" calcext:value-type="float">
            <text:p>31</text:p>
          </table:table-cell>
          <table:table-cell table:formula="of:=IFERROR(([.T134]/[.R134])*100; &quot;&quot;)" office:value-type="float" office:value="16.7567567567568" calcext:value-type="float">
            <text:p>16,7567567567568</text:p>
          </table:table-cell>
          <table:table-cell office:value-type="float" office:value="104" calcext:value-type="float">
            <text:p>104</text:p>
          </table:table-cell>
          <table:table-cell table:formula="of:=IFERROR(([.V134]/[.R134])*100; &quot;&quot;)" office:value-type="float" office:value="56.2162162162162" calcext:value-type="float">
            <text:p>56,2162162162162</text:p>
          </table:table-cell>
          <table:table-cell table:formula="of:=IF([.L134] = &quot;&quot; ;&quot;&quot;; [.L134]-[.V134])" office:value-type="float" office:value="1" calcext:value-type="float">
            <text:p>1</text:p>
          </table:table-cell>
          <table:table-cell table:formula="of:=IFERROR(([.X134]/[.P134])*100; &quot;&quot;)" office:value-type="float" office:value="0.62111801242236" calcext:value-type="float">
            <text:p>0,62111801242236</text:p>
          </table:table-cell>
          <table:table-cell office:value-type="float" office:value="111" calcext:value-type="float">
            <text:p>111</text:p>
          </table:table-cell>
          <table:table-cell table:formula="of:=IFERROR(([.Z134]/[.R134])*100; &quot;&quot;)" office:value-type="float" office:value="60" calcext:value-type="float">
            <text:p>60</text:p>
          </table:table-cell>
          <table:table-cell table:formula="of:=IF([.N134] = &quot;&quot; ;&quot;&quot;; [.N134]-[.Z134])" office:value-type="float" office:value="12" calcext:value-type="float">
            <text:p>12</text:p>
          </table:table-cell>
          <table:table-cell table:formula="of:=IFERROR(([.AB134]/[.P134])*100; &quot;&quot;)" office:value-type="float" office:value="7.45341614906832" calcext:value-type="float">
            <text:p>7,45341614906832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IFERROR(([.AF134]/[.P134])*100; &quot;&quot;)" office:value-type="float" office:value="8.07453416149068" calcext:value-type="float">
            <text:p>8,07453416149068</text:p>
          </table:table-cell>
          <table:table-cell office:value-type="float" office:value="2" calcext:value-type="float">
            <text:p>2</text:p>
          </table:table-cell>
          <table:table-cell table:formula="of:=IFERROR(([.AH134]/[.P134])*100; &quot;&quot;)" office:value-type="float" office:value="1.24223602484472" calcext:value-type="float">
            <text:p>1,24223602484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134]/[.P134])*100; &quot;&quot;)" office:value-type="float" office:value="3.1055900621118" calcext:value-type="float">
            <text:p>3,1055900621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34]/[.P1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IFERROR(([.BT134]/[.P134])*100; &quot;&quot;)" office:value-type="float" office:value="33.5403726708075" calcext:value-type="float">
            <text:p>33,5403726708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34]/[.P1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34]/[.P134])*100; &quot;&quot;)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IFERROR(([.CP134]/[.P134])*100; &quot;&quot;)" office:value-type="float" office:value="54.0372670807454" calcext:value-type="float">
            <text:p>54,03726708074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34]/[.P1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34]/[.P1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34]/[.P1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34]/[.P1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35]=&quot;&quot;;&quot;&quot;;[.C135]-[.AE135])">
            <text:p/>
          </table:table-cell>
          <table:table-cell/>
          <table:table-cell table:formula="of:=IFERROR(([.E135]/[.D135])*100; &quot;&quot;)">
            <text:p/>
          </table:table-cell>
          <table:table-cell/>
          <table:table-cell table:formula="of:=IFERROR(([.G135]/[.D135])*100; &quot;&quot;)">
            <text:p/>
          </table:table-cell>
          <table:table-cell/>
          <table:table-cell table:formula="of:=IFERROR(([.I135]/[.D135])*100; &quot;&quot;)">
            <text:p/>
          </table:table-cell>
          <table:table-cell/>
          <table:table-cell table:style-name="ce3"/>
          <table:table-cell table:formula="of:=IFERROR(([.L135]/[.D135])*100; &quot;&quot;)">
            <text:p/>
          </table:table-cell>
          <table:table-cell table:style-name="ce3"/>
          <table:table-cell table:formula="of:=IFERROR(([.N135]/[.D135])*100; &quot;&quot;)">
            <text:p/>
          </table:table-cell>
          <table:table-cell table:style-name="ce3"/>
          <table:table-cell table:formula="of:=IFERROR(([.P135]/[.D135])*100; &quot;&quot;)">
            <text:p/>
          </table:table-cell>
          <table:table-cell table:style-name="ce3"/>
          <table:table-cell table:formula="of:=IFERROR(([.R135]/[.D135])*100; &quot;&quot;)">
            <text:p/>
          </table:table-cell>
          <table:table-cell table:style-name="ce3"/>
          <table:table-cell table:formula="of:=IFERROR(([.T135]/[.R135])*100; &quot;&quot;)">
            <text:p/>
          </table:table-cell>
          <table:table-cell/>
          <table:table-cell table:formula="of:=IFERROR(([.V135]/[.R135])*100; &quot;&quot;)">
            <text:p/>
          </table:table-cell>
          <table:table-cell table:formula="of:=IF([.L135] = &quot;&quot; ;&quot;&quot;; [.L135]-[.V135])">
            <text:p/>
          </table:table-cell>
          <table:table-cell table:formula="of:=IFERROR(([.X135]/[.P135])*100; &quot;&quot;)">
            <text:p/>
          </table:table-cell>
          <table:table-cell/>
          <table:table-cell table:formula="of:=IFERROR(([.Z135]/[.R135])*100; &quot;&quot;)">
            <text:p/>
          </table:table-cell>
          <table:table-cell table:formula="of:=IF([.N135] = &quot;&quot; ;&quot;&quot;; [.N135]-[.Z135])">
            <text:p/>
          </table:table-cell>
          <table:table-cell table:formula="of:=IFERROR(([.AB135]/[.P135])*100; &quot;&quot;)">
            <text:p/>
          </table:table-cell>
          <table:table-cell table:style-name="ce3" table:number-columns-repeated="3"/>
          <table:table-cell table:formula="of:=IFERROR(([.AF135]/[.P135])*100; &quot;&quot;)">
            <text:p/>
          </table:table-cell>
          <table:table-cell table:style-name="ce3"/>
          <table:table-cell table:formula="of:=IFERROR(([.AH135]/[.P135])*100; &quot;&quot;)">
            <text:p/>
          </table:table-cell>
          <table:table-cell table:style-name="ce3"/>
          <table:table-cell/>
          <table:table-cell table:style-name="ce3"/>
          <table:table-cell table:formula="of:=IFERROR(([.AL135]/[.P13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35]/[.P135])*100; &quot;&quot;)">
            <text:p/>
          </table:table-cell>
          <table:table-cell table:style-name="ce3"/>
          <table:table-cell/>
          <table:table-cell table:style-name="ce3"/>
          <table:table-cell table:formula="of:=IFERROR(([.BT135]/[.P13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35]/[.P135])*100; &quot;&quot;)">
            <text:p/>
          </table:table-cell>
          <table:table-cell table:style-name="ce3"/>
          <table:table-cell table:formula="of:=IFERROR(([.CN135]/[.P135])*100; &quot;&quot;)">
            <text:p/>
          </table:table-cell>
          <table:table-cell table:style-name="ce3"/>
          <table:table-cell table:formula="of:=IFERROR(([.CP135]/[.P13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35]/[.P135])*100; &quot;&quot;)">
            <text:p/>
          </table:table-cell>
          <table:table-cell table:style-name="ce3"/>
          <table:table-cell/>
          <table:table-cell table:style-name="ce3"/>
          <table:table-cell table:formula="of:=IFERROR(([.DB135]/[.P135])*100; &quot;&quot;)">
            <text:p/>
          </table:table-cell>
          <table:table-cell table:style-name="ce3"/>
          <table:table-cell/>
          <table:table-cell table:style-name="ce3"/>
          <table:table-cell table:formula="of:=IFERROR(([.DF135]/[.P135])*100; &quot;&quot;)">
            <text:p/>
          </table:table-cell>
          <table:table-cell table:style-name="ce3"/>
          <table:table-cell/>
          <table:table-cell table:style-name="ce3"/>
          <table:table-cell table:formula="of:=IFERROR(([.DJ135]/[.P13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Cable 6590</text:p>
          </table:table-cell>
          <table:table-cell office:value-type="string" calcext:value-type="string">
            <text:p>07.27</text:p>
          </table:table-cell>
          <table:table-cell office:value-type="float" office:value="403" calcext:value-type="float">
            <text:p>403</text:p>
          </table:table-cell>
          <table:table-cell table:formula="of:=IF([.C136]=&quot;&quot;;&quot;&quot;;[.C136]-[.AE136])"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table:formula="of:=IFERROR(([.E136]/[.D136])*100; &quot;&quot;)" office:value-type="float" office:value="101.219512195122" calcext:value-type="float">
            <text:p>101,219512195122</text:p>
          </table:table-cell>
          <table:table-cell office:value-type="float" office:value="188" calcext:value-type="float">
            <text:p>188</text:p>
          </table:table-cell>
          <table:table-cell table:formula="of:=IFERROR(([.G136]/[.D136])*100; &quot;&quot;)" office:value-type="float" office:value="57.3170731707317" calcext:value-type="float">
            <text:p>57,3170731707317</text:p>
          </table:table-cell>
          <table:table-cell office:value-type="float" office:value="124" calcext:value-type="float">
            <text:p>124</text:p>
          </table:table-cell>
          <table:table-cell table:formula="of:=IFERROR(([.I136]/[.D136])*100; &quot;&quot;)" office:value-type="float" office:value="37.8048780487805" calcext:value-type="float">
            <text:p>37,804878048780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IFERROR(([.L136]/[.D136])*100; &quot;&quot;)" office:value-type="float" office:value="8.53658536585366" calcext:value-type="float">
            <text:p>8,53658536585366</text:p>
          </table:table-cell>
          <table:table-cell office:value-type="float" office:value="32" calcext:value-type="float">
            <text:p>32</text:p>
          </table:table-cell>
          <table:table-cell table:formula="of:=IFERROR(([.N136]/[.D136])*100; &quot;&quot;)" office:value-type="float" office:value="9.75609756097561" calcext:value-type="float">
            <text:p>9,75609756097561</text:p>
          </table:table-cell>
          <table:table-cell office:value-type="float" office:value="222" calcext:value-type="float">
            <text:p>222</text:p>
          </table:table-cell>
          <table:table-cell table:formula="of:=IFERROR(([.P136]/[.D136])*100; &quot;&quot;)" office:value-type="float" office:value="67.6829268292683" calcext:value-type="float">
            <text:p>67,6829268292683</text:p>
          </table:table-cell>
          <table:table-cell office:value-type="float" office:value="106" calcext:value-type="float">
            <text:p>106</text:p>
          </table:table-cell>
          <table:table-cell table:formula="of:=IFERROR(([.R136]/[.D136])*100; &quot;&quot;)" office:value-type="float" office:value="32.3170731707317" calcext:value-type="float">
            <text:p>32,3170731707317</text:p>
          </table:table-cell>
          <table:table-cell office:value-type="float" office:value="42" calcext:value-type="float">
            <text:p>42</text:p>
          </table:table-cell>
          <table:table-cell table:formula="of:=IFERROR(([.T136]/[.R136])*100; &quot;&quot;)" office:value-type="float" office:value="39.622641509434" calcext:value-type="float">
            <text:p>39,622641509434</text:p>
          </table:table-cell>
          <table:table-cell office:value-type="float" office:value="24" calcext:value-type="float">
            <text:p>24</text:p>
          </table:table-cell>
          <table:table-cell table:formula="of:=IFERROR(([.V136]/[.R136])*100; &quot;&quot;)" office:value-type="float" office:value="22.6415094339623" calcext:value-type="float">
            <text:p>22,6415094339623</text:p>
          </table:table-cell>
          <table:table-cell table:formula="of:=IF([.L136] = &quot;&quot; ;&quot;&quot;; [.L136]-[.V136])" office:value-type="float" office:value="4" calcext:value-type="float">
            <text:p>4</text:p>
          </table:table-cell>
          <table:table-cell table:formula="of:=IFERROR(([.X136]/[.P136])*100; &quot;&quot;)" office:value-type="float" office:value="1.8018018018018" calcext:value-type="float">
            <text:p>1,8018018018018</text:p>
          </table:table-cell>
          <table:table-cell office:value-type="float" office:value="27" calcext:value-type="float">
            <text:p>27</text:p>
          </table:table-cell>
          <table:table-cell table:formula="of:=IFERROR(([.Z136]/[.R136])*100; &quot;&quot;)" office:value-type="float" office:value="25.4716981132075" calcext:value-type="float">
            <text:p>25,4716981132075</text:p>
          </table:table-cell>
          <table:table-cell table:formula="of:=IF([.N136] = &quot;&quot; ;&quot;&quot;; [.N136]-[.Z136])" office:value-type="float" office:value="5" calcext:value-type="float">
            <text:p>5</text:p>
          </table:table-cell>
          <table:table-cell table:formula="of:=IFERROR(([.AB136]/[.P136])*100; &quot;&quot;)" office:value-type="float" office:value="2.25225225225225" calcext:value-type="float">
            <text:p>2,2522522522522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table:formula="of:=IFERROR(([.AF136]/[.P136])*100; &quot;&quot;)" office:value-type="float" office:value="9.90990990990991" calcext:value-type="float">
            <text:p>9,90990990990991</text:p>
          </table:table-cell>
          <table:table-cell office:value-type="float" office:value="2" calcext:value-type="float">
            <text:p>2</text:p>
          </table:table-cell>
          <table:table-cell table:formula="of:=IFERROR(([.AH136]/[.P136])*100; &quot;&quot;)" office:value-type="float" office:value="0.900900900900901" calcext:value-type="float">
            <text:p>0,9009009009009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136]/[.P136])*100; &quot;&quot;)" office:value-type="float" office:value="1.35135135135135" calcext:value-type="float">
            <text:p>1,351351351351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36]/[.P1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36]/[.P1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IFERROR(([.CL136]/[.P136])*100; &quot;&quot;)" office:value-type="float" office:value="47.7477477477478" calcext:value-type="float">
            <text:p>47,7477477477478</text:p>
          </table:table-cell>
          <table:table-cell office:value-type="float" office:value="86" calcext:value-type="float">
            <text:p>86</text:p>
          </table:table-cell>
          <table:table-cell table:formula="of:=IFERROR(([.CN136]/[.P136])*100; &quot;&quot;)" office:value-type="float" office:value="38.7387387387387" calcext:value-type="float">
            <text:p>38,7387387387387</text:p>
          </table:table-cell>
          <table:table-cell office:value-type="float" office:value="3" calcext:value-type="float">
            <text:p>3</text:p>
          </table:table-cell>
          <table:table-cell table:formula="of:=IFERROR(([.CP136]/[.P136])*100; &quot;&quot;)" office:value-type="float" office:value="1.35135135135135" calcext:value-type="float">
            <text:p>1,351351351351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36]/[.P1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36]/[.P1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36]/[.P1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36]/[.P1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37]=&quot;&quot;;&quot;&quot;;[.C137]-[.AE137])">
            <text:p/>
          </table:table-cell>
          <table:table-cell/>
          <table:table-cell table:formula="of:=IFERROR(([.E137]/[.D137])*100; &quot;&quot;)">
            <text:p/>
          </table:table-cell>
          <table:table-cell/>
          <table:table-cell table:formula="of:=IFERROR(([.G137]/[.D137])*100; &quot;&quot;)">
            <text:p/>
          </table:table-cell>
          <table:table-cell/>
          <table:table-cell table:formula="of:=IFERROR(([.I137]/[.D137])*100; &quot;&quot;)">
            <text:p/>
          </table:table-cell>
          <table:table-cell/>
          <table:table-cell table:style-name="ce3"/>
          <table:table-cell table:formula="of:=IFERROR(([.L137]/[.D137])*100; &quot;&quot;)">
            <text:p/>
          </table:table-cell>
          <table:table-cell table:style-name="ce3"/>
          <table:table-cell table:formula="of:=IFERROR(([.N137]/[.D137])*100; &quot;&quot;)">
            <text:p/>
          </table:table-cell>
          <table:table-cell table:style-name="ce3"/>
          <table:table-cell table:formula="of:=IFERROR(([.P137]/[.D137])*100; &quot;&quot;)">
            <text:p/>
          </table:table-cell>
          <table:table-cell table:style-name="ce3"/>
          <table:table-cell table:formula="of:=IFERROR(([.R137]/[.D137])*100; &quot;&quot;)">
            <text:p/>
          </table:table-cell>
          <table:table-cell table:style-name="ce3"/>
          <table:table-cell table:formula="of:=IFERROR(([.T137]/[.R137])*100; &quot;&quot;)">
            <text:p/>
          </table:table-cell>
          <table:table-cell/>
          <table:table-cell table:formula="of:=IFERROR(([.V137]/[.R137])*100; &quot;&quot;)">
            <text:p/>
          </table:table-cell>
          <table:table-cell table:formula="of:=IF([.L137] = &quot;&quot; ;&quot;&quot;; [.L137]-[.V137])">
            <text:p/>
          </table:table-cell>
          <table:table-cell table:formula="of:=IFERROR(([.X137]/[.P137])*100; &quot;&quot;)">
            <text:p/>
          </table:table-cell>
          <table:table-cell/>
          <table:table-cell table:formula="of:=IFERROR(([.Z137]/[.R137])*100; &quot;&quot;)">
            <text:p/>
          </table:table-cell>
          <table:table-cell table:formula="of:=IF([.N137] = &quot;&quot; ;&quot;&quot;; [.N137]-[.Z137])">
            <text:p/>
          </table:table-cell>
          <table:table-cell table:formula="of:=IFERROR(([.AB137]/[.P137])*100; &quot;&quot;)">
            <text:p/>
          </table:table-cell>
          <table:table-cell table:style-name="ce3" table:number-columns-repeated="3"/>
          <table:table-cell table:formula="of:=IFERROR(([.AF137]/[.P137])*100; &quot;&quot;)">
            <text:p/>
          </table:table-cell>
          <table:table-cell table:style-name="ce3"/>
          <table:table-cell table:formula="of:=IFERROR(([.AH137]/[.P137])*100; &quot;&quot;)">
            <text:p/>
          </table:table-cell>
          <table:table-cell table:style-name="ce3"/>
          <table:table-cell/>
          <table:table-cell table:style-name="ce3"/>
          <table:table-cell table:formula="of:=IFERROR(([.AL137]/[.P13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37]/[.P137])*100; &quot;&quot;)">
            <text:p/>
          </table:table-cell>
          <table:table-cell table:style-name="ce3"/>
          <table:table-cell/>
          <table:table-cell table:style-name="ce3"/>
          <table:table-cell table:formula="of:=IFERROR(([.BT137]/[.P13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37]/[.P137])*100; &quot;&quot;)">
            <text:p/>
          </table:table-cell>
          <table:table-cell table:style-name="ce3"/>
          <table:table-cell table:formula="of:=IFERROR(([.CN137]/[.P137])*100; &quot;&quot;)">
            <text:p/>
          </table:table-cell>
          <table:table-cell table:style-name="ce3"/>
          <table:table-cell table:formula="of:=IFERROR(([.CP137]/[.P13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37]/[.P137])*100; &quot;&quot;)">
            <text:p/>
          </table:table-cell>
          <table:table-cell table:style-name="ce3"/>
          <table:table-cell/>
          <table:table-cell table:style-name="ce3"/>
          <table:table-cell table:formula="of:=IFERROR(([.DB137]/[.P137])*100; &quot;&quot;)">
            <text:p/>
          </table:table-cell>
          <table:table-cell table:style-name="ce3"/>
          <table:table-cell/>
          <table:table-cell table:style-name="ce3"/>
          <table:table-cell table:formula="of:=IFERROR(([.DF137]/[.P137])*100; &quot;&quot;)">
            <text:p/>
          </table:table-cell>
          <table:table-cell table:style-name="ce3"/>
          <table:table-cell/>
          <table:table-cell table:style-name="ce3"/>
          <table:table-cell table:formula="of:=IFERROR(([.DJ137]/[.P13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LTE 6850 4g</text:p>
          </table:table-cell>
          <table:table-cell office:value-type="string" calcext:value-type="string">
            <text:p>07.28</text:p>
          </table:table-cell>
          <table:table-cell office:value-type="float" office:value="412" calcext:value-type="float">
            <text:p>412</text:p>
          </table:table-cell>
          <table:table-cell table:formula="of:=IF([.C138]=&quot;&quot;;&quot;&quot;;[.C138]-[.AE138])"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table:formula="of:=IFERROR(([.E138]/[.D138])*100; &quot;&quot;)" office:value-type="float" office:value="101.201201201201" calcext:value-type="float">
            <text:p>101,201201201201</text:p>
          </table:table-cell>
          <table:table-cell office:value-type="float" office:value="195" calcext:value-type="float">
            <text:p>195</text:p>
          </table:table-cell>
          <table:table-cell table:formula="of:=IFERROR(([.G138]/[.D138])*100; &quot;&quot;)" office:value-type="float" office:value="58.5585585585586" calcext:value-type="float">
            <text:p>58,5585585585586</text:p>
          </table:table-cell>
          <table:table-cell office:value-type="float" office:value="123" calcext:value-type="float">
            <text:p>123</text:p>
          </table:table-cell>
          <table:table-cell table:formula="of:=IFERROR(([.I138]/[.D138])*100; &quot;&quot;)" office:value-type="float" office:value="36.9369369369369" calcext:value-type="float">
            <text:p>36,9369369369369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formula="of:=IFERROR(([.L138]/[.D138])*100; &quot;&quot;)" office:value-type="float" office:value="31.8318318318318" calcext:value-type="float">
            <text:p>31,8318318318318</text:p>
          </table:table-cell>
          <table:table-cell office:value-type="float" office:value="128" calcext:value-type="float">
            <text:p>128</text:p>
          </table:table-cell>
          <table:table-cell table:formula="of:=IFERROR(([.N138]/[.D138])*100; &quot;&quot;)" office:value-type="float" office:value="38.4384384384384" calcext:value-type="float">
            <text:p>38,4384384384384</text:p>
          </table:table-cell>
          <table:table-cell office:value-type="float" office:value="134" calcext:value-type="float">
            <text:p>134</text:p>
          </table:table-cell>
          <table:table-cell table:formula="of:=IFERROR(([.P138]/[.D138])*100; &quot;&quot;)" office:value-type="float" office:value="40.2402402402402" calcext:value-type="float">
            <text:p>40,2402402402402</text:p>
          </table:table-cell>
          <table:table-cell office:value-type="float" office:value="199" calcext:value-type="float">
            <text:p>199</text:p>
          </table:table-cell>
          <table:table-cell table:formula="of:=IFERROR(([.R138]/[.D138])*100; &quot;&quot;)" office:value-type="float" office:value="59.7597597597598" calcext:value-type="float">
            <text:p>59,7597597597598</text:p>
          </table:table-cell>
          <table:table-cell office:value-type="float" office:value="50" calcext:value-type="float">
            <text:p>50</text:p>
          </table:table-cell>
          <table:table-cell table:formula="of:=IFERROR(([.T138]/[.R138])*100; &quot;&quot;)" office:value-type="float" office:value="25.1256281407035" calcext:value-type="float">
            <text:p>25,1256281407035</text:p>
          </table:table-cell>
          <table:table-cell office:value-type="float" office:value="101" calcext:value-type="float">
            <text:p>101</text:p>
          </table:table-cell>
          <table:table-cell table:formula="of:=IFERROR(([.V138]/[.R138])*100; &quot;&quot;)" office:value-type="float" office:value="50.7537688442211" calcext:value-type="float">
            <text:p>50,7537688442211</text:p>
          </table:table-cell>
          <table:table-cell table:formula="of:=IF([.L138] = &quot;&quot; ;&quot;&quot;; [.L138]-[.V138])" office:value-type="float" office:value="5" calcext:value-type="float">
            <text:p>5</text:p>
          </table:table-cell>
          <table:table-cell table:formula="of:=IFERROR(([.X138]/[.P138])*100; &quot;&quot;)" office:value-type="float" office:value="3.73134328358209" calcext:value-type="float">
            <text:p>3,73134328358209</text:p>
          </table:table-cell>
          <table:table-cell office:value-type="float" office:value="122" calcext:value-type="float">
            <text:p>122</text:p>
          </table:table-cell>
          <table:table-cell table:formula="of:=IFERROR(([.Z138]/[.R138])*100; &quot;&quot;)" office:value-type="float" office:value="61.3065326633166" calcext:value-type="float">
            <text:p>61,3065326633166</text:p>
          </table:table-cell>
          <table:table-cell table:formula="of:=IF([.N138] = &quot;&quot; ;&quot;&quot;; [.N138]-[.Z138])" office:value-type="float" office:value="6" calcext:value-type="float">
            <text:p>6</text:p>
          </table:table-cell>
          <table:table-cell table:formula="of:=IFERROR(([.AB138]/[.P138])*100; &quot;&quot;)" office:value-type="float" office:value="4.47761194029851" calcext:value-type="float">
            <text:p>4,47761194029851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table:formula="of:=IFERROR(([.AF138]/[.P138])*100; &quot;&quot;)" office:value-type="float" office:value="16.4179104477612" calcext:value-type="float">
            <text:p>16,4179104477612</text:p>
          </table:table-cell>
          <table:table-cell office:value-type="float" office:value="2" calcext:value-type="float">
            <text:p>2</text:p>
          </table:table-cell>
          <table:table-cell table:formula="of:=IFERROR(([.AH138]/[.P138])*100; &quot;&quot;)" office:value-type="float" office:value="1.49253731343284" calcext:value-type="float">
            <text:p>1,492537313432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138]/[.P138])*100; &quot;&quot;)" office:value-type="float" office:value="2.23880597014925" calcext:value-type="float">
            <text:p>2,23880597014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38]/[.P13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38]/[.P13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IFERROR(([.CL138]/[.P138])*100; &quot;&quot;)" office:value-type="float" office:value="23.8805970149254" calcext:value-type="float">
            <text:p>23,8805970149254</text:p>
          </table:table-cell>
          <table:table-cell office:value-type="float" office:value="0" calcext:value-type="float">
            <text:p>0</text:p>
          </table:table-cell>
          <table:table-cell table:formula="of:=IFERROR(([.CN138]/[.P138])*100; &quot;&quot;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IFERROR(([.CP138]/[.P138])*100; &quot;&quot;)" office:value-type="float" office:value="55.9701492537313" calcext:value-type="float">
            <text:p>55,9701492537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38]/[.P13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38]/[.P13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38]/[.P13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38]/[.P13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07.21</text:p>
          </table:table-cell>
          <table:table-cell office:value-type="float" office:value="406" calcext:value-type="float">
            <text:p>406</text:p>
          </table:table-cell>
          <table:table-cell table:formula="of:=IF([.C139]=&quot;&quot;;&quot;&quot;;[.C139]-[.AE139])"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table:formula="of:=IFERROR(([.E139]/[.D139])*100; &quot;&quot;)" office:value-type="float" office:value="101.215805471125" calcext:value-type="float">
            <text:p>101,215805471125</text:p>
          </table:table-cell>
          <table:table-cell office:value-type="float" office:value="191" calcext:value-type="float">
            <text:p>191</text:p>
          </table:table-cell>
          <table:table-cell table:formula="of:=IFERROR(([.G139]/[.D139])*100; &quot;&quot;)" office:value-type="float" office:value="58.0547112462006" calcext:value-type="float">
            <text:p>58,0547112462006</text:p>
          </table:table-cell>
          <table:table-cell office:value-type="float" office:value="123" calcext:value-type="float">
            <text:p>123</text:p>
          </table:table-cell>
          <table:table-cell table:formula="of:=IFERROR(([.I139]/[.D139])*100; &quot;&quot;)" office:value-type="float" office:value="37.3860182370821" calcext:value-type="float">
            <text:p>37,3860182370821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formula="of:=IFERROR(([.L139]/[.D139])*100; &quot;&quot;)" office:value-type="float" office:value="32.5227963525836" calcext:value-type="float">
            <text:p>32,5227963525836</text:p>
          </table:table-cell>
          <table:table-cell office:value-type="float" office:value="126" calcext:value-type="float">
            <text:p>126</text:p>
          </table:table-cell>
          <table:table-cell table:formula="of:=IFERROR(([.N139]/[.D139])*100; &quot;&quot;)" office:value-type="float" office:value="38.2978723404255" calcext:value-type="float">
            <text:p>38,2978723404255</text:p>
          </table:table-cell>
          <table:table-cell office:value-type="float" office:value="128" calcext:value-type="float">
            <text:p>128</text:p>
          </table:table-cell>
          <table:table-cell table:formula="of:=IFERROR(([.P139]/[.D139])*100; &quot;&quot;)" office:value-type="float" office:value="38.9057750759878" calcext:value-type="float">
            <text:p>38,9057750759878</text:p>
          </table:table-cell>
          <table:table-cell office:value-type="float" office:value="201" calcext:value-type="float">
            <text:p>201</text:p>
          </table:table-cell>
          <table:table-cell table:formula="of:=IFERROR(([.R139]/[.D139])*100; &quot;&quot;)" office:value-type="float" office:value="61.0942249240122" calcext:value-type="float">
            <text:p>61,0942249240122</text:p>
          </table:table-cell>
          <table:table-cell office:value-type="float" office:value="51" calcext:value-type="float">
            <text:p>51</text:p>
          </table:table-cell>
          <table:table-cell table:formula="of:=IFERROR(([.T139]/[.R139])*100; &quot;&quot;)" office:value-type="float" office:value="25.3731343283582" calcext:value-type="float">
            <text:p>25,3731343283582</text:p>
          </table:table-cell>
          <table:table-cell office:value-type="float" office:value="102" calcext:value-type="float">
            <text:p>102</text:p>
          </table:table-cell>
          <table:table-cell table:formula="of:=IFERROR(([.V139]/[.R139])*100; &quot;&quot;)" office:value-type="float" office:value="50.7462686567164" calcext:value-type="float">
            <text:p>50,7462686567164</text:p>
          </table:table-cell>
          <table:table-cell table:formula="of:=IF([.L139] = &quot;&quot; ;&quot;&quot;; [.L139]-[.V139])" office:value-type="float" office:value="5" calcext:value-type="float">
            <text:p>5</text:p>
          </table:table-cell>
          <table:table-cell table:formula="of:=IFERROR(([.X139]/[.P139])*100; &quot;&quot;)" office:value-type="float" office:value="3.90625" calcext:value-type="float">
            <text:p>3,90625</text:p>
          </table:table-cell>
          <table:table-cell office:value-type="float" office:value="122" calcext:value-type="float">
            <text:p>122</text:p>
          </table:table-cell>
          <table:table-cell table:formula="of:=IFERROR(([.Z139]/[.R139])*100; &quot;&quot;)" office:value-type="float" office:value="60.6965174129353" calcext:value-type="float">
            <text:p>60,6965174129353</text:p>
          </table:table-cell>
          <table:table-cell table:formula="of:=IF([.N139] = &quot;&quot; ;&quot;&quot;; [.N139]-[.Z139])" office:value-type="float" office:value="4" calcext:value-type="float">
            <text:p>4</text:p>
          </table:table-cell>
          <table:table-cell table:formula="of:=IFERROR(([.AB139]/[.P139])*100; &quot;&quot;)" office:value-type="float" office:value="3.125" calcext:value-type="float">
            <text:p>3,125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table:formula="of:=IFERROR(([.AF139]/[.P139])*100; &quot;&quot;)" office:value-type="float" office:value="14.84375" calcext:value-type="float">
            <text:p>14,84375</text:p>
          </table:table-cell>
          <table:table-cell office:value-type="float" office:value="2" calcext:value-type="float">
            <text:p>2</text:p>
          </table:table-cell>
          <table:table-cell table:formula="of:=IFERROR(([.AH139]/[.P139])*100; &quot;&quot;)" office:value-type="float" office:value="1.5625" calcext:value-type="float">
            <text:p>1,5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139]/[.P139])*100; &quot;&quot;)" office:value-type="float" office:value="2.34375" calcext:value-type="float">
            <text:p>2,34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39]/[.P1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39]/[.P1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IFERROR(([.CL139]/[.P139])*100; &quot;&quot;)" office:value-type="float" office:value="26.5625" calcext:value-type="float">
            <text:p>26,5625</text:p>
          </table:table-cell>
          <table:table-cell office:value-type="float" office:value="0" calcext:value-type="float">
            <text:p>0</text:p>
          </table:table-cell>
          <table:table-cell table:formula="of:=IFERROR(([.CN139]/[.P139])*100; &quot;&quot;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IFERROR(([.CP139]/[.P139])*100; &quot;&quot;)" office:value-type="float" office:value="54.6875" calcext:value-type="float">
            <text:p>54,6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39]/[.P1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39]/[.P1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39]/[.P1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39]/[.P1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40]=&quot;&quot;;&quot;&quot;;[.C140]-[.AE140])">
            <text:p/>
          </table:table-cell>
          <table:table-cell/>
          <table:table-cell table:formula="of:=IFERROR(([.E140]/[.D140])*100; &quot;&quot;)">
            <text:p/>
          </table:table-cell>
          <table:table-cell/>
          <table:table-cell table:formula="of:=IFERROR(([.G140]/[.D140])*100; &quot;&quot;)">
            <text:p/>
          </table:table-cell>
          <table:table-cell/>
          <table:table-cell table:formula="of:=IFERROR(([.I140]/[.D140])*100; &quot;&quot;)">
            <text:p/>
          </table:table-cell>
          <table:table-cell/>
          <table:table-cell table:style-name="ce3"/>
          <table:table-cell table:formula="of:=IFERROR(([.L140]/[.D140])*100; &quot;&quot;)">
            <text:p/>
          </table:table-cell>
          <table:table-cell table:style-name="ce3"/>
          <table:table-cell table:formula="of:=IFERROR(([.N140]/[.D140])*100; &quot;&quot;)">
            <text:p/>
          </table:table-cell>
          <table:table-cell table:style-name="ce3"/>
          <table:table-cell table:formula="of:=IFERROR(([.P140]/[.D140])*100; &quot;&quot;)">
            <text:p/>
          </table:table-cell>
          <table:table-cell table:style-name="ce3"/>
          <table:table-cell table:formula="of:=IFERROR(([.R140]/[.D140])*100; &quot;&quot;)">
            <text:p/>
          </table:table-cell>
          <table:table-cell table:style-name="ce3"/>
          <table:table-cell table:formula="of:=IFERROR(([.T140]/[.R140])*100; &quot;&quot;)">
            <text:p/>
          </table:table-cell>
          <table:table-cell/>
          <table:table-cell table:formula="of:=IFERROR(([.V140]/[.R140])*100; &quot;&quot;)">
            <text:p/>
          </table:table-cell>
          <table:table-cell table:formula="of:=IF([.L140] = &quot;&quot; ;&quot;&quot;; [.L140]-[.V140])">
            <text:p/>
          </table:table-cell>
          <table:table-cell table:formula="of:=IFERROR(([.X140]/[.P140])*100; &quot;&quot;)">
            <text:p/>
          </table:table-cell>
          <table:table-cell/>
          <table:table-cell table:formula="of:=IFERROR(([.Z140]/[.R140])*100; &quot;&quot;)">
            <text:p/>
          </table:table-cell>
          <table:table-cell table:formula="of:=IF([.N140] = &quot;&quot; ;&quot;&quot;; [.N140]-[.Z140])">
            <text:p/>
          </table:table-cell>
          <table:table-cell table:formula="of:=IFERROR(([.AB140]/[.P140])*100; &quot;&quot;)">
            <text:p/>
          </table:table-cell>
          <table:table-cell table:style-name="ce3" table:number-columns-repeated="3"/>
          <table:table-cell table:formula="of:=IFERROR(([.AF140]/[.P140])*100; &quot;&quot;)">
            <text:p/>
          </table:table-cell>
          <table:table-cell table:style-name="ce3"/>
          <table:table-cell table:formula="of:=IFERROR(([.AH140]/[.P140])*100; &quot;&quot;)">
            <text:p/>
          </table:table-cell>
          <table:table-cell table:style-name="ce3"/>
          <table:table-cell/>
          <table:table-cell table:style-name="ce3"/>
          <table:table-cell table:formula="of:=IFERROR(([.AL140]/[.P14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40]/[.P140])*100; &quot;&quot;)">
            <text:p/>
          </table:table-cell>
          <table:table-cell table:style-name="ce3"/>
          <table:table-cell/>
          <table:table-cell table:style-name="ce3"/>
          <table:table-cell table:formula="of:=IFERROR(([.BT140]/[.P14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40]/[.P140])*100; &quot;&quot;)">
            <text:p/>
          </table:table-cell>
          <table:table-cell table:style-name="ce3"/>
          <table:table-cell table:formula="of:=IFERROR(([.CN140]/[.P140])*100; &quot;&quot;)">
            <text:p/>
          </table:table-cell>
          <table:table-cell table:style-name="ce3"/>
          <table:table-cell table:formula="of:=IFERROR(([.CP140]/[.P14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40]/[.P140])*100; &quot;&quot;)">
            <text:p/>
          </table:table-cell>
          <table:table-cell table:style-name="ce3"/>
          <table:table-cell/>
          <table:table-cell table:style-name="ce3"/>
          <table:table-cell table:formula="of:=IFERROR(([.DB140]/[.P140])*100; &quot;&quot;)">
            <text:p/>
          </table:table-cell>
          <table:table-cell table:style-name="ce3"/>
          <table:table-cell/>
          <table:table-cell table:style-name="ce3"/>
          <table:table-cell table:formula="of:=IFERROR(([.DF140]/[.P140])*100; &quot;&quot;)">
            <text:p/>
          </table:table-cell>
          <table:table-cell table:style-name="ce3"/>
          <table:table-cell/>
          <table:table-cell table:style-name="ce3"/>
          <table:table-cell table:formula="of:=IFERROR(([.DJ140]/[.P14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LTE 6810</text:p>
          </table:table-cell>
          <table:table-cell office:value-type="string" calcext:value-type="string">
            <text:p>108.06.34</text:p>
          </table:table-cell>
          <table:table-cell office:value-type="float" office:value="274" calcext:value-type="float">
            <text:p>274</text:p>
          </table:table-cell>
          <table:table-cell table:formula="of:=IF([.C141]=&quot;&quot;;&quot;&quot;;[.C141]-[.AE141])" office:value-type="float" office:value="234" calcext:value-type="float">
            <text:p>234</text:p>
          </table:table-cell>
          <table:table-cell office:value-type="float" office:value="234" calcext:value-type="float">
            <text:p>234</text:p>
          </table:table-cell>
          <table:table-cell table:formula="of:=IFERROR(([.E141]/[.D141])*100; &quot;&quot;)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formula="of:=IFERROR(([.G141]/[.D141])*100; &quot;&quot;)" office:value-type="float" office:value="41.4529914529915" calcext:value-type="float">
            <text:p>41,4529914529915</text:p>
          </table:table-cell>
          <table:table-cell office:value-type="float" office:value="131" calcext:value-type="float">
            <text:p>131</text:p>
          </table:table-cell>
          <table:table-cell table:formula="of:=IFERROR(([.I141]/[.D141])*100; &quot;&quot;)" office:value-type="float" office:value="55.982905982906" calcext:value-type="float">
            <text:p>55,9829059829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ERROR(([.L141]/[.D141])*100; &quot;&quot;)" office:value-type="float" office:value="3.41880341880342" calcext:value-type="float">
            <text:p>3,41880341880342</text:p>
          </table:table-cell>
          <table:table-cell office:value-type="float" office:value="4" calcext:value-type="float">
            <text:p>4</text:p>
          </table:table-cell>
          <table:table-cell table:formula="of:=IFERROR(([.N141]/[.D141])*100; &quot;&quot;)" office:value-type="float" office:value="1.70940170940171" calcext:value-type="float">
            <text:p>1,70940170940171</text:p>
          </table:table-cell>
          <table:table-cell office:value-type="float" office:value="185" calcext:value-type="float">
            <text:p>185</text:p>
          </table:table-cell>
          <table:table-cell table:formula="of:=IFERROR(([.P141]/[.D141])*100; &quot;&quot;)" office:value-type="float" office:value="79.0598290598291" calcext:value-type="float">
            <text:p>79,0598290598291</text:p>
          </table:table-cell>
          <table:table-cell office:value-type="float" office:value="49" calcext:value-type="float">
            <text:p>49</text:p>
          </table:table-cell>
          <table:table-cell table:formula="of:=IFERROR(([.R141]/[.D141])*100; &quot;&quot;)" office:value-type="float" office:value="20.9401709401709" calcext:value-type="float">
            <text:p>20,9401709401709</text:p>
          </table:table-cell>
          <table:table-cell office:value-type="float" office:value="18" calcext:value-type="float">
            <text:p>18</text:p>
          </table:table-cell>
          <table:table-cell table:formula="of:=IFERROR(([.T141]/[.R141])*100; &quot;&quot;)" office:value-type="float" office:value="36.734693877551" calcext:value-type="float">
            <text:p>36,734693877551</text:p>
          </table:table-cell>
          <table:table-cell office:value-type="float" office:value="8" calcext:value-type="float">
            <text:p>8</text:p>
          </table:table-cell>
          <table:table-cell table:formula="of:=IFERROR(([.V141]/[.R141])*100; &quot;&quot;)" office:value-type="float" office:value="16.3265306122449" calcext:value-type="float">
            <text:p>16,3265306122449</text:p>
          </table:table-cell>
          <table:table-cell table:formula="of:=IF([.L141] = &quot;&quot; ;&quot;&quot;; [.L141]-[.V141])" office:value-type="float" office:value="0" calcext:value-type="float">
            <text:p>0</text:p>
          </table:table-cell>
          <table:table-cell table:formula="of:=IFERROR(([.X141]/[.P141])*100; &quot;&quot;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ERROR(([.Z141]/[.R141])*100; &quot;&quot;)" office:value-type="float" office:value="8.16326530612245" calcext:value-type="float">
            <text:p>8,16326530612245</text:p>
          </table:table-cell>
          <table:table-cell table:formula="of:=IF([.N141] = &quot;&quot; ;&quot;&quot;; [.N141]-[.Z141])" office:value-type="float" office:value="0" calcext:value-type="float">
            <text:p>0</text:p>
          </table:table-cell>
          <table:table-cell table:formula="of:=IFERROR(([.AB141]/[.P141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IFERROR(([.AF141]/[.P141])*100; &quot;&quot;)" office:value-type="float" office:value="1.08108108108108" calcext:value-type="float">
            <text:p>1,08108108108108</text:p>
          </table:table-cell>
          <table:table-cell office:value-type="float" office:value="60" calcext:value-type="float">
            <text:p>60</text:p>
          </table:table-cell>
          <table:table-cell table:formula="of:=IFERROR(([.AH141]/[.P141])*100; &quot;&quot;)" office:value-type="float" office:value="32.4324324324324" calcext:value-type="float">
            <text:p>32,43243243243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AL141]/[.P141])*100; &quot;&quot;)" office:value-type="float" office:value="2.16216216216216" calcext:value-type="float">
            <text:p>2,16216216216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ERROR(([.BP141]/[.P141])*100; &quot;&quot;)" office:value-type="float" office:value="5.40540540540541" calcext:value-type="float">
            <text:p>5,40540540540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41]/[.P1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IFERROR(([.CL141]/[.P141])*100; &quot;&quot;)" office:value-type="float" office:value="49.7297297297297" calcext:value-type="float">
            <text:p>49,7297297297297</text:p>
          </table:table-cell>
          <table:table-cell office:value-type="float" office:value="8" calcext:value-type="float">
            <text:p>8</text:p>
          </table:table-cell>
          <table:table-cell table:formula="of:=IFERROR(([.CN141]/[.P141])*100; &quot;&quot;)" office:value-type="float" office:value="4.32432432432432" calcext:value-type="float">
            <text:p>4,32432432432432</text:p>
          </table:table-cell>
          <table:table-cell office:value-type="float" office:value="3" calcext:value-type="float">
            <text:p>3</text:p>
          </table:table-cell>
          <table:table-cell table:formula="of:=IFERROR(([.CP141]/[.P141])*100; &quot;&quot;)" office:value-type="float" office:value="1.62162162162162" calcext:value-type="float">
            <text:p>1,621621621621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141]/[.P141])*100; &quot;&quot;)" office:value-type="float" office:value="2.16216216216216" calcext:value-type="float">
            <text:p>2,16216216216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B141]/[.P141])*100; &quot;&quot;)" office:value-type="float" office:value="0.540540540540541" calcext:value-type="float">
            <text:p>0,540540540540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141]/[.P141])*100; &quot;&quot;)" office:value-type="float" office:value="0.540540540540541" calcext:value-type="float">
            <text:p>0,540540540540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41]/[.P1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42]=&quot;&quot;;&quot;&quot;;[.C142]-[.AE142])">
            <text:p/>
          </table:table-cell>
          <table:table-cell/>
          <table:table-cell table:formula="of:=IFERROR(([.E142]/[.D142])*100; &quot;&quot;)">
            <text:p/>
          </table:table-cell>
          <table:table-cell/>
          <table:table-cell table:formula="of:=IFERROR(([.G142]/[.D142])*100; &quot;&quot;)">
            <text:p/>
          </table:table-cell>
          <table:table-cell/>
          <table:table-cell table:formula="of:=IFERROR(([.I142]/[.D142])*100; &quot;&quot;)">
            <text:p/>
          </table:table-cell>
          <table:table-cell/>
          <table:table-cell table:style-name="ce3"/>
          <table:table-cell table:formula="of:=IFERROR(([.L142]/[.D142])*100; &quot;&quot;)">
            <text:p/>
          </table:table-cell>
          <table:table-cell table:style-name="ce3"/>
          <table:table-cell table:formula="of:=IFERROR(([.N142]/[.D142])*100; &quot;&quot;)">
            <text:p/>
          </table:table-cell>
          <table:table-cell table:style-name="ce3"/>
          <table:table-cell table:formula="of:=IFERROR(([.P142]/[.D142])*100; &quot;&quot;)">
            <text:p/>
          </table:table-cell>
          <table:table-cell table:style-name="ce3"/>
          <table:table-cell table:formula="of:=IFERROR(([.R142]/[.D142])*100; &quot;&quot;)">
            <text:p/>
          </table:table-cell>
          <table:table-cell table:style-name="ce3"/>
          <table:table-cell table:formula="of:=IFERROR(([.T142]/[.R142])*100; &quot;&quot;)">
            <text:p/>
          </table:table-cell>
          <table:table-cell/>
          <table:table-cell table:formula="of:=IFERROR(([.V142]/[.R142])*100; &quot;&quot;)">
            <text:p/>
          </table:table-cell>
          <table:table-cell table:formula="of:=IF([.L142] = &quot;&quot; ;&quot;&quot;; [.L142]-[.V142])">
            <text:p/>
          </table:table-cell>
          <table:table-cell table:formula="of:=IFERROR(([.X142]/[.P142])*100; &quot;&quot;)">
            <text:p/>
          </table:table-cell>
          <table:table-cell/>
          <table:table-cell table:formula="of:=IFERROR(([.Z142]/[.R142])*100; &quot;&quot;)">
            <text:p/>
          </table:table-cell>
          <table:table-cell table:formula="of:=IF([.N142] = &quot;&quot; ;&quot;&quot;; [.N142]-[.Z142])">
            <text:p/>
          </table:table-cell>
          <table:table-cell table:formula="of:=IFERROR(([.AB142]/[.P142])*100; &quot;&quot;)">
            <text:p/>
          </table:table-cell>
          <table:table-cell table:style-name="ce3" table:number-columns-repeated="3"/>
          <table:table-cell table:formula="of:=IFERROR(([.AF142]/[.P142])*100; &quot;&quot;)">
            <text:p/>
          </table:table-cell>
          <table:table-cell table:style-name="ce3"/>
          <table:table-cell table:formula="of:=IFERROR(([.AH142]/[.P142])*100; &quot;&quot;)">
            <text:p/>
          </table:table-cell>
          <table:table-cell table:style-name="ce3"/>
          <table:table-cell/>
          <table:table-cell table:style-name="ce3"/>
          <table:table-cell table:formula="of:=IFERROR(([.AL142]/[.P14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42]/[.P142])*100; &quot;&quot;)">
            <text:p/>
          </table:table-cell>
          <table:table-cell table:style-name="ce3"/>
          <table:table-cell/>
          <table:table-cell table:style-name="ce3"/>
          <table:table-cell table:formula="of:=IFERROR(([.BT142]/[.P14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42]/[.P142])*100; &quot;&quot;)">
            <text:p/>
          </table:table-cell>
          <table:table-cell table:style-name="ce3"/>
          <table:table-cell table:formula="of:=IFERROR(([.CN142]/[.P142])*100; &quot;&quot;)">
            <text:p/>
          </table:table-cell>
          <table:table-cell table:style-name="ce3"/>
          <table:table-cell table:formula="of:=IFERROR(([.CP142]/[.P14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42]/[.P142])*100; &quot;&quot;)">
            <text:p/>
          </table:table-cell>
          <table:table-cell table:style-name="ce3"/>
          <table:table-cell/>
          <table:table-cell table:style-name="ce3"/>
          <table:table-cell table:formula="of:=IFERROR(([.DB142]/[.P142])*100; &quot;&quot;)">
            <text:p/>
          </table:table-cell>
          <table:table-cell table:style-name="ce3"/>
          <table:table-cell/>
          <table:table-cell table:style-name="ce3"/>
          <table:table-cell table:formula="of:=IFERROR(([.DF142]/[.P142])*100; &quot;&quot;)">
            <text:p/>
          </table:table-cell>
          <table:table-cell table:style-name="ce3"/>
          <table:table-cell/>
          <table:table-cell table:style-name="ce3"/>
          <table:table-cell table:formula="of:=IFERROR(([.DJ142]/[.P14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LTE 6840</text:p>
          </table:table-cell>
          <table:table-cell office:value-type="string" calcext:value-type="string">
            <text:p>105.06.85</text:p>
          </table:table-cell>
          <table:table-cell office:value-type="float" office:value="348" calcext:value-type="float">
            <text:p>348</text:p>
          </table:table-cell>
          <table:table-cell table:formula="of:=IF([.C143]=&quot;&quot;;&quot;&quot;;[.C143]-[.AE143])" office:value-type="float" office:value="286" calcext:value-type="float">
            <text:p>286</text:p>
          </table:table-cell>
          <table:table-cell office:value-type="float" office:value="286" calcext:value-type="float">
            <text:p>286</text:p>
          </table:table-cell>
          <table:table-cell table:formula="of:=IFERROR(([.E143]/[.D143])*100; &quot;&quot;)"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table:formula="of:=IFERROR(([.G143]/[.D143])*100; &quot;&quot;)" office:value-type="float" office:value="53.4965034965035" calcext:value-type="float">
            <text:p>53,4965034965035</text:p>
          </table:table-cell>
          <table:table-cell office:value-type="float" office:value="127" calcext:value-type="float">
            <text:p>127</text:p>
          </table:table-cell>
          <table:table-cell table:formula="of:=IFERROR(([.I143]/[.D143])*100; &quot;&quot;)" office:value-type="float" office:value="44.4055944055944" calcext:value-type="float">
            <text:p>44,405594405594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FERROR(([.L143]/[.D143])*100; &quot;&quot;)" office:value-type="float" office:value="5.24475524475525" calcext:value-type="float">
            <text:p>5,24475524475525</text:p>
          </table:table-cell>
          <table:table-cell office:value-type="float" office:value="17" calcext:value-type="float">
            <text:p>17</text:p>
          </table:table-cell>
          <table:table-cell table:formula="of:=IFERROR(([.N143]/[.D143])*100; &quot;&quot;)" office:value-type="float" office:value="5.94405594405594" calcext:value-type="float">
            <text:p>5,94405594405594</text:p>
          </table:table-cell>
          <table:table-cell office:value-type="float" office:value="221" calcext:value-type="float">
            <text:p>221</text:p>
          </table:table-cell>
          <table:table-cell table:formula="of:=IFERROR(([.P143]/[.D143])*100; &quot;&quot;)" office:value-type="float" office:value="77.2727272727273" calcext:value-type="float">
            <text:p>77,2727272727273</text:p>
          </table:table-cell>
          <table:table-cell office:value-type="float" office:value="65" calcext:value-type="float">
            <text:p>65</text:p>
          </table:table-cell>
          <table:table-cell table:formula="of:=IFERROR(([.R143]/[.D143])*100; &quot;&quot;)" office:value-type="float" office:value="22.7272727272727" calcext:value-type="float">
            <text:p>22,7272727272727</text:p>
          </table:table-cell>
          <table:table-cell office:value-type="float" office:value="23" calcext:value-type="float">
            <text:p>23</text:p>
          </table:table-cell>
          <table:table-cell table:formula="of:=IFERROR(([.T143]/[.R143])*100; &quot;&quot;)" office:value-type="float" office:value="35.3846153846154" calcext:value-type="float">
            <text:p>35,3846153846154</text:p>
          </table:table-cell>
          <table:table-cell office:value-type="float" office:value="13" calcext:value-type="float">
            <text:p>13</text:p>
          </table:table-cell>
          <table:table-cell table:formula="of:=IFERROR(([.V143]/[.R143])*100; &quot;&quot;)" office:value-type="float" office:value="20" calcext:value-type="float">
            <text:p>20</text:p>
          </table:table-cell>
          <table:table-cell table:formula="of:=IF([.L143] = &quot;&quot; ;&quot;&quot;; [.L143]-[.V143])" office:value-type="float" office:value="2" calcext:value-type="float">
            <text:p>2</text:p>
          </table:table-cell>
          <table:table-cell table:formula="of:=IFERROR(([.X143]/[.P143])*100; &quot;&quot;)" office:value-type="float" office:value="0.904977375565611" calcext:value-type="float">
            <text:p>0,904977375565611</text:p>
          </table:table-cell>
          <table:table-cell office:value-type="float" office:value="15" calcext:value-type="float">
            <text:p>15</text:p>
          </table:table-cell>
          <table:table-cell table:formula="of:=IFERROR(([.Z143]/[.R143])*100; &quot;&quot;)" office:value-type="float" office:value="23.0769230769231" calcext:value-type="float">
            <text:p>23,0769230769231</text:p>
          </table:table-cell>
          <table:table-cell table:formula="of:=IF([.N143] = &quot;&quot; ;&quot;&quot;; [.N143]-[.Z143])" office:value-type="float" office:value="2" calcext:value-type="float">
            <text:p>2</text:p>
          </table:table-cell>
          <table:table-cell table:formula="of:=IFERROR(([.AB143]/[.P143])*100; &quot;&quot;)" office:value-type="float" office:value="0.904977375565611" calcext:value-type="float">
            <text:p>0,904977375565611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IFERROR(([.AF143]/[.P143])*100; &quot;&quot;)" office:value-type="float" office:value="3.61990950226244" calcext:value-type="float">
            <text:p>3,61990950226244</text:p>
          </table:table-cell>
          <table:table-cell office:value-type="float" office:value="81" calcext:value-type="float">
            <text:p>81</text:p>
          </table:table-cell>
          <table:table-cell table:formula="of:=IFERROR(([.AH143]/[.P143])*100; &quot;&quot;)" office:value-type="float" office:value="36.6515837104072" calcext:value-type="float">
            <text:p>36,6515837104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143]/[.P143])*100; &quot;&quot;)" office:value-type="float" office:value="0.904977375565611" calcext:value-type="float">
            <text:p>0,904977375565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IFERROR(([.BP143]/[.P143])*100; &quot;&quot;)" office:value-type="float" office:value="35.2941176470588" calcext:value-type="float">
            <text:p>35,29411764705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43]/[.P14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IFERROR(([.CL143]/[.P143])*100; &quot;&quot;)" office:value-type="float" office:value="14.9321266968326" calcext:value-type="float">
            <text:p>14,9321266968326</text:p>
          </table:table-cell>
          <table:table-cell office:value-type="float" office:value="9" calcext:value-type="float">
            <text:p>9</text:p>
          </table:table-cell>
          <table:table-cell table:formula="of:=IFERROR(([.CN143]/[.P143])*100; &quot;&quot;)" office:value-type="float" office:value="4.07239819004525" calcext:value-type="float">
            <text:p>4,07239819004525</text:p>
          </table:table-cell>
          <table:table-cell office:value-type="float" office:value="5" calcext:value-type="float">
            <text:p>5</text:p>
          </table:table-cell>
          <table:table-cell table:formula="of:=IFERROR(([.CP143]/[.P143])*100; &quot;&quot;)" office:value-type="float" office:value="2.26244343891403" calcext:value-type="float">
            <text:p>2,262443438914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X143]/[.P143])*100; &quot;&quot;)" office:value-type="float" office:value="1.35746606334842" calcext:value-type="float">
            <text:p>1,357466063348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43]/[.P14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143]/[.P143])*100; &quot;&quot;)" office:value-type="float" office:value="0.452488687782805" calcext:value-type="float">
            <text:p>0,4524886877828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J143]/[.P143])*100; &quot;&quot;)" office:value-type="float" office:value="0.452488687782805" calcext:value-type="float">
            <text:p>0,4524886877828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44]=&quot;&quot;;&quot;&quot;;[.C144]-[.AE144])">
            <text:p/>
          </table:table-cell>
          <table:table-cell/>
          <table:table-cell table:formula="of:=IFERROR(([.E144]/[.D144])*100; &quot;&quot;)">
            <text:p/>
          </table:table-cell>
          <table:table-cell/>
          <table:table-cell table:formula="of:=IFERROR(([.G144]/[.D144])*100; &quot;&quot;)">
            <text:p/>
          </table:table-cell>
          <table:table-cell/>
          <table:table-cell table:formula="of:=IFERROR(([.I144]/[.D144])*100; &quot;&quot;)">
            <text:p/>
          </table:table-cell>
          <table:table-cell/>
          <table:table-cell table:style-name="ce3"/>
          <table:table-cell table:formula="of:=IFERROR(([.L144]/[.D144])*100; &quot;&quot;)">
            <text:p/>
          </table:table-cell>
          <table:table-cell table:style-name="ce3"/>
          <table:table-cell table:formula="of:=IFERROR(([.N144]/[.D144])*100; &quot;&quot;)">
            <text:p/>
          </table:table-cell>
          <table:table-cell table:style-name="ce3"/>
          <table:table-cell table:formula="of:=IFERROR(([.P144]/[.D144])*100; &quot;&quot;)">
            <text:p/>
          </table:table-cell>
          <table:table-cell table:style-name="ce3"/>
          <table:table-cell table:formula="of:=IFERROR(([.R144]/[.D144])*100; &quot;&quot;)">
            <text:p/>
          </table:table-cell>
          <table:table-cell table:style-name="ce3"/>
          <table:table-cell table:formula="of:=IFERROR(([.T144]/[.R144])*100; &quot;&quot;)">
            <text:p/>
          </table:table-cell>
          <table:table-cell/>
          <table:table-cell table:formula="of:=IFERROR(([.V144]/[.R144])*100; &quot;&quot;)">
            <text:p/>
          </table:table-cell>
          <table:table-cell table:formula="of:=IF([.L144] = &quot;&quot; ;&quot;&quot;; [.L144]-[.V144])">
            <text:p/>
          </table:table-cell>
          <table:table-cell table:formula="of:=IFERROR(([.X144]/[.P144])*100; &quot;&quot;)">
            <text:p/>
          </table:table-cell>
          <table:table-cell/>
          <table:table-cell table:formula="of:=IFERROR(([.Z144]/[.R144])*100; &quot;&quot;)">
            <text:p/>
          </table:table-cell>
          <table:table-cell table:formula="of:=IF([.N144] = &quot;&quot; ;&quot;&quot;; [.N144]-[.Z144])">
            <text:p/>
          </table:table-cell>
          <table:table-cell table:formula="of:=IFERROR(([.AB144]/[.P144])*100; &quot;&quot;)">
            <text:p/>
          </table:table-cell>
          <table:table-cell table:style-name="ce3" table:number-columns-repeated="3"/>
          <table:table-cell table:formula="of:=IFERROR(([.AF144]/[.P144])*100; &quot;&quot;)">
            <text:p/>
          </table:table-cell>
          <table:table-cell table:style-name="ce3"/>
          <table:table-cell table:formula="of:=IFERROR(([.AH144]/[.P144])*100; &quot;&quot;)">
            <text:p/>
          </table:table-cell>
          <table:table-cell table:style-name="ce3"/>
          <table:table-cell/>
          <table:table-cell table:style-name="ce3"/>
          <table:table-cell table:formula="of:=IFERROR(([.AL144]/[.P14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44]/[.P144])*100; &quot;&quot;)">
            <text:p/>
          </table:table-cell>
          <table:table-cell table:style-name="ce3"/>
          <table:table-cell/>
          <table:table-cell table:style-name="ce3"/>
          <table:table-cell table:formula="of:=IFERROR(([.BT144]/[.P14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44]/[.P144])*100; &quot;&quot;)">
            <text:p/>
          </table:table-cell>
          <table:table-cell table:style-name="ce3"/>
          <table:table-cell table:formula="of:=IFERROR(([.CN144]/[.P144])*100; &quot;&quot;)">
            <text:p/>
          </table:table-cell>
          <table:table-cell table:style-name="ce3"/>
          <table:table-cell table:formula="of:=IFERROR(([.CP144]/[.P14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44]/[.P144])*100; &quot;&quot;)">
            <text:p/>
          </table:table-cell>
          <table:table-cell table:style-name="ce3"/>
          <table:table-cell/>
          <table:table-cell table:style-name="ce3"/>
          <table:table-cell table:formula="of:=IFERROR(([.DB144]/[.P144])*100; &quot;&quot;)">
            <text:p/>
          </table:table-cell>
          <table:table-cell table:style-name="ce3"/>
          <table:table-cell/>
          <table:table-cell table:style-name="ce3"/>
          <table:table-cell table:formula="of:=IFERROR(([.DF144]/[.P144])*100; &quot;&quot;)">
            <text:p/>
          </table:table-cell>
          <table:table-cell table:style-name="ce3"/>
          <table:table-cell/>
          <table:table-cell table:style-name="ce3"/>
          <table:table-cell table:formula="of:=IFERROR(([.DJ144]/[.P14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LTE 6820 v3</text:p>
          </table:table-cell>
          <table:table-cell office:value-type="string" calcext:value-type="string">
            <text:p>07.27</text:p>
          </table:table-cell>
          <table:table-cell office:value-type="float" office:value="314" calcext:value-type="float">
            <text:p>314</text:p>
          </table:table-cell>
          <table:table-cell table:formula="of:=IF([.C145]=&quot;&quot;;&quot;&quot;;[.C145]-[.AE145])"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table:formula="of:=IFERROR(([.E145]/[.D145])*100; &quot;&quot;)" office:value-type="float" office:value="101.550387596899" calcext:value-type="float">
            <text:p>101,550387596899</text:p>
          </table:table-cell>
          <table:table-cell office:value-type="float" office:value="123" calcext:value-type="float">
            <text:p>123</text:p>
          </table:table-cell>
          <table:table-cell table:formula="of:=IFERROR(([.G145]/[.D145])*100; &quot;&quot;)" office:value-type="float" office:value="47.6744186046512" calcext:value-type="float">
            <text:p>47,6744186046512</text:p>
          </table:table-cell>
          <table:table-cell office:value-type="float" office:value="124" calcext:value-type="float">
            <text:p>124</text:p>
          </table:table-cell>
          <table:table-cell table:formula="of:=IFERROR(([.I145]/[.D145])*100; &quot;&quot;)" office:value-type="float" office:value="48.062015503876" calcext:value-type="float">
            <text:p>48,0620155038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145]/[.D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145]/[.D145])*100; &quot;&quot;)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formula="of:=IFERROR(([.P145]/[.D145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R145]/[.D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T145]/[.R145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145]/[.R145])*100; &quot;&quot;)">
            <text:p/>
          </table:table-cell>
          <table:table-cell table:formula="of:=IF([.L145] = &quot;&quot; ;&quot;&quot;; [.L145]-[.V145])" office:value-type="float" office:value="0" calcext:value-type="float">
            <text:p>0</text:p>
          </table:table-cell>
          <table:table-cell table:formula="of:=IFERROR(([.X145]/[.P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145]/[.R145])*100; &quot;&quot;)">
            <text:p/>
          </table:table-cell>
          <table:table-cell table:formula="of:=IF([.N145] = &quot;&quot; ;&quot;&quot;; [.N145]-[.Z145])" office:value-type="float" office:value="0" calcext:value-type="float">
            <text:p>0</text:p>
          </table:table-cell>
          <table:table-cell table:formula="of:=IFERROR(([.AB145]/[.P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IFERROR(([.AF145]/[.P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145]/[.P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145]/[.P145])*100; &quot;&quot;)" office:value-type="float" office:value="1.16279069767442" calcext:value-type="float">
            <text:p>1,162790697674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IFERROR(([.BP145]/[.P145])*100; &quot;&quot;)" office:value-type="float" office:value="98.8372093023256" calcext:value-type="float">
            <text:p>98,83720930232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45]/[.P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45]/[.P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45]/[.P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45]/[.P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45]/[.P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45]/[.P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45]/[.P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45]/[.P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46]=&quot;&quot;;&quot;&quot;;[.C146]-[.AE146])">
            <text:p/>
          </table:table-cell>
          <table:table-cell/>
          <table:table-cell table:formula="of:=IFERROR(([.E146]/[.D146])*100; &quot;&quot;)">
            <text:p/>
          </table:table-cell>
          <table:table-cell/>
          <table:table-cell table:formula="of:=IFERROR(([.G146]/[.D146])*100; &quot;&quot;)">
            <text:p/>
          </table:table-cell>
          <table:table-cell/>
          <table:table-cell table:formula="of:=IFERROR(([.I146]/[.D146])*100; &quot;&quot;)">
            <text:p/>
          </table:table-cell>
          <table:table-cell/>
          <table:table-cell table:style-name="ce3"/>
          <table:table-cell table:formula="of:=IFERROR(([.L146]/[.D146])*100; &quot;&quot;)">
            <text:p/>
          </table:table-cell>
          <table:table-cell table:style-name="ce3"/>
          <table:table-cell table:formula="of:=IFERROR(([.N146]/[.D146])*100; &quot;&quot;)">
            <text:p/>
          </table:table-cell>
          <table:table-cell table:style-name="ce3"/>
          <table:table-cell table:formula="of:=IFERROR(([.P146]/[.D146])*100; &quot;&quot;)">
            <text:p/>
          </table:table-cell>
          <table:table-cell table:style-name="ce3"/>
          <table:table-cell table:formula="of:=IFERROR(([.R146]/[.D146])*100; &quot;&quot;)">
            <text:p/>
          </table:table-cell>
          <table:table-cell table:style-name="ce3"/>
          <table:table-cell table:formula="of:=IFERROR(([.T146]/[.R146])*100; &quot;&quot;)">
            <text:p/>
          </table:table-cell>
          <table:table-cell/>
          <table:table-cell table:formula="of:=IFERROR(([.V146]/[.R146])*100; &quot;&quot;)">
            <text:p/>
          </table:table-cell>
          <table:table-cell table:formula="of:=IF([.L146] = &quot;&quot; ;&quot;&quot;; [.L146]-[.V146])">
            <text:p/>
          </table:table-cell>
          <table:table-cell table:formula="of:=IFERROR(([.X146]/[.P146])*100; &quot;&quot;)">
            <text:p/>
          </table:table-cell>
          <table:table-cell/>
          <table:table-cell table:formula="of:=IFERROR(([.Z146]/[.R146])*100; &quot;&quot;)">
            <text:p/>
          </table:table-cell>
          <table:table-cell table:formula="of:=IF([.N146] = &quot;&quot; ;&quot;&quot;; [.N146]-[.Z146])">
            <text:p/>
          </table:table-cell>
          <table:table-cell table:formula="of:=IFERROR(([.AB146]/[.P146])*100; &quot;&quot;)">
            <text:p/>
          </table:table-cell>
          <table:table-cell table:style-name="ce3" table:number-columns-repeated="3"/>
          <table:table-cell table:formula="of:=IFERROR(([.AF146]/[.P146])*100; &quot;&quot;)">
            <text:p/>
          </table:table-cell>
          <table:table-cell table:style-name="ce3"/>
          <table:table-cell table:formula="of:=IFERROR(([.AH146]/[.P146])*100; &quot;&quot;)">
            <text:p/>
          </table:table-cell>
          <table:table-cell table:style-name="ce3"/>
          <table:table-cell/>
          <table:table-cell table:style-name="ce3"/>
          <table:table-cell table:formula="of:=IFERROR(([.AL146]/[.P14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46]/[.P146])*100; &quot;&quot;)">
            <text:p/>
          </table:table-cell>
          <table:table-cell table:style-name="ce3"/>
          <table:table-cell/>
          <table:table-cell table:style-name="ce3"/>
          <table:table-cell table:formula="of:=IFERROR(([.BT146]/[.P14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46]/[.P146])*100; &quot;&quot;)">
            <text:p/>
          </table:table-cell>
          <table:table-cell table:style-name="ce3"/>
          <table:table-cell table:formula="of:=IFERROR(([.CN146]/[.P146])*100; &quot;&quot;)">
            <text:p/>
          </table:table-cell>
          <table:table-cell table:style-name="ce3"/>
          <table:table-cell table:formula="of:=IFERROR(([.CP146]/[.P14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46]/[.P146])*100; &quot;&quot;)">
            <text:p/>
          </table:table-cell>
          <table:table-cell table:style-name="ce3"/>
          <table:table-cell/>
          <table:table-cell table:style-name="ce3"/>
          <table:table-cell table:formula="of:=IFERROR(([.DB146]/[.P146])*100; &quot;&quot;)">
            <text:p/>
          </table:table-cell>
          <table:table-cell table:style-name="ce3"/>
          <table:table-cell/>
          <table:table-cell table:style-name="ce3"/>
          <table:table-cell table:formula="of:=IFERROR(([.DF146]/[.P146])*100; &quot;&quot;)">
            <text:p/>
          </table:table-cell>
          <table:table-cell table:style-name="ce3"/>
          <table:table-cell/>
          <table:table-cell table:style-name="ce3"/>
          <table:table-cell table:formula="of:=IFERROR(([.DJ146]/[.P14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LTE 6890 v1</text:p>
          </table:table-cell>
          <table:table-cell office:value-type="string" calcext:value-type="string">
            <text:p>07.28</text:p>
          </table:table-cell>
          <table:table-cell office:value-type="float" office:value="423" calcext:value-type="float">
            <text:p>423</text:p>
          </table:table-cell>
          <table:table-cell table:formula="of:=IF([.C147]=&quot;&quot;;&quot;&quot;;[.C147]-[.AE147])" office:value-type="float" office:value="341" calcext:value-type="float">
            <text:p>341</text:p>
          </table:table-cell>
          <table:table-cell office:value-type="float" office:value="345" calcext:value-type="float">
            <text:p>345</text:p>
          </table:table-cell>
          <table:table-cell table:formula="of:=IFERROR(([.E147]/[.D147])*100; &quot;&quot;)" office:value-type="float" office:value="101.173020527859" calcext:value-type="float">
            <text:p>101,173020527859</text:p>
          </table:table-cell>
          <table:table-cell office:value-type="float" office:value="0" calcext:value-type="float">
            <text:p>0</text:p>
          </table:table-cell>
          <table:table-cell table:formula="of:=IFERROR(([.G147]/[.D147])*100; &quot;&quot;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IFERROR(([.I147]/[.D147])*100; &quot;&quot;)" office:value-type="float" office:value="35.1906158357771" calcext:value-type="float">
            <text:p>35,19061583577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147]/[.D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147]/[.D147])*100; &quot;&quot;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ERROR(([.P147]/[.D147])*100; &quot;&quot;)" office:value-type="float" office:value="2.05278592375367" calcext:value-type="float">
            <text:p>2,05278592375367</text:p>
          </table:table-cell>
          <table:table-cell office:value-type="float" office:value="334" calcext:value-type="float">
            <text:p>334</text:p>
          </table:table-cell>
          <table:table-cell table:formula="of:=IFERROR(([.R147]/[.D147])*100; &quot;&quot;)" office:value-type="float" office:value="97.9472140762463" calcext:value-type="float">
            <text:p>97,9472140762463</text:p>
          </table:table-cell>
          <table:table-cell office:value-type="float" office:value="0" calcext:value-type="float">
            <text:p>0</text:p>
          </table:table-cell>
          <table:table-cell table:formula="of:=IFERROR(([.T147]/[.R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V147]/[.R147])*100; &quot;&quot;)" office:value-type="float" office:value="0" calcext:value-type="float">
            <text:p>0</text:p>
          </table:table-cell>
          <table:table-cell table:formula="of:=IF([.L147] = &quot;&quot; ;&quot;&quot;; [.L147]-[.V147])" office:value-type="float" office:value="0" calcext:value-type="float">
            <text:p>0</text:p>
          </table:table-cell>
          <table:table-cell table:formula="of:=IFERROR(([.X147]/[.P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147]/[.R147])*100; &quot;&quot;)" office:value-type="float" office:value="0" calcext:value-type="float">
            <text:p>0</text:p>
          </table:table-cell>
          <table:table-cell table:formula="of:=IF([.N147] = &quot;&quot; ;&quot;&quot;; [.N147]-[.Z147])" office:value-type="float" office:value="0" calcext:value-type="float">
            <text:p>0</text:p>
          </table:table-cell>
          <table:table-cell table:formula="of:=IFERROR(([.AB147]/[.P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IFERROR(([.AF147]/[.P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147]/[.P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147]/[.P147])*100; &quot;&quot;)" office:value-type="float" office:value="71.4285714285714" calcext:value-type="float">
            <text:p>71,4285714285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BP147]/[.P147])*100; &quot;&quot;)" office:value-type="float" office:value="28.5714285714286" calcext:value-type="float">
            <text:p>28,5714285714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47]/[.P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47]/[.P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47]/[.P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47]/[.P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47]/[.P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47]/[.P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47]/[.P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47]/[.P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07.21</text:p>
          </table:table-cell>
          <table:table-cell office:value-type="float" office:value="416" calcext:value-type="float">
            <text:p>416</text:p>
          </table:table-cell>
          <table:table-cell table:formula="of:=IF([.C148]=&quot;&quot;;&quot;&quot;;[.C148]-[.AE148])" office:value-type="float" office:value="336" calcext:value-type="float">
            <text:p>336</text:p>
          </table:table-cell>
          <table:table-cell office:value-type="float" office:value="340" calcext:value-type="float">
            <text:p>340</text:p>
          </table:table-cell>
          <table:table-cell table:formula="of:=IFERROR(([.E148]/[.D148])*100; &quot;&quot;)" office:value-type="float" office:value="101.190476190476" calcext:value-type="float">
            <text:p>101,190476190476</text:p>
          </table:table-cell>
          <table:table-cell office:value-type="float" office:value="0" calcext:value-type="float">
            <text:p>0</text:p>
          </table:table-cell>
          <table:table-cell table:formula="of:=IFERROR(([.G148]/[.D148])*100; &quot;&quot;)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formula="of:=IFERROR(([.I148]/[.D148])*100; &quot;&quot;)" office:value-type="float" office:value="36.9047619047619" calcext:value-type="float">
            <text:p>36,90476190476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148]/[.D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148]/[.D148])*100; &quot;&quot;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ERROR(([.P148]/[.D148])*100; &quot;&quot;)" office:value-type="float" office:value="2.08333333333333" calcext:value-type="float">
            <text:p>2,08333333333333</text:p>
          </table:table-cell>
          <table:table-cell office:value-type="float" office:value="329" calcext:value-type="float">
            <text:p>329</text:p>
          </table:table-cell>
          <table:table-cell table:formula="of:=IFERROR(([.R148]/[.D148])*100; &quot;&quot;)" office:value-type="float" office:value="97.9166666666667" calcext:value-type="float">
            <text:p>97,9166666666667</text:p>
          </table:table-cell>
          <table:table-cell office:value-type="float" office:value="0" calcext:value-type="float">
            <text:p>0</text:p>
          </table:table-cell>
          <table:table-cell table:formula="of:=IFERROR(([.T148]/[.R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V148]/[.R148])*100; &quot;&quot;)" office:value-type="float" office:value="0" calcext:value-type="float">
            <text:p>0</text:p>
          </table:table-cell>
          <table:table-cell table:formula="of:=IF([.L148] = &quot;&quot; ;&quot;&quot;; [.L148]-[.V148])" office:value-type="float" office:value="0" calcext:value-type="float">
            <text:p>0</text:p>
          </table:table-cell>
          <table:table-cell table:formula="of:=IFERROR(([.X148]/[.P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148]/[.R148])*100; &quot;&quot;)" office:value-type="float" office:value="0" calcext:value-type="float">
            <text:p>0</text:p>
          </table:table-cell>
          <table:table-cell table:formula="of:=IF([.N148] = &quot;&quot; ;&quot;&quot;; [.N148]-[.Z148])" office:value-type="float" office:value="0" calcext:value-type="float">
            <text:p>0</text:p>
          </table:table-cell>
          <table:table-cell table:formula="of:=IFERROR(([.AB148]/[.P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ERROR(([.AF148]/[.P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148]/[.P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148]/[.P148])*100; &quot;&quot;)" office:value-type="float" office:value="71.4285714285714" calcext:value-type="float">
            <text:p>71,4285714285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BP148]/[.P148])*100; &quot;&quot;)" office:value-type="float" office:value="28.5714285714286" calcext:value-type="float">
            <text:p>28,5714285714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48]/[.P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48]/[.P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48]/[.P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48]/[.P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48]/[.P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48]/[.P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48]/[.P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48]/[.P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49]=&quot;&quot;;&quot;&quot;;[.C149]-[.AE149])">
            <text:p/>
          </table:table-cell>
          <table:table-cell/>
          <table:table-cell table:formula="of:=IFERROR(([.E149]/[.D149])*100; &quot;&quot;)">
            <text:p/>
          </table:table-cell>
          <table:table-cell/>
          <table:table-cell table:formula="of:=IFERROR(([.G149]/[.D149])*100; &quot;&quot;)">
            <text:p/>
          </table:table-cell>
          <table:table-cell/>
          <table:table-cell table:formula="of:=IFERROR(([.I149]/[.D149])*100; &quot;&quot;)">
            <text:p/>
          </table:table-cell>
          <table:table-cell/>
          <table:table-cell table:style-name="ce3"/>
          <table:table-cell table:formula="of:=IFERROR(([.L149]/[.D149])*100; &quot;&quot;)">
            <text:p/>
          </table:table-cell>
          <table:table-cell table:style-name="ce3"/>
          <table:table-cell table:formula="of:=IFERROR(([.N149]/[.D149])*100; &quot;&quot;)">
            <text:p/>
          </table:table-cell>
          <table:table-cell table:style-name="ce3"/>
          <table:table-cell table:formula="of:=IFERROR(([.P149]/[.D149])*100; &quot;&quot;)">
            <text:p/>
          </table:table-cell>
          <table:table-cell table:style-name="ce3"/>
          <table:table-cell table:formula="of:=IFERROR(([.R149]/[.D149])*100; &quot;&quot;)">
            <text:p/>
          </table:table-cell>
          <table:table-cell table:style-name="ce3"/>
          <table:table-cell table:formula="of:=IFERROR(([.T149]/[.R149])*100; &quot;&quot;)">
            <text:p/>
          </table:table-cell>
          <table:table-cell/>
          <table:table-cell table:formula="of:=IFERROR(([.V149]/[.R149])*100; &quot;&quot;)">
            <text:p/>
          </table:table-cell>
          <table:table-cell table:formula="of:=IF([.L149] = &quot;&quot; ;&quot;&quot;; [.L149]-[.V149])">
            <text:p/>
          </table:table-cell>
          <table:table-cell table:formula="of:=IFERROR(([.X149]/[.P149])*100; &quot;&quot;)">
            <text:p/>
          </table:table-cell>
          <table:table-cell/>
          <table:table-cell table:formula="of:=IFERROR(([.Z149]/[.R149])*100; &quot;&quot;)">
            <text:p/>
          </table:table-cell>
          <table:table-cell table:formula="of:=IF([.N149] = &quot;&quot; ;&quot;&quot;; [.N149]-[.Z149])">
            <text:p/>
          </table:table-cell>
          <table:table-cell table:formula="of:=IFERROR(([.AB149]/[.P149])*100; &quot;&quot;)">
            <text:p/>
          </table:table-cell>
          <table:table-cell table:style-name="ce3" table:number-columns-repeated="3"/>
          <table:table-cell table:formula="of:=IFERROR(([.AF149]/[.P149])*100; &quot;&quot;)">
            <text:p/>
          </table:table-cell>
          <table:table-cell table:style-name="ce3"/>
          <table:table-cell table:formula="of:=IFERROR(([.AH149]/[.P149])*100; &quot;&quot;)">
            <text:p/>
          </table:table-cell>
          <table:table-cell table:style-name="ce3"/>
          <table:table-cell/>
          <table:table-cell table:style-name="ce3"/>
          <table:table-cell table:formula="of:=IFERROR(([.AL149]/[.P14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49]/[.P149])*100; &quot;&quot;)">
            <text:p/>
          </table:table-cell>
          <table:table-cell table:style-name="ce3"/>
          <table:table-cell/>
          <table:table-cell table:style-name="ce3"/>
          <table:table-cell table:formula="of:=IFERROR(([.BT149]/[.P14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49]/[.P149])*100; &quot;&quot;)">
            <text:p/>
          </table:table-cell>
          <table:table-cell table:style-name="ce3"/>
          <table:table-cell table:formula="of:=IFERROR(([.CN149]/[.P149])*100; &quot;&quot;)">
            <text:p/>
          </table:table-cell>
          <table:table-cell table:style-name="ce3"/>
          <table:table-cell table:formula="of:=IFERROR(([.CP149]/[.P14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49]/[.P149])*100; &quot;&quot;)">
            <text:p/>
          </table:table-cell>
          <table:table-cell table:style-name="ce3"/>
          <table:table-cell/>
          <table:table-cell table:style-name="ce3"/>
          <table:table-cell table:formula="of:=IFERROR(([.DB149]/[.P149])*100; &quot;&quot;)">
            <text:p/>
          </table:table-cell>
          <table:table-cell table:style-name="ce3"/>
          <table:table-cell/>
          <table:table-cell table:style-name="ce3"/>
          <table:table-cell table:formula="of:=IFERROR(([.DF149]/[.P149])*100; &quot;&quot;)">
            <text:p/>
          </table:table-cell>
          <table:table-cell table:style-name="ce3"/>
          <table:table-cell/>
          <table:table-cell table:style-name="ce3"/>
          <table:table-cell table:formula="of:=IFERROR(([.DJ149]/[.P14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LTE 6820 v1</text:p>
          </table:table-cell>
          <table:table-cell office:value-type="string" calcext:value-type="string">
            <text:p>07.27</text:p>
          </table:table-cell>
          <table:table-cell office:value-type="float" office:value="313" calcext:value-type="float">
            <text:p>313</text:p>
          </table:table-cell>
          <table:table-cell table:formula="of:=IF([.C150]=&quot;&quot;;&quot;&quot;;[.C150]-[.AE150])" office:value-type="float" office:value="257" calcext:value-type="float">
            <text:p>257</text:p>
          </table:table-cell>
          <table:table-cell office:value-type="float" office:value="261" calcext:value-type="float">
            <text:p>261</text:p>
          </table:table-cell>
          <table:table-cell table:formula="of:=IFERROR(([.E150]/[.D150])*100; &quot;&quot;)" office:value-type="float" office:value="101.556420233463" calcext:value-type="float">
            <text:p>101,556420233463</text:p>
          </table:table-cell>
          <table:table-cell office:value-type="float" office:value="122" calcext:value-type="float">
            <text:p>122</text:p>
          </table:table-cell>
          <table:table-cell table:formula="of:=IFERROR(([.G150]/[.D150])*100; &quot;&quot;)" office:value-type="float" office:value="47.4708171206226" calcext:value-type="float">
            <text:p>47,4708171206226</text:p>
          </table:table-cell>
          <table:table-cell office:value-type="float" office:value="124" calcext:value-type="float">
            <text:p>124</text:p>
          </table:table-cell>
          <table:table-cell table:formula="of:=IFERROR(([.I150]/[.D150])*100; &quot;&quot;)" office:value-type="float" office:value="48.2490272373541" calcext:value-type="float">
            <text:p>48,24902723735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150]/[.D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150]/[.D150])*100; &quot;&quot;)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formula="of:=IFERROR(([.P150]/[.D150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R150]/[.D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T150]/[.R150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150]/[.R150])*100; &quot;&quot;)">
            <text:p/>
          </table:table-cell>
          <table:table-cell table:formula="of:=IF([.L150] = &quot;&quot; ;&quot;&quot;; [.L150]-[.V150])" office:value-type="float" office:value="0" calcext:value-type="float">
            <text:p>0</text:p>
          </table:table-cell>
          <table:table-cell table:formula="of:=IFERROR(([.X150]/[.P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150]/[.R150])*100; &quot;&quot;)">
            <text:p/>
          </table:table-cell>
          <table:table-cell table:formula="of:=IF([.N150] = &quot;&quot; ;&quot;&quot;; [.N150]-[.Z150])" office:value-type="float" office:value="0" calcext:value-type="float">
            <text:p>0</text:p>
          </table:table-cell>
          <table:table-cell table:formula="of:=IFERROR(([.AB150]/[.P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IFERROR(([.AF150]/[.P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150]/[.P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150]/[.P150])*100; &quot;&quot;)" office:value-type="float" office:value="1.16731517509728" calcext:value-type="float">
            <text:p>1,16731517509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IFERROR(([.BP150]/[.P150])*100; &quot;&quot;)" office:value-type="float" office:value="98.8326848249027" calcext:value-type="float">
            <text:p>98,83268482490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50]/[.P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50]/[.P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50]/[.P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50]/[.P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50]/[.P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50]/[.P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50]/[.P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50]/[.P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51]=&quot;&quot;;&quot;&quot;;[.C151]-[.AE151])">
            <text:p/>
          </table:table-cell>
          <table:table-cell/>
          <table:table-cell table:formula="of:=IFERROR(([.E151]/[.D151])*100; &quot;&quot;)">
            <text:p/>
          </table:table-cell>
          <table:table-cell/>
          <table:table-cell table:formula="of:=IFERROR(([.G151]/[.D151])*100; &quot;&quot;)">
            <text:p/>
          </table:table-cell>
          <table:table-cell/>
          <table:table-cell table:formula="of:=IFERROR(([.I151]/[.D151])*100; &quot;&quot;)">
            <text:p/>
          </table:table-cell>
          <table:table-cell/>
          <table:table-cell table:style-name="ce3"/>
          <table:table-cell table:formula="of:=IFERROR(([.L151]/[.D151])*100; &quot;&quot;)">
            <text:p/>
          </table:table-cell>
          <table:table-cell table:style-name="ce3"/>
          <table:table-cell table:formula="of:=IFERROR(([.N151]/[.D151])*100; &quot;&quot;)">
            <text:p/>
          </table:table-cell>
          <table:table-cell table:style-name="ce3"/>
          <table:table-cell table:formula="of:=IFERROR(([.P151]/[.D151])*100; &quot;&quot;)">
            <text:p/>
          </table:table-cell>
          <table:table-cell table:style-name="ce3"/>
          <table:table-cell table:formula="of:=IFERROR(([.R151]/[.D151])*100; &quot;&quot;)">
            <text:p/>
          </table:table-cell>
          <table:table-cell table:style-name="ce3"/>
          <table:table-cell table:formula="of:=IFERROR(([.T151]/[.R151])*100; &quot;&quot;)">
            <text:p/>
          </table:table-cell>
          <table:table-cell/>
          <table:table-cell table:formula="of:=IFERROR(([.V151]/[.R151])*100; &quot;&quot;)">
            <text:p/>
          </table:table-cell>
          <table:table-cell table:formula="of:=IF([.L151] = &quot;&quot; ;&quot;&quot;; [.L151]-[.V151])">
            <text:p/>
          </table:table-cell>
          <table:table-cell table:formula="of:=IFERROR(([.X151]/[.P151])*100; &quot;&quot;)">
            <text:p/>
          </table:table-cell>
          <table:table-cell/>
          <table:table-cell table:formula="of:=IFERROR(([.Z151]/[.R151])*100; &quot;&quot;)">
            <text:p/>
          </table:table-cell>
          <table:table-cell table:formula="of:=IF([.N151] = &quot;&quot; ;&quot;&quot;; [.N151]-[.Z151])">
            <text:p/>
          </table:table-cell>
          <table:table-cell table:formula="of:=IFERROR(([.AB151]/[.P151])*100; &quot;&quot;)">
            <text:p/>
          </table:table-cell>
          <table:table-cell table:style-name="ce3" table:number-columns-repeated="3"/>
          <table:table-cell table:formula="of:=IFERROR(([.AF151]/[.P151])*100; &quot;&quot;)">
            <text:p/>
          </table:table-cell>
          <table:table-cell table:style-name="ce3"/>
          <table:table-cell table:formula="of:=IFERROR(([.AH151]/[.P151])*100; &quot;&quot;)">
            <text:p/>
          </table:table-cell>
          <table:table-cell table:style-name="ce3"/>
          <table:table-cell/>
          <table:table-cell table:style-name="ce3"/>
          <table:table-cell table:formula="of:=IFERROR(([.AL151]/[.P15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51]/[.P151])*100; &quot;&quot;)">
            <text:p/>
          </table:table-cell>
          <table:table-cell table:style-name="ce3"/>
          <table:table-cell/>
          <table:table-cell table:style-name="ce3"/>
          <table:table-cell table:formula="of:=IFERROR(([.BT151]/[.P15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51]/[.P151])*100; &quot;&quot;)">
            <text:p/>
          </table:table-cell>
          <table:table-cell table:style-name="ce3"/>
          <table:table-cell table:formula="of:=IFERROR(([.CN151]/[.P151])*100; &quot;&quot;)">
            <text:p/>
          </table:table-cell>
          <table:table-cell table:style-name="ce3"/>
          <table:table-cell table:formula="of:=IFERROR(([.CP151]/[.P15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51]/[.P151])*100; &quot;&quot;)">
            <text:p/>
          </table:table-cell>
          <table:table-cell table:style-name="ce3"/>
          <table:table-cell/>
          <table:table-cell table:style-name="ce3"/>
          <table:table-cell table:formula="of:=IFERROR(([.DB151]/[.P151])*100; &quot;&quot;)">
            <text:p/>
          </table:table-cell>
          <table:table-cell table:style-name="ce3"/>
          <table:table-cell/>
          <table:table-cell table:style-name="ce3"/>
          <table:table-cell table:formula="of:=IFERROR(([.DF151]/[.P151])*100; &quot;&quot;)">
            <text:p/>
          </table:table-cell>
          <table:table-cell table:style-name="ce3"/>
          <table:table-cell/>
          <table:table-cell table:style-name="ce3"/>
          <table:table-cell table:formula="of:=IFERROR(([.DJ151]/[.P15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LTE 6842</text:p>
          </table:table-cell>
          <table:table-cell office:value-type="string" calcext:value-type="string">
            <text:p>123.06.34</text:p>
          </table:table-cell>
          <table:table-cell office:value-type="float" office:value="314" calcext:value-type="float">
            <text:p>314</text:p>
          </table:table-cell>
          <table:table-cell table:formula="of:=IF([.C152]=&quot;&quot;;&quot;&quot;;[.C152]-[.AE152])" office:value-type="float" office:value="264" calcext:value-type="float">
            <text:p>264</text:p>
          </table:table-cell>
          <table:table-cell office:value-type="float" office:value="264" calcext:value-type="float">
            <text:p>264</text:p>
          </table:table-cell>
          <table:table-cell table:formula="of:=IFERROR(([.E152]/[.D152])*100; &quot;&quot;)"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table:formula="of:=IFERROR(([.G152]/[.D152])*100; &quot;&quot;)" office:value-type="float" office:value="48.1060606060606" calcext:value-type="float">
            <text:p>48,1060606060606</text:p>
          </table:table-cell>
          <table:table-cell office:value-type="float" office:value="131" calcext:value-type="float">
            <text:p>131</text:p>
          </table:table-cell>
          <table:table-cell table:formula="of:=IFERROR(([.I152]/[.D152])*100; &quot;&quot;)" office:value-type="float" office:value="49.6212121212121" calcext:value-type="float">
            <text:p>49,62121212121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ERROR(([.L152]/[.D152])*100; &quot;&quot;)" office:value-type="float" office:value="3.78787878787879" calcext:value-type="float">
            <text:p>3,78787878787879</text:p>
          </table:table-cell>
          <table:table-cell office:value-type="float" office:value="6" calcext:value-type="float">
            <text:p>6</text:p>
          </table:table-cell>
          <table:table-cell table:formula="of:=IFERROR(([.N152]/[.D152])*100; &quot;&quot;)" office:value-type="float" office:value="2.27272727272727" calcext:value-type="float">
            <text:p>2,27272727272727</text:p>
          </table:table-cell>
          <table:table-cell office:value-type="float" office:value="209" calcext:value-type="float">
            <text:p>209</text:p>
          </table:table-cell>
          <table:table-cell table:formula="of:=IFERROR(([.P152]/[.D152])*100; &quot;&quot;)" office:value-type="float" office:value="79.1666666666667" calcext:value-type="float">
            <text:p>79,1666666666667</text:p>
          </table:table-cell>
          <table:table-cell office:value-type="float" office:value="55" calcext:value-type="float">
            <text:p>55</text:p>
          </table:table-cell>
          <table:table-cell table:formula="of:=IFERROR(([.R152]/[.D152])*100; &quot;&quot;)" office:value-type="float" office:value="20.8333333333333" calcext:value-type="float">
            <text:p>20,8333333333333</text:p>
          </table:table-cell>
          <table:table-cell office:value-type="float" office:value="18" calcext:value-type="float">
            <text:p>18</text:p>
          </table:table-cell>
          <table:table-cell table:formula="of:=IFERROR(([.T152]/[.R152])*100; &quot;&quot;)" office:value-type="float" office:value="32.7272727272727" calcext:value-type="float">
            <text:p>32,7272727272727</text:p>
          </table:table-cell>
          <table:table-cell office:value-type="float" office:value="10" calcext:value-type="float">
            <text:p>10</text:p>
          </table:table-cell>
          <table:table-cell table:formula="of:=IFERROR(([.V152]/[.R152])*100; &quot;&quot;)" office:value-type="float" office:value="18.1818181818182" calcext:value-type="float">
            <text:p>18,1818181818182</text:p>
          </table:table-cell>
          <table:table-cell table:formula="of:=IF([.L152] = &quot;&quot; ;&quot;&quot;; [.L152]-[.V152])" office:value-type="float" office:value="0" calcext:value-type="float">
            <text:p>0</text:p>
          </table:table-cell>
          <table:table-cell table:formula="of:=IFERROR(([.X152]/[.P152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Z152]/[.R152])*100; &quot;&quot;)" office:value-type="float" office:value="10.9090909090909" calcext:value-type="float">
            <text:p>10,9090909090909</text:p>
          </table:table-cell>
          <table:table-cell table:formula="of:=IF([.N152] = &quot;&quot; ;&quot;&quot;; [.N152]-[.Z152])" office:value-type="float" office:value="0" calcext:value-type="float">
            <text:p>0</text:p>
          </table:table-cell>
          <table:table-cell table:formula="of:=IFERROR(([.AB152]/[.P152])*100; &quot;&quot;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IFERROR(([.AF152]/[.P152])*100; &quot;&quot;)" office:value-type="float" office:value="1.91387559808612" calcext:value-type="float">
            <text:p>1,91387559808612</text:p>
          </table:table-cell>
          <table:table-cell office:value-type="float" office:value="75" calcext:value-type="float">
            <text:p>75</text:p>
          </table:table-cell>
          <table:table-cell table:formula="of:=IFERROR(([.AH152]/[.P152])*100; &quot;&quot;)" office:value-type="float" office:value="35.8851674641148" calcext:value-type="float">
            <text:p>35,8851674641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152]/[.P152])*100; &quot;&quot;)" office:value-type="float" office:value="1.43540669856459" calcext:value-type="float">
            <text:p>1,435406698564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ERROR(([.BP152]/[.P152])*100; &quot;&quot;)" office:value-type="float" office:value="7.17703349282297" calcext:value-type="float">
            <text:p>7,177033492822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52]/[.P1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IFERROR(([.CL152]/[.P152])*100; &quot;&quot;)" office:value-type="float" office:value="44.9760765550239" calcext:value-type="float">
            <text:p>44,9760765550239</text:p>
          </table:table-cell>
          <table:table-cell office:value-type="float" office:value="9" calcext:value-type="float">
            <text:p>9</text:p>
          </table:table-cell>
          <table:table-cell table:formula="of:=IFERROR(([.CN152]/[.P152])*100; &quot;&quot;)" office:value-type="float" office:value="4.30622009569378" calcext:value-type="float">
            <text:p>4,30622009569378</text:p>
          </table:table-cell>
          <table:table-cell office:value-type="float" office:value="3" calcext:value-type="float">
            <text:p>3</text:p>
          </table:table-cell>
          <table:table-cell table:formula="of:=IFERROR(([.CP152]/[.P152])*100; &quot;&quot;)" office:value-type="float" office:value="1.43540669856459" calcext:value-type="float">
            <text:p>1,435406698564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152]/[.P152])*100; &quot;&quot;)" office:value-type="float" office:value="1.91387559808612" calcext:value-type="float">
            <text:p>1,913875598086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B152]/[.P152])*100; &quot;&quot;)" office:value-type="float" office:value="0.478468899521531" calcext:value-type="float">
            <text:p>0,4784688995215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152]/[.P152])*100; &quot;&quot;)" office:value-type="float" office:value="0.478468899521531" calcext:value-type="float">
            <text:p>0,4784688995215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52]/[.P1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53]=&quot;&quot;;&quot;&quot;;[.C153]-[.AE153])">
            <text:p/>
          </table:table-cell>
          <table:table-cell/>
          <table:table-cell table:formula="of:=IFERROR(([.E153]/[.D153])*100; &quot;&quot;)">
            <text:p/>
          </table:table-cell>
          <table:table-cell/>
          <table:table-cell table:formula="of:=IFERROR(([.G153]/[.D153])*100; &quot;&quot;)">
            <text:p/>
          </table:table-cell>
          <table:table-cell/>
          <table:table-cell table:formula="of:=IFERROR(([.I153]/[.D153])*100; &quot;&quot;)">
            <text:p/>
          </table:table-cell>
          <table:table-cell/>
          <table:table-cell table:style-name="ce3"/>
          <table:table-cell table:formula="of:=IFERROR(([.L153]/[.D153])*100; &quot;&quot;)">
            <text:p/>
          </table:table-cell>
          <table:table-cell table:style-name="ce3"/>
          <table:table-cell table:formula="of:=IFERROR(([.N153]/[.D153])*100; &quot;&quot;)">
            <text:p/>
          </table:table-cell>
          <table:table-cell table:style-name="ce3"/>
          <table:table-cell table:formula="of:=IFERROR(([.P153]/[.D153])*100; &quot;&quot;)">
            <text:p/>
          </table:table-cell>
          <table:table-cell table:style-name="ce3"/>
          <table:table-cell table:formula="of:=IFERROR(([.R153]/[.D153])*100; &quot;&quot;)">
            <text:p/>
          </table:table-cell>
          <table:table-cell table:style-name="ce3"/>
          <table:table-cell table:formula="of:=IFERROR(([.T153]/[.R153])*100; &quot;&quot;)">
            <text:p/>
          </table:table-cell>
          <table:table-cell/>
          <table:table-cell table:formula="of:=IFERROR(([.V153]/[.R153])*100; &quot;&quot;)">
            <text:p/>
          </table:table-cell>
          <table:table-cell table:formula="of:=IF([.L153] = &quot;&quot; ;&quot;&quot;; [.L153]-[.V153])">
            <text:p/>
          </table:table-cell>
          <table:table-cell table:formula="of:=IFERROR(([.X153]/[.P153])*100; &quot;&quot;)">
            <text:p/>
          </table:table-cell>
          <table:table-cell/>
          <table:table-cell table:formula="of:=IFERROR(([.Z153]/[.R153])*100; &quot;&quot;)">
            <text:p/>
          </table:table-cell>
          <table:table-cell table:formula="of:=IF([.N153] = &quot;&quot; ;&quot;&quot;; [.N153]-[.Z153])">
            <text:p/>
          </table:table-cell>
          <table:table-cell table:formula="of:=IFERROR(([.AB153]/[.P153])*100; &quot;&quot;)">
            <text:p/>
          </table:table-cell>
          <table:table-cell table:style-name="ce3" table:number-columns-repeated="3"/>
          <table:table-cell table:formula="of:=IFERROR(([.AF153]/[.P153])*100; &quot;&quot;)">
            <text:p/>
          </table:table-cell>
          <table:table-cell table:style-name="ce3"/>
          <table:table-cell table:formula="of:=IFERROR(([.AH153]/[.P153])*100; &quot;&quot;)">
            <text:p/>
          </table:table-cell>
          <table:table-cell table:style-name="ce3"/>
          <table:table-cell/>
          <table:table-cell table:style-name="ce3"/>
          <table:table-cell table:formula="of:=IFERROR(([.AL153]/[.P15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53]/[.P153])*100; &quot;&quot;)">
            <text:p/>
          </table:table-cell>
          <table:table-cell table:style-name="ce3"/>
          <table:table-cell/>
          <table:table-cell table:style-name="ce3"/>
          <table:table-cell table:formula="of:=IFERROR(([.BT153]/[.P15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53]/[.P153])*100; &quot;&quot;)">
            <text:p/>
          </table:table-cell>
          <table:table-cell table:style-name="ce3"/>
          <table:table-cell table:formula="of:=IFERROR(([.CN153]/[.P153])*100; &quot;&quot;)">
            <text:p/>
          </table:table-cell>
          <table:table-cell table:style-name="ce3"/>
          <table:table-cell table:formula="of:=IFERROR(([.CP153]/[.P15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53]/[.P153])*100; &quot;&quot;)">
            <text:p/>
          </table:table-cell>
          <table:table-cell table:style-name="ce3"/>
          <table:table-cell/>
          <table:table-cell table:style-name="ce3"/>
          <table:table-cell table:formula="of:=IFERROR(([.DB153]/[.P153])*100; &quot;&quot;)">
            <text:p/>
          </table:table-cell>
          <table:table-cell table:style-name="ce3"/>
          <table:table-cell/>
          <table:table-cell table:style-name="ce3"/>
          <table:table-cell table:formula="of:=IFERROR(([.DF153]/[.P153])*100; &quot;&quot;)">
            <text:p/>
          </table:table-cell>
          <table:table-cell table:style-name="ce3"/>
          <table:table-cell/>
          <table:table-cell table:style-name="ce3"/>
          <table:table-cell table:formula="of:=IFERROR(([.DJ153]/[.P15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LTE 6820 v2</text:p>
          </table:table-cell>
          <table:table-cell office:value-type="string" calcext:value-type="string">
            <text:p>07.27</text:p>
          </table:table-cell>
          <table:table-cell office:value-type="float" office:value="313" calcext:value-type="float">
            <text:p>313</text:p>
          </table:table-cell>
          <table:table-cell table:formula="of:=IF([.C154]=&quot;&quot;;&quot;&quot;;[.C154]-[.AE154])" office:value-type="float" office:value="257" calcext:value-type="float">
            <text:p>257</text:p>
          </table:table-cell>
          <table:table-cell office:value-type="float" office:value="261" calcext:value-type="float">
            <text:p>261</text:p>
          </table:table-cell>
          <table:table-cell table:formula="of:=IFERROR(([.E154]/[.D154])*100; &quot;&quot;)" office:value-type="float" office:value="101.556420233463" calcext:value-type="float">
            <text:p>101,556420233463</text:p>
          </table:table-cell>
          <table:table-cell office:value-type="float" office:value="122" calcext:value-type="float">
            <text:p>122</text:p>
          </table:table-cell>
          <table:table-cell table:formula="of:=IFERROR(([.G154]/[.D154])*100; &quot;&quot;)" office:value-type="float" office:value="47.4708171206226" calcext:value-type="float">
            <text:p>47,4708171206226</text:p>
          </table:table-cell>
          <table:table-cell office:value-type="float" office:value="124" calcext:value-type="float">
            <text:p>124</text:p>
          </table:table-cell>
          <table:table-cell table:formula="of:=IFERROR(([.I154]/[.D154])*100; &quot;&quot;)" office:value-type="float" office:value="48.2490272373541" calcext:value-type="float">
            <text:p>48,24902723735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154]/[.D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154]/[.D154])*100; &quot;&quot;)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formula="of:=IFERROR(([.P154]/[.D154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R154]/[.D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T154]/[.R154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154]/[.R154])*100; &quot;&quot;)">
            <text:p/>
          </table:table-cell>
          <table:table-cell table:formula="of:=IF([.L154] = &quot;&quot; ;&quot;&quot;; [.L154]-[.V154])" office:value-type="float" office:value="0" calcext:value-type="float">
            <text:p>0</text:p>
          </table:table-cell>
          <table:table-cell table:formula="of:=IFERROR(([.X154]/[.P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154]/[.R154])*100; &quot;&quot;)">
            <text:p/>
          </table:table-cell>
          <table:table-cell table:formula="of:=IF([.N154] = &quot;&quot; ;&quot;&quot;; [.N154]-[.Z154])" office:value-type="float" office:value="0" calcext:value-type="float">
            <text:p>0</text:p>
          </table:table-cell>
          <table:table-cell table:formula="of:=IFERROR(([.AB154]/[.P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IFERROR(([.AF154]/[.P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154]/[.P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154]/[.P154])*100; &quot;&quot;)" office:value-type="float" office:value="1.16731517509728" calcext:value-type="float">
            <text:p>1,16731517509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IFERROR(([.BP154]/[.P154])*100; &quot;&quot;)" office:value-type="float" office:value="98.8326848249027" calcext:value-type="float">
            <text:p>98,83268482490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54]/[.P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54]/[.P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54]/[.P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54]/[.P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54]/[.P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54]/[.P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54]/[.P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54]/[.P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55]=&quot;&quot;;&quot;&quot;;[.C155]-[.AE155])">
            <text:p/>
          </table:table-cell>
          <table:table-cell/>
          <table:table-cell table:formula="of:=IFERROR(([.E155]/[.D155])*100; &quot;&quot;)">
            <text:p/>
          </table:table-cell>
          <table:table-cell/>
          <table:table-cell table:formula="of:=IFERROR(([.G155]/[.D155])*100; &quot;&quot;)">
            <text:p/>
          </table:table-cell>
          <table:table-cell/>
          <table:table-cell table:formula="of:=IFERROR(([.I155]/[.D155])*100; &quot;&quot;)">
            <text:p/>
          </table:table-cell>
          <table:table-cell/>
          <table:table-cell table:style-name="ce3"/>
          <table:table-cell table:formula="of:=IFERROR(([.L155]/[.D155])*100; &quot;&quot;)">
            <text:p/>
          </table:table-cell>
          <table:table-cell table:style-name="ce3"/>
          <table:table-cell table:formula="of:=IFERROR(([.N155]/[.D155])*100; &quot;&quot;)">
            <text:p/>
          </table:table-cell>
          <table:table-cell table:style-name="ce3"/>
          <table:table-cell table:formula="of:=IFERROR(([.P155]/[.D155])*100; &quot;&quot;)">
            <text:p/>
          </table:table-cell>
          <table:table-cell table:style-name="ce3"/>
          <table:table-cell table:formula="of:=IFERROR(([.R155]/[.D155])*100; &quot;&quot;)">
            <text:p/>
          </table:table-cell>
          <table:table-cell table:style-name="ce3"/>
          <table:table-cell table:formula="of:=IFERROR(([.T155]/[.R155])*100; &quot;&quot;)">
            <text:p/>
          </table:table-cell>
          <table:table-cell/>
          <table:table-cell table:formula="of:=IFERROR(([.V155]/[.R155])*100; &quot;&quot;)">
            <text:p/>
          </table:table-cell>
          <table:table-cell table:formula="of:=IF([.L155] = &quot;&quot; ;&quot;&quot;; [.L155]-[.V155])">
            <text:p/>
          </table:table-cell>
          <table:table-cell table:formula="of:=IFERROR(([.X155]/[.P155])*100; &quot;&quot;)">
            <text:p/>
          </table:table-cell>
          <table:table-cell/>
          <table:table-cell table:formula="of:=IFERROR(([.Z155]/[.R155])*100; &quot;&quot;)">
            <text:p/>
          </table:table-cell>
          <table:table-cell table:formula="of:=IF([.N155] = &quot;&quot; ;&quot;&quot;; [.N155]-[.Z155])">
            <text:p/>
          </table:table-cell>
          <table:table-cell table:formula="of:=IFERROR(([.AB155]/[.P155])*100; &quot;&quot;)">
            <text:p/>
          </table:table-cell>
          <table:table-cell table:style-name="ce3" table:number-columns-repeated="3"/>
          <table:table-cell table:formula="of:=IFERROR(([.AF155]/[.P155])*100; &quot;&quot;)">
            <text:p/>
          </table:table-cell>
          <table:table-cell table:style-name="ce3"/>
          <table:table-cell table:formula="of:=IFERROR(([.AH155]/[.P155])*100; &quot;&quot;)">
            <text:p/>
          </table:table-cell>
          <table:table-cell table:style-name="ce3"/>
          <table:table-cell/>
          <table:table-cell table:style-name="ce3"/>
          <table:table-cell table:formula="of:=IFERROR(([.AL155]/[.P15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55]/[.P155])*100; &quot;&quot;)">
            <text:p/>
          </table:table-cell>
          <table:table-cell table:style-name="ce3"/>
          <table:table-cell/>
          <table:table-cell table:style-name="ce3"/>
          <table:table-cell table:formula="of:=IFERROR(([.BT155]/[.P15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55]/[.P155])*100; &quot;&quot;)">
            <text:p/>
          </table:table-cell>
          <table:table-cell table:style-name="ce3"/>
          <table:table-cell table:formula="of:=IFERROR(([.CN155]/[.P155])*100; &quot;&quot;)">
            <text:p/>
          </table:table-cell>
          <table:table-cell table:style-name="ce3"/>
          <table:table-cell table:formula="of:=IFERROR(([.CP155]/[.P15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55]/[.P155])*100; &quot;&quot;)">
            <text:p/>
          </table:table-cell>
          <table:table-cell table:style-name="ce3"/>
          <table:table-cell/>
          <table:table-cell table:style-name="ce3"/>
          <table:table-cell table:formula="of:=IFERROR(([.DB155]/[.P155])*100; &quot;&quot;)">
            <text:p/>
          </table:table-cell>
          <table:table-cell table:style-name="ce3"/>
          <table:table-cell/>
          <table:table-cell table:style-name="ce3"/>
          <table:table-cell table:formula="of:=IFERROR(([.DF155]/[.P155])*100; &quot;&quot;)">
            <text:p/>
          </table:table-cell>
          <table:table-cell table:style-name="ce3"/>
          <table:table-cell/>
          <table:table-cell table:style-name="ce3"/>
          <table:table-cell table:formula="of:=IFERROR(([.DJ155]/[.P15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590 ax</text:p>
          </table:table-cell>
          <table:table-cell office:value-type="string" calcext:value-type="string">
            <text:p>07.28</text:p>
          </table:table-cell>
          <table:table-cell office:value-type="float" office:value="404" calcext:value-type="float">
            <text:p>404</text:p>
          </table:table-cell>
          <table:table-cell table:formula="of:=IF([.C156]=&quot;&quot;;&quot;&quot;;[.C156]-[.AE156])"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table:formula="of:=IFERROR(([.E156]/[.D156])*100; &quot;&quot;)" office:value-type="float" office:value="101.223241590214" calcext:value-type="float">
            <text:p>101,223241590214</text:p>
          </table:table-cell>
          <table:table-cell office:value-type="float" office:value="0" calcext:value-type="float">
            <text:p>0</text:p>
          </table:table-cell>
          <table:table-cell table:formula="of:=IFERROR(([.G156]/[.D156])*100; &quot;&quot;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IFERROR(([.I156]/[.D156])*100; &quot;&quot;)" office:value-type="float" office:value="36.697247706422" calcext:value-type="float">
            <text:p>36,6972477064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156]/[.D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156]/[.D156])*100; &quot;&quot;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ERROR(([.P156]/[.D156])*100; &quot;&quot;)" office:value-type="float" office:value="2.44648318042813" calcext:value-type="float">
            <text:p>2,44648318042813</text:p>
          </table:table-cell>
          <table:table-cell office:value-type="float" office:value="319" calcext:value-type="float">
            <text:p>319</text:p>
          </table:table-cell>
          <table:table-cell table:formula="of:=IFERROR(([.R156]/[.D156])*100; &quot;&quot;)" office:value-type="float" office:value="97.5535168195719" calcext:value-type="float">
            <text:p>97,5535168195719</text:p>
          </table:table-cell>
          <table:table-cell office:value-type="float" office:value="0" calcext:value-type="float">
            <text:p>0</text:p>
          </table:table-cell>
          <table:table-cell table:formula="of:=IFERROR(([.T156]/[.R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V156]/[.R156])*100; &quot;&quot;)" office:value-type="float" office:value="0" calcext:value-type="float">
            <text:p>0</text:p>
          </table:table-cell>
          <table:table-cell table:formula="of:=IF([.L156] = &quot;&quot; ;&quot;&quot;; [.L156]-[.V156])" office:value-type="float" office:value="0" calcext:value-type="float">
            <text:p>0</text:p>
          </table:table-cell>
          <table:table-cell table:formula="of:=IFERROR(([.X156]/[.P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156]/[.R156])*100; &quot;&quot;)" office:value-type="float" office:value="0" calcext:value-type="float">
            <text:p>0</text:p>
          </table:table-cell>
          <table:table-cell table:formula="of:=IF([.N156] = &quot;&quot; ;&quot;&quot;; [.N156]-[.Z156])" office:value-type="float" office:value="0" calcext:value-type="float">
            <text:p>0</text:p>
          </table:table-cell>
          <table:table-cell table:formula="of:=IFERROR(([.AB156]/[.P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AF156]/[.P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156]/[.P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IFERROR(([.AL156]/[.P156])*100; &quot;&quot;)" office:value-type="float" office:value="87.5" calcext:value-type="float">
            <text:p>87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P156]/[.P156])*100; &quot;&quot;)"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56]/[.P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56]/[.P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56]/[.P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56]/[.P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56]/[.P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56]/[.P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56]/[.P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56]/[.P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57]=&quot;&quot;;&quot;&quot;;[.C157]-[.AE157])">
            <text:p/>
          </table:table-cell>
          <table:table-cell/>
          <table:table-cell table:formula="of:=IFERROR(([.E157]/[.D157])*100; &quot;&quot;)">
            <text:p/>
          </table:table-cell>
          <table:table-cell/>
          <table:table-cell table:formula="of:=IFERROR(([.G157]/[.D157])*100; &quot;&quot;)">
            <text:p/>
          </table:table-cell>
          <table:table-cell/>
          <table:table-cell table:formula="of:=IFERROR(([.I157]/[.D157])*100; &quot;&quot;)">
            <text:p/>
          </table:table-cell>
          <table:table-cell/>
          <table:table-cell table:style-name="ce3"/>
          <table:table-cell table:formula="of:=IFERROR(([.L157]/[.D157])*100; &quot;&quot;)">
            <text:p/>
          </table:table-cell>
          <table:table-cell table:style-name="ce3"/>
          <table:table-cell table:formula="of:=IFERROR(([.N157]/[.D157])*100; &quot;&quot;)">
            <text:p/>
          </table:table-cell>
          <table:table-cell table:style-name="ce3"/>
          <table:table-cell table:formula="of:=IFERROR(([.P157]/[.D157])*100; &quot;&quot;)">
            <text:p/>
          </table:table-cell>
          <table:table-cell table:style-name="ce3"/>
          <table:table-cell table:formula="of:=IFERROR(([.R157]/[.D157])*100; &quot;&quot;)">
            <text:p/>
          </table:table-cell>
          <table:table-cell table:style-name="ce3"/>
          <table:table-cell table:formula="of:=IFERROR(([.T157]/[.R157])*100; &quot;&quot;)">
            <text:p/>
          </table:table-cell>
          <table:table-cell/>
          <table:table-cell table:formula="of:=IFERROR(([.V157]/[.R157])*100; &quot;&quot;)">
            <text:p/>
          </table:table-cell>
          <table:table-cell table:formula="of:=IF([.L157] = &quot;&quot; ;&quot;&quot;; [.L157]-[.V157])">
            <text:p/>
          </table:table-cell>
          <table:table-cell table:formula="of:=IFERROR(([.X157]/[.P157])*100; &quot;&quot;)">
            <text:p/>
          </table:table-cell>
          <table:table-cell/>
          <table:table-cell table:formula="of:=IFERROR(([.Z157]/[.R157])*100; &quot;&quot;)">
            <text:p/>
          </table:table-cell>
          <table:table-cell table:formula="of:=IF([.N157] = &quot;&quot; ;&quot;&quot;; [.N157]-[.Z157])">
            <text:p/>
          </table:table-cell>
          <table:table-cell table:formula="of:=IFERROR(([.AB157]/[.P157])*100; &quot;&quot;)">
            <text:p/>
          </table:table-cell>
          <table:table-cell table:style-name="ce3" table:number-columns-repeated="3"/>
          <table:table-cell table:formula="of:=IFERROR(([.AF157]/[.P157])*100; &quot;&quot;)">
            <text:p/>
          </table:table-cell>
          <table:table-cell table:style-name="ce3"/>
          <table:table-cell table:formula="of:=IFERROR(([.AH157]/[.P157])*100; &quot;&quot;)">
            <text:p/>
          </table:table-cell>
          <table:table-cell table:style-name="ce3"/>
          <table:table-cell/>
          <table:table-cell table:style-name="ce3"/>
          <table:table-cell table:formula="of:=IFERROR(([.AL157]/[.P15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57]/[.P157])*100; &quot;&quot;)">
            <text:p/>
          </table:table-cell>
          <table:table-cell table:style-name="ce3"/>
          <table:table-cell/>
          <table:table-cell table:style-name="ce3"/>
          <table:table-cell table:formula="of:=IFERROR(([.BT157]/[.P15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57]/[.P157])*100; &quot;&quot;)">
            <text:p/>
          </table:table-cell>
          <table:table-cell table:style-name="ce3"/>
          <table:table-cell table:formula="of:=IFERROR(([.CN157]/[.P157])*100; &quot;&quot;)">
            <text:p/>
          </table:table-cell>
          <table:table-cell table:style-name="ce3"/>
          <table:table-cell table:formula="of:=IFERROR(([.CP157]/[.P15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57]/[.P157])*100; &quot;&quot;)">
            <text:p/>
          </table:table-cell>
          <table:table-cell table:style-name="ce3"/>
          <table:table-cell/>
          <table:table-cell table:style-name="ce3"/>
          <table:table-cell table:formula="of:=IFERROR(([.DB157]/[.P157])*100; &quot;&quot;)">
            <text:p/>
          </table:table-cell>
          <table:table-cell table:style-name="ce3"/>
          <table:table-cell/>
          <table:table-cell table:style-name="ce3"/>
          <table:table-cell table:formula="of:=IFERROR(([.DF157]/[.P157])*100; &quot;&quot;)">
            <text:p/>
          </table:table-cell>
          <table:table-cell table:style-name="ce3"/>
          <table:table-cell/>
          <table:table-cell table:style-name="ce3"/>
          <table:table-cell table:formula="of:=IFERROR(([.DJ157]/[.P15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270 v3</text:p>
          </table:table-cell>
          <table:table-cell office:value-type="string" calcext:value-type="string">
            <text:p>74.06.06</text:p>
          </table:table-cell>
          <table:table-cell office:value-type="float" office:value="314" calcext:value-type="float">
            <text:p>314</text:p>
          </table:table-cell>
          <table:table-cell table:formula="of:=IF([.C158]=&quot;&quot;;&quot;&quot;;[.C158]-[.AE158])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 table:formula="of:=IFERROR(([.E158]/[.D158])*100; &quot;&quot;)"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table:formula="of:=IFERROR(([.G158]/[.D158])*100; &quot;&quot;)" office:value-type="float" office:value="47.7443609022556" calcext:value-type="float">
            <text:p>47,7443609022556</text:p>
          </table:table-cell>
          <table:table-cell office:value-type="float" office:value="130" calcext:value-type="float">
            <text:p>130</text:p>
          </table:table-cell>
          <table:table-cell table:formula="of:=IFERROR(([.I158]/[.D158])*100; &quot;&quot;)" office:value-type="float" office:value="48.8721804511278" calcext:value-type="float">
            <text:p>48,8721804511278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formula="of:=IFERROR(([.L158]/[.D158])*100; &quot;&quot;)" office:value-type="float" office:value="58.2706766917293" calcext:value-type="float">
            <text:p>58,2706766917293</text:p>
          </table:table-cell>
          <table:table-cell office:value-type="float" office:value="117" calcext:value-type="float">
            <text:p>117</text:p>
          </table:table-cell>
          <table:table-cell table:formula="of:=IFERROR(([.N158]/[.D158])*100; &quot;&quot;)" office:value-type="float" office:value="43.984962406015" calcext:value-type="float">
            <text:p>43,984962406015</text:p>
          </table:table-cell>
          <table:table-cell office:value-type="float" office:value="88" calcext:value-type="float">
            <text:p>88</text:p>
          </table:table-cell>
          <table:table-cell table:formula="of:=IFERROR(([.P158]/[.D158])*100; &quot;&quot;)" office:value-type="float" office:value="33.0827067669173" calcext:value-type="float">
            <text:p>33,0827067669173</text:p>
          </table:table-cell>
          <table:table-cell office:value-type="float" office:value="178" calcext:value-type="float">
            <text:p>178</text:p>
          </table:table-cell>
          <table:table-cell table:formula="of:=IFERROR(([.R158]/[.D158])*100; &quot;&quot;)" office:value-type="float" office:value="66.9172932330827" calcext:value-type="float">
            <text:p>66,9172932330827</text:p>
          </table:table-cell>
          <table:table-cell office:value-type="float" office:value="31" calcext:value-type="float">
            <text:p>31</text:p>
          </table:table-cell>
          <table:table-cell table:formula="of:=IFERROR(([.T158]/[.R158])*100; &quot;&quot;)" office:value-type="float" office:value="17.4157303370787" calcext:value-type="float">
            <text:p>17,4157303370787</text:p>
          </table:table-cell>
          <table:table-cell office:value-type="float" office:value="106" calcext:value-type="float">
            <text:p>106</text:p>
          </table:table-cell>
          <table:table-cell table:formula="of:=IFERROR(([.V158]/[.R158])*100; &quot;&quot;)" office:value-type="float" office:value="59.5505617977528" calcext:value-type="float">
            <text:p>59,5505617977528</text:p>
          </table:table-cell>
          <table:table-cell table:formula="of:=IF([.L158] = &quot;&quot; ;&quot;&quot;; [.L158]-[.V158])" office:value-type="float" office:value="49" calcext:value-type="float">
            <text:p>49</text:p>
          </table:table-cell>
          <table:table-cell table:formula="of:=IFERROR(([.X158]/[.P158])*100; &quot;&quot;)" office:value-type="float" office:value="55.6818181818182" calcext:value-type="float">
            <text:p>55,6818181818182</text:p>
          </table:table-cell>
          <table:table-cell office:value-type="float" office:value="111" calcext:value-type="float">
            <text:p>111</text:p>
          </table:table-cell>
          <table:table-cell table:formula="of:=IFERROR(([.Z158]/[.R158])*100; &quot;&quot;)" office:value-type="float" office:value="62.3595505617977" calcext:value-type="float">
            <text:p>62,3595505617977</text:p>
          </table:table-cell>
          <table:table-cell table:formula="of:=IF([.N158] = &quot;&quot; ;&quot;&quot;; [.N158]-[.Z158])" office:value-type="float" office:value="6" calcext:value-type="float">
            <text:p>6</text:p>
          </table:table-cell>
          <table:table-cell table:formula="of:=IFERROR(([.AB158]/[.P158])*100; &quot;&quot;)" office:value-type="float" office:value="6.81818181818182" calcext:value-type="float">
            <text:p>6,81818181818182</text:p>
          </table:table-cell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table:formula="of:=IFERROR(([.AF158]/[.P158])*100; &quot;&quot;)" office:value-type="float" office:value="94.3181818181818" calcext:value-type="float">
            <text:p>94,3181818181818</text:p>
          </table:table-cell>
          <table:table-cell office:value-type="float" office:value="0" calcext:value-type="float">
            <text:p>0</text:p>
          </table:table-cell>
          <table:table-cell table:formula="of:=IFERROR(([.AH158]/[.P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158]/[.P158])*100; &quot;&quot;)" office:value-type="float" office:value="2.27272727272727" calcext:value-type="float">
            <text:p>2,27272727272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58]/[.P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58]/[.P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L158]/[.P158])*100; &quot;&quot;)" office:value-type="float" office:value="2.27272727272727" calcext:value-type="float">
            <text:p>2,27272727272727</text:p>
          </table:table-cell>
          <table:table-cell office:value-type="float" office:value="0" calcext:value-type="float">
            <text:p>0</text:p>
          </table:table-cell>
          <table:table-cell table:formula="of:=IFERROR(([.CN158]/[.P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58]/[.P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58]/[.P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58]/[.P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158]/[.P158])*100; &quot;&quot;)" office:value-type="float" office:value="1.13636363636364" calcext:value-type="float">
            <text:p>1,13636363636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58]/[.P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74.05.53</text:p>
          </table:table-cell>
          <table:table-cell office:value-type="float" office:value="312" calcext:value-type="float">
            <text:p>312</text:p>
          </table:table-cell>
          <table:table-cell table:formula="of:=IF([.C159]=&quot;&quot;;&quot;&quot;;[.C159]-[.AE159])" office:value-type="float" office:value="263" calcext:value-type="float">
            <text:p>263</text:p>
          </table:table-cell>
          <table:table-cell office:value-type="float" office:value="263" calcext:value-type="float">
            <text:p>263</text:p>
          </table:table-cell>
          <table:table-cell table:formula="of:=IFERROR(([.E159]/[.D159])*100; &quot;&quot;)"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table:formula="of:=IFERROR(([.G159]/[.D159])*100; &quot;&quot;)" office:value-type="float" office:value="47.148288973384" calcext:value-type="float">
            <text:p>47,148288973384</text:p>
          </table:table-cell>
          <table:table-cell office:value-type="float" office:value="130" calcext:value-type="float">
            <text:p>130</text:p>
          </table:table-cell>
          <table:table-cell table:formula="of:=IFERROR(([.I159]/[.D159])*100; &quot;&quot;)" office:value-type="float" office:value="49.4296577946768" calcext:value-type="float">
            <text:p>49,4296577946768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formula="of:=IFERROR(([.L159]/[.D159])*100; &quot;&quot;)" office:value-type="float" office:value="58.93536121673" calcext:value-type="float">
            <text:p>58,93536121673</text:p>
          </table:table-cell>
          <table:table-cell office:value-type="float" office:value="117" calcext:value-type="float">
            <text:p>117</text:p>
          </table:table-cell>
          <table:table-cell table:formula="of:=IFERROR(([.N159]/[.D159])*100; &quot;&quot;)" office:value-type="float" office:value="44.4866920152091" calcext:value-type="float">
            <text:p>44,4866920152091</text:p>
          </table:table-cell>
          <table:table-cell office:value-type="float" office:value="50" calcext:value-type="float">
            <text:p>50</text:p>
          </table:table-cell>
          <table:table-cell table:formula="of:=IFERROR(([.P159]/[.D159])*100; &quot;&quot;)" office:value-type="float" office:value="19.0114068441065" calcext:value-type="float">
            <text:p>19,0114068441065</text:p>
          </table:table-cell>
          <table:table-cell office:value-type="float" office:value="213" calcext:value-type="float">
            <text:p>213</text:p>
          </table:table-cell>
          <table:table-cell table:formula="of:=IFERROR(([.R159]/[.D159])*100; &quot;&quot;)" office:value-type="float" office:value="80.9885931558936" calcext:value-type="float">
            <text:p>80,9885931558936</text:p>
          </table:table-cell>
          <table:table-cell office:value-type="float" office:value="36" calcext:value-type="float">
            <text:p>36</text:p>
          </table:table-cell>
          <table:table-cell table:formula="of:=IFERROR(([.T159]/[.R159])*100; &quot;&quot;)" office:value-type="float" office:value="16.9014084507042" calcext:value-type="float">
            <text:p>16,9014084507042</text:p>
          </table:table-cell>
          <table:table-cell office:value-type="float" office:value="132" calcext:value-type="float">
            <text:p>132</text:p>
          </table:table-cell>
          <table:table-cell table:formula="of:=IFERROR(([.V159]/[.R159])*100; &quot;&quot;)" office:value-type="float" office:value="61.9718309859155" calcext:value-type="float">
            <text:p>61,9718309859155</text:p>
          </table:table-cell>
          <table:table-cell table:formula="of:=IF([.L159] = &quot;&quot; ;&quot;&quot;; [.L159]-[.V159])" office:value-type="float" office:value="23" calcext:value-type="float">
            <text:p>23</text:p>
          </table:table-cell>
          <table:table-cell table:formula="of:=IFERROR(([.X159]/[.P159])*100; &quot;&quot;)"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table:formula="of:=IFERROR(([.Z159]/[.R159])*100; &quot;&quot;)" office:value-type="float" office:value="53.9906103286385" calcext:value-type="float">
            <text:p>53,9906103286385</text:p>
          </table:table-cell>
          <table:table-cell table:formula="of:=IF([.N159] = &quot;&quot; ;&quot;&quot;; [.N159]-[.Z159])" office:value-type="float" office:value="2" calcext:value-type="float">
            <text:p>2</text:p>
          </table:table-cell>
          <table:table-cell table:formula="of:=IFERROR(([.AB159]/[.P159])*100; &quot;&quot;)"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formula="of:=IFERROR(([.AF159]/[.P159])*100; &quot;&quot;)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IFERROR(([.AH159]/[.P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159]/[.P159])*100; &quot;&quot;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59]/[.P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59]/[.P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L159]/[.P159])*100; &quot;&quot;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ERROR(([.CN159]/[.P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59]/[.P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59]/[.P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59]/[.P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DF159]/[.P159])*100; &quot;&quot;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59]/[.P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60]=&quot;&quot;;&quot;&quot;;[.C160]-[.AE160])">
            <text:p/>
          </table:table-cell>
          <table:table-cell/>
          <table:table-cell table:formula="of:=IFERROR(([.E160]/[.D160])*100; &quot;&quot;)">
            <text:p/>
          </table:table-cell>
          <table:table-cell/>
          <table:table-cell table:formula="of:=IFERROR(([.G160]/[.D160])*100; &quot;&quot;)">
            <text:p/>
          </table:table-cell>
          <table:table-cell/>
          <table:table-cell table:formula="of:=IFERROR(([.I160]/[.D160])*100; &quot;&quot;)">
            <text:p/>
          </table:table-cell>
          <table:table-cell/>
          <table:table-cell table:style-name="ce3"/>
          <table:table-cell table:formula="of:=IFERROR(([.L160]/[.D160])*100; &quot;&quot;)">
            <text:p/>
          </table:table-cell>
          <table:table-cell table:style-name="ce3"/>
          <table:table-cell table:formula="of:=IFERROR(([.N160]/[.D160])*100; &quot;&quot;)">
            <text:p/>
          </table:table-cell>
          <table:table-cell table:style-name="ce3"/>
          <table:table-cell table:formula="of:=IFERROR(([.P160]/[.D160])*100; &quot;&quot;)">
            <text:p/>
          </table:table-cell>
          <table:table-cell table:style-name="ce3"/>
          <table:table-cell table:formula="of:=IFERROR(([.R160]/[.D160])*100; &quot;&quot;)">
            <text:p/>
          </table:table-cell>
          <table:table-cell table:style-name="ce3"/>
          <table:table-cell table:formula="of:=IFERROR(([.T160]/[.R160])*100; &quot;&quot;)">
            <text:p/>
          </table:table-cell>
          <table:table-cell/>
          <table:table-cell table:formula="of:=IFERROR(([.V160]/[.R160])*100; &quot;&quot;)">
            <text:p/>
          </table:table-cell>
          <table:table-cell table:formula="of:=IF([.L160] = &quot;&quot; ;&quot;&quot;; [.L160]-[.V160])">
            <text:p/>
          </table:table-cell>
          <table:table-cell table:formula="of:=IFERROR(([.X160]/[.P160])*100; &quot;&quot;)">
            <text:p/>
          </table:table-cell>
          <table:table-cell/>
          <table:table-cell table:formula="of:=IFERROR(([.Z160]/[.R160])*100; &quot;&quot;)">
            <text:p/>
          </table:table-cell>
          <table:table-cell table:formula="of:=IF([.N160] = &quot;&quot; ;&quot;&quot;; [.N160]-[.Z160])">
            <text:p/>
          </table:table-cell>
          <table:table-cell table:formula="of:=IFERROR(([.AB160]/[.P160])*100; &quot;&quot;)">
            <text:p/>
          </table:table-cell>
          <table:table-cell table:style-name="ce3" table:number-columns-repeated="3"/>
          <table:table-cell table:formula="of:=IFERROR(([.AF160]/[.P160])*100; &quot;&quot;)">
            <text:p/>
          </table:table-cell>
          <table:table-cell table:style-name="ce3"/>
          <table:table-cell table:formula="of:=IFERROR(([.AH160]/[.P160])*100; &quot;&quot;)">
            <text:p/>
          </table:table-cell>
          <table:table-cell table:style-name="ce3"/>
          <table:table-cell/>
          <table:table-cell table:style-name="ce3"/>
          <table:table-cell table:formula="of:=IFERROR(([.AL160]/[.P16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60]/[.P160])*100; &quot;&quot;)">
            <text:p/>
          </table:table-cell>
          <table:table-cell table:style-name="ce3"/>
          <table:table-cell/>
          <table:table-cell table:style-name="ce3"/>
          <table:table-cell table:formula="of:=IFERROR(([.BT160]/[.P16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60]/[.P160])*100; &quot;&quot;)">
            <text:p/>
          </table:table-cell>
          <table:table-cell table:style-name="ce3"/>
          <table:table-cell table:formula="of:=IFERROR(([.CN160]/[.P160])*100; &quot;&quot;)">
            <text:p/>
          </table:table-cell>
          <table:table-cell table:style-name="ce3"/>
          <table:table-cell table:formula="of:=IFERROR(([.CP160]/[.P16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60]/[.P160])*100; &quot;&quot;)">
            <text:p/>
          </table:table-cell>
          <table:table-cell table:style-name="ce3"/>
          <table:table-cell/>
          <table:table-cell table:style-name="ce3"/>
          <table:table-cell table:formula="of:=IFERROR(([.DB160]/[.P160])*100; &quot;&quot;)">
            <text:p/>
          </table:table-cell>
          <table:table-cell table:style-name="ce3"/>
          <table:table-cell/>
          <table:table-cell table:style-name="ce3"/>
          <table:table-cell table:formula="of:=IFERROR(([.DF160]/[.P160])*100; &quot;&quot;)">
            <text:p/>
          </table:table-cell>
          <table:table-cell table:style-name="ce3"/>
          <table:table-cell/>
          <table:table-cell table:style-name="ce3"/>
          <table:table-cell table:formula="of:=IFERROR(([.DJ160]/[.P16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</text:p>
          </table:table-cell>
          <table:table-cell office:value-type="string" calcext:value-type="string">
            <text:p>08.04.15_fact</text:p>
          </table:table-cell>
          <table:table-cell office:value-type="float" office:value="114" calcext:value-type="float">
            <text:p>114</text:p>
          </table:table-cell>
          <table:table-cell table:formula="of:=IF([.C161]=&quot;&quot;;&quot;&quot;;[.C161]-[.AE161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IFERROR(([.E161]/[.D161])*100; &quot;&quot;)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IFERROR(([.G161]/[.D161])*100; &quot;&quot;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ERROR(([.I161]/[.D161])*100; &quot;&quot;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IFERROR(([.L161]/[.D161])*100; &quot;&quot;)"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formula="of:=IFERROR(([.N161]/[.D161])*100; &quot;&quot;)"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formula="of:=IFERROR(([.P161]/[.D161])*100; &quot;&quot;)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formula="of:=IFERROR(([.R161]/[.D161])*100; &quot;&quot;)"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IFERROR(([.T161]/[.R161])*100; &quot;&quot;)" office:value-type="float" office:value="10.5882352941176" calcext:value-type="float">
            <text:p>10,5882352941176</text:p>
          </table:table-cell>
          <table:table-cell office:value-type="float" office:value="61" calcext:value-type="float">
            <text:p>61</text:p>
          </table:table-cell>
          <table:table-cell table:formula="of:=IFERROR(([.V161]/[.R161])*100; &quot;&quot;)" office:value-type="float" office:value="71.7647058823529" calcext:value-type="float">
            <text:p>71,7647058823529</text:p>
          </table:table-cell>
          <table:table-cell table:formula="of:=IF([.L161] = &quot;&quot; ;&quot;&quot;; [.L161]-[.V161])" office:value-type="float" office:value="8" calcext:value-type="float">
            <text:p>8</text:p>
          </table:table-cell>
          <table:table-cell table:formula="of:=IFERROR(([.X161]/[.P161])*100; &quot;&quot;)" office:value-type="float" office:value="53.3333333333333" calcext:value-type="float">
            <text:p>53,3333333333333</text:p>
          </table:table-cell>
          <table:table-cell office:value-type="float" office:value="60" calcext:value-type="float">
            <text:p>60</text:p>
          </table:table-cell>
          <table:table-cell table:formula="of:=IFERROR(([.Z161]/[.R161])*100; &quot;&quot;)" office:value-type="float" office:value="70.5882352941177" calcext:value-type="float">
            <text:p>70,5882352941177</text:p>
          </table:table-cell>
          <table:table-cell table:formula="of:=IF([.N161] = &quot;&quot; ;&quot;&quot;; [.N161]-[.Z161])" office:value-type="float" office:value="3" calcext:value-type="float">
            <text:p>3</text:p>
          </table:table-cell>
          <table:table-cell table:formula="of:=IFERROR(([.AB161]/[.P161])*100; &quot;&quot;)"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ERROR(([.AF161]/[.P161])*100; &quot;&quot;)" office:value-type="float" office:value="93.3333333333333" calcext:value-type="float">
            <text:p>93,3333333333333</text:p>
          </table:table-cell>
          <table:table-cell office:value-type="float" office:value="0" calcext:value-type="float">
            <text:p>0</text:p>
          </table:table-cell>
          <table:table-cell table:formula="of:=IFERROR(([.AH161]/[.P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161]/[.P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61]/[.P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61]/[.P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61]/[.P161])*100; &quot;&quot;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([.CN161]/[.P161])*100; &quot;&quot;)" office:value-type="float" office:value="6.66666666666667" calcext:value-type="float">
            <text:p>6,66666666666667</text:p>
          </table:table-cell>
          <table:table-cell office:value-type="float" office:value="0" calcext:value-type="float">
            <text:p>0</text:p>
          </table:table-cell>
          <table:table-cell table:formula="of:=IFERROR(([.CP161]/[.P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61]/[.P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61]/[.P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61]/[.P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61]/[.P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08.04.49</text:p>
          </table:table-cell>
          <table:table-cell office:value-type="float" office:value="117" calcext:value-type="float">
            <text:p>117</text:p>
          </table:table-cell>
          <table:table-cell table:formula="of:=IF([.C162]=&quot;&quot;;&quot;&quot;;[.C162]-[.AE162])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formula="of:=IFERROR(([.E162]/[.D162])*100; &quot;&quot;)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IFERROR(([.G162]/[.D162])*100; &quot;&quot;)" office:value-type="float" office:value="25.2525252525252" calcext:value-type="float">
            <text:p>25,2525252525252</text:p>
          </table:table-cell>
          <table:table-cell office:value-type="float" office:value="74" calcext:value-type="float">
            <text:p>74</text:p>
          </table:table-cell>
          <table:table-cell table:formula="of:=IFERROR(([.I162]/[.D162])*100; &quot;&quot;)" office:value-type="float" office:value="74.7474747474748" calcext:value-type="float">
            <text:p>74,747474747474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IFERROR(([.L162]/[.D162])*100; &quot;&quot;)" office:value-type="float" office:value="62.6262626262626" calcext:value-type="float">
            <text:p>62,6262626262626</text:p>
          </table:table-cell>
          <table:table-cell office:value-type="float" office:value="55" calcext:value-type="float">
            <text:p>55</text:p>
          </table:table-cell>
          <table:table-cell table:formula="of:=IFERROR(([.N162]/[.D162])*100; &quot;&quot;)" office:value-type="float" office:value="55.5555555555556" calcext:value-type="float">
            <text:p>55,5555555555556</text:p>
          </table:table-cell>
          <table:table-cell office:value-type="float" office:value="15" calcext:value-type="float">
            <text:p>15</text:p>
          </table:table-cell>
          <table:table-cell table:formula="of:=IFERROR(([.P162]/[.D162])*100; &quot;&quot;)" office:value-type="float" office:value="15.1515151515152" calcext:value-type="float">
            <text:p>15,1515151515152</text:p>
          </table:table-cell>
          <table:table-cell office:value-type="float" office:value="84" calcext:value-type="float">
            <text:p>84</text:p>
          </table:table-cell>
          <table:table-cell table:formula="of:=IFERROR(([.R162]/[.D162])*100; &quot;&quot;)" office:value-type="float" office:value="84.8484848484848" calcext:value-type="float">
            <text:p>84,8484848484848</text:p>
          </table:table-cell>
          <table:table-cell office:value-type="float" office:value="9" calcext:value-type="float">
            <text:p>9</text:p>
          </table:table-cell>
          <table:table-cell table:formula="of:=IFERROR(([.T162]/[.R162])*100; &quot;&quot;)" office:value-type="float" office:value="10.7142857142857" calcext:value-type="float">
            <text:p>10,7142857142857</text:p>
          </table:table-cell>
          <table:table-cell office:value-type="float" office:value="54" calcext:value-type="float">
            <text:p>54</text:p>
          </table:table-cell>
          <table:table-cell table:formula="of:=IFERROR(([.V162]/[.R162])*100; &quot;&quot;)" office:value-type="float" office:value="64.2857142857143" calcext:value-type="float">
            <text:p>64,2857142857143</text:p>
          </table:table-cell>
          <table:table-cell table:formula="of:=IF([.L162] = &quot;&quot; ;&quot;&quot;; [.L162]-[.V162])" office:value-type="float" office:value="8" calcext:value-type="float">
            <text:p>8</text:p>
          </table:table-cell>
          <table:table-cell table:formula="of:=IFERROR(([.X162]/[.P162])*100; &quot;&quot;)" office:value-type="float" office:value="53.3333333333333" calcext:value-type="float">
            <text:p>53,3333333333333</text:p>
          </table:table-cell>
          <table:table-cell office:value-type="float" office:value="53" calcext:value-type="float">
            <text:p>53</text:p>
          </table:table-cell>
          <table:table-cell table:formula="of:=IFERROR(([.Z162]/[.R162])*100; &quot;&quot;)" office:value-type="float" office:value="63.0952380952381" calcext:value-type="float">
            <text:p>63,0952380952381</text:p>
          </table:table-cell>
          <table:table-cell table:formula="of:=IF([.N162] = &quot;&quot; ;&quot;&quot;; [.N162]-[.Z162])" office:value-type="float" office:value="2" calcext:value-type="float">
            <text:p>2</text:p>
          </table:table-cell>
          <table:table-cell table:formula="of:=IFERROR(([.AB162]/[.P162])*100; &quot;&quot;)" office:value-type="float" office:value="13.3333333333333" calcext:value-type="float">
            <text:p>13,3333333333333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IFERROR(([.AF162]/[.P162])*100; &quot;&quot;)" office:value-type="float" office:value="93.3333333333333" calcext:value-type="float">
            <text:p>93,3333333333333</text:p>
          </table:table-cell>
          <table:table-cell office:value-type="float" office:value="0" calcext:value-type="float">
            <text:p>0</text:p>
          </table:table-cell>
          <table:table-cell table:formula="of:=IFERROR(([.AH162]/[.P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162]/[.P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62]/[.P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62]/[.P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L162]/[.P162])*100; &quot;&quot;)" office:value-type="float" office:value="6.66666666666667" calcext:value-type="float">
            <text:p>6,66666666666667</text:p>
          </table:table-cell>
          <table:table-cell office:value-type="float" office:value="0" calcext:value-type="float">
            <text:p>0</text:p>
          </table:table-cell>
          <table:table-cell table:formula="of:=IFERROR(([.CN162]/[.P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62]/[.P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62]/[.P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62]/[.P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62]/[.P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62]/[.P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08.04.34</text:p>
          </table:table-cell>
          <table:table-cell office:value-type="float" office:value="130" calcext:value-type="float">
            <text:p>130</text:p>
          </table:table-cell>
          <table:table-cell table:formula="of:=IF([.C163]=&quot;&quot;;&quot;&quot;;[.C163]-[.AE163])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formula="of:=IFERROR(([.E163]/[.D163])*100; &quot;&quot;)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formula="of:=IFERROR(([.G163]/[.D163])*100; &quot;&quot;)" office:value-type="float" office:value="23.0088495575221" calcext:value-type="float">
            <text:p>23,0088495575221</text:p>
          </table:table-cell>
          <table:table-cell office:value-type="float" office:value="87" calcext:value-type="float">
            <text:p>87</text:p>
          </table:table-cell>
          <table:table-cell table:formula="of:=IFERROR(([.I163]/[.D163])*100; &quot;&quot;)" office:value-type="float" office:value="76.9911504424779" calcext:value-type="float">
            <text:p>76,991150442477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IFERROR(([.L163]/[.D163])*100; &quot;&quot;)" office:value-type="float" office:value="55.7522123893805" calcext:value-type="float">
            <text:p>55,7522123893805</text:p>
          </table:table-cell>
          <table:table-cell office:value-type="float" office:value="54" calcext:value-type="float">
            <text:p>54</text:p>
          </table:table-cell>
          <table:table-cell table:formula="of:=IFERROR(([.N163]/[.D163])*100; &quot;&quot;)" office:value-type="float" office:value="47.787610619469" calcext:value-type="float">
            <text:p>47,787610619469</text:p>
          </table:table-cell>
          <table:table-cell office:value-type="float" office:value="16" calcext:value-type="float">
            <text:p>16</text:p>
          </table:table-cell>
          <table:table-cell table:formula="of:=IFERROR(([.P163]/[.D163])*100; &quot;&quot;)" office:value-type="float" office:value="14.1592920353982" calcext:value-type="float">
            <text:p>14,1592920353982</text:p>
          </table:table-cell>
          <table:table-cell office:value-type="float" office:value="97" calcext:value-type="float">
            <text:p>97</text:p>
          </table:table-cell>
          <table:table-cell table:formula="of:=IFERROR(([.R163]/[.D163])*100; &quot;&quot;)" office:value-type="float" office:value="85.8407079646018" calcext:value-type="float">
            <text:p>85,8407079646018</text:p>
          </table:table-cell>
          <table:table-cell office:value-type="float" office:value="10" calcext:value-type="float">
            <text:p>10</text:p>
          </table:table-cell>
          <table:table-cell table:formula="of:=IFERROR(([.T163]/[.R163])*100; &quot;&quot;)" office:value-type="float" office:value="10.3092783505155" calcext:value-type="float">
            <text:p>10,3092783505155</text:p>
          </table:table-cell>
          <table:table-cell office:value-type="float" office:value="54" calcext:value-type="float">
            <text:p>54</text:p>
          </table:table-cell>
          <table:table-cell table:formula="of:=IFERROR(([.V163]/[.R163])*100; &quot;&quot;)" office:value-type="float" office:value="55.6701030927835" calcext:value-type="float">
            <text:p>55,6701030927835</text:p>
          </table:table-cell>
          <table:table-cell table:formula="of:=IF([.L163] = &quot;&quot; ;&quot;&quot;; [.L163]-[.V163])" office:value-type="float" office:value="9" calcext:value-type="float">
            <text:p>9</text:p>
          </table:table-cell>
          <table:table-cell table:formula="of:=IFERROR(([.X163]/[.P163])*100; &quot;&quot;)" office:value-type="float" office:value="56.25" calcext:value-type="float">
            <text:p>56,25</text:p>
          </table:table-cell>
          <table:table-cell office:value-type="float" office:value="52" calcext:value-type="float">
            <text:p>52</text:p>
          </table:table-cell>
          <table:table-cell table:formula="of:=IFERROR(([.Z163]/[.R163])*100; &quot;&quot;)" office:value-type="float" office:value="53.6082474226804" calcext:value-type="float">
            <text:p>53,6082474226804</text:p>
          </table:table-cell>
          <table:table-cell table:formula="of:=IF([.N163] = &quot;&quot; ;&quot;&quot;; [.N163]-[.Z163])" office:value-type="float" office:value="2" calcext:value-type="float">
            <text:p>2</text:p>
          </table:table-cell>
          <table:table-cell table:formula="of:=IFERROR(([.AB163]/[.P163])*100; &quot;&quot;)" office:value-type="float" office:value="12.5" calcext:value-type="float">
            <text:p>12,5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IFERROR(([.AF163]/[.P163])*100; &quot;&quot;)" office:value-type="float" office:value="93.75" calcext:value-type="float">
            <text:p>93,75</text:p>
          </table:table-cell>
          <table:table-cell office:value-type="float" office:value="0" calcext:value-type="float">
            <text:p>0</text:p>
          </table:table-cell>
          <table:table-cell table:formula="of:=IFERROR(([.AH163]/[.P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163]/[.P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63]/[.P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63]/[.P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L163]/[.P163])*100; &quot;&quot;)" office:value-type="float" office:value="6.25" calcext:value-type="float">
            <text:p>6,25</text:p>
          </table:table-cell>
          <table:table-cell office:value-type="float" office:value="0" calcext:value-type="float">
            <text:p>0</text:p>
          </table:table-cell>
          <table:table-cell table:formula="of:=IFERROR(([.CN163]/[.P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63]/[.P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63]/[.P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63]/[.P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63]/[.P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63]/[.P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08.04.01_fact</text:p>
          </table:table-cell>
          <table:table-cell office:value-type="float" office:value="111" calcext:value-type="float">
            <text:p>111</text:p>
          </table:table-cell>
          <table:table-cell table:formula="of:=IF([.C164]=&quot;&quot;;&quot;&quot;;[.C164]-[.AE164])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formula="of:=IFERROR(([.E164]/[.D164])*100; &quot;&quot;)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formula="of:=IFERROR(([.G164]/[.D164])*100; &quot;&quot;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ERROR(([.I164]/[.D164])*100; &quot;&quot;)" office:value-type="float" office:value="1.02040816326531" calcext:value-type="float">
            <text:p>1,0204081632653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IFERROR(([.L164]/[.D164])*100; &quot;&quot;)" office:value-type="float" office:value="66.3265306122449" calcext:value-type="float">
            <text:p>66,3265306122449</text:p>
          </table:table-cell>
          <table:table-cell office:value-type="float" office:value="58" calcext:value-type="float">
            <text:p>58</text:p>
          </table:table-cell>
          <table:table-cell table:formula="of:=IFERROR(([.N164]/[.D164])*100; &quot;&quot;)" office:value-type="float" office:value="59.1836734693878" calcext:value-type="float">
            <text:p>59,1836734693878</text:p>
          </table:table-cell>
          <table:table-cell office:value-type="float" office:value="17" calcext:value-type="float">
            <text:p>17</text:p>
          </table:table-cell>
          <table:table-cell table:formula="of:=IFERROR(([.P164]/[.D164])*100; &quot;&quot;)" office:value-type="float" office:value="17.3469387755102" calcext:value-type="float">
            <text:p>17,3469387755102</text:p>
          </table:table-cell>
          <table:table-cell office:value-type="float" office:value="81" calcext:value-type="float">
            <text:p>81</text:p>
          </table:table-cell>
          <table:table-cell table:formula="of:=IFERROR(([.R164]/[.D164])*100; &quot;&quot;)" office:value-type="float" office:value="82.6530612244898" calcext:value-type="float">
            <text:p>82,6530612244898</text:p>
          </table:table-cell>
          <table:table-cell office:value-type="float" office:value="10" calcext:value-type="float">
            <text:p>10</text:p>
          </table:table-cell>
          <table:table-cell table:formula="of:=IFERROR(([.T164]/[.R164])*100; &quot;&quot;)" office:value-type="float" office:value="12.3456790123457" calcext:value-type="float">
            <text:p>12,3456790123457</text:p>
          </table:table-cell>
          <table:table-cell office:value-type="float" office:value="56" calcext:value-type="float">
            <text:p>56</text:p>
          </table:table-cell>
          <table:table-cell table:formula="of:=IFERROR(([.V164]/[.R164])*100; &quot;&quot;)" office:value-type="float" office:value="69.1358024691358" calcext:value-type="float">
            <text:p>69,1358024691358</text:p>
          </table:table-cell>
          <table:table-cell table:formula="of:=IF([.L164] = &quot;&quot; ;&quot;&quot;; [.L164]-[.V164])" office:value-type="float" office:value="9" calcext:value-type="float">
            <text:p>9</text:p>
          </table:table-cell>
          <table:table-cell table:formula="of:=IFERROR(([.X164]/[.P164])*100; &quot;&quot;)" office:value-type="float" office:value="52.9411764705882" calcext:value-type="float">
            <text:p>52,9411764705882</text:p>
          </table:table-cell>
          <table:table-cell office:value-type="float" office:value="57" calcext:value-type="float">
            <text:p>57</text:p>
          </table:table-cell>
          <table:table-cell table:formula="of:=IFERROR(([.Z164]/[.R164])*100; &quot;&quot;)" office:value-type="float" office:value="70.3703703703704" calcext:value-type="float">
            <text:p>70,3703703703704</text:p>
          </table:table-cell>
          <table:table-cell table:formula="of:=IF([.N164] = &quot;&quot; ;&quot;&quot;; [.N164]-[.Z164])" office:value-type="float" office:value="1" calcext:value-type="float">
            <text:p>1</text:p>
          </table:table-cell>
          <table:table-cell table:formula="of:=IFERROR(([.AB164]/[.P164])*100; &quot;&quot;)" office:value-type="float" office:value="5.88235294117647" calcext:value-type="float">
            <text:p>5,8823529411764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ERROR(([.AF164]/[.P164])*100; &quot;&quot;)" office:value-type="float" office:value="76.4705882352941" calcext:value-type="float">
            <text:p>76,4705882352941</text:p>
          </table:table-cell>
          <table:table-cell office:value-type="float" office:value="0" calcext:value-type="float">
            <text:p>0</text:p>
          </table:table-cell>
          <table:table-cell table:formula="of:=IFERROR(([.AH164]/[.P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164]/[.P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64]/[.P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64]/[.P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L164]/[.P164])*100; &quot;&quot;)" office:value-type="float" office:value="5.88235294117647" calcext:value-type="float">
            <text:p>5,88235294117647</text:p>
          </table:table-cell>
          <table:table-cell office:value-type="float" office:value="3" calcext:value-type="float">
            <text:p>3</text:p>
          </table:table-cell>
          <table:table-cell table:formula="of:=IFERROR(([.CN164]/[.P164])*100; &quot;&quot;)" office:value-type="float" office:value="17.6470588235294" calcext:value-type="float">
            <text:p>17,6470588235294</text:p>
          </table:table-cell>
          <table:table-cell office:value-type="float" office:value="0" calcext:value-type="float">
            <text:p>0</text:p>
          </table:table-cell>
          <table:table-cell table:formula="of:=IFERROR(([.CP164]/[.P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64]/[.P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64]/[.P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64]/[.P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64]/[.P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65]=&quot;&quot;;&quot;&quot;;[.C165]-[.AE165])">
            <text:p/>
          </table:table-cell>
          <table:table-cell/>
          <table:table-cell table:formula="of:=IFERROR(([.E165]/[.D165])*100; &quot;&quot;)">
            <text:p/>
          </table:table-cell>
          <table:table-cell/>
          <table:table-cell table:formula="of:=IFERROR(([.G165]/[.D165])*100; &quot;&quot;)">
            <text:p/>
          </table:table-cell>
          <table:table-cell/>
          <table:table-cell table:formula="of:=IFERROR(([.I165]/[.D165])*100; &quot;&quot;)">
            <text:p/>
          </table:table-cell>
          <table:table-cell/>
          <table:table-cell table:style-name="ce3"/>
          <table:table-cell table:formula="of:=IFERROR(([.L165]/[.D165])*100; &quot;&quot;)">
            <text:p/>
          </table:table-cell>
          <table:table-cell table:style-name="ce3"/>
          <table:table-cell table:formula="of:=IFERROR(([.N165]/[.D165])*100; &quot;&quot;)">
            <text:p/>
          </table:table-cell>
          <table:table-cell table:style-name="ce3"/>
          <table:table-cell table:formula="of:=IFERROR(([.P165]/[.D165])*100; &quot;&quot;)">
            <text:p/>
          </table:table-cell>
          <table:table-cell table:style-name="ce3"/>
          <table:table-cell table:formula="of:=IFERROR(([.R165]/[.D165])*100; &quot;&quot;)">
            <text:p/>
          </table:table-cell>
          <table:table-cell table:style-name="ce3"/>
          <table:table-cell table:formula="of:=IFERROR(([.T165]/[.R165])*100; &quot;&quot;)">
            <text:p/>
          </table:table-cell>
          <table:table-cell/>
          <table:table-cell table:formula="of:=IFERROR(([.V165]/[.R165])*100; &quot;&quot;)">
            <text:p/>
          </table:table-cell>
          <table:table-cell table:formula="of:=IF([.L165] = &quot;&quot; ;&quot;&quot;; [.L165]-[.V165])">
            <text:p/>
          </table:table-cell>
          <table:table-cell table:formula="of:=IFERROR(([.X165]/[.P165])*100; &quot;&quot;)">
            <text:p/>
          </table:table-cell>
          <table:table-cell/>
          <table:table-cell table:formula="of:=IFERROR(([.Z165]/[.R165])*100; &quot;&quot;)">
            <text:p/>
          </table:table-cell>
          <table:table-cell table:formula="of:=IF([.N165] = &quot;&quot; ;&quot;&quot;; [.N165]-[.Z165])">
            <text:p/>
          </table:table-cell>
          <table:table-cell table:formula="of:=IFERROR(([.AB165]/[.P165])*100; &quot;&quot;)">
            <text:p/>
          </table:table-cell>
          <table:table-cell table:style-name="ce3" table:number-columns-repeated="3"/>
          <table:table-cell table:formula="of:=IFERROR(([.AF165]/[.P165])*100; &quot;&quot;)">
            <text:p/>
          </table:table-cell>
          <table:table-cell table:style-name="ce3"/>
          <table:table-cell table:formula="of:=IFERROR(([.AH165]/[.P165])*100; &quot;&quot;)">
            <text:p/>
          </table:table-cell>
          <table:table-cell table:style-name="ce3"/>
          <table:table-cell/>
          <table:table-cell table:style-name="ce3"/>
          <table:table-cell table:formula="of:=IFERROR(([.AL165]/[.P16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65]/[.P165])*100; &quot;&quot;)">
            <text:p/>
          </table:table-cell>
          <table:table-cell table:style-name="ce3"/>
          <table:table-cell/>
          <table:table-cell table:style-name="ce3"/>
          <table:table-cell table:formula="of:=IFERROR(([.BT165]/[.P16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65]/[.P165])*100; &quot;&quot;)">
            <text:p/>
          </table:table-cell>
          <table:table-cell table:style-name="ce3"/>
          <table:table-cell table:formula="of:=IFERROR(([.CN165]/[.P165])*100; &quot;&quot;)">
            <text:p/>
          </table:table-cell>
          <table:table-cell table:style-name="ce3"/>
          <table:table-cell table:formula="of:=IFERROR(([.CP165]/[.P16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65]/[.P165])*100; &quot;&quot;)">
            <text:p/>
          </table:table-cell>
          <table:table-cell table:style-name="ce3"/>
          <table:table-cell/>
          <table:table-cell table:style-name="ce3"/>
          <table:table-cell table:formula="of:=IFERROR(([.DB165]/[.P165])*100; &quot;&quot;)">
            <text:p/>
          </table:table-cell>
          <table:table-cell table:style-name="ce3"/>
          <table:table-cell/>
          <table:table-cell table:style-name="ce3"/>
          <table:table-cell table:formula="of:=IFERROR(([.DF165]/[.P165])*100; &quot;&quot;)">
            <text:p/>
          </table:table-cell>
          <table:table-cell table:style-name="ce3"/>
          <table:table-cell/>
          <table:table-cell table:style-name="ce3"/>
          <table:table-cell table:formula="of:=IFERROR(([.DJ165]/[.P16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170 v1</text:p>
          </table:table-cell>
          <table:table-cell office:value-type="string" calcext:value-type="string">
            <text:p>58.04.85</text:p>
          </table:table-cell>
          <table:table-cell office:value-type="float" office:value="162" calcext:value-type="float">
            <text:p>162</text:p>
          </table:table-cell>
          <table:table-cell table:formula="of:=IF([.C166]=&quot;&quot;;&quot;&quot;;[.C166]-[.AE166])" office:value-type="float" office:value="135" calcext:value-type="float">
            <text:p>135</text:p>
          </table:table-cell>
          <table:table-cell office:value-type="float" office:value="135" calcext:value-type="float">
            <text:p>135</text:p>
          </table:table-cell>
          <table:table-cell table:formula="of:=IFERROR(([.E166]/[.D166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166]/[.D166])*100; &quot;&quot;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ERROR(([.I166]/[.D166])*100; &quot;&quot;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IFERROR(([.L166]/[.D166])*100; &quot;&quot;)" office:value-type="float" office:value="57.037037037037" calcext:value-type="float">
            <text:p>57,037037037037</text:p>
          </table:table-cell>
          <table:table-cell office:value-type="float" office:value="62" calcext:value-type="float">
            <text:p>62</text:p>
          </table:table-cell>
          <table:table-cell table:formula="of:=IFERROR(([.N166]/[.D166])*100; &quot;&quot;)" office:value-type="float" office:value="45.9259259259259" calcext:value-type="float">
            <text:p>45,9259259259259</text:p>
          </table:table-cell>
          <table:table-cell office:value-type="float" office:value="23" calcext:value-type="float">
            <text:p>23</text:p>
          </table:table-cell>
          <table:table-cell table:formula="of:=IFERROR(([.P166]/[.D166])*100; &quot;&quot;)" office:value-type="float" office:value="17.037037037037" calcext:value-type="float">
            <text:p>17,037037037037</text:p>
          </table:table-cell>
          <table:table-cell office:value-type="float" office:value="112" calcext:value-type="float">
            <text:p>112</text:p>
          </table:table-cell>
          <table:table-cell table:formula="of:=IFERROR(([.R166]/[.D166])*100; &quot;&quot;)" office:value-type="float" office:value="82.962962962963" calcext:value-type="float">
            <text:p>82,962962962963</text:p>
          </table:table-cell>
          <table:table-cell office:value-type="float" office:value="14" calcext:value-type="float">
            <text:p>14</text:p>
          </table:table-cell>
          <table:table-cell table:formula="of:=IFERROR(([.T166]/[.R166])*100; &quot;&quot;)" office:value-type="float" office:value="12.5" calcext:value-type="float">
            <text:p>12,5</text:p>
          </table:table-cell>
          <table:table-cell office:value-type="float" office:value="65" calcext:value-type="float">
            <text:p>65</text:p>
          </table:table-cell>
          <table:table-cell table:formula="of:=IFERROR(([.V166]/[.R166])*100; &quot;&quot;)" office:value-type="float" office:value="58.0357142857143" calcext:value-type="float">
            <text:p>58,0357142857143</text:p>
          </table:table-cell>
          <table:table-cell table:formula="of:=IF([.L166] = &quot;&quot; ;&quot;&quot;; [.L166]-[.V166])" office:value-type="float" office:value="12" calcext:value-type="float">
            <text:p>12</text:p>
          </table:table-cell>
          <table:table-cell table:formula="of:=IFERROR(([.X166]/[.P166])*100; &quot;&quot;)" office:value-type="float" office:value="52.1739130434783" calcext:value-type="float">
            <text:p>52,1739130434783</text:p>
          </table:table-cell>
          <table:table-cell office:value-type="float" office:value="59" calcext:value-type="float">
            <text:p>59</text:p>
          </table:table-cell>
          <table:table-cell table:formula="of:=IFERROR(([.Z166]/[.R166])*100; &quot;&quot;)" office:value-type="float" office:value="52.6785714285714" calcext:value-type="float">
            <text:p>52,6785714285714</text:p>
          </table:table-cell>
          <table:table-cell table:formula="of:=IF([.N166] = &quot;&quot; ;&quot;&quot;; [.N166]-[.Z166])" office:value-type="float" office:value="3" calcext:value-type="float">
            <text:p>3</text:p>
          </table:table-cell>
          <table:table-cell table:formula="of:=IFERROR(([.AB166]/[.P166])*100; &quot;&quot;)" office:value-type="float" office:value="13.0434782608696" calcext:value-type="float">
            <text:p>13,0434782608696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IFERROR(([.AF166]/[.P166])*100; &quot;&quot;)" office:value-type="float" office:value="95.6521739130435" calcext:value-type="float">
            <text:p>95,6521739130435</text:p>
          </table:table-cell>
          <table:table-cell office:value-type="float" office:value="0" calcext:value-type="float">
            <text:p>0</text:p>
          </table:table-cell>
          <table:table-cell table:formula="of:=IFERROR(([.AH166]/[.P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L166]/[.P166])*100; &quot;&quot;)" office:value-type="float" office:value="4.34782608695652" calcext:value-type="float">
            <text:p>4,347826086956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66]/[.P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66]/[.P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66]/[.P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66]/[.P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66]/[.P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66]/[.P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66]/[.P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66]/[.P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66]/[.P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29.04.88</text:p>
          </table:table-cell>
          <table:table-cell office:value-type="float" office:value="182" calcext:value-type="float">
            <text:p>182</text:p>
          </table:table-cell>
          <table:table-cell table:formula="of:=IF([.C167]=&quot;&quot;;&quot;&quot;;[.C167]-[.AE167])" office:value-type="float" office:value="151" calcext:value-type="float">
            <text:p>151</text:p>
          </table:table-cell>
          <table:table-cell office:value-type="float" office:value="151" calcext:value-type="float">
            <text:p>151</text:p>
          </table:table-cell>
          <table:table-cell table:formula="of:=IFERROR(([.E167]/[.D167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167]/[.D167])*100; &quot;&quot;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ERROR(([.I167]/[.D167])*100; &quot;&quot;)" office:value-type="float" office:value="53.6423841059603" calcext:value-type="float">
            <text:p>53,642384105960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ERROR(([.L167]/[.D167])*100; &quot;&quot;)" office:value-type="float" office:value="52.9801324503311" calcext:value-type="float">
            <text:p>52,9801324503311</text:p>
          </table:table-cell>
          <table:table-cell office:value-type="float" office:value="63" calcext:value-type="float">
            <text:p>63</text:p>
          </table:table-cell>
          <table:table-cell table:formula="of:=IFERROR(([.N167]/[.D167])*100; &quot;&quot;)" office:value-type="float" office:value="41.7218543046358" calcext:value-type="float">
            <text:p>41,7218543046358</text:p>
          </table:table-cell>
          <table:table-cell office:value-type="float" office:value="36" calcext:value-type="float">
            <text:p>36</text:p>
          </table:table-cell>
          <table:table-cell table:formula="of:=IFERROR(([.P167]/[.D167])*100; &quot;&quot;)" office:value-type="float" office:value="23.841059602649" calcext:value-type="float">
            <text:p>23,841059602649</text:p>
          </table:table-cell>
          <table:table-cell office:value-type="float" office:value="115" calcext:value-type="float">
            <text:p>115</text:p>
          </table:table-cell>
          <table:table-cell table:formula="of:=IFERROR(([.R167]/[.D167])*100; &quot;&quot;)" office:value-type="float" office:value="76.158940397351" calcext:value-type="float">
            <text:p>76,158940397351</text:p>
          </table:table-cell>
          <table:table-cell office:value-type="float" office:value="14" calcext:value-type="float">
            <text:p>14</text:p>
          </table:table-cell>
          <table:table-cell table:formula="of:=IFERROR(([.T167]/[.R167])*100; &quot;&quot;)" office:value-type="float" office:value="12.1739130434783" calcext:value-type="float">
            <text:p>12,1739130434783</text:p>
          </table:table-cell>
          <table:table-cell office:value-type="float" office:value="66" calcext:value-type="float">
            <text:p>66</text:p>
          </table:table-cell>
          <table:table-cell table:formula="of:=IFERROR(([.V167]/[.R167])*100; &quot;&quot;)" office:value-type="float" office:value="57.3913043478261" calcext:value-type="float">
            <text:p>57,3913043478261</text:p>
          </table:table-cell>
          <table:table-cell table:formula="of:=IF([.L167] = &quot;&quot; ;&quot;&quot;; [.L167]-[.V167])" office:value-type="float" office:value="14" calcext:value-type="float">
            <text:p>14</text:p>
          </table:table-cell>
          <table:table-cell table:formula="of:=IFERROR(([.X167]/[.P167])*100; &quot;&quot;)" office:value-type="float" office:value="38.8888888888889" calcext:value-type="float">
            <text:p>38,8888888888889</text:p>
          </table:table-cell>
          <table:table-cell office:value-type="float" office:value="60" calcext:value-type="float">
            <text:p>60</text:p>
          </table:table-cell>
          <table:table-cell table:formula="of:=IFERROR(([.Z167]/[.R167])*100; &quot;&quot;)" office:value-type="float" office:value="52.1739130434783" calcext:value-type="float">
            <text:p>52,1739130434783</text:p>
          </table:table-cell>
          <table:table-cell table:formula="of:=IF([.N167] = &quot;&quot; ;&quot;&quot;; [.N167]-[.Z167])" office:value-type="float" office:value="3" calcext:value-type="float">
            <text:p>3</text:p>
          </table:table-cell>
          <table:table-cell table:formula="of:=IFERROR(([.AB167]/[.P167])*100; &quot;&quot;)" office:value-type="float" office:value="8.33333333333333" calcext:value-type="float">
            <text:p>8,33333333333333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IFERROR(([.AF167]/[.P167])*100; &quot;&quot;)" office:value-type="float" office:value="77.7777777777778" calcext:value-type="float">
            <text:p>77,7777777777778</text:p>
          </table:table-cell>
          <table:table-cell office:value-type="float" office:value="0" calcext:value-type="float">
            <text:p>0</text:p>
          </table:table-cell>
          <table:table-cell table:formula="of:=IFERROR(([.AH167]/[.P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167]/[.P167])*100; &quot;&quot;)" office:value-type="float" office:value="5.55555555555556" calcext:value-type="float">
            <text:p>5,555555555555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67]/[.P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67]/[.P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CL167]/[.P167])*100; &quot;&quot;)" office:value-type="float" office:value="16.6666666666667" calcext:value-type="float">
            <text:p>16,6666666666667</text:p>
          </table:table-cell>
          <table:table-cell office:value-type="float" office:value="0" calcext:value-type="float">
            <text:p>0</text:p>
          </table:table-cell>
          <table:table-cell table:formula="of:=IFERROR(([.CN167]/[.P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67]/[.P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67]/[.P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67]/[.P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67]/[.P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67]/[.P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29.04.83</text:p>
          </table:table-cell>
          <table:table-cell office:value-type="float" office:value="163" calcext:value-type="float">
            <text:p>163</text:p>
          </table:table-cell>
          <table:table-cell table:formula="of:=IF([.C168]=&quot;&quot;;&quot;&quot;;[.C168]-[.AE168])" office:value-type="float" office:value="135" calcext:value-type="float">
            <text:p>135</text:p>
          </table:table-cell>
          <table:table-cell office:value-type="float" office:value="135" calcext:value-type="float">
            <text:p>135</text:p>
          </table:table-cell>
          <table:table-cell table:formula="of:=IFERROR(([.E168]/[.D168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168]/[.D168])*100; &quot;&quot;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ERROR(([.I168]/[.D168])*100; &quot;&quot;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IFERROR(([.L168]/[.D168])*100; &quot;&quot;)" office:value-type="float" office:value="57.037037037037" calcext:value-type="float">
            <text:p>57,037037037037</text:p>
          </table:table-cell>
          <table:table-cell office:value-type="float" office:value="62" calcext:value-type="float">
            <text:p>62</text:p>
          </table:table-cell>
          <table:table-cell table:formula="of:=IFERROR(([.N168]/[.D168])*100; &quot;&quot;)" office:value-type="float" office:value="45.9259259259259" calcext:value-type="float">
            <text:p>45,9259259259259</text:p>
          </table:table-cell>
          <table:table-cell office:value-type="float" office:value="23" calcext:value-type="float">
            <text:p>23</text:p>
          </table:table-cell>
          <table:table-cell table:formula="of:=IFERROR(([.P168]/[.D168])*100; &quot;&quot;)" office:value-type="float" office:value="17.037037037037" calcext:value-type="float">
            <text:p>17,037037037037</text:p>
          </table:table-cell>
          <table:table-cell office:value-type="float" office:value="112" calcext:value-type="float">
            <text:p>112</text:p>
          </table:table-cell>
          <table:table-cell table:formula="of:=IFERROR(([.R168]/[.D168])*100; &quot;&quot;)" office:value-type="float" office:value="82.962962962963" calcext:value-type="float">
            <text:p>82,962962962963</text:p>
          </table:table-cell>
          <table:table-cell office:value-type="float" office:value="14" calcext:value-type="float">
            <text:p>14</text:p>
          </table:table-cell>
          <table:table-cell table:formula="of:=IFERROR(([.T168]/[.R168])*100; &quot;&quot;)" office:value-type="float" office:value="12.5" calcext:value-type="float">
            <text:p>12,5</text:p>
          </table:table-cell>
          <table:table-cell office:value-type="float" office:value="65" calcext:value-type="float">
            <text:p>65</text:p>
          </table:table-cell>
          <table:table-cell table:formula="of:=IFERROR(([.V168]/[.R168])*100; &quot;&quot;)" office:value-type="float" office:value="58.0357142857143" calcext:value-type="float">
            <text:p>58,0357142857143</text:p>
          </table:table-cell>
          <table:table-cell table:formula="of:=IF([.L168] = &quot;&quot; ;&quot;&quot;; [.L168]-[.V168])" office:value-type="float" office:value="12" calcext:value-type="float">
            <text:p>12</text:p>
          </table:table-cell>
          <table:table-cell table:formula="of:=IFERROR(([.X168]/[.P168])*100; &quot;&quot;)" office:value-type="float" office:value="52.1739130434783" calcext:value-type="float">
            <text:p>52,1739130434783</text:p>
          </table:table-cell>
          <table:table-cell office:value-type="float" office:value="59" calcext:value-type="float">
            <text:p>59</text:p>
          </table:table-cell>
          <table:table-cell table:formula="of:=IFERROR(([.Z168]/[.R168])*100; &quot;&quot;)" office:value-type="float" office:value="52.6785714285714" calcext:value-type="float">
            <text:p>52,6785714285714</text:p>
          </table:table-cell>
          <table:table-cell table:formula="of:=IF([.N168] = &quot;&quot; ;&quot;&quot;; [.N168]-[.Z168])" office:value-type="float" office:value="3" calcext:value-type="float">
            <text:p>3</text:p>
          </table:table-cell>
          <table:table-cell table:formula="of:=IFERROR(([.AB168]/[.P168])*100; &quot;&quot;)" office:value-type="float" office:value="13.0434782608696" calcext:value-type="float">
            <text:p>13,0434782608696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IFERROR(([.AF168]/[.P168])*100; &quot;&quot;)" office:value-type="float" office:value="95.6521739130435" calcext:value-type="float">
            <text:p>95,6521739130435</text:p>
          </table:table-cell>
          <table:table-cell office:value-type="float" office:value="0" calcext:value-type="float">
            <text:p>0</text:p>
          </table:table-cell>
          <table:table-cell table:formula="of:=IFERROR(([.AH168]/[.P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L168]/[.P168])*100; &quot;&quot;)" office:value-type="float" office:value="4.34782608695652" calcext:value-type="float">
            <text:p>4,347826086956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68]/[.P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68]/[.P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68]/[.P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68]/[.P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68]/[.P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68]/[.P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68]/[.P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68]/[.P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68]/[.P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58.04.77</text:p>
          </table:table-cell>
          <table:table-cell office:value-type="float" office:value="163" calcext:value-type="float">
            <text:p>163</text:p>
          </table:table-cell>
          <table:table-cell table:formula="of:=IF([.C169]=&quot;&quot;;&quot;&quot;;[.C169]-[.AE169])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table:formula="of:=IFERROR(([.E169]/[.D169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169]/[.D169])*100; &quot;&quot;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ERROR(([.I169]/[.D169])*100; &quot;&quot;)" office:value-type="float" office:value="59.5588235294118" calcext:value-type="float">
            <text:p>59,5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IFERROR(([.L169]/[.D169])*100; &quot;&quot;)" office:value-type="float" office:value="57.3529411764706" calcext:value-type="float">
            <text:p>57,3529411764706</text:p>
          </table:table-cell>
          <table:table-cell office:value-type="float" office:value="62" calcext:value-type="float">
            <text:p>62</text:p>
          </table:table-cell>
          <table:table-cell table:formula="of:=IFERROR(([.N169]/[.D169])*100; &quot;&quot;)" office:value-type="float" office:value="45.5882352941176" calcext:value-type="float">
            <text:p>45,5882352941176</text:p>
          </table:table-cell>
          <table:table-cell office:value-type="float" office:value="24" calcext:value-type="float">
            <text:p>24</text:p>
          </table:table-cell>
          <table:table-cell table:formula="of:=IFERROR(([.P169]/[.D169])*100; &quot;&quot;)" office:value-type="float" office:value="17.6470588235294" calcext:value-type="float">
            <text:p>17,6470588235294</text:p>
          </table:table-cell>
          <table:table-cell office:value-type="float" office:value="112" calcext:value-type="float">
            <text:p>112</text:p>
          </table:table-cell>
          <table:table-cell table:formula="of:=IFERROR(([.R169]/[.D169])*100; &quot;&quot;)" office:value-type="float" office:value="82.3529411764706" calcext:value-type="float">
            <text:p>82,3529411764706</text:p>
          </table:table-cell>
          <table:table-cell office:value-type="float" office:value="14" calcext:value-type="float">
            <text:p>14</text:p>
          </table:table-cell>
          <table:table-cell table:formula="of:=IFERROR(([.T169]/[.R169])*100; &quot;&quot;)" office:value-type="float" office:value="12.5" calcext:value-type="float">
            <text:p>12,5</text:p>
          </table:table-cell>
          <table:table-cell office:value-type="float" office:value="65" calcext:value-type="float">
            <text:p>65</text:p>
          </table:table-cell>
          <table:table-cell table:formula="of:=IFERROR(([.V169]/[.R169])*100; &quot;&quot;)" office:value-type="float" office:value="58.0357142857143" calcext:value-type="float">
            <text:p>58,0357142857143</text:p>
          </table:table-cell>
          <table:table-cell table:formula="of:=IF([.L169] = &quot;&quot; ;&quot;&quot;; [.L169]-[.V169])" office:value-type="float" office:value="13" calcext:value-type="float">
            <text:p>13</text:p>
          </table:table-cell>
          <table:table-cell table:formula="of:=IFERROR(([.X169]/[.P169])*100; &quot;&quot;)" office:value-type="float" office:value="54.1666666666667" calcext:value-type="float">
            <text:p>54,1666666666667</text:p>
          </table:table-cell>
          <table:table-cell office:value-type="float" office:value="59" calcext:value-type="float">
            <text:p>59</text:p>
          </table:table-cell>
          <table:table-cell table:formula="of:=IFERROR(([.Z169]/[.R169])*100; &quot;&quot;)" office:value-type="float" office:value="52.6785714285714" calcext:value-type="float">
            <text:p>52,6785714285714</text:p>
          </table:table-cell>
          <table:table-cell table:formula="of:=IF([.N169] = &quot;&quot; ;&quot;&quot;; [.N169]-[.Z169])" office:value-type="float" office:value="3" calcext:value-type="float">
            <text:p>3</text:p>
          </table:table-cell>
          <table:table-cell table:formula="of:=IFERROR(([.AB169]/[.P169])*100; &quot;&quot;)" office:value-type="float" office:value="12.5" calcext:value-type="float">
            <text:p>12,5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formula="of:=IFERROR(([.AF169]/[.P169])*100; &quot;&quot;)" office:value-type="float" office:value="95.8333333333333" calcext:value-type="float">
            <text:p>95,8333333333333</text:p>
          </table:table-cell>
          <table:table-cell office:value-type="float" office:value="0" calcext:value-type="float">
            <text:p>0</text:p>
          </table:table-cell>
          <table:table-cell table:formula="of:=IFERROR(([.AH169]/[.P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L169]/[.P169])*100; &quot;&quot;)" office:value-type="float" office:value="4.16666666666667" calcext:value-type="float">
            <text:p>4,1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69]/[.P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69]/[.P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69]/[.P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69]/[.P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69]/[.P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69]/[.P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69]/[.P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69]/[.P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69]/[.P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70]=&quot;&quot;;&quot;&quot;;[.C170]-[.AE170])">
            <text:p/>
          </table:table-cell>
          <table:table-cell/>
          <table:table-cell table:formula="of:=IFERROR(([.E170]/[.D170])*100; &quot;&quot;)">
            <text:p/>
          </table:table-cell>
          <table:table-cell/>
          <table:table-cell table:formula="of:=IFERROR(([.G170]/[.D170])*100; &quot;&quot;)">
            <text:p/>
          </table:table-cell>
          <table:table-cell/>
          <table:table-cell table:formula="of:=IFERROR(([.I170]/[.D170])*100; &quot;&quot;)">
            <text:p/>
          </table:table-cell>
          <table:table-cell/>
          <table:table-cell table:style-name="ce3"/>
          <table:table-cell table:formula="of:=IFERROR(([.L170]/[.D170])*100; &quot;&quot;)">
            <text:p/>
          </table:table-cell>
          <table:table-cell table:style-name="ce3"/>
          <table:table-cell table:formula="of:=IFERROR(([.N170]/[.D170])*100; &quot;&quot;)">
            <text:p/>
          </table:table-cell>
          <table:table-cell table:style-name="ce3"/>
          <table:table-cell table:formula="of:=IFERROR(([.P170]/[.D170])*100; &quot;&quot;)">
            <text:p/>
          </table:table-cell>
          <table:table-cell table:style-name="ce3"/>
          <table:table-cell table:formula="of:=IFERROR(([.R170]/[.D170])*100; &quot;&quot;)">
            <text:p/>
          </table:table-cell>
          <table:table-cell table:style-name="ce3"/>
          <table:table-cell table:formula="of:=IFERROR(([.T170]/[.R170])*100; &quot;&quot;)">
            <text:p/>
          </table:table-cell>
          <table:table-cell/>
          <table:table-cell table:formula="of:=IFERROR(([.V170]/[.R170])*100; &quot;&quot;)">
            <text:p/>
          </table:table-cell>
          <table:table-cell table:formula="of:=IF([.L170] = &quot;&quot; ;&quot;&quot;; [.L170]-[.V170])">
            <text:p/>
          </table:table-cell>
          <table:table-cell table:formula="of:=IFERROR(([.X170]/[.P170])*100; &quot;&quot;)">
            <text:p/>
          </table:table-cell>
          <table:table-cell/>
          <table:table-cell table:formula="of:=IFERROR(([.Z170]/[.R170])*100; &quot;&quot;)">
            <text:p/>
          </table:table-cell>
          <table:table-cell table:formula="of:=IF([.N170] = &quot;&quot; ;&quot;&quot;; [.N170]-[.Z170])">
            <text:p/>
          </table:table-cell>
          <table:table-cell table:formula="of:=IFERROR(([.AB170]/[.P170])*100; &quot;&quot;)">
            <text:p/>
          </table:table-cell>
          <table:table-cell table:style-name="ce3" table:number-columns-repeated="3"/>
          <table:table-cell table:formula="of:=IFERROR(([.AF170]/[.P170])*100; &quot;&quot;)">
            <text:p/>
          </table:table-cell>
          <table:table-cell table:style-name="ce3"/>
          <table:table-cell table:formula="of:=IFERROR(([.AH170]/[.P170])*100; &quot;&quot;)">
            <text:p/>
          </table:table-cell>
          <table:table-cell table:style-name="ce3"/>
          <table:table-cell/>
          <table:table-cell table:style-name="ce3"/>
          <table:table-cell table:formula="of:=IFERROR(([.AL170]/[.P17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70]/[.P170])*100; &quot;&quot;)">
            <text:p/>
          </table:table-cell>
          <table:table-cell table:style-name="ce3"/>
          <table:table-cell/>
          <table:table-cell table:style-name="ce3"/>
          <table:table-cell table:formula="of:=IFERROR(([.BT170]/[.P17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70]/[.P170])*100; &quot;&quot;)">
            <text:p/>
          </table:table-cell>
          <table:table-cell table:style-name="ce3"/>
          <table:table-cell table:formula="of:=IFERROR(([.CN170]/[.P170])*100; &quot;&quot;)">
            <text:p/>
          </table:table-cell>
          <table:table-cell table:style-name="ce3"/>
          <table:table-cell table:formula="of:=IFERROR(([.CP170]/[.P17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70]/[.P170])*100; &quot;&quot;)">
            <text:p/>
          </table:table-cell>
          <table:table-cell table:style-name="ce3"/>
          <table:table-cell/>
          <table:table-cell table:style-name="ce3"/>
          <table:table-cell table:formula="of:=IFERROR(([.DB170]/[.P170])*100; &quot;&quot;)">
            <text:p/>
          </table:table-cell>
          <table:table-cell table:style-name="ce3"/>
          <table:table-cell/>
          <table:table-cell table:style-name="ce3"/>
          <table:table-cell table:formula="of:=IFERROR(([.DF170]/[.P170])*100; &quot;&quot;)">
            <text:p/>
          </table:table-cell>
          <table:table-cell table:style-name="ce3"/>
          <table:table-cell/>
          <table:table-cell table:style-name="ce3"/>
          <table:table-cell table:formula="of:=IFERROR(([.DJ170]/[.P17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240</text:p>
          </table:table-cell>
          <table:table-cell office:value-type="string" calcext:value-type="string">
            <text:p>73.06.06</text:p>
          </table:table-cell>
          <table:table-cell office:value-type="float" office:value="313" calcext:value-type="float">
            <text:p>313</text:p>
          </table:table-cell>
          <table:table-cell table:formula="of:=IF([.C171]=&quot;&quot;;&quot;&quot;;[.C171]-[.AE171])" office:value-type="float" office:value="265" calcext:value-type="float">
            <text:p>265</text:p>
          </table:table-cell>
          <table:table-cell office:value-type="float" office:value="265" calcext:value-type="float">
            <text:p>265</text:p>
          </table:table-cell>
          <table:table-cell table:formula="of:=IFERROR(([.E171]/[.D171])*100; &quot;&quot;)"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table:formula="of:=IFERROR(([.G171]/[.D171])*100; &quot;&quot;)" office:value-type="float" office:value="47.5471698113208" calcext:value-type="float">
            <text:p>47,5471698113208</text:p>
          </table:table-cell>
          <table:table-cell office:value-type="float" office:value="130" calcext:value-type="float">
            <text:p>130</text:p>
          </table:table-cell>
          <table:table-cell table:formula="of:=IFERROR(([.I171]/[.D171])*100; &quot;&quot;)" office:value-type="float" office:value="49.0566037735849" calcext:value-type="float">
            <text:p>49,0566037735849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formula="of:=IFERROR(([.L171]/[.D171])*100; &quot;&quot;)" office:value-type="float" office:value="58.4905660377359" calcext:value-type="float">
            <text:p>58,4905660377359</text:p>
          </table:table-cell>
          <table:table-cell office:value-type="float" office:value="117" calcext:value-type="float">
            <text:p>117</text:p>
          </table:table-cell>
          <table:table-cell table:formula="of:=IFERROR(([.N171]/[.D171])*100; &quot;&quot;)" office:value-type="float" office:value="44.1509433962264" calcext:value-type="float">
            <text:p>44,1509433962264</text:p>
          </table:table-cell>
          <table:table-cell office:value-type="float" office:value="88" calcext:value-type="float">
            <text:p>88</text:p>
          </table:table-cell>
          <table:table-cell table:formula="of:=IFERROR(([.P171]/[.D171])*100; &quot;&quot;)" office:value-type="float" office:value="33.2075471698113" calcext:value-type="float">
            <text:p>33,2075471698113</text:p>
          </table:table-cell>
          <table:table-cell office:value-type="float" office:value="177" calcext:value-type="float">
            <text:p>177</text:p>
          </table:table-cell>
          <table:table-cell table:formula="of:=IFERROR(([.R171]/[.D171])*100; &quot;&quot;)" office:value-type="float" office:value="66.7924528301887" calcext:value-type="float">
            <text:p>66,7924528301887</text:p>
          </table:table-cell>
          <table:table-cell office:value-type="float" office:value="31" calcext:value-type="float">
            <text:p>31</text:p>
          </table:table-cell>
          <table:table-cell table:formula="of:=IFERROR(([.T171]/[.R171])*100; &quot;&quot;)" office:value-type="float" office:value="17.5141242937853" calcext:value-type="float">
            <text:p>17,5141242937853</text:p>
          </table:table-cell>
          <table:table-cell office:value-type="float" office:value="106" calcext:value-type="float">
            <text:p>106</text:p>
          </table:table-cell>
          <table:table-cell table:formula="of:=IFERROR(([.V171]/[.R171])*100; &quot;&quot;)" office:value-type="float" office:value="59.8870056497175" calcext:value-type="float">
            <text:p>59,8870056497175</text:p>
          </table:table-cell>
          <table:table-cell table:formula="of:=IF([.L171] = &quot;&quot; ;&quot;&quot;; [.L171]-[.V171])" office:value-type="float" office:value="49" calcext:value-type="float">
            <text:p>49</text:p>
          </table:table-cell>
          <table:table-cell table:formula="of:=IFERROR(([.X171]/[.P171])*100; &quot;&quot;)" office:value-type="float" office:value="55.6818181818182" calcext:value-type="float">
            <text:p>55,6818181818182</text:p>
          </table:table-cell>
          <table:table-cell office:value-type="float" office:value="111" calcext:value-type="float">
            <text:p>111</text:p>
          </table:table-cell>
          <table:table-cell table:formula="of:=IFERROR(([.Z171]/[.R171])*100; &quot;&quot;)" office:value-type="float" office:value="62.7118644067797" calcext:value-type="float">
            <text:p>62,7118644067797</text:p>
          </table:table-cell>
          <table:table-cell table:formula="of:=IF([.N171] = &quot;&quot; ;&quot;&quot;; [.N171]-[.Z171])" office:value-type="float" office:value="6" calcext:value-type="float">
            <text:p>6</text:p>
          </table:table-cell>
          <table:table-cell table:formula="of:=IFERROR(([.AB171]/[.P171])*100; &quot;&quot;)" office:value-type="float" office:value="6.81818181818182" calcext:value-type="float">
            <text:p>6,81818181818182</text:p>
          </table:table-cell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table:formula="of:=IFERROR(([.AF171]/[.P171])*100; &quot;&quot;)" office:value-type="float" office:value="94.3181818181818" calcext:value-type="float">
            <text:p>94,3181818181818</text:p>
          </table:table-cell>
          <table:table-cell office:value-type="float" office:value="0" calcext:value-type="float">
            <text:p>0</text:p>
          </table:table-cell>
          <table:table-cell table:formula="of:=IFERROR(([.AH171]/[.P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171]/[.P171])*100; &quot;&quot;)" office:value-type="float" office:value="2.27272727272727" calcext:value-type="float">
            <text:p>2,27272727272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71]/[.P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71]/[.P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L171]/[.P171])*100; &quot;&quot;)" office:value-type="float" office:value="2.27272727272727" calcext:value-type="float">
            <text:p>2,27272727272727</text:p>
          </table:table-cell>
          <table:table-cell office:value-type="float" office:value="0" calcext:value-type="float">
            <text:p>0</text:p>
          </table:table-cell>
          <table:table-cell table:formula="of:=IFERROR(([.CN171]/[.P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71]/[.P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71]/[.P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71]/[.P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171]/[.P171])*100; &quot;&quot;)" office:value-type="float" office:value="1.13636363636364" calcext:value-type="float">
            <text:p>1,13636363636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71]/[.P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72]=&quot;&quot;;&quot;&quot;;[.C172]-[.AE172])">
            <text:p/>
          </table:table-cell>
          <table:table-cell/>
          <table:table-cell table:formula="of:=IFERROR(([.E172]/[.D172])*100; &quot;&quot;)">
            <text:p/>
          </table:table-cell>
          <table:table-cell/>
          <table:table-cell table:formula="of:=IFERROR(([.G172]/[.D172])*100; &quot;&quot;)">
            <text:p/>
          </table:table-cell>
          <table:table-cell/>
          <table:table-cell table:formula="of:=IFERROR(([.I172]/[.D172])*100; &quot;&quot;)">
            <text:p/>
          </table:table-cell>
          <table:table-cell/>
          <table:table-cell table:style-name="ce3"/>
          <table:table-cell table:formula="of:=IFERROR(([.L172]/[.D172])*100; &quot;&quot;)">
            <text:p/>
          </table:table-cell>
          <table:table-cell table:style-name="ce3"/>
          <table:table-cell table:formula="of:=IFERROR(([.N172]/[.D172])*100; &quot;&quot;)">
            <text:p/>
          </table:table-cell>
          <table:table-cell table:style-name="ce3"/>
          <table:table-cell table:formula="of:=IFERROR(([.P172]/[.D172])*100; &quot;&quot;)">
            <text:p/>
          </table:table-cell>
          <table:table-cell table:style-name="ce3"/>
          <table:table-cell table:formula="of:=IFERROR(([.R172]/[.D172])*100; &quot;&quot;)">
            <text:p/>
          </table:table-cell>
          <table:table-cell table:style-name="ce3"/>
          <table:table-cell table:formula="of:=IFERROR(([.T172]/[.R172])*100; &quot;&quot;)">
            <text:p/>
          </table:table-cell>
          <table:table-cell/>
          <table:table-cell table:formula="of:=IFERROR(([.V172]/[.R172])*100; &quot;&quot;)">
            <text:p/>
          </table:table-cell>
          <table:table-cell table:formula="of:=IF([.L172] = &quot;&quot; ;&quot;&quot;; [.L172]-[.V172])">
            <text:p/>
          </table:table-cell>
          <table:table-cell table:formula="of:=IFERROR(([.X172]/[.P172])*100; &quot;&quot;)">
            <text:p/>
          </table:table-cell>
          <table:table-cell/>
          <table:table-cell table:formula="of:=IFERROR(([.Z172]/[.R172])*100; &quot;&quot;)">
            <text:p/>
          </table:table-cell>
          <table:table-cell table:formula="of:=IF([.N172] = &quot;&quot; ;&quot;&quot;; [.N172]-[.Z172])">
            <text:p/>
          </table:table-cell>
          <table:table-cell table:formula="of:=IFERROR(([.AB172]/[.P172])*100; &quot;&quot;)">
            <text:p/>
          </table:table-cell>
          <table:table-cell table:style-name="ce3" table:number-columns-repeated="3"/>
          <table:table-cell table:formula="of:=IFERROR(([.AF172]/[.P172])*100; &quot;&quot;)">
            <text:p/>
          </table:table-cell>
          <table:table-cell table:style-name="ce3"/>
          <table:table-cell table:formula="of:=IFERROR(([.AH172]/[.P172])*100; &quot;&quot;)">
            <text:p/>
          </table:table-cell>
          <table:table-cell table:style-name="ce3"/>
          <table:table-cell/>
          <table:table-cell table:style-name="ce3"/>
          <table:table-cell table:formula="of:=IFERROR(([.AL172]/[.P17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72]/[.P172])*100; &quot;&quot;)">
            <text:p/>
          </table:table-cell>
          <table:table-cell table:style-name="ce3"/>
          <table:table-cell/>
          <table:table-cell table:style-name="ce3"/>
          <table:table-cell table:formula="of:=IFERROR(([.BT172]/[.P17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72]/[.P172])*100; &quot;&quot;)">
            <text:p/>
          </table:table-cell>
          <table:table-cell table:style-name="ce3"/>
          <table:table-cell table:formula="of:=IFERROR(([.CN172]/[.P172])*100; &quot;&quot;)">
            <text:p/>
          </table:table-cell>
          <table:table-cell table:style-name="ce3"/>
          <table:table-cell table:formula="of:=IFERROR(([.CP172]/[.P17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72]/[.P172])*100; &quot;&quot;)">
            <text:p/>
          </table:table-cell>
          <table:table-cell table:style-name="ce3"/>
          <table:table-cell/>
          <table:table-cell table:style-name="ce3"/>
          <table:table-cell table:formula="of:=IFERROR(([.DB172]/[.P172])*100; &quot;&quot;)">
            <text:p/>
          </table:table-cell>
          <table:table-cell table:style-name="ce3"/>
          <table:table-cell/>
          <table:table-cell table:style-name="ce3"/>
          <table:table-cell table:formula="of:=IFERROR(([.DF172]/[.P172])*100; &quot;&quot;)">
            <text:p/>
          </table:table-cell>
          <table:table-cell table:style-name="ce3"/>
          <table:table-cell/>
          <table:table-cell table:style-name="ce3"/>
          <table:table-cell table:formula="of:=IFERROR(([.DJ172]/[.P17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140</text:p>
          </table:table-cell>
          <table:table-cell office:value-type="string" calcext:value-type="string">
            <text:p>39.04.77</text:p>
          </table:table-cell>
          <table:table-cell office:value-type="float" office:value="162" calcext:value-type="float">
            <text:p>162</text:p>
          </table:table-cell>
          <table:table-cell table:formula="of:=IF([.C173]=&quot;&quot;;&quot;&quot;;[.C173]-[.AE173])" office:value-type="float" office:value="135" calcext:value-type="float">
            <text:p>135</text:p>
          </table:table-cell>
          <table:table-cell office:value-type="float" office:value="135" calcext:value-type="float">
            <text:p>135</text:p>
          </table:table-cell>
          <table:table-cell table:formula="of:=IFERROR(([.E173]/[.D173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173]/[.D173])*100; &quot;&quot;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ERROR(([.I173]/[.D173])*100; &quot;&quot;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IFERROR(([.L173]/[.D173])*100; &quot;&quot;)" office:value-type="float" office:value="57.037037037037" calcext:value-type="float">
            <text:p>57,037037037037</text:p>
          </table:table-cell>
          <table:table-cell office:value-type="float" office:value="62" calcext:value-type="float">
            <text:p>62</text:p>
          </table:table-cell>
          <table:table-cell table:formula="of:=IFERROR(([.N173]/[.D173])*100; &quot;&quot;)" office:value-type="float" office:value="45.9259259259259" calcext:value-type="float">
            <text:p>45,9259259259259</text:p>
          </table:table-cell>
          <table:table-cell office:value-type="float" office:value="24" calcext:value-type="float">
            <text:p>24</text:p>
          </table:table-cell>
          <table:table-cell table:formula="of:=IFERROR(([.P173]/[.D173])*100; &quot;&quot;)" office:value-type="float" office:value="17.7777777777778" calcext:value-type="float">
            <text:p>17,7777777777778</text:p>
          </table:table-cell>
          <table:table-cell office:value-type="float" office:value="111" calcext:value-type="float">
            <text:p>111</text:p>
          </table:table-cell>
          <table:table-cell table:formula="of:=IFERROR(([.R173]/[.D173])*100; &quot;&quot;)" office:value-type="float" office:value="82.2222222222222" calcext:value-type="float">
            <text:p>82,2222222222222</text:p>
          </table:table-cell>
          <table:table-cell office:value-type="float" office:value="14" calcext:value-type="float">
            <text:p>14</text:p>
          </table:table-cell>
          <table:table-cell table:formula="of:=IFERROR(([.T173]/[.R173])*100; &quot;&quot;)" office:value-type="float" office:value="12.6126126126126" calcext:value-type="float">
            <text:p>12,6126126126126</text:p>
          </table:table-cell>
          <table:table-cell office:value-type="float" office:value="64" calcext:value-type="float">
            <text:p>64</text:p>
          </table:table-cell>
          <table:table-cell table:formula="of:=IFERROR(([.V173]/[.R173])*100; &quot;&quot;)" office:value-type="float" office:value="57.6576576576577" calcext:value-type="float">
            <text:p>57,6576576576577</text:p>
          </table:table-cell>
          <table:table-cell table:formula="of:=IF([.L173] = &quot;&quot; ;&quot;&quot;; [.L173]-[.V173])" office:value-type="float" office:value="13" calcext:value-type="float">
            <text:p>13</text:p>
          </table:table-cell>
          <table:table-cell table:formula="of:=IFERROR(([.X173]/[.P173])*100; &quot;&quot;)" office:value-type="float" office:value="54.1666666666667" calcext:value-type="float">
            <text:p>54,1666666666667</text:p>
          </table:table-cell>
          <table:table-cell office:value-type="float" office:value="59" calcext:value-type="float">
            <text:p>59</text:p>
          </table:table-cell>
          <table:table-cell table:formula="of:=IFERROR(([.Z173]/[.R173])*100; &quot;&quot;)" office:value-type="float" office:value="53.1531531531532" calcext:value-type="float">
            <text:p>53,1531531531532</text:p>
          </table:table-cell>
          <table:table-cell table:formula="of:=IF([.N173] = &quot;&quot; ;&quot;&quot;; [.N173]-[.Z173])" office:value-type="float" office:value="3" calcext:value-type="float">
            <text:p>3</text:p>
          </table:table-cell>
          <table:table-cell table:formula="of:=IFERROR(([.AB173]/[.P173])*100; &quot;&quot;)" office:value-type="float" office:value="12.5" calcext:value-type="float">
            <text:p>12,5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formula="of:=IFERROR(([.AF173]/[.P173])*100; &quot;&quot;)" office:value-type="float" office:value="95.8333333333333" calcext:value-type="float">
            <text:p>95,8333333333333</text:p>
          </table:table-cell>
          <table:table-cell office:value-type="float" office:value="0" calcext:value-type="float">
            <text:p>0</text:p>
          </table:table-cell>
          <table:table-cell table:formula="of:=IFERROR(([.AH173]/[.P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L173]/[.P173])*100; &quot;&quot;)" office:value-type="float" office:value="4.16666666666667" calcext:value-type="float">
            <text:p>4,1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73]/[.P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73]/[.P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73]/[.P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73]/[.P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73]/[.P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73]/[.P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73]/[.P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73]/[.P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73]/[.P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30.04.33</text:p>
          </table:table-cell>
          <table:table-cell office:value-type="float" office:value="144" calcext:value-type="float">
            <text:p>144</text:p>
          </table:table-cell>
          <table:table-cell table:formula="of:=IF([.C174]=&quot;&quot;;&quot;&quot;;[.C174]-[.AE174])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formula="of:=IFERROR(([.E174]/[.D174])*100; &quot;&quot;)"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table:formula="of:=IFERROR(([.G174]/[.D174])*100; &quot;&quot;)" office:value-type="float" office:value="27.4193548387097" calcext:value-type="float">
            <text:p>27,4193548387097</text:p>
          </table:table-cell>
          <table:table-cell office:value-type="float" office:value="87" calcext:value-type="float">
            <text:p>87</text:p>
          </table:table-cell>
          <table:table-cell table:formula="of:=IFERROR(([.I174]/[.D174])*100; &quot;&quot;)" office:value-type="float" office:value="70.1612903225807" calcext:value-type="float">
            <text:p>70,161290322580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IFERROR(([.L174]/[.D174])*100; &quot;&quot;)" office:value-type="float" office:value="51.6129032258065" calcext:value-type="float">
            <text:p>51,6129032258065</text:p>
          </table:table-cell>
          <table:table-cell office:value-type="float" office:value="56" calcext:value-type="float">
            <text:p>56</text:p>
          </table:table-cell>
          <table:table-cell table:formula="of:=IFERROR(([.N174]/[.D174])*100; &quot;&quot;)" office:value-type="float" office:value="45.1612903225806" calcext:value-type="float">
            <text:p>45,1612903225806</text:p>
          </table:table-cell>
          <table:table-cell office:value-type="float" office:value="23" calcext:value-type="float">
            <text:p>23</text:p>
          </table:table-cell>
          <table:table-cell table:formula="of:=IFERROR(([.P174]/[.D174])*100; &quot;&quot;)" office:value-type="float" office:value="18.5483870967742" calcext:value-type="float">
            <text:p>18,5483870967742</text:p>
          </table:table-cell>
          <table:table-cell office:value-type="float" office:value="101" calcext:value-type="float">
            <text:p>101</text:p>
          </table:table-cell>
          <table:table-cell table:formula="of:=IFERROR(([.R174]/[.D174])*100; &quot;&quot;)" office:value-type="float" office:value="81.4516129032258" calcext:value-type="float">
            <text:p>81,4516129032258</text:p>
          </table:table-cell>
          <table:table-cell office:value-type="float" office:value="11" calcext:value-type="float">
            <text:p>11</text:p>
          </table:table-cell>
          <table:table-cell table:formula="of:=IFERROR(([.T174]/[.R174])*100; &quot;&quot;)" office:value-type="float" office:value="10.8910891089109" calcext:value-type="float">
            <text:p>10,8910891089109</text:p>
          </table:table-cell>
          <table:table-cell office:value-type="float" office:value="54" calcext:value-type="float">
            <text:p>54</text:p>
          </table:table-cell>
          <table:table-cell table:formula="of:=IFERROR(([.V174]/[.R174])*100; &quot;&quot;)" office:value-type="float" office:value="53.4653465346535" calcext:value-type="float">
            <text:p>53,4653465346535</text:p>
          </table:table-cell>
          <table:table-cell table:formula="of:=IF([.L174] = &quot;&quot; ;&quot;&quot;; [.L174]-[.V174])" office:value-type="float" office:value="10" calcext:value-type="float">
            <text:p>10</text:p>
          </table:table-cell>
          <table:table-cell table:formula="of:=IFERROR(([.X174]/[.P174])*100; &quot;&quot;)" office:value-type="float" office:value="43.4782608695652" calcext:value-type="float">
            <text:p>43,4782608695652</text:p>
          </table:table-cell>
          <table:table-cell office:value-type="float" office:value="53" calcext:value-type="float">
            <text:p>53</text:p>
          </table:table-cell>
          <table:table-cell table:formula="of:=IFERROR(([.Z174]/[.R174])*100; &quot;&quot;)" office:value-type="float" office:value="52.4752475247525" calcext:value-type="float">
            <text:p>52,4752475247525</text:p>
          </table:table-cell>
          <table:table-cell table:formula="of:=IF([.N174] = &quot;&quot; ;&quot;&quot;; [.N174]-[.Z174])" office:value-type="float" office:value="3" calcext:value-type="float">
            <text:p>3</text:p>
          </table:table-cell>
          <table:table-cell table:formula="of:=IFERROR(([.AB174]/[.P174])*100; &quot;&quot;)" office:value-type="float" office:value="13.0434782608696" calcext:value-type="float">
            <text:p>13,043478260869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IFERROR(([.AF174]/[.P174])*100; &quot;&quot;)" office:value-type="float" office:value="95.6521739130435" calcext:value-type="float">
            <text:p>95,6521739130435</text:p>
          </table:table-cell>
          <table:table-cell office:value-type="float" office:value="0" calcext:value-type="float">
            <text:p>0</text:p>
          </table:table-cell>
          <table:table-cell table:formula="of:=IFERROR(([.AH174]/[.P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174]/[.P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74]/[.P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74]/[.P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L174]/[.P174])*100; &quot;&quot;)" office:value-type="float" office:value="4.34782608695652" calcext:value-type="float">
            <text:p>4,34782608695652</text:p>
          </table:table-cell>
          <table:table-cell office:value-type="float" office:value="0" calcext:value-type="float">
            <text:p>0</text:p>
          </table:table-cell>
          <table:table-cell table:formula="of:=IFERROR(([.CN174]/[.P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74]/[.P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74]/[.P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74]/[.P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74]/[.P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74]/[.P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30.04.77</text:p>
          </table:table-cell>
          <table:table-cell office:value-type="float" office:value="162" calcext:value-type="float">
            <text:p>162</text:p>
          </table:table-cell>
          <table:table-cell table:formula="of:=IF([.C175]=&quot;&quot;;&quot;&quot;;[.C175]-[.AE175])" office:value-type="float" office:value="135" calcext:value-type="float">
            <text:p>135</text:p>
          </table:table-cell>
          <table:table-cell office:value-type="float" office:value="135" calcext:value-type="float">
            <text:p>135</text:p>
          </table:table-cell>
          <table:table-cell table:formula="of:=IFERROR(([.E175]/[.D175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175]/[.D175])*100; &quot;&quot;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ERROR(([.I175]/[.D175])*100; &quot;&quot;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IFERROR(([.L175]/[.D175])*100; &quot;&quot;)" office:value-type="float" office:value="57.037037037037" calcext:value-type="float">
            <text:p>57,037037037037</text:p>
          </table:table-cell>
          <table:table-cell office:value-type="float" office:value="62" calcext:value-type="float">
            <text:p>62</text:p>
          </table:table-cell>
          <table:table-cell table:formula="of:=IFERROR(([.N175]/[.D175])*100; &quot;&quot;)" office:value-type="float" office:value="45.9259259259259" calcext:value-type="float">
            <text:p>45,9259259259259</text:p>
          </table:table-cell>
          <table:table-cell office:value-type="float" office:value="24" calcext:value-type="float">
            <text:p>24</text:p>
          </table:table-cell>
          <table:table-cell table:formula="of:=IFERROR(([.P175]/[.D175])*100; &quot;&quot;)" office:value-type="float" office:value="17.7777777777778" calcext:value-type="float">
            <text:p>17,7777777777778</text:p>
          </table:table-cell>
          <table:table-cell office:value-type="float" office:value="111" calcext:value-type="float">
            <text:p>111</text:p>
          </table:table-cell>
          <table:table-cell table:formula="of:=IFERROR(([.R175]/[.D175])*100; &quot;&quot;)" office:value-type="float" office:value="82.2222222222222" calcext:value-type="float">
            <text:p>82,2222222222222</text:p>
          </table:table-cell>
          <table:table-cell office:value-type="float" office:value="14" calcext:value-type="float">
            <text:p>14</text:p>
          </table:table-cell>
          <table:table-cell table:formula="of:=IFERROR(([.T175]/[.R175])*100; &quot;&quot;)" office:value-type="float" office:value="12.6126126126126" calcext:value-type="float">
            <text:p>12,6126126126126</text:p>
          </table:table-cell>
          <table:table-cell office:value-type="float" office:value="64" calcext:value-type="float">
            <text:p>64</text:p>
          </table:table-cell>
          <table:table-cell table:formula="of:=IFERROR(([.V175]/[.R175])*100; &quot;&quot;)" office:value-type="float" office:value="57.6576576576577" calcext:value-type="float">
            <text:p>57,6576576576577</text:p>
          </table:table-cell>
          <table:table-cell table:formula="of:=IF([.L175] = &quot;&quot; ;&quot;&quot;; [.L175]-[.V175])" office:value-type="float" office:value="13" calcext:value-type="float">
            <text:p>13</text:p>
          </table:table-cell>
          <table:table-cell table:formula="of:=IFERROR(([.X175]/[.P175])*100; &quot;&quot;)" office:value-type="float" office:value="54.1666666666667" calcext:value-type="float">
            <text:p>54,1666666666667</text:p>
          </table:table-cell>
          <table:table-cell office:value-type="float" office:value="59" calcext:value-type="float">
            <text:p>59</text:p>
          </table:table-cell>
          <table:table-cell table:formula="of:=IFERROR(([.Z175]/[.R175])*100; &quot;&quot;)" office:value-type="float" office:value="53.1531531531532" calcext:value-type="float">
            <text:p>53,1531531531532</text:p>
          </table:table-cell>
          <table:table-cell table:formula="of:=IF([.N175] = &quot;&quot; ;&quot;&quot;; [.N175]-[.Z175])" office:value-type="float" office:value="3" calcext:value-type="float">
            <text:p>3</text:p>
          </table:table-cell>
          <table:table-cell table:formula="of:=IFERROR(([.AB175]/[.P175])*100; &quot;&quot;)" office:value-type="float" office:value="12.5" calcext:value-type="float">
            <text:p>12,5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formula="of:=IFERROR(([.AF175]/[.P175])*100; &quot;&quot;)" office:value-type="float" office:value="95.8333333333333" calcext:value-type="float">
            <text:p>95,8333333333333</text:p>
          </table:table-cell>
          <table:table-cell office:value-type="float" office:value="0" calcext:value-type="float">
            <text:p>0</text:p>
          </table:table-cell>
          <table:table-cell table:formula="of:=IFERROR(([.AH175]/[.P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L175]/[.P175])*100; &quot;&quot;)" office:value-type="float" office:value="4.16666666666667" calcext:value-type="float">
            <text:p>4,1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75]/[.P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75]/[.P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75]/[.P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75]/[.P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75]/[.P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75]/[.P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75]/[.P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75]/[.P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75]/[.P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76]=&quot;&quot;;&quot;&quot;;[.C176]-[.AE176])">
            <text:p/>
          </table:table-cell>
          <table:table-cell/>
          <table:table-cell table:formula="of:=IFERROR(([.E176]/[.D176])*100; &quot;&quot;)">
            <text:p/>
          </table:table-cell>
          <table:table-cell/>
          <table:table-cell table:formula="of:=IFERROR(([.G176]/[.D176])*100; &quot;&quot;)">
            <text:p/>
          </table:table-cell>
          <table:table-cell/>
          <table:table-cell table:formula="of:=IFERROR(([.I176]/[.D176])*100; &quot;&quot;)">
            <text:p/>
          </table:table-cell>
          <table:table-cell/>
          <table:table-cell table:style-name="ce3"/>
          <table:table-cell table:formula="of:=IFERROR(([.L176]/[.D176])*100; &quot;&quot;)">
            <text:p/>
          </table:table-cell>
          <table:table-cell table:style-name="ce3"/>
          <table:table-cell table:formula="of:=IFERROR(([.N176]/[.D176])*100; &quot;&quot;)">
            <text:p/>
          </table:table-cell>
          <table:table-cell table:style-name="ce3"/>
          <table:table-cell table:formula="of:=IFERROR(([.P176]/[.D176])*100; &quot;&quot;)">
            <text:p/>
          </table:table-cell>
          <table:table-cell table:style-name="ce3"/>
          <table:table-cell table:formula="of:=IFERROR(([.R176]/[.D176])*100; &quot;&quot;)">
            <text:p/>
          </table:table-cell>
          <table:table-cell table:style-name="ce3"/>
          <table:table-cell table:formula="of:=IFERROR(([.T176]/[.R176])*100; &quot;&quot;)">
            <text:p/>
          </table:table-cell>
          <table:table-cell/>
          <table:table-cell table:formula="of:=IFERROR(([.V176]/[.R176])*100; &quot;&quot;)">
            <text:p/>
          </table:table-cell>
          <table:table-cell table:formula="of:=IF([.L176] = &quot;&quot; ;&quot;&quot;; [.L176]-[.V176])">
            <text:p/>
          </table:table-cell>
          <table:table-cell table:formula="of:=IFERROR(([.X176]/[.P176])*100; &quot;&quot;)">
            <text:p/>
          </table:table-cell>
          <table:table-cell/>
          <table:table-cell table:formula="of:=IFERROR(([.Z176]/[.R176])*100; &quot;&quot;)">
            <text:p/>
          </table:table-cell>
          <table:table-cell table:formula="of:=IF([.N176] = &quot;&quot; ;&quot;&quot;; [.N176]-[.Z176])">
            <text:p/>
          </table:table-cell>
          <table:table-cell table:formula="of:=IFERROR(([.AB176]/[.P176])*100; &quot;&quot;)">
            <text:p/>
          </table:table-cell>
          <table:table-cell table:style-name="ce3" table:number-columns-repeated="3"/>
          <table:table-cell table:formula="of:=IFERROR(([.AF176]/[.P176])*100; &quot;&quot;)">
            <text:p/>
          </table:table-cell>
          <table:table-cell table:style-name="ce3"/>
          <table:table-cell table:formula="of:=IFERROR(([.AH176]/[.P176])*100; &quot;&quot;)">
            <text:p/>
          </table:table-cell>
          <table:table-cell table:style-name="ce3"/>
          <table:table-cell/>
          <table:table-cell table:style-name="ce3"/>
          <table:table-cell table:formula="of:=IFERROR(([.AL176]/[.P17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76]/[.P176])*100; &quot;&quot;)">
            <text:p/>
          </table:table-cell>
          <table:table-cell table:style-name="ce3"/>
          <table:table-cell/>
          <table:table-cell table:style-name="ce3"/>
          <table:table-cell table:formula="of:=IFERROR(([.BT176]/[.P17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76]/[.P176])*100; &quot;&quot;)">
            <text:p/>
          </table:table-cell>
          <table:table-cell table:style-name="ce3"/>
          <table:table-cell table:formula="of:=IFERROR(([.CN176]/[.P176])*100; &quot;&quot;)">
            <text:p/>
          </table:table-cell>
          <table:table-cell table:style-name="ce3"/>
          <table:table-cell table:formula="of:=IFERROR(([.CP176]/[.P17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76]/[.P176])*100; &quot;&quot;)">
            <text:p/>
          </table:table-cell>
          <table:table-cell table:style-name="ce3"/>
          <table:table-cell/>
          <table:table-cell table:style-name="ce3"/>
          <table:table-cell table:formula="of:=IFERROR(([.DB176]/[.P176])*100; &quot;&quot;)">
            <text:p/>
          </table:table-cell>
          <table:table-cell table:style-name="ce3"/>
          <table:table-cell/>
          <table:table-cell table:style-name="ce3"/>
          <table:table-cell table:formula="of:=IFERROR(([.DF176]/[.P176])*100; &quot;&quot;)">
            <text:p/>
          </table:table-cell>
          <table:table-cell table:style-name="ce3"/>
          <table:table-cell/>
          <table:table-cell table:style-name="ce3"/>
          <table:table-cell table:formula="of:=IFERROR(([.DJ176]/[.P17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580</text:p>
          </table:table-cell>
          <table:table-cell office:value-type="string" calcext:value-type="string">
            <text:p>580.07.27</text:p>
          </table:table-cell>
          <table:table-cell office:value-type="float" office:value="413" calcext:value-type="float">
            <text:p>413</text:p>
          </table:table-cell>
          <table:table-cell table:formula="of:=IF([.C177]=&quot;&quot;;&quot;&quot;;[.C177]-[.AE177])"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table:formula="of:=IFERROR(([.E177]/[.D177])*100; &quot;&quot;)" office:value-type="float" office:value="100.297619047619" calcext:value-type="float">
            <text:p>100,297619047619</text:p>
          </table:table-cell>
          <table:table-cell office:value-type="float" office:value="0" calcext:value-type="float">
            <text:p>0</text:p>
          </table:table-cell>
          <table:table-cell table:formula="of:=IFERROR(([.G177]/[.D177])*100; &quot;&quot;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IFERROR(([.I177]/[.D177])*100; &quot;&quot;)" office:value-type="float" office:value="35.7142857142857" calcext:value-type="float">
            <text:p>35,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177]/[.D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177]/[.D177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ERROR(([.P177]/[.D177])*100; &quot;&quot;)" office:value-type="float" office:value="2.67857142857143" calcext:value-type="float">
            <text:p>2,67857142857143</text:p>
          </table:table-cell>
          <table:table-cell office:value-type="float" office:value="327" calcext:value-type="float">
            <text:p>327</text:p>
          </table:table-cell>
          <table:table-cell table:formula="of:=IFERROR(([.R177]/[.D177])*100; &quot;&quot;)" office:value-type="float" office:value="97.3214285714286" calcext:value-type="float">
            <text:p>97,3214285714286</text:p>
          </table:table-cell>
          <table:table-cell office:value-type="float" office:value="0" calcext:value-type="float">
            <text:p>0</text:p>
          </table:table-cell>
          <table:table-cell table:formula="of:=IFERROR(([.T177]/[.R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V177]/[.R177])*100; &quot;&quot;)" office:value-type="float" office:value="0" calcext:value-type="float">
            <text:p>0</text:p>
          </table:table-cell>
          <table:table-cell table:formula="of:=IF([.L177] = &quot;&quot; ;&quot;&quot;; [.L177]-[.V177])" office:value-type="float" office:value="0" calcext:value-type="float">
            <text:p>0</text:p>
          </table:table-cell>
          <table:table-cell table:formula="of:=IFERROR(([.X177]/[.P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177]/[.R177])*100; &quot;&quot;)" office:value-type="float" office:value="0" calcext:value-type="float">
            <text:p>0</text:p>
          </table:table-cell>
          <table:table-cell table:formula="of:=IF([.N177] = &quot;&quot; ;&quot;&quot;; [.N177]-[.Z177])" office:value-type="float" office:value="0" calcext:value-type="float">
            <text:p>0</text:p>
          </table:table-cell>
          <table:table-cell table:formula="of:=IFERROR(([.AB177]/[.P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AF177]/[.P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177]/[.P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AL177]/[.P177])*100; &quot;&quot;)" office:value-type="float" office:value="88.8888888888889" calcext:value-type="float">
            <text:p>88,888888888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P177]/[.P177])*100; &quot;&quot;)" office:value-type="float" office:value="11.1111111111111" calcext:value-type="float">
            <text:p>11,1111111111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77]/[.P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77]/[.P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77]/[.P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77]/[.P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77]/[.P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77]/[.P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77]/[.P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77]/[.P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580.07.28</text:p>
          </table:table-cell>
          <table:table-cell office:value-type="float" office:value="413" calcext:value-type="float">
            <text:p>413</text:p>
          </table:table-cell>
          <table:table-cell table:formula="of:=IF([.C178]=&quot;&quot;;&quot;&quot;;[.C178]-[.AE178])"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table:formula="of:=IFERROR(([.E178]/[.D178])*100; &quot;&quot;)" office:value-type="float" office:value="100.297619047619" calcext:value-type="float">
            <text:p>100,297619047619</text:p>
          </table:table-cell>
          <table:table-cell office:value-type="float" office:value="0" calcext:value-type="float">
            <text:p>0</text:p>
          </table:table-cell>
          <table:table-cell table:formula="of:=IFERROR(([.G178]/[.D178])*100; &quot;&quot;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IFERROR(([.I178]/[.D178])*100; &quot;&quot;)" office:value-type="float" office:value="35.7142857142857" calcext:value-type="float">
            <text:p>35,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178]/[.D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178]/[.D178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ERROR(([.P178]/[.D178])*100; &quot;&quot;)" office:value-type="float" office:value="2.67857142857143" calcext:value-type="float">
            <text:p>2,67857142857143</text:p>
          </table:table-cell>
          <table:table-cell office:value-type="float" office:value="327" calcext:value-type="float">
            <text:p>327</text:p>
          </table:table-cell>
          <table:table-cell table:formula="of:=IFERROR(([.R178]/[.D178])*100; &quot;&quot;)" office:value-type="float" office:value="97.3214285714286" calcext:value-type="float">
            <text:p>97,3214285714286</text:p>
          </table:table-cell>
          <table:table-cell office:value-type="float" office:value="0" calcext:value-type="float">
            <text:p>0</text:p>
          </table:table-cell>
          <table:table-cell table:formula="of:=IFERROR(([.T178]/[.R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V178]/[.R178])*100; &quot;&quot;)" office:value-type="float" office:value="0" calcext:value-type="float">
            <text:p>0</text:p>
          </table:table-cell>
          <table:table-cell table:formula="of:=IF([.L178] = &quot;&quot; ;&quot;&quot;; [.L178]-[.V178])" office:value-type="float" office:value="0" calcext:value-type="float">
            <text:p>0</text:p>
          </table:table-cell>
          <table:table-cell table:formula="of:=IFERROR(([.X178]/[.P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178]/[.R178])*100; &quot;&quot;)" office:value-type="float" office:value="0" calcext:value-type="float">
            <text:p>0</text:p>
          </table:table-cell>
          <table:table-cell table:formula="of:=IF([.N178] = &quot;&quot; ;&quot;&quot;; [.N178]-[.Z178])" office:value-type="float" office:value="0" calcext:value-type="float">
            <text:p>0</text:p>
          </table:table-cell>
          <table:table-cell table:formula="of:=IFERROR(([.AB178]/[.P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AF178]/[.P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178]/[.P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AL178]/[.P178])*100; &quot;&quot;)" office:value-type="float" office:value="88.8888888888889" calcext:value-type="float">
            <text:p>88,888888888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P178]/[.P178])*100; &quot;&quot;)" office:value-type="float" office:value="11.1111111111111" calcext:value-type="float">
            <text:p>11,1111111111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78]/[.P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78]/[.P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78]/[.P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78]/[.P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78]/[.P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78]/[.P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78]/[.P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78]/[.P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79]=&quot;&quot;;&quot;&quot;;[.C179]-[.AE179])">
            <text:p/>
          </table:table-cell>
          <table:table-cell/>
          <table:table-cell table:formula="of:=IFERROR(([.E179]/[.D179])*100; &quot;&quot;)">
            <text:p/>
          </table:table-cell>
          <table:table-cell/>
          <table:table-cell table:formula="of:=IFERROR(([.G179]/[.D179])*100; &quot;&quot;)">
            <text:p/>
          </table:table-cell>
          <table:table-cell/>
          <table:table-cell table:formula="of:=IFERROR(([.I179]/[.D179])*100; &quot;&quot;)">
            <text:p/>
          </table:table-cell>
          <table:table-cell/>
          <table:table-cell table:style-name="ce3"/>
          <table:table-cell table:formula="of:=IFERROR(([.L179]/[.D179])*100; &quot;&quot;)">
            <text:p/>
          </table:table-cell>
          <table:table-cell table:style-name="ce3"/>
          <table:table-cell table:formula="of:=IFERROR(([.N179]/[.D179])*100; &quot;&quot;)">
            <text:p/>
          </table:table-cell>
          <table:table-cell table:style-name="ce3"/>
          <table:table-cell table:formula="of:=IFERROR(([.P179]/[.D179])*100; &quot;&quot;)">
            <text:p/>
          </table:table-cell>
          <table:table-cell table:style-name="ce3"/>
          <table:table-cell table:formula="of:=IFERROR(([.R179]/[.D179])*100; &quot;&quot;)">
            <text:p/>
          </table:table-cell>
          <table:table-cell table:style-name="ce3"/>
          <table:table-cell table:formula="of:=IFERROR(([.T179]/[.R179])*100; &quot;&quot;)">
            <text:p/>
          </table:table-cell>
          <table:table-cell/>
          <table:table-cell table:formula="of:=IFERROR(([.V179]/[.R179])*100; &quot;&quot;)">
            <text:p/>
          </table:table-cell>
          <table:table-cell table:formula="of:=IF([.L179] = &quot;&quot; ;&quot;&quot;; [.L179]-[.V179])">
            <text:p/>
          </table:table-cell>
          <table:table-cell table:formula="of:=IFERROR(([.X179]/[.P179])*100; &quot;&quot;)">
            <text:p/>
          </table:table-cell>
          <table:table-cell/>
          <table:table-cell table:formula="of:=IFERROR(([.Z179]/[.R179])*100; &quot;&quot;)">
            <text:p/>
          </table:table-cell>
          <table:table-cell table:formula="of:=IF([.N179] = &quot;&quot; ;&quot;&quot;; [.N179]-[.Z179])">
            <text:p/>
          </table:table-cell>
          <table:table-cell table:formula="of:=IFERROR(([.AB179]/[.P179])*100; &quot;&quot;)">
            <text:p/>
          </table:table-cell>
          <table:table-cell table:style-name="ce3" table:number-columns-repeated="3"/>
          <table:table-cell table:formula="of:=IFERROR(([.AF179]/[.P179])*100; &quot;&quot;)">
            <text:p/>
          </table:table-cell>
          <table:table-cell table:style-name="ce3"/>
          <table:table-cell table:formula="of:=IFERROR(([.AH179]/[.P179])*100; &quot;&quot;)">
            <text:p/>
          </table:table-cell>
          <table:table-cell table:style-name="ce3"/>
          <table:table-cell/>
          <table:table-cell table:style-name="ce3"/>
          <table:table-cell table:formula="of:=IFERROR(([.AL179]/[.P17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79]/[.P179])*100; &quot;&quot;)">
            <text:p/>
          </table:table-cell>
          <table:table-cell table:style-name="ce3"/>
          <table:table-cell/>
          <table:table-cell table:style-name="ce3"/>
          <table:table-cell table:formula="of:=IFERROR(([.BT179]/[.P17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79]/[.P179])*100; &quot;&quot;)">
            <text:p/>
          </table:table-cell>
          <table:table-cell table:style-name="ce3"/>
          <table:table-cell table:formula="of:=IFERROR(([.CN179]/[.P179])*100; &quot;&quot;)">
            <text:p/>
          </table:table-cell>
          <table:table-cell table:style-name="ce3"/>
          <table:table-cell table:formula="of:=IFERROR(([.CP179]/[.P17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79]/[.P179])*100; &quot;&quot;)">
            <text:p/>
          </table:table-cell>
          <table:table-cell table:style-name="ce3"/>
          <table:table-cell/>
          <table:table-cell table:style-name="ce3"/>
          <table:table-cell table:formula="of:=IFERROR(([.DB179]/[.P179])*100; &quot;&quot;)">
            <text:p/>
          </table:table-cell>
          <table:table-cell table:style-name="ce3"/>
          <table:table-cell/>
          <table:table-cell table:style-name="ce3"/>
          <table:table-cell table:formula="of:=IFERROR(([.DF179]/[.P179])*100; &quot;&quot;)">
            <text:p/>
          </table:table-cell>
          <table:table-cell table:style-name="ce3"/>
          <table:table-cell/>
          <table:table-cell table:style-name="ce3"/>
          <table:table-cell table:formula="of:=IFERROR(([.DJ179]/[.P17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113</text:p>
          </table:table-cell>
          <table:table-cell office:value-type="string" calcext:value-type="string">
            <text:p>60.04.68</text:p>
          </table:table-cell>
          <table:table-cell office:value-type="float" office:value="131" calcext:value-type="float">
            <text:p>131</text:p>
          </table:table-cell>
          <table:table-cell table:formula="of:=IF([.C180]=&quot;&quot;;&quot;&quot;;[.C180]-[.AE180])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formula="of:=IFERROR(([.E180]/[.D180])*100; &quot;&quot;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formula="of:=IFERROR(([.G180]/[.D180])*100; &quot;&quot;)"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table:formula="of:=IFERROR(([.I180]/[.D180])*100; &quot;&quot;)" office:value-type="float" office:value="74.1071428571429" calcext:value-type="float">
            <text:p>74,10714285714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IFERROR(([.L180]/[.D180])*100; &quot;&quot;)" office:value-type="float" office:value="62.5" calcext:value-type="float">
            <text:p>62,5</text:p>
          </table:table-cell>
          <table:table-cell office:value-type="float" office:value="62" calcext:value-type="float">
            <text:p>62</text:p>
          </table:table-cell>
          <table:table-cell table:formula="of:=IFERROR(([.N180]/[.D180])*100; &quot;&quot;)" office:value-type="float" office:value="55.3571428571429" calcext:value-type="float">
            <text:p>55,3571428571429</text:p>
          </table:table-cell>
          <table:table-cell office:value-type="float" office:value="15" calcext:value-type="float">
            <text:p>15</text:p>
          </table:table-cell>
          <table:table-cell table:formula="of:=IFERROR(([.P180]/[.D180])*100; &quot;&quot;)" office:value-type="float" office:value="13.3928571428571" calcext:value-type="float">
            <text:p>13,3928571428571</text:p>
          </table:table-cell>
          <table:table-cell office:value-type="float" office:value="97" calcext:value-type="float">
            <text:p>97</text:p>
          </table:table-cell>
          <table:table-cell table:formula="of:=IFERROR(([.R180]/[.D180])*100; &quot;&quot;)" office:value-type="float" office:value="86.6071428571429" calcext:value-type="float">
            <text:p>86,6071428571429</text:p>
          </table:table-cell>
          <table:table-cell office:value-type="float" office:value="10" calcext:value-type="float">
            <text:p>10</text:p>
          </table:table-cell>
          <table:table-cell table:formula="of:=IFERROR(([.T180]/[.R180])*100; &quot;&quot;)" office:value-type="float" office:value="10.3092783505155" calcext:value-type="float">
            <text:p>10,3092783505155</text:p>
          </table:table-cell>
          <table:table-cell office:value-type="float" office:value="63" calcext:value-type="float">
            <text:p>63</text:p>
          </table:table-cell>
          <table:table-cell table:formula="of:=IFERROR(([.V180]/[.R180])*100; &quot;&quot;)" office:value-type="float" office:value="64.9484536082474" calcext:value-type="float">
            <text:p>64,9484536082474</text:p>
          </table:table-cell>
          <table:table-cell table:formula="of:=IF([.L180] = &quot;&quot; ;&quot;&quot;; [.L180]-[.V180])" office:value-type="float" office:value="7" calcext:value-type="float">
            <text:p>7</text:p>
          </table:table-cell>
          <table:table-cell table:formula="of:=IFERROR(([.X180]/[.P180])*100; &quot;&quot;)" office:value-type="float" office:value="46.6666666666667" calcext:value-type="float">
            <text:p>46,6666666666667</text:p>
          </table:table-cell>
          <table:table-cell office:value-type="float" office:value="60" calcext:value-type="float">
            <text:p>60</text:p>
          </table:table-cell>
          <table:table-cell table:formula="of:=IFERROR(([.Z180]/[.R180])*100; &quot;&quot;)" office:value-type="float" office:value="61.8556701030928" calcext:value-type="float">
            <text:p>61,8556701030928</text:p>
          </table:table-cell>
          <table:table-cell table:formula="of:=IF([.N180] = &quot;&quot; ;&quot;&quot;; [.N180]-[.Z180])" office:value-type="float" office:value="2" calcext:value-type="float">
            <text:p>2</text:p>
          </table:table-cell>
          <table:table-cell table:formula="of:=IFERROR(([.AB180]/[.P180])*100; &quot;&quot;)" office:value-type="float" office:value="13.3333333333333" calcext:value-type="float">
            <text:p>13,333333333333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IFERROR(([.AF180]/[.P180])*100; &quot;&quot;)" office:value-type="float" office:value="93.3333333333333" calcext:value-type="float">
            <text:p>93,3333333333333</text:p>
          </table:table-cell>
          <table:table-cell office:value-type="float" office:value="0" calcext:value-type="float">
            <text:p>0</text:p>
          </table:table-cell>
          <table:table-cell table:formula="of:=IFERROR(([.AH180]/[.P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L180]/[.P180])*100; &quot;&quot;)" office:value-type="float" office:value="6.66666666666667" calcext:value-type="float">
            <text:p>6,6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80]/[.P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80]/[.P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80]/[.P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80]/[.P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80]/[.P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80]/[.P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80]/[.P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80]/[.P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80]/[.P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81]=&quot;&quot;;&quot;&quot;;[.C181]-[.AE181])">
            <text:p/>
          </table:table-cell>
          <table:table-cell/>
          <table:table-cell table:formula="of:=IFERROR(([.E181]/[.D181])*100; &quot;&quot;)">
            <text:p/>
          </table:table-cell>
          <table:table-cell/>
          <table:table-cell table:formula="of:=IFERROR(([.G181]/[.D181])*100; &quot;&quot;)">
            <text:p/>
          </table:table-cell>
          <table:table-cell/>
          <table:table-cell table:formula="of:=IFERROR(([.I181]/[.D181])*100; &quot;&quot;)">
            <text:p/>
          </table:table-cell>
          <table:table-cell/>
          <table:table-cell table:style-name="ce3"/>
          <table:table-cell table:formula="of:=IFERROR(([.L181]/[.D181])*100; &quot;&quot;)">
            <text:p/>
          </table:table-cell>
          <table:table-cell table:style-name="ce3"/>
          <table:table-cell table:formula="of:=IFERROR(([.N181]/[.D181])*100; &quot;&quot;)">
            <text:p/>
          </table:table-cell>
          <table:table-cell table:style-name="ce3"/>
          <table:table-cell table:formula="of:=IFERROR(([.P181]/[.D181])*100; &quot;&quot;)">
            <text:p/>
          </table:table-cell>
          <table:table-cell table:style-name="ce3"/>
          <table:table-cell table:formula="of:=IFERROR(([.R181]/[.D181])*100; &quot;&quot;)">
            <text:p/>
          </table:table-cell>
          <table:table-cell table:style-name="ce3"/>
          <table:table-cell table:formula="of:=IFERROR(([.T181]/[.R181])*100; &quot;&quot;)">
            <text:p/>
          </table:table-cell>
          <table:table-cell/>
          <table:table-cell table:formula="of:=IFERROR(([.V181]/[.R181])*100; &quot;&quot;)">
            <text:p/>
          </table:table-cell>
          <table:table-cell table:formula="of:=IF([.L181] = &quot;&quot; ;&quot;&quot;; [.L181]-[.V181])">
            <text:p/>
          </table:table-cell>
          <table:table-cell table:formula="of:=IFERROR(([.X181]/[.P181])*100; &quot;&quot;)">
            <text:p/>
          </table:table-cell>
          <table:table-cell/>
          <table:table-cell table:formula="of:=IFERROR(([.Z181]/[.R181])*100; &quot;&quot;)">
            <text:p/>
          </table:table-cell>
          <table:table-cell table:formula="of:=IF([.N181] = &quot;&quot; ;&quot;&quot;; [.N181]-[.Z181])">
            <text:p/>
          </table:table-cell>
          <table:table-cell table:formula="of:=IFERROR(([.AB181]/[.P181])*100; &quot;&quot;)">
            <text:p/>
          </table:table-cell>
          <table:table-cell table:style-name="ce3" table:number-columns-repeated="3"/>
          <table:table-cell table:formula="of:=IFERROR(([.AF181]/[.P181])*100; &quot;&quot;)">
            <text:p/>
          </table:table-cell>
          <table:table-cell table:style-name="ce3"/>
          <table:table-cell table:formula="of:=IFERROR(([.AH181]/[.P181])*100; &quot;&quot;)">
            <text:p/>
          </table:table-cell>
          <table:table-cell table:style-name="ce3"/>
          <table:table-cell/>
          <table:table-cell table:style-name="ce3"/>
          <table:table-cell table:formula="of:=IFERROR(([.AL181]/[.P18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81]/[.P181])*100; &quot;&quot;)">
            <text:p/>
          </table:table-cell>
          <table:table-cell table:style-name="ce3"/>
          <table:table-cell/>
          <table:table-cell table:style-name="ce3"/>
          <table:table-cell table:formula="of:=IFERROR(([.BT181]/[.P18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81]/[.P181])*100; &quot;&quot;)">
            <text:p/>
          </table:table-cell>
          <table:table-cell table:style-name="ce3"/>
          <table:table-cell table:formula="of:=IFERROR(([.CN181]/[.P181])*100; &quot;&quot;)">
            <text:p/>
          </table:table-cell>
          <table:table-cell table:style-name="ce3"/>
          <table:table-cell table:formula="of:=IFERROR(([.CP181]/[.P18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81]/[.P181])*100; &quot;&quot;)">
            <text:p/>
          </table:table-cell>
          <table:table-cell table:style-name="ce3"/>
          <table:table-cell/>
          <table:table-cell table:style-name="ce3"/>
          <table:table-cell table:formula="of:=IFERROR(([.DB181]/[.P181])*100; &quot;&quot;)">
            <text:p/>
          </table:table-cell>
          <table:table-cell table:style-name="ce3"/>
          <table:table-cell/>
          <table:table-cell table:style-name="ce3"/>
          <table:table-cell table:formula="of:=IFERROR(([.DF181]/[.P181])*100; &quot;&quot;)">
            <text:p/>
          </table:table-cell>
          <table:table-cell table:style-name="ce3"/>
          <table:table-cell/>
          <table:table-cell table:style-name="ce3"/>
          <table:table-cell table:formula="of:=IFERROR(([.DJ181]/[.P181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272</text:p>
          </table:table-cell>
          <table:table-cell office:value-type="string" calcext:value-type="string">
            <text:p>272.06.86</text:p>
          </table:table-cell>
          <table:table-cell office:value-type="float" office:value="352" calcext:value-type="float">
            <text:p>352</text:p>
          </table:table-cell>
          <table:table-cell table:formula="of:=IF([.C182]=&quot;&quot;;&quot;&quot;;[.C182]-[.AE182])" office:value-type="float" office:value="295" calcext:value-type="float">
            <text:p>295</text:p>
          </table:table-cell>
          <table:table-cell office:value-type="float" office:value="295" calcext:value-type="float">
            <text:p>295</text:p>
          </table:table-cell>
          <table:table-cell table:formula="of:=IFERROR(([.E182]/[.D182])*100; &quot;&quot;)"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table:formula="of:=IFERROR(([.G182]/[.D182])*100; &quot;&quot;)" office:value-type="float" office:value="53.2203389830509" calcext:value-type="float">
            <text:p>53,2203389830509</text:p>
          </table:table-cell>
          <table:table-cell office:value-type="float" office:value="131" calcext:value-type="float">
            <text:p>131</text:p>
          </table:table-cell>
          <table:table-cell table:formula="of:=IFERROR(([.I182]/[.D182])*100; &quot;&quot;)" office:value-type="float" office:value="44.4067796610169" calcext:value-type="float">
            <text:p>44,406779661016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ERROR(([.L182]/[.D182])*100; &quot;&quot;)" office:value-type="float" office:value="4.06779661016949" calcext:value-type="float">
            <text:p>4,06779661016949</text:p>
          </table:table-cell>
          <table:table-cell office:value-type="float" office:value="15" calcext:value-type="float">
            <text:p>15</text:p>
          </table:table-cell>
          <table:table-cell table:formula="of:=IFERROR(([.N182]/[.D182])*100; &quot;&quot;)" office:value-type="float" office:value="5.08474576271187" calcext:value-type="float">
            <text:p>5,08474576271187</text:p>
          </table:table-cell>
          <table:table-cell office:value-type="float" office:value="230" calcext:value-type="float">
            <text:p>230</text:p>
          </table:table-cell>
          <table:table-cell table:formula="of:=IFERROR(([.P182]/[.D182])*100; &quot;&quot;)" office:value-type="float" office:value="77.9661016949153" calcext:value-type="float">
            <text:p>77,9661016949153</text:p>
          </table:table-cell>
          <table:table-cell office:value-type="float" office:value="65" calcext:value-type="float">
            <text:p>65</text:p>
          </table:table-cell>
          <table:table-cell table:formula="of:=IFERROR(([.R182]/[.D182])*100; &quot;&quot;)" office:value-type="float" office:value="22.0338983050847" calcext:value-type="float">
            <text:p>22,0338983050847</text:p>
          </table:table-cell>
          <table:table-cell office:value-type="float" office:value="19" calcext:value-type="float">
            <text:p>19</text:p>
          </table:table-cell>
          <table:table-cell table:formula="of:=IFERROR(([.T182]/[.R182])*100; &quot;&quot;)" office:value-type="float" office:value="29.2307692307692" calcext:value-type="float">
            <text:p>29,2307692307692</text:p>
          </table:table-cell>
          <table:table-cell office:value-type="float" office:value="11" calcext:value-type="float">
            <text:p>11</text:p>
          </table:table-cell>
          <table:table-cell table:formula="of:=IFERROR(([.V182]/[.R182])*100; &quot;&quot;)" office:value-type="float" office:value="16.9230769230769" calcext:value-type="float">
            <text:p>16,9230769230769</text:p>
          </table:table-cell>
          <table:table-cell table:formula="of:=IF([.L182] = &quot;&quot; ;&quot;&quot;; [.L182]-[.V182])" office:value-type="float" office:value="1" calcext:value-type="float">
            <text:p>1</text:p>
          </table:table-cell>
          <table:table-cell table:formula="of:=IFERROR(([.X182]/[.P182])*100; &quot;&quot;)" office:value-type="float" office:value="0.434782608695652" calcext:value-type="float">
            <text:p>0,434782608695652</text:p>
          </table:table-cell>
          <table:table-cell office:value-type="float" office:value="13" calcext:value-type="float">
            <text:p>13</text:p>
          </table:table-cell>
          <table:table-cell table:formula="of:=IFERROR(([.Z182]/[.R182])*100; &quot;&quot;)" office:value-type="float" office:value="20" calcext:value-type="float">
            <text:p>20</text:p>
          </table:table-cell>
          <table:table-cell table:formula="of:=IF([.N182] = &quot;&quot; ;&quot;&quot;; [.N182]-[.Z182])" office:value-type="float" office:value="2" calcext:value-type="float">
            <text:p>2</text:p>
          </table:table-cell>
          <table:table-cell table:formula="of:=IFERROR(([.AB182]/[.P182])*100; &quot;&quot;)" office:value-type="float" office:value="0.869565217391304" calcext:value-type="float">
            <text:p>0,869565217391304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IFERROR(([.AF182]/[.P182])*100; &quot;&quot;)" office:value-type="float" office:value="3.47826086956522" calcext:value-type="float">
            <text:p>3,47826086956522</text:p>
          </table:table-cell>
          <table:table-cell office:value-type="float" office:value="82" calcext:value-type="float">
            <text:p>82</text:p>
          </table:table-cell>
          <table:table-cell table:formula="of:=IFERROR(([.AH182]/[.P182])*100; &quot;&quot;)" office:value-type="float" office:value="35.6521739130435" calcext:value-type="float">
            <text:p>35,65217391304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182]/[.P182])*100; &quot;&quot;)" office:value-type="float" office:value="1.30434782608696" calcext:value-type="float">
            <text:p>1,304347826086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ERROR(([.BP182]/[.P182])*100; &quot;&quot;)" office:value-type="float" office:value="8.69565217391304" calcext:value-type="float">
            <text:p>8,69565217391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82]/[.P1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IFERROR(([.CL182]/[.P182])*100; &quot;&quot;)" office:value-type="float" office:value="42.6086956521739" calcext:value-type="float">
            <text:p>42,6086956521739</text:p>
          </table:table-cell>
          <table:table-cell office:value-type="float" office:value="9" calcext:value-type="float">
            <text:p>9</text:p>
          </table:table-cell>
          <table:table-cell table:formula="of:=IFERROR(([.CN182]/[.P182])*100; &quot;&quot;)" office:value-type="float" office:value="3.91304347826087" calcext:value-type="float">
            <text:p>3,91304347826087</text:p>
          </table:table-cell>
          <table:table-cell office:value-type="float" office:value="5" calcext:value-type="float">
            <text:p>5</text:p>
          </table:table-cell>
          <table:table-cell table:formula="of:=IFERROR(([.CP182]/[.P182])*100; &quot;&quot;)" office:value-type="float" office:value="2.17391304347826" calcext:value-type="float">
            <text:p>2,173913043478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182]/[.P182])*100; &quot;&quot;)" office:value-type="float" office:value="1.73913043478261" calcext:value-type="float">
            <text:p>1,739130434782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B182]/[.P182])*100; &quot;&quot;)" office:value-type="float" office:value="0.434782608695652" calcext:value-type="float">
            <text:p>0,4347826086956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82]/[.P1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82]/[.P1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272.06.87</text:p>
          </table:table-cell>
          <table:table-cell office:value-type="float" office:value="352" calcext:value-type="float">
            <text:p>352</text:p>
          </table:table-cell>
          <table:table-cell table:formula="of:=IF([.C183]=&quot;&quot;;&quot;&quot;;[.C183]-[.AE183])" office:value-type="float" office:value="295" calcext:value-type="float">
            <text:p>295</text:p>
          </table:table-cell>
          <table:table-cell office:value-type="float" office:value="295" calcext:value-type="float">
            <text:p>295</text:p>
          </table:table-cell>
          <table:table-cell table:formula="of:=IFERROR(([.E183]/[.D183])*100; &quot;&quot;)"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table:formula="of:=IFERROR(([.G183]/[.D183])*100; &quot;&quot;)" office:value-type="float" office:value="53.2203389830509" calcext:value-type="float">
            <text:p>53,2203389830509</text:p>
          </table:table-cell>
          <table:table-cell office:value-type="float" office:value="131" calcext:value-type="float">
            <text:p>131</text:p>
          </table:table-cell>
          <table:table-cell table:formula="of:=IFERROR(([.I183]/[.D183])*100; &quot;&quot;)" office:value-type="float" office:value="44.4067796610169" calcext:value-type="float">
            <text:p>44,406779661016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ERROR(([.L183]/[.D183])*100; &quot;&quot;)" office:value-type="float" office:value="4.06779661016949" calcext:value-type="float">
            <text:p>4,06779661016949</text:p>
          </table:table-cell>
          <table:table-cell office:value-type="float" office:value="15" calcext:value-type="float">
            <text:p>15</text:p>
          </table:table-cell>
          <table:table-cell table:formula="of:=IFERROR(([.N183]/[.D183])*100; &quot;&quot;)" office:value-type="float" office:value="5.08474576271187" calcext:value-type="float">
            <text:p>5,08474576271187</text:p>
          </table:table-cell>
          <table:table-cell office:value-type="float" office:value="230" calcext:value-type="float">
            <text:p>230</text:p>
          </table:table-cell>
          <table:table-cell table:formula="of:=IFERROR(([.P183]/[.D183])*100; &quot;&quot;)" office:value-type="float" office:value="77.9661016949153" calcext:value-type="float">
            <text:p>77,9661016949153</text:p>
          </table:table-cell>
          <table:table-cell office:value-type="float" office:value="65" calcext:value-type="float">
            <text:p>65</text:p>
          </table:table-cell>
          <table:table-cell table:formula="of:=IFERROR(([.R183]/[.D183])*100; &quot;&quot;)" office:value-type="float" office:value="22.0338983050847" calcext:value-type="float">
            <text:p>22,0338983050847</text:p>
          </table:table-cell>
          <table:table-cell office:value-type="float" office:value="20" calcext:value-type="float">
            <text:p>20</text:p>
          </table:table-cell>
          <table:table-cell table:formula="of:=IFERROR(([.T183]/[.R183])*100; &quot;&quot;)" office:value-type="float" office:value="30.7692307692308" calcext:value-type="float">
            <text:p>30,7692307692308</text:p>
          </table:table-cell>
          <table:table-cell office:value-type="float" office:value="11" calcext:value-type="float">
            <text:p>11</text:p>
          </table:table-cell>
          <table:table-cell table:formula="of:=IFERROR(([.V183]/[.R183])*100; &quot;&quot;)" office:value-type="float" office:value="16.9230769230769" calcext:value-type="float">
            <text:p>16,9230769230769</text:p>
          </table:table-cell>
          <table:table-cell table:formula="of:=IF([.L183] = &quot;&quot; ;&quot;&quot;; [.L183]-[.V183])" office:value-type="float" office:value="1" calcext:value-type="float">
            <text:p>1</text:p>
          </table:table-cell>
          <table:table-cell table:formula="of:=IFERROR(([.X183]/[.P183])*100; &quot;&quot;)" office:value-type="float" office:value="0.434782608695652" calcext:value-type="float">
            <text:p>0,434782608695652</text:p>
          </table:table-cell>
          <table:table-cell office:value-type="float" office:value="13" calcext:value-type="float">
            <text:p>13</text:p>
          </table:table-cell>
          <table:table-cell table:formula="of:=IFERROR(([.Z183]/[.R183])*100; &quot;&quot;)" office:value-type="float" office:value="20" calcext:value-type="float">
            <text:p>20</text:p>
          </table:table-cell>
          <table:table-cell table:formula="of:=IF([.N183] = &quot;&quot; ;&quot;&quot;; [.N183]-[.Z183])" office:value-type="float" office:value="2" calcext:value-type="float">
            <text:p>2</text:p>
          </table:table-cell>
          <table:table-cell table:formula="of:=IFERROR(([.AB183]/[.P183])*100; &quot;&quot;)" office:value-type="float" office:value="0.869565217391304" calcext:value-type="float">
            <text:p>0,869565217391304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IFERROR(([.AF183]/[.P183])*100; &quot;&quot;)" office:value-type="float" office:value="3.47826086956522" calcext:value-type="float">
            <text:p>3,47826086956522</text:p>
          </table:table-cell>
          <table:table-cell office:value-type="float" office:value="82" calcext:value-type="float">
            <text:p>82</text:p>
          </table:table-cell>
          <table:table-cell table:formula="of:=IFERROR(([.AH183]/[.P183])*100; &quot;&quot;)" office:value-type="float" office:value="35.6521739130435" calcext:value-type="float">
            <text:p>35,65217391304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183]/[.P183])*100; &quot;&quot;)" office:value-type="float" office:value="1.30434782608696" calcext:value-type="float">
            <text:p>1,304347826086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ERROR(([.BP183]/[.P183])*100; &quot;&quot;)" office:value-type="float" office:value="8.69565217391304" calcext:value-type="float">
            <text:p>8,69565217391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83]/[.P18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IFERROR(([.CL183]/[.P183])*100; &quot;&quot;)" office:value-type="float" office:value="42.6086956521739" calcext:value-type="float">
            <text:p>42,6086956521739</text:p>
          </table:table-cell>
          <table:table-cell office:value-type="float" office:value="9" calcext:value-type="float">
            <text:p>9</text:p>
          </table:table-cell>
          <table:table-cell table:formula="of:=IFERROR(([.CN183]/[.P183])*100; &quot;&quot;)" office:value-type="float" office:value="3.91304347826087" calcext:value-type="float">
            <text:p>3,91304347826087</text:p>
          </table:table-cell>
          <table:table-cell office:value-type="float" office:value="5" calcext:value-type="float">
            <text:p>5</text:p>
          </table:table-cell>
          <table:table-cell table:formula="of:=IFERROR(([.CP183]/[.P183])*100; &quot;&quot;)" office:value-type="float" office:value="2.17391304347826" calcext:value-type="float">
            <text:p>2,173913043478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183]/[.P183])*100; &quot;&quot;)" office:value-type="float" office:value="1.73913043478261" calcext:value-type="float">
            <text:p>1,739130434782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B183]/[.P183])*100; &quot;&quot;)" office:value-type="float" office:value="0.434782608695652" calcext:value-type="float">
            <text:p>0,4347826086956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83]/[.P18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83]/[.P18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84]=&quot;&quot;;&quot;&quot;;[.C184]-[.AE184])">
            <text:p/>
          </table:table-cell>
          <table:table-cell/>
          <table:table-cell table:formula="of:=IFERROR(([.E184]/[.D184])*100; &quot;&quot;)">
            <text:p/>
          </table:table-cell>
          <table:table-cell/>
          <table:table-cell table:formula="of:=IFERROR(([.G184]/[.D184])*100; &quot;&quot;)">
            <text:p/>
          </table:table-cell>
          <table:table-cell/>
          <table:table-cell table:formula="of:=IFERROR(([.I184]/[.D184])*100; &quot;&quot;)">
            <text:p/>
          </table:table-cell>
          <table:table-cell/>
          <table:table-cell table:style-name="ce3"/>
          <table:table-cell table:formula="of:=IFERROR(([.L184]/[.D184])*100; &quot;&quot;)">
            <text:p/>
          </table:table-cell>
          <table:table-cell table:style-name="ce3"/>
          <table:table-cell table:formula="of:=IFERROR(([.N184]/[.D184])*100; &quot;&quot;)">
            <text:p/>
          </table:table-cell>
          <table:table-cell table:style-name="ce3"/>
          <table:table-cell table:formula="of:=IFERROR(([.P184]/[.D184])*100; &quot;&quot;)">
            <text:p/>
          </table:table-cell>
          <table:table-cell table:style-name="ce3"/>
          <table:table-cell table:formula="of:=IFERROR(([.R184]/[.D184])*100; &quot;&quot;)">
            <text:p/>
          </table:table-cell>
          <table:table-cell table:style-name="ce3"/>
          <table:table-cell table:formula="of:=IFERROR(([.T184]/[.R184])*100; &quot;&quot;)">
            <text:p/>
          </table:table-cell>
          <table:table-cell/>
          <table:table-cell table:formula="of:=IFERROR(([.V184]/[.R184])*100; &quot;&quot;)">
            <text:p/>
          </table:table-cell>
          <table:table-cell table:formula="of:=IF([.L184] = &quot;&quot; ;&quot;&quot;; [.L184]-[.V184])">
            <text:p/>
          </table:table-cell>
          <table:table-cell table:formula="of:=IFERROR(([.X184]/[.P184])*100; &quot;&quot;)">
            <text:p/>
          </table:table-cell>
          <table:table-cell/>
          <table:table-cell table:formula="of:=IFERROR(([.Z184]/[.R184])*100; &quot;&quot;)">
            <text:p/>
          </table:table-cell>
          <table:table-cell table:formula="of:=IF([.N184] = &quot;&quot; ;&quot;&quot;; [.N184]-[.Z184])">
            <text:p/>
          </table:table-cell>
          <table:table-cell table:formula="of:=IFERROR(([.AB184]/[.P184])*100; &quot;&quot;)">
            <text:p/>
          </table:table-cell>
          <table:table-cell table:style-name="ce3" table:number-columns-repeated="3"/>
          <table:table-cell table:formula="of:=IFERROR(([.AF184]/[.P184])*100; &quot;&quot;)">
            <text:p/>
          </table:table-cell>
          <table:table-cell table:style-name="ce3"/>
          <table:table-cell table:formula="of:=IFERROR(([.AH184]/[.P184])*100; &quot;&quot;)">
            <text:p/>
          </table:table-cell>
          <table:table-cell table:style-name="ce3"/>
          <table:table-cell/>
          <table:table-cell table:style-name="ce3"/>
          <table:table-cell table:formula="of:=IFERROR(([.AL184]/[.P18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84]/[.P184])*100; &quot;&quot;)">
            <text:p/>
          </table:table-cell>
          <table:table-cell table:style-name="ce3"/>
          <table:table-cell/>
          <table:table-cell table:style-name="ce3"/>
          <table:table-cell table:formula="of:=IFERROR(([.BT184]/[.P18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84]/[.P184])*100; &quot;&quot;)">
            <text:p/>
          </table:table-cell>
          <table:table-cell table:style-name="ce3"/>
          <table:table-cell table:formula="of:=IFERROR(([.CN184]/[.P184])*100; &quot;&quot;)">
            <text:p/>
          </table:table-cell>
          <table:table-cell table:style-name="ce3"/>
          <table:table-cell table:formula="of:=IFERROR(([.CP184]/[.P18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84]/[.P184])*100; &quot;&quot;)">
            <text:p/>
          </table:table-cell>
          <table:table-cell table:style-name="ce3"/>
          <table:table-cell/>
          <table:table-cell table:style-name="ce3"/>
          <table:table-cell table:formula="of:=IFERROR(([.DB184]/[.P184])*100; &quot;&quot;)">
            <text:p/>
          </table:table-cell>
          <table:table-cell table:style-name="ce3"/>
          <table:table-cell/>
          <table:table-cell table:style-name="ce3"/>
          <table:table-cell table:formula="of:=IFERROR(([.DF184]/[.P184])*100; &quot;&quot;)">
            <text:p/>
          </table:table-cell>
          <table:table-cell table:style-name="ce3"/>
          <table:table-cell/>
          <table:table-cell table:style-name="ce3"/>
          <table:table-cell table:formula="of:=IFERROR(([.DJ184]/[.P18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362 sl</text:p>
          </table:table-cell>
          <table:table-cell office:value-type="string" calcext:value-type="string">
            <text:p>07.12</text:p>
          </table:table-cell>
          <table:table-cell office:value-type="float" office:value="396" calcext:value-type="float">
            <text:p>396</text:p>
          </table:table-cell>
          <table:table-cell table:formula="of:=IF([.C185]=&quot;&quot;;&quot;&quot;;[.C185]-[.AE185])"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table:formula="of:=IFERROR(([.E185]/[.D185])*100; &quot;&quot;)" office:value-type="float" office:value="101.253918495298" calcext:value-type="float">
            <text:p>101,253918495298</text:p>
          </table:table-cell>
          <table:table-cell office:value-type="float" office:value="181" calcext:value-type="float">
            <text:p>181</text:p>
          </table:table-cell>
          <table:table-cell table:formula="of:=IFERROR(([.G185]/[.D185])*100; &quot;&quot;)" office:value-type="float" office:value="56.7398119122257" calcext:value-type="float">
            <text:p>56,7398119122257</text:p>
          </table:table-cell>
          <table:table-cell office:value-type="float" office:value="123" calcext:value-type="float">
            <text:p>123</text:p>
          </table:table-cell>
          <table:table-cell table:formula="of:=IFERROR(([.I185]/[.D185])*100; &quot;&quot;)" office:value-type="float" office:value="38.5579937304075" calcext:value-type="float">
            <text:p>38,55799373040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185]/[.D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185]/[.D185])*100; &quot;&quot;)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table:formula="of:=IFERROR(([.P185]/[.D185])*100; &quot;&quot;)" office:value-type="float" office:value="99.6865203761756" calcext:value-type="float">
            <text:p>99,6865203761756</text:p>
          </table:table-cell>
          <table:table-cell office:value-type="float" office:value="1" calcext:value-type="float">
            <text:p>1</text:p>
          </table:table-cell>
          <table:table-cell table:formula="of:=IFERROR(([.R185]/[.D185])*100; &quot;&quot;)" office:value-type="float" office:value="0.313479623824451" calcext:value-type="float">
            <text:p>0,313479623824451</text:p>
          </table:table-cell>
          <table:table-cell office:value-type="float" office:value="0" calcext:value-type="float">
            <text:p>0</text:p>
          </table:table-cell>
          <table:table-cell table:formula="of:=IFERROR(([.T185]/[.R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V185]/[.R185])*100; &quot;&quot;)" office:value-type="float" office:value="0" calcext:value-type="float">
            <text:p>0</text:p>
          </table:table-cell>
          <table:table-cell table:formula="of:=IF([.L185] = &quot;&quot; ;&quot;&quot;; [.L185]-[.V185])" office:value-type="float" office:value="0" calcext:value-type="float">
            <text:p>0</text:p>
          </table:table-cell>
          <table:table-cell table:formula="of:=IFERROR(([.X185]/[.P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185]/[.R185])*100; &quot;&quot;)" office:value-type="float" office:value="0" calcext:value-type="float">
            <text:p>0</text:p>
          </table:table-cell>
          <table:table-cell table:formula="of:=IF([.N185] = &quot;&quot; ;&quot;&quot;; [.N185]-[.Z185])" office:value-type="float" office:value="0" calcext:value-type="float">
            <text:p>0</text:p>
          </table:table-cell>
          <table:table-cell table:formula="of:=IFERROR(([.AB185]/[.P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AF185]/[.P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185]/[.P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IFERROR(([.AL185]/[.P185])*100; &quot;&quot;)" office:value-type="float" office:value="2.20125786163522" calcext:value-type="float">
            <text:p>2,20125786163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IFERROR(([.BP185]/[.P185])*100; &quot;&quot;)" office:value-type="float" office:value="97.7987421383648" calcext:value-type="float">
            <text:p>97,79874213836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85]/[.P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85]/[.P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85]/[.P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85]/[.P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85]/[.P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85]/[.P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85]/[.P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85]/[.P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86]=&quot;&quot;;&quot;&quot;;[.C186]-[.AE186])">
            <text:p/>
          </table:table-cell>
          <table:table-cell/>
          <table:table-cell table:formula="of:=IFERROR(([.E186]/[.D186])*100; &quot;&quot;)">
            <text:p/>
          </table:table-cell>
          <table:table-cell/>
          <table:table-cell table:formula="of:=IFERROR(([.G186]/[.D186])*100; &quot;&quot;)">
            <text:p/>
          </table:table-cell>
          <table:table-cell/>
          <table:table-cell table:formula="of:=IFERROR(([.I186]/[.D186])*100; &quot;&quot;)">
            <text:p/>
          </table:table-cell>
          <table:table-cell/>
          <table:table-cell table:style-name="ce3"/>
          <table:table-cell table:formula="of:=IFERROR(([.L186]/[.D186])*100; &quot;&quot;)">
            <text:p/>
          </table:table-cell>
          <table:table-cell table:style-name="ce3"/>
          <table:table-cell table:formula="of:=IFERROR(([.N186]/[.D186])*100; &quot;&quot;)">
            <text:p/>
          </table:table-cell>
          <table:table-cell table:style-name="ce3"/>
          <table:table-cell table:formula="of:=IFERROR(([.P186]/[.D186])*100; &quot;&quot;)">
            <text:p/>
          </table:table-cell>
          <table:table-cell table:style-name="ce3"/>
          <table:table-cell table:formula="of:=IFERROR(([.R186]/[.D186])*100; &quot;&quot;)">
            <text:p/>
          </table:table-cell>
          <table:table-cell table:style-name="ce3"/>
          <table:table-cell table:formula="of:=IFERROR(([.T186]/[.R186])*100; &quot;&quot;)">
            <text:p/>
          </table:table-cell>
          <table:table-cell/>
          <table:table-cell table:formula="of:=IFERROR(([.V186]/[.R186])*100; &quot;&quot;)">
            <text:p/>
          </table:table-cell>
          <table:table-cell table:formula="of:=IF([.L186] = &quot;&quot; ;&quot;&quot;; [.L186]-[.V186])">
            <text:p/>
          </table:table-cell>
          <table:table-cell table:formula="of:=IFERROR(([.X186]/[.P186])*100; &quot;&quot;)">
            <text:p/>
          </table:table-cell>
          <table:table-cell/>
          <table:table-cell table:formula="of:=IFERROR(([.Z186]/[.R186])*100; &quot;&quot;)">
            <text:p/>
          </table:table-cell>
          <table:table-cell table:formula="of:=IF([.N186] = &quot;&quot; ;&quot;&quot;; [.N186]-[.Z186])">
            <text:p/>
          </table:table-cell>
          <table:table-cell table:formula="of:=IFERROR(([.AB186]/[.P186])*100; &quot;&quot;)">
            <text:p/>
          </table:table-cell>
          <table:table-cell table:style-name="ce3" table:number-columns-repeated="3"/>
          <table:table-cell table:formula="of:=IFERROR(([.AF186]/[.P186])*100; &quot;&quot;)">
            <text:p/>
          </table:table-cell>
          <table:table-cell table:style-name="ce3"/>
          <table:table-cell table:formula="of:=IFERROR(([.AH186]/[.P186])*100; &quot;&quot;)">
            <text:p/>
          </table:table-cell>
          <table:table-cell table:style-name="ce3"/>
          <table:table-cell/>
          <table:table-cell table:style-name="ce3"/>
          <table:table-cell table:formula="of:=IFERROR(([.AL186]/[.P18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86]/[.P186])*100; &quot;&quot;)">
            <text:p/>
          </table:table-cell>
          <table:table-cell table:style-name="ce3"/>
          <table:table-cell/>
          <table:table-cell table:style-name="ce3"/>
          <table:table-cell table:formula="of:=IFERROR(([.BT186]/[.P18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86]/[.P186])*100; &quot;&quot;)">
            <text:p/>
          </table:table-cell>
          <table:table-cell table:style-name="ce3"/>
          <table:table-cell table:formula="of:=IFERROR(([.CN186]/[.P186])*100; &quot;&quot;)">
            <text:p/>
          </table:table-cell>
          <table:table-cell table:style-name="ce3"/>
          <table:table-cell table:formula="of:=IFERROR(([.CP186]/[.P18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86]/[.P186])*100; &quot;&quot;)">
            <text:p/>
          </table:table-cell>
          <table:table-cell table:style-name="ce3"/>
          <table:table-cell/>
          <table:table-cell table:style-name="ce3"/>
          <table:table-cell table:formula="of:=IFERROR(([.DB186]/[.P186])*100; &quot;&quot;)">
            <text:p/>
          </table:table-cell>
          <table:table-cell table:style-name="ce3"/>
          <table:table-cell/>
          <table:table-cell table:style-name="ce3"/>
          <table:table-cell table:formula="of:=IFERROR(([.DF186]/[.P186])*100; &quot;&quot;)">
            <text:p/>
          </table:table-cell>
          <table:table-cell table:style-name="ce3"/>
          <table:table-cell/>
          <table:table-cell table:style-name="ce3"/>
          <table:table-cell table:formula="of:=IFERROR(([.DJ186]/[.P18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113 int</text:p>
          </table:table-cell>
          <table:table-cell office:value-type="string" calcext:value-type="string">
            <text:p>90.04.86</text:p>
          </table:table-cell>
          <table:table-cell office:value-type="float" office:value="137" calcext:value-type="float">
            <text:p>137</text:p>
          </table:table-cell>
          <table:table-cell table:formula="of:=IF([.C187]=&quot;&quot;;&quot;&quot;;[.C187]-[.AE187])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formula="of:=IFERROR(([.E187]/[.D187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187]/[.D187])*100; &quot;&quot;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ERROR(([.I187]/[.D187])*100; &quot;&quot;)" office:value-type="float" office:value="69.8275862068966" calcext:value-type="float">
            <text:p>69,827586206896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IFERROR(([.L187]/[.D187])*100; &quot;&quot;)" office:value-type="float" office:value="61.2068965517241" calcext:value-type="float">
            <text:p>61,2068965517241</text:p>
          </table:table-cell>
          <table:table-cell office:value-type="float" office:value="60" calcext:value-type="float">
            <text:p>60</text:p>
          </table:table-cell>
          <table:table-cell table:formula="of:=IFERROR(([.N187]/[.D187])*100; &quot;&quot;)" office:value-type="float" office:value="51.7241379310345" calcext:value-type="float">
            <text:p>51,7241379310345</text:p>
          </table:table-cell>
          <table:table-cell office:value-type="float" office:value="15" calcext:value-type="float">
            <text:p>15</text:p>
          </table:table-cell>
          <table:table-cell table:formula="of:=IFERROR(([.P187]/[.D187])*100; &quot;&quot;)" office:value-type="float" office:value="12.9310344827586" calcext:value-type="float">
            <text:p>12,9310344827586</text:p>
          </table:table-cell>
          <table:table-cell office:value-type="float" office:value="101" calcext:value-type="float">
            <text:p>101</text:p>
          </table:table-cell>
          <table:table-cell table:formula="of:=IFERROR(([.R187]/[.D187])*100; &quot;&quot;)" office:value-type="float" office:value="87.0689655172414" calcext:value-type="float">
            <text:p>87,0689655172414</text:p>
          </table:table-cell>
          <table:table-cell office:value-type="float" office:value="11" calcext:value-type="float">
            <text:p>11</text:p>
          </table:table-cell>
          <table:table-cell table:formula="of:=IFERROR(([.T187]/[.R187])*100; &quot;&quot;)" office:value-type="float" office:value="10.8910891089109" calcext:value-type="float">
            <text:p>10,8910891089109</text:p>
          </table:table-cell>
          <table:table-cell office:value-type="float" office:value="62" calcext:value-type="float">
            <text:p>62</text:p>
          </table:table-cell>
          <table:table-cell table:formula="of:=IFERROR(([.V187]/[.R187])*100; &quot;&quot;)" office:value-type="float" office:value="61.3861386138614" calcext:value-type="float">
            <text:p>61,3861386138614</text:p>
          </table:table-cell>
          <table:table-cell table:formula="of:=IF([.L187] = &quot;&quot; ;&quot;&quot;; [.L187]-[.V187])" office:value-type="float" office:value="9" calcext:value-type="float">
            <text:p>9</text:p>
          </table:table-cell>
          <table:table-cell table:formula="of:=IFERROR(([.X187]/[.P187])*100; &quot;&quot;)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formula="of:=IFERROR(([.Z187]/[.R187])*100; &quot;&quot;)" office:value-type="float" office:value="57.4257425742574" calcext:value-type="float">
            <text:p>57,4257425742574</text:p>
          </table:table-cell>
          <table:table-cell table:formula="of:=IF([.N187] = &quot;&quot; ;&quot;&quot;; [.N187]-[.Z187])" office:value-type="float" office:value="2" calcext:value-type="float">
            <text:p>2</text:p>
          </table:table-cell>
          <table:table-cell table:formula="of:=IFERROR(([.AB187]/[.P187])*100; &quot;&quot;)" office:value-type="float" office:value="13.3333333333333" calcext:value-type="float">
            <text:p>13,3333333333333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IFERROR(([.AF187]/[.P187])*100; &quot;&quot;)" office:value-type="float" office:value="93.3333333333333" calcext:value-type="float">
            <text:p>93,3333333333333</text:p>
          </table:table-cell>
          <table:table-cell office:value-type="float" office:value="0" calcext:value-type="float">
            <text:p>0</text:p>
          </table:table-cell>
          <table:table-cell table:formula="of:=IFERROR(([.AH187]/[.P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L187]/[.P187])*100; &quot;&quot;)" office:value-type="float" office:value="6.66666666666667" calcext:value-type="float">
            <text:p>6,6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87]/[.P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87]/[.P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87]/[.P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87]/[.P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87]/[.P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87]/[.P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87]/[.P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87]/[.P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87]/[.P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88]=&quot;&quot;;&quot;&quot;;[.C188]-[.AE188])">
            <text:p/>
          </table:table-cell>
          <table:table-cell/>
          <table:table-cell table:formula="of:=IFERROR(([.E188]/[.D188])*100; &quot;&quot;)">
            <text:p/>
          </table:table-cell>
          <table:table-cell/>
          <table:table-cell table:formula="of:=IFERROR(([.G188]/[.D188])*100; &quot;&quot;)">
            <text:p/>
          </table:table-cell>
          <table:table-cell/>
          <table:table-cell table:formula="of:=IFERROR(([.I188]/[.D188])*100; &quot;&quot;)">
            <text:p/>
          </table:table-cell>
          <table:table-cell/>
          <table:table-cell table:style-name="ce3"/>
          <table:table-cell table:formula="of:=IFERROR(([.L188]/[.D188])*100; &quot;&quot;)">
            <text:p/>
          </table:table-cell>
          <table:table-cell table:style-name="ce3"/>
          <table:table-cell table:formula="of:=IFERROR(([.N188]/[.D188])*100; &quot;&quot;)">
            <text:p/>
          </table:table-cell>
          <table:table-cell table:style-name="ce3"/>
          <table:table-cell table:formula="of:=IFERROR(([.P188]/[.D188])*100; &quot;&quot;)">
            <text:p/>
          </table:table-cell>
          <table:table-cell table:style-name="ce3"/>
          <table:table-cell table:formula="of:=IFERROR(([.R188]/[.D188])*100; &quot;&quot;)">
            <text:p/>
          </table:table-cell>
          <table:table-cell table:style-name="ce3"/>
          <table:table-cell table:formula="of:=IFERROR(([.T188]/[.R188])*100; &quot;&quot;)">
            <text:p/>
          </table:table-cell>
          <table:table-cell/>
          <table:table-cell table:formula="of:=IFERROR(([.V188]/[.R188])*100; &quot;&quot;)">
            <text:p/>
          </table:table-cell>
          <table:table-cell table:formula="of:=IF([.L188] = &quot;&quot; ;&quot;&quot;; [.L188]-[.V188])">
            <text:p/>
          </table:table-cell>
          <table:table-cell table:formula="of:=IFERROR(([.X188]/[.P188])*100; &quot;&quot;)">
            <text:p/>
          </table:table-cell>
          <table:table-cell/>
          <table:table-cell table:formula="of:=IFERROR(([.Z188]/[.R188])*100; &quot;&quot;)">
            <text:p/>
          </table:table-cell>
          <table:table-cell table:formula="of:=IF([.N188] = &quot;&quot; ;&quot;&quot;; [.N188]-[.Z188])">
            <text:p/>
          </table:table-cell>
          <table:table-cell table:formula="of:=IFERROR(([.AB188]/[.P188])*100; &quot;&quot;)">
            <text:p/>
          </table:table-cell>
          <table:table-cell table:style-name="ce3" table:number-columns-repeated="3"/>
          <table:table-cell table:formula="of:=IFERROR(([.AF188]/[.P188])*100; &quot;&quot;)">
            <text:p/>
          </table:table-cell>
          <table:table-cell table:style-name="ce3"/>
          <table:table-cell table:formula="of:=IFERROR(([.AH188]/[.P188])*100; &quot;&quot;)">
            <text:p/>
          </table:table-cell>
          <table:table-cell table:style-name="ce3"/>
          <table:table-cell/>
          <table:table-cell table:style-name="ce3"/>
          <table:table-cell table:formula="of:=IFERROR(([.AL188]/[.P18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88]/[.P188])*100; &quot;&quot;)">
            <text:p/>
          </table:table-cell>
          <table:table-cell table:style-name="ce3"/>
          <table:table-cell/>
          <table:table-cell table:style-name="ce3"/>
          <table:table-cell table:formula="of:=IFERROR(([.BT188]/[.P18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88]/[.P188])*100; &quot;&quot;)">
            <text:p/>
          </table:table-cell>
          <table:table-cell table:style-name="ce3"/>
          <table:table-cell table:formula="of:=IFERROR(([.CN188]/[.P188])*100; &quot;&quot;)">
            <text:p/>
          </table:table-cell>
          <table:table-cell table:style-name="ce3"/>
          <table:table-cell table:formula="of:=IFERROR(([.CP188]/[.P18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88]/[.P188])*100; &quot;&quot;)">
            <text:p/>
          </table:table-cell>
          <table:table-cell table:style-name="ce3"/>
          <table:table-cell/>
          <table:table-cell table:style-name="ce3"/>
          <table:table-cell table:formula="of:=IFERROR(([.DB188]/[.P188])*100; &quot;&quot;)">
            <text:p/>
          </table:table-cell>
          <table:table-cell table:style-name="ce3"/>
          <table:table-cell/>
          <table:table-cell table:style-name="ce3"/>
          <table:table-cell table:formula="of:=IFERROR(([.DF188]/[.P188])*100; &quot;&quot;)">
            <text:p/>
          </table:table-cell>
          <table:table-cell table:style-name="ce3"/>
          <table:table-cell/>
          <table:table-cell table:style-name="ce3"/>
          <table:table-cell table:formula="of:=IFERROR(([.DJ188]/[.P18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390</text:p>
          </table:table-cell>
          <table:table-cell office:value-type="string" calcext:value-type="string">
            <text:p>390.06.86</text:p>
          </table:table-cell>
          <table:table-cell office:value-type="float" office:value="360" calcext:value-type="float">
            <text:p>360</text:p>
          </table:table-cell>
          <table:table-cell table:formula="of:=IF([.C189]=&quot;&quot;;&quot;&quot;;[.C189]-[.AE189])" office:value-type="float" office:value="304" calcext:value-type="float">
            <text:p>304</text:p>
          </table:table-cell>
          <table:table-cell office:value-type="float" office:value="304" calcext:value-type="float">
            <text:p>304</text:p>
          </table:table-cell>
          <table:table-cell table:formula="of:=IFERROR(([.E189]/[.D189])*100; &quot;&quot;)"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table:formula="of:=IFERROR(([.G189]/[.D189])*100; &quot;&quot;)" office:value-type="float" office:value="43.0921052631579" calcext:value-type="float">
            <text:p>43,0921052631579</text:p>
          </table:table-cell>
          <table:table-cell office:value-type="float" office:value="130" calcext:value-type="float">
            <text:p>130</text:p>
          </table:table-cell>
          <table:table-cell table:formula="of:=IFERROR(([.I189]/[.D189])*100; &quot;&quot;)" office:value-type="float" office:value="42.7631578947368" calcext:value-type="float">
            <text:p>42,76315789473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ERROR(([.L189]/[.D189])*100; &quot;&quot;)" office:value-type="float" office:value="1.31578947368421" calcext:value-type="float">
            <text:p>1,31578947368421</text:p>
          </table:table-cell>
          <table:table-cell office:value-type="float" office:value="6" calcext:value-type="float">
            <text:p>6</text:p>
          </table:table-cell>
          <table:table-cell table:formula="of:=IFERROR(([.N189]/[.D189])*100; &quot;&quot;)" office:value-type="float" office:value="1.97368421052632" calcext:value-type="float">
            <text:p>1,97368421052632</text:p>
          </table:table-cell>
          <table:table-cell office:value-type="float" office:value="259" calcext:value-type="float">
            <text:p>259</text:p>
          </table:table-cell>
          <table:table-cell table:formula="of:=IFERROR(([.P189]/[.D189])*100; &quot;&quot;)" office:value-type="float" office:value="85.1973684210526" calcext:value-type="float">
            <text:p>85,1973684210526</text:p>
          </table:table-cell>
          <table:table-cell office:value-type="float" office:value="45" calcext:value-type="float">
            <text:p>45</text:p>
          </table:table-cell>
          <table:table-cell table:formula="of:=IFERROR(([.R189]/[.D189])*100; &quot;&quot;)" office:value-type="float" office:value="14.8026315789474" calcext:value-type="float">
            <text:p>14,8026315789474</text:p>
          </table:table-cell>
          <table:table-cell office:value-type="float" office:value="14" calcext:value-type="float">
            <text:p>14</text:p>
          </table:table-cell>
          <table:table-cell table:formula="of:=IFERROR(([.T189]/[.R189])*100; &quot;&quot;)" office:value-type="float" office:value="31.1111111111111" calcext:value-type="float">
            <text:p>31,1111111111111</text:p>
          </table:table-cell>
          <table:table-cell office:value-type="float" office:value="4" calcext:value-type="float">
            <text:p>4</text:p>
          </table:table-cell>
          <table:table-cell table:formula="of:=IFERROR(([.V189]/[.R189])*100; &quot;&quot;)" office:value-type="float" office:value="8.88888888888889" calcext:value-type="float">
            <text:p>8,88888888888889</text:p>
          </table:table-cell>
          <table:table-cell table:formula="of:=IF([.L189] = &quot;&quot; ;&quot;&quot;; [.L189]-[.V189])" office:value-type="float" office:value="0" calcext:value-type="float">
            <text:p>0</text:p>
          </table:table-cell>
          <table:table-cell table:formula="of:=IFERROR(([.X189]/[.P189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Z189]/[.R189])*100; &quot;&quot;)" office:value-type="float" office:value="13.3333333333333" calcext:value-type="float">
            <text:p>13,3333333333333</text:p>
          </table:table-cell>
          <table:table-cell table:formula="of:=IF([.N189] = &quot;&quot; ;&quot;&quot;; [.N189]-[.Z189])" office:value-type="float" office:value="0" calcext:value-type="float">
            <text:p>0</text:p>
          </table:table-cell>
          <table:table-cell table:formula="of:=IFERROR(([.AB189]/[.P189])*100; &quot;&quot;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IFERROR(([.AF189]/[.P189])*100; &quot;&quot;)" office:value-type="float" office:value="1.54440154440154" calcext:value-type="float">
            <text:p>1,54440154440154</text:p>
          </table:table-cell>
          <table:table-cell office:value-type="float" office:value="98" calcext:value-type="float">
            <text:p>98</text:p>
          </table:table-cell>
          <table:table-cell table:formula="of:=IFERROR(([.AH189]/[.P189])*100; &quot;&quot;)" office:value-type="float" office:value="37.8378378378378" calcext:value-type="float">
            <text:p>37,83783783783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IFERROR(([.AL189]/[.P189])*100; &quot;&quot;)" office:value-type="float" office:value="15.4440154440154" calcext:value-type="float">
            <text:p>15,4440154440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ERROR(([.BP189]/[.P189])*100; &quot;&quot;)" office:value-type="float" office:value="4.24710424710425" calcext:value-type="float">
            <text:p>4,24710424710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89]/[.P1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IFERROR(([.CL189]/[.P189])*100; &quot;&quot;)" office:value-type="float" office:value="35.5212355212355" calcext:value-type="float">
            <text:p>35,5212355212355</text:p>
          </table:table-cell>
          <table:table-cell office:value-type="float" office:value="9" calcext:value-type="float">
            <text:p>9</text:p>
          </table:table-cell>
          <table:table-cell table:formula="of:=IFERROR(([.CN189]/[.P189])*100; &quot;&quot;)" office:value-type="float" office:value="3.47490347490347" calcext:value-type="float">
            <text:p>3,47490347490347</text:p>
          </table:table-cell>
          <table:table-cell office:value-type="float" office:value="0" calcext:value-type="float">
            <text:p>0</text:p>
          </table:table-cell>
          <table:table-cell table:formula="of:=IFERROR(([.CP189]/[.P1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189]/[.P189])*100; &quot;&quot;)" office:value-type="float" office:value="1.54440154440154" calcext:value-type="float">
            <text:p>1,54440154440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89]/[.P1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189]/[.P189])*100; &quot;&quot;)" office:value-type="float" office:value="0.386100386100386" calcext:value-type="float">
            <text:p>0,3861003861003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89]/[.P1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90]=&quot;&quot;;&quot;&quot;;[.C190]-[.AE190])">
            <text:p/>
          </table:table-cell>
          <table:table-cell/>
          <table:table-cell table:formula="of:=IFERROR(([.E190]/[.D190])*100; &quot;&quot;)">
            <text:p/>
          </table:table-cell>
          <table:table-cell/>
          <table:table-cell table:formula="of:=IFERROR(([.G190]/[.D190])*100; &quot;&quot;)">
            <text:p/>
          </table:table-cell>
          <table:table-cell/>
          <table:table-cell table:formula="of:=IFERROR(([.I190]/[.D190])*100; &quot;&quot;)">
            <text:p/>
          </table:table-cell>
          <table:table-cell/>
          <table:table-cell table:style-name="ce3"/>
          <table:table-cell table:formula="of:=IFERROR(([.L190]/[.D190])*100; &quot;&quot;)">
            <text:p/>
          </table:table-cell>
          <table:table-cell table:style-name="ce3"/>
          <table:table-cell table:formula="of:=IFERROR(([.N190]/[.D190])*100; &quot;&quot;)">
            <text:p/>
          </table:table-cell>
          <table:table-cell table:style-name="ce3"/>
          <table:table-cell table:formula="of:=IFERROR(([.P190]/[.D190])*100; &quot;&quot;)">
            <text:p/>
          </table:table-cell>
          <table:table-cell table:style-name="ce3"/>
          <table:table-cell table:formula="of:=IFERROR(([.R190]/[.D190])*100; &quot;&quot;)">
            <text:p/>
          </table:table-cell>
          <table:table-cell table:style-name="ce3"/>
          <table:table-cell table:formula="of:=IFERROR(([.T190]/[.R190])*100; &quot;&quot;)">
            <text:p/>
          </table:table-cell>
          <table:table-cell/>
          <table:table-cell table:formula="of:=IFERROR(([.V190]/[.R190])*100; &quot;&quot;)">
            <text:p/>
          </table:table-cell>
          <table:table-cell table:formula="of:=IF([.L190] = &quot;&quot; ;&quot;&quot;; [.L190]-[.V190])">
            <text:p/>
          </table:table-cell>
          <table:table-cell table:formula="of:=IFERROR(([.X190]/[.P190])*100; &quot;&quot;)">
            <text:p/>
          </table:table-cell>
          <table:table-cell/>
          <table:table-cell table:formula="of:=IFERROR(([.Z190]/[.R190])*100; &quot;&quot;)">
            <text:p/>
          </table:table-cell>
          <table:table-cell table:formula="of:=IF([.N190] = &quot;&quot; ;&quot;&quot;; [.N190]-[.Z190])">
            <text:p/>
          </table:table-cell>
          <table:table-cell table:formula="of:=IFERROR(([.AB190]/[.P190])*100; &quot;&quot;)">
            <text:p/>
          </table:table-cell>
          <table:table-cell table:style-name="ce3" table:number-columns-repeated="3"/>
          <table:table-cell table:formula="of:=IFERROR(([.AF190]/[.P190])*100; &quot;&quot;)">
            <text:p/>
          </table:table-cell>
          <table:table-cell table:style-name="ce3"/>
          <table:table-cell table:formula="of:=IFERROR(([.AH190]/[.P190])*100; &quot;&quot;)">
            <text:p/>
          </table:table-cell>
          <table:table-cell table:style-name="ce3"/>
          <table:table-cell/>
          <table:table-cell table:style-name="ce3"/>
          <table:table-cell table:formula="of:=IFERROR(([.AL190]/[.P19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90]/[.P190])*100; &quot;&quot;)">
            <text:p/>
          </table:table-cell>
          <table:table-cell table:style-name="ce3"/>
          <table:table-cell/>
          <table:table-cell table:style-name="ce3"/>
          <table:table-cell table:formula="of:=IFERROR(([.BT190]/[.P19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90]/[.P190])*100; &quot;&quot;)">
            <text:p/>
          </table:table-cell>
          <table:table-cell table:style-name="ce3"/>
          <table:table-cell table:formula="of:=IFERROR(([.CN190]/[.P190])*100; &quot;&quot;)">
            <text:p/>
          </table:table-cell>
          <table:table-cell table:style-name="ce3"/>
          <table:table-cell table:formula="of:=IFERROR(([.CP190]/[.P19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90]/[.P190])*100; &quot;&quot;)">
            <text:p/>
          </table:table-cell>
          <table:table-cell table:style-name="ce3"/>
          <table:table-cell/>
          <table:table-cell table:style-name="ce3"/>
          <table:table-cell table:formula="of:=IFERROR(([.DB190]/[.P190])*100; &quot;&quot;)">
            <text:p/>
          </table:table-cell>
          <table:table-cell table:style-name="ce3"/>
          <table:table-cell/>
          <table:table-cell table:style-name="ce3"/>
          <table:table-cell table:formula="of:=IFERROR(([.DF190]/[.P190])*100; &quot;&quot;)">
            <text:p/>
          </table:table-cell>
          <table:table-cell table:style-name="ce3"/>
          <table:table-cell/>
          <table:table-cell table:style-name="ce3"/>
          <table:table-cell table:formula="of:=IFERROR(([.DJ190]/[.P19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340</text:p>
          </table:table-cell>
          <table:table-cell office:value-type="string" calcext:value-type="string">
            <text:p>99.06.06</text:p>
          </table:table-cell>
          <table:table-cell office:value-type="float" office:value="333" calcext:value-type="float">
            <text:p>333</text:p>
          </table:table-cell>
          <table:table-cell table:formula="of:=IF([.C191]=&quot;&quot;;&quot;&quot;;[.C191]-[.AE191])" office:value-type="float" office:value="284" calcext:value-type="float">
            <text:p>284</text:p>
          </table:table-cell>
          <table:table-cell office:value-type="float" office:value="284" calcext:value-type="float">
            <text:p>284</text:p>
          </table:table-cell>
          <table:table-cell table:formula="of:=IFERROR(([.E191]/[.D191])*100; &quot;&quot;)"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formula="of:=IFERROR(([.G191]/[.D191])*100; &quot;&quot;)" office:value-type="float" office:value="45.7746478873239" calcext:value-type="float">
            <text:p>45,7746478873239</text:p>
          </table:table-cell>
          <table:table-cell office:value-type="float" office:value="130" calcext:value-type="float">
            <text:p>130</text:p>
          </table:table-cell>
          <table:table-cell table:formula="of:=IFERROR(([.I191]/[.D191])*100; &quot;&quot;)" office:value-type="float" office:value="45.7746478873239" calcext:value-type="float">
            <text:p>45,77464788732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ERROR(([.L191]/[.D191])*100; &quot;&quot;)" office:value-type="float" office:value="2.46478873239437" calcext:value-type="float">
            <text:p>2,46478873239437</text:p>
          </table:table-cell>
          <table:table-cell office:value-type="float" office:value="3" calcext:value-type="float">
            <text:p>3</text:p>
          </table:table-cell>
          <table:table-cell table:formula="of:=IFERROR(([.N191]/[.D191])*100; &quot;&quot;)" office:value-type="float" office:value="1.05633802816901" calcext:value-type="float">
            <text:p>1,05633802816901</text:p>
          </table:table-cell>
          <table:table-cell office:value-type="float" office:value="259" calcext:value-type="float">
            <text:p>259</text:p>
          </table:table-cell>
          <table:table-cell table:formula="of:=IFERROR(([.P191]/[.D191])*100; &quot;&quot;)" office:value-type="float" office:value="91.1971830985916" calcext:value-type="float">
            <text:p>91,1971830985916</text:p>
          </table:table-cell>
          <table:table-cell office:value-type="float" office:value="25" calcext:value-type="float">
            <text:p>25</text:p>
          </table:table-cell>
          <table:table-cell table:formula="of:=IFERROR(([.R191]/[.D191])*100; &quot;&quot;)" office:value-type="float" office:value="8.80281690140845" calcext:value-type="float">
            <text:p>8,80281690140845</text:p>
          </table:table-cell>
          <table:table-cell office:value-type="float" office:value="8" calcext:value-type="float">
            <text:p>8</text:p>
          </table:table-cell>
          <table:table-cell table:formula="of:=IFERROR(([.T191]/[.R191])*100; &quot;&quot;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IFERROR(([.V191]/[.R191])*100; &quot;&quot;)" office:value-type="float" office:value="24" calcext:value-type="float">
            <text:p>24</text:p>
          </table:table-cell>
          <table:table-cell table:formula="of:=IF([.L191] = &quot;&quot; ;&quot;&quot;; [.L191]-[.V191])" office:value-type="float" office:value="1" calcext:value-type="float">
            <text:p>1</text:p>
          </table:table-cell>
          <table:table-cell table:formula="of:=IFERROR(([.X191]/[.P191])*100; &quot;&quot;)" office:value-type="float" office:value="0.386100386100386" calcext:value-type="float">
            <text:p>0,386100386100386</text:p>
          </table:table-cell>
          <table:table-cell office:value-type="float" office:value="3" calcext:value-type="float">
            <text:p>3</text:p>
          </table:table-cell>
          <table:table-cell table:formula="of:=IFERROR(([.Z191]/[.R191])*100; &quot;&quot;)" office:value-type="float" office:value="12" calcext:value-type="float">
            <text:p>12</text:p>
          </table:table-cell>
          <table:table-cell table:formula="of:=IF([.N191] = &quot;&quot; ;&quot;&quot;; [.N191]-[.Z191])" office:value-type="float" office:value="0" calcext:value-type="float">
            <text:p>0</text:p>
          </table:table-cell>
          <table:table-cell table:formula="of:=IFERROR(([.AB191]/[.P191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IFERROR(([.AF191]/[.P191])*100; &quot;&quot;)" office:value-type="float" office:value="0.772200772200772" calcext:value-type="float">
            <text:p>0,772200772200772</text:p>
          </table:table-cell>
          <table:table-cell office:value-type="float" office:value="79" calcext:value-type="float">
            <text:p>79</text:p>
          </table:table-cell>
          <table:table-cell table:formula="of:=IFERROR(([.AH191]/[.P191])*100; &quot;&quot;)" office:value-type="float" office:value="30.5019305019305" calcext:value-type="float">
            <text:p>30,5019305019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IFERROR(([.AL191]/[.P191])*100; &quot;&quot;)" office:value-type="float" office:value="8.10810810810811" calcext:value-type="float">
            <text:p>8,10810810810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IFERROR(([.BP191]/[.P191])*100; &quot;&quot;)" office:value-type="float" office:value="5.01930501930502" calcext:value-type="float">
            <text:p>5,019305019305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91]/[.P19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IFERROR(([.CL191]/[.P191])*100; &quot;&quot;)" office:value-type="float" office:value="52.1235521235521" calcext:value-type="float">
            <text:p>52,1235521235521</text:p>
          </table:table-cell>
          <table:table-cell office:value-type="float" office:value="3" calcext:value-type="float">
            <text:p>3</text:p>
          </table:table-cell>
          <table:table-cell table:formula="of:=IFERROR(([.CN191]/[.P191])*100; &quot;&quot;)" office:value-type="float" office:value="1.15830115830116" calcext:value-type="float">
            <text:p>1,15830115830116</text:p>
          </table:table-cell>
          <table:table-cell office:value-type="float" office:value="3" calcext:value-type="float">
            <text:p>3</text:p>
          </table:table-cell>
          <table:table-cell table:formula="of:=IFERROR(([.CP191]/[.P191])*100; &quot;&quot;)" office:value-type="float" office:value="1.15830115830116" calcext:value-type="float">
            <text:p>1,15830115830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91]/[.P19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91]/[.P19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DF191]/[.P191])*100; &quot;&quot;)" office:value-type="float" office:value="1.15830115830116" calcext:value-type="float">
            <text:p>1,15830115830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91]/[.P19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92]=&quot;&quot;;&quot;&quot;;[.C192]-[.AE192])">
            <text:p/>
          </table:table-cell>
          <table:table-cell/>
          <table:table-cell table:formula="of:=IFERROR(([.E192]/[.D192])*100; &quot;&quot;)">
            <text:p/>
          </table:table-cell>
          <table:table-cell/>
          <table:table-cell table:formula="of:=IFERROR(([.G192]/[.D192])*100; &quot;&quot;)">
            <text:p/>
          </table:table-cell>
          <table:table-cell/>
          <table:table-cell table:formula="of:=IFERROR(([.I192]/[.D192])*100; &quot;&quot;)">
            <text:p/>
          </table:table-cell>
          <table:table-cell/>
          <table:table-cell table:style-name="ce3"/>
          <table:table-cell table:formula="of:=IFERROR(([.L192]/[.D192])*100; &quot;&quot;)">
            <text:p/>
          </table:table-cell>
          <table:table-cell table:style-name="ce3"/>
          <table:table-cell table:formula="of:=IFERROR(([.N192]/[.D192])*100; &quot;&quot;)">
            <text:p/>
          </table:table-cell>
          <table:table-cell table:style-name="ce3"/>
          <table:table-cell table:formula="of:=IFERROR(([.P192]/[.D192])*100; &quot;&quot;)">
            <text:p/>
          </table:table-cell>
          <table:table-cell table:style-name="ce3"/>
          <table:table-cell table:formula="of:=IFERROR(([.R192]/[.D192])*100; &quot;&quot;)">
            <text:p/>
          </table:table-cell>
          <table:table-cell table:style-name="ce3"/>
          <table:table-cell table:formula="of:=IFERROR(([.T192]/[.R192])*100; &quot;&quot;)">
            <text:p/>
          </table:table-cell>
          <table:table-cell/>
          <table:table-cell table:formula="of:=IFERROR(([.V192]/[.R192])*100; &quot;&quot;)">
            <text:p/>
          </table:table-cell>
          <table:table-cell table:formula="of:=IF([.L192] = &quot;&quot; ;&quot;&quot;; [.L192]-[.V192])">
            <text:p/>
          </table:table-cell>
          <table:table-cell table:formula="of:=IFERROR(([.X192]/[.P192])*100; &quot;&quot;)">
            <text:p/>
          </table:table-cell>
          <table:table-cell/>
          <table:table-cell table:formula="of:=IFERROR(([.Z192]/[.R192])*100; &quot;&quot;)">
            <text:p/>
          </table:table-cell>
          <table:table-cell table:formula="of:=IF([.N192] = &quot;&quot; ;&quot;&quot;; [.N192]-[.Z192])">
            <text:p/>
          </table:table-cell>
          <table:table-cell table:formula="of:=IFERROR(([.AB192]/[.P192])*100; &quot;&quot;)">
            <text:p/>
          </table:table-cell>
          <table:table-cell table:style-name="ce3" table:number-columns-repeated="3"/>
          <table:table-cell table:formula="of:=IFERROR(([.AF192]/[.P192])*100; &quot;&quot;)">
            <text:p/>
          </table:table-cell>
          <table:table-cell table:style-name="ce3"/>
          <table:table-cell table:formula="of:=IFERROR(([.AH192]/[.P192])*100; &quot;&quot;)">
            <text:p/>
          </table:table-cell>
          <table:table-cell table:style-name="ce3"/>
          <table:table-cell/>
          <table:table-cell table:style-name="ce3"/>
          <table:table-cell table:formula="of:=IFERROR(([.AL192]/[.P19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92]/[.P192])*100; &quot;&quot;)">
            <text:p/>
          </table:table-cell>
          <table:table-cell table:style-name="ce3"/>
          <table:table-cell/>
          <table:table-cell table:style-name="ce3"/>
          <table:table-cell table:formula="of:=IFERROR(([.BT192]/[.P19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92]/[.P192])*100; &quot;&quot;)">
            <text:p/>
          </table:table-cell>
          <table:table-cell table:style-name="ce3"/>
          <table:table-cell table:formula="of:=IFERROR(([.CN192]/[.P192])*100; &quot;&quot;)">
            <text:p/>
          </table:table-cell>
          <table:table-cell table:style-name="ce3"/>
          <table:table-cell table:formula="of:=IFERROR(([.CP192]/[.P19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92]/[.P192])*100; &quot;&quot;)">
            <text:p/>
          </table:table-cell>
          <table:table-cell table:style-name="ce3"/>
          <table:table-cell/>
          <table:table-cell table:style-name="ce3"/>
          <table:table-cell table:formula="of:=IFERROR(([.DB192]/[.P192])*100; &quot;&quot;)">
            <text:p/>
          </table:table-cell>
          <table:table-cell table:style-name="ce3"/>
          <table:table-cell/>
          <table:table-cell table:style-name="ce3"/>
          <table:table-cell table:formula="of:=IFERROR(([.DF192]/[.P192])*100; &quot;&quot;)">
            <text:p/>
          </table:table-cell>
          <table:table-cell table:style-name="ce3"/>
          <table:table-cell/>
          <table:table-cell table:style-name="ce3"/>
          <table:table-cell table:formula="of:=IFERROR(([.DJ192]/[.P19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581</text:p>
          </table:table-cell>
          <table:table-cell office:value-type="string" calcext:value-type="string">
            <text:p>581.07.15</text:p>
          </table:table-cell>
          <table:table-cell office:value-type="float" office:value="450" calcext:value-type="float">
            <text:p>450</text:p>
          </table:table-cell>
          <table:table-cell table:formula="of:=IF([.C193]=&quot;&quot;;&quot;&quot;;[.C193]-[.AE193])" office:value-type="float" office:value="379" calcext:value-type="float">
            <text:p>379</text:p>
          </table:table-cell>
          <table:table-cell office:value-type="float" office:value="383" calcext:value-type="float">
            <text:p>383</text:p>
          </table:table-cell>
          <table:table-cell table:formula="of:=IFERROR(([.E193]/[.D193])*100; &quot;&quot;)" office:value-type="float" office:value="101.055408970976" calcext:value-type="float">
            <text:p>101,055408970976</text:p>
          </table:table-cell>
          <table:table-cell office:value-type="float" office:value="1" calcext:value-type="float">
            <text:p>1</text:p>
          </table:table-cell>
          <table:table-cell table:formula="of:=IFERROR(([.G193]/[.D193])*100; &quot;&quot;)" office:value-type="float" office:value="0.263852242744063" calcext:value-type="float">
            <text:p>0,263852242744063</text:p>
          </table:table-cell>
          <table:table-cell office:value-type="float" office:value="126" calcext:value-type="float">
            <text:p>126</text:p>
          </table:table-cell>
          <table:table-cell table:formula="of:=IFERROR(([.I193]/[.D193])*100; &quot;&quot;)" office:value-type="float" office:value="33.245382585752" calcext:value-type="float">
            <text:p>33,24538258575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formula="of:=IFERROR(([.L193]/[.D193])*100; &quot;&quot;)" office:value-type="float" office:value="31.9261213720317" calcext:value-type="float">
            <text:p>31,9261213720317</text:p>
          </table:table-cell>
          <table:table-cell office:value-type="float" office:value="136" calcext:value-type="float">
            <text:p>136</text:p>
          </table:table-cell>
          <table:table-cell table:formula="of:=IFERROR(([.N193]/[.D193])*100; &quot;&quot;)" office:value-type="float" office:value="35.8839050131926" calcext:value-type="float">
            <text:p>35,8839050131926</text:p>
          </table:table-cell>
          <table:table-cell office:value-type="float" office:value="144" calcext:value-type="float">
            <text:p>144</text:p>
          </table:table-cell>
          <table:table-cell table:formula="of:=IFERROR(([.P193]/[.D193])*100; &quot;&quot;)" office:value-type="float" office:value="37.9947229551451" calcext:value-type="float">
            <text:p>37,9947229551451</text:p>
          </table:table-cell>
          <table:table-cell office:value-type="float" office:value="235" calcext:value-type="float">
            <text:p>235</text:p>
          </table:table-cell>
          <table:table-cell table:formula="of:=IFERROR(([.R193]/[.D193])*100; &quot;&quot;)" office:value-type="float" office:value="62.0052770448549" calcext:value-type="float">
            <text:p>62,0052770448549</text:p>
          </table:table-cell>
          <table:table-cell office:value-type="float" office:value="51" calcext:value-type="float">
            <text:p>51</text:p>
          </table:table-cell>
          <table:table-cell table:formula="of:=IFERROR(([.T193]/[.R193])*100; &quot;&quot;)" office:value-type="float" office:value="21.7021276595745" calcext:value-type="float">
            <text:p>21,7021276595745</text:p>
          </table:table-cell>
          <table:table-cell office:value-type="float" office:value="114" calcext:value-type="float">
            <text:p>114</text:p>
          </table:table-cell>
          <table:table-cell table:formula="of:=IFERROR(([.V193]/[.R193])*100; &quot;&quot;)" office:value-type="float" office:value="48.5106382978723" calcext:value-type="float">
            <text:p>48,5106382978723</text:p>
          </table:table-cell>
          <table:table-cell table:formula="of:=IF([.L193] = &quot;&quot; ;&quot;&quot;; [.L193]-[.V193])" office:value-type="float" office:value="7" calcext:value-type="float">
            <text:p>7</text:p>
          </table:table-cell>
          <table:table-cell table:formula="of:=IFERROR(([.X193]/[.P193])*100; &quot;&quot;)" office:value-type="float" office:value="4.86111111111111" calcext:value-type="float">
            <text:p>4,86111111111111</text:p>
          </table:table-cell>
          <table:table-cell office:value-type="float" office:value="130" calcext:value-type="float">
            <text:p>130</text:p>
          </table:table-cell>
          <table:table-cell table:formula="of:=IFERROR(([.Z193]/[.R193])*100; &quot;&quot;)" office:value-type="float" office:value="55.3191489361702" calcext:value-type="float">
            <text:p>55,3191489361702</text:p>
          </table:table-cell>
          <table:table-cell table:formula="of:=IF([.N193] = &quot;&quot; ;&quot;&quot;; [.N193]-[.Z193])" office:value-type="float" office:value="6" calcext:value-type="float">
            <text:p>6</text:p>
          </table:table-cell>
          <table:table-cell table:formula="of:=IFERROR(([.AB193]/[.P193])*100; &quot;&quot;)" office:value-type="float" office:value="4.16666666666667" calcext:value-type="float">
            <text:p>4,16666666666667</text:p>
          </table:table-cell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table:formula="of:=IFERROR(([.AF193]/[.P193])*100; &quot;&quot;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IFERROR(([.AH193]/[.P193])*100; &quot;&quot;)" office:value-type="float" office:value="4.16666666666667" calcext:value-type="float">
            <text:p>4,1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193]/[.P193])*100; &quot;&quot;)" office:value-type="float" office:value="3.47222222222222" calcext:value-type="float">
            <text:p>3,472222222222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93]/[.P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IFERROR(([.BT193]/[.P193])*100; &quot;&quot;)" office:value-type="float" office:value="48.6111111111111" calcext:value-type="float">
            <text:p>48,6111111111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IFERROR(([.CL193]/[.P193])*100; &quot;&quot;)" office:value-type="float" office:value="18.75" calcext:value-type="float">
            <text:p>18,75</text:p>
          </table:table-cell>
          <table:table-cell office:value-type="float" office:value="0" calcext:value-type="float">
            <text:p>0</text:p>
          </table:table-cell>
          <table:table-cell table:formula="of:=IFERROR(([.CN193]/[.P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93]/[.P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93]/[.P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93]/[.P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93]/[.P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93]/[.P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94]=&quot;&quot;;&quot;&quot;;[.C194]-[.AE194])">
            <text:p/>
          </table:table-cell>
          <table:table-cell/>
          <table:table-cell table:formula="of:=IFERROR(([.E194]/[.D194])*100; &quot;&quot;)">
            <text:p/>
          </table:table-cell>
          <table:table-cell/>
          <table:table-cell table:formula="of:=IFERROR(([.G194]/[.D194])*100; &quot;&quot;)">
            <text:p/>
          </table:table-cell>
          <table:table-cell/>
          <table:table-cell table:formula="of:=IFERROR(([.I194]/[.D194])*100; &quot;&quot;)">
            <text:p/>
          </table:table-cell>
          <table:table-cell/>
          <table:table-cell table:style-name="ce3"/>
          <table:table-cell table:formula="of:=IFERROR(([.L194]/[.D194])*100; &quot;&quot;)">
            <text:p/>
          </table:table-cell>
          <table:table-cell table:style-name="ce3"/>
          <table:table-cell table:formula="of:=IFERROR(([.N194]/[.D194])*100; &quot;&quot;)">
            <text:p/>
          </table:table-cell>
          <table:table-cell table:style-name="ce3"/>
          <table:table-cell table:formula="of:=IFERROR(([.P194]/[.D194])*100; &quot;&quot;)">
            <text:p/>
          </table:table-cell>
          <table:table-cell table:style-name="ce3"/>
          <table:table-cell table:formula="of:=IFERROR(([.R194]/[.D194])*100; &quot;&quot;)">
            <text:p/>
          </table:table-cell>
          <table:table-cell table:style-name="ce3"/>
          <table:table-cell table:formula="of:=IFERROR(([.T194]/[.R194])*100; &quot;&quot;)">
            <text:p/>
          </table:table-cell>
          <table:table-cell/>
          <table:table-cell table:formula="of:=IFERROR(([.V194]/[.R194])*100; &quot;&quot;)">
            <text:p/>
          </table:table-cell>
          <table:table-cell table:formula="of:=IF([.L194] = &quot;&quot; ;&quot;&quot;; [.L194]-[.V194])">
            <text:p/>
          </table:table-cell>
          <table:table-cell table:formula="of:=IFERROR(([.X194]/[.P194])*100; &quot;&quot;)">
            <text:p/>
          </table:table-cell>
          <table:table-cell/>
          <table:table-cell table:formula="of:=IFERROR(([.Z194]/[.R194])*100; &quot;&quot;)">
            <text:p/>
          </table:table-cell>
          <table:table-cell table:formula="of:=IF([.N194] = &quot;&quot; ;&quot;&quot;; [.N194]-[.Z194])">
            <text:p/>
          </table:table-cell>
          <table:table-cell table:formula="of:=IFERROR(([.AB194]/[.P194])*100; &quot;&quot;)">
            <text:p/>
          </table:table-cell>
          <table:table-cell table:style-name="ce3" table:number-columns-repeated="3"/>
          <table:table-cell table:formula="of:=IFERROR(([.AF194]/[.P194])*100; &quot;&quot;)">
            <text:p/>
          </table:table-cell>
          <table:table-cell table:style-name="ce3"/>
          <table:table-cell table:formula="of:=IFERROR(([.AH194]/[.P194])*100; &quot;&quot;)">
            <text:p/>
          </table:table-cell>
          <table:table-cell table:style-name="ce3"/>
          <table:table-cell/>
          <table:table-cell table:style-name="ce3"/>
          <table:table-cell table:formula="of:=IFERROR(([.AL194]/[.P19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94]/[.P194])*100; &quot;&quot;)">
            <text:p/>
          </table:table-cell>
          <table:table-cell table:style-name="ce3"/>
          <table:table-cell/>
          <table:table-cell table:style-name="ce3"/>
          <table:table-cell table:formula="of:=IFERROR(([.BT194]/[.P19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94]/[.P194])*100; &quot;&quot;)">
            <text:p/>
          </table:table-cell>
          <table:table-cell table:style-name="ce3"/>
          <table:table-cell table:formula="of:=IFERROR(([.CN194]/[.P194])*100; &quot;&quot;)">
            <text:p/>
          </table:table-cell>
          <table:table-cell table:style-name="ce3"/>
          <table:table-cell table:formula="of:=IFERROR(([.CP194]/[.P19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94]/[.P194])*100; &quot;&quot;)">
            <text:p/>
          </table:table-cell>
          <table:table-cell table:style-name="ce3"/>
          <table:table-cell/>
          <table:table-cell table:style-name="ce3"/>
          <table:table-cell table:formula="of:=IFERROR(([.DB194]/[.P194])*100; &quot;&quot;)">
            <text:p/>
          </table:table-cell>
          <table:table-cell table:style-name="ce3"/>
          <table:table-cell/>
          <table:table-cell table:style-name="ce3"/>
          <table:table-cell table:formula="of:=IFERROR(([.DF194]/[.P194])*100; &quot;&quot;)">
            <text:p/>
          </table:table-cell>
          <table:table-cell table:style-name="ce3"/>
          <table:table-cell/>
          <table:table-cell table:style-name="ce3"/>
          <table:table-cell table:formula="of:=IFERROR(([.DJ194]/[.P19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590</text:p>
          </table:table-cell>
          <table:table-cell office:value-type="string" calcext:value-type="string">
            <text:p>590.07.28</text:p>
          </table:table-cell>
          <table:table-cell office:value-type="float" office:value="413" calcext:value-type="float">
            <text:p>413</text:p>
          </table:table-cell>
          <table:table-cell table:formula="of:=IF([.C195]=&quot;&quot;;&quot;&quot;;[.C195]-[.AE195])" office:value-type="float" office:value="336" calcext:value-type="float">
            <text:p>336</text:p>
          </table:table-cell>
          <table:table-cell office:value-type="float" office:value="340" calcext:value-type="float">
            <text:p>340</text:p>
          </table:table-cell>
          <table:table-cell table:formula="of:=IFERROR(([.E195]/[.D195])*100; &quot;&quot;)" office:value-type="float" office:value="101.190476190476" calcext:value-type="float">
            <text:p>101,190476190476</text:p>
          </table:table-cell>
          <table:table-cell office:value-type="float" office:value="0" calcext:value-type="float">
            <text:p>0</text:p>
          </table:table-cell>
          <table:table-cell table:formula="of:=IFERROR(([.G195]/[.D195])*100; &quot;&quot;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IFERROR(([.I195]/[.D195])*100; &quot;&quot;)" office:value-type="float" office:value="35.7142857142857" calcext:value-type="float">
            <text:p>35,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195]/[.D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195]/[.D195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P195]/[.D195])*100; &quot;&quot;)" office:value-type="float" office:value="1.78571428571429" calcext:value-type="float">
            <text:p>1,78571428571429</text:p>
          </table:table-cell>
          <table:table-cell office:value-type="float" office:value="330" calcext:value-type="float">
            <text:p>330</text:p>
          </table:table-cell>
          <table:table-cell table:formula="of:=IFERROR(([.R195]/[.D195])*100; &quot;&quot;)" office:value-type="float" office:value="98.2142857142857" calcext:value-type="float">
            <text:p>98,2142857142857</text:p>
          </table:table-cell>
          <table:table-cell office:value-type="float" office:value="0" calcext:value-type="float">
            <text:p>0</text:p>
          </table:table-cell>
          <table:table-cell table:formula="of:=IFERROR(([.T195]/[.R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V195]/[.R195])*100; &quot;&quot;)" office:value-type="float" office:value="0" calcext:value-type="float">
            <text:p>0</text:p>
          </table:table-cell>
          <table:table-cell table:formula="of:=IF([.L195] = &quot;&quot; ;&quot;&quot;; [.L195]-[.V195])" office:value-type="float" office:value="0" calcext:value-type="float">
            <text:p>0</text:p>
          </table:table-cell>
          <table:table-cell table:formula="of:=IFERROR(([.X195]/[.P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195]/[.R195])*100; &quot;&quot;)" office:value-type="float" office:value="0" calcext:value-type="float">
            <text:p>0</text:p>
          </table:table-cell>
          <table:table-cell table:formula="of:=IF([.N195] = &quot;&quot; ;&quot;&quot;; [.N195]-[.Z195])" office:value-type="float" office:value="0" calcext:value-type="float">
            <text:p>0</text:p>
          </table:table-cell>
          <table:table-cell table:formula="of:=IFERROR(([.AB195]/[.P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AF195]/[.P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195]/[.P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195]/[.P195])*100; &quot;&quot;)" office:value-type="float" office:value="83.3333333333333" calcext:value-type="float">
            <text:p>83,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P195]/[.P195])*100; &quot;&quot;)" office:value-type="float" office:value="16.6666666666667" calcext:value-type="float">
            <text:p>16,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95]/[.P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195]/[.P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195]/[.P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95]/[.P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95]/[.P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95]/[.P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195]/[.P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95]/[.P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96]=&quot;&quot;;&quot;&quot;;[.C196]-[.AE196])">
            <text:p/>
          </table:table-cell>
          <table:table-cell/>
          <table:table-cell table:formula="of:=IFERROR(([.E196]/[.D196])*100; &quot;&quot;)">
            <text:p/>
          </table:table-cell>
          <table:table-cell/>
          <table:table-cell table:formula="of:=IFERROR(([.G196]/[.D196])*100; &quot;&quot;)">
            <text:p/>
          </table:table-cell>
          <table:table-cell/>
          <table:table-cell table:formula="of:=IFERROR(([.I196]/[.D196])*100; &quot;&quot;)">
            <text:p/>
          </table:table-cell>
          <table:table-cell/>
          <table:table-cell table:style-name="ce3"/>
          <table:table-cell table:formula="of:=IFERROR(([.L196]/[.D196])*100; &quot;&quot;)">
            <text:p/>
          </table:table-cell>
          <table:table-cell table:style-name="ce3"/>
          <table:table-cell table:formula="of:=IFERROR(([.N196]/[.D196])*100; &quot;&quot;)">
            <text:p/>
          </table:table-cell>
          <table:table-cell table:style-name="ce3"/>
          <table:table-cell table:formula="of:=IFERROR(([.P196]/[.D196])*100; &quot;&quot;)">
            <text:p/>
          </table:table-cell>
          <table:table-cell table:style-name="ce3"/>
          <table:table-cell table:formula="of:=IFERROR(([.R196]/[.D196])*100; &quot;&quot;)">
            <text:p/>
          </table:table-cell>
          <table:table-cell table:style-name="ce3"/>
          <table:table-cell table:formula="of:=IFERROR(([.T196]/[.R196])*100; &quot;&quot;)">
            <text:p/>
          </table:table-cell>
          <table:table-cell/>
          <table:table-cell table:formula="of:=IFERROR(([.V196]/[.R196])*100; &quot;&quot;)">
            <text:p/>
          </table:table-cell>
          <table:table-cell table:formula="of:=IF([.L196] = &quot;&quot; ;&quot;&quot;; [.L196]-[.V196])">
            <text:p/>
          </table:table-cell>
          <table:table-cell table:formula="of:=IFERROR(([.X196]/[.P196])*100; &quot;&quot;)">
            <text:p/>
          </table:table-cell>
          <table:table-cell/>
          <table:table-cell table:formula="of:=IFERROR(([.Z196]/[.R196])*100; &quot;&quot;)">
            <text:p/>
          </table:table-cell>
          <table:table-cell table:formula="of:=IF([.N196] = &quot;&quot; ;&quot;&quot;; [.N196]-[.Z196])">
            <text:p/>
          </table:table-cell>
          <table:table-cell table:formula="of:=IFERROR(([.AB196]/[.P196])*100; &quot;&quot;)">
            <text:p/>
          </table:table-cell>
          <table:table-cell table:style-name="ce3" table:number-columns-repeated="3"/>
          <table:table-cell table:formula="of:=IFERROR(([.AF196]/[.P196])*100; &quot;&quot;)">
            <text:p/>
          </table:table-cell>
          <table:table-cell table:style-name="ce3"/>
          <table:table-cell table:formula="of:=IFERROR(([.AH196]/[.P196])*100; &quot;&quot;)">
            <text:p/>
          </table:table-cell>
          <table:table-cell table:style-name="ce3"/>
          <table:table-cell/>
          <table:table-cell table:style-name="ce3"/>
          <table:table-cell table:formula="of:=IFERROR(([.AL196]/[.P19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96]/[.P196])*100; &quot;&quot;)">
            <text:p/>
          </table:table-cell>
          <table:table-cell table:style-name="ce3"/>
          <table:table-cell/>
          <table:table-cell table:style-name="ce3"/>
          <table:table-cell table:formula="of:=IFERROR(([.BT196]/[.P19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96]/[.P196])*100; &quot;&quot;)">
            <text:p/>
          </table:table-cell>
          <table:table-cell table:style-name="ce3"/>
          <table:table-cell table:formula="of:=IFERROR(([.CN196]/[.P196])*100; &quot;&quot;)">
            <text:p/>
          </table:table-cell>
          <table:table-cell table:style-name="ce3"/>
          <table:table-cell table:formula="of:=IFERROR(([.CP196]/[.P19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96]/[.P196])*100; &quot;&quot;)">
            <text:p/>
          </table:table-cell>
          <table:table-cell table:style-name="ce3"/>
          <table:table-cell/>
          <table:table-cell table:style-name="ce3"/>
          <table:table-cell table:formula="of:=IFERROR(([.DB196]/[.P196])*100; &quot;&quot;)">
            <text:p/>
          </table:table-cell>
          <table:table-cell table:style-name="ce3"/>
          <table:table-cell/>
          <table:table-cell table:style-name="ce3"/>
          <table:table-cell table:formula="of:=IFERROR(([.DF196]/[.P196])*100; &quot;&quot;)">
            <text:p/>
          </table:table-cell>
          <table:table-cell table:style-name="ce3"/>
          <table:table-cell/>
          <table:table-cell table:style-name="ce3"/>
          <table:table-cell table:formula="of:=IFERROR(([.DJ196]/[.P196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270 v2</text:p>
          </table:table-cell>
          <table:table-cell office:value-type="string" calcext:value-type="string">
            <text:p>54.06.06</text:p>
          </table:table-cell>
          <table:table-cell office:value-type="float" office:value="314" calcext:value-type="float">
            <text:p>314</text:p>
          </table:table-cell>
          <table:table-cell table:formula="of:=IF([.C197]=&quot;&quot;;&quot;&quot;;[.C197]-[.AE197])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 table:formula="of:=IFERROR(([.E197]/[.D197])*100; &quot;&quot;)"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table:formula="of:=IFERROR(([.G197]/[.D197])*100; &quot;&quot;)" office:value-type="float" office:value="47.7443609022556" calcext:value-type="float">
            <text:p>47,7443609022556</text:p>
          </table:table-cell>
          <table:table-cell office:value-type="float" office:value="130" calcext:value-type="float">
            <text:p>130</text:p>
          </table:table-cell>
          <table:table-cell table:formula="of:=IFERROR(([.I197]/[.D197])*100; &quot;&quot;)" office:value-type="float" office:value="48.8721804511278" calcext:value-type="float">
            <text:p>48,8721804511278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formula="of:=IFERROR(([.L197]/[.D197])*100; &quot;&quot;)" office:value-type="float" office:value="58.2706766917293" calcext:value-type="float">
            <text:p>58,2706766917293</text:p>
          </table:table-cell>
          <table:table-cell office:value-type="float" office:value="117" calcext:value-type="float">
            <text:p>117</text:p>
          </table:table-cell>
          <table:table-cell table:formula="of:=IFERROR(([.N197]/[.D197])*100; &quot;&quot;)" office:value-type="float" office:value="43.984962406015" calcext:value-type="float">
            <text:p>43,984962406015</text:p>
          </table:table-cell>
          <table:table-cell office:value-type="float" office:value="89" calcext:value-type="float">
            <text:p>89</text:p>
          </table:table-cell>
          <table:table-cell table:formula="of:=IFERROR(([.P197]/[.D197])*100; &quot;&quot;)" office:value-type="float" office:value="33.4586466165414" calcext:value-type="float">
            <text:p>33,4586466165414</text:p>
          </table:table-cell>
          <table:table-cell office:value-type="float" office:value="177" calcext:value-type="float">
            <text:p>177</text:p>
          </table:table-cell>
          <table:table-cell table:formula="of:=IFERROR(([.R197]/[.D197])*100; &quot;&quot;)" office:value-type="float" office:value="66.5413533834586" calcext:value-type="float">
            <text:p>66,5413533834586</text:p>
          </table:table-cell>
          <table:table-cell office:value-type="float" office:value="30" calcext:value-type="float">
            <text:p>30</text:p>
          </table:table-cell>
          <table:table-cell table:formula="of:=IFERROR(([.T197]/[.R197])*100; &quot;&quot;)" office:value-type="float" office:value="16.9491525423729" calcext:value-type="float">
            <text:p>16,9491525423729</text:p>
          </table:table-cell>
          <table:table-cell office:value-type="float" office:value="106" calcext:value-type="float">
            <text:p>106</text:p>
          </table:table-cell>
          <table:table-cell table:formula="of:=IFERROR(([.V197]/[.R197])*100; &quot;&quot;)" office:value-type="float" office:value="59.8870056497175" calcext:value-type="float">
            <text:p>59,8870056497175</text:p>
          </table:table-cell>
          <table:table-cell table:formula="of:=IF([.L197] = &quot;&quot; ;&quot;&quot;; [.L197]-[.V197])" office:value-type="float" office:value="49" calcext:value-type="float">
            <text:p>49</text:p>
          </table:table-cell>
          <table:table-cell table:formula="of:=IFERROR(([.X197]/[.P197])*100; &quot;&quot;)" office:value-type="float" office:value="55.0561797752809" calcext:value-type="float">
            <text:p>55,0561797752809</text:p>
          </table:table-cell>
          <table:table-cell office:value-type="float" office:value="110" calcext:value-type="float">
            <text:p>110</text:p>
          </table:table-cell>
          <table:table-cell table:formula="of:=IFERROR(([.Z197]/[.R197])*100; &quot;&quot;)" office:value-type="float" office:value="62.1468926553672" calcext:value-type="float">
            <text:p>62,1468926553672</text:p>
          </table:table-cell>
          <table:table-cell table:formula="of:=IF([.N197] = &quot;&quot; ;&quot;&quot;; [.N197]-[.Z197])" office:value-type="float" office:value="7" calcext:value-type="float">
            <text:p>7</text:p>
          </table:table-cell>
          <table:table-cell table:formula="of:=IFERROR(([.AB197]/[.P197])*100; &quot;&quot;)" office:value-type="float" office:value="7.86516853932584" calcext:value-type="float">
            <text:p>7,86516853932584</text:p>
          </table:table-cell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table:formula="of:=IFERROR(([.AF197]/[.P197])*100; &quot;&quot;)" office:value-type="float" office:value="93.2584269662921" calcext:value-type="float">
            <text:p>93,2584269662921</text:p>
          </table:table-cell>
          <table:table-cell office:value-type="float" office:value="0" calcext:value-type="float">
            <text:p>0</text:p>
          </table:table-cell>
          <table:table-cell table:formula="of:=IFERROR(([.AH197]/[.P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197]/[.P197])*100; &quot;&quot;)" office:value-type="float" office:value="2.24719101123596" calcext:value-type="float">
            <text:p>2,24719101123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97]/[.P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97]/[.P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L197]/[.P197])*100; &quot;&quot;)" office:value-type="float" office:value="3.37078651685393" calcext:value-type="float">
            <text:p>3,37078651685393</text:p>
          </table:table-cell>
          <table:table-cell office:value-type="float" office:value="0" calcext:value-type="float">
            <text:p>0</text:p>
          </table:table-cell>
          <table:table-cell table:formula="of:=IFERROR(([.CN197]/[.P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97]/[.P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97]/[.P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97]/[.P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197]/[.P197])*100; &quot;&quot;)" office:value-type="float" office:value="1.12359550561798" calcext:value-type="float">
            <text:p>1,123595505617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97]/[.P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54.05.53</text:p>
          </table:table-cell>
          <table:table-cell office:value-type="float" office:value="312" calcext:value-type="float">
            <text:p>312</text:p>
          </table:table-cell>
          <table:table-cell table:formula="of:=IF([.C198]=&quot;&quot;;&quot;&quot;;[.C198]-[.AE198])" office:value-type="float" office:value="263" calcext:value-type="float">
            <text:p>263</text:p>
          </table:table-cell>
          <table:table-cell office:value-type="float" office:value="263" calcext:value-type="float">
            <text:p>263</text:p>
          </table:table-cell>
          <table:table-cell table:formula="of:=IFERROR(([.E198]/[.D198])*100; &quot;&quot;)"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table:formula="of:=IFERROR(([.G198]/[.D198])*100; &quot;&quot;)" office:value-type="float" office:value="47.148288973384" calcext:value-type="float">
            <text:p>47,148288973384</text:p>
          </table:table-cell>
          <table:table-cell office:value-type="float" office:value="130" calcext:value-type="float">
            <text:p>130</text:p>
          </table:table-cell>
          <table:table-cell table:formula="of:=IFERROR(([.I198]/[.D198])*100; &quot;&quot;)" office:value-type="float" office:value="49.4296577946768" calcext:value-type="float">
            <text:p>49,4296577946768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formula="of:=IFERROR(([.L198]/[.D198])*100; &quot;&quot;)" office:value-type="float" office:value="58.93536121673" calcext:value-type="float">
            <text:p>58,93536121673</text:p>
          </table:table-cell>
          <table:table-cell office:value-type="float" office:value="117" calcext:value-type="float">
            <text:p>117</text:p>
          </table:table-cell>
          <table:table-cell table:formula="of:=IFERROR(([.N198]/[.D198])*100; &quot;&quot;)" office:value-type="float" office:value="44.4866920152091" calcext:value-type="float">
            <text:p>44,4866920152091</text:p>
          </table:table-cell>
          <table:table-cell office:value-type="float" office:value="50" calcext:value-type="float">
            <text:p>50</text:p>
          </table:table-cell>
          <table:table-cell table:formula="of:=IFERROR(([.P198]/[.D198])*100; &quot;&quot;)" office:value-type="float" office:value="19.0114068441065" calcext:value-type="float">
            <text:p>19,0114068441065</text:p>
          </table:table-cell>
          <table:table-cell office:value-type="float" office:value="213" calcext:value-type="float">
            <text:p>213</text:p>
          </table:table-cell>
          <table:table-cell table:formula="of:=IFERROR(([.R198]/[.D198])*100; &quot;&quot;)" office:value-type="float" office:value="80.9885931558936" calcext:value-type="float">
            <text:p>80,9885931558936</text:p>
          </table:table-cell>
          <table:table-cell office:value-type="float" office:value="37" calcext:value-type="float">
            <text:p>37</text:p>
          </table:table-cell>
          <table:table-cell table:formula="of:=IFERROR(([.T198]/[.R198])*100; &quot;&quot;)" office:value-type="float" office:value="17.3708920187793" calcext:value-type="float">
            <text:p>17,3708920187793</text:p>
          </table:table-cell>
          <table:table-cell office:value-type="float" office:value="132" calcext:value-type="float">
            <text:p>132</text:p>
          </table:table-cell>
          <table:table-cell table:formula="of:=IFERROR(([.V198]/[.R198])*100; &quot;&quot;)" office:value-type="float" office:value="61.9718309859155" calcext:value-type="float">
            <text:p>61,9718309859155</text:p>
          </table:table-cell>
          <table:table-cell table:formula="of:=IF([.L198] = &quot;&quot; ;&quot;&quot;; [.L198]-[.V198])" office:value-type="float" office:value="23" calcext:value-type="float">
            <text:p>23</text:p>
          </table:table-cell>
          <table:table-cell table:formula="of:=IFERROR(([.X198]/[.P198])*100; &quot;&quot;)"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table:formula="of:=IFERROR(([.Z198]/[.R198])*100; &quot;&quot;)" office:value-type="float" office:value="53.9906103286385" calcext:value-type="float">
            <text:p>53,9906103286385</text:p>
          </table:table-cell>
          <table:table-cell table:formula="of:=IF([.N198] = &quot;&quot; ;&quot;&quot;; [.N198]-[.Z198])" office:value-type="float" office:value="2" calcext:value-type="float">
            <text:p>2</text:p>
          </table:table-cell>
          <table:table-cell table:formula="of:=IFERROR(([.AB198]/[.P198])*100; &quot;&quot;)"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formula="of:=IFERROR(([.AF198]/[.P198])*100; &quot;&quot;)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IFERROR(([.AH198]/[.P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198]/[.P198])*100; &quot;&quot;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198]/[.P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198]/[.P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L198]/[.P198])*100; &quot;&quot;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ERROR(([.CN198]/[.P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198]/[.P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198]/[.P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198]/[.P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DF198]/[.P198])*100; &quot;&quot;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198]/[.P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199]=&quot;&quot;;&quot;&quot;;[.C199]-[.AE199])">
            <text:p/>
          </table:table-cell>
          <table:table-cell/>
          <table:table-cell table:formula="of:=IFERROR(([.E199]/[.D199])*100; &quot;&quot;)">
            <text:p/>
          </table:table-cell>
          <table:table-cell/>
          <table:table-cell table:formula="of:=IFERROR(([.G199]/[.D199])*100; &quot;&quot;)">
            <text:p/>
          </table:table-cell>
          <table:table-cell/>
          <table:table-cell table:formula="of:=IFERROR(([.I199]/[.D199])*100; &quot;&quot;)">
            <text:p/>
          </table:table-cell>
          <table:table-cell/>
          <table:table-cell table:style-name="ce3"/>
          <table:table-cell table:formula="of:=IFERROR(([.L199]/[.D199])*100; &quot;&quot;)">
            <text:p/>
          </table:table-cell>
          <table:table-cell table:style-name="ce3"/>
          <table:table-cell table:formula="of:=IFERROR(([.N199]/[.D199])*100; &quot;&quot;)">
            <text:p/>
          </table:table-cell>
          <table:table-cell table:style-name="ce3"/>
          <table:table-cell table:formula="of:=IFERROR(([.P199]/[.D199])*100; &quot;&quot;)">
            <text:p/>
          </table:table-cell>
          <table:table-cell table:style-name="ce3"/>
          <table:table-cell table:formula="of:=IFERROR(([.R199]/[.D199])*100; &quot;&quot;)">
            <text:p/>
          </table:table-cell>
          <table:table-cell table:style-name="ce3"/>
          <table:table-cell table:formula="of:=IFERROR(([.T199]/[.R199])*100; &quot;&quot;)">
            <text:p/>
          </table:table-cell>
          <table:table-cell/>
          <table:table-cell table:formula="of:=IFERROR(([.V199]/[.R199])*100; &quot;&quot;)">
            <text:p/>
          </table:table-cell>
          <table:table-cell table:formula="of:=IF([.L199] = &quot;&quot; ;&quot;&quot;; [.L199]-[.V199])">
            <text:p/>
          </table:table-cell>
          <table:table-cell table:formula="of:=IFERROR(([.X199]/[.P199])*100; &quot;&quot;)">
            <text:p/>
          </table:table-cell>
          <table:table-cell/>
          <table:table-cell table:formula="of:=IFERROR(([.Z199]/[.R199])*100; &quot;&quot;)">
            <text:p/>
          </table:table-cell>
          <table:table-cell table:formula="of:=IF([.N199] = &quot;&quot; ;&quot;&quot;; [.N199]-[.Z199])">
            <text:p/>
          </table:table-cell>
          <table:table-cell table:formula="of:=IFERROR(([.AB199]/[.P199])*100; &quot;&quot;)">
            <text:p/>
          </table:table-cell>
          <table:table-cell table:style-name="ce3" table:number-columns-repeated="3"/>
          <table:table-cell table:formula="of:=IFERROR(([.AF199]/[.P199])*100; &quot;&quot;)">
            <text:p/>
          </table:table-cell>
          <table:table-cell table:style-name="ce3"/>
          <table:table-cell table:formula="of:=IFERROR(([.AH199]/[.P199])*100; &quot;&quot;)">
            <text:p/>
          </table:table-cell>
          <table:table-cell table:style-name="ce3"/>
          <table:table-cell/>
          <table:table-cell table:style-name="ce3"/>
          <table:table-cell table:formula="of:=IFERROR(([.AL199]/[.P19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199]/[.P199])*100; &quot;&quot;)">
            <text:p/>
          </table:table-cell>
          <table:table-cell table:style-name="ce3"/>
          <table:table-cell/>
          <table:table-cell table:style-name="ce3"/>
          <table:table-cell table:formula="of:=IFERROR(([.BT199]/[.P19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199]/[.P199])*100; &quot;&quot;)">
            <text:p/>
          </table:table-cell>
          <table:table-cell table:style-name="ce3"/>
          <table:table-cell table:formula="of:=IFERROR(([.CN199]/[.P199])*100; &quot;&quot;)">
            <text:p/>
          </table:table-cell>
          <table:table-cell table:style-name="ce3"/>
          <table:table-cell table:formula="of:=IFERROR(([.CP199]/[.P19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199]/[.P199])*100; &quot;&quot;)">
            <text:p/>
          </table:table-cell>
          <table:table-cell table:style-name="ce3"/>
          <table:table-cell/>
          <table:table-cell table:style-name="ce3"/>
          <table:table-cell table:formula="of:=IFERROR(([.DB199]/[.P199])*100; &quot;&quot;)">
            <text:p/>
          </table:table-cell>
          <table:table-cell table:style-name="ce3"/>
          <table:table-cell/>
          <table:table-cell table:style-name="ce3"/>
          <table:table-cell table:formula="of:=IFERROR(([.DF199]/[.P199])*100; &quot;&quot;)">
            <text:p/>
          </table:table-cell>
          <table:table-cell table:style-name="ce3"/>
          <table:table-cell/>
          <table:table-cell table:style-name="ce3"/>
          <table:table-cell table:formula="of:=IFERROR(([.DJ199]/[.P199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530</text:p>
          </table:table-cell>
          <table:table-cell office:value-type="string" calcext:value-type="string">
            <text:p>530.07.28</text:p>
          </table:table-cell>
          <table:table-cell office:value-type="float" office:value="412" calcext:value-type="float">
            <text:p>412</text:p>
          </table:table-cell>
          <table:table-cell table:formula="of:=IF([.C200]=&quot;&quot;;&quot;&quot;;[.C200]-[.AE200])"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table:formula="of:=IFERROR(([.E200]/[.D200])*100; &quot;&quot;)" office:value-type="float" office:value="101.194029850746" calcext:value-type="float">
            <text:p>101,194029850746</text:p>
          </table:table-cell>
          <table:table-cell office:value-type="float" office:value="196" calcext:value-type="float">
            <text:p>196</text:p>
          </table:table-cell>
          <table:table-cell table:formula="of:=IFERROR(([.G200]/[.D200])*100; &quot;&quot;)" office:value-type="float" office:value="58.5074626865672" calcext:value-type="float">
            <text:p>58,5074626865672</text:p>
          </table:table-cell>
          <table:table-cell office:value-type="float" office:value="123" calcext:value-type="float">
            <text:p>123</text:p>
          </table:table-cell>
          <table:table-cell table:formula="of:=IFERROR(([.I200]/[.D200])*100; &quot;&quot;)" office:value-type="float" office:value="36.7164179104478" calcext:value-type="float">
            <text:p>36,7164179104478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formula="of:=IFERROR(([.L200]/[.D200])*100; &quot;&quot;)" office:value-type="float" office:value="31.3432835820896" calcext:value-type="float">
            <text:p>31,3432835820896</text:p>
          </table:table-cell>
          <table:table-cell office:value-type="float" office:value="126" calcext:value-type="float">
            <text:p>126</text:p>
          </table:table-cell>
          <table:table-cell table:formula="of:=IFERROR(([.N200]/[.D200])*100; &quot;&quot;)" office:value-type="float" office:value="37.6119402985075" calcext:value-type="float">
            <text:p>37,6119402985075</text:p>
          </table:table-cell>
          <table:table-cell office:value-type="float" office:value="139" calcext:value-type="float">
            <text:p>139</text:p>
          </table:table-cell>
          <table:table-cell table:formula="of:=IFERROR(([.P200]/[.D200])*100; &quot;&quot;)" office:value-type="float" office:value="41.4925373134328" calcext:value-type="float">
            <text:p>41,4925373134328</text:p>
          </table:table-cell>
          <table:table-cell office:value-type="float" office:value="196" calcext:value-type="float">
            <text:p>196</text:p>
          </table:table-cell>
          <table:table-cell table:formula="of:=IFERROR(([.R200]/[.D200])*100; &quot;&quot;)" office:value-type="float" office:value="58.5074626865672" calcext:value-type="float">
            <text:p>58,5074626865672</text:p>
          </table:table-cell>
          <table:table-cell office:value-type="float" office:value="48" calcext:value-type="float">
            <text:p>48</text:p>
          </table:table-cell>
          <table:table-cell table:formula="of:=IFERROR(([.T200]/[.R200])*100; &quot;&quot;)" office:value-type="float" office:value="24.4897959183673" calcext:value-type="float">
            <text:p>24,4897959183673</text:p>
          </table:table-cell>
          <table:table-cell office:value-type="float" office:value="100" calcext:value-type="float">
            <text:p>100</text:p>
          </table:table-cell>
          <table:table-cell table:formula="of:=IFERROR(([.V200]/[.R200])*100; &quot;&quot;)" office:value-type="float" office:value="51.0204081632653" calcext:value-type="float">
            <text:p>51,0204081632653</text:p>
          </table:table-cell>
          <table:table-cell table:formula="of:=IF([.L200] = &quot;&quot; ;&quot;&quot;; [.L200]-[.V200])" office:value-type="float" office:value="5" calcext:value-type="float">
            <text:p>5</text:p>
          </table:table-cell>
          <table:table-cell table:formula="of:=IFERROR(([.X200]/[.P200])*100; &quot;&quot;)" office:value-type="float" office:value="3.59712230215827" calcext:value-type="float">
            <text:p>3,59712230215827</text:p>
          </table:table-cell>
          <table:table-cell office:value-type="float" office:value="121" calcext:value-type="float">
            <text:p>121</text:p>
          </table:table-cell>
          <table:table-cell table:formula="of:=IFERROR(([.Z200]/[.R200])*100; &quot;&quot;)" office:value-type="float" office:value="61.734693877551" calcext:value-type="float">
            <text:p>61,734693877551</text:p>
          </table:table-cell>
          <table:table-cell table:formula="of:=IF([.N200] = &quot;&quot; ;&quot;&quot;; [.N200]-[.Z200])" office:value-type="float" office:value="5" calcext:value-type="float">
            <text:p>5</text:p>
          </table:table-cell>
          <table:table-cell table:formula="of:=IFERROR(([.AB200]/[.P200])*100; &quot;&quot;)" office:value-type="float" office:value="3.59712230215827" calcext:value-type="float">
            <text:p>3,59712230215827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formula="of:=IFERROR(([.AF200]/[.P200])*100; &quot;&quot;)" office:value-type="float" office:value="15.1079136690647" calcext:value-type="float">
            <text:p>15,1079136690647</text:p>
          </table:table-cell>
          <table:table-cell office:value-type="float" office:value="2" calcext:value-type="float">
            <text:p>2</text:p>
          </table:table-cell>
          <table:table-cell table:formula="of:=IFERROR(([.AH200]/[.P200])*100; &quot;&quot;)" office:value-type="float" office:value="1.43884892086331" calcext:value-type="float">
            <text:p>1,438848920863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200]/[.P200])*100; &quot;&quot;)" office:value-type="float" office:value="3.59712230215827" calcext:value-type="float">
            <text:p>3,597122302158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200]/[.P20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00]/[.P20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IFERROR(([.CL200]/[.P200])*100; &quot;&quot;)" office:value-type="float" office:value="23.7410071942446" calcext:value-type="float">
            <text:p>23,7410071942446</text:p>
          </table:table-cell>
          <table:table-cell office:value-type="float" office:value="0" calcext:value-type="float">
            <text:p>0</text:p>
          </table:table-cell>
          <table:table-cell table:formula="of:=IFERROR(([.CN200]/[.P200])*100; &quot;&quot;)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IFERROR(([.CP200]/[.P200])*100; &quot;&quot;)" office:value-type="float" office:value="56.1151079136691" calcext:value-type="float">
            <text:p>56,11510791366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00]/[.P20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00]/[.P20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00]/[.P20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00]/[.P20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530.07.27</text:p>
          </table:table-cell>
          <table:table-cell office:value-type="float" office:value="412" calcext:value-type="float">
            <text:p>412</text:p>
          </table:table-cell>
          <table:table-cell table:formula="of:=IF([.C201]=&quot;&quot;;&quot;&quot;;[.C201]-[.AE201])"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table:formula="of:=IFERROR(([.E201]/[.D201])*100; &quot;&quot;)" office:value-type="float" office:value="101.194029850746" calcext:value-type="float">
            <text:p>101,194029850746</text:p>
          </table:table-cell>
          <table:table-cell office:value-type="float" office:value="196" calcext:value-type="float">
            <text:p>196</text:p>
          </table:table-cell>
          <table:table-cell table:formula="of:=IFERROR(([.G201]/[.D201])*100; &quot;&quot;)" office:value-type="float" office:value="58.5074626865672" calcext:value-type="float">
            <text:p>58,5074626865672</text:p>
          </table:table-cell>
          <table:table-cell office:value-type="float" office:value="123" calcext:value-type="float">
            <text:p>123</text:p>
          </table:table-cell>
          <table:table-cell table:formula="of:=IFERROR(([.I201]/[.D201])*100; &quot;&quot;)" office:value-type="float" office:value="36.7164179104478" calcext:value-type="float">
            <text:p>36,7164179104478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formula="of:=IFERROR(([.L201]/[.D201])*100; &quot;&quot;)" office:value-type="float" office:value="31.3432835820896" calcext:value-type="float">
            <text:p>31,3432835820896</text:p>
          </table:table-cell>
          <table:table-cell office:value-type="float" office:value="126" calcext:value-type="float">
            <text:p>126</text:p>
          </table:table-cell>
          <table:table-cell table:formula="of:=IFERROR(([.N201]/[.D201])*100; &quot;&quot;)" office:value-type="float" office:value="37.6119402985075" calcext:value-type="float">
            <text:p>37,6119402985075</text:p>
          </table:table-cell>
          <table:table-cell office:value-type="float" office:value="139" calcext:value-type="float">
            <text:p>139</text:p>
          </table:table-cell>
          <table:table-cell table:formula="of:=IFERROR(([.P201]/[.D201])*100; &quot;&quot;)" office:value-type="float" office:value="41.4925373134328" calcext:value-type="float">
            <text:p>41,4925373134328</text:p>
          </table:table-cell>
          <table:table-cell office:value-type="float" office:value="196" calcext:value-type="float">
            <text:p>196</text:p>
          </table:table-cell>
          <table:table-cell table:formula="of:=IFERROR(([.R201]/[.D201])*100; &quot;&quot;)" office:value-type="float" office:value="58.5074626865672" calcext:value-type="float">
            <text:p>58,5074626865672</text:p>
          </table:table-cell>
          <table:table-cell office:value-type="float" office:value="48" calcext:value-type="float">
            <text:p>48</text:p>
          </table:table-cell>
          <table:table-cell table:formula="of:=IFERROR(([.T201]/[.R201])*100; &quot;&quot;)" office:value-type="float" office:value="24.4897959183673" calcext:value-type="float">
            <text:p>24,4897959183673</text:p>
          </table:table-cell>
          <table:table-cell office:value-type="float" office:value="100" calcext:value-type="float">
            <text:p>100</text:p>
          </table:table-cell>
          <table:table-cell table:formula="of:=IFERROR(([.V201]/[.R201])*100; &quot;&quot;)" office:value-type="float" office:value="51.0204081632653" calcext:value-type="float">
            <text:p>51,0204081632653</text:p>
          </table:table-cell>
          <table:table-cell table:formula="of:=IF([.L201] = &quot;&quot; ;&quot;&quot;; [.L201]-[.V201])" office:value-type="float" office:value="5" calcext:value-type="float">
            <text:p>5</text:p>
          </table:table-cell>
          <table:table-cell table:formula="of:=IFERROR(([.X201]/[.P201])*100; &quot;&quot;)" office:value-type="float" office:value="3.59712230215827" calcext:value-type="float">
            <text:p>3,59712230215827</text:p>
          </table:table-cell>
          <table:table-cell office:value-type="float" office:value="121" calcext:value-type="float">
            <text:p>121</text:p>
          </table:table-cell>
          <table:table-cell table:formula="of:=IFERROR(([.Z201]/[.R201])*100; &quot;&quot;)" office:value-type="float" office:value="61.734693877551" calcext:value-type="float">
            <text:p>61,734693877551</text:p>
          </table:table-cell>
          <table:table-cell table:formula="of:=IF([.N201] = &quot;&quot; ;&quot;&quot;; [.N201]-[.Z201])" office:value-type="float" office:value="5" calcext:value-type="float">
            <text:p>5</text:p>
          </table:table-cell>
          <table:table-cell table:formula="of:=IFERROR(([.AB201]/[.P201])*100; &quot;&quot;)" office:value-type="float" office:value="3.59712230215827" calcext:value-type="float">
            <text:p>3,59712230215827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formula="of:=IFERROR(([.AF201]/[.P201])*100; &quot;&quot;)" office:value-type="float" office:value="15.1079136690647" calcext:value-type="float">
            <text:p>15,1079136690647</text:p>
          </table:table-cell>
          <table:table-cell office:value-type="float" office:value="2" calcext:value-type="float">
            <text:p>2</text:p>
          </table:table-cell>
          <table:table-cell table:formula="of:=IFERROR(([.AH201]/[.P201])*100; &quot;&quot;)" office:value-type="float" office:value="1.43884892086331" calcext:value-type="float">
            <text:p>1,438848920863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201]/[.P201])*100; &quot;&quot;)" office:value-type="float" office:value="3.59712230215827" calcext:value-type="float">
            <text:p>3,597122302158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201]/[.P2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01]/[.P2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IFERROR(([.CL201]/[.P201])*100; &quot;&quot;)" office:value-type="float" office:value="23.7410071942446" calcext:value-type="float">
            <text:p>23,7410071942446</text:p>
          </table:table-cell>
          <table:table-cell office:value-type="float" office:value="0" calcext:value-type="float">
            <text:p>0</text:p>
          </table:table-cell>
          <table:table-cell table:formula="of:=IFERROR(([.CN201]/[.P201])*100; &quot;&quot;)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IFERROR(([.CP201]/[.P201])*100; &quot;&quot;)" office:value-type="float" office:value="56.1151079136691" calcext:value-type="float">
            <text:p>56,11510791366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01]/[.P2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01]/[.P2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01]/[.P2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01]/[.P2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02]=&quot;&quot;;&quot;&quot;;[.C202]-[.AE202])">
            <text:p/>
          </table:table-cell>
          <table:table-cell/>
          <table:table-cell table:formula="of:=IFERROR(([.E202]/[.D202])*100; &quot;&quot;)">
            <text:p/>
          </table:table-cell>
          <table:table-cell/>
          <table:table-cell table:formula="of:=IFERROR(([.G202]/[.D202])*100; &quot;&quot;)">
            <text:p/>
          </table:table-cell>
          <table:table-cell/>
          <table:table-cell table:formula="of:=IFERROR(([.I202]/[.D202])*100; &quot;&quot;)">
            <text:p/>
          </table:table-cell>
          <table:table-cell/>
          <table:table-cell table:style-name="ce3"/>
          <table:table-cell table:formula="of:=IFERROR(([.L202]/[.D202])*100; &quot;&quot;)">
            <text:p/>
          </table:table-cell>
          <table:table-cell table:style-name="ce3"/>
          <table:table-cell table:formula="of:=IFERROR(([.N202]/[.D202])*100; &quot;&quot;)">
            <text:p/>
          </table:table-cell>
          <table:table-cell table:style-name="ce3"/>
          <table:table-cell table:formula="of:=IFERROR(([.P202]/[.D202])*100; &quot;&quot;)">
            <text:p/>
          </table:table-cell>
          <table:table-cell table:style-name="ce3"/>
          <table:table-cell table:formula="of:=IFERROR(([.R202]/[.D202])*100; &quot;&quot;)">
            <text:p/>
          </table:table-cell>
          <table:table-cell table:style-name="ce3"/>
          <table:table-cell table:formula="of:=IFERROR(([.T202]/[.R202])*100; &quot;&quot;)">
            <text:p/>
          </table:table-cell>
          <table:table-cell/>
          <table:table-cell table:formula="of:=IFERROR(([.V202]/[.R202])*100; &quot;&quot;)">
            <text:p/>
          </table:table-cell>
          <table:table-cell table:formula="of:=IF([.L202] = &quot;&quot; ;&quot;&quot;; [.L202]-[.V202])">
            <text:p/>
          </table:table-cell>
          <table:table-cell table:formula="of:=IFERROR(([.X202]/[.P202])*100; &quot;&quot;)">
            <text:p/>
          </table:table-cell>
          <table:table-cell/>
          <table:table-cell table:formula="of:=IFERROR(([.Z202]/[.R202])*100; &quot;&quot;)">
            <text:p/>
          </table:table-cell>
          <table:table-cell table:formula="of:=IF([.N202] = &quot;&quot; ;&quot;&quot;; [.N202]-[.Z202])">
            <text:p/>
          </table:table-cell>
          <table:table-cell table:formula="of:=IFERROR(([.AB202]/[.P202])*100; &quot;&quot;)">
            <text:p/>
          </table:table-cell>
          <table:table-cell table:style-name="ce3" table:number-columns-repeated="3"/>
          <table:table-cell table:formula="of:=IFERROR(([.AF202]/[.P202])*100; &quot;&quot;)">
            <text:p/>
          </table:table-cell>
          <table:table-cell table:style-name="ce3"/>
          <table:table-cell table:formula="of:=IFERROR(([.AH202]/[.P202])*100; &quot;&quot;)">
            <text:p/>
          </table:table-cell>
          <table:table-cell table:style-name="ce3"/>
          <table:table-cell/>
          <table:table-cell table:style-name="ce3"/>
          <table:table-cell table:formula="of:=IFERROR(([.AL202]/[.P20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02]/[.P202])*100; &quot;&quot;)">
            <text:p/>
          </table:table-cell>
          <table:table-cell table:style-name="ce3"/>
          <table:table-cell/>
          <table:table-cell table:style-name="ce3"/>
          <table:table-cell table:formula="of:=IFERROR(([.BT202]/[.P20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02]/[.P202])*100; &quot;&quot;)">
            <text:p/>
          </table:table-cell>
          <table:table-cell table:style-name="ce3"/>
          <table:table-cell table:formula="of:=IFERROR(([.CN202]/[.P202])*100; &quot;&quot;)">
            <text:p/>
          </table:table-cell>
          <table:table-cell table:style-name="ce3"/>
          <table:table-cell table:formula="of:=IFERROR(([.CP202]/[.P20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02]/[.P202])*100; &quot;&quot;)">
            <text:p/>
          </table:table-cell>
          <table:table-cell table:style-name="ce3"/>
          <table:table-cell/>
          <table:table-cell table:style-name="ce3"/>
          <table:table-cell table:formula="of:=IFERROR(([.DB202]/[.P202])*100; &quot;&quot;)">
            <text:p/>
          </table:table-cell>
          <table:table-cell table:style-name="ce3"/>
          <table:table-cell/>
          <table:table-cell table:style-name="ce3"/>
          <table:table-cell table:formula="of:=IFERROR(([.DF202]/[.P202])*100; &quot;&quot;)">
            <text:p/>
          </table:table-cell>
          <table:table-cell table:style-name="ce3"/>
          <table:table-cell/>
          <table:table-cell table:style-name="ce3"/>
          <table:table-cell table:formula="of:=IFERROR(([.DJ202]/[.P20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570</text:p>
          </table:table-cell>
          <table:table-cell office:value-type="string" calcext:value-type="string">
            <text:p>75.04.92</text:p>
          </table:table-cell>
          <table:table-cell office:value-type="float" office:value="213" calcext:value-type="float">
            <text:p>213</text:p>
          </table:table-cell>
          <table:table-cell table:formula="of:=IF([.C203]=&quot;&quot;;&quot;&quot;;[.C203]-[.AE203])" office:value-type="float" office:value="176" calcext:value-type="float">
            <text:p>176</text:p>
          </table:table-cell>
          <table:table-cell office:value-type="float" office:value="176" calcext:value-type="float">
            <text:p>176</text:p>
          </table:table-cell>
          <table:table-cell table:formula="of:=IFERROR(([.E203]/[.D203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203]/[.D203])*100; &quot;&quot;)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IFERROR(([.I203]/[.D203])*100; &quot;&quot;)" office:value-type="float" office:value="47.1590909090909" calcext:value-type="float">
            <text:p>47,159090909090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IFERROR(([.L203]/[.D203])*100; &quot;&quot;)" office:value-type="float" office:value="53.9772727272727" calcext:value-type="float">
            <text:p>53,9772727272727</text:p>
          </table:table-cell>
          <table:table-cell office:value-type="float" office:value="76" calcext:value-type="float">
            <text:p>76</text:p>
          </table:table-cell>
          <table:table-cell table:formula="of:=IFERROR(([.N203]/[.D203])*100; &quot;&quot;)" office:value-type="float" office:value="43.1818181818182" calcext:value-type="float">
            <text:p>43,1818181818182</text:p>
          </table:table-cell>
          <table:table-cell office:value-type="float" office:value="37" calcext:value-type="float">
            <text:p>37</text:p>
          </table:table-cell>
          <table:table-cell table:formula="of:=IFERROR(([.P203]/[.D203])*100; &quot;&quot;)" office:value-type="float" office:value="21.0227272727273" calcext:value-type="float">
            <text:p>21,0227272727273</text:p>
          </table:table-cell>
          <table:table-cell office:value-type="float" office:value="139" calcext:value-type="float">
            <text:p>139</text:p>
          </table:table-cell>
          <table:table-cell table:formula="of:=IFERROR(([.R203]/[.D203])*100; &quot;&quot;)" office:value-type="float" office:value="78.9772727272727" calcext:value-type="float">
            <text:p>78,9772727272727</text:p>
          </table:table-cell>
          <table:table-cell office:value-type="float" office:value="26" calcext:value-type="float">
            <text:p>26</text:p>
          </table:table-cell>
          <table:table-cell table:formula="of:=IFERROR(([.T203]/[.R203])*100; &quot;&quot;)" office:value-type="float" office:value="18.705035971223" calcext:value-type="float">
            <text:p>18,705035971223</text:p>
          </table:table-cell>
          <table:table-cell office:value-type="float" office:value="78" calcext:value-type="float">
            <text:p>78</text:p>
          </table:table-cell>
          <table:table-cell table:formula="of:=IFERROR(([.V203]/[.R203])*100; &quot;&quot;)" office:value-type="float" office:value="56.1151079136691" calcext:value-type="float">
            <text:p>56,1151079136691</text:p>
          </table:table-cell>
          <table:table-cell table:formula="of:=IF([.L203] = &quot;&quot; ;&quot;&quot;; [.L203]-[.V203])" office:value-type="float" office:value="17" calcext:value-type="float">
            <text:p>17</text:p>
          </table:table-cell>
          <table:table-cell table:formula="of:=IFERROR(([.X203]/[.P203])*100; &quot;&quot;)" office:value-type="float" office:value="45.945945945946" calcext:value-type="float">
            <text:p>45,945945945946</text:p>
          </table:table-cell>
          <table:table-cell office:value-type="float" office:value="72" calcext:value-type="float">
            <text:p>72</text:p>
          </table:table-cell>
          <table:table-cell table:formula="of:=IFERROR(([.Z203]/[.R203])*100; &quot;&quot;)" office:value-type="float" office:value="51.7985611510791" calcext:value-type="float">
            <text:p>51,7985611510791</text:p>
          </table:table-cell>
          <table:table-cell table:formula="of:=IF([.N203] = &quot;&quot; ;&quot;&quot;; [.N203]-[.Z203])" office:value-type="float" office:value="4" calcext:value-type="float">
            <text:p>4</text:p>
          </table:table-cell>
          <table:table-cell table:formula="of:=IFERROR(([.AB203]/[.P203])*100; &quot;&quot;)" office:value-type="float" office:value="10.8108108108108" calcext:value-type="float">
            <text:p>10,8108108108108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formula="of:=IFERROR(([.AF203]/[.P203])*100; &quot;&quot;)" office:value-type="float" office:value="94.5945945945946" calcext:value-type="float">
            <text:p>94,5945945945946</text:p>
          </table:table-cell>
          <table:table-cell office:value-type="float" office:value="0" calcext:value-type="float">
            <text:p>0</text:p>
          </table:table-cell>
          <table:table-cell table:formula="of:=IFERROR(([.AH203]/[.P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203]/[.P203])*100; &quot;&quot;)" office:value-type="float" office:value="5.40540540540541" calcext:value-type="float">
            <text:p>5,40540540540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203]/[.P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03]/[.P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203]/[.P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203]/[.P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03]/[.P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03]/[.P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03]/[.P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03]/[.P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03]/[.P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75.04.81</text:p>
          </table:table-cell>
          <table:table-cell office:value-type="float" office:value="208" calcext:value-type="float">
            <text:p>208</text:p>
          </table:table-cell>
          <table:table-cell table:formula="of:=IF([.C204]=&quot;&quot;;&quot;&quot;;[.C204]-[.AE204])" office:value-type="float" office:value="175" calcext:value-type="float">
            <text:p>175</text:p>
          </table:table-cell>
          <table:table-cell office:value-type="float" office:value="175" calcext:value-type="float">
            <text:p>175</text:p>
          </table:table-cell>
          <table:table-cell table:formula="of:=IFERROR(([.E204]/[.D204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204]/[.D204])*100; &quot;&quot;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ERROR(([.I204]/[.D204])*100; &quot;&quot;)" office:value-type="float" office:value="46.2857142857143" calcext:value-type="float">
            <text:p>46,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IFERROR(([.L204]/[.D204])*100; &quot;&quot;)" office:value-type="float" office:value="53.7142857142857" calcext:value-type="float">
            <text:p>53,7142857142857</text:p>
          </table:table-cell>
          <table:table-cell office:value-type="float" office:value="72" calcext:value-type="float">
            <text:p>72</text:p>
          </table:table-cell>
          <table:table-cell table:formula="of:=IFERROR(([.N204]/[.D204])*100; &quot;&quot;)" office:value-type="float" office:value="41.1428571428571" calcext:value-type="float">
            <text:p>41,1428571428571</text:p>
          </table:table-cell>
          <table:table-cell office:value-type="float" office:value="36" calcext:value-type="float">
            <text:p>36</text:p>
          </table:table-cell>
          <table:table-cell table:formula="of:=IFERROR(([.P204]/[.D204])*100; &quot;&quot;)" office:value-type="float" office:value="20.5714285714286" calcext:value-type="float">
            <text:p>20,5714285714286</text:p>
          </table:table-cell>
          <table:table-cell office:value-type="float" office:value="139" calcext:value-type="float">
            <text:p>139</text:p>
          </table:table-cell>
          <table:table-cell table:formula="of:=IFERROR(([.R204]/[.D204])*100; &quot;&quot;)" office:value-type="float" office:value="79.4285714285714" calcext:value-type="float">
            <text:p>79,4285714285714</text:p>
          </table:table-cell>
          <table:table-cell office:value-type="float" office:value="24" calcext:value-type="float">
            <text:p>24</text:p>
          </table:table-cell>
          <table:table-cell table:formula="of:=IFERROR(([.T204]/[.R204])*100; &quot;&quot;)" office:value-type="float" office:value="17.2661870503597" calcext:value-type="float">
            <text:p>17,2661870503597</text:p>
          </table:table-cell>
          <table:table-cell office:value-type="float" office:value="79" calcext:value-type="float">
            <text:p>79</text:p>
          </table:table-cell>
          <table:table-cell table:formula="of:=IFERROR(([.V204]/[.R204])*100; &quot;&quot;)" office:value-type="float" office:value="56.8345323741007" calcext:value-type="float">
            <text:p>56,8345323741007</text:p>
          </table:table-cell>
          <table:table-cell table:formula="of:=IF([.L204] = &quot;&quot; ;&quot;&quot;; [.L204]-[.V204])" office:value-type="float" office:value="15" calcext:value-type="float">
            <text:p>15</text:p>
          </table:table-cell>
          <table:table-cell table:formula="of:=IFERROR(([.X204]/[.P204])*100; &quot;&quot;)" office:value-type="float" office:value="41.6666666666667" calcext:value-type="float">
            <text:p>41,6666666666667</text:p>
          </table:table-cell>
          <table:table-cell office:value-type="float" office:value="68" calcext:value-type="float">
            <text:p>68</text:p>
          </table:table-cell>
          <table:table-cell table:formula="of:=IFERROR(([.Z204]/[.R204])*100; &quot;&quot;)" office:value-type="float" office:value="48.9208633093525" calcext:value-type="float">
            <text:p>48,9208633093525</text:p>
          </table:table-cell>
          <table:table-cell table:formula="of:=IF([.N204] = &quot;&quot; ;&quot;&quot;; [.N204]-[.Z204])" office:value-type="float" office:value="4" calcext:value-type="float">
            <text:p>4</text:p>
          </table:table-cell>
          <table:table-cell table:formula="of:=IFERROR(([.AB204]/[.P204])*100; &quot;&quot;)" office:value-type="float" office:value="11.1111111111111" calcext:value-type="float">
            <text:p>11,1111111111111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IFERROR(([.AF204]/[.P204])*100; &quot;&quot;)" office:value-type="float" office:value="77.7777777777778" calcext:value-type="float">
            <text:p>77,7777777777778</text:p>
          </table:table-cell>
          <table:table-cell office:value-type="float" office:value="0" calcext:value-type="float">
            <text:p>0</text:p>
          </table:table-cell>
          <table:table-cell table:formula="of:=IFERROR(([.AH204]/[.P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L204]/[.P204])*100; &quot;&quot;)" office:value-type="float" office:value="2.77777777777778" calcext:value-type="float">
            <text:p>2,777777777777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P204]/[.P204])*100; &quot;&quot;)" office:value-type="float" office:value="2.77777777777778" calcext:value-type="float">
            <text:p>2,777777777777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04]/[.P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CL204]/[.P204])*100; &quot;&quot;)" office:value-type="float" office:value="16.6666666666667" calcext:value-type="float">
            <text:p>16,6666666666667</text:p>
          </table:table-cell>
          <table:table-cell office:value-type="float" office:value="0" calcext:value-type="float">
            <text:p>0</text:p>
          </table:table-cell>
          <table:table-cell table:formula="of:=IFERROR(([.CN204]/[.P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04]/[.P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04]/[.P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04]/[.P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04]/[.P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04]/[.P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05]=&quot;&quot;;&quot;&quot;;[.C205]-[.AE205])">
            <text:p/>
          </table:table-cell>
          <table:table-cell/>
          <table:table-cell table:formula="of:=IFERROR(([.E205]/[.D205])*100; &quot;&quot;)">
            <text:p/>
          </table:table-cell>
          <table:table-cell/>
          <table:table-cell table:formula="of:=IFERROR(([.G205]/[.D205])*100; &quot;&quot;)">
            <text:p/>
          </table:table-cell>
          <table:table-cell/>
          <table:table-cell table:formula="of:=IFERROR(([.I205]/[.D205])*100; &quot;&quot;)">
            <text:p/>
          </table:table-cell>
          <table:table-cell/>
          <table:table-cell table:style-name="ce3"/>
          <table:table-cell table:formula="of:=IFERROR(([.L205]/[.D205])*100; &quot;&quot;)">
            <text:p/>
          </table:table-cell>
          <table:table-cell table:style-name="ce3"/>
          <table:table-cell table:formula="of:=IFERROR(([.N205]/[.D205])*100; &quot;&quot;)">
            <text:p/>
          </table:table-cell>
          <table:table-cell table:style-name="ce3"/>
          <table:table-cell table:formula="of:=IFERROR(([.P205]/[.D205])*100; &quot;&quot;)">
            <text:p/>
          </table:table-cell>
          <table:table-cell table:style-name="ce3"/>
          <table:table-cell table:formula="of:=IFERROR(([.R205]/[.D205])*100; &quot;&quot;)">
            <text:p/>
          </table:table-cell>
          <table:table-cell table:style-name="ce3"/>
          <table:table-cell table:formula="of:=IFERROR(([.T205]/[.R205])*100; &quot;&quot;)">
            <text:p/>
          </table:table-cell>
          <table:table-cell/>
          <table:table-cell table:formula="of:=IFERROR(([.V205]/[.R205])*100; &quot;&quot;)">
            <text:p/>
          </table:table-cell>
          <table:table-cell table:formula="of:=IF([.L205] = &quot;&quot; ;&quot;&quot;; [.L205]-[.V205])">
            <text:p/>
          </table:table-cell>
          <table:table-cell table:formula="of:=IFERROR(([.X205]/[.P205])*100; &quot;&quot;)">
            <text:p/>
          </table:table-cell>
          <table:table-cell/>
          <table:table-cell table:formula="of:=IFERROR(([.Z205]/[.R205])*100; &quot;&quot;)">
            <text:p/>
          </table:table-cell>
          <table:table-cell table:formula="of:=IF([.N205] = &quot;&quot; ;&quot;&quot;; [.N205]-[.Z205])">
            <text:p/>
          </table:table-cell>
          <table:table-cell table:formula="of:=IFERROR(([.AB205]/[.P205])*100; &quot;&quot;)">
            <text:p/>
          </table:table-cell>
          <table:table-cell table:style-name="ce3" table:number-columns-repeated="3"/>
          <table:table-cell table:formula="of:=IFERROR(([.AF205]/[.P205])*100; &quot;&quot;)">
            <text:p/>
          </table:table-cell>
          <table:table-cell table:style-name="ce3"/>
          <table:table-cell table:formula="of:=IFERROR(([.AH205]/[.P205])*100; &quot;&quot;)">
            <text:p/>
          </table:table-cell>
          <table:table-cell table:style-name="ce3"/>
          <table:table-cell/>
          <table:table-cell table:style-name="ce3"/>
          <table:table-cell table:formula="of:=IFERROR(([.AL205]/[.P20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05]/[.P205])*100; &quot;&quot;)">
            <text:p/>
          </table:table-cell>
          <table:table-cell table:style-name="ce3"/>
          <table:table-cell/>
          <table:table-cell table:style-name="ce3"/>
          <table:table-cell table:formula="of:=IFERROR(([.BT205]/[.P20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05]/[.P205])*100; &quot;&quot;)">
            <text:p/>
          </table:table-cell>
          <table:table-cell table:style-name="ce3"/>
          <table:table-cell table:formula="of:=IFERROR(([.CN205]/[.P205])*100; &quot;&quot;)">
            <text:p/>
          </table:table-cell>
          <table:table-cell table:style-name="ce3"/>
          <table:table-cell table:formula="of:=IFERROR(([.CP205]/[.P20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05]/[.P205])*100; &quot;&quot;)">
            <text:p/>
          </table:table-cell>
          <table:table-cell table:style-name="ce3"/>
          <table:table-cell/>
          <table:table-cell table:style-name="ce3"/>
          <table:table-cell table:formula="of:=IFERROR(([.DB205]/[.P205])*100; &quot;&quot;)">
            <text:p/>
          </table:table-cell>
          <table:table-cell table:style-name="ce3"/>
          <table:table-cell/>
          <table:table-cell table:style-name="ce3"/>
          <table:table-cell table:formula="of:=IFERROR(([.DF205]/[.P205])*100; &quot;&quot;)">
            <text:p/>
          </table:table-cell>
          <table:table-cell table:style-name="ce3"/>
          <table:table-cell/>
          <table:table-cell table:style-name="ce3"/>
          <table:table-cell table:formula="of:=IFERROR(([.DJ205]/[.P20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369</text:p>
          </table:table-cell>
          <table:table-cell office:value-type="string" calcext:value-type="string">
            <text:p>119.06.32</text:p>
          </table:table-cell>
          <table:table-cell office:value-type="float" office:value="337" calcext:value-type="float">
            <text:p>337</text:p>
          </table:table-cell>
          <table:table-cell table:formula="of:=IF([.C206]=&quot;&quot;;&quot;&quot;;[.C206]-[.AE206])" office:value-type="float" office:value="288" calcext:value-type="float">
            <text:p>288</text:p>
          </table:table-cell>
          <table:table-cell office:value-type="float" office:value="288" calcext:value-type="float">
            <text:p>288</text:p>
          </table:table-cell>
          <table:table-cell table:formula="of:=IFERROR(([.E206]/[.D206])*100; &quot;&quot;)"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table:formula="of:=IFERROR(([.G206]/[.D206])*100; &quot;&quot;)" office:value-type="float" office:value="47.2222222222222" calcext:value-type="float">
            <text:p>47,2222222222222</text:p>
          </table:table-cell>
          <table:table-cell office:value-type="float" office:value="131" calcext:value-type="float">
            <text:p>131</text:p>
          </table:table-cell>
          <table:table-cell table:formula="of:=IFERROR(([.I206]/[.D206])*100; &quot;&quot;)" office:value-type="float" office:value="45.4861111111111" calcext:value-type="float">
            <text:p>45,48611111111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ERROR(([.L206]/[.D206])*100; &quot;&quot;)" office:value-type="float" office:value="3.47222222222222" calcext:value-type="float">
            <text:p>3,47222222222222</text:p>
          </table:table-cell>
          <table:table-cell office:value-type="float" office:value="8" calcext:value-type="float">
            <text:p>8</text:p>
          </table:table-cell>
          <table:table-cell table:formula="of:=IFERROR(([.N206]/[.D206])*100; &quot;&quot;)" office:value-type="float" office:value="2.77777777777778" calcext:value-type="float">
            <text:p>2,77777777777778</text:p>
          </table:table-cell>
          <table:table-cell office:value-type="float" office:value="229" calcext:value-type="float">
            <text:p>229</text:p>
          </table:table-cell>
          <table:table-cell table:formula="of:=IFERROR(([.P206]/[.D206])*100; &quot;&quot;)" office:value-type="float" office:value="79.5138888888889" calcext:value-type="float">
            <text:p>79,5138888888889</text:p>
          </table:table-cell>
          <table:table-cell office:value-type="float" office:value="59" calcext:value-type="float">
            <text:p>59</text:p>
          </table:table-cell>
          <table:table-cell table:formula="of:=IFERROR(([.R206]/[.D206])*100; &quot;&quot;)" office:value-type="float" office:value="20.4861111111111" calcext:value-type="float">
            <text:p>20,4861111111111</text:p>
          </table:table-cell>
          <table:table-cell office:value-type="float" office:value="19" calcext:value-type="float">
            <text:p>19</text:p>
          </table:table-cell>
          <table:table-cell table:formula="of:=IFERROR(([.T206]/[.R206])*100; &quot;&quot;)" office:value-type="float" office:value="32.2033898305085" calcext:value-type="float">
            <text:p>32,2033898305085</text:p>
          </table:table-cell>
          <table:table-cell office:value-type="float" office:value="10" calcext:value-type="float">
            <text:p>10</text:p>
          </table:table-cell>
          <table:table-cell table:formula="of:=IFERROR(([.V206]/[.R206])*100; &quot;&quot;)" office:value-type="float" office:value="16.9491525423729" calcext:value-type="float">
            <text:p>16,9491525423729</text:p>
          </table:table-cell>
          <table:table-cell table:formula="of:=IF([.L206] = &quot;&quot; ;&quot;&quot;; [.L206]-[.V206])" office:value-type="float" office:value="0" calcext:value-type="float">
            <text:p>0</text:p>
          </table:table-cell>
          <table:table-cell table:formula="of:=IFERROR(([.X206]/[.P206])*100; &quot;&quot;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ERROR(([.Z206]/[.R206])*100; &quot;&quot;)" office:value-type="float" office:value="13.5593220338983" calcext:value-type="float">
            <text:p>13,5593220338983</text:p>
          </table:table-cell>
          <table:table-cell table:formula="of:=IF([.N206] = &quot;&quot; ;&quot;&quot;; [.N206]-[.Z206])" office:value-type="float" office:value="0" calcext:value-type="float">
            <text:p>0</text:p>
          </table:table-cell>
          <table:table-cell table:formula="of:=IFERROR(([.AB206]/[.P206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IFERROR(([.AF206]/[.P206])*100; &quot;&quot;)" office:value-type="float" office:value="1.31004366812227" calcext:value-type="float">
            <text:p>1,31004366812227</text:p>
          </table:table-cell>
          <table:table-cell office:value-type="float" office:value="84" calcext:value-type="float">
            <text:p>84</text:p>
          </table:table-cell>
          <table:table-cell table:formula="of:=IFERROR(([.AH206]/[.P206])*100; &quot;&quot;)" office:value-type="float" office:value="36.6812227074236" calcext:value-type="float">
            <text:p>36,6812227074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ERROR(([.AL206]/[.P206])*100; &quot;&quot;)" office:value-type="float" office:value="7.4235807860262" calcext:value-type="float">
            <text:p>7,4235807860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IFERROR(([.BP206]/[.P206])*100; &quot;&quot;)" office:value-type="float" office:value="5.67685589519651" calcext:value-type="float">
            <text:p>5,676855895196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06]/[.P20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IFERROR(([.CL206]/[.P206])*100; &quot;&quot;)" office:value-type="float" office:value="41.0480349344978" calcext:value-type="float">
            <text:p>41,0480349344978</text:p>
          </table:table-cell>
          <table:table-cell office:value-type="float" office:value="8" calcext:value-type="float">
            <text:p>8</text:p>
          </table:table-cell>
          <table:table-cell table:formula="of:=IFERROR(([.CN206]/[.P206])*100; &quot;&quot;)" office:value-type="float" office:value="3.49344978165939" calcext:value-type="float">
            <text:p>3,49344978165939</text:p>
          </table:table-cell>
          <table:table-cell office:value-type="float" office:value="5" calcext:value-type="float">
            <text:p>5</text:p>
          </table:table-cell>
          <table:table-cell table:formula="of:=IFERROR(([.CP206]/[.P206])*100; &quot;&quot;)" office:value-type="float" office:value="2.18340611353712" calcext:value-type="float">
            <text:p>2,183406113537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206]/[.P206])*100; &quot;&quot;)" office:value-type="float" office:value="1.74672489082969" calcext:value-type="float">
            <text:p>1,746724890829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06]/[.P20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206]/[.P206])*100; &quot;&quot;)" office:value-type="float" office:value="0.436681222707424" calcext:value-type="float">
            <text:p>0,4366812227074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06]/[.P20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07]=&quot;&quot;;&quot;&quot;;[.C207]-[.AE207])">
            <text:p/>
          </table:table-cell>
          <table:table-cell/>
          <table:table-cell table:formula="of:=IFERROR(([.E207]/[.D207])*100; &quot;&quot;)">
            <text:p/>
          </table:table-cell>
          <table:table-cell/>
          <table:table-cell table:formula="of:=IFERROR(([.G207]/[.D207])*100; &quot;&quot;)">
            <text:p/>
          </table:table-cell>
          <table:table-cell/>
          <table:table-cell table:formula="of:=IFERROR(([.I207]/[.D207])*100; &quot;&quot;)">
            <text:p/>
          </table:table-cell>
          <table:table-cell/>
          <table:table-cell table:style-name="ce3"/>
          <table:table-cell table:formula="of:=IFERROR(([.L207]/[.D207])*100; &quot;&quot;)">
            <text:p/>
          </table:table-cell>
          <table:table-cell table:style-name="ce3"/>
          <table:table-cell table:formula="of:=IFERROR(([.N207]/[.D207])*100; &quot;&quot;)">
            <text:p/>
          </table:table-cell>
          <table:table-cell table:style-name="ce3"/>
          <table:table-cell table:formula="of:=IFERROR(([.P207]/[.D207])*100; &quot;&quot;)">
            <text:p/>
          </table:table-cell>
          <table:table-cell table:style-name="ce3"/>
          <table:table-cell table:formula="of:=IFERROR(([.R207]/[.D207])*100; &quot;&quot;)">
            <text:p/>
          </table:table-cell>
          <table:table-cell table:style-name="ce3"/>
          <table:table-cell table:formula="of:=IFERROR(([.T207]/[.R207])*100; &quot;&quot;)">
            <text:p/>
          </table:table-cell>
          <table:table-cell/>
          <table:table-cell table:formula="of:=IFERROR(([.V207]/[.R207])*100; &quot;&quot;)">
            <text:p/>
          </table:table-cell>
          <table:table-cell table:formula="of:=IF([.L207] = &quot;&quot; ;&quot;&quot;; [.L207]-[.V207])">
            <text:p/>
          </table:table-cell>
          <table:table-cell table:formula="of:=IFERROR(([.X207]/[.P207])*100; &quot;&quot;)">
            <text:p/>
          </table:table-cell>
          <table:table-cell/>
          <table:table-cell table:formula="of:=IFERROR(([.Z207]/[.R207])*100; &quot;&quot;)">
            <text:p/>
          </table:table-cell>
          <table:table-cell table:formula="of:=IF([.N207] = &quot;&quot; ;&quot;&quot;; [.N207]-[.Z207])">
            <text:p/>
          </table:table-cell>
          <table:table-cell table:formula="of:=IFERROR(([.AB207]/[.P207])*100; &quot;&quot;)">
            <text:p/>
          </table:table-cell>
          <table:table-cell table:style-name="ce3" table:number-columns-repeated="3"/>
          <table:table-cell table:formula="of:=IFERROR(([.AF207]/[.P207])*100; &quot;&quot;)">
            <text:p/>
          </table:table-cell>
          <table:table-cell table:style-name="ce3"/>
          <table:table-cell table:formula="of:=IFERROR(([.AH207]/[.P207])*100; &quot;&quot;)">
            <text:p/>
          </table:table-cell>
          <table:table-cell table:style-name="ce3"/>
          <table:table-cell/>
          <table:table-cell table:style-name="ce3"/>
          <table:table-cell table:formula="of:=IFERROR(([.AL207]/[.P20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07]/[.P207])*100; &quot;&quot;)">
            <text:p/>
          </table:table-cell>
          <table:table-cell table:style-name="ce3"/>
          <table:table-cell/>
          <table:table-cell table:style-name="ce3"/>
          <table:table-cell table:formula="of:=IFERROR(([.BT207]/[.P20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07]/[.P207])*100; &quot;&quot;)">
            <text:p/>
          </table:table-cell>
          <table:table-cell table:style-name="ce3"/>
          <table:table-cell table:formula="of:=IFERROR(([.CN207]/[.P207])*100; &quot;&quot;)">
            <text:p/>
          </table:table-cell>
          <table:table-cell table:style-name="ce3"/>
          <table:table-cell table:formula="of:=IFERROR(([.CP207]/[.P20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07]/[.P207])*100; &quot;&quot;)">
            <text:p/>
          </table:table-cell>
          <table:table-cell table:style-name="ce3"/>
          <table:table-cell/>
          <table:table-cell table:style-name="ce3"/>
          <table:table-cell table:formula="of:=IFERROR(([.DB207]/[.P207])*100; &quot;&quot;)">
            <text:p/>
          </table:table-cell>
          <table:table-cell table:style-name="ce3"/>
          <table:table-cell/>
          <table:table-cell table:style-name="ce3"/>
          <table:table-cell table:formula="of:=IFERROR(([.DF207]/[.P207])*100; &quot;&quot;)">
            <text:p/>
          </table:table-cell>
          <table:table-cell table:style-name="ce3"/>
          <table:table-cell/>
          <table:table-cell table:style-name="ce3"/>
          <table:table-cell table:formula="of:=IFERROR(([.DJ207]/[.P20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430</text:p>
          </table:table-cell>
          <table:table-cell office:value-type="string" calcext:value-type="string">
            <text:p>430.07.27</text:p>
          </table:table-cell>
          <table:table-cell office:value-type="float" office:value="399" calcext:value-type="float">
            <text:p>399</text:p>
          </table:table-cell>
          <table:table-cell table:formula="of:=IF([.C208]=&quot;&quot;;&quot;&quot;;[.C208]-[.AE208])" office:value-type="float" office:value="321" calcext:value-type="float">
            <text:p>321</text:p>
          </table:table-cell>
          <table:table-cell office:value-type="float" office:value="325" calcext:value-type="float">
            <text:p>325</text:p>
          </table:table-cell>
          <table:table-cell table:formula="of:=IFERROR(([.E208]/[.D208])*100; &quot;&quot;)" office:value-type="float" office:value="101.246105919003" calcext:value-type="float">
            <text:p>101,246105919003</text:p>
          </table:table-cell>
          <table:table-cell office:value-type="float" office:value="183" calcext:value-type="float">
            <text:p>183</text:p>
          </table:table-cell>
          <table:table-cell table:formula="of:=IFERROR(([.G208]/[.D208])*100; &quot;&quot;)" office:value-type="float" office:value="57.0093457943925" calcext:value-type="float">
            <text:p>57,0093457943925</text:p>
          </table:table-cell>
          <table:table-cell office:value-type="float" office:value="123" calcext:value-type="float">
            <text:p>123</text:p>
          </table:table-cell>
          <table:table-cell table:formula="of:=IFERROR(([.I208]/[.D208])*100; &quot;&quot;)" office:value-type="float" office:value="38.3177570093458" calcext:value-type="float">
            <text:p>38,31775700934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208]/[.D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208]/[.D208])*100; &quot;&quot;)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table:formula="of:=IFERROR(([.P208]/[.D208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R208]/[.D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T208]/[.R208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208]/[.R208])*100; &quot;&quot;)">
            <text:p/>
          </table:table-cell>
          <table:table-cell table:formula="of:=IF([.L208] = &quot;&quot; ;&quot;&quot;; [.L208]-[.V208])" office:value-type="float" office:value="0" calcext:value-type="float">
            <text:p>0</text:p>
          </table:table-cell>
          <table:table-cell table:formula="of:=IFERROR(([.X208]/[.P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208]/[.R208])*100; &quot;&quot;)">
            <text:p/>
          </table:table-cell>
          <table:table-cell table:formula="of:=IF([.N208] = &quot;&quot; ;&quot;&quot;; [.N208]-[.Z208])" office:value-type="float" office:value="0" calcext:value-type="float">
            <text:p>0</text:p>
          </table:table-cell>
          <table:table-cell table:formula="of:=IFERROR(([.AB208]/[.P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IFERROR(([.AF208]/[.P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208]/[.P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208]/[.P208])*100; &quot;&quot;)" office:value-type="float" office:value="1.55763239875389" calcext:value-type="float">
            <text:p>1,557632398753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IFERROR(([.BP208]/[.P208])*100; &quot;&quot;)" office:value-type="float" office:value="98.4423676012461" calcext:value-type="float">
            <text:p>98,4423676012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08]/[.P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208]/[.P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208]/[.P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08]/[.P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08]/[.P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08]/[.P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08]/[.P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08]/[.P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430.07.28</text:p>
          </table:table-cell>
          <table:table-cell office:value-type="float" office:value="399" calcext:value-type="float">
            <text:p>399</text:p>
          </table:table-cell>
          <table:table-cell table:formula="of:=IF([.C209]=&quot;&quot;;&quot;&quot;;[.C209]-[.AE209])" office:value-type="float" office:value="321" calcext:value-type="float">
            <text:p>321</text:p>
          </table:table-cell>
          <table:table-cell office:value-type="float" office:value="325" calcext:value-type="float">
            <text:p>325</text:p>
          </table:table-cell>
          <table:table-cell table:formula="of:=IFERROR(([.E209]/[.D209])*100; &quot;&quot;)" office:value-type="float" office:value="101.246105919003" calcext:value-type="float">
            <text:p>101,246105919003</text:p>
          </table:table-cell>
          <table:table-cell office:value-type="float" office:value="183" calcext:value-type="float">
            <text:p>183</text:p>
          </table:table-cell>
          <table:table-cell table:formula="of:=IFERROR(([.G209]/[.D209])*100; &quot;&quot;)" office:value-type="float" office:value="57.0093457943925" calcext:value-type="float">
            <text:p>57,0093457943925</text:p>
          </table:table-cell>
          <table:table-cell office:value-type="float" office:value="123" calcext:value-type="float">
            <text:p>123</text:p>
          </table:table-cell>
          <table:table-cell table:formula="of:=IFERROR(([.I209]/[.D209])*100; &quot;&quot;)" office:value-type="float" office:value="38.3177570093458" calcext:value-type="float">
            <text:p>38,31775700934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209]/[.D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209]/[.D209])*100; &quot;&quot;)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table:formula="of:=IFERROR(([.P209]/[.D209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R209]/[.D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T209]/[.R209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209]/[.R209])*100; &quot;&quot;)">
            <text:p/>
          </table:table-cell>
          <table:table-cell table:formula="of:=IF([.L209] = &quot;&quot; ;&quot;&quot;; [.L209]-[.V209])" office:value-type="float" office:value="0" calcext:value-type="float">
            <text:p>0</text:p>
          </table:table-cell>
          <table:table-cell table:formula="of:=IFERROR(([.X209]/[.P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209]/[.R209])*100; &quot;&quot;)">
            <text:p/>
          </table:table-cell>
          <table:table-cell table:formula="of:=IF([.N209] = &quot;&quot; ;&quot;&quot;; [.N209]-[.Z209])" office:value-type="float" office:value="0" calcext:value-type="float">
            <text:p>0</text:p>
          </table:table-cell>
          <table:table-cell table:formula="of:=IFERROR(([.AB209]/[.P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IFERROR(([.AF209]/[.P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209]/[.P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209]/[.P209])*100; &quot;&quot;)" office:value-type="float" office:value="1.55763239875389" calcext:value-type="float">
            <text:p>1,557632398753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IFERROR(([.BP209]/[.P209])*100; &quot;&quot;)" office:value-type="float" office:value="98.4423676012461" calcext:value-type="float">
            <text:p>98,4423676012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09]/[.P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209]/[.P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209]/[.P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09]/[.P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09]/[.P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09]/[.P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09]/[.P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09]/[.P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10]=&quot;&quot;;&quot;&quot;;[.C210]-[.AE210])">
            <text:p/>
          </table:table-cell>
          <table:table-cell/>
          <table:table-cell table:formula="of:=IFERROR(([.E210]/[.D210])*100; &quot;&quot;)">
            <text:p/>
          </table:table-cell>
          <table:table-cell/>
          <table:table-cell table:formula="of:=IFERROR(([.G210]/[.D210])*100; &quot;&quot;)">
            <text:p/>
          </table:table-cell>
          <table:table-cell/>
          <table:table-cell table:formula="of:=IFERROR(([.I210]/[.D210])*100; &quot;&quot;)">
            <text:p/>
          </table:table-cell>
          <table:table-cell/>
          <table:table-cell table:style-name="ce3"/>
          <table:table-cell table:formula="of:=IFERROR(([.L210]/[.D210])*100; &quot;&quot;)">
            <text:p/>
          </table:table-cell>
          <table:table-cell table:style-name="ce3"/>
          <table:table-cell table:formula="of:=IFERROR(([.N210]/[.D210])*100; &quot;&quot;)">
            <text:p/>
          </table:table-cell>
          <table:table-cell table:style-name="ce3"/>
          <table:table-cell table:formula="of:=IFERROR(([.P210]/[.D210])*100; &quot;&quot;)">
            <text:p/>
          </table:table-cell>
          <table:table-cell table:style-name="ce3"/>
          <table:table-cell table:formula="of:=IFERROR(([.R210]/[.D210])*100; &quot;&quot;)">
            <text:p/>
          </table:table-cell>
          <table:table-cell table:style-name="ce3"/>
          <table:table-cell table:formula="of:=IFERROR(([.T210]/[.R210])*100; &quot;&quot;)">
            <text:p/>
          </table:table-cell>
          <table:table-cell/>
          <table:table-cell table:formula="of:=IFERROR(([.V210]/[.R210])*100; &quot;&quot;)">
            <text:p/>
          </table:table-cell>
          <table:table-cell table:formula="of:=IF([.L210] = &quot;&quot; ;&quot;&quot;; [.L210]-[.V210])">
            <text:p/>
          </table:table-cell>
          <table:table-cell table:formula="of:=IFERROR(([.X210]/[.P210])*100; &quot;&quot;)">
            <text:p/>
          </table:table-cell>
          <table:table-cell/>
          <table:table-cell table:formula="of:=IFERROR(([.Z210]/[.R210])*100; &quot;&quot;)">
            <text:p/>
          </table:table-cell>
          <table:table-cell table:formula="of:=IF([.N210] = &quot;&quot; ;&quot;&quot;; [.N210]-[.Z210])">
            <text:p/>
          </table:table-cell>
          <table:table-cell table:formula="of:=IFERROR(([.AB210]/[.P210])*100; &quot;&quot;)">
            <text:p/>
          </table:table-cell>
          <table:table-cell table:style-name="ce3" table:number-columns-repeated="3"/>
          <table:table-cell table:formula="of:=IFERROR(([.AF210]/[.P210])*100; &quot;&quot;)">
            <text:p/>
          </table:table-cell>
          <table:table-cell table:style-name="ce3"/>
          <table:table-cell table:formula="of:=IFERROR(([.AH210]/[.P210])*100; &quot;&quot;)">
            <text:p/>
          </table:table-cell>
          <table:table-cell table:style-name="ce3"/>
          <table:table-cell/>
          <table:table-cell table:style-name="ce3"/>
          <table:table-cell table:formula="of:=IFERROR(([.AL210]/[.P21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10]/[.P210])*100; &quot;&quot;)">
            <text:p/>
          </table:table-cell>
          <table:table-cell table:style-name="ce3"/>
          <table:table-cell/>
          <table:table-cell table:style-name="ce3"/>
          <table:table-cell table:formula="of:=IFERROR(([.BT210]/[.P21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10]/[.P210])*100; &quot;&quot;)">
            <text:p/>
          </table:table-cell>
          <table:table-cell table:style-name="ce3"/>
          <table:table-cell table:formula="of:=IFERROR(([.CN210]/[.P210])*100; &quot;&quot;)">
            <text:p/>
          </table:table-cell>
          <table:table-cell table:style-name="ce3"/>
          <table:table-cell table:formula="of:=IFERROR(([.CP210]/[.P21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10]/[.P210])*100; &quot;&quot;)">
            <text:p/>
          </table:table-cell>
          <table:table-cell table:style-name="ce3"/>
          <table:table-cell/>
          <table:table-cell table:style-name="ce3"/>
          <table:table-cell table:formula="of:=IFERROR(([.DB210]/[.P210])*100; &quot;&quot;)">
            <text:p/>
          </table:table-cell>
          <table:table-cell table:style-name="ce3"/>
          <table:table-cell/>
          <table:table-cell table:style-name="ce3"/>
          <table:table-cell table:formula="of:=IFERROR(([.DF210]/[.P210])*100; &quot;&quot;)">
            <text:p/>
          </table:table-cell>
          <table:table-cell table:style-name="ce3"/>
          <table:table-cell/>
          <table:table-cell table:style-name="ce3"/>
          <table:table-cell table:formula="of:=IFERROR(([.DJ210]/[.P21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360 v2</text:p>
          </table:table-cell>
          <table:table-cell office:value-type="string" calcext:value-type="string">
            <text:p>360.06.86</text:p>
          </table:table-cell>
          <table:table-cell office:value-type="float" office:value="352" calcext:value-type="float">
            <text:p>352</text:p>
          </table:table-cell>
          <table:table-cell table:formula="of:=IF([.C211]=&quot;&quot;;&quot;&quot;;[.C211]-[.AE211])" office:value-type="float" office:value="295" calcext:value-type="float">
            <text:p>295</text:p>
          </table:table-cell>
          <table:table-cell office:value-type="float" office:value="295" calcext:value-type="float">
            <text:p>295</text:p>
          </table:table-cell>
          <table:table-cell table:formula="of:=IFERROR(([.E211]/[.D211])*100; &quot;&quot;)"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formula="of:=IFERROR(([.G211]/[.D211])*100; &quot;&quot;)" office:value-type="float" office:value="54.9152542372881" calcext:value-type="float">
            <text:p>54,9152542372881</text:p>
          </table:table-cell>
          <table:table-cell office:value-type="float" office:value="127" calcext:value-type="float">
            <text:p>127</text:p>
          </table:table-cell>
          <table:table-cell table:formula="of:=IFERROR(([.I211]/[.D211])*100; &quot;&quot;)" office:value-type="float" office:value="43.0508474576271" calcext:value-type="float">
            <text:p>43,050847457627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IFERROR(([.L211]/[.D211])*100; &quot;&quot;)" office:value-type="float" office:value="5.76271186440678" calcext:value-type="float">
            <text:p>5,76271186440678</text:p>
          </table:table-cell>
          <table:table-cell office:value-type="float" office:value="17" calcext:value-type="float">
            <text:p>17</text:p>
          </table:table-cell>
          <table:table-cell table:formula="of:=IFERROR(([.N211]/[.D211])*100; &quot;&quot;)" office:value-type="float" office:value="5.76271186440678" calcext:value-type="float">
            <text:p>5,76271186440678</text:p>
          </table:table-cell>
          <table:table-cell office:value-type="float" office:value="224" calcext:value-type="float">
            <text:p>224</text:p>
          </table:table-cell>
          <table:table-cell table:formula="of:=IFERROR(([.P211]/[.D211])*100; &quot;&quot;)" office:value-type="float" office:value="75.9322033898305" calcext:value-type="float">
            <text:p>75,9322033898305</text:p>
          </table:table-cell>
          <table:table-cell office:value-type="float" office:value="71" calcext:value-type="float">
            <text:p>71</text:p>
          </table:table-cell>
          <table:table-cell table:formula="of:=IFERROR(([.R211]/[.D211])*100; &quot;&quot;)" office:value-type="float" office:value="24.0677966101695" calcext:value-type="float">
            <text:p>24,0677966101695</text:p>
          </table:table-cell>
          <table:table-cell office:value-type="float" office:value="23" calcext:value-type="float">
            <text:p>23</text:p>
          </table:table-cell>
          <table:table-cell table:formula="of:=IFERROR(([.T211]/[.R211])*100; &quot;&quot;)" office:value-type="float" office:value="32.3943661971831" calcext:value-type="float">
            <text:p>32,3943661971831</text:p>
          </table:table-cell>
          <table:table-cell office:value-type="float" office:value="15" calcext:value-type="float">
            <text:p>15</text:p>
          </table:table-cell>
          <table:table-cell table:formula="of:=IFERROR(([.V211]/[.R211])*100; &quot;&quot;)" office:value-type="float" office:value="21.1267605633803" calcext:value-type="float">
            <text:p>21,1267605633803</text:p>
          </table:table-cell>
          <table:table-cell table:formula="of:=IF([.L211] = &quot;&quot; ;&quot;&quot;; [.L211]-[.V211])" office:value-type="float" office:value="2" calcext:value-type="float">
            <text:p>2</text:p>
          </table:table-cell>
          <table:table-cell table:formula="of:=IFERROR(([.X211]/[.P211])*100; &quot;&quot;)" office:value-type="float" office:value="0.892857142857143" calcext:value-type="float">
            <text:p>0,892857142857143</text:p>
          </table:table-cell>
          <table:table-cell office:value-type="float" office:value="15" calcext:value-type="float">
            <text:p>15</text:p>
          </table:table-cell>
          <table:table-cell table:formula="of:=IFERROR(([.Z211]/[.R211])*100; &quot;&quot;)" office:value-type="float" office:value="21.1267605633803" calcext:value-type="float">
            <text:p>21,1267605633803</text:p>
          </table:table-cell>
          <table:table-cell table:formula="of:=IF([.N211] = &quot;&quot; ;&quot;&quot;; [.N211]-[.Z211])" office:value-type="float" office:value="2" calcext:value-type="float">
            <text:p>2</text:p>
          </table:table-cell>
          <table:table-cell table:formula="of:=IFERROR(([.AB211]/[.P211])*100; &quot;&quot;)" office:value-type="float" office:value="0.892857142857143" calcext:value-type="float">
            <text:p>0,8928571428571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IFERROR(([.AF211]/[.P211])*100; &quot;&quot;)" office:value-type="float" office:value="3.57142857142857" calcext:value-type="float">
            <text:p>3,57142857142857</text:p>
          </table:table-cell>
          <table:table-cell office:value-type="float" office:value="83" calcext:value-type="float">
            <text:p>83</text:p>
          </table:table-cell>
          <table:table-cell table:formula="of:=IFERROR(([.AH211]/[.P211])*100; &quot;&quot;)" office:value-type="float" office:value="37.0535714285714" calcext:value-type="float">
            <text:p>37,0535714285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211]/[.P211])*100; &quot;&quot;)" office:value-type="float" office:value="1.33928571428571" calcext:value-type="float">
            <text:p>1,339285714285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IFERROR(([.BP211]/[.P211])*100; &quot;&quot;)" office:value-type="float" office:value="35.2678571428571" calcext:value-type="float">
            <text:p>35,26785714285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11]/[.P2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IFERROR(([.CL211]/[.P211])*100; &quot;&quot;)" office:value-type="float" office:value="14.2857142857143" calcext:value-type="float">
            <text:p>14,2857142857143</text:p>
          </table:table-cell>
          <table:table-cell office:value-type="float" office:value="9" calcext:value-type="float">
            <text:p>9</text:p>
          </table:table-cell>
          <table:table-cell table:formula="of:=IFERROR(([.CN211]/[.P211])*100; &quot;&quot;)" office:value-type="float" office:value="4.01785714285714" calcext:value-type="float">
            <text:p>4,01785714285714</text:p>
          </table:table-cell>
          <table:table-cell office:value-type="float" office:value="5" calcext:value-type="float">
            <text:p>5</text:p>
          </table:table-cell>
          <table:table-cell table:formula="of:=IFERROR(([.CP211]/[.P211])*100; &quot;&quot;)" office:value-type="float" office:value="2.23214285714286" calcext:value-type="float">
            <text:p>2,23214285714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X211]/[.P211])*100; &quot;&quot;)" office:value-type="float" office:value="1.33928571428571" calcext:value-type="float">
            <text:p>1,339285714285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11]/[.P2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211]/[.P211])*100; &quot;&quot;)" office:value-type="float" office:value="0.446428571428571" calcext:value-type="float">
            <text:p>0,4464285714285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J211]/[.P211])*100; &quot;&quot;)" office:value-type="float" office:value="0.446428571428571" calcext:value-type="float">
            <text:p>0,4464285714285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124.06.52</text:p>
          </table:table-cell>
          <table:table-cell office:value-type="float" office:value="342" calcext:value-type="float">
            <text:p>342</text:p>
          </table:table-cell>
          <table:table-cell table:formula="of:=IF([.C212]=&quot;&quot;;&quot;&quot;;[.C212]-[.AE212])" office:value-type="float" office:value="289" calcext:value-type="float">
            <text:p>289</text:p>
          </table:table-cell>
          <table:table-cell office:value-type="float" office:value="289" calcext:value-type="float">
            <text:p>289</text:p>
          </table:table-cell>
          <table:table-cell table:formula="of:=IFERROR(([.E212]/[.D212])*100; &quot;&quot;)"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table:formula="of:=IFERROR(([.G212]/[.D212])*100; &quot;&quot;)" office:value-type="float" office:value="53.9792387543253" calcext:value-type="float">
            <text:p>53,9792387543253</text:p>
          </table:table-cell>
          <table:table-cell office:value-type="float" office:value="128" calcext:value-type="float">
            <text:p>128</text:p>
          </table:table-cell>
          <table:table-cell table:formula="of:=IFERROR(([.I212]/[.D212])*100; &quot;&quot;)" office:value-type="float" office:value="44.2906574394464" calcext:value-type="float">
            <text:p>44,290657439446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ERROR(([.L212]/[.D212])*100; &quot;&quot;)" office:value-type="float" office:value="5.5363321799308" calcext:value-type="float">
            <text:p>5,5363321799308</text:p>
          </table:table-cell>
          <table:table-cell office:value-type="float" office:value="17" calcext:value-type="float">
            <text:p>17</text:p>
          </table:table-cell>
          <table:table-cell table:formula="of:=IFERROR(([.N212]/[.D212])*100; &quot;&quot;)" office:value-type="float" office:value="5.88235294117647" calcext:value-type="float">
            <text:p>5,88235294117647</text:p>
          </table:table-cell>
          <table:table-cell office:value-type="float" office:value="217" calcext:value-type="float">
            <text:p>217</text:p>
          </table:table-cell>
          <table:table-cell table:formula="of:=IFERROR(([.P212]/[.D212])*100; &quot;&quot;)" office:value-type="float" office:value="75.0865051903114" calcext:value-type="float">
            <text:p>75,0865051903114</text:p>
          </table:table-cell>
          <table:table-cell office:value-type="float" office:value="72" calcext:value-type="float">
            <text:p>72</text:p>
          </table:table-cell>
          <table:table-cell table:formula="of:=IFERROR(([.R212]/[.D212])*100; &quot;&quot;)" office:value-type="float" office:value="24.9134948096886" calcext:value-type="float">
            <text:p>24,9134948096886</text:p>
          </table:table-cell>
          <table:table-cell office:value-type="float" office:value="24" calcext:value-type="float">
            <text:p>24</text:p>
          </table:table-cell>
          <table:table-cell table:formula="of:=IFERROR(([.T212]/[.R212])*100; &quot;&quot;)" office:value-type="float" office:value="33.3333333333333" calcext:value-type="float">
            <text:p>33,3333333333333</text:p>
          </table:table-cell>
          <table:table-cell office:value-type="float" office:value="15" calcext:value-type="float">
            <text:p>15</text:p>
          </table:table-cell>
          <table:table-cell table:formula="of:=IFERROR(([.V212]/[.R212])*100; &quot;&quot;)" office:value-type="float" office:value="20.8333333333333" calcext:value-type="float">
            <text:p>20,8333333333333</text:p>
          </table:table-cell>
          <table:table-cell table:formula="of:=IF([.L212] = &quot;&quot; ;&quot;&quot;; [.L212]-[.V212])" office:value-type="float" office:value="1" calcext:value-type="float">
            <text:p>1</text:p>
          </table:table-cell>
          <table:table-cell table:formula="of:=IFERROR(([.X212]/[.P212])*100; &quot;&quot;)" office:value-type="float" office:value="0.460829493087558" calcext:value-type="float">
            <text:p>0,460829493087558</text:p>
          </table:table-cell>
          <table:table-cell office:value-type="float" office:value="16" calcext:value-type="float">
            <text:p>16</text:p>
          </table:table-cell>
          <table:table-cell table:formula="of:=IFERROR(([.Z212]/[.R212])*100; &quot;&quot;)" office:value-type="float" office:value="22.2222222222222" calcext:value-type="float">
            <text:p>22,2222222222222</text:p>
          </table:table-cell>
          <table:table-cell table:formula="of:=IF([.N212] = &quot;&quot; ;&quot;&quot;; [.N212]-[.Z212])" office:value-type="float" office:value="1" calcext:value-type="float">
            <text:p>1</text:p>
          </table:table-cell>
          <table:table-cell table:formula="of:=IFERROR(([.AB212]/[.P212])*100; &quot;&quot;)" office:value-type="float" office:value="0.460829493087558" calcext:value-type="float">
            <text:p>0,460829493087558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IFERROR(([.AF212]/[.P212])*100; &quot;&quot;)" office:value-type="float" office:value="3.2258064516129" calcext:value-type="float">
            <text:p>3,2258064516129</text:p>
          </table:table-cell>
          <table:table-cell office:value-type="float" office:value="79" calcext:value-type="float">
            <text:p>79</text:p>
          </table:table-cell>
          <table:table-cell table:formula="of:=IFERROR(([.AH212]/[.P212])*100; &quot;&quot;)" office:value-type="float" office:value="36.405529953917" calcext:value-type="float">
            <text:p>36,4055299539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212]/[.P212])*100; &quot;&quot;)" office:value-type="float" office:value="0.921658986175115" calcext:value-type="float">
            <text:p>0,9216589861751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IFERROR(([.BP212]/[.P212])*100; &quot;&quot;)" office:value-type="float" office:value="35.4838709677419" calcext:value-type="float">
            <text:p>35,4838709677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12]/[.P2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IFERROR(([.CL212]/[.P212])*100; &quot;&quot;)" office:value-type="float" office:value="15.668202764977" calcext:value-type="float">
            <text:p>15,668202764977</text:p>
          </table:table-cell>
          <table:table-cell office:value-type="float" office:value="9" calcext:value-type="float">
            <text:p>9</text:p>
          </table:table-cell>
          <table:table-cell table:formula="of:=IFERROR(([.CN212]/[.P212])*100; &quot;&quot;)" office:value-type="float" office:value="4.14746543778802" calcext:value-type="float">
            <text:p>4,14746543778802</text:p>
          </table:table-cell>
          <table:table-cell office:value-type="float" office:value="5" calcext:value-type="float">
            <text:p>5</text:p>
          </table:table-cell>
          <table:table-cell table:formula="of:=IFERROR(([.CP212]/[.P212])*100; &quot;&quot;)" office:value-type="float" office:value="2.30414746543779" calcext:value-type="float">
            <text:p>2,30414746543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X212]/[.P212])*100; &quot;&quot;)" office:value-type="float" office:value="0.921658986175115" calcext:value-type="float">
            <text:p>0,9216589861751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12]/[.P2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212]/[.P212])*100; &quot;&quot;)" office:value-type="float" office:value="0.460829493087558" calcext:value-type="float">
            <text:p>0,460829493087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J212]/[.P212])*100; &quot;&quot;)" office:value-type="float" office:value="0.460829493087558" calcext:value-type="float">
            <text:p>0,460829493087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13]=&quot;&quot;;&quot;&quot;;[.C213]-[.AE213])">
            <text:p/>
          </table:table-cell>
          <table:table-cell/>
          <table:table-cell table:formula="of:=IFERROR(([.E213]/[.D213])*100; &quot;&quot;)">
            <text:p/>
          </table:table-cell>
          <table:table-cell/>
          <table:table-cell table:formula="of:=IFERROR(([.G213]/[.D213])*100; &quot;&quot;)">
            <text:p/>
          </table:table-cell>
          <table:table-cell/>
          <table:table-cell table:formula="of:=IFERROR(([.I213]/[.D213])*100; &quot;&quot;)">
            <text:p/>
          </table:table-cell>
          <table:table-cell/>
          <table:table-cell table:style-name="ce3"/>
          <table:table-cell table:formula="of:=IFERROR(([.L213]/[.D213])*100; &quot;&quot;)">
            <text:p/>
          </table:table-cell>
          <table:table-cell table:style-name="ce3"/>
          <table:table-cell table:formula="of:=IFERROR(([.N213]/[.D213])*100; &quot;&quot;)">
            <text:p/>
          </table:table-cell>
          <table:table-cell table:style-name="ce3"/>
          <table:table-cell table:formula="of:=IFERROR(([.P213]/[.D213])*100; &quot;&quot;)">
            <text:p/>
          </table:table-cell>
          <table:table-cell table:style-name="ce3"/>
          <table:table-cell table:formula="of:=IFERROR(([.R213]/[.D213])*100; &quot;&quot;)">
            <text:p/>
          </table:table-cell>
          <table:table-cell table:style-name="ce3"/>
          <table:table-cell table:formula="of:=IFERROR(([.T213]/[.R213])*100; &quot;&quot;)">
            <text:p/>
          </table:table-cell>
          <table:table-cell/>
          <table:table-cell table:formula="of:=IFERROR(([.V213]/[.R213])*100; &quot;&quot;)">
            <text:p/>
          </table:table-cell>
          <table:table-cell table:formula="of:=IF([.L213] = &quot;&quot; ;&quot;&quot;; [.L213]-[.V213])">
            <text:p/>
          </table:table-cell>
          <table:table-cell table:formula="of:=IFERROR(([.X213]/[.P213])*100; &quot;&quot;)">
            <text:p/>
          </table:table-cell>
          <table:table-cell/>
          <table:table-cell table:formula="of:=IFERROR(([.Z213]/[.R213])*100; &quot;&quot;)">
            <text:p/>
          </table:table-cell>
          <table:table-cell table:formula="of:=IF([.N213] = &quot;&quot; ;&quot;&quot;; [.N213]-[.Z213])">
            <text:p/>
          </table:table-cell>
          <table:table-cell table:formula="of:=IFERROR(([.AB213]/[.P213])*100; &quot;&quot;)">
            <text:p/>
          </table:table-cell>
          <table:table-cell table:style-name="ce3" table:number-columns-repeated="3"/>
          <table:table-cell table:formula="of:=IFERROR(([.AF213]/[.P213])*100; &quot;&quot;)">
            <text:p/>
          </table:table-cell>
          <table:table-cell table:style-name="ce3"/>
          <table:table-cell table:formula="of:=IFERROR(([.AH213]/[.P213])*100; &quot;&quot;)">
            <text:p/>
          </table:table-cell>
          <table:table-cell table:style-name="ce3"/>
          <table:table-cell/>
          <table:table-cell table:style-name="ce3"/>
          <table:table-cell table:formula="of:=IFERROR(([.AL213]/[.P21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13]/[.P213])*100; &quot;&quot;)">
            <text:p/>
          </table:table-cell>
          <table:table-cell table:style-name="ce3"/>
          <table:table-cell/>
          <table:table-cell table:style-name="ce3"/>
          <table:table-cell table:formula="of:=IFERROR(([.BT213]/[.P21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13]/[.P213])*100; &quot;&quot;)">
            <text:p/>
          </table:table-cell>
          <table:table-cell table:style-name="ce3"/>
          <table:table-cell table:formula="of:=IFERROR(([.CN213]/[.P213])*100; &quot;&quot;)">
            <text:p/>
          </table:table-cell>
          <table:table-cell table:style-name="ce3"/>
          <table:table-cell table:formula="of:=IFERROR(([.CP213]/[.P21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13]/[.P213])*100; &quot;&quot;)">
            <text:p/>
          </table:table-cell>
          <table:table-cell table:style-name="ce3"/>
          <table:table-cell/>
          <table:table-cell table:style-name="ce3"/>
          <table:table-cell table:formula="of:=IFERROR(([.DB213]/[.P213])*100; &quot;&quot;)">
            <text:p/>
          </table:table-cell>
          <table:table-cell table:style-name="ce3"/>
          <table:table-cell/>
          <table:table-cell table:style-name="ce3"/>
          <table:table-cell table:formula="of:=IFERROR(([.DF213]/[.P213])*100; &quot;&quot;)">
            <text:p/>
          </table:table-cell>
          <table:table-cell table:style-name="ce3"/>
          <table:table-cell/>
          <table:table-cell table:style-name="ce3"/>
          <table:table-cell table:formula="of:=IFERROR(([.DJ213]/[.P21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360 v1</text:p>
          </table:table-cell>
          <table:table-cell office:value-type="string" calcext:value-type="string">
            <text:p>111.06.33</text:p>
          </table:table-cell>
          <table:table-cell office:value-type="float" office:value="324" calcext:value-type="float">
            <text:p>324</text:p>
          </table:table-cell>
          <table:table-cell table:formula="of:=IF([.C214]=&quot;&quot;;&quot;&quot;;[.C214]-[.AE214])" office:value-type="float" office:value="273" calcext:value-type="float">
            <text:p>273</text:p>
          </table:table-cell>
          <table:table-cell office:value-type="float" office:value="273" calcext:value-type="float">
            <text:p>273</text:p>
          </table:table-cell>
          <table:table-cell table:formula="of:=IFERROR(([.E214]/[.D214])*100; &quot;&quot;)"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formula="of:=IFERROR(([.G214]/[.D214])*100; &quot;&quot;)" office:value-type="float" office:value="51.2820512820513" calcext:value-type="float">
            <text:p>51,2820512820513</text:p>
          </table:table-cell>
          <table:table-cell office:value-type="float" office:value="127" calcext:value-type="float">
            <text:p>127</text:p>
          </table:table-cell>
          <table:table-cell table:formula="of:=IFERROR(([.I214]/[.D214])*100; &quot;&quot;)" office:value-type="float" office:value="46.5201465201465" calcext:value-type="float">
            <text:p>46,520146520146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ERROR(([.L214]/[.D214])*100; &quot;&quot;)" office:value-type="float" office:value="3.66300366300366" calcext:value-type="float">
            <text:p>3,66300366300366</text:p>
          </table:table-cell>
          <table:table-cell office:value-type="float" office:value="8" calcext:value-type="float">
            <text:p>8</text:p>
          </table:table-cell>
          <table:table-cell table:formula="of:=IFERROR(([.N214]/[.D214])*100; &quot;&quot;)" office:value-type="float" office:value="2.93040293040293" calcext:value-type="float">
            <text:p>2,93040293040293</text:p>
          </table:table-cell>
          <table:table-cell office:value-type="float" office:value="210" calcext:value-type="float">
            <text:p>210</text:p>
          </table:table-cell>
          <table:table-cell table:formula="of:=IFERROR(([.P214]/[.D214])*100; &quot;&quot;)" office:value-type="float" office:value="76.9230769230769" calcext:value-type="float">
            <text:p>76,9230769230769</text:p>
          </table:table-cell>
          <table:table-cell office:value-type="float" office:value="63" calcext:value-type="float">
            <text:p>63</text:p>
          </table:table-cell>
          <table:table-cell table:formula="of:=IFERROR(([.R214]/[.D214])*100; &quot;&quot;)" office:value-type="float" office:value="23.0769230769231" calcext:value-type="float">
            <text:p>23,0769230769231</text:p>
          </table:table-cell>
          <table:table-cell office:value-type="float" office:value="18" calcext:value-type="float">
            <text:p>18</text:p>
          </table:table-cell>
          <table:table-cell table:formula="of:=IFERROR(([.T214]/[.R214])*100; &quot;&quot;)" office:value-type="float" office:value="28.5714285714286" calcext:value-type="float">
            <text:p>28,5714285714286</text:p>
          </table:table-cell>
          <table:table-cell office:value-type="float" office:value="10" calcext:value-type="float">
            <text:p>10</text:p>
          </table:table-cell>
          <table:table-cell table:formula="of:=IFERROR(([.V214]/[.R214])*100; &quot;&quot;)" office:value-type="float" office:value="15.8730158730159" calcext:value-type="float">
            <text:p>15,8730158730159</text:p>
          </table:table-cell>
          <table:table-cell table:formula="of:=IF([.L214] = &quot;&quot; ;&quot;&quot;; [.L214]-[.V214])" office:value-type="float" office:value="0" calcext:value-type="float">
            <text:p>0</text:p>
          </table:table-cell>
          <table:table-cell table:formula="of:=IFERROR(([.X214]/[.P214])*100; &quot;&quot;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ERROR(([.Z214]/[.R214])*100; &quot;&quot;)" office:value-type="float" office:value="12.6984126984127" calcext:value-type="float">
            <text:p>12,6984126984127</text:p>
          </table:table-cell>
          <table:table-cell table:formula="of:=IF([.N214] = &quot;&quot; ;&quot;&quot;; [.N214]-[.Z214])" office:value-type="float" office:value="0" calcext:value-type="float">
            <text:p>0</text:p>
          </table:table-cell>
          <table:table-cell table:formula="of:=IFERROR(([.AB214]/[.P214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IFERROR(([.AF214]/[.P214])*100; &quot;&quot;)" office:value-type="float" office:value="1.90476190476191" calcext:value-type="float">
            <text:p>1,90476190476191</text:p>
          </table:table-cell>
          <table:table-cell office:value-type="float" office:value="76" calcext:value-type="float">
            <text:p>76</text:p>
          </table:table-cell>
          <table:table-cell table:formula="of:=IFERROR(([.AH214]/[.P214])*100; &quot;&quot;)" office:value-type="float" office:value="36.1904761904762" calcext:value-type="float">
            <text:p>36,19047619047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214]/[.P214])*100; &quot;&quot;)" office:value-type="float" office:value="1.42857142857143" calcext:value-type="float">
            <text:p>1,42857142857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IFERROR(([.BP214]/[.P214])*100; &quot;&quot;)" office:value-type="float" office:value="7.61904761904762" calcext:value-type="float">
            <text:p>7,619047619047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14]/[.P2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IFERROR(([.CL214]/[.P214])*100; &quot;&quot;)" office:value-type="float" office:value="44.2857142857143" calcext:value-type="float">
            <text:p>44,2857142857143</text:p>
          </table:table-cell>
          <table:table-cell office:value-type="float" office:value="9" calcext:value-type="float">
            <text:p>9</text:p>
          </table:table-cell>
          <table:table-cell table:formula="of:=IFERROR(([.CN214]/[.P214])*100; &quot;&quot;)" office:value-type="float" office:value="4.28571428571429" calcext:value-type="float">
            <text:p>4,28571428571429</text:p>
          </table:table-cell>
          <table:table-cell office:value-type="float" office:value="3" calcext:value-type="float">
            <text:p>3</text:p>
          </table:table-cell>
          <table:table-cell table:formula="of:=IFERROR(([.CP214]/[.P214])*100; &quot;&quot;)" office:value-type="float" office:value="1.42857142857143" calcext:value-type="float">
            <text:p>1,42857142857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214]/[.P214])*100; &quot;&quot;)" office:value-type="float" office:value="1.90476190476191" calcext:value-type="float">
            <text:p>1,904761904761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B214]/[.P214])*100; &quot;&quot;)" office:value-type="float" office:value="0.476190476190476" calcext:value-type="float">
            <text:p>0,476190476190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214]/[.P214])*100; &quot;&quot;)" office:value-type="float" office:value="0.476190476190476" calcext:value-type="float">
            <text:p>0,476190476190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14]/[.P2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360.06.35</text:p>
          </table:table-cell>
          <table:table-cell office:value-type="float" office:value="324" calcext:value-type="float">
            <text:p>324</text:p>
          </table:table-cell>
          <table:table-cell table:formula="of:=IF([.C215]=&quot;&quot;;&quot;&quot;;[.C215]-[.AE215])" office:value-type="float" office:value="273" calcext:value-type="float">
            <text:p>273</text:p>
          </table:table-cell>
          <table:table-cell office:value-type="float" office:value="273" calcext:value-type="float">
            <text:p>273</text:p>
          </table:table-cell>
          <table:table-cell table:formula="of:=IFERROR(([.E215]/[.D215])*100; &quot;&quot;)"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formula="of:=IFERROR(([.G215]/[.D215])*100; &quot;&quot;)" office:value-type="float" office:value="51.2820512820513" calcext:value-type="float">
            <text:p>51,2820512820513</text:p>
          </table:table-cell>
          <table:table-cell office:value-type="float" office:value="127" calcext:value-type="float">
            <text:p>127</text:p>
          </table:table-cell>
          <table:table-cell table:formula="of:=IFERROR(([.I215]/[.D215])*100; &quot;&quot;)" office:value-type="float" office:value="46.5201465201465" calcext:value-type="float">
            <text:p>46,520146520146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ERROR(([.L215]/[.D215])*100; &quot;&quot;)" office:value-type="float" office:value="3.66300366300366" calcext:value-type="float">
            <text:p>3,66300366300366</text:p>
          </table:table-cell>
          <table:table-cell office:value-type="float" office:value="8" calcext:value-type="float">
            <text:p>8</text:p>
          </table:table-cell>
          <table:table-cell table:formula="of:=IFERROR(([.N215]/[.D215])*100; &quot;&quot;)" office:value-type="float" office:value="2.93040293040293" calcext:value-type="float">
            <text:p>2,93040293040293</text:p>
          </table:table-cell>
          <table:table-cell office:value-type="float" office:value="210" calcext:value-type="float">
            <text:p>210</text:p>
          </table:table-cell>
          <table:table-cell table:formula="of:=IFERROR(([.P215]/[.D215])*100; &quot;&quot;)" office:value-type="float" office:value="76.9230769230769" calcext:value-type="float">
            <text:p>76,9230769230769</text:p>
          </table:table-cell>
          <table:table-cell office:value-type="float" office:value="63" calcext:value-type="float">
            <text:p>63</text:p>
          </table:table-cell>
          <table:table-cell table:formula="of:=IFERROR(([.R215]/[.D215])*100; &quot;&quot;)" office:value-type="float" office:value="23.0769230769231" calcext:value-type="float">
            <text:p>23,0769230769231</text:p>
          </table:table-cell>
          <table:table-cell office:value-type="float" office:value="18" calcext:value-type="float">
            <text:p>18</text:p>
          </table:table-cell>
          <table:table-cell table:formula="of:=IFERROR(([.T215]/[.R215])*100; &quot;&quot;)" office:value-type="float" office:value="28.5714285714286" calcext:value-type="float">
            <text:p>28,5714285714286</text:p>
          </table:table-cell>
          <table:table-cell office:value-type="float" office:value="10" calcext:value-type="float">
            <text:p>10</text:p>
          </table:table-cell>
          <table:table-cell table:formula="of:=IFERROR(([.V215]/[.R215])*100; &quot;&quot;)" office:value-type="float" office:value="15.8730158730159" calcext:value-type="float">
            <text:p>15,8730158730159</text:p>
          </table:table-cell>
          <table:table-cell table:formula="of:=IF([.L215] = &quot;&quot; ;&quot;&quot;; [.L215]-[.V215])" office:value-type="float" office:value="0" calcext:value-type="float">
            <text:p>0</text:p>
          </table:table-cell>
          <table:table-cell table:formula="of:=IFERROR(([.X215]/[.P215])*100; &quot;&quot;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ERROR(([.Z215]/[.R215])*100; &quot;&quot;)" office:value-type="float" office:value="12.6984126984127" calcext:value-type="float">
            <text:p>12,6984126984127</text:p>
          </table:table-cell>
          <table:table-cell table:formula="of:=IF([.N215] = &quot;&quot; ;&quot;&quot;; [.N215]-[.Z215])" office:value-type="float" office:value="0" calcext:value-type="float">
            <text:p>0</text:p>
          </table:table-cell>
          <table:table-cell table:formula="of:=IFERROR(([.AB215]/[.P215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IFERROR(([.AF215]/[.P215])*100; &quot;&quot;)" office:value-type="float" office:value="1.90476190476191" calcext:value-type="float">
            <text:p>1,90476190476191</text:p>
          </table:table-cell>
          <table:table-cell office:value-type="float" office:value="76" calcext:value-type="float">
            <text:p>76</text:p>
          </table:table-cell>
          <table:table-cell table:formula="of:=IFERROR(([.AH215]/[.P215])*100; &quot;&quot;)" office:value-type="float" office:value="36.1904761904762" calcext:value-type="float">
            <text:p>36,19047619047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215]/[.P215])*100; &quot;&quot;)" office:value-type="float" office:value="1.42857142857143" calcext:value-type="float">
            <text:p>1,42857142857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IFERROR(([.BP215]/[.P215])*100; &quot;&quot;)" office:value-type="float" office:value="7.61904761904762" calcext:value-type="float">
            <text:p>7,619047619047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15]/[.P2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IFERROR(([.CL215]/[.P215])*100; &quot;&quot;)" office:value-type="float" office:value="44.2857142857143" calcext:value-type="float">
            <text:p>44,2857142857143</text:p>
          </table:table-cell>
          <table:table-cell office:value-type="float" office:value="9" calcext:value-type="float">
            <text:p>9</text:p>
          </table:table-cell>
          <table:table-cell table:formula="of:=IFERROR(([.CN215]/[.P215])*100; &quot;&quot;)" office:value-type="float" office:value="4.28571428571429" calcext:value-type="float">
            <text:p>4,28571428571429</text:p>
          </table:table-cell>
          <table:table-cell office:value-type="float" office:value="3" calcext:value-type="float">
            <text:p>3</text:p>
          </table:table-cell>
          <table:table-cell table:formula="of:=IFERROR(([.CP215]/[.P215])*100; &quot;&quot;)" office:value-type="float" office:value="1.42857142857143" calcext:value-type="float">
            <text:p>1,42857142857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215]/[.P215])*100; &quot;&quot;)" office:value-type="float" office:value="1.90476190476191" calcext:value-type="float">
            <text:p>1,904761904761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B215]/[.P215])*100; &quot;&quot;)" office:value-type="float" office:value="0.476190476190476" calcext:value-type="float">
            <text:p>0,476190476190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215]/[.P215])*100; &quot;&quot;)" office:value-type="float" office:value="0.476190476190476" calcext:value-type="float">
            <text:p>0,476190476190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15]/[.P2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111.06.31</text:p>
          </table:table-cell>
          <table:table-cell office:value-type="float" office:value="322" calcext:value-type="float">
            <text:p>322</text:p>
          </table:table-cell>
          <table:table-cell table:formula="of:=IF([.C216]=&quot;&quot;;&quot;&quot;;[.C216]-[.AE216])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table:formula="of:=IFERROR(([.E216]/[.D216])*100; &quot;&quot;)"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table:formula="of:=IFERROR(([.G216]/[.D216])*100; &quot;&quot;)" office:value-type="float" office:value="50.7407407407407" calcext:value-type="float">
            <text:p>50,7407407407407</text:p>
          </table:table-cell>
          <table:table-cell office:value-type="float" office:value="127" calcext:value-type="float">
            <text:p>127</text:p>
          </table:table-cell>
          <table:table-cell table:formula="of:=IFERROR(([.I216]/[.D216])*100; &quot;&quot;)" office:value-type="float" office:value="47.037037037037" calcext:value-type="float">
            <text:p>47,0370370370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ERROR(([.L216]/[.D216])*100; &quot;&quot;)" office:value-type="float" office:value="3.7037037037037" calcext:value-type="float">
            <text:p>3,7037037037037</text:p>
          </table:table-cell>
          <table:table-cell office:value-type="float" office:value="8" calcext:value-type="float">
            <text:p>8</text:p>
          </table:table-cell>
          <table:table-cell table:formula="of:=IFERROR(([.N216]/[.D216])*100; &quot;&quot;)" office:value-type="float" office:value="2.96296296296296" calcext:value-type="float">
            <text:p>2,96296296296296</text:p>
          </table:table-cell>
          <table:table-cell office:value-type="float" office:value="207" calcext:value-type="float">
            <text:p>207</text:p>
          </table:table-cell>
          <table:table-cell table:formula="of:=IFERROR(([.P216]/[.D216])*100; &quot;&quot;)" office:value-type="float" office:value="76.6666666666667" calcext:value-type="float">
            <text:p>76,6666666666667</text:p>
          </table:table-cell>
          <table:table-cell office:value-type="float" office:value="63" calcext:value-type="float">
            <text:p>63</text:p>
          </table:table-cell>
          <table:table-cell table:formula="of:=IFERROR(([.R216]/[.D216])*100; &quot;&quot;)" office:value-type="float" office:value="23.3333333333333" calcext:value-type="float">
            <text:p>23,3333333333333</text:p>
          </table:table-cell>
          <table:table-cell office:value-type="float" office:value="18" calcext:value-type="float">
            <text:p>18</text:p>
          </table:table-cell>
          <table:table-cell table:formula="of:=IFERROR(([.T216]/[.R216])*100; &quot;&quot;)" office:value-type="float" office:value="28.5714285714286" calcext:value-type="float">
            <text:p>28,5714285714286</text:p>
          </table:table-cell>
          <table:table-cell office:value-type="float" office:value="10" calcext:value-type="float">
            <text:p>10</text:p>
          </table:table-cell>
          <table:table-cell table:formula="of:=IFERROR(([.V216]/[.R216])*100; &quot;&quot;)" office:value-type="float" office:value="15.8730158730159" calcext:value-type="float">
            <text:p>15,8730158730159</text:p>
          </table:table-cell>
          <table:table-cell table:formula="of:=IF([.L216] = &quot;&quot; ;&quot;&quot;; [.L216]-[.V216])" office:value-type="float" office:value="0" calcext:value-type="float">
            <text:p>0</text:p>
          </table:table-cell>
          <table:table-cell table:formula="of:=IFERROR(([.X216]/[.P216])*100; &quot;&quot;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ERROR(([.Z216]/[.R216])*100; &quot;&quot;)" office:value-type="float" office:value="12.6984126984127" calcext:value-type="float">
            <text:p>12,6984126984127</text:p>
          </table:table-cell>
          <table:table-cell table:formula="of:=IF([.N216] = &quot;&quot; ;&quot;&quot;; [.N216]-[.Z216])" office:value-type="float" office:value="0" calcext:value-type="float">
            <text:p>0</text:p>
          </table:table-cell>
          <table:table-cell table:formula="of:=IFERROR(([.AB216]/[.P216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IFERROR(([.AF216]/[.P216])*100; &quot;&quot;)" office:value-type="float" office:value="1.93236714975845" calcext:value-type="float">
            <text:p>1,93236714975845</text:p>
          </table:table-cell>
          <table:table-cell office:value-type="float" office:value="74" calcext:value-type="float">
            <text:p>74</text:p>
          </table:table-cell>
          <table:table-cell table:formula="of:=IFERROR(([.AH216]/[.P216])*100; &quot;&quot;)" office:value-type="float" office:value="35.7487922705314" calcext:value-type="float">
            <text:p>35,7487922705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216]/[.P216])*100; &quot;&quot;)" office:value-type="float" office:value="1.44927536231884" calcext:value-type="float">
            <text:p>1,449275362318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ERROR(([.BP216]/[.P216])*100; &quot;&quot;)" office:value-type="float" office:value="7.2463768115942" calcext:value-type="float">
            <text:p>7,24637681159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16]/[.P2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IFERROR(([.CL216]/[.P216])*100; &quot;&quot;)" office:value-type="float" office:value="44.4444444444444" calcext:value-type="float">
            <text:p>44,4444444444444</text:p>
          </table:table-cell>
          <table:table-cell office:value-type="float" office:value="8" calcext:value-type="float">
            <text:p>8</text:p>
          </table:table-cell>
          <table:table-cell table:formula="of:=IFERROR(([.CN216]/[.P216])*100; &quot;&quot;)" office:value-type="float" office:value="3.86473429951691" calcext:value-type="float">
            <text:p>3,86473429951691</text:p>
          </table:table-cell>
          <table:table-cell office:value-type="float" office:value="5" calcext:value-type="float">
            <text:p>5</text:p>
          </table:table-cell>
          <table:table-cell table:formula="of:=IFERROR(([.CP216]/[.P216])*100; &quot;&quot;)" office:value-type="float" office:value="2.41545893719807" calcext:value-type="float">
            <text:p>2,415458937198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216]/[.P216])*100; &quot;&quot;)" office:value-type="float" office:value="1.93236714975845" calcext:value-type="float">
            <text:p>1,932367149758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B216]/[.P216])*100; &quot;&quot;)" office:value-type="float" office:value="0.483091787439613" calcext:value-type="float">
            <text:p>0,483091787439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216]/[.P216])*100; &quot;&quot;)" office:value-type="float" office:value="0.483091787439613" calcext:value-type="float">
            <text:p>0,483091787439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16]/[.P2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360.06.33</text:p>
          </table:table-cell>
          <table:table-cell office:value-type="float" office:value="322" calcext:value-type="float">
            <text:p>322</text:p>
          </table:table-cell>
          <table:table-cell table:formula="of:=IF([.C217]=&quot;&quot;;&quot;&quot;;[.C217]-[.AE217])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table:formula="of:=IFERROR(([.E217]/[.D217])*100; &quot;&quot;)"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table:formula="of:=IFERROR(([.G217]/[.D217])*100; &quot;&quot;)" office:value-type="float" office:value="50.7407407407407" calcext:value-type="float">
            <text:p>50,7407407407407</text:p>
          </table:table-cell>
          <table:table-cell office:value-type="float" office:value="127" calcext:value-type="float">
            <text:p>127</text:p>
          </table:table-cell>
          <table:table-cell table:formula="of:=IFERROR(([.I217]/[.D217])*100; &quot;&quot;)" office:value-type="float" office:value="47.037037037037" calcext:value-type="float">
            <text:p>47,0370370370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ERROR(([.L217]/[.D217])*100; &quot;&quot;)" office:value-type="float" office:value="3.7037037037037" calcext:value-type="float">
            <text:p>3,7037037037037</text:p>
          </table:table-cell>
          <table:table-cell office:value-type="float" office:value="8" calcext:value-type="float">
            <text:p>8</text:p>
          </table:table-cell>
          <table:table-cell table:formula="of:=IFERROR(([.N217]/[.D217])*100; &quot;&quot;)" office:value-type="float" office:value="2.96296296296296" calcext:value-type="float">
            <text:p>2,96296296296296</text:p>
          </table:table-cell>
          <table:table-cell office:value-type="float" office:value="207" calcext:value-type="float">
            <text:p>207</text:p>
          </table:table-cell>
          <table:table-cell table:formula="of:=IFERROR(([.P217]/[.D217])*100; &quot;&quot;)" office:value-type="float" office:value="76.6666666666667" calcext:value-type="float">
            <text:p>76,6666666666667</text:p>
          </table:table-cell>
          <table:table-cell office:value-type="float" office:value="63" calcext:value-type="float">
            <text:p>63</text:p>
          </table:table-cell>
          <table:table-cell table:formula="of:=IFERROR(([.R217]/[.D217])*100; &quot;&quot;)" office:value-type="float" office:value="23.3333333333333" calcext:value-type="float">
            <text:p>23,3333333333333</text:p>
          </table:table-cell>
          <table:table-cell office:value-type="float" office:value="17" calcext:value-type="float">
            <text:p>17</text:p>
          </table:table-cell>
          <table:table-cell table:formula="of:=IFERROR(([.T217]/[.R217])*100; &quot;&quot;)" office:value-type="float" office:value="26.984126984127" calcext:value-type="float">
            <text:p>26,984126984127</text:p>
          </table:table-cell>
          <table:table-cell office:value-type="float" office:value="10" calcext:value-type="float">
            <text:p>10</text:p>
          </table:table-cell>
          <table:table-cell table:formula="of:=IFERROR(([.V217]/[.R217])*100; &quot;&quot;)" office:value-type="float" office:value="15.8730158730159" calcext:value-type="float">
            <text:p>15,8730158730159</text:p>
          </table:table-cell>
          <table:table-cell table:formula="of:=IF([.L217] = &quot;&quot; ;&quot;&quot;; [.L217]-[.V217])" office:value-type="float" office:value="0" calcext:value-type="float">
            <text:p>0</text:p>
          </table:table-cell>
          <table:table-cell table:formula="of:=IFERROR(([.X217]/[.P217])*100; &quot;&quot;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ERROR(([.Z217]/[.R217])*100; &quot;&quot;)" office:value-type="float" office:value="12.6984126984127" calcext:value-type="float">
            <text:p>12,6984126984127</text:p>
          </table:table-cell>
          <table:table-cell table:formula="of:=IF([.N217] = &quot;&quot; ;&quot;&quot;; [.N217]-[.Z217])" office:value-type="float" office:value="0" calcext:value-type="float">
            <text:p>0</text:p>
          </table:table-cell>
          <table:table-cell table:formula="of:=IFERROR(([.AB217]/[.P217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IFERROR(([.AF217]/[.P217])*100; &quot;&quot;)" office:value-type="float" office:value="1.93236714975845" calcext:value-type="float">
            <text:p>1,93236714975845</text:p>
          </table:table-cell>
          <table:table-cell office:value-type="float" office:value="74" calcext:value-type="float">
            <text:p>74</text:p>
          </table:table-cell>
          <table:table-cell table:formula="of:=IFERROR(([.AH217]/[.P217])*100; &quot;&quot;)" office:value-type="float" office:value="35.7487922705314" calcext:value-type="float">
            <text:p>35,7487922705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217]/[.P217])*100; &quot;&quot;)" office:value-type="float" office:value="1.44927536231884" calcext:value-type="float">
            <text:p>1,449275362318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ERROR(([.BP217]/[.P217])*100; &quot;&quot;)" office:value-type="float" office:value="7.2463768115942" calcext:value-type="float">
            <text:p>7,24637681159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17]/[.P21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IFERROR(([.CL217]/[.P217])*100; &quot;&quot;)" office:value-type="float" office:value="44.4444444444444" calcext:value-type="float">
            <text:p>44,4444444444444</text:p>
          </table:table-cell>
          <table:table-cell office:value-type="float" office:value="8" calcext:value-type="float">
            <text:p>8</text:p>
          </table:table-cell>
          <table:table-cell table:formula="of:=IFERROR(([.CN217]/[.P217])*100; &quot;&quot;)" office:value-type="float" office:value="3.86473429951691" calcext:value-type="float">
            <text:p>3,86473429951691</text:p>
          </table:table-cell>
          <table:table-cell office:value-type="float" office:value="5" calcext:value-type="float">
            <text:p>5</text:p>
          </table:table-cell>
          <table:table-cell table:formula="of:=IFERROR(([.CP217]/[.P217])*100; &quot;&quot;)" office:value-type="float" office:value="2.41545893719807" calcext:value-type="float">
            <text:p>2,415458937198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217]/[.P217])*100; &quot;&quot;)" office:value-type="float" office:value="1.93236714975845" calcext:value-type="float">
            <text:p>1,932367149758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B217]/[.P217])*100; &quot;&quot;)" office:value-type="float" office:value="0.483091787439613" calcext:value-type="float">
            <text:p>0,483091787439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217]/[.P217])*100; &quot;&quot;)" office:value-type="float" office:value="0.483091787439613" calcext:value-type="float">
            <text:p>0,483091787439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17]/[.P21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18]=&quot;&quot;;&quot;&quot;;[.C218]-[.AE218])">
            <text:p/>
          </table:table-cell>
          <table:table-cell/>
          <table:table-cell table:formula="of:=IFERROR(([.E218]/[.D218])*100; &quot;&quot;)">
            <text:p/>
          </table:table-cell>
          <table:table-cell/>
          <table:table-cell table:formula="of:=IFERROR(([.G218]/[.D218])*100; &quot;&quot;)">
            <text:p/>
          </table:table-cell>
          <table:table-cell/>
          <table:table-cell table:formula="of:=IFERROR(([.I218]/[.D218])*100; &quot;&quot;)">
            <text:p/>
          </table:table-cell>
          <table:table-cell/>
          <table:table-cell table:style-name="ce3"/>
          <table:table-cell table:formula="of:=IFERROR(([.L218]/[.D218])*100; &quot;&quot;)">
            <text:p/>
          </table:table-cell>
          <table:table-cell table:style-name="ce3"/>
          <table:table-cell table:formula="of:=IFERROR(([.N218]/[.D218])*100; &quot;&quot;)">
            <text:p/>
          </table:table-cell>
          <table:table-cell table:style-name="ce3"/>
          <table:table-cell table:formula="of:=IFERROR(([.P218]/[.D218])*100; &quot;&quot;)">
            <text:p/>
          </table:table-cell>
          <table:table-cell table:style-name="ce3"/>
          <table:table-cell table:formula="of:=IFERROR(([.R218]/[.D218])*100; &quot;&quot;)">
            <text:p/>
          </table:table-cell>
          <table:table-cell table:style-name="ce3"/>
          <table:table-cell table:formula="of:=IFERROR(([.T218]/[.R218])*100; &quot;&quot;)">
            <text:p/>
          </table:table-cell>
          <table:table-cell/>
          <table:table-cell table:formula="of:=IFERROR(([.V218]/[.R218])*100; &quot;&quot;)">
            <text:p/>
          </table:table-cell>
          <table:table-cell table:formula="of:=IF([.L218] = &quot;&quot; ;&quot;&quot;; [.L218]-[.V218])">
            <text:p/>
          </table:table-cell>
          <table:table-cell table:formula="of:=IFERROR(([.X218]/[.P218])*100; &quot;&quot;)">
            <text:p/>
          </table:table-cell>
          <table:table-cell/>
          <table:table-cell table:formula="of:=IFERROR(([.Z218]/[.R218])*100; &quot;&quot;)">
            <text:p/>
          </table:table-cell>
          <table:table-cell table:formula="of:=IF([.N218] = &quot;&quot; ;&quot;&quot;; [.N218]-[.Z218])">
            <text:p/>
          </table:table-cell>
          <table:table-cell table:formula="of:=IFERROR(([.AB218]/[.P218])*100; &quot;&quot;)">
            <text:p/>
          </table:table-cell>
          <table:table-cell table:style-name="ce3" table:number-columns-repeated="3"/>
          <table:table-cell table:formula="of:=IFERROR(([.AF218]/[.P218])*100; &quot;&quot;)">
            <text:p/>
          </table:table-cell>
          <table:table-cell table:style-name="ce3"/>
          <table:table-cell table:formula="of:=IFERROR(([.AH218]/[.P218])*100; &quot;&quot;)">
            <text:p/>
          </table:table-cell>
          <table:table-cell table:style-name="ce3"/>
          <table:table-cell/>
          <table:table-cell table:style-name="ce3"/>
          <table:table-cell table:formula="of:=IFERROR(([.AL218]/[.P21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18]/[.P218])*100; &quot;&quot;)">
            <text:p/>
          </table:table-cell>
          <table:table-cell table:style-name="ce3"/>
          <table:table-cell/>
          <table:table-cell table:style-name="ce3"/>
          <table:table-cell table:formula="of:=IFERROR(([.BT218]/[.P21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18]/[.P218])*100; &quot;&quot;)">
            <text:p/>
          </table:table-cell>
          <table:table-cell table:style-name="ce3"/>
          <table:table-cell table:formula="of:=IFERROR(([.CN218]/[.P218])*100; &quot;&quot;)">
            <text:p/>
          </table:table-cell>
          <table:table-cell table:style-name="ce3"/>
          <table:table-cell table:formula="of:=IFERROR(([.CP218]/[.P21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18]/[.P218])*100; &quot;&quot;)">
            <text:p/>
          </table:table-cell>
          <table:table-cell table:style-name="ce3"/>
          <table:table-cell/>
          <table:table-cell table:style-name="ce3"/>
          <table:table-cell table:formula="of:=IFERROR(([.DB218]/[.P218])*100; &quot;&quot;)">
            <text:p/>
          </table:table-cell>
          <table:table-cell table:style-name="ce3"/>
          <table:table-cell/>
          <table:table-cell table:style-name="ce3"/>
          <table:table-cell table:formula="of:=IFERROR(([.DF218]/[.P218])*100; &quot;&quot;)">
            <text:p/>
          </table:table-cell>
          <table:table-cell table:style-name="ce3"/>
          <table:table-cell/>
          <table:table-cell table:style-name="ce3"/>
          <table:table-cell table:formula="of:=IFERROR(([.DJ218]/[.P21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330 sl</text:p>
          </table:table-cell>
          <table:table-cell office:value-type="string" calcext:value-type="string">
            <text:p>06.55</text:p>
          </table:table-cell>
          <table:table-cell office:value-type="float" office:value="334" calcext:value-type="float">
            <text:p>334</text:p>
          </table:table-cell>
          <table:table-cell table:formula="of:=IF([.C219]=&quot;&quot;;&quot;&quot;;[.C219]-[.AE219])" office:value-type="float" office:value="281" calcext:value-type="float">
            <text:p>281</text:p>
          </table:table-cell>
          <table:table-cell office:value-type="float" office:value="281" calcext:value-type="float">
            <text:p>281</text:p>
          </table:table-cell>
          <table:table-cell table:formula="of:=IFERROR(([.E219]/[.D219])*100; &quot;&quot;)"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table:formula="of:=IFERROR(([.G219]/[.D219])*100; &quot;&quot;)" office:value-type="float" office:value="51.2455516014235" calcext:value-type="float">
            <text:p>51,2455516014235</text:p>
          </table:table-cell>
          <table:table-cell office:value-type="float" office:value="131" calcext:value-type="float">
            <text:p>131</text:p>
          </table:table-cell>
          <table:table-cell table:formula="of:=IFERROR(([.I219]/[.D219])*100; &quot;&quot;)" office:value-type="float" office:value="46.6192170818505" calcext:value-type="float">
            <text:p>46,619217081850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ERROR(([.L219]/[.D219])*100; &quot;&quot;)" office:value-type="float" office:value="4.27046263345196" calcext:value-type="float">
            <text:p>4,27046263345196</text:p>
          </table:table-cell>
          <table:table-cell office:value-type="float" office:value="11" calcext:value-type="float">
            <text:p>11</text:p>
          </table:table-cell>
          <table:table-cell table:formula="of:=IFERROR(([.N219]/[.D219])*100; &quot;&quot;)" office:value-type="float" office:value="3.91459074733096" calcext:value-type="float">
            <text:p>3,91459074733096</text:p>
          </table:table-cell>
          <table:table-cell office:value-type="float" office:value="219" calcext:value-type="float">
            <text:p>219</text:p>
          </table:table-cell>
          <table:table-cell table:formula="of:=IFERROR(([.P219]/[.D219])*100; &quot;&quot;)" office:value-type="float" office:value="77.9359430604982" calcext:value-type="float">
            <text:p>77,9359430604982</text:p>
          </table:table-cell>
          <table:table-cell office:value-type="float" office:value="62" calcext:value-type="float">
            <text:p>62</text:p>
          </table:table-cell>
          <table:table-cell table:formula="of:=IFERROR(([.R219]/[.D219])*100; &quot;&quot;)" office:value-type="float" office:value="22.0640569395018" calcext:value-type="float">
            <text:p>22,0640569395018</text:p>
          </table:table-cell>
          <table:table-cell office:value-type="float" office:value="18" calcext:value-type="float">
            <text:p>18</text:p>
          </table:table-cell>
          <table:table-cell table:formula="of:=IFERROR(([.T219]/[.R219])*100; &quot;&quot;)" office:value-type="float" office:value="29.0322580645161" calcext:value-type="float">
            <text:p>29,0322580645161</text:p>
          </table:table-cell>
          <table:table-cell office:value-type="float" office:value="12" calcext:value-type="float">
            <text:p>12</text:p>
          </table:table-cell>
          <table:table-cell table:formula="of:=IFERROR(([.V219]/[.R219])*100; &quot;&quot;)" office:value-type="float" office:value="19.3548387096774" calcext:value-type="float">
            <text:p>19,3548387096774</text:p>
          </table:table-cell>
          <table:table-cell table:formula="of:=IF([.L219] = &quot;&quot; ;&quot;&quot;; [.L219]-[.V219])" office:value-type="float" office:value="0" calcext:value-type="float">
            <text:p>0</text:p>
          </table:table-cell>
          <table:table-cell table:formula="of:=IFERROR(([.X219]/[.P219])*100; &quot;&quot;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ERROR(([.Z219]/[.R219])*100; &quot;&quot;)" office:value-type="float" office:value="16.1290322580645" calcext:value-type="float">
            <text:p>16,1290322580645</text:p>
          </table:table-cell>
          <table:table-cell table:formula="of:=IF([.N219] = &quot;&quot; ;&quot;&quot;; [.N219]-[.Z219])" office:value-type="float" office:value="1" calcext:value-type="float">
            <text:p>1</text:p>
          </table:table-cell>
          <table:table-cell table:formula="of:=IFERROR(([.AB219]/[.P219])*100; &quot;&quot;)" office:value-type="float" office:value="0.45662100456621" calcext:value-type="float">
            <text:p>0,4566210045662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IFERROR(([.AF219]/[.P219])*100; &quot;&quot;)" office:value-type="float" office:value="3.19634703196347" calcext:value-type="float">
            <text:p>3,19634703196347</text:p>
          </table:table-cell>
          <table:table-cell office:value-type="float" office:value="76" calcext:value-type="float">
            <text:p>76</text:p>
          </table:table-cell>
          <table:table-cell table:formula="of:=IFERROR(([.AH219]/[.P219])*100; &quot;&quot;)" office:value-type="float" office:value="34.703196347032" calcext:value-type="float">
            <text:p>34,703196347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219]/[.P219])*100; &quot;&quot;)" office:value-type="float" office:value="1.36986301369863" calcext:value-type="float">
            <text:p>1,36986301369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ERROR(([.BP219]/[.P219])*100; &quot;&quot;)" office:value-type="float" office:value="6.84931506849315" calcext:value-type="float">
            <text:p>6,84931506849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19]/[.P2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IFERROR(([.CL219]/[.P219])*100; &quot;&quot;)" office:value-type="float" office:value="44.7488584474886" calcext:value-type="float">
            <text:p>44,7488584474886</text:p>
          </table:table-cell>
          <table:table-cell office:value-type="float" office:value="9" calcext:value-type="float">
            <text:p>9</text:p>
          </table:table-cell>
          <table:table-cell table:formula="of:=IFERROR(([.CN219]/[.P219])*100; &quot;&quot;)" office:value-type="float" office:value="4.10958904109589" calcext:value-type="float">
            <text:p>4,10958904109589</text:p>
          </table:table-cell>
          <table:table-cell office:value-type="float" office:value="5" calcext:value-type="float">
            <text:p>5</text:p>
          </table:table-cell>
          <table:table-cell table:formula="of:=IFERROR(([.CP219]/[.P219])*100; &quot;&quot;)" office:value-type="float" office:value="2.28310502283105" calcext:value-type="float">
            <text:p>2,283105022831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219]/[.P219])*100; &quot;&quot;)" office:value-type="float" office:value="1.82648401826484" calcext:value-type="float">
            <text:p>1,826484018264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B219]/[.P219])*100; &quot;&quot;)" office:value-type="float" office:value="0.45662100456621" calcext:value-type="float">
            <text:p>0,456621004566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219]/[.P219])*100; &quot;&quot;)" office:value-type="float" office:value="0.45662100456621" calcext:value-type="float">
            <text:p>0,456621004566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19]/[.P2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20]=&quot;&quot;;&quot;&quot;;[.C220]-[.AE220])">
            <text:p/>
          </table:table-cell>
          <table:table-cell/>
          <table:table-cell table:formula="of:=IFERROR(([.E220]/[.D220])*100; &quot;&quot;)">
            <text:p/>
          </table:table-cell>
          <table:table-cell/>
          <table:table-cell table:formula="of:=IFERROR(([.G220]/[.D220])*100; &quot;&quot;)">
            <text:p/>
          </table:table-cell>
          <table:table-cell/>
          <table:table-cell table:formula="of:=IFERROR(([.I220]/[.D220])*100; &quot;&quot;)">
            <text:p/>
          </table:table-cell>
          <table:table-cell/>
          <table:table-cell table:style-name="ce3"/>
          <table:table-cell table:formula="of:=IFERROR(([.L220]/[.D220])*100; &quot;&quot;)">
            <text:p/>
          </table:table-cell>
          <table:table-cell table:style-name="ce3"/>
          <table:table-cell table:formula="of:=IFERROR(([.N220]/[.D220])*100; &quot;&quot;)">
            <text:p/>
          </table:table-cell>
          <table:table-cell table:style-name="ce3"/>
          <table:table-cell table:formula="of:=IFERROR(([.P220]/[.D220])*100; &quot;&quot;)">
            <text:p/>
          </table:table-cell>
          <table:table-cell table:style-name="ce3"/>
          <table:table-cell table:formula="of:=IFERROR(([.R220]/[.D220])*100; &quot;&quot;)">
            <text:p/>
          </table:table-cell>
          <table:table-cell table:style-name="ce3"/>
          <table:table-cell table:formula="of:=IFERROR(([.T220]/[.R220])*100; &quot;&quot;)">
            <text:p/>
          </table:table-cell>
          <table:table-cell/>
          <table:table-cell table:formula="of:=IFERROR(([.V220]/[.R220])*100; &quot;&quot;)">
            <text:p/>
          </table:table-cell>
          <table:table-cell table:formula="of:=IF([.L220] = &quot;&quot; ;&quot;&quot;; [.L220]-[.V220])">
            <text:p/>
          </table:table-cell>
          <table:table-cell table:formula="of:=IFERROR(([.X220]/[.P220])*100; &quot;&quot;)">
            <text:p/>
          </table:table-cell>
          <table:table-cell/>
          <table:table-cell table:formula="of:=IFERROR(([.Z220]/[.R220])*100; &quot;&quot;)">
            <text:p/>
          </table:table-cell>
          <table:table-cell table:formula="of:=IF([.N220] = &quot;&quot; ;&quot;&quot;; [.N220]-[.Z220])">
            <text:p/>
          </table:table-cell>
          <table:table-cell table:formula="of:=IFERROR(([.AB220]/[.P220])*100; &quot;&quot;)">
            <text:p/>
          </table:table-cell>
          <table:table-cell table:style-name="ce3" table:number-columns-repeated="3"/>
          <table:table-cell table:formula="of:=IFERROR(([.AF220]/[.P220])*100; &quot;&quot;)">
            <text:p/>
          </table:table-cell>
          <table:table-cell table:style-name="ce3"/>
          <table:table-cell table:formula="of:=IFERROR(([.AH220]/[.P220])*100; &quot;&quot;)">
            <text:p/>
          </table:table-cell>
          <table:table-cell table:style-name="ce3"/>
          <table:table-cell/>
          <table:table-cell table:style-name="ce3"/>
          <table:table-cell table:formula="of:=IFERROR(([.AL220]/[.P22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20]/[.P220])*100; &quot;&quot;)">
            <text:p/>
          </table:table-cell>
          <table:table-cell table:style-name="ce3"/>
          <table:table-cell/>
          <table:table-cell table:style-name="ce3"/>
          <table:table-cell table:formula="of:=IFERROR(([.BT220]/[.P22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20]/[.P220])*100; &quot;&quot;)">
            <text:p/>
          </table:table-cell>
          <table:table-cell table:style-name="ce3"/>
          <table:table-cell table:formula="of:=IFERROR(([.CN220]/[.P220])*100; &quot;&quot;)">
            <text:p/>
          </table:table-cell>
          <table:table-cell table:style-name="ce3"/>
          <table:table-cell table:formula="of:=IFERROR(([.CP220]/[.P22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20]/[.P220])*100; &quot;&quot;)">
            <text:p/>
          </table:table-cell>
          <table:table-cell table:style-name="ce3"/>
          <table:table-cell/>
          <table:table-cell table:style-name="ce3"/>
          <table:table-cell table:formula="of:=IFERROR(([.DB220]/[.P220])*100; &quot;&quot;)">
            <text:p/>
          </table:table-cell>
          <table:table-cell table:style-name="ce3"/>
          <table:table-cell/>
          <table:table-cell table:style-name="ce3"/>
          <table:table-cell table:formula="of:=IFERROR(([.DF220]/[.P220])*100; &quot;&quot;)">
            <text:p/>
          </table:table-cell>
          <table:table-cell table:style-name="ce3"/>
          <table:table-cell/>
          <table:table-cell table:style-name="ce3"/>
          <table:table-cell table:formula="of:=IFERROR(([.DJ220]/[.P22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360 sl</text:p>
          </table:table-cell>
          <table:table-cell office:value-type="string" calcext:value-type="string">
            <text:p>06.34</text:p>
          </table:table-cell>
          <table:table-cell office:value-type="float" office:value="324" calcext:value-type="float">
            <text:p>324</text:p>
          </table:table-cell>
          <table:table-cell table:formula="of:=IF([.C221]=&quot;&quot;;&quot;&quot;;[.C221]-[.AE221])" office:value-type="float" office:value="273" calcext:value-type="float">
            <text:p>273</text:p>
          </table:table-cell>
          <table:table-cell office:value-type="float" office:value="273" calcext:value-type="float">
            <text:p>273</text:p>
          </table:table-cell>
          <table:table-cell table:formula="of:=IFERROR(([.E221]/[.D221])*100; &quot;&quot;)"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formula="of:=IFERROR(([.G221]/[.D221])*100; &quot;&quot;)" office:value-type="float" office:value="51.2820512820513" calcext:value-type="float">
            <text:p>51,2820512820513</text:p>
          </table:table-cell>
          <table:table-cell office:value-type="float" office:value="127" calcext:value-type="float">
            <text:p>127</text:p>
          </table:table-cell>
          <table:table-cell table:formula="of:=IFERROR(([.I221]/[.D221])*100; &quot;&quot;)" office:value-type="float" office:value="46.5201465201465" calcext:value-type="float">
            <text:p>46,520146520146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ERROR(([.L221]/[.D221])*100; &quot;&quot;)" office:value-type="float" office:value="3.66300366300366" calcext:value-type="float">
            <text:p>3,66300366300366</text:p>
          </table:table-cell>
          <table:table-cell office:value-type="float" office:value="8" calcext:value-type="float">
            <text:p>8</text:p>
          </table:table-cell>
          <table:table-cell table:formula="of:=IFERROR(([.N221]/[.D221])*100; &quot;&quot;)" office:value-type="float" office:value="2.93040293040293" calcext:value-type="float">
            <text:p>2,93040293040293</text:p>
          </table:table-cell>
          <table:table-cell office:value-type="float" office:value="210" calcext:value-type="float">
            <text:p>210</text:p>
          </table:table-cell>
          <table:table-cell table:formula="of:=IFERROR(([.P221]/[.D221])*100; &quot;&quot;)" office:value-type="float" office:value="76.9230769230769" calcext:value-type="float">
            <text:p>76,9230769230769</text:p>
          </table:table-cell>
          <table:table-cell office:value-type="float" office:value="63" calcext:value-type="float">
            <text:p>63</text:p>
          </table:table-cell>
          <table:table-cell table:formula="of:=IFERROR(([.R221]/[.D221])*100; &quot;&quot;)" office:value-type="float" office:value="23.0769230769231" calcext:value-type="float">
            <text:p>23,0769230769231</text:p>
          </table:table-cell>
          <table:table-cell office:value-type="float" office:value="18" calcext:value-type="float">
            <text:p>18</text:p>
          </table:table-cell>
          <table:table-cell table:formula="of:=IFERROR(([.T221]/[.R221])*100; &quot;&quot;)" office:value-type="float" office:value="28.5714285714286" calcext:value-type="float">
            <text:p>28,5714285714286</text:p>
          </table:table-cell>
          <table:table-cell office:value-type="float" office:value="10" calcext:value-type="float">
            <text:p>10</text:p>
          </table:table-cell>
          <table:table-cell table:formula="of:=IFERROR(([.V221]/[.R221])*100; &quot;&quot;)" office:value-type="float" office:value="15.8730158730159" calcext:value-type="float">
            <text:p>15,8730158730159</text:p>
          </table:table-cell>
          <table:table-cell table:formula="of:=IF([.L221] = &quot;&quot; ;&quot;&quot;; [.L221]-[.V221])" office:value-type="float" office:value="0" calcext:value-type="float">
            <text:p>0</text:p>
          </table:table-cell>
          <table:table-cell table:formula="of:=IFERROR(([.X221]/[.P221])*100; &quot;&quot;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ERROR(([.Z221]/[.R221])*100; &quot;&quot;)" office:value-type="float" office:value="12.6984126984127" calcext:value-type="float">
            <text:p>12,6984126984127</text:p>
          </table:table-cell>
          <table:table-cell table:formula="of:=IF([.N221] = &quot;&quot; ;&quot;&quot;; [.N221]-[.Z221])" office:value-type="float" office:value="0" calcext:value-type="float">
            <text:p>0</text:p>
          </table:table-cell>
          <table:table-cell table:formula="of:=IFERROR(([.AB221]/[.P221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IFERROR(([.AF221]/[.P221])*100; &quot;&quot;)" office:value-type="float" office:value="1.90476190476191" calcext:value-type="float">
            <text:p>1,90476190476191</text:p>
          </table:table-cell>
          <table:table-cell office:value-type="float" office:value="76" calcext:value-type="float">
            <text:p>76</text:p>
          </table:table-cell>
          <table:table-cell table:formula="of:=IFERROR(([.AH221]/[.P221])*100; &quot;&quot;)" office:value-type="float" office:value="36.1904761904762" calcext:value-type="float">
            <text:p>36,19047619047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221]/[.P221])*100; &quot;&quot;)" office:value-type="float" office:value="1.42857142857143" calcext:value-type="float">
            <text:p>1,42857142857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IFERROR(([.BP221]/[.P221])*100; &quot;&quot;)" office:value-type="float" office:value="7.61904761904762" calcext:value-type="float">
            <text:p>7,619047619047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21]/[.P2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IFERROR(([.CL221]/[.P221])*100; &quot;&quot;)" office:value-type="float" office:value="44.2857142857143" calcext:value-type="float">
            <text:p>44,2857142857143</text:p>
          </table:table-cell>
          <table:table-cell office:value-type="float" office:value="9" calcext:value-type="float">
            <text:p>9</text:p>
          </table:table-cell>
          <table:table-cell table:formula="of:=IFERROR(([.CN221]/[.P221])*100; &quot;&quot;)" office:value-type="float" office:value="4.28571428571429" calcext:value-type="float">
            <text:p>4,28571428571429</text:p>
          </table:table-cell>
          <table:table-cell office:value-type="float" office:value="3" calcext:value-type="float">
            <text:p>3</text:p>
          </table:table-cell>
          <table:table-cell table:formula="of:=IFERROR(([.CP221]/[.P221])*100; &quot;&quot;)" office:value-type="float" office:value="1.42857142857143" calcext:value-type="float">
            <text:p>1,42857142857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221]/[.P221])*100; &quot;&quot;)" office:value-type="float" office:value="1.90476190476191" calcext:value-type="float">
            <text:p>1,904761904761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B221]/[.P221])*100; &quot;&quot;)" office:value-type="float" office:value="0.476190476190476" calcext:value-type="float">
            <text:p>0,476190476190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221]/[.P221])*100; &quot;&quot;)" office:value-type="float" office:value="0.476190476190476" calcext:value-type="float">
            <text:p>0,476190476190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21]/[.P2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109.06.30</text:p>
          </table:table-cell>
          <table:table-cell office:value-type="float" office:value="322" calcext:value-type="float">
            <text:p>322</text:p>
          </table:table-cell>
          <table:table-cell table:formula="of:=IF([.C222]=&quot;&quot;;&quot;&quot;;[.C222]-[.AE222])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table:formula="of:=IFERROR(([.E222]/[.D222])*100; &quot;&quot;)"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table:formula="of:=IFERROR(([.G222]/[.D222])*100; &quot;&quot;)" office:value-type="float" office:value="50.7407407407407" calcext:value-type="float">
            <text:p>50,7407407407407</text:p>
          </table:table-cell>
          <table:table-cell office:value-type="float" office:value="127" calcext:value-type="float">
            <text:p>127</text:p>
          </table:table-cell>
          <table:table-cell table:formula="of:=IFERROR(([.I222]/[.D222])*100; &quot;&quot;)" office:value-type="float" office:value="47.037037037037" calcext:value-type="float">
            <text:p>47,0370370370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ERROR(([.L222]/[.D222])*100; &quot;&quot;)" office:value-type="float" office:value="3.7037037037037" calcext:value-type="float">
            <text:p>3,7037037037037</text:p>
          </table:table-cell>
          <table:table-cell office:value-type="float" office:value="8" calcext:value-type="float">
            <text:p>8</text:p>
          </table:table-cell>
          <table:table-cell table:formula="of:=IFERROR(([.N222]/[.D222])*100; &quot;&quot;)" office:value-type="float" office:value="2.96296296296296" calcext:value-type="float">
            <text:p>2,96296296296296</text:p>
          </table:table-cell>
          <table:table-cell office:value-type="float" office:value="207" calcext:value-type="float">
            <text:p>207</text:p>
          </table:table-cell>
          <table:table-cell table:formula="of:=IFERROR(([.P222]/[.D222])*100; &quot;&quot;)" office:value-type="float" office:value="76.6666666666667" calcext:value-type="float">
            <text:p>76,6666666666667</text:p>
          </table:table-cell>
          <table:table-cell office:value-type="float" office:value="63" calcext:value-type="float">
            <text:p>63</text:p>
          </table:table-cell>
          <table:table-cell table:formula="of:=IFERROR(([.R222]/[.D222])*100; &quot;&quot;)" office:value-type="float" office:value="23.3333333333333" calcext:value-type="float">
            <text:p>23,3333333333333</text:p>
          </table:table-cell>
          <table:table-cell office:value-type="float" office:value="18" calcext:value-type="float">
            <text:p>18</text:p>
          </table:table-cell>
          <table:table-cell table:formula="of:=IFERROR(([.T222]/[.R222])*100; &quot;&quot;)" office:value-type="float" office:value="28.5714285714286" calcext:value-type="float">
            <text:p>28,5714285714286</text:p>
          </table:table-cell>
          <table:table-cell office:value-type="float" office:value="10" calcext:value-type="float">
            <text:p>10</text:p>
          </table:table-cell>
          <table:table-cell table:formula="of:=IFERROR(([.V222]/[.R222])*100; &quot;&quot;)" office:value-type="float" office:value="15.8730158730159" calcext:value-type="float">
            <text:p>15,8730158730159</text:p>
          </table:table-cell>
          <table:table-cell table:formula="of:=IF([.L222] = &quot;&quot; ;&quot;&quot;; [.L222]-[.V222])" office:value-type="float" office:value="0" calcext:value-type="float">
            <text:p>0</text:p>
          </table:table-cell>
          <table:table-cell table:formula="of:=IFERROR(([.X222]/[.P222])*100; &quot;&quot;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ERROR(([.Z222]/[.R222])*100; &quot;&quot;)" office:value-type="float" office:value="12.6984126984127" calcext:value-type="float">
            <text:p>12,6984126984127</text:p>
          </table:table-cell>
          <table:table-cell table:formula="of:=IF([.N222] = &quot;&quot; ;&quot;&quot;; [.N222]-[.Z222])" office:value-type="float" office:value="0" calcext:value-type="float">
            <text:p>0</text:p>
          </table:table-cell>
          <table:table-cell table:formula="of:=IFERROR(([.AB222]/[.P222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IFERROR(([.AF222]/[.P222])*100; &quot;&quot;)" office:value-type="float" office:value="1.93236714975845" calcext:value-type="float">
            <text:p>1,93236714975845</text:p>
          </table:table-cell>
          <table:table-cell office:value-type="float" office:value="74" calcext:value-type="float">
            <text:p>74</text:p>
          </table:table-cell>
          <table:table-cell table:formula="of:=IFERROR(([.AH222]/[.P222])*100; &quot;&quot;)" office:value-type="float" office:value="35.7487922705314" calcext:value-type="float">
            <text:p>35,7487922705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222]/[.P222])*100; &quot;&quot;)" office:value-type="float" office:value="1.44927536231884" calcext:value-type="float">
            <text:p>1,449275362318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ERROR(([.BP222]/[.P222])*100; &quot;&quot;)" office:value-type="float" office:value="7.2463768115942" calcext:value-type="float">
            <text:p>7,24637681159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22]/[.P22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IFERROR(([.CL222]/[.P222])*100; &quot;&quot;)" office:value-type="float" office:value="44.4444444444444" calcext:value-type="float">
            <text:p>44,4444444444444</text:p>
          </table:table-cell>
          <table:table-cell office:value-type="float" office:value="8" calcext:value-type="float">
            <text:p>8</text:p>
          </table:table-cell>
          <table:table-cell table:formula="of:=IFERROR(([.CN222]/[.P222])*100; &quot;&quot;)" office:value-type="float" office:value="3.86473429951691" calcext:value-type="float">
            <text:p>3,86473429951691</text:p>
          </table:table-cell>
          <table:table-cell office:value-type="float" office:value="5" calcext:value-type="float">
            <text:p>5</text:p>
          </table:table-cell>
          <table:table-cell table:formula="of:=IFERROR(([.CP222]/[.P222])*100; &quot;&quot;)" office:value-type="float" office:value="2.41545893719807" calcext:value-type="float">
            <text:p>2,415458937198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222]/[.P222])*100; &quot;&quot;)" office:value-type="float" office:value="1.93236714975845" calcext:value-type="float">
            <text:p>1,932367149758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B222]/[.P222])*100; &quot;&quot;)" office:value-type="float" office:value="0.483091787439613" calcext:value-type="float">
            <text:p>0,483091787439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F222]/[.P222])*100; &quot;&quot;)" office:value-type="float" office:value="0.483091787439613" calcext:value-type="float">
            <text:p>0,483091787439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22]/[.P22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23]=&quot;&quot;;&quot;&quot;;[.C223]-[.AE223])">
            <text:p/>
          </table:table-cell>
          <table:table-cell/>
          <table:table-cell table:formula="of:=IFERROR(([.E223]/[.D223])*100; &quot;&quot;)">
            <text:p/>
          </table:table-cell>
          <table:table-cell/>
          <table:table-cell table:formula="of:=IFERROR(([.G223]/[.D223])*100; &quot;&quot;)">
            <text:p/>
          </table:table-cell>
          <table:table-cell/>
          <table:table-cell table:formula="of:=IFERROR(([.I223]/[.D223])*100; &quot;&quot;)">
            <text:p/>
          </table:table-cell>
          <table:table-cell/>
          <table:table-cell table:style-name="ce3"/>
          <table:table-cell table:formula="of:=IFERROR(([.L223]/[.D223])*100; &quot;&quot;)">
            <text:p/>
          </table:table-cell>
          <table:table-cell table:style-name="ce3"/>
          <table:table-cell table:formula="of:=IFERROR(([.N223]/[.D223])*100; &quot;&quot;)">
            <text:p/>
          </table:table-cell>
          <table:table-cell table:style-name="ce3"/>
          <table:table-cell table:formula="of:=IFERROR(([.P223]/[.D223])*100; &quot;&quot;)">
            <text:p/>
          </table:table-cell>
          <table:table-cell table:style-name="ce3"/>
          <table:table-cell table:formula="of:=IFERROR(([.R223]/[.D223])*100; &quot;&quot;)">
            <text:p/>
          </table:table-cell>
          <table:table-cell table:style-name="ce3"/>
          <table:table-cell table:formula="of:=IFERROR(([.T223]/[.R223])*100; &quot;&quot;)">
            <text:p/>
          </table:table-cell>
          <table:table-cell/>
          <table:table-cell table:formula="of:=IFERROR(([.V223]/[.R223])*100; &quot;&quot;)">
            <text:p/>
          </table:table-cell>
          <table:table-cell table:formula="of:=IF([.L223] = &quot;&quot; ;&quot;&quot;; [.L223]-[.V223])">
            <text:p/>
          </table:table-cell>
          <table:table-cell table:formula="of:=IFERROR(([.X223]/[.P223])*100; &quot;&quot;)">
            <text:p/>
          </table:table-cell>
          <table:table-cell/>
          <table:table-cell table:formula="of:=IFERROR(([.Z223]/[.R223])*100; &quot;&quot;)">
            <text:p/>
          </table:table-cell>
          <table:table-cell table:formula="of:=IF([.N223] = &quot;&quot; ;&quot;&quot;; [.N223]-[.Z223])">
            <text:p/>
          </table:table-cell>
          <table:table-cell table:formula="of:=IFERROR(([.AB223]/[.P223])*100; &quot;&quot;)">
            <text:p/>
          </table:table-cell>
          <table:table-cell table:style-name="ce3" table:number-columns-repeated="3"/>
          <table:table-cell table:formula="of:=IFERROR(([.AF223]/[.P223])*100; &quot;&quot;)">
            <text:p/>
          </table:table-cell>
          <table:table-cell table:style-name="ce3"/>
          <table:table-cell table:formula="of:=IFERROR(([.AH223]/[.P223])*100; &quot;&quot;)">
            <text:p/>
          </table:table-cell>
          <table:table-cell table:style-name="ce3"/>
          <table:table-cell/>
          <table:table-cell table:style-name="ce3"/>
          <table:table-cell table:formula="of:=IFERROR(([.AL223]/[.P22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23]/[.P223])*100; &quot;&quot;)">
            <text:p/>
          </table:table-cell>
          <table:table-cell table:style-name="ce3"/>
          <table:table-cell/>
          <table:table-cell table:style-name="ce3"/>
          <table:table-cell table:formula="of:=IFERROR(([.BT223]/[.P22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23]/[.P223])*100; &quot;&quot;)">
            <text:p/>
          </table:table-cell>
          <table:table-cell table:style-name="ce3"/>
          <table:table-cell table:formula="of:=IFERROR(([.CN223]/[.P223])*100; &quot;&quot;)">
            <text:p/>
          </table:table-cell>
          <table:table-cell table:style-name="ce3"/>
          <table:table-cell table:formula="of:=IFERROR(([.CP223]/[.P22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23]/[.P223])*100; &quot;&quot;)">
            <text:p/>
          </table:table-cell>
          <table:table-cell table:style-name="ce3"/>
          <table:table-cell/>
          <table:table-cell table:style-name="ce3"/>
          <table:table-cell table:formula="of:=IFERROR(([.DB223]/[.P223])*100; &quot;&quot;)">
            <text:p/>
          </table:table-cell>
          <table:table-cell table:style-name="ce3"/>
          <table:table-cell/>
          <table:table-cell table:style-name="ce3"/>
          <table:table-cell table:formula="of:=IFERROR(([.DF223]/[.P223])*100; &quot;&quot;)">
            <text:p/>
          </table:table-cell>
          <table:table-cell table:style-name="ce3"/>
          <table:table-cell/>
          <table:table-cell table:style-name="ce3"/>
          <table:table-cell table:formula="of:=IFERROR(([.DJ223]/[.P22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582</text:p>
          </table:table-cell>
          <table:table-cell office:value-type="string" calcext:value-type="string">
            <text:p>582.07.15</text:p>
          </table:table-cell>
          <table:table-cell office:value-type="float" office:value="458" calcext:value-type="float">
            <text:p>458</text:p>
          </table:table-cell>
          <table:table-cell table:formula="of:=IF([.C224]=&quot;&quot;;&quot;&quot;;[.C224]-[.AE224])" office:value-type="float" office:value="381" calcext:value-type="float">
            <text:p>381</text:p>
          </table:table-cell>
          <table:table-cell office:value-type="float" office:value="385" calcext:value-type="float">
            <text:p>385</text:p>
          </table:table-cell>
          <table:table-cell table:formula="of:=IFERROR(([.E224]/[.D224])*100; &quot;&quot;)" office:value-type="float" office:value="101.049868766404" calcext:value-type="float">
            <text:p>101,049868766404</text:p>
          </table:table-cell>
          <table:table-cell office:value-type="float" office:value="1" calcext:value-type="float">
            <text:p>1</text:p>
          </table:table-cell>
          <table:table-cell table:formula="of:=IFERROR(([.G224]/[.D224])*100; &quot;&quot;)" office:value-type="float" office:value="0.26246719160105" calcext:value-type="float">
            <text:p>0,26246719160105</text:p>
          </table:table-cell>
          <table:table-cell office:value-type="float" office:value="126" calcext:value-type="float">
            <text:p>126</text:p>
          </table:table-cell>
          <table:table-cell table:formula="of:=IFERROR(([.I224]/[.D224])*100; &quot;&quot;)" office:value-type="float" office:value="33.0708661417323" calcext:value-type="float">
            <text:p>33,0708661417323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table:formula="of:=IFERROR(([.L224]/[.D224])*100; &quot;&quot;)" office:value-type="float" office:value="31.758530183727" calcext:value-type="float">
            <text:p>31,758530183727</text:p>
          </table:table-cell>
          <table:table-cell office:value-type="float" office:value="136" calcext:value-type="float">
            <text:p>136</text:p>
          </table:table-cell>
          <table:table-cell table:formula="of:=IFERROR(([.N224]/[.D224])*100; &quot;&quot;)" office:value-type="float" office:value="35.6955380577428" calcext:value-type="float">
            <text:p>35,6955380577428</text:p>
          </table:table-cell>
          <table:table-cell office:value-type="float" office:value="145" calcext:value-type="float">
            <text:p>145</text:p>
          </table:table-cell>
          <table:table-cell table:formula="of:=IFERROR(([.P224]/[.D224])*100; &quot;&quot;)" office:value-type="float" office:value="38.0577427821522" calcext:value-type="float">
            <text:p>38,0577427821522</text:p>
          </table:table-cell>
          <table:table-cell office:value-type="float" office:value="236" calcext:value-type="float">
            <text:p>236</text:p>
          </table:table-cell>
          <table:table-cell table:formula="of:=IFERROR(([.R224]/[.D224])*100; &quot;&quot;)" office:value-type="float" office:value="61.9422572178478" calcext:value-type="float">
            <text:p>61,9422572178478</text:p>
          </table:table-cell>
          <table:table-cell office:value-type="float" office:value="52" calcext:value-type="float">
            <text:p>52</text:p>
          </table:table-cell>
          <table:table-cell table:formula="of:=IFERROR(([.T224]/[.R224])*100; &quot;&quot;)" office:value-type="float" office:value="22.0338983050847" calcext:value-type="float">
            <text:p>22,0338983050847</text:p>
          </table:table-cell>
          <table:table-cell office:value-type="float" office:value="114" calcext:value-type="float">
            <text:p>114</text:p>
          </table:table-cell>
          <table:table-cell table:formula="of:=IFERROR(([.V224]/[.R224])*100; &quot;&quot;)" office:value-type="float" office:value="48.3050847457627" calcext:value-type="float">
            <text:p>48,3050847457627</text:p>
          </table:table-cell>
          <table:table-cell table:formula="of:=IF([.L224] = &quot;&quot; ;&quot;&quot;; [.L224]-[.V224])" office:value-type="float" office:value="7" calcext:value-type="float">
            <text:p>7</text:p>
          </table:table-cell>
          <table:table-cell table:formula="of:=IFERROR(([.X224]/[.P224])*100; &quot;&quot;)" office:value-type="float" office:value="4.82758620689655" calcext:value-type="float">
            <text:p>4,82758620689655</text:p>
          </table:table-cell>
          <table:table-cell office:value-type="float" office:value="130" calcext:value-type="float">
            <text:p>130</text:p>
          </table:table-cell>
          <table:table-cell table:formula="of:=IFERROR(([.Z224]/[.R224])*100; &quot;&quot;)" office:value-type="float" office:value="55.0847457627119" calcext:value-type="float">
            <text:p>55,0847457627119</text:p>
          </table:table-cell>
          <table:table-cell table:formula="of:=IF([.N224] = &quot;&quot; ;&quot;&quot;; [.N224]-[.Z224])" office:value-type="float" office:value="6" calcext:value-type="float">
            <text:p>6</text:p>
          </table:table-cell>
          <table:table-cell table:formula="of:=IFERROR(([.AB224]/[.P224])*100; &quot;&quot;)" office:value-type="float" office:value="4.13793103448276" calcext:value-type="float">
            <text:p>4,13793103448276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table:formula="of:=IFERROR(([.AF224]/[.P224])*100; &quot;&quot;)" office:value-type="float" office:value="24.8275862068966" calcext:value-type="float">
            <text:p>24,8275862068966</text:p>
          </table:table-cell>
          <table:table-cell office:value-type="float" office:value="6" calcext:value-type="float">
            <text:p>6</text:p>
          </table:table-cell>
          <table:table-cell table:formula="of:=IFERROR(([.AH224]/[.P224])*100; &quot;&quot;)" office:value-type="float" office:value="4.13793103448276" calcext:value-type="float">
            <text:p>4,13793103448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224]/[.P224])*100; &quot;&quot;)" office:value-type="float" office:value="3.44827586206897" calcext:value-type="float">
            <text:p>3,448275862068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224]/[.P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IFERROR(([.BT224]/[.P224])*100; &quot;&quot;)" office:value-type="float" office:value="48.2758620689655" calcext:value-type="float">
            <text:p>48,27586206896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IFERROR(([.CL224]/[.P224])*100; &quot;&quot;)" office:value-type="float" office:value="19.3103448275862" calcext:value-type="float">
            <text:p>19,3103448275862</text:p>
          </table:table-cell>
          <table:table-cell office:value-type="float" office:value="0" calcext:value-type="float">
            <text:p>0</text:p>
          </table:table-cell>
          <table:table-cell table:formula="of:=IFERROR(([.CN224]/[.P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24]/[.P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24]/[.P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24]/[.P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24]/[.P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24]/[.P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25]=&quot;&quot;;&quot;&quot;;[.C225]-[.AE225])">
            <text:p/>
          </table:table-cell>
          <table:table-cell/>
          <table:table-cell table:formula="of:=IFERROR(([.E225]/[.D225])*100; &quot;&quot;)">
            <text:p/>
          </table:table-cell>
          <table:table-cell/>
          <table:table-cell table:formula="of:=IFERROR(([.G225]/[.D225])*100; &quot;&quot;)">
            <text:p/>
          </table:table-cell>
          <table:table-cell/>
          <table:table-cell table:formula="of:=IFERROR(([.I225]/[.D225])*100; &quot;&quot;)">
            <text:p/>
          </table:table-cell>
          <table:table-cell/>
          <table:table-cell table:style-name="ce3"/>
          <table:table-cell table:formula="of:=IFERROR(([.L225]/[.D225])*100; &quot;&quot;)">
            <text:p/>
          </table:table-cell>
          <table:table-cell table:style-name="ce3"/>
          <table:table-cell table:formula="of:=IFERROR(([.N225]/[.D225])*100; &quot;&quot;)">
            <text:p/>
          </table:table-cell>
          <table:table-cell table:style-name="ce3"/>
          <table:table-cell table:formula="of:=IFERROR(([.P225]/[.D225])*100; &quot;&quot;)">
            <text:p/>
          </table:table-cell>
          <table:table-cell table:style-name="ce3"/>
          <table:table-cell table:formula="of:=IFERROR(([.R225]/[.D225])*100; &quot;&quot;)">
            <text:p/>
          </table:table-cell>
          <table:table-cell table:style-name="ce3"/>
          <table:table-cell table:formula="of:=IFERROR(([.T225]/[.R225])*100; &quot;&quot;)">
            <text:p/>
          </table:table-cell>
          <table:table-cell/>
          <table:table-cell table:formula="of:=IFERROR(([.V225]/[.R225])*100; &quot;&quot;)">
            <text:p/>
          </table:table-cell>
          <table:table-cell table:formula="of:=IF([.L225] = &quot;&quot; ;&quot;&quot;; [.L225]-[.V225])">
            <text:p/>
          </table:table-cell>
          <table:table-cell table:formula="of:=IFERROR(([.X225]/[.P225])*100; &quot;&quot;)">
            <text:p/>
          </table:table-cell>
          <table:table-cell/>
          <table:table-cell table:formula="of:=IFERROR(([.Z225]/[.R225])*100; &quot;&quot;)">
            <text:p/>
          </table:table-cell>
          <table:table-cell table:formula="of:=IF([.N225] = &quot;&quot; ;&quot;&quot;; [.N225]-[.Z225])">
            <text:p/>
          </table:table-cell>
          <table:table-cell table:formula="of:=IFERROR(([.AB225]/[.P225])*100; &quot;&quot;)">
            <text:p/>
          </table:table-cell>
          <table:table-cell table:style-name="ce3" table:number-columns-repeated="3"/>
          <table:table-cell table:formula="of:=IFERROR(([.AF225]/[.P225])*100; &quot;&quot;)">
            <text:p/>
          </table:table-cell>
          <table:table-cell table:style-name="ce3"/>
          <table:table-cell table:formula="of:=IFERROR(([.AH225]/[.P225])*100; &quot;&quot;)">
            <text:p/>
          </table:table-cell>
          <table:table-cell table:style-name="ce3"/>
          <table:table-cell/>
          <table:table-cell table:style-name="ce3"/>
          <table:table-cell table:formula="of:=IFERROR(([.AL225]/[.P22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25]/[.P225])*100; &quot;&quot;)">
            <text:p/>
          </table:table-cell>
          <table:table-cell table:style-name="ce3"/>
          <table:table-cell/>
          <table:table-cell table:style-name="ce3"/>
          <table:table-cell table:formula="of:=IFERROR(([.BT225]/[.P22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25]/[.P225])*100; &quot;&quot;)">
            <text:p/>
          </table:table-cell>
          <table:table-cell table:style-name="ce3"/>
          <table:table-cell table:formula="of:=IFERROR(([.CN225]/[.P225])*100; &quot;&quot;)">
            <text:p/>
          </table:table-cell>
          <table:table-cell table:style-name="ce3"/>
          <table:table-cell table:formula="of:=IFERROR(([.CP225]/[.P22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25]/[.P225])*100; &quot;&quot;)">
            <text:p/>
          </table:table-cell>
          <table:table-cell table:style-name="ce3"/>
          <table:table-cell/>
          <table:table-cell table:style-name="ce3"/>
          <table:table-cell table:formula="of:=IFERROR(([.DB225]/[.P225])*100; &quot;&quot;)">
            <text:p/>
          </table:table-cell>
          <table:table-cell table:style-name="ce3"/>
          <table:table-cell/>
          <table:table-cell table:style-name="ce3"/>
          <table:table-cell table:formula="of:=IFERROR(([.DF225]/[.P225])*100; &quot;&quot;)">
            <text:p/>
          </table:table-cell>
          <table:table-cell table:style-name="ce3"/>
          <table:table-cell/>
          <table:table-cell table:style-name="ce3"/>
          <table:table-cell table:formula="of:=IFERROR(([.DJ225]/[.P22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050</text:p>
          </table:table-cell>
          <table:table-cell office:value-type="string" calcext:value-type="string">
            <text:p>14.04.26</text:p>
          </table:table-cell>
          <table:table-cell office:value-type="float" office:value="0" calcext:value-type="float">
            <text:p>0</text:p>
          </table:table-cell>
          <table:table-cell table:formula="of:=IF([.C226]=&quot;&quot;;&quot;&quot;;[.C226]-[.AE22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E226]/[.D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G226]/[.D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I226]/[.D226])*100; &quot;&quot;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IFERROR(([.L226]/[.D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N226]/[.D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P226]/[.D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R226]/[.D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T226]/[.R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226]/[.R226])*100; &quot;&quot;)">
            <text:p/>
          </table:table-cell>
          <table:table-cell table:formula="of:=IF([.L226] = &quot;&quot; ;&quot;&quot;; [.L226]-[.V226])" office:value-type="float" office:value="0" calcext:value-type="float">
            <text:p>0</text:p>
          </table:table-cell>
          <table:table-cell table:formula="of:=IFERROR(([.X226]/[.P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Z226]/[.R226])*100; &quot;&quot;)">
            <text:p/>
          </table:table-cell>
          <table:table-cell table:formula="of:=IF([.N226] = &quot;&quot; ;&quot;&quot;; [.N226]-[.Z226])" office:value-type="float" office:value="0" calcext:value-type="float">
            <text:p>0</text:p>
          </table:table-cell>
          <table:table-cell table:formula="of:=IFERROR(([.AB226]/[.P226])*100; &quot;&quot;)">
            <text:p/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([.AF226]/[.P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AH226]/[.P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226]/[.P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226]/[.P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26]/[.P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226]/[.P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CN226]/[.P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CP226]/[.P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26]/[.P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26]/[.P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26]/[.P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26]/[.P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14.04.33</text:p>
          </table:table-cell>
          <table:table-cell office:value-type="float" office:value="131" calcext:value-type="float">
            <text:p>131</text:p>
          </table:table-cell>
          <table:table-cell table:formula="of:=IF([.C227]=&quot;&quot;;&quot;&quot;;[.C227]-[.AE227])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formula="of:=IFERROR(([.E227]/[.D227])*100; &quot;&quot;)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formula="of:=IFERROR(([.G227]/[.D227])*100; &quot;&quot;)" office:value-type="float" office:value="23.6842105263158" calcext:value-type="float">
            <text:p>23,6842105263158</text:p>
          </table:table-cell>
          <table:table-cell office:value-type="float" office:value="87" calcext:value-type="float">
            <text:p>87</text:p>
          </table:table-cell>
          <table:table-cell table:formula="of:=IFERROR(([.I227]/[.D227])*100; &quot;&quot;)" office:value-type="float" office:value="76.3157894736842" calcext:value-type="float">
            <text:p>76,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IFERROR(([.L227]/[.D227])*100; &quot;&quot;)" office:value-type="float" office:value="55.2631578947369" calcext:value-type="float">
            <text:p>55,2631578947369</text:p>
          </table:table-cell>
          <table:table-cell office:value-type="float" office:value="54" calcext:value-type="float">
            <text:p>54</text:p>
          </table:table-cell>
          <table:table-cell table:formula="of:=IFERROR(([.N227]/[.D227])*100; &quot;&quot;)" office:value-type="float" office:value="47.3684210526316" calcext:value-type="float">
            <text:p>47,3684210526316</text:p>
          </table:table-cell>
          <table:table-cell office:value-type="float" office:value="16" calcext:value-type="float">
            <text:p>16</text:p>
          </table:table-cell>
          <table:table-cell table:formula="of:=IFERROR(([.P227]/[.D227])*100; &quot;&quot;)" office:value-type="float" office:value="14.0350877192982" calcext:value-type="float">
            <text:p>14,0350877192982</text:p>
          </table:table-cell>
          <table:table-cell office:value-type="float" office:value="98" calcext:value-type="float">
            <text:p>98</text:p>
          </table:table-cell>
          <table:table-cell table:formula="of:=IFERROR(([.R227]/[.D227])*100; &quot;&quot;)" office:value-type="float" office:value="85.9649122807017" calcext:value-type="float">
            <text:p>85,9649122807017</text:p>
          </table:table-cell>
          <table:table-cell office:value-type="float" office:value="11" calcext:value-type="float">
            <text:p>11</text:p>
          </table:table-cell>
          <table:table-cell table:formula="of:=IFERROR(([.T227]/[.R227])*100; &quot;&quot;)" office:value-type="float" office:value="11.2244897959184" calcext:value-type="float">
            <text:p>11,2244897959184</text:p>
          </table:table-cell>
          <table:table-cell office:value-type="float" office:value="54" calcext:value-type="float">
            <text:p>54</text:p>
          </table:table-cell>
          <table:table-cell table:formula="of:=IFERROR(([.V227]/[.R227])*100; &quot;&quot;)" office:value-type="float" office:value="55.1020408163265" calcext:value-type="float">
            <text:p>55,1020408163265</text:p>
          </table:table-cell>
          <table:table-cell table:formula="of:=IF([.L227] = &quot;&quot; ;&quot;&quot;; [.L227]-[.V227])" office:value-type="float" office:value="9" calcext:value-type="float">
            <text:p>9</text:p>
          </table:table-cell>
          <table:table-cell table:formula="of:=IFERROR(([.X227]/[.P227])*100; &quot;&quot;)" office:value-type="float" office:value="56.25" calcext:value-type="float">
            <text:p>56,25</text:p>
          </table:table-cell>
          <table:table-cell office:value-type="float" office:value="52" calcext:value-type="float">
            <text:p>52</text:p>
          </table:table-cell>
          <table:table-cell table:formula="of:=IFERROR(([.Z227]/[.R227])*100; &quot;&quot;)" office:value-type="float" office:value="53.0612244897959" calcext:value-type="float">
            <text:p>53,0612244897959</text:p>
          </table:table-cell>
          <table:table-cell table:formula="of:=IF([.N227] = &quot;&quot; ;&quot;&quot;; [.N227]-[.Z227])" office:value-type="float" office:value="2" calcext:value-type="float">
            <text:p>2</text:p>
          </table:table-cell>
          <table:table-cell table:formula="of:=IFERROR(([.AB227]/[.P227])*100; &quot;&quot;)" office:value-type="float" office:value="12.5" calcext:value-type="float">
            <text:p>12,5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IFERROR(([.AF227]/[.P227])*100; &quot;&quot;)" office:value-type="float" office:value="93.75" calcext:value-type="float">
            <text:p>93,75</text:p>
          </table:table-cell>
          <table:table-cell office:value-type="float" office:value="0" calcext:value-type="float">
            <text:p>0</text:p>
          </table:table-cell>
          <table:table-cell table:formula="of:=IFERROR(([.AH227]/[.P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L227]/[.P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227]/[.P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27]/[.P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L227]/[.P227])*100; &quot;&quot;)" office:value-type="float" office:value="6.25" calcext:value-type="float">
            <text:p>6,25</text:p>
          </table:table-cell>
          <table:table-cell office:value-type="float" office:value="0" calcext:value-type="float">
            <text:p>0</text:p>
          </table:table-cell>
          <table:table-cell table:formula="of:=IFERROR(([.CN227]/[.P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27]/[.P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27]/[.P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27]/[.P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27]/[.P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27]/[.P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28]=&quot;&quot;;&quot;&quot;;[.C228]-[.AE228])">
            <text:p/>
          </table:table-cell>
          <table:table-cell/>
          <table:table-cell table:formula="of:=IFERROR(([.E228]/[.D228])*100; &quot;&quot;)">
            <text:p/>
          </table:table-cell>
          <table:table-cell/>
          <table:table-cell table:formula="of:=IFERROR(([.G228]/[.D228])*100; &quot;&quot;)">
            <text:p/>
          </table:table-cell>
          <table:table-cell/>
          <table:table-cell table:formula="of:=IFERROR(([.I228]/[.D228])*100; &quot;&quot;)">
            <text:p/>
          </table:table-cell>
          <table:table-cell/>
          <table:table-cell table:style-name="ce3"/>
          <table:table-cell table:formula="of:=IFERROR(([.L228]/[.D228])*100; &quot;&quot;)">
            <text:p/>
          </table:table-cell>
          <table:table-cell table:style-name="ce3"/>
          <table:table-cell table:formula="of:=IFERROR(([.N228]/[.D228])*100; &quot;&quot;)">
            <text:p/>
          </table:table-cell>
          <table:table-cell table:style-name="ce3"/>
          <table:table-cell table:formula="of:=IFERROR(([.P228]/[.D228])*100; &quot;&quot;)">
            <text:p/>
          </table:table-cell>
          <table:table-cell table:style-name="ce3"/>
          <table:table-cell table:formula="of:=IFERROR(([.R228]/[.D228])*100; &quot;&quot;)">
            <text:p/>
          </table:table-cell>
          <table:table-cell table:style-name="ce3"/>
          <table:table-cell table:formula="of:=IFERROR(([.T228]/[.R228])*100; &quot;&quot;)">
            <text:p/>
          </table:table-cell>
          <table:table-cell/>
          <table:table-cell table:formula="of:=IFERROR(([.V228]/[.R228])*100; &quot;&quot;)">
            <text:p/>
          </table:table-cell>
          <table:table-cell table:formula="of:=IF([.L228] = &quot;&quot; ;&quot;&quot;; [.L228]-[.V228])">
            <text:p/>
          </table:table-cell>
          <table:table-cell table:formula="of:=IFERROR(([.X228]/[.P228])*100; &quot;&quot;)">
            <text:p/>
          </table:table-cell>
          <table:table-cell/>
          <table:table-cell table:formula="of:=IFERROR(([.Z228]/[.R228])*100; &quot;&quot;)">
            <text:p/>
          </table:table-cell>
          <table:table-cell table:formula="of:=IF([.N228] = &quot;&quot; ;&quot;&quot;; [.N228]-[.Z228])">
            <text:p/>
          </table:table-cell>
          <table:table-cell table:formula="of:=IFERROR(([.AB228]/[.P228])*100; &quot;&quot;)">
            <text:p/>
          </table:table-cell>
          <table:table-cell table:style-name="ce3" table:number-columns-repeated="3"/>
          <table:table-cell table:formula="of:=IFERROR(([.AF228]/[.P228])*100; &quot;&quot;)">
            <text:p/>
          </table:table-cell>
          <table:table-cell table:style-name="ce3"/>
          <table:table-cell table:formula="of:=IFERROR(([.AH228]/[.P228])*100; &quot;&quot;)">
            <text:p/>
          </table:table-cell>
          <table:table-cell table:style-name="ce3"/>
          <table:table-cell/>
          <table:table-cell table:style-name="ce3"/>
          <table:table-cell table:formula="of:=IFERROR(([.AL228]/[.P22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28]/[.P228])*100; &quot;&quot;)">
            <text:p/>
          </table:table-cell>
          <table:table-cell table:style-name="ce3"/>
          <table:table-cell/>
          <table:table-cell table:style-name="ce3"/>
          <table:table-cell table:formula="of:=IFERROR(([.BT228]/[.P22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28]/[.P228])*100; &quot;&quot;)">
            <text:p/>
          </table:table-cell>
          <table:table-cell table:style-name="ce3"/>
          <table:table-cell table:formula="of:=IFERROR(([.CN228]/[.P228])*100; &quot;&quot;)">
            <text:p/>
          </table:table-cell>
          <table:table-cell table:style-name="ce3"/>
          <table:table-cell table:formula="of:=IFERROR(([.CP228]/[.P22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28]/[.P228])*100; &quot;&quot;)">
            <text:p/>
          </table:table-cell>
          <table:table-cell table:style-name="ce3"/>
          <table:table-cell/>
          <table:table-cell table:style-name="ce3"/>
          <table:table-cell table:formula="of:=IFERROR(([.DB228]/[.P228])*100; &quot;&quot;)">
            <text:p/>
          </table:table-cell>
          <table:table-cell table:style-name="ce3"/>
          <table:table-cell/>
          <table:table-cell table:style-name="ce3"/>
          <table:table-cell table:formula="of:=IFERROR(([.DF228]/[.P228])*100; &quot;&quot;)">
            <text:p/>
          </table:table-cell>
          <table:table-cell table:style-name="ce3"/>
          <table:table-cell/>
          <table:table-cell table:style-name="ce3"/>
          <table:table-cell table:formula="of:=IFERROR(([.DJ228]/[.P22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490</text:p>
          </table:table-cell>
          <table:table-cell office:value-type="string" calcext:value-type="string">
            <text:p>490.07.27</text:p>
          </table:table-cell>
          <table:table-cell office:value-type="float" office:value="385" calcext:value-type="float">
            <text:p>385</text:p>
          </table:table-cell>
          <table:table-cell table:formula="of:=IF([.C229]=&quot;&quot;;&quot;&quot;;[.C229]-[.AE229])"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table:formula="of:=IFERROR(([.E229]/[.D229])*100; &quot;&quot;)" office:value-type="float" office:value="101.644736842105" calcext:value-type="float">
            <text:p>101,644736842105</text:p>
          </table:table-cell>
          <table:table-cell office:value-type="float" office:value="170" calcext:value-type="float">
            <text:p>170</text:p>
          </table:table-cell>
          <table:table-cell table:formula="of:=IFERROR(([.G229]/[.D229])*100; &quot;&quot;)" office:value-type="float" office:value="55.921052631579" calcext:value-type="float">
            <text:p>55,921052631579</text:p>
          </table:table-cell>
          <table:table-cell office:value-type="float" office:value="123" calcext:value-type="float">
            <text:p>123</text:p>
          </table:table-cell>
          <table:table-cell table:formula="of:=IFERROR(([.I229]/[.D229])*100; &quot;&quot;)" office:value-type="float" office:value="40.4605263157895" calcext:value-type="float">
            <text:p>40,46052631578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229]/[.D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229]/[.D229])*100; &quot;&quot;)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formula="of:=IFERROR(([.P229]/[.D229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R229]/[.D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T229]/[.R229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V229]/[.R229])*100; &quot;&quot;)">
            <text:p/>
          </table:table-cell>
          <table:table-cell table:formula="of:=IF([.L229] = &quot;&quot; ;&quot;&quot;; [.L229]-[.V229])" office:value-type="float" office:value="0" calcext:value-type="float">
            <text:p>0</text:p>
          </table:table-cell>
          <table:table-cell table:formula="of:=IFERROR(([.X229]/[.P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229]/[.R229])*100; &quot;&quot;)">
            <text:p/>
          </table:table-cell>
          <table:table-cell table:formula="of:=IF([.N229] = &quot;&quot; ;&quot;&quot;; [.N229]-[.Z229])" office:value-type="float" office:value="0" calcext:value-type="float">
            <text:p>0</text:p>
          </table:table-cell>
          <table:table-cell table:formula="of:=IFERROR(([.AB229]/[.P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IFERROR(([.AF229]/[.P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229]/[.P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229]/[.P229])*100; &quot;&quot;)" office:value-type="float" office:value="1.64473684210526" calcext:value-type="float">
            <text:p>1,644736842105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IFERROR(([.BP229]/[.P229])*100; &quot;&quot;)" office:value-type="float" office:value="98.3552631578947" calcext:value-type="float">
            <text:p>98,35526315789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29]/[.P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229]/[.P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229]/[.P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29]/[.P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29]/[.P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29]/[.P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29]/[.P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29]/[.P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30]=&quot;&quot;;&quot;&quot;;[.C230]-[.AE230])">
            <text:p/>
          </table:table-cell>
          <table:table-cell/>
          <table:table-cell table:formula="of:=IFERROR(([.E230]/[.D230])*100; &quot;&quot;)">
            <text:p/>
          </table:table-cell>
          <table:table-cell/>
          <table:table-cell table:formula="of:=IFERROR(([.G230]/[.D230])*100; &quot;&quot;)">
            <text:p/>
          </table:table-cell>
          <table:table-cell/>
          <table:table-cell table:formula="of:=IFERROR(([.I230]/[.D230])*100; &quot;&quot;)">
            <text:p/>
          </table:table-cell>
          <table:table-cell/>
          <table:table-cell table:style-name="ce3"/>
          <table:table-cell table:formula="of:=IFERROR(([.L230]/[.D230])*100; &quot;&quot;)">
            <text:p/>
          </table:table-cell>
          <table:table-cell table:style-name="ce3"/>
          <table:table-cell table:formula="of:=IFERROR(([.N230]/[.D230])*100; &quot;&quot;)">
            <text:p/>
          </table:table-cell>
          <table:table-cell table:style-name="ce3"/>
          <table:table-cell table:formula="of:=IFERROR(([.P230]/[.D230])*100; &quot;&quot;)">
            <text:p/>
          </table:table-cell>
          <table:table-cell table:style-name="ce3"/>
          <table:table-cell table:formula="of:=IFERROR(([.R230]/[.D230])*100; &quot;&quot;)">
            <text:p/>
          </table:table-cell>
          <table:table-cell table:style-name="ce3"/>
          <table:table-cell table:formula="of:=IFERROR(([.T230]/[.R230])*100; &quot;&quot;)">
            <text:p/>
          </table:table-cell>
          <table:table-cell/>
          <table:table-cell table:formula="of:=IFERROR(([.V230]/[.R230])*100; &quot;&quot;)">
            <text:p/>
          </table:table-cell>
          <table:table-cell table:formula="of:=IF([.L230] = &quot;&quot; ;&quot;&quot;; [.L230]-[.V230])">
            <text:p/>
          </table:table-cell>
          <table:table-cell table:formula="of:=IFERROR(([.X230]/[.P230])*100; &quot;&quot;)">
            <text:p/>
          </table:table-cell>
          <table:table-cell/>
          <table:table-cell table:formula="of:=IFERROR(([.Z230]/[.R230])*100; &quot;&quot;)">
            <text:p/>
          </table:table-cell>
          <table:table-cell table:formula="of:=IF([.N230] = &quot;&quot; ;&quot;&quot;; [.N230]-[.Z230])">
            <text:p/>
          </table:table-cell>
          <table:table-cell table:formula="of:=IFERROR(([.AB230]/[.P230])*100; &quot;&quot;)">
            <text:p/>
          </table:table-cell>
          <table:table-cell table:style-name="ce3" table:number-columns-repeated="3"/>
          <table:table-cell table:formula="of:=IFERROR(([.AF230]/[.P230])*100; &quot;&quot;)">
            <text:p/>
          </table:table-cell>
          <table:table-cell table:style-name="ce3"/>
          <table:table-cell table:formula="of:=IFERROR(([.AH230]/[.P230])*100; &quot;&quot;)">
            <text:p/>
          </table:table-cell>
          <table:table-cell table:style-name="ce3"/>
          <table:table-cell/>
          <table:table-cell table:style-name="ce3"/>
          <table:table-cell table:formula="of:=IFERROR(([.AL230]/[.P23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30]/[.P230])*100; &quot;&quot;)">
            <text:p/>
          </table:table-cell>
          <table:table-cell table:style-name="ce3"/>
          <table:table-cell/>
          <table:table-cell table:style-name="ce3"/>
          <table:table-cell table:formula="of:=IFERROR(([.BT230]/[.P23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30]/[.P230])*100; &quot;&quot;)">
            <text:p/>
          </table:table-cell>
          <table:table-cell table:style-name="ce3"/>
          <table:table-cell table:formula="of:=IFERROR(([.CN230]/[.P230])*100; &quot;&quot;)">
            <text:p/>
          </table:table-cell>
          <table:table-cell table:style-name="ce3"/>
          <table:table-cell table:formula="of:=IFERROR(([.CP230]/[.P23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30]/[.P230])*100; &quot;&quot;)">
            <text:p/>
          </table:table-cell>
          <table:table-cell table:style-name="ce3"/>
          <table:table-cell/>
          <table:table-cell table:style-name="ce3"/>
          <table:table-cell table:formula="of:=IFERROR(([.DB230]/[.P230])*100; &quot;&quot;)">
            <text:p/>
          </table:table-cell>
          <table:table-cell table:style-name="ce3"/>
          <table:table-cell/>
          <table:table-cell table:style-name="ce3"/>
          <table:table-cell table:formula="of:=IFERROR(([.DF230]/[.P230])*100; &quot;&quot;)">
            <text:p/>
          </table:table-cell>
          <table:table-cell table:style-name="ce3"/>
          <table:table-cell/>
          <table:table-cell table:style-name="ce3"/>
          <table:table-cell table:formula="of:=IFERROR(([.DJ230]/[.P23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141</text:p>
          </table:table-cell>
          <table:table-cell office:value-type="string" calcext:value-type="string">
            <text:p>40.04.77</text:p>
          </table:table-cell>
          <table:table-cell office:value-type="float" office:value="172" calcext:value-type="float">
            <text:p>172</text:p>
          </table:table-cell>
          <table:table-cell table:formula="of:=IF([.C231]=&quot;&quot;;&quot;&quot;;[.C231]-[.AE231])" office:value-type="float" office:value="145" calcext:value-type="float">
            <text:p>145</text:p>
          </table:table-cell>
          <table:table-cell office:value-type="float" office:value="145" calcext:value-type="float">
            <text:p>145</text:p>
          </table:table-cell>
          <table:table-cell table:formula="of:=IFERROR(([.E231]/[.D231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231]/[.D231])*100; &quot;&quot;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ERROR(([.I231]/[.D231])*100; &quot;&quot;)" office:value-type="float" office:value="55.8620689655172" calcext:value-type="float">
            <text:p>55,862068965517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IFERROR(([.L231]/[.D231])*100; &quot;&quot;)" office:value-type="float" office:value="54.4827586206897" calcext:value-type="float">
            <text:p>54,4827586206897</text:p>
          </table:table-cell>
          <table:table-cell office:value-type="float" office:value="63" calcext:value-type="float">
            <text:p>63</text:p>
          </table:table-cell>
          <table:table-cell table:formula="of:=IFERROR(([.N231]/[.D231])*100; &quot;&quot;)" office:value-type="float" office:value="43.448275862069" calcext:value-type="float">
            <text:p>43,448275862069</text:p>
          </table:table-cell>
          <table:table-cell office:value-type="float" office:value="31" calcext:value-type="float">
            <text:p>31</text:p>
          </table:table-cell>
          <table:table-cell table:formula="of:=IFERROR(([.P231]/[.D231])*100; &quot;&quot;)" office:value-type="float" office:value="21.3793103448276" calcext:value-type="float">
            <text:p>21,3793103448276</text:p>
          </table:table-cell>
          <table:table-cell office:value-type="float" office:value="114" calcext:value-type="float">
            <text:p>114</text:p>
          </table:table-cell>
          <table:table-cell table:formula="of:=IFERROR(([.R231]/[.D231])*100; &quot;&quot;)" office:value-type="float" office:value="78.6206896551724" calcext:value-type="float">
            <text:p>78,6206896551724</text:p>
          </table:table-cell>
          <table:table-cell office:value-type="float" office:value="14" calcext:value-type="float">
            <text:p>14</text:p>
          </table:table-cell>
          <table:table-cell table:formula="of:=IFERROR(([.T231]/[.R231])*100; &quot;&quot;)" office:value-type="float" office:value="12.280701754386" calcext:value-type="float">
            <text:p>12,280701754386</text:p>
          </table:table-cell>
          <table:table-cell office:value-type="float" office:value="65" calcext:value-type="float">
            <text:p>65</text:p>
          </table:table-cell>
          <table:table-cell table:formula="of:=IFERROR(([.V231]/[.R231])*100; &quot;&quot;)" office:value-type="float" office:value="57.0175438596491" calcext:value-type="float">
            <text:p>57,0175438596491</text:p>
          </table:table-cell>
          <table:table-cell table:formula="of:=IF([.L231] = &quot;&quot; ;&quot;&quot;; [.L231]-[.V231])" office:value-type="float" office:value="14" calcext:value-type="float">
            <text:p>14</text:p>
          </table:table-cell>
          <table:table-cell table:formula="of:=IFERROR(([.X231]/[.P231])*100; &quot;&quot;)" office:value-type="float" office:value="45.1612903225806" calcext:value-type="float">
            <text:p>45,1612903225806</text:p>
          </table:table-cell>
          <table:table-cell office:value-type="float" office:value="60" calcext:value-type="float">
            <text:p>60</text:p>
          </table:table-cell>
          <table:table-cell table:formula="of:=IFERROR(([.Z231]/[.R231])*100; &quot;&quot;)" office:value-type="float" office:value="52.6315789473684" calcext:value-type="float">
            <text:p>52,6315789473684</text:p>
          </table:table-cell>
          <table:table-cell table:formula="of:=IF([.N231] = &quot;&quot; ;&quot;&quot;; [.N231]-[.Z231])" office:value-type="float" office:value="3" calcext:value-type="float">
            <text:p>3</text:p>
          </table:table-cell>
          <table:table-cell table:formula="of:=IFERROR(([.AB231]/[.P231])*100; &quot;&quot;)" office:value-type="float" office:value="9.67741935483871" calcext:value-type="float">
            <text:p>9,67741935483871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IFERROR(([.AF231]/[.P231])*100; &quot;&quot;)" office:value-type="float" office:value="77.4193548387097" calcext:value-type="float">
            <text:p>77,4193548387097</text:p>
          </table:table-cell>
          <table:table-cell office:value-type="float" office:value="0" calcext:value-type="float">
            <text:p>0</text:p>
          </table:table-cell>
          <table:table-cell table:formula="of:=IFERROR(([.AH231]/[.P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L231]/[.P231])*100; &quot;&quot;)" office:value-type="float" office:value="3.2258064516129" calcext:value-type="float">
            <text:p>3,2258064516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231]/[.P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31]/[.P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CL231]/[.P231])*100; &quot;&quot;)" office:value-type="float" office:value="19.3548387096774" calcext:value-type="float">
            <text:p>19,3548387096774</text:p>
          </table:table-cell>
          <table:table-cell office:value-type="float" office:value="0" calcext:value-type="float">
            <text:p>0</text:p>
          </table:table-cell>
          <table:table-cell table:formula="of:=IFERROR(([.CN231]/[.P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31]/[.P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31]/[.P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31]/[.P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31]/[.P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31]/[.P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32]=&quot;&quot;;&quot;&quot;;[.C232]-[.AE232])">
            <text:p/>
          </table:table-cell>
          <table:table-cell/>
          <table:table-cell table:formula="of:=IFERROR(([.E232]/[.D232])*100; &quot;&quot;)">
            <text:p/>
          </table:table-cell>
          <table:table-cell/>
          <table:table-cell table:formula="of:=IFERROR(([.G232]/[.D232])*100; &quot;&quot;)">
            <text:p/>
          </table:table-cell>
          <table:table-cell/>
          <table:table-cell table:formula="of:=IFERROR(([.I232]/[.D232])*100; &quot;&quot;)">
            <text:p/>
          </table:table-cell>
          <table:table-cell/>
          <table:table-cell table:style-name="ce3"/>
          <table:table-cell table:formula="of:=IFERROR(([.L232]/[.D232])*100; &quot;&quot;)">
            <text:p/>
          </table:table-cell>
          <table:table-cell table:style-name="ce3"/>
          <table:table-cell table:formula="of:=IFERROR(([.N232]/[.D232])*100; &quot;&quot;)">
            <text:p/>
          </table:table-cell>
          <table:table-cell table:style-name="ce3"/>
          <table:table-cell table:formula="of:=IFERROR(([.P232]/[.D232])*100; &quot;&quot;)">
            <text:p/>
          </table:table-cell>
          <table:table-cell table:style-name="ce3"/>
          <table:table-cell table:formula="of:=IFERROR(([.R232]/[.D232])*100; &quot;&quot;)">
            <text:p/>
          </table:table-cell>
          <table:table-cell table:style-name="ce3"/>
          <table:table-cell table:formula="of:=IFERROR(([.T232]/[.R232])*100; &quot;&quot;)">
            <text:p/>
          </table:table-cell>
          <table:table-cell/>
          <table:table-cell table:formula="of:=IFERROR(([.V232]/[.R232])*100; &quot;&quot;)">
            <text:p/>
          </table:table-cell>
          <table:table-cell table:formula="of:=IF([.L232] = &quot;&quot; ;&quot;&quot;; [.L232]-[.V232])">
            <text:p/>
          </table:table-cell>
          <table:table-cell table:formula="of:=IFERROR(([.X232]/[.P232])*100; &quot;&quot;)">
            <text:p/>
          </table:table-cell>
          <table:table-cell/>
          <table:table-cell table:formula="of:=IFERROR(([.Z232]/[.R232])*100; &quot;&quot;)">
            <text:p/>
          </table:table-cell>
          <table:table-cell table:formula="of:=IF([.N232] = &quot;&quot; ;&quot;&quot;; [.N232]-[.Z232])">
            <text:p/>
          </table:table-cell>
          <table:table-cell table:formula="of:=IFERROR(([.AB232]/[.P232])*100; &quot;&quot;)">
            <text:p/>
          </table:table-cell>
          <table:table-cell table:style-name="ce3" table:number-columns-repeated="3"/>
          <table:table-cell table:formula="of:=IFERROR(([.AF232]/[.P232])*100; &quot;&quot;)">
            <text:p/>
          </table:table-cell>
          <table:table-cell table:style-name="ce3"/>
          <table:table-cell table:formula="of:=IFERROR(([.AH232]/[.P232])*100; &quot;&quot;)">
            <text:p/>
          </table:table-cell>
          <table:table-cell table:style-name="ce3"/>
          <table:table-cell/>
          <table:table-cell table:style-name="ce3"/>
          <table:table-cell table:formula="of:=IFERROR(([.AL232]/[.P23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32]/[.P232])*100; &quot;&quot;)">
            <text:p/>
          </table:table-cell>
          <table:table-cell table:style-name="ce3"/>
          <table:table-cell/>
          <table:table-cell table:style-name="ce3"/>
          <table:table-cell table:formula="of:=IFERROR(([.BT232]/[.P23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32]/[.P232])*100; &quot;&quot;)">
            <text:p/>
          </table:table-cell>
          <table:table-cell table:style-name="ce3"/>
          <table:table-cell table:formula="of:=IFERROR(([.CN232]/[.P232])*100; &quot;&quot;)">
            <text:p/>
          </table:table-cell>
          <table:table-cell table:style-name="ce3"/>
          <table:table-cell table:formula="of:=IFERROR(([.CP232]/[.P23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32]/[.P232])*100; &quot;&quot;)">
            <text:p/>
          </table:table-cell>
          <table:table-cell table:style-name="ce3"/>
          <table:table-cell/>
          <table:table-cell table:style-name="ce3"/>
          <table:table-cell table:formula="of:=IFERROR(([.DB232]/[.P232])*100; &quot;&quot;)">
            <text:p/>
          </table:table-cell>
          <table:table-cell table:style-name="ce3"/>
          <table:table-cell/>
          <table:table-cell table:style-name="ce3"/>
          <table:table-cell table:formula="of:=IFERROR(([.DF232]/[.P232])*100; &quot;&quot;)">
            <text:p/>
          </table:table-cell>
          <table:table-cell table:style-name="ce3"/>
          <table:table-cell/>
          <table:table-cell table:style-name="ce3"/>
          <table:table-cell table:formula="of:=IFERROR(([.DJ232]/[.P23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520</text:p>
          </table:table-cell>
          <table:table-cell office:value-type="string" calcext:value-type="string">
            <text:p>520.07.27</text:p>
          </table:table-cell>
          <table:table-cell office:value-type="float" office:value="412" calcext:value-type="float">
            <text:p>412</text:p>
          </table:table-cell>
          <table:table-cell table:formula="of:=IF([.C233]=&quot;&quot;;&quot;&quot;;[.C233]-[.AE233])"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table:formula="of:=IFERROR(([.E233]/[.D233])*100; &quot;&quot;)" office:value-type="float" office:value="101.194029850746" calcext:value-type="float">
            <text:p>101,194029850746</text:p>
          </table:table-cell>
          <table:table-cell office:value-type="float" office:value="196" calcext:value-type="float">
            <text:p>196</text:p>
          </table:table-cell>
          <table:table-cell table:formula="of:=IFERROR(([.G233]/[.D233])*100; &quot;&quot;)" office:value-type="float" office:value="58.5074626865672" calcext:value-type="float">
            <text:p>58,5074626865672</text:p>
          </table:table-cell>
          <table:table-cell office:value-type="float" office:value="123" calcext:value-type="float">
            <text:p>123</text:p>
          </table:table-cell>
          <table:table-cell table:formula="of:=IFERROR(([.I233]/[.D233])*100; &quot;&quot;)" office:value-type="float" office:value="36.7164179104478" calcext:value-type="float">
            <text:p>36,7164179104478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formula="of:=IFERROR(([.L233]/[.D233])*100; &quot;&quot;)" office:value-type="float" office:value="31.3432835820896" calcext:value-type="float">
            <text:p>31,3432835820896</text:p>
          </table:table-cell>
          <table:table-cell office:value-type="float" office:value="126" calcext:value-type="float">
            <text:p>126</text:p>
          </table:table-cell>
          <table:table-cell table:formula="of:=IFERROR(([.N233]/[.D233])*100; &quot;&quot;)" office:value-type="float" office:value="37.6119402985075" calcext:value-type="float">
            <text:p>37,6119402985075</text:p>
          </table:table-cell>
          <table:table-cell office:value-type="float" office:value="139" calcext:value-type="float">
            <text:p>139</text:p>
          </table:table-cell>
          <table:table-cell table:formula="of:=IFERROR(([.P233]/[.D233])*100; &quot;&quot;)" office:value-type="float" office:value="41.4925373134328" calcext:value-type="float">
            <text:p>41,4925373134328</text:p>
          </table:table-cell>
          <table:table-cell office:value-type="float" office:value="196" calcext:value-type="float">
            <text:p>196</text:p>
          </table:table-cell>
          <table:table-cell table:formula="of:=IFERROR(([.R233]/[.D233])*100; &quot;&quot;)" office:value-type="float" office:value="58.5074626865672" calcext:value-type="float">
            <text:p>58,5074626865672</text:p>
          </table:table-cell>
          <table:table-cell office:value-type="float" office:value="48" calcext:value-type="float">
            <text:p>48</text:p>
          </table:table-cell>
          <table:table-cell table:formula="of:=IFERROR(([.T233]/[.R233])*100; &quot;&quot;)" office:value-type="float" office:value="24.4897959183673" calcext:value-type="float">
            <text:p>24,4897959183673</text:p>
          </table:table-cell>
          <table:table-cell office:value-type="float" office:value="100" calcext:value-type="float">
            <text:p>100</text:p>
          </table:table-cell>
          <table:table-cell table:formula="of:=IFERROR(([.V233]/[.R233])*100; &quot;&quot;)" office:value-type="float" office:value="51.0204081632653" calcext:value-type="float">
            <text:p>51,0204081632653</text:p>
          </table:table-cell>
          <table:table-cell table:formula="of:=IF([.L233] = &quot;&quot; ;&quot;&quot;; [.L233]-[.V233])" office:value-type="float" office:value="5" calcext:value-type="float">
            <text:p>5</text:p>
          </table:table-cell>
          <table:table-cell table:formula="of:=IFERROR(([.X233]/[.P233])*100; &quot;&quot;)" office:value-type="float" office:value="3.59712230215827" calcext:value-type="float">
            <text:p>3,59712230215827</text:p>
          </table:table-cell>
          <table:table-cell office:value-type="float" office:value="121" calcext:value-type="float">
            <text:p>121</text:p>
          </table:table-cell>
          <table:table-cell table:formula="of:=IFERROR(([.Z233]/[.R233])*100; &quot;&quot;)" office:value-type="float" office:value="61.734693877551" calcext:value-type="float">
            <text:p>61,734693877551</text:p>
          </table:table-cell>
          <table:table-cell table:formula="of:=IF([.N233] = &quot;&quot; ;&quot;&quot;; [.N233]-[.Z233])" office:value-type="float" office:value="5" calcext:value-type="float">
            <text:p>5</text:p>
          </table:table-cell>
          <table:table-cell table:formula="of:=IFERROR(([.AB233]/[.P233])*100; &quot;&quot;)" office:value-type="float" office:value="3.59712230215827" calcext:value-type="float">
            <text:p>3,59712230215827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formula="of:=IFERROR(([.AF233]/[.P233])*100; &quot;&quot;)" office:value-type="float" office:value="15.1079136690647" calcext:value-type="float">
            <text:p>15,1079136690647</text:p>
          </table:table-cell>
          <table:table-cell office:value-type="float" office:value="2" calcext:value-type="float">
            <text:p>2</text:p>
          </table:table-cell>
          <table:table-cell table:formula="of:=IFERROR(([.AH233]/[.P233])*100; &quot;&quot;)" office:value-type="float" office:value="1.43884892086331" calcext:value-type="float">
            <text:p>1,438848920863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233]/[.P233])*100; &quot;&quot;)" office:value-type="float" office:value="3.59712230215827" calcext:value-type="float">
            <text:p>3,597122302158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233]/[.P23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33]/[.P23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IFERROR(([.CL233]/[.P233])*100; &quot;&quot;)" office:value-type="float" office:value="23.021582733813" calcext:value-type="float">
            <text:p>23,021582733813</text:p>
          </table:table-cell>
          <table:table-cell office:value-type="float" office:value="0" calcext:value-type="float">
            <text:p>0</text:p>
          </table:table-cell>
          <table:table-cell table:formula="of:=IFERROR(([.CN233]/[.P233])*100; &quot;&quot;)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IFERROR(([.CP233]/[.P233])*100; &quot;&quot;)" office:value-type="float" office:value="56.8345323741007" calcext:value-type="float">
            <text:p>56,83453237410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33]/[.P23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33]/[.P23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33]/[.P23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33]/[.P23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520.07.28</text:p>
          </table:table-cell>
          <table:table-cell office:value-type="float" office:value="412" calcext:value-type="float">
            <text:p>412</text:p>
          </table:table-cell>
          <table:table-cell table:formula="of:=IF([.C234]=&quot;&quot;;&quot;&quot;;[.C234]-[.AE234])"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table:formula="of:=IFERROR(([.E234]/[.D234])*100; &quot;&quot;)" office:value-type="float" office:value="101.194029850746" calcext:value-type="float">
            <text:p>101,194029850746</text:p>
          </table:table-cell>
          <table:table-cell office:value-type="float" office:value="196" calcext:value-type="float">
            <text:p>196</text:p>
          </table:table-cell>
          <table:table-cell table:formula="of:=IFERROR(([.G234]/[.D234])*100; &quot;&quot;)" office:value-type="float" office:value="58.5074626865672" calcext:value-type="float">
            <text:p>58,5074626865672</text:p>
          </table:table-cell>
          <table:table-cell office:value-type="float" office:value="123" calcext:value-type="float">
            <text:p>123</text:p>
          </table:table-cell>
          <table:table-cell table:formula="of:=IFERROR(([.I234]/[.D234])*100; &quot;&quot;)" office:value-type="float" office:value="36.7164179104478" calcext:value-type="float">
            <text:p>36,7164179104478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formula="of:=IFERROR(([.L234]/[.D234])*100; &quot;&quot;)" office:value-type="float" office:value="31.3432835820896" calcext:value-type="float">
            <text:p>31,3432835820896</text:p>
          </table:table-cell>
          <table:table-cell office:value-type="float" office:value="126" calcext:value-type="float">
            <text:p>126</text:p>
          </table:table-cell>
          <table:table-cell table:formula="of:=IFERROR(([.N234]/[.D234])*100; &quot;&quot;)" office:value-type="float" office:value="37.6119402985075" calcext:value-type="float">
            <text:p>37,6119402985075</text:p>
          </table:table-cell>
          <table:table-cell office:value-type="float" office:value="139" calcext:value-type="float">
            <text:p>139</text:p>
          </table:table-cell>
          <table:table-cell table:formula="of:=IFERROR(([.P234]/[.D234])*100; &quot;&quot;)" office:value-type="float" office:value="41.4925373134328" calcext:value-type="float">
            <text:p>41,4925373134328</text:p>
          </table:table-cell>
          <table:table-cell office:value-type="float" office:value="196" calcext:value-type="float">
            <text:p>196</text:p>
          </table:table-cell>
          <table:table-cell table:formula="of:=IFERROR(([.R234]/[.D234])*100; &quot;&quot;)" office:value-type="float" office:value="58.5074626865672" calcext:value-type="float">
            <text:p>58,5074626865672</text:p>
          </table:table-cell>
          <table:table-cell office:value-type="float" office:value="48" calcext:value-type="float">
            <text:p>48</text:p>
          </table:table-cell>
          <table:table-cell table:formula="of:=IFERROR(([.T234]/[.R234])*100; &quot;&quot;)" office:value-type="float" office:value="24.4897959183673" calcext:value-type="float">
            <text:p>24,4897959183673</text:p>
          </table:table-cell>
          <table:table-cell office:value-type="float" office:value="100" calcext:value-type="float">
            <text:p>100</text:p>
          </table:table-cell>
          <table:table-cell table:formula="of:=IFERROR(([.V234]/[.R234])*100; &quot;&quot;)" office:value-type="float" office:value="51.0204081632653" calcext:value-type="float">
            <text:p>51,0204081632653</text:p>
          </table:table-cell>
          <table:table-cell table:formula="of:=IF([.L234] = &quot;&quot; ;&quot;&quot;; [.L234]-[.V234])" office:value-type="float" office:value="5" calcext:value-type="float">
            <text:p>5</text:p>
          </table:table-cell>
          <table:table-cell table:formula="of:=IFERROR(([.X234]/[.P234])*100; &quot;&quot;)" office:value-type="float" office:value="3.59712230215827" calcext:value-type="float">
            <text:p>3,59712230215827</text:p>
          </table:table-cell>
          <table:table-cell office:value-type="float" office:value="121" calcext:value-type="float">
            <text:p>121</text:p>
          </table:table-cell>
          <table:table-cell table:formula="of:=IFERROR(([.Z234]/[.R234])*100; &quot;&quot;)" office:value-type="float" office:value="61.734693877551" calcext:value-type="float">
            <text:p>61,734693877551</text:p>
          </table:table-cell>
          <table:table-cell table:formula="of:=IF([.N234] = &quot;&quot; ;&quot;&quot;; [.N234]-[.Z234])" office:value-type="float" office:value="5" calcext:value-type="float">
            <text:p>5</text:p>
          </table:table-cell>
          <table:table-cell table:formula="of:=IFERROR(([.AB234]/[.P234])*100; &quot;&quot;)" office:value-type="float" office:value="3.59712230215827" calcext:value-type="float">
            <text:p>3,59712230215827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formula="of:=IFERROR(([.AF234]/[.P234])*100; &quot;&quot;)" office:value-type="float" office:value="15.1079136690647" calcext:value-type="float">
            <text:p>15,1079136690647</text:p>
          </table:table-cell>
          <table:table-cell office:value-type="float" office:value="2" calcext:value-type="float">
            <text:p>2</text:p>
          </table:table-cell>
          <table:table-cell table:formula="of:=IFERROR(([.AH234]/[.P234])*100; &quot;&quot;)" office:value-type="float" office:value="1.43884892086331" calcext:value-type="float">
            <text:p>1,438848920863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234]/[.P234])*100; &quot;&quot;)" office:value-type="float" office:value="3.59712230215827" calcext:value-type="float">
            <text:p>3,597122302158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234]/[.P2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34]/[.P2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IFERROR(([.CL234]/[.P234])*100; &quot;&quot;)" office:value-type="float" office:value="22.3021582733813" calcext:value-type="float">
            <text:p>22,3021582733813</text:p>
          </table:table-cell>
          <table:table-cell office:value-type="float" office:value="0" calcext:value-type="float">
            <text:p>0</text:p>
          </table:table-cell>
          <table:table-cell table:formula="of:=IFERROR(([.CN234]/[.P234])*100; &quot;&quot;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ERROR(([.CP234]/[.P234])*100; &quot;&quot;)" office:value-type="float" office:value="57.5539568345324" calcext:value-type="float">
            <text:p>57,55395683453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34]/[.P2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34]/[.P2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34]/[.P2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34]/[.P2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35]=&quot;&quot;;&quot;&quot;;[.C235]-[.AE235])">
            <text:p/>
          </table:table-cell>
          <table:table-cell/>
          <table:table-cell table:formula="of:=IFERROR(([.E235]/[.D235])*100; &quot;&quot;)">
            <text:p/>
          </table:table-cell>
          <table:table-cell/>
          <table:table-cell table:formula="of:=IFERROR(([.G235]/[.D235])*100; &quot;&quot;)">
            <text:p/>
          </table:table-cell>
          <table:table-cell/>
          <table:table-cell table:formula="of:=IFERROR(([.I235]/[.D235])*100; &quot;&quot;)">
            <text:p/>
          </table:table-cell>
          <table:table-cell/>
          <table:table-cell table:style-name="ce3"/>
          <table:table-cell table:formula="of:=IFERROR(([.L235]/[.D235])*100; &quot;&quot;)">
            <text:p/>
          </table:table-cell>
          <table:table-cell table:style-name="ce3"/>
          <table:table-cell table:formula="of:=IFERROR(([.N235]/[.D235])*100; &quot;&quot;)">
            <text:p/>
          </table:table-cell>
          <table:table-cell table:style-name="ce3"/>
          <table:table-cell table:formula="of:=IFERROR(([.P235]/[.D235])*100; &quot;&quot;)">
            <text:p/>
          </table:table-cell>
          <table:table-cell table:style-name="ce3"/>
          <table:table-cell table:formula="of:=IFERROR(([.R235]/[.D235])*100; &quot;&quot;)">
            <text:p/>
          </table:table-cell>
          <table:table-cell table:style-name="ce3"/>
          <table:table-cell table:formula="of:=IFERROR(([.T235]/[.R235])*100; &quot;&quot;)">
            <text:p/>
          </table:table-cell>
          <table:table-cell/>
          <table:table-cell table:formula="of:=IFERROR(([.V235]/[.R235])*100; &quot;&quot;)">
            <text:p/>
          </table:table-cell>
          <table:table-cell table:formula="of:=IF([.L235] = &quot;&quot; ;&quot;&quot;; [.L235]-[.V235])">
            <text:p/>
          </table:table-cell>
          <table:table-cell table:formula="of:=IFERROR(([.X235]/[.P235])*100; &quot;&quot;)">
            <text:p/>
          </table:table-cell>
          <table:table-cell/>
          <table:table-cell table:formula="of:=IFERROR(([.Z235]/[.R235])*100; &quot;&quot;)">
            <text:p/>
          </table:table-cell>
          <table:table-cell table:formula="of:=IF([.N235] = &quot;&quot; ;&quot;&quot;; [.N235]-[.Z235])">
            <text:p/>
          </table:table-cell>
          <table:table-cell table:formula="of:=IFERROR(([.AB235]/[.P235])*100; &quot;&quot;)">
            <text:p/>
          </table:table-cell>
          <table:table-cell table:style-name="ce3" table:number-columns-repeated="3"/>
          <table:table-cell table:formula="of:=IFERROR(([.AF235]/[.P235])*100; &quot;&quot;)">
            <text:p/>
          </table:table-cell>
          <table:table-cell table:style-name="ce3"/>
          <table:table-cell table:formula="of:=IFERROR(([.AH235]/[.P235])*100; &quot;&quot;)">
            <text:p/>
          </table:table-cell>
          <table:table-cell table:style-name="ce3"/>
          <table:table-cell/>
          <table:table-cell table:style-name="ce3"/>
          <table:table-cell table:formula="of:=IFERROR(([.AL235]/[.P23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35]/[.P235])*100; &quot;&quot;)">
            <text:p/>
          </table:table-cell>
          <table:table-cell table:style-name="ce3"/>
          <table:table-cell/>
          <table:table-cell table:style-name="ce3"/>
          <table:table-cell table:formula="of:=IFERROR(([.BT235]/[.P23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35]/[.P235])*100; &quot;&quot;)">
            <text:p/>
          </table:table-cell>
          <table:table-cell table:style-name="ce3"/>
          <table:table-cell table:formula="of:=IFERROR(([.CN235]/[.P235])*100; &quot;&quot;)">
            <text:p/>
          </table:table-cell>
          <table:table-cell table:style-name="ce3"/>
          <table:table-cell table:formula="of:=IFERROR(([.CP235]/[.P23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35]/[.P235])*100; &quot;&quot;)">
            <text:p/>
          </table:table-cell>
          <table:table-cell table:style-name="ce3"/>
          <table:table-cell/>
          <table:table-cell table:style-name="ce3"/>
          <table:table-cell table:formula="of:=IFERROR(([.DB235]/[.P235])*100; &quot;&quot;)">
            <text:p/>
          </table:table-cell>
          <table:table-cell table:style-name="ce3"/>
          <table:table-cell/>
          <table:table-cell table:style-name="ce3"/>
          <table:table-cell table:formula="of:=IFERROR(([.DF235]/[.P235])*100; &quot;&quot;)">
            <text:p/>
          </table:table-cell>
          <table:table-cell table:style-name="ce3"/>
          <table:table-cell/>
          <table:table-cell table:style-name="ce3"/>
          <table:table-cell table:formula="of:=IFERROR(([.DJ235]/[.P23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583</text:p>
          </table:table-cell>
          <table:table-cell office:value-type="string" calcext:value-type="string">
            <text:p>583.07.28</text:p>
          </table:table-cell>
          <table:table-cell office:value-type="float" office:value="412" calcext:value-type="float">
            <text:p>412</text:p>
          </table:table-cell>
          <table:table-cell table:formula="of:=IF([.C236]=&quot;&quot;;&quot;&quot;;[.C236]-[.AE236])" office:value-type="float" office:value="336" calcext:value-type="float">
            <text:p>336</text:p>
          </table:table-cell>
          <table:table-cell office:value-type="float" office:value="340" calcext:value-type="float">
            <text:p>340</text:p>
          </table:table-cell>
          <table:table-cell table:formula="of:=IFERROR(([.E236]/[.D236])*100; &quot;&quot;)" office:value-type="float" office:value="101.190476190476" calcext:value-type="float">
            <text:p>101,190476190476</text:p>
          </table:table-cell>
          <table:table-cell office:value-type="float" office:value="0" calcext:value-type="float">
            <text:p>0</text:p>
          </table:table-cell>
          <table:table-cell table:formula="of:=IFERROR(([.G236]/[.D236])*100; &quot;&quot;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IFERROR(([.I236]/[.D236])*100; &quot;&quot;)" office:value-type="float" office:value="35.7142857142857" calcext:value-type="float">
            <text:p>35,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236]/[.D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236]/[.D236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P236]/[.D236])*100; &quot;&quot;)" office:value-type="float" office:value="1.78571428571429" calcext:value-type="float">
            <text:p>1,78571428571429</text:p>
          </table:table-cell>
          <table:table-cell office:value-type="float" office:value="330" calcext:value-type="float">
            <text:p>330</text:p>
          </table:table-cell>
          <table:table-cell table:formula="of:=IFERROR(([.R236]/[.D236])*100; &quot;&quot;)" office:value-type="float" office:value="98.2142857142857" calcext:value-type="float">
            <text:p>98,2142857142857</text:p>
          </table:table-cell>
          <table:table-cell office:value-type="float" office:value="0" calcext:value-type="float">
            <text:p>0</text:p>
          </table:table-cell>
          <table:table-cell table:formula="of:=IFERROR(([.T236]/[.R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V236]/[.R236])*100; &quot;&quot;)" office:value-type="float" office:value="0" calcext:value-type="float">
            <text:p>0</text:p>
          </table:table-cell>
          <table:table-cell table:formula="of:=IF([.L236] = &quot;&quot; ;&quot;&quot;; [.L236]-[.V236])" office:value-type="float" office:value="0" calcext:value-type="float">
            <text:p>0</text:p>
          </table:table-cell>
          <table:table-cell table:formula="of:=IFERROR(([.X236]/[.P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236]/[.R236])*100; &quot;&quot;)" office:value-type="float" office:value="0" calcext:value-type="float">
            <text:p>0</text:p>
          </table:table-cell>
          <table:table-cell table:formula="of:=IF([.N236] = &quot;&quot; ;&quot;&quot;; [.N236]-[.Z236])" office:value-type="float" office:value="0" calcext:value-type="float">
            <text:p>0</text:p>
          </table:table-cell>
          <table:table-cell table:formula="of:=IFERROR(([.AB236]/[.P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IFERROR(([.AF236]/[.P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236]/[.P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236]/[.P236])*100; &quot;&quot;)" office:value-type="float" office:value="83.3333333333333" calcext:value-type="float">
            <text:p>83,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P236]/[.P236])*100; &quot;&quot;)" office:value-type="float" office:value="16.6666666666667" calcext:value-type="float">
            <text:p>16,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36]/[.P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236]/[.P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236]/[.P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36]/[.P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36]/[.P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36]/[.P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36]/[.P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36]/[.P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583.07.27</text:p>
          </table:table-cell>
          <table:table-cell office:value-type="float" office:value="412" calcext:value-type="float">
            <text:p>412</text:p>
          </table:table-cell>
          <table:table-cell table:formula="of:=IF([.C237]=&quot;&quot;;&quot;&quot;;[.C237]-[.AE237])" office:value-type="float" office:value="336" calcext:value-type="float">
            <text:p>336</text:p>
          </table:table-cell>
          <table:table-cell office:value-type="float" office:value="340" calcext:value-type="float">
            <text:p>340</text:p>
          </table:table-cell>
          <table:table-cell table:formula="of:=IFERROR(([.E237]/[.D237])*100; &quot;&quot;)" office:value-type="float" office:value="101.190476190476" calcext:value-type="float">
            <text:p>101,190476190476</text:p>
          </table:table-cell>
          <table:table-cell office:value-type="float" office:value="0" calcext:value-type="float">
            <text:p>0</text:p>
          </table:table-cell>
          <table:table-cell table:formula="of:=IFERROR(([.G237]/[.D237])*100; &quot;&quot;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IFERROR(([.I237]/[.D237])*100; &quot;&quot;)" office:value-type="float" office:value="35.7142857142857" calcext:value-type="float">
            <text:p>35,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237]/[.D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237]/[.D237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P237]/[.D237])*100; &quot;&quot;)" office:value-type="float" office:value="1.78571428571429" calcext:value-type="float">
            <text:p>1,78571428571429</text:p>
          </table:table-cell>
          <table:table-cell office:value-type="float" office:value="330" calcext:value-type="float">
            <text:p>330</text:p>
          </table:table-cell>
          <table:table-cell table:formula="of:=IFERROR(([.R237]/[.D237])*100; &quot;&quot;)" office:value-type="float" office:value="98.2142857142857" calcext:value-type="float">
            <text:p>98,2142857142857</text:p>
          </table:table-cell>
          <table:table-cell office:value-type="float" office:value="0" calcext:value-type="float">
            <text:p>0</text:p>
          </table:table-cell>
          <table:table-cell table:formula="of:=IFERROR(([.T237]/[.R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V237]/[.R237])*100; &quot;&quot;)" office:value-type="float" office:value="0" calcext:value-type="float">
            <text:p>0</text:p>
          </table:table-cell>
          <table:table-cell table:formula="of:=IF([.L237] = &quot;&quot; ;&quot;&quot;; [.L237]-[.V237])" office:value-type="float" office:value="0" calcext:value-type="float">
            <text:p>0</text:p>
          </table:table-cell>
          <table:table-cell table:formula="of:=IFERROR(([.X237]/[.P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237]/[.R237])*100; &quot;&quot;)" office:value-type="float" office:value="0" calcext:value-type="float">
            <text:p>0</text:p>
          </table:table-cell>
          <table:table-cell table:formula="of:=IF([.N237] = &quot;&quot; ;&quot;&quot;; [.N237]-[.Z237])" office:value-type="float" office:value="0" calcext:value-type="float">
            <text:p>0</text:p>
          </table:table-cell>
          <table:table-cell table:formula="of:=IFERROR(([.AB237]/[.P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IFERROR(([.AF237]/[.P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237]/[.P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237]/[.P237])*100; &quot;&quot;)" office:value-type="float" office:value="83.3333333333333" calcext:value-type="float">
            <text:p>83,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P237]/[.P237])*100; &quot;&quot;)" office:value-type="float" office:value="16.6666666666667" calcext:value-type="float">
            <text:p>16,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37]/[.P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237]/[.P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237]/[.P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37]/[.P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37]/[.P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37]/[.P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37]/[.P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37]/[.P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38]=&quot;&quot;;&quot;&quot;;[.C238]-[.AE238])">
            <text:p/>
          </table:table-cell>
          <table:table-cell/>
          <table:table-cell table:formula="of:=IFERROR(([.E238]/[.D238])*100; &quot;&quot;)">
            <text:p/>
          </table:table-cell>
          <table:table-cell/>
          <table:table-cell table:formula="of:=IFERROR(([.G238]/[.D238])*100; &quot;&quot;)">
            <text:p/>
          </table:table-cell>
          <table:table-cell/>
          <table:table-cell table:formula="of:=IFERROR(([.I238]/[.D238])*100; &quot;&quot;)">
            <text:p/>
          </table:table-cell>
          <table:table-cell/>
          <table:table-cell table:style-name="ce3"/>
          <table:table-cell table:formula="of:=IFERROR(([.L238]/[.D238])*100; &quot;&quot;)">
            <text:p/>
          </table:table-cell>
          <table:table-cell table:style-name="ce3"/>
          <table:table-cell table:formula="of:=IFERROR(([.N238]/[.D238])*100; &quot;&quot;)">
            <text:p/>
          </table:table-cell>
          <table:table-cell table:style-name="ce3"/>
          <table:table-cell table:formula="of:=IFERROR(([.P238]/[.D238])*100; &quot;&quot;)">
            <text:p/>
          </table:table-cell>
          <table:table-cell table:style-name="ce3"/>
          <table:table-cell table:formula="of:=IFERROR(([.R238]/[.D238])*100; &quot;&quot;)">
            <text:p/>
          </table:table-cell>
          <table:table-cell table:style-name="ce3"/>
          <table:table-cell table:formula="of:=IFERROR(([.T238]/[.R238])*100; &quot;&quot;)">
            <text:p/>
          </table:table-cell>
          <table:table-cell/>
          <table:table-cell table:formula="of:=IFERROR(([.V238]/[.R238])*100; &quot;&quot;)">
            <text:p/>
          </table:table-cell>
          <table:table-cell table:formula="of:=IF([.L238] = &quot;&quot; ;&quot;&quot;; [.L238]-[.V238])">
            <text:p/>
          </table:table-cell>
          <table:table-cell table:formula="of:=IFERROR(([.X238]/[.P238])*100; &quot;&quot;)">
            <text:p/>
          </table:table-cell>
          <table:table-cell/>
          <table:table-cell table:formula="of:=IFERROR(([.Z238]/[.R238])*100; &quot;&quot;)">
            <text:p/>
          </table:table-cell>
          <table:table-cell table:formula="of:=IF([.N238] = &quot;&quot; ;&quot;&quot;; [.N238]-[.Z238])">
            <text:p/>
          </table:table-cell>
          <table:table-cell table:formula="of:=IFERROR(([.AB238]/[.P238])*100; &quot;&quot;)">
            <text:p/>
          </table:table-cell>
          <table:table-cell table:style-name="ce3" table:number-columns-repeated="3"/>
          <table:table-cell table:formula="of:=IFERROR(([.AF238]/[.P238])*100; &quot;&quot;)">
            <text:p/>
          </table:table-cell>
          <table:table-cell table:style-name="ce3"/>
          <table:table-cell table:formula="of:=IFERROR(([.AH238]/[.P238])*100; &quot;&quot;)">
            <text:p/>
          </table:table-cell>
          <table:table-cell table:style-name="ce3"/>
          <table:table-cell/>
          <table:table-cell table:style-name="ce3"/>
          <table:table-cell table:formula="of:=IFERROR(([.AL238]/[.P23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38]/[.P238])*100; &quot;&quot;)">
            <text:p/>
          </table:table-cell>
          <table:table-cell table:style-name="ce3"/>
          <table:table-cell/>
          <table:table-cell table:style-name="ce3"/>
          <table:table-cell table:formula="of:=IFERROR(([.BT238]/[.P23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38]/[.P238])*100; &quot;&quot;)">
            <text:p/>
          </table:table-cell>
          <table:table-cell table:style-name="ce3"/>
          <table:table-cell table:formula="of:=IFERROR(([.CN238]/[.P238])*100; &quot;&quot;)">
            <text:p/>
          </table:table-cell>
          <table:table-cell table:style-name="ce3"/>
          <table:table-cell table:formula="of:=IFERROR(([.CP238]/[.P23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38]/[.P238])*100; &quot;&quot;)">
            <text:p/>
          </table:table-cell>
          <table:table-cell table:style-name="ce3"/>
          <table:table-cell/>
          <table:table-cell table:style-name="ce3"/>
          <table:table-cell table:formula="of:=IFERROR(([.DB238]/[.P238])*100; &quot;&quot;)">
            <text:p/>
          </table:table-cell>
          <table:table-cell table:style-name="ce3"/>
          <table:table-cell/>
          <table:table-cell table:style-name="ce3"/>
          <table:table-cell table:formula="of:=IFERROR(([.DF238]/[.P238])*100; &quot;&quot;)">
            <text:p/>
          </table:table-cell>
          <table:table-cell table:style-name="ce3"/>
          <table:table-cell/>
          <table:table-cell table:style-name="ce3"/>
          <table:table-cell table:formula="of:=IFERROR(([.DJ238]/[.P238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412</text:p>
          </table:table-cell>
          <table:table-cell office:value-type="string" calcext:value-type="string">
            <text:p>412.06.86</text:p>
          </table:table-cell>
          <table:table-cell office:value-type="float" office:value="315" calcext:value-type="float">
            <text:p>315</text:p>
          </table:table-cell>
          <table:table-cell table:formula="of:=IF([.C239]=&quot;&quot;;&quot;&quot;;[.C239]-[.AE239])" office:value-type="float" office:value="265" calcext:value-type="float">
            <text:p>265</text:p>
          </table:table-cell>
          <table:table-cell office:value-type="float" office:value="265" calcext:value-type="float">
            <text:p>265</text:p>
          </table:table-cell>
          <table:table-cell table:formula="of:=IFERROR(([.E239]/[.D239])*100; &quot;&quot;)"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table:formula="of:=IFERROR(([.G239]/[.D239])*100; &quot;&quot;)" office:value-type="float" office:value="49.4339622641509" calcext:value-type="float">
            <text:p>49,4339622641509</text:p>
          </table:table-cell>
          <table:table-cell office:value-type="float" office:value="127" calcext:value-type="float">
            <text:p>127</text:p>
          </table:table-cell>
          <table:table-cell table:formula="of:=IFERROR(([.I239]/[.D239])*100; &quot;&quot;)" office:value-type="float" office:value="47.9245283018868" calcext:value-type="float">
            <text:p>47,924528301886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ERROR(([.L239]/[.D239])*100; &quot;&quot;)" office:value-type="float" office:value="5.66037735849057" calcext:value-type="float">
            <text:p>5,66037735849057</text:p>
          </table:table-cell>
          <table:table-cell office:value-type="float" office:value="15" calcext:value-type="float">
            <text:p>15</text:p>
          </table:table-cell>
          <table:table-cell table:formula="of:=IFERROR(([.N239]/[.D239])*100; &quot;&quot;)" office:value-type="float" office:value="5.66037735849057" calcext:value-type="float">
            <text:p>5,66037735849057</text:p>
          </table:table-cell>
          <table:table-cell office:value-type="float" office:value="201" calcext:value-type="float">
            <text:p>201</text:p>
          </table:table-cell>
          <table:table-cell table:formula="of:=IFERROR(([.P239]/[.D239])*100; &quot;&quot;)" office:value-type="float" office:value="75.8490566037736" calcext:value-type="float">
            <text:p>75,8490566037736</text:p>
          </table:table-cell>
          <table:table-cell office:value-type="float" office:value="64" calcext:value-type="float">
            <text:p>64</text:p>
          </table:table-cell>
          <table:table-cell table:formula="of:=IFERROR(([.R239]/[.D239])*100; &quot;&quot;)" office:value-type="float" office:value="24.1509433962264" calcext:value-type="float">
            <text:p>24,1509433962264</text:p>
          </table:table-cell>
          <table:table-cell office:value-type="float" office:value="22" calcext:value-type="float">
            <text:p>22</text:p>
          </table:table-cell>
          <table:table-cell table:formula="of:=IFERROR(([.T239]/[.R239])*100; &quot;&quot;)" office:value-type="float" office:value="34.375" calcext:value-type="float">
            <text:p>34,375</text:p>
          </table:table-cell>
          <table:table-cell office:value-type="float" office:value="13" calcext:value-type="float">
            <text:p>13</text:p>
          </table:table-cell>
          <table:table-cell table:formula="of:=IFERROR(([.V239]/[.R239])*100; &quot;&quot;)" office:value-type="float" office:value="20.3125" calcext:value-type="float">
            <text:p>20,3125</text:p>
          </table:table-cell>
          <table:table-cell table:formula="of:=IF([.L239] = &quot;&quot; ;&quot;&quot;; [.L239]-[.V239])" office:value-type="float" office:value="2" calcext:value-type="float">
            <text:p>2</text:p>
          </table:table-cell>
          <table:table-cell table:formula="of:=IFERROR(([.X239]/[.P239])*100; &quot;&quot;)" office:value-type="float" office:value="0.99502487562189" calcext:value-type="float">
            <text:p>0,99502487562189</text:p>
          </table:table-cell>
          <table:table-cell office:value-type="float" office:value="13" calcext:value-type="float">
            <text:p>13</text:p>
          </table:table-cell>
          <table:table-cell table:formula="of:=IFERROR(([.Z239]/[.R239])*100; &quot;&quot;)" office:value-type="float" office:value="20.3125" calcext:value-type="float">
            <text:p>20,3125</text:p>
          </table:table-cell>
          <table:table-cell table:formula="of:=IF([.N239] = &quot;&quot; ;&quot;&quot;; [.N239]-[.Z239])" office:value-type="float" office:value="2" calcext:value-type="float">
            <text:p>2</text:p>
          </table:table-cell>
          <table:table-cell table:formula="of:=IFERROR(([.AB239]/[.P239])*100; &quot;&quot;)" office:value-type="float" office:value="0.99502487562189" calcext:value-type="float">
            <text:p>0,99502487562189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IFERROR(([.AF239]/[.P239])*100; &quot;&quot;)" office:value-type="float" office:value="2.48756218905473" calcext:value-type="float">
            <text:p>2,48756218905473</text:p>
          </table:table-cell>
          <table:table-cell office:value-type="float" office:value="66" calcext:value-type="float">
            <text:p>66</text:p>
          </table:table-cell>
          <table:table-cell table:formula="of:=IFERROR(([.AH239]/[.P239])*100; &quot;&quot;)" office:value-type="float" office:value="32.8358208955224" calcext:value-type="float">
            <text:p>32,8358208955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AL239]/[.P239])*100; &quot;&quot;)" office:value-type="float" office:value="1.99004975124378" calcext:value-type="float">
            <text:p>1,990049751243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IFERROR(([.BP239]/[.P239])*100; &quot;&quot;)" office:value-type="float" office:value="38.8059701492537" calcext:value-type="float">
            <text:p>38,80597014925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39]/[.P2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IFERROR(([.CL239]/[.P239])*100; &quot;&quot;)" office:value-type="float" office:value="15.9203980099503" calcext:value-type="float">
            <text:p>15,9203980099503</text:p>
          </table:table-cell>
          <table:table-cell office:value-type="float" office:value="8" calcext:value-type="float">
            <text:p>8</text:p>
          </table:table-cell>
          <table:table-cell table:formula="of:=IFERROR(([.CN239]/[.P239])*100; &quot;&quot;)" office:value-type="float" office:value="3.98009950248756" calcext:value-type="float">
            <text:p>3,98009950248756</text:p>
          </table:table-cell>
          <table:table-cell office:value-type="float" office:value="5" calcext:value-type="float">
            <text:p>5</text:p>
          </table:table-cell>
          <table:table-cell table:formula="of:=IFERROR(([.CP239]/[.P239])*100; &quot;&quot;)" office:value-type="float" office:value="2.48756218905473" calcext:value-type="float">
            <text:p>2,487562189054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X239]/[.P239])*100; &quot;&quot;)" office:value-type="float" office:value="0.99502487562189" calcext:value-type="float">
            <text:p>0,99502487562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39]/[.P2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39]/[.P2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J239]/[.P239])*100; &quot;&quot;)" office:value-type="float" office:value="0.497512437810945" calcext:value-type="float">
            <text:p>0,4975124378109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40]=&quot;&quot;;&quot;&quot;;[.C240]-[.AE240])">
            <text:p/>
          </table:table-cell>
          <table:table-cell/>
          <table:table-cell table:formula="of:=IFERROR(([.E240]/[.D240])*100; &quot;&quot;)">
            <text:p/>
          </table:table-cell>
          <table:table-cell/>
          <table:table-cell table:formula="of:=IFERROR(([.G240]/[.D240])*100; &quot;&quot;)">
            <text:p/>
          </table:table-cell>
          <table:table-cell/>
          <table:table-cell table:formula="of:=IFERROR(([.I240]/[.D240])*100; &quot;&quot;)">
            <text:p/>
          </table:table-cell>
          <table:table-cell/>
          <table:table-cell table:style-name="ce3"/>
          <table:table-cell table:formula="of:=IFERROR(([.L240]/[.D240])*100; &quot;&quot;)">
            <text:p/>
          </table:table-cell>
          <table:table-cell table:style-name="ce3"/>
          <table:table-cell table:formula="of:=IFERROR(([.N240]/[.D240])*100; &quot;&quot;)">
            <text:p/>
          </table:table-cell>
          <table:table-cell table:style-name="ce3"/>
          <table:table-cell table:formula="of:=IFERROR(([.P240]/[.D240])*100; &quot;&quot;)">
            <text:p/>
          </table:table-cell>
          <table:table-cell table:style-name="ce3"/>
          <table:table-cell table:formula="of:=IFERROR(([.R240]/[.D240])*100; &quot;&quot;)">
            <text:p/>
          </table:table-cell>
          <table:table-cell table:style-name="ce3"/>
          <table:table-cell table:formula="of:=IFERROR(([.T240]/[.R240])*100; &quot;&quot;)">
            <text:p/>
          </table:table-cell>
          <table:table-cell/>
          <table:table-cell table:formula="of:=IFERROR(([.V240]/[.R240])*100; &quot;&quot;)">
            <text:p/>
          </table:table-cell>
          <table:table-cell table:formula="of:=IF([.L240] = &quot;&quot; ;&quot;&quot;; [.L240]-[.V240])">
            <text:p/>
          </table:table-cell>
          <table:table-cell table:formula="of:=IFERROR(([.X240]/[.P240])*100; &quot;&quot;)">
            <text:p/>
          </table:table-cell>
          <table:table-cell/>
          <table:table-cell table:formula="of:=IFERROR(([.Z240]/[.R240])*100; &quot;&quot;)">
            <text:p/>
          </table:table-cell>
          <table:table-cell table:formula="of:=IF([.N240] = &quot;&quot; ;&quot;&quot;; [.N240]-[.Z240])">
            <text:p/>
          </table:table-cell>
          <table:table-cell table:formula="of:=IFERROR(([.AB240]/[.P240])*100; &quot;&quot;)">
            <text:p/>
          </table:table-cell>
          <table:table-cell table:style-name="ce3" table:number-columns-repeated="3"/>
          <table:table-cell table:formula="of:=IFERROR(([.AF240]/[.P240])*100; &quot;&quot;)">
            <text:p/>
          </table:table-cell>
          <table:table-cell table:style-name="ce3"/>
          <table:table-cell table:formula="of:=IFERROR(([.AH240]/[.P240])*100; &quot;&quot;)">
            <text:p/>
          </table:table-cell>
          <table:table-cell table:style-name="ce3"/>
          <table:table-cell/>
          <table:table-cell table:style-name="ce3"/>
          <table:table-cell table:formula="of:=IFERROR(([.AL240]/[.P24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40]/[.P240])*100; &quot;&quot;)">
            <text:p/>
          </table:table-cell>
          <table:table-cell table:style-name="ce3"/>
          <table:table-cell/>
          <table:table-cell table:style-name="ce3"/>
          <table:table-cell table:formula="of:=IFERROR(([.BT240]/[.P24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40]/[.P240])*100; &quot;&quot;)">
            <text:p/>
          </table:table-cell>
          <table:table-cell table:style-name="ce3"/>
          <table:table-cell table:formula="of:=IFERROR(([.CN240]/[.P240])*100; &quot;&quot;)">
            <text:p/>
          </table:table-cell>
          <table:table-cell table:style-name="ce3"/>
          <table:table-cell table:formula="of:=IFERROR(([.CP240]/[.P24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40]/[.P240])*100; &quot;&quot;)">
            <text:p/>
          </table:table-cell>
          <table:table-cell table:style-name="ce3"/>
          <table:table-cell/>
          <table:table-cell table:style-name="ce3"/>
          <table:table-cell table:formula="of:=IFERROR(([.DB240]/[.P240])*100; &quot;&quot;)">
            <text:p/>
          </table:table-cell>
          <table:table-cell table:style-name="ce3"/>
          <table:table-cell/>
          <table:table-cell table:style-name="ce3"/>
          <table:table-cell table:formula="of:=IFERROR(([.DF240]/[.P240])*100; &quot;&quot;)">
            <text:p/>
          </table:table-cell>
          <table:table-cell table:style-name="ce3"/>
          <table:table-cell/>
          <table:table-cell table:style-name="ce3"/>
          <table:table-cell table:formula="of:=IFERROR(([.DJ240]/[.P24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270 v1</text:p>
          </table:table-cell>
          <table:table-cell office:value-type="string" calcext:value-type="string">
            <text:p>54.04.89</text:p>
          </table:table-cell>
          <table:table-cell office:value-type="float" office:value="216" calcext:value-type="float">
            <text:p>216</text:p>
          </table:table-cell>
          <table:table-cell table:formula="of:=IF([.C241]=&quot;&quot;;&quot;&quot;;[.C241]-[.AE241])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 table:formula="of:=IFERROR(([.E241]/[.D241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241]/[.D241])*100; &quot;&quot;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ERROR(([.I241]/[.D241])*100; &quot;&quot;)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IFERROR(([.L241]/[.D241])*100; &quot;&quot;)" office:value-type="float" office:value="48.3333333333333" calcext:value-type="float">
            <text:p>48,3333333333333</text:p>
          </table:table-cell>
          <table:table-cell office:value-type="float" office:value="65" calcext:value-type="float">
            <text:p>65</text:p>
          </table:table-cell>
          <table:table-cell table:formula="of:=IFERROR(([.N241]/[.D241])*100; &quot;&quot;)" office:value-type="float" office:value="36.1111111111111" calcext:value-type="float">
            <text:p>36,1111111111111</text:p>
          </table:table-cell>
          <table:table-cell office:value-type="float" office:value="58" calcext:value-type="float">
            <text:p>58</text:p>
          </table:table-cell>
          <table:table-cell table:formula="of:=IFERROR(([.P241]/[.D241])*100; &quot;&quot;)" office:value-type="float" office:value="32.2222222222222" calcext:value-type="float">
            <text:p>32,2222222222222</text:p>
          </table:table-cell>
          <table:table-cell office:value-type="float" office:value="122" calcext:value-type="float">
            <text:p>122</text:p>
          </table:table-cell>
          <table:table-cell table:formula="of:=IFERROR(([.R241]/[.D241])*100; &quot;&quot;)" office:value-type="float" office:value="67.7777777777778" calcext:value-type="float">
            <text:p>67,7777777777778</text:p>
          </table:table-cell>
          <table:table-cell office:value-type="float" office:value="17" calcext:value-type="float">
            <text:p>17</text:p>
          </table:table-cell>
          <table:table-cell table:formula="of:=IFERROR(([.T241]/[.R241])*100; &quot;&quot;)" office:value-type="float" office:value="13.9344262295082" calcext:value-type="float">
            <text:p>13,9344262295082</text:p>
          </table:table-cell>
          <table:table-cell office:value-type="float" office:value="72" calcext:value-type="float">
            <text:p>72</text:p>
          </table:table-cell>
          <table:table-cell table:formula="of:=IFERROR(([.V241]/[.R241])*100; &quot;&quot;)" office:value-type="float" office:value="59.0163934426229" calcext:value-type="float">
            <text:p>59,0163934426229</text:p>
          </table:table-cell>
          <table:table-cell table:formula="of:=IF([.L241] = &quot;&quot; ;&quot;&quot;; [.L241]-[.V241])" office:value-type="float" office:value="15" calcext:value-type="float">
            <text:p>15</text:p>
          </table:table-cell>
          <table:table-cell table:formula="of:=IFERROR(([.X241]/[.P241])*100; &quot;&quot;)" office:value-type="float" office:value="25.8620689655172" calcext:value-type="float">
            <text:p>25,8620689655172</text:p>
          </table:table-cell>
          <table:table-cell office:value-type="float" office:value="62" calcext:value-type="float">
            <text:p>62</text:p>
          </table:table-cell>
          <table:table-cell table:formula="of:=IFERROR(([.Z241]/[.R241])*100; &quot;&quot;)" office:value-type="float" office:value="50.8196721311475" calcext:value-type="float">
            <text:p>50,8196721311475</text:p>
          </table:table-cell>
          <table:table-cell table:formula="of:=IF([.N241] = &quot;&quot; ;&quot;&quot;; [.N241]-[.Z241])" office:value-type="float" office:value="3" calcext:value-type="float">
            <text:p>3</text:p>
          </table:table-cell>
          <table:table-cell table:formula="of:=IFERROR(([.AB241]/[.P241])*100; &quot;&quot;)" office:value-type="float" office:value="5.17241379310345" calcext:value-type="float">
            <text:p>5,1724137931034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formula="of:=IFERROR(([.AF241]/[.P241])*100; &quot;&quot;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ERROR(([.AH241]/[.P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IFERROR(([.AL241]/[.P241])*100; &quot;&quot;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241]/[.P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41]/[.P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241]/[.P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241]/[.P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41]/[.P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41]/[.P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41]/[.P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41]/[.P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41]/[.P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42]=&quot;&quot;;&quot;&quot;;[.C242]-[.AE242])">
            <text:p/>
          </table:table-cell>
          <table:table-cell/>
          <table:table-cell table:formula="of:=IFERROR(([.E242]/[.D242])*100; &quot;&quot;)">
            <text:p/>
          </table:table-cell>
          <table:table-cell/>
          <table:table-cell table:formula="of:=IFERROR(([.G242]/[.D242])*100; &quot;&quot;)">
            <text:p/>
          </table:table-cell>
          <table:table-cell/>
          <table:table-cell table:formula="of:=IFERROR(([.I242]/[.D242])*100; &quot;&quot;)">
            <text:p/>
          </table:table-cell>
          <table:table-cell/>
          <table:table-cell table:style-name="ce3"/>
          <table:table-cell table:formula="of:=IFERROR(([.L242]/[.D242])*100; &quot;&quot;)">
            <text:p/>
          </table:table-cell>
          <table:table-cell table:style-name="ce3"/>
          <table:table-cell table:formula="of:=IFERROR(([.N242]/[.D242])*100; &quot;&quot;)">
            <text:p/>
          </table:table-cell>
          <table:table-cell table:style-name="ce3"/>
          <table:table-cell table:formula="of:=IFERROR(([.P242]/[.D242])*100; &quot;&quot;)">
            <text:p/>
          </table:table-cell>
          <table:table-cell table:style-name="ce3"/>
          <table:table-cell table:formula="of:=IFERROR(([.R242]/[.D242])*100; &quot;&quot;)">
            <text:p/>
          </table:table-cell>
          <table:table-cell table:style-name="ce3"/>
          <table:table-cell table:formula="of:=IFERROR(([.T242]/[.R242])*100; &quot;&quot;)">
            <text:p/>
          </table:table-cell>
          <table:table-cell/>
          <table:table-cell table:formula="of:=IFERROR(([.V242]/[.R242])*100; &quot;&quot;)">
            <text:p/>
          </table:table-cell>
          <table:table-cell table:formula="of:=IF([.L242] = &quot;&quot; ;&quot;&quot;; [.L242]-[.V242])">
            <text:p/>
          </table:table-cell>
          <table:table-cell table:formula="of:=IFERROR(([.X242]/[.P242])*100; &quot;&quot;)">
            <text:p/>
          </table:table-cell>
          <table:table-cell/>
          <table:table-cell table:formula="of:=IFERROR(([.Z242]/[.R242])*100; &quot;&quot;)">
            <text:p/>
          </table:table-cell>
          <table:table-cell table:formula="of:=IF([.N242] = &quot;&quot; ;&quot;&quot;; [.N242]-[.Z242])">
            <text:p/>
          </table:table-cell>
          <table:table-cell table:formula="of:=IFERROR(([.AB242]/[.P242])*100; &quot;&quot;)">
            <text:p/>
          </table:table-cell>
          <table:table-cell table:style-name="ce3" table:number-columns-repeated="3"/>
          <table:table-cell table:formula="of:=IFERROR(([.AF242]/[.P242])*100; &quot;&quot;)">
            <text:p/>
          </table:table-cell>
          <table:table-cell table:style-name="ce3"/>
          <table:table-cell table:formula="of:=IFERROR(([.AH242]/[.P242])*100; &quot;&quot;)">
            <text:p/>
          </table:table-cell>
          <table:table-cell table:style-name="ce3"/>
          <table:table-cell/>
          <table:table-cell table:style-name="ce3"/>
          <table:table-cell table:formula="of:=IFERROR(([.AL242]/[.P24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42]/[.P242])*100; &quot;&quot;)">
            <text:p/>
          </table:table-cell>
          <table:table-cell table:style-name="ce3"/>
          <table:table-cell/>
          <table:table-cell table:style-name="ce3"/>
          <table:table-cell table:formula="of:=IFERROR(([.BT242]/[.P24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42]/[.P242])*100; &quot;&quot;)">
            <text:p/>
          </table:table-cell>
          <table:table-cell table:style-name="ce3"/>
          <table:table-cell table:formula="of:=IFERROR(([.CN242]/[.P242])*100; &quot;&quot;)">
            <text:p/>
          </table:table-cell>
          <table:table-cell table:style-name="ce3"/>
          <table:table-cell table:formula="of:=IFERROR(([.CP242]/[.P24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42]/[.P242])*100; &quot;&quot;)">
            <text:p/>
          </table:table-cell>
          <table:table-cell table:style-name="ce3"/>
          <table:table-cell/>
          <table:table-cell table:style-name="ce3"/>
          <table:table-cell table:formula="of:=IFERROR(([.DB242]/[.P242])*100; &quot;&quot;)">
            <text:p/>
          </table:table-cell>
          <table:table-cell table:style-name="ce3"/>
          <table:table-cell/>
          <table:table-cell table:style-name="ce3"/>
          <table:table-cell table:formula="of:=IFERROR(([.DF242]/[.P242])*100; &quot;&quot;)">
            <text:p/>
          </table:table-cell>
          <table:table-cell table:style-name="ce3"/>
          <table:table-cell/>
          <table:table-cell table:style-name="ce3"/>
          <table:table-cell table:formula="of:=IFERROR(([.DJ242]/[.P242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312</text:p>
          </table:table-cell>
          <table:table-cell office:value-type="string" calcext:value-type="string">
            <text:p>312.06.55</text:p>
          </table:table-cell>
          <table:table-cell office:value-type="float" office:value="296" calcext:value-type="float">
            <text:p>296</text:p>
          </table:table-cell>
          <table:table-cell table:formula="of:=IF([.C243]=&quot;&quot;;&quot;&quot;;[.C243]-[.AE243])" office:value-type="float" office:value="251" calcext:value-type="float">
            <text:p>251</text:p>
          </table:table-cell>
          <table:table-cell office:value-type="float" office:value="251" calcext:value-type="float">
            <text:p>251</text:p>
          </table:table-cell>
          <table:table-cell table:formula="of:=IFERROR(([.E243]/[.D243])*100; &quot;&quot;)"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formula="of:=IFERROR(([.G243]/[.D243])*100; &quot;&quot;)" office:value-type="float" office:value="45.4183266932271" calcext:value-type="float">
            <text:p>45,4183266932271</text:p>
          </table:table-cell>
          <table:table-cell office:value-type="float" office:value="131" calcext:value-type="float">
            <text:p>131</text:p>
          </table:table-cell>
          <table:table-cell table:formula="of:=IFERROR(([.I243]/[.D243])*100; &quot;&quot;)" office:value-type="float" office:value="52.191235059761" calcext:value-type="float">
            <text:p>52,19123505976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ERROR(([.L243]/[.D243])*100; &quot;&quot;)" office:value-type="float" office:value="3.98406374501992" calcext:value-type="float">
            <text:p>3,98406374501992</text:p>
          </table:table-cell>
          <table:table-cell office:value-type="float" office:value="9" calcext:value-type="float">
            <text:p>9</text:p>
          </table:table-cell>
          <table:table-cell table:formula="of:=IFERROR(([.N243]/[.D243])*100; &quot;&quot;)" office:value-type="float" office:value="3.58565737051793" calcext:value-type="float">
            <text:p>3,58565737051793</text:p>
          </table:table-cell>
          <table:table-cell office:value-type="float" office:value="195" calcext:value-type="float">
            <text:p>195</text:p>
          </table:table-cell>
          <table:table-cell table:formula="of:=IFERROR(([.P243]/[.D243])*100; &quot;&quot;)" office:value-type="float" office:value="77.6892430278884" calcext:value-type="float">
            <text:p>77,6892430278884</text:p>
          </table:table-cell>
          <table:table-cell office:value-type="float" office:value="56" calcext:value-type="float">
            <text:p>56</text:p>
          </table:table-cell>
          <table:table-cell table:formula="of:=IFERROR(([.R243]/[.D243])*100; &quot;&quot;)" office:value-type="float" office:value="22.3107569721116" calcext:value-type="float">
            <text:p>22,3107569721116</text:p>
          </table:table-cell>
          <table:table-cell office:value-type="float" office:value="18" calcext:value-type="float">
            <text:p>18</text:p>
          </table:table-cell>
          <table:table-cell table:formula="of:=IFERROR(([.T243]/[.R243])*100; &quot;&quot;)" office:value-type="float" office:value="32.1428571428571" calcext:value-type="float">
            <text:p>32,1428571428571</text:p>
          </table:table-cell>
          <table:table-cell office:value-type="float" office:value="10" calcext:value-type="float">
            <text:p>10</text:p>
          </table:table-cell>
          <table:table-cell table:formula="of:=IFERROR(([.V243]/[.R243])*100; &quot;&quot;)" office:value-type="float" office:value="17.8571428571429" calcext:value-type="float">
            <text:p>17,8571428571429</text:p>
          </table:table-cell>
          <table:table-cell table:formula="of:=IF([.L243] = &quot;&quot; ;&quot;&quot;; [.L243]-[.V243])" office:value-type="float" office:value="0" calcext:value-type="float">
            <text:p>0</text:p>
          </table:table-cell>
          <table:table-cell table:formula="of:=IFERROR(([.X243]/[.P243])*100; &quot;&quot;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ERROR(([.Z243]/[.R243])*100; &quot;&quot;)" office:value-type="float" office:value="14.2857142857143" calcext:value-type="float">
            <text:p>14,2857142857143</text:p>
          </table:table-cell>
          <table:table-cell table:formula="of:=IF([.N243] = &quot;&quot; ;&quot;&quot;; [.N243]-[.Z243])" office:value-type="float" office:value="1" calcext:value-type="float">
            <text:p>1</text:p>
          </table:table-cell>
          <table:table-cell table:formula="of:=IFERROR(([.AB243]/[.P243])*100; &quot;&quot;)" office:value-type="float" office:value="0.512820512820513" calcext:value-type="float">
            <text:p>0,51282051282051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IFERROR(([.AF243]/[.P243])*100; &quot;&quot;)" office:value-type="float" office:value="2.05128205128205" calcext:value-type="float">
            <text:p>2,05128205128205</text:p>
          </table:table-cell>
          <table:table-cell office:value-type="float" office:value="59" calcext:value-type="float">
            <text:p>59</text:p>
          </table:table-cell>
          <table:table-cell table:formula="of:=IFERROR(([.AH243]/[.P243])*100; &quot;&quot;)" office:value-type="float" office:value="30.2564102564103" calcext:value-type="float">
            <text:p>30,25641025641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AL243]/[.P243])*100; &quot;&quot;)" office:value-type="float" office:value="2.05128205128205" calcext:value-type="float">
            <text:p>2,05128205128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IFERROR(([.BP243]/[.P243])*100; &quot;&quot;)" office:value-type="float" office:value="6.66666666666667" calcext:value-type="float">
            <text:p>6,6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43]/[.P24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IFERROR(([.CL243]/[.P243])*100; &quot;&quot;)" office:value-type="float" office:value="49.7435897435897" calcext:value-type="float">
            <text:p>49,7435897435897</text:p>
          </table:table-cell>
          <table:table-cell office:value-type="float" office:value="8" calcext:value-type="float">
            <text:p>8</text:p>
          </table:table-cell>
          <table:table-cell table:formula="of:=IFERROR(([.CN243]/[.P243])*100; &quot;&quot;)" office:value-type="float" office:value="4.1025641025641" calcext:value-type="float">
            <text:p>4,1025641025641</text:p>
          </table:table-cell>
          <table:table-cell office:value-type="float" office:value="5" calcext:value-type="float">
            <text:p>5</text:p>
          </table:table-cell>
          <table:table-cell table:formula="of:=IFERROR(([.CP243]/[.P243])*100; &quot;&quot;)" office:value-type="float" office:value="2.56410256410256" calcext:value-type="float">
            <text:p>2,564102564102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243]/[.P243])*100; &quot;&quot;)" office:value-type="float" office:value="2.05128205128205" calcext:value-type="float">
            <text:p>2,05128205128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B243]/[.P243])*100; &quot;&quot;)" office:value-type="float" office:value="0.512820512820513" calcext:value-type="float">
            <text:p>0,512820512820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43]/[.P24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43]/[.P24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44]=&quot;&quot;;&quot;&quot;;[.C244]-[.AE244])">
            <text:p/>
          </table:table-cell>
          <table:table-cell/>
          <table:table-cell table:formula="of:=IFERROR(([.E244]/[.D244])*100; &quot;&quot;)">
            <text:p/>
          </table:table-cell>
          <table:table-cell/>
          <table:table-cell table:formula="of:=IFERROR(([.G244]/[.D244])*100; &quot;&quot;)">
            <text:p/>
          </table:table-cell>
          <table:table-cell/>
          <table:table-cell table:formula="of:=IFERROR(([.I244]/[.D244])*100; &quot;&quot;)">
            <text:p/>
          </table:table-cell>
          <table:table-cell/>
          <table:table-cell table:style-name="ce3"/>
          <table:table-cell table:formula="of:=IFERROR(([.L244]/[.D244])*100; &quot;&quot;)">
            <text:p/>
          </table:table-cell>
          <table:table-cell table:style-name="ce3"/>
          <table:table-cell table:formula="of:=IFERROR(([.N244]/[.D244])*100; &quot;&quot;)">
            <text:p/>
          </table:table-cell>
          <table:table-cell table:style-name="ce3"/>
          <table:table-cell table:formula="of:=IFERROR(([.P244]/[.D244])*100; &quot;&quot;)">
            <text:p/>
          </table:table-cell>
          <table:table-cell table:style-name="ce3"/>
          <table:table-cell table:formula="of:=IFERROR(([.R244]/[.D244])*100; &quot;&quot;)">
            <text:p/>
          </table:table-cell>
          <table:table-cell table:style-name="ce3"/>
          <table:table-cell table:formula="of:=IFERROR(([.T244]/[.R244])*100; &quot;&quot;)">
            <text:p/>
          </table:table-cell>
          <table:table-cell/>
          <table:table-cell table:formula="of:=IFERROR(([.V244]/[.R244])*100; &quot;&quot;)">
            <text:p/>
          </table:table-cell>
          <table:table-cell table:formula="of:=IF([.L244] = &quot;&quot; ;&quot;&quot;; [.L244]-[.V244])">
            <text:p/>
          </table:table-cell>
          <table:table-cell table:formula="of:=IFERROR(([.X244]/[.P244])*100; &quot;&quot;)">
            <text:p/>
          </table:table-cell>
          <table:table-cell/>
          <table:table-cell table:formula="of:=IFERROR(([.Z244]/[.R244])*100; &quot;&quot;)">
            <text:p/>
          </table:table-cell>
          <table:table-cell table:formula="of:=IF([.N244] = &quot;&quot; ;&quot;&quot;; [.N244]-[.Z244])">
            <text:p/>
          </table:table-cell>
          <table:table-cell table:formula="of:=IFERROR(([.AB244]/[.P244])*100; &quot;&quot;)">
            <text:p/>
          </table:table-cell>
          <table:table-cell table:style-name="ce3" table:number-columns-repeated="3"/>
          <table:table-cell table:formula="of:=IFERROR(([.AF244]/[.P244])*100; &quot;&quot;)">
            <text:p/>
          </table:table-cell>
          <table:table-cell table:style-name="ce3"/>
          <table:table-cell table:formula="of:=IFERROR(([.AH244]/[.P244])*100; &quot;&quot;)">
            <text:p/>
          </table:table-cell>
          <table:table-cell table:style-name="ce3"/>
          <table:table-cell/>
          <table:table-cell table:style-name="ce3"/>
          <table:table-cell table:formula="of:=IFERROR(([.AL244]/[.P24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44]/[.P244])*100; &quot;&quot;)">
            <text:p/>
          </table:table-cell>
          <table:table-cell table:style-name="ce3"/>
          <table:table-cell/>
          <table:table-cell table:style-name="ce3"/>
          <table:table-cell table:formula="of:=IFERROR(([.BT244]/[.P24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44]/[.P244])*100; &quot;&quot;)">
            <text:p/>
          </table:table-cell>
          <table:table-cell table:style-name="ce3"/>
          <table:table-cell table:formula="of:=IFERROR(([.CN244]/[.P244])*100; &quot;&quot;)">
            <text:p/>
          </table:table-cell>
          <table:table-cell table:style-name="ce3"/>
          <table:table-cell table:formula="of:=IFERROR(([.CP244]/[.P24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44]/[.P244])*100; &quot;&quot;)">
            <text:p/>
          </table:table-cell>
          <table:table-cell table:style-name="ce3"/>
          <table:table-cell/>
          <table:table-cell table:style-name="ce3"/>
          <table:table-cell table:formula="of:=IFERROR(([.DB244]/[.P244])*100; &quot;&quot;)">
            <text:p/>
          </table:table-cell>
          <table:table-cell table:style-name="ce3"/>
          <table:table-cell/>
          <table:table-cell table:style-name="ce3"/>
          <table:table-cell table:formula="of:=IFERROR(([.DF244]/[.P244])*100; &quot;&quot;)">
            <text:p/>
          </table:table-cell>
          <table:table-cell table:style-name="ce3"/>
          <table:table-cell/>
          <table:table-cell table:style-name="ce3"/>
          <table:table-cell table:formula="of:=IFERROR(([.DJ244]/[.P244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330</text:p>
          </table:table-cell>
          <table:table-cell office:value-type="string" calcext:value-type="string">
            <text:p>107.06.30</text:p>
          </table:table-cell>
          <table:table-cell office:value-type="float" office:value="323" calcext:value-type="float">
            <text:p>323</text:p>
          </table:table-cell>
          <table:table-cell table:formula="of:=IF([.C245]=&quot;&quot;;&quot;&quot;;[.C245]-[.AE245])" office:value-type="float" office:value="273" calcext:value-type="float">
            <text:p>273</text:p>
          </table:table-cell>
          <table:table-cell office:value-type="float" office:value="273" calcext:value-type="float">
            <text:p>273</text:p>
          </table:table-cell>
          <table:table-cell table:formula="of:=IFERROR(([.E245]/[.D245])*100; &quot;&quot;)"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table:formula="of:=IFERROR(([.G245]/[.D245])*100; &quot;&quot;)" office:value-type="float" office:value="49.8168498168498" calcext:value-type="float">
            <text:p>49,8168498168498</text:p>
          </table:table-cell>
          <table:table-cell office:value-type="float" office:value="131" calcext:value-type="float">
            <text:p>131</text:p>
          </table:table-cell>
          <table:table-cell table:formula="of:=IFERROR(([.I245]/[.D245])*100; &quot;&quot;)" office:value-type="float" office:value="47.985347985348" calcext:value-type="float">
            <text:p>47,98534798534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IFERROR(([.L245]/[.D245])*100; &quot;&quot;)" office:value-type="float" office:value="4.02930402930403" calcext:value-type="float">
            <text:p>4,02930402930403</text:p>
          </table:table-cell>
          <table:table-cell office:value-type="float" office:value="7" calcext:value-type="float">
            <text:p>7</text:p>
          </table:table-cell>
          <table:table-cell table:formula="of:=IFERROR(([.N245]/[.D245])*100; &quot;&quot;)" office:value-type="float" office:value="2.56410256410256" calcext:value-type="float">
            <text:p>2,56410256410256</text:p>
          </table:table-cell>
          <table:table-cell office:value-type="float" office:value="212" calcext:value-type="float">
            <text:p>212</text:p>
          </table:table-cell>
          <table:table-cell table:formula="of:=IFERROR(([.P245]/[.D245])*100; &quot;&quot;)" office:value-type="float" office:value="77.6556776556777" calcext:value-type="float">
            <text:p>77,6556776556777</text:p>
          </table:table-cell>
          <table:table-cell office:value-type="float" office:value="61" calcext:value-type="float">
            <text:p>61</text:p>
          </table:table-cell>
          <table:table-cell table:formula="of:=IFERROR(([.R245]/[.D245])*100; &quot;&quot;)" office:value-type="float" office:value="22.3443223443223" calcext:value-type="float">
            <text:p>22,3443223443223</text:p>
          </table:table-cell>
          <table:table-cell office:value-type="float" office:value="18" calcext:value-type="float">
            <text:p>18</text:p>
          </table:table-cell>
          <table:table-cell table:formula="of:=IFERROR(([.T245]/[.R245])*100; &quot;&quot;)" office:value-type="float" office:value="29.5081967213115" calcext:value-type="float">
            <text:p>29,5081967213115</text:p>
          </table:table-cell>
          <table:table-cell office:value-type="float" office:value="11" calcext:value-type="float">
            <text:p>11</text:p>
          </table:table-cell>
          <table:table-cell table:formula="of:=IFERROR(([.V245]/[.R245])*100; &quot;&quot;)" office:value-type="float" office:value="18.0327868852459" calcext:value-type="float">
            <text:p>18,0327868852459</text:p>
          </table:table-cell>
          <table:table-cell table:formula="of:=IF([.L245] = &quot;&quot; ;&quot;&quot;; [.L245]-[.V245])" office:value-type="float" office:value="0" calcext:value-type="float">
            <text:p>0</text:p>
          </table:table-cell>
          <table:table-cell table:formula="of:=IFERROR(([.X245]/[.P245])*100; &quot;&quot;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ERROR(([.Z245]/[.R245])*100; &quot;&quot;)" office:value-type="float" office:value="11.4754098360656" calcext:value-type="float">
            <text:p>11,4754098360656</text:p>
          </table:table-cell>
          <table:table-cell table:formula="of:=IF([.N245] = &quot;&quot; ;&quot;&quot;; [.N245]-[.Z245])" office:value-type="float" office:value="0" calcext:value-type="float">
            <text:p>0</text:p>
          </table:table-cell>
          <table:table-cell table:formula="of:=IFERROR(([.AB245]/[.P245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IFERROR(([.AF245]/[.P245])*100; &quot;&quot;)" office:value-type="float" office:value="1.88679245283019" calcext:value-type="float">
            <text:p>1,88679245283019</text:p>
          </table:table-cell>
          <table:table-cell office:value-type="float" office:value="75" calcext:value-type="float">
            <text:p>75</text:p>
          </table:table-cell>
          <table:table-cell table:formula="of:=IFERROR(([.AH245]/[.P245])*100; &quot;&quot;)" office:value-type="float" office:value="35.377358490566" calcext:value-type="float">
            <text:p>35,3773584905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245]/[.P245])*100; &quot;&quot;)" office:value-type="float" office:value="1.41509433962264" calcext:value-type="float">
            <text:p>1,41509433962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ERROR(([.BP245]/[.P245])*100; &quot;&quot;)" office:value-type="float" office:value="7.07547169811321" calcext:value-type="float">
            <text:p>7,075471698113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45]/[.P2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IFERROR(([.CL245]/[.P245])*100; &quot;&quot;)" office:value-type="float" office:value="45.7547169811321" calcext:value-type="float">
            <text:p>45,7547169811321</text:p>
          </table:table-cell>
          <table:table-cell office:value-type="float" office:value="9" calcext:value-type="float">
            <text:p>9</text:p>
          </table:table-cell>
          <table:table-cell table:formula="of:=IFERROR(([.CN245]/[.P245])*100; &quot;&quot;)" office:value-type="float" office:value="4.24528301886793" calcext:value-type="float">
            <text:p>4,24528301886793</text:p>
          </table:table-cell>
          <table:table-cell office:value-type="float" office:value="4" calcext:value-type="float">
            <text:p>4</text:p>
          </table:table-cell>
          <table:table-cell table:formula="of:=IFERROR(([.CP245]/[.P245])*100; &quot;&quot;)" office:value-type="float" office:value="1.88679245283019" calcext:value-type="float">
            <text:p>1,886792452830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245]/[.P245])*100; &quot;&quot;)" office:value-type="float" office:value="1.88679245283019" calcext:value-type="float">
            <text:p>1,886792452830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B245]/[.P245])*100; &quot;&quot;)" office:value-type="float" office:value="0.471698113207547" calcext:value-type="float">
            <text:p>0,4716981132075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45]/[.P2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45]/[.P2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330.06.55</text:p>
          </table:table-cell>
          <table:table-cell office:value-type="float" office:value="334" calcext:value-type="float">
            <text:p>334</text:p>
          </table:table-cell>
          <table:table-cell table:formula="of:=IF([.C246]=&quot;&quot;;&quot;&quot;;[.C246]-[.AE246])" office:value-type="float" office:value="281" calcext:value-type="float">
            <text:p>281</text:p>
          </table:table-cell>
          <table:table-cell office:value-type="float" office:value="281" calcext:value-type="float">
            <text:p>281</text:p>
          </table:table-cell>
          <table:table-cell table:formula="of:=IFERROR(([.E246]/[.D246])*100; &quot;&quot;)"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table:formula="of:=IFERROR(([.G246]/[.D246])*100; &quot;&quot;)" office:value-type="float" office:value="51.2455516014235" calcext:value-type="float">
            <text:p>51,2455516014235</text:p>
          </table:table-cell>
          <table:table-cell office:value-type="float" office:value="131" calcext:value-type="float">
            <text:p>131</text:p>
          </table:table-cell>
          <table:table-cell table:formula="of:=IFERROR(([.I246]/[.D246])*100; &quot;&quot;)" office:value-type="float" office:value="46.6192170818505" calcext:value-type="float">
            <text:p>46,619217081850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ERROR(([.L246]/[.D246])*100; &quot;&quot;)" office:value-type="float" office:value="4.27046263345196" calcext:value-type="float">
            <text:p>4,27046263345196</text:p>
          </table:table-cell>
          <table:table-cell office:value-type="float" office:value="11" calcext:value-type="float">
            <text:p>11</text:p>
          </table:table-cell>
          <table:table-cell table:formula="of:=IFERROR(([.N246]/[.D246])*100; &quot;&quot;)" office:value-type="float" office:value="3.91459074733096" calcext:value-type="float">
            <text:p>3,91459074733096</text:p>
          </table:table-cell>
          <table:table-cell office:value-type="float" office:value="219" calcext:value-type="float">
            <text:p>219</text:p>
          </table:table-cell>
          <table:table-cell table:formula="of:=IFERROR(([.P246]/[.D246])*100; &quot;&quot;)" office:value-type="float" office:value="77.9359430604982" calcext:value-type="float">
            <text:p>77,9359430604982</text:p>
          </table:table-cell>
          <table:table-cell office:value-type="float" office:value="62" calcext:value-type="float">
            <text:p>62</text:p>
          </table:table-cell>
          <table:table-cell table:formula="of:=IFERROR(([.R246]/[.D246])*100; &quot;&quot;)" office:value-type="float" office:value="22.0640569395018" calcext:value-type="float">
            <text:p>22,0640569395018</text:p>
          </table:table-cell>
          <table:table-cell office:value-type="float" office:value="18" calcext:value-type="float">
            <text:p>18</text:p>
          </table:table-cell>
          <table:table-cell table:formula="of:=IFERROR(([.T246]/[.R246])*100; &quot;&quot;)" office:value-type="float" office:value="29.0322580645161" calcext:value-type="float">
            <text:p>29,0322580645161</text:p>
          </table:table-cell>
          <table:table-cell office:value-type="float" office:value="12" calcext:value-type="float">
            <text:p>12</text:p>
          </table:table-cell>
          <table:table-cell table:formula="of:=IFERROR(([.V246]/[.R246])*100; &quot;&quot;)" office:value-type="float" office:value="19.3548387096774" calcext:value-type="float">
            <text:p>19,3548387096774</text:p>
          </table:table-cell>
          <table:table-cell table:formula="of:=IF([.L246] = &quot;&quot; ;&quot;&quot;; [.L246]-[.V246])" office:value-type="float" office:value="0" calcext:value-type="float">
            <text:p>0</text:p>
          </table:table-cell>
          <table:table-cell table:formula="of:=IFERROR(([.X246]/[.P246])*100; &quot;&quot;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ERROR(([.Z246]/[.R246])*100; &quot;&quot;)" office:value-type="float" office:value="16.1290322580645" calcext:value-type="float">
            <text:p>16,1290322580645</text:p>
          </table:table-cell>
          <table:table-cell table:formula="of:=IF([.N246] = &quot;&quot; ;&quot;&quot;; [.N246]-[.Z246])" office:value-type="float" office:value="1" calcext:value-type="float">
            <text:p>1</text:p>
          </table:table-cell>
          <table:table-cell table:formula="of:=IFERROR(([.AB246]/[.P246])*100; &quot;&quot;)" office:value-type="float" office:value="0.45662100456621" calcext:value-type="float">
            <text:p>0,4566210045662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IFERROR(([.AF246]/[.P246])*100; &quot;&quot;)" office:value-type="float" office:value="3.19634703196347" calcext:value-type="float">
            <text:p>3,19634703196347</text:p>
          </table:table-cell>
          <table:table-cell office:value-type="float" office:value="76" calcext:value-type="float">
            <text:p>76</text:p>
          </table:table-cell>
          <table:table-cell table:formula="of:=IFERROR(([.AH246]/[.P246])*100; &quot;&quot;)" office:value-type="float" office:value="34.703196347032" calcext:value-type="float">
            <text:p>34,703196347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246]/[.P246])*100; &quot;&quot;)" office:value-type="float" office:value="1.36986301369863" calcext:value-type="float">
            <text:p>1,36986301369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IFERROR(([.BP246]/[.P246])*100; &quot;&quot;)" office:value-type="float" office:value="7.30593607305936" calcext:value-type="float">
            <text:p>7,305936073059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46]/[.P2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IFERROR(([.CL246]/[.P246])*100; &quot;&quot;)" office:value-type="float" office:value="44.7488584474886" calcext:value-type="float">
            <text:p>44,7488584474886</text:p>
          </table:table-cell>
          <table:table-cell office:value-type="float" office:value="9" calcext:value-type="float">
            <text:p>9</text:p>
          </table:table-cell>
          <table:table-cell table:formula="of:=IFERROR(([.CN246]/[.P246])*100; &quot;&quot;)" office:value-type="float" office:value="4.10958904109589" calcext:value-type="float">
            <text:p>4,10958904109589</text:p>
          </table:table-cell>
          <table:table-cell office:value-type="float" office:value="5" calcext:value-type="float">
            <text:p>5</text:p>
          </table:table-cell>
          <table:table-cell table:formula="of:=IFERROR(([.CP246]/[.P246])*100; &quot;&quot;)" office:value-type="float" office:value="2.28310502283105" calcext:value-type="float">
            <text:p>2,283105022831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246]/[.P246])*100; &quot;&quot;)" office:value-type="float" office:value="1.82648401826484" calcext:value-type="float">
            <text:p>1,826484018264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B246]/[.P246])*100; &quot;&quot;)" office:value-type="float" office:value="0.45662100456621" calcext:value-type="float">
            <text:p>0,456621004566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46]/[.P2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46]/[.P2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47]=&quot;&quot;;&quot;&quot;;[.C247]-[.AE247])">
            <text:p/>
          </table:table-cell>
          <table:table-cell/>
          <table:table-cell table:formula="of:=IFERROR(([.E247]/[.D247])*100; &quot;&quot;)">
            <text:p/>
          </table:table-cell>
          <table:table-cell/>
          <table:table-cell table:formula="of:=IFERROR(([.G247]/[.D247])*100; &quot;&quot;)">
            <text:p/>
          </table:table-cell>
          <table:table-cell/>
          <table:table-cell table:formula="of:=IFERROR(([.I247]/[.D247])*100; &quot;&quot;)">
            <text:p/>
          </table:table-cell>
          <table:table-cell/>
          <table:table-cell table:style-name="ce3"/>
          <table:table-cell table:formula="of:=IFERROR(([.L247]/[.D247])*100; &quot;&quot;)">
            <text:p/>
          </table:table-cell>
          <table:table-cell table:style-name="ce3"/>
          <table:table-cell table:formula="of:=IFERROR(([.N247]/[.D247])*100; &quot;&quot;)">
            <text:p/>
          </table:table-cell>
          <table:table-cell table:style-name="ce3"/>
          <table:table-cell table:formula="of:=IFERROR(([.P247]/[.D247])*100; &quot;&quot;)">
            <text:p/>
          </table:table-cell>
          <table:table-cell table:style-name="ce3"/>
          <table:table-cell table:formula="of:=IFERROR(([.R247]/[.D247])*100; &quot;&quot;)">
            <text:p/>
          </table:table-cell>
          <table:table-cell table:style-name="ce3"/>
          <table:table-cell table:formula="of:=IFERROR(([.T247]/[.R247])*100; &quot;&quot;)">
            <text:p/>
          </table:table-cell>
          <table:table-cell/>
          <table:table-cell table:formula="of:=IFERROR(([.V247]/[.R247])*100; &quot;&quot;)">
            <text:p/>
          </table:table-cell>
          <table:table-cell table:formula="of:=IF([.L247] = &quot;&quot; ;&quot;&quot;; [.L247]-[.V247])">
            <text:p/>
          </table:table-cell>
          <table:table-cell table:formula="of:=IFERROR(([.X247]/[.P247])*100; &quot;&quot;)">
            <text:p/>
          </table:table-cell>
          <table:table-cell/>
          <table:table-cell table:formula="of:=IFERROR(([.Z247]/[.R247])*100; &quot;&quot;)">
            <text:p/>
          </table:table-cell>
          <table:table-cell table:formula="of:=IF([.N247] = &quot;&quot; ;&quot;&quot;; [.N247]-[.Z247])">
            <text:p/>
          </table:table-cell>
          <table:table-cell table:formula="of:=IFERROR(([.AB247]/[.P247])*100; &quot;&quot;)">
            <text:p/>
          </table:table-cell>
          <table:table-cell table:style-name="ce3" table:number-columns-repeated="3"/>
          <table:table-cell table:formula="of:=IFERROR(([.AF247]/[.P247])*100; &quot;&quot;)">
            <text:p/>
          </table:table-cell>
          <table:table-cell table:style-name="ce3"/>
          <table:table-cell table:formula="of:=IFERROR(([.AH247]/[.P247])*100; &quot;&quot;)">
            <text:p/>
          </table:table-cell>
          <table:table-cell table:style-name="ce3"/>
          <table:table-cell/>
          <table:table-cell table:style-name="ce3"/>
          <table:table-cell table:formula="of:=IFERROR(([.AL247]/[.P24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47]/[.P247])*100; &quot;&quot;)">
            <text:p/>
          </table:table-cell>
          <table:table-cell table:style-name="ce3"/>
          <table:table-cell/>
          <table:table-cell table:style-name="ce3"/>
          <table:table-cell table:formula="of:=IFERROR(([.BT247]/[.P24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47]/[.P247])*100; &quot;&quot;)">
            <text:p/>
          </table:table-cell>
          <table:table-cell table:style-name="ce3"/>
          <table:table-cell table:formula="of:=IFERROR(([.CN247]/[.P247])*100; &quot;&quot;)">
            <text:p/>
          </table:table-cell>
          <table:table-cell table:style-name="ce3"/>
          <table:table-cell table:formula="of:=IFERROR(([.CP247]/[.P24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47]/[.P247])*100; &quot;&quot;)">
            <text:p/>
          </table:table-cell>
          <table:table-cell table:style-name="ce3"/>
          <table:table-cell/>
          <table:table-cell table:style-name="ce3"/>
          <table:table-cell table:formula="of:=IFERROR(([.DB247]/[.P247])*100; &quot;&quot;)">
            <text:p/>
          </table:table-cell>
          <table:table-cell table:style-name="ce3"/>
          <table:table-cell/>
          <table:table-cell table:style-name="ce3"/>
          <table:table-cell table:formula="of:=IFERROR(([.DF247]/[.P247])*100; &quot;&quot;)">
            <text:p/>
          </table:table-cell>
          <table:table-cell table:style-name="ce3"/>
          <table:table-cell/>
          <table:table-cell table:style-name="ce3"/>
          <table:table-cell table:formula="of:=IFERROR(([.DJ247]/[.P247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560</text:p>
          </table:table-cell>
          <table:table-cell office:value-type="string" calcext:value-type="string">
            <text:p>560.07.27</text:p>
          </table:table-cell>
          <table:table-cell office:value-type="float" office:value="414" calcext:value-type="float">
            <text:p>414</text:p>
          </table:table-cell>
          <table:table-cell table:formula="of:=IF([.C248]=&quot;&quot;;&quot;&quot;;[.C248]-[.AE248])"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formula="of:=IFERROR(([.E248]/[.D248])*100; &quot;&quot;)" office:value-type="float" office:value="100.296735905045" calcext:value-type="float">
            <text:p>100,296735905045</text:p>
          </table:table-cell>
          <table:table-cell office:value-type="float" office:value="0" calcext:value-type="float">
            <text:p>0</text:p>
          </table:table-cell>
          <table:table-cell table:formula="of:=IFERROR(([.G248]/[.D248])*100; &quot;&quot;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IFERROR(([.I248]/[.D248])*100; &quot;&quot;)" office:value-type="float" office:value="35.6083086053412" calcext:value-type="float">
            <text:p>35,60830860534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248]/[.D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248]/[.D248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ERROR(([.P248]/[.D248])*100; &quot;&quot;)" office:value-type="float" office:value="2.67062314540059" calcext:value-type="float">
            <text:p>2,67062314540059</text:p>
          </table:table-cell>
          <table:table-cell office:value-type="float" office:value="328" calcext:value-type="float">
            <text:p>328</text:p>
          </table:table-cell>
          <table:table-cell table:formula="of:=IFERROR(([.R248]/[.D248])*100; &quot;&quot;)" office:value-type="float" office:value="97.3293768545994" calcext:value-type="float">
            <text:p>97,3293768545994</text:p>
          </table:table-cell>
          <table:table-cell office:value-type="float" office:value="0" calcext:value-type="float">
            <text:p>0</text:p>
          </table:table-cell>
          <table:table-cell table:formula="of:=IFERROR(([.T248]/[.R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V248]/[.R248])*100; &quot;&quot;)" office:value-type="float" office:value="0" calcext:value-type="float">
            <text:p>0</text:p>
          </table:table-cell>
          <table:table-cell table:formula="of:=IF([.L248] = &quot;&quot; ;&quot;&quot;; [.L248]-[.V248])" office:value-type="float" office:value="0" calcext:value-type="float">
            <text:p>0</text:p>
          </table:table-cell>
          <table:table-cell table:formula="of:=IFERROR(([.X248]/[.P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248]/[.R248])*100; &quot;&quot;)" office:value-type="float" office:value="0" calcext:value-type="float">
            <text:p>0</text:p>
          </table:table-cell>
          <table:table-cell table:formula="of:=IF([.N248] = &quot;&quot; ;&quot;&quot;; [.N248]-[.Z248])" office:value-type="float" office:value="0" calcext:value-type="float">
            <text:p>0</text:p>
          </table:table-cell>
          <table:table-cell table:formula="of:=IFERROR(([.AB248]/[.P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AF248]/[.P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248]/[.P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AL248]/[.P248])*100; &quot;&quot;)" office:value-type="float" office:value="88.8888888888889" calcext:value-type="float">
            <text:p>88,888888888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P248]/[.P248])*100; &quot;&quot;)" office:value-type="float" office:value="11.1111111111111" calcext:value-type="float">
            <text:p>11,1111111111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48]/[.P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248]/[.P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248]/[.P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48]/[.P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48]/[.P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48]/[.P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48]/[.P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48]/[.P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560.07.28</text:p>
          </table:table-cell>
          <table:table-cell office:value-type="float" office:value="414" calcext:value-type="float">
            <text:p>414</text:p>
          </table:table-cell>
          <table:table-cell table:formula="of:=IF([.C249]=&quot;&quot;;&quot;&quot;;[.C249]-[.AE249])"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formula="of:=IFERROR(([.E249]/[.D249])*100; &quot;&quot;)" office:value-type="float" office:value="100.296735905045" calcext:value-type="float">
            <text:p>100,296735905045</text:p>
          </table:table-cell>
          <table:table-cell office:value-type="float" office:value="0" calcext:value-type="float">
            <text:p>0</text:p>
          </table:table-cell>
          <table:table-cell table:formula="of:=IFERROR(([.G249]/[.D249])*100; &quot;&quot;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IFERROR(([.I249]/[.D249])*100; &quot;&quot;)" office:value-type="float" office:value="35.6083086053412" calcext:value-type="float">
            <text:p>35,60830860534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249]/[.D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249]/[.D249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ERROR(([.P249]/[.D249])*100; &quot;&quot;)" office:value-type="float" office:value="2.67062314540059" calcext:value-type="float">
            <text:p>2,67062314540059</text:p>
          </table:table-cell>
          <table:table-cell office:value-type="float" office:value="328" calcext:value-type="float">
            <text:p>328</text:p>
          </table:table-cell>
          <table:table-cell table:formula="of:=IFERROR(([.R249]/[.D249])*100; &quot;&quot;)" office:value-type="float" office:value="97.3293768545994" calcext:value-type="float">
            <text:p>97,3293768545994</text:p>
          </table:table-cell>
          <table:table-cell office:value-type="float" office:value="0" calcext:value-type="float">
            <text:p>0</text:p>
          </table:table-cell>
          <table:table-cell table:formula="of:=IFERROR(([.T249]/[.R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V249]/[.R249])*100; &quot;&quot;)" office:value-type="float" office:value="0" calcext:value-type="float">
            <text:p>0</text:p>
          </table:table-cell>
          <table:table-cell table:formula="of:=IF([.L249] = &quot;&quot; ;&quot;&quot;; [.L249]-[.V249])" office:value-type="float" office:value="0" calcext:value-type="float">
            <text:p>0</text:p>
          </table:table-cell>
          <table:table-cell table:formula="of:=IFERROR(([.X249]/[.P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249]/[.R249])*100; &quot;&quot;)" office:value-type="float" office:value="0" calcext:value-type="float">
            <text:p>0</text:p>
          </table:table-cell>
          <table:table-cell table:formula="of:=IF([.N249] = &quot;&quot; ;&quot;&quot;; [.N249]-[.Z249])" office:value-type="float" office:value="0" calcext:value-type="float">
            <text:p>0</text:p>
          </table:table-cell>
          <table:table-cell table:formula="of:=IFERROR(([.AB249]/[.P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AF249]/[.P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249]/[.P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AL249]/[.P249])*100; &quot;&quot;)" office:value-type="float" office:value="88.8888888888889" calcext:value-type="float">
            <text:p>88,888888888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P249]/[.P249])*100; &quot;&quot;)" office:value-type="float" office:value="11.1111111111111" calcext:value-type="float">
            <text:p>11,1111111111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49]/[.P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249]/[.P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249]/[.P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49]/[.P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49]/[.P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49]/[.P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49]/[.P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49]/[.P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50]=&quot;&quot;;&quot;&quot;;[.C250]-[.AE250])">
            <text:p/>
          </table:table-cell>
          <table:table-cell/>
          <table:table-cell table:formula="of:=IFERROR(([.E250]/[.D250])*100; &quot;&quot;)">
            <text:p/>
          </table:table-cell>
          <table:table-cell/>
          <table:table-cell table:formula="of:=IFERROR(([.G250]/[.D250])*100; &quot;&quot;)">
            <text:p/>
          </table:table-cell>
          <table:table-cell/>
          <table:table-cell table:formula="of:=IFERROR(([.I250]/[.D250])*100; &quot;&quot;)">
            <text:p/>
          </table:table-cell>
          <table:table-cell/>
          <table:table-cell table:style-name="ce3"/>
          <table:table-cell table:formula="of:=IFERROR(([.L250]/[.D250])*100; &quot;&quot;)">
            <text:p/>
          </table:table-cell>
          <table:table-cell table:style-name="ce3"/>
          <table:table-cell table:formula="of:=IFERROR(([.N250]/[.D250])*100; &quot;&quot;)">
            <text:p/>
          </table:table-cell>
          <table:table-cell table:style-name="ce3"/>
          <table:table-cell table:formula="of:=IFERROR(([.P250]/[.D250])*100; &quot;&quot;)">
            <text:p/>
          </table:table-cell>
          <table:table-cell table:style-name="ce3"/>
          <table:table-cell table:formula="of:=IFERROR(([.R250]/[.D250])*100; &quot;&quot;)">
            <text:p/>
          </table:table-cell>
          <table:table-cell table:style-name="ce3"/>
          <table:table-cell table:formula="of:=IFERROR(([.T250]/[.R250])*100; &quot;&quot;)">
            <text:p/>
          </table:table-cell>
          <table:table-cell/>
          <table:table-cell table:formula="of:=IFERROR(([.V250]/[.R250])*100; &quot;&quot;)">
            <text:p/>
          </table:table-cell>
          <table:table-cell table:formula="of:=IF([.L250] = &quot;&quot; ;&quot;&quot;; [.L250]-[.V250])">
            <text:p/>
          </table:table-cell>
          <table:table-cell table:formula="of:=IFERROR(([.X250]/[.P250])*100; &quot;&quot;)">
            <text:p/>
          </table:table-cell>
          <table:table-cell/>
          <table:table-cell table:formula="of:=IFERROR(([.Z250]/[.R250])*100; &quot;&quot;)">
            <text:p/>
          </table:table-cell>
          <table:table-cell table:formula="of:=IF([.N250] = &quot;&quot; ;&quot;&quot;; [.N250]-[.Z250])">
            <text:p/>
          </table:table-cell>
          <table:table-cell table:formula="of:=IFERROR(([.AB250]/[.P250])*100; &quot;&quot;)">
            <text:p/>
          </table:table-cell>
          <table:table-cell table:style-name="ce3" table:number-columns-repeated="3"/>
          <table:table-cell table:formula="of:=IFERROR(([.AF250]/[.P250])*100; &quot;&quot;)">
            <text:p/>
          </table:table-cell>
          <table:table-cell table:style-name="ce3"/>
          <table:table-cell table:formula="of:=IFERROR(([.AH250]/[.P250])*100; &quot;&quot;)">
            <text:p/>
          </table:table-cell>
          <table:table-cell table:style-name="ce3"/>
          <table:table-cell/>
          <table:table-cell table:style-name="ce3"/>
          <table:table-cell table:formula="of:=IFERROR(([.AL250]/[.P25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50]/[.P250])*100; &quot;&quot;)">
            <text:p/>
          </table:table-cell>
          <table:table-cell table:style-name="ce3"/>
          <table:table-cell/>
          <table:table-cell table:style-name="ce3"/>
          <table:table-cell table:formula="of:=IFERROR(([.BT250]/[.P25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50]/[.P250])*100; &quot;&quot;)">
            <text:p/>
          </table:table-cell>
          <table:table-cell table:style-name="ce3"/>
          <table:table-cell table:formula="of:=IFERROR(([.CN250]/[.P250])*100; &quot;&quot;)">
            <text:p/>
          </table:table-cell>
          <table:table-cell table:style-name="ce3"/>
          <table:table-cell table:formula="of:=IFERROR(([.CP250]/[.P25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50]/[.P250])*100; &quot;&quot;)">
            <text:p/>
          </table:table-cell>
          <table:table-cell table:style-name="ce3"/>
          <table:table-cell/>
          <table:table-cell table:style-name="ce3"/>
          <table:table-cell table:formula="of:=IFERROR(([.DB250]/[.P250])*100; &quot;&quot;)">
            <text:p/>
          </table:table-cell>
          <table:table-cell table:style-name="ce3"/>
          <table:table-cell/>
          <table:table-cell table:style-name="ce3"/>
          <table:table-cell table:formula="of:=IFERROR(([.DF250]/[.P250])*100; &quot;&quot;)">
            <text:p/>
          </table:table-cell>
          <table:table-cell table:style-name="ce3"/>
          <table:table-cell/>
          <table:table-cell table:style-name="ce3"/>
          <table:table-cell table:formula="of:=IFERROR(([.DJ250]/[.P250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583 vdsl</text:p>
          </table:table-cell>
          <table:table-cell office:value-type="string" calcext:value-type="string">
            <text:p>07.28</text:p>
          </table:table-cell>
          <table:table-cell office:value-type="float" office:value="413" calcext:value-type="float">
            <text:p>413</text:p>
          </table:table-cell>
          <table:table-cell table:formula="of:=IF([.C251]=&quot;&quot;;&quot;&quot;;[.C251]-[.AE251])" office:value-type="float" office:value="336" calcext:value-type="float">
            <text:p>336</text:p>
          </table:table-cell>
          <table:table-cell office:value-type="float" office:value="340" calcext:value-type="float">
            <text:p>340</text:p>
          </table:table-cell>
          <table:table-cell table:formula="of:=IFERROR(([.E251]/[.D251])*100; &quot;&quot;)" office:value-type="float" office:value="101.190476190476" calcext:value-type="float">
            <text:p>101,190476190476</text:p>
          </table:table-cell>
          <table:table-cell office:value-type="float" office:value="0" calcext:value-type="float">
            <text:p>0</text:p>
          </table:table-cell>
          <table:table-cell table:formula="of:=IFERROR(([.G251]/[.D251])*100; &quot;&quot;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IFERROR(([.I251]/[.D251])*100; &quot;&quot;)" office:value-type="float" office:value="35.7142857142857" calcext:value-type="float">
            <text:p>35,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251]/[.D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251]/[.D251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P251]/[.D251])*100; &quot;&quot;)" office:value-type="float" office:value="1.78571428571429" calcext:value-type="float">
            <text:p>1,78571428571429</text:p>
          </table:table-cell>
          <table:table-cell office:value-type="float" office:value="330" calcext:value-type="float">
            <text:p>330</text:p>
          </table:table-cell>
          <table:table-cell table:formula="of:=IFERROR(([.R251]/[.D251])*100; &quot;&quot;)" office:value-type="float" office:value="98.2142857142857" calcext:value-type="float">
            <text:p>98,2142857142857</text:p>
          </table:table-cell>
          <table:table-cell office:value-type="float" office:value="0" calcext:value-type="float">
            <text:p>0</text:p>
          </table:table-cell>
          <table:table-cell table:formula="of:=IFERROR(([.T251]/[.R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V251]/[.R251])*100; &quot;&quot;)" office:value-type="float" office:value="0" calcext:value-type="float">
            <text:p>0</text:p>
          </table:table-cell>
          <table:table-cell table:formula="of:=IF([.L251] = &quot;&quot; ;&quot;&quot;; [.L251]-[.V251])" office:value-type="float" office:value="0" calcext:value-type="float">
            <text:p>0</text:p>
          </table:table-cell>
          <table:table-cell table:formula="of:=IFERROR(([.X251]/[.P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251]/[.R251])*100; &quot;&quot;)" office:value-type="float" office:value="0" calcext:value-type="float">
            <text:p>0</text:p>
          </table:table-cell>
          <table:table-cell table:formula="of:=IF([.N251] = &quot;&quot; ;&quot;&quot;; [.N251]-[.Z251])" office:value-type="float" office:value="0" calcext:value-type="float">
            <text:p>0</text:p>
          </table:table-cell>
          <table:table-cell table:formula="of:=IFERROR(([.AB251]/[.P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AF251]/[.P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251]/[.P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251]/[.P251])*100; &quot;&quot;)" office:value-type="float" office:value="83.3333333333333" calcext:value-type="float">
            <text:p>83,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P251]/[.P251])*100; &quot;&quot;)" office:value-type="float" office:value="16.6666666666667" calcext:value-type="float">
            <text:p>16,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51]/[.P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251]/[.P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251]/[.P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51]/[.P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51]/[.P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51]/[.P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51]/[.P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51]/[.P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office:value-type="string" calcext:value-type="string">
            <text:p>07.27</text:p>
          </table:table-cell>
          <table:table-cell office:value-type="float" office:value="413" calcext:value-type="float">
            <text:p>413</text:p>
          </table:table-cell>
          <table:table-cell table:formula="of:=IF([.C252]=&quot;&quot;;&quot;&quot;;[.C252]-[.AE252])" office:value-type="float" office:value="336" calcext:value-type="float">
            <text:p>336</text:p>
          </table:table-cell>
          <table:table-cell office:value-type="float" office:value="340" calcext:value-type="float">
            <text:p>340</text:p>
          </table:table-cell>
          <table:table-cell table:formula="of:=IFERROR(([.E252]/[.D252])*100; &quot;&quot;)" office:value-type="float" office:value="101.190476190476" calcext:value-type="float">
            <text:p>101,190476190476</text:p>
          </table:table-cell>
          <table:table-cell office:value-type="float" office:value="0" calcext:value-type="float">
            <text:p>0</text:p>
          </table:table-cell>
          <table:table-cell table:formula="of:=IFERROR(([.G252]/[.D252])*100; &quot;&quot;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IFERROR(([.I252]/[.D252])*100; &quot;&quot;)" office:value-type="float" office:value="35.7142857142857" calcext:value-type="float">
            <text:p>35,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ERROR(([.L252]/[.D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N252]/[.D252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P252]/[.D252])*100; &quot;&quot;)" office:value-type="float" office:value="1.78571428571429" calcext:value-type="float">
            <text:p>1,78571428571429</text:p>
          </table:table-cell>
          <table:table-cell office:value-type="float" office:value="330" calcext:value-type="float">
            <text:p>330</text:p>
          </table:table-cell>
          <table:table-cell table:formula="of:=IFERROR(([.R252]/[.D252])*100; &quot;&quot;)" office:value-type="float" office:value="98.2142857142857" calcext:value-type="float">
            <text:p>98,2142857142857</text:p>
          </table:table-cell>
          <table:table-cell office:value-type="float" office:value="0" calcext:value-type="float">
            <text:p>0</text:p>
          </table:table-cell>
          <table:table-cell table:formula="of:=IFERROR(([.T252]/[.R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V252]/[.R252])*100; &quot;&quot;)" office:value-type="float" office:value="0" calcext:value-type="float">
            <text:p>0</text:p>
          </table:table-cell>
          <table:table-cell table:formula="of:=IF([.L252] = &quot;&quot; ;&quot;&quot;; [.L252]-[.V252])" office:value-type="float" office:value="0" calcext:value-type="float">
            <text:p>0</text:p>
          </table:table-cell>
          <table:table-cell table:formula="of:=IFERROR(([.X252]/[.P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Z252]/[.R252])*100; &quot;&quot;)" office:value-type="float" office:value="0" calcext:value-type="float">
            <text:p>0</text:p>
          </table:table-cell>
          <table:table-cell table:formula="of:=IF([.N252] = &quot;&quot; ;&quot;&quot;; [.N252]-[.Z252])" office:value-type="float" office:value="0" calcext:value-type="float">
            <text:p>0</text:p>
          </table:table-cell>
          <table:table-cell table:formula="of:=IFERROR(([.AB252]/[.P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AF252]/[.P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H252]/[.P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L252]/[.P252])*100; &quot;&quot;)" office:value-type="float" office:value="83.3333333333333" calcext:value-type="float">
            <text:p>83,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P252]/[.P252])*100; &quot;&quot;)" office:value-type="float" office:value="16.6666666666667" calcext:value-type="float">
            <text:p>16,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52]/[.P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252]/[.P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252]/[.P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52]/[.P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52]/[.P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52]/[.P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52]/[.P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52]/[.P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53]=&quot;&quot;;&quot;&quot;;[.C253]-[.AE253])">
            <text:p/>
          </table:table-cell>
          <table:table-cell/>
          <table:table-cell table:formula="of:=IFERROR(([.E253]/[.D253])*100; &quot;&quot;)">
            <text:p/>
          </table:table-cell>
          <table:table-cell/>
          <table:table-cell table:formula="of:=IFERROR(([.G253]/[.D253])*100; &quot;&quot;)">
            <text:p/>
          </table:table-cell>
          <table:table-cell/>
          <table:table-cell table:formula="of:=IFERROR(([.I253]/[.D253])*100; &quot;&quot;)">
            <text:p/>
          </table:table-cell>
          <table:table-cell/>
          <table:table-cell table:style-name="ce3"/>
          <table:table-cell table:formula="of:=IFERROR(([.L253]/[.D253])*100; &quot;&quot;)">
            <text:p/>
          </table:table-cell>
          <table:table-cell table:style-name="ce3"/>
          <table:table-cell table:formula="of:=IFERROR(([.N253]/[.D253])*100; &quot;&quot;)">
            <text:p/>
          </table:table-cell>
          <table:table-cell table:style-name="ce3"/>
          <table:table-cell table:formula="of:=IFERROR(([.P253]/[.D253])*100; &quot;&quot;)">
            <text:p/>
          </table:table-cell>
          <table:table-cell table:style-name="ce3"/>
          <table:table-cell table:formula="of:=IFERROR(([.R253]/[.D253])*100; &quot;&quot;)">
            <text:p/>
          </table:table-cell>
          <table:table-cell table:style-name="ce3"/>
          <table:table-cell table:formula="of:=IFERROR(([.T253]/[.R253])*100; &quot;&quot;)">
            <text:p/>
          </table:table-cell>
          <table:table-cell/>
          <table:table-cell table:formula="of:=IFERROR(([.V253]/[.R253])*100; &quot;&quot;)">
            <text:p/>
          </table:table-cell>
          <table:table-cell table:formula="of:=IF([.L253] = &quot;&quot; ;&quot;&quot;; [.L253]-[.V253])">
            <text:p/>
          </table:table-cell>
          <table:table-cell table:formula="of:=IFERROR(([.X253]/[.P253])*100; &quot;&quot;)">
            <text:p/>
          </table:table-cell>
          <table:table-cell/>
          <table:table-cell table:formula="of:=IFERROR(([.Z253]/[.R253])*100; &quot;&quot;)">
            <text:p/>
          </table:table-cell>
          <table:table-cell table:formula="of:=IF([.N253] = &quot;&quot; ;&quot;&quot;; [.N253]-[.Z253])">
            <text:p/>
          </table:table-cell>
          <table:table-cell table:formula="of:=IFERROR(([.AB253]/[.P253])*100; &quot;&quot;)">
            <text:p/>
          </table:table-cell>
          <table:table-cell table:style-name="ce3" table:number-columns-repeated="3"/>
          <table:table-cell table:formula="of:=IFERROR(([.AF253]/[.P253])*100; &quot;&quot;)">
            <text:p/>
          </table:table-cell>
          <table:table-cell table:style-name="ce3"/>
          <table:table-cell table:formula="of:=IFERROR(([.AH253]/[.P253])*100; &quot;&quot;)">
            <text:p/>
          </table:table-cell>
          <table:table-cell table:style-name="ce3"/>
          <table:table-cell/>
          <table:table-cell table:style-name="ce3"/>
          <table:table-cell table:formula="of:=IFERROR(([.AL253]/[.P25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53]/[.P253])*100; &quot;&quot;)">
            <text:p/>
          </table:table-cell>
          <table:table-cell table:style-name="ce3"/>
          <table:table-cell/>
          <table:table-cell table:style-name="ce3"/>
          <table:table-cell table:formula="of:=IFERROR(([.BT253]/[.P25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53]/[.P253])*100; &quot;&quot;)">
            <text:p/>
          </table:table-cell>
          <table:table-cell table:style-name="ce3"/>
          <table:table-cell table:formula="of:=IFERROR(([.CN253]/[.P253])*100; &quot;&quot;)">
            <text:p/>
          </table:table-cell>
          <table:table-cell table:style-name="ce3"/>
          <table:table-cell table:formula="of:=IFERROR(([.CP253]/[.P25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53]/[.P253])*100; &quot;&quot;)">
            <text:p/>
          </table:table-cell>
          <table:table-cell table:style-name="ce3"/>
          <table:table-cell/>
          <table:table-cell table:style-name="ce3"/>
          <table:table-cell table:formula="of:=IFERROR(([.DB253]/[.P253])*100; &quot;&quot;)">
            <text:p/>
          </table:table-cell>
          <table:table-cell table:style-name="ce3"/>
          <table:table-cell/>
          <table:table-cell table:style-name="ce3"/>
          <table:table-cell table:formula="of:=IFERROR(([.DF253]/[.P253])*100; &quot;&quot;)">
            <text:p/>
          </table:table-cell>
          <table:table-cell table:style-name="ce3"/>
          <table:table-cell/>
          <table:table-cell table:style-name="ce3"/>
          <table:table-cell table:formula="of:=IFERROR(([.DJ253]/[.P253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112</text:p>
          </table:table-cell>
          <table:table-cell office:value-type="string" calcext:value-type="string">
            <text:p>87.04.88</text:p>
          </table:table-cell>
          <table:table-cell office:value-type="float" office:value="144" calcext:value-type="float">
            <text:p>144</text:p>
          </table:table-cell>
          <table:table-cell table:formula="of:=IF([.C254]=&quot;&quot;;&quot;&quot;;[.C254]-[.AE254])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formula="of:=IFERROR(([.E254]/[.D254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G254]/[.D254])*100; &quot;&quot;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IFERROR(([.I254]/[.D254])*100; &quot;&quot;)" office:value-type="float" office:value="66.3934426229508" calcext:value-type="float">
            <text:p>66,393442622950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IFERROR(([.L254]/[.D254])*100; &quot;&quot;)" office:value-type="float" office:value="59.8360655737705" calcext:value-type="float">
            <text:p>59,8360655737705</text:p>
          </table:table-cell>
          <table:table-cell office:value-type="float" office:value="60" calcext:value-type="float">
            <text:p>60</text:p>
          </table:table-cell>
          <table:table-cell table:formula="of:=IFERROR(([.N254]/[.D254])*100; &quot;&quot;)" office:value-type="float" office:value="49.1803278688525" calcext:value-type="float">
            <text:p>49,1803278688525</text:p>
          </table:table-cell>
          <table:table-cell office:value-type="float" office:value="20" calcext:value-type="float">
            <text:p>20</text:p>
          </table:table-cell>
          <table:table-cell table:formula="of:=IFERROR(([.P254]/[.D254])*100; &quot;&quot;)" office:value-type="float" office:value="16.3934426229508" calcext:value-type="float">
            <text:p>16,3934426229508</text:p>
          </table:table-cell>
          <table:table-cell office:value-type="float" office:value="102" calcext:value-type="float">
            <text:p>102</text:p>
          </table:table-cell>
          <table:table-cell table:formula="of:=IFERROR(([.R254]/[.D254])*100; &quot;&quot;)" office:value-type="float" office:value="83.6065573770492" calcext:value-type="float">
            <text:p>83,6065573770492</text:p>
          </table:table-cell>
          <table:table-cell office:value-type="float" office:value="11" calcext:value-type="float">
            <text:p>11</text:p>
          </table:table-cell>
          <table:table-cell table:formula="of:=IFERROR(([.T254]/[.R254])*100; &quot;&quot;)" office:value-type="float" office:value="10.7843137254902" calcext:value-type="float">
            <text:p>10,7843137254902</text:p>
          </table:table-cell>
          <table:table-cell office:value-type="float" office:value="63" calcext:value-type="float">
            <text:p>63</text:p>
          </table:table-cell>
          <table:table-cell table:formula="of:=IFERROR(([.V254]/[.R254])*100; &quot;&quot;)" office:value-type="float" office:value="61.7647058823529" calcext:value-type="float">
            <text:p>61,7647058823529</text:p>
          </table:table-cell>
          <table:table-cell table:formula="of:=IF([.L254] = &quot;&quot; ;&quot;&quot;; [.L254]-[.V254])" office:value-type="float" office:value="10" calcext:value-type="float">
            <text:p>10</text:p>
          </table:table-cell>
          <table:table-cell table:formula="of:=IFERROR(([.X254]/[.P254])*100; &quot;&quot;)"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IFERROR(([.Z254]/[.R254])*100; &quot;&quot;)" office:value-type="float" office:value="56.8627450980392" calcext:value-type="float">
            <text:p>56,8627450980392</text:p>
          </table:table-cell>
          <table:table-cell table:formula="of:=IF([.N254] = &quot;&quot; ;&quot;&quot;; [.N254]-[.Z254])" office:value-type="float" office:value="2" calcext:value-type="float">
            <text:p>2</text:p>
          </table:table-cell>
          <table:table-cell table:formula="of:=IFERROR(([.AB254]/[.P254])*100; &quot;&quot;)"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IFERROR(([.AF254]/[.P254])*100; &quot;&quot;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IFERROR(([.AH254]/[.P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L254]/[.P254])*100; &quot;&quot;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P254]/[.P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54]/[.P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L254]/[.P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N254]/[.P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P254]/[.P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X254]/[.P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B254]/[.P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54]/[.P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54]/[.P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/>
          <table:table-cell table:style-name="ce3" table:number-columns-repeated="2"/>
          <table:table-cell table:formula="of:=IF([.C255]=&quot;&quot;;&quot;&quot;;[.C255]-[.AE255])">
            <text:p/>
          </table:table-cell>
          <table:table-cell/>
          <table:table-cell table:formula="of:=IFERROR(([.E255]/[.D255])*100; &quot;&quot;)">
            <text:p/>
          </table:table-cell>
          <table:table-cell/>
          <table:table-cell table:formula="of:=IFERROR(([.G255]/[.D255])*100; &quot;&quot;)">
            <text:p/>
          </table:table-cell>
          <table:table-cell/>
          <table:table-cell table:formula="of:=IFERROR(([.I255]/[.D255])*100; &quot;&quot;)">
            <text:p/>
          </table:table-cell>
          <table:table-cell/>
          <table:table-cell table:style-name="ce3"/>
          <table:table-cell table:formula="of:=IFERROR(([.L255]/[.D255])*100; &quot;&quot;)">
            <text:p/>
          </table:table-cell>
          <table:table-cell table:style-name="ce3"/>
          <table:table-cell table:formula="of:=IFERROR(([.N255]/[.D255])*100; &quot;&quot;)">
            <text:p/>
          </table:table-cell>
          <table:table-cell table:style-name="ce3"/>
          <table:table-cell table:formula="of:=IFERROR(([.P255]/[.D255])*100; &quot;&quot;)">
            <text:p/>
          </table:table-cell>
          <table:table-cell table:style-name="ce3"/>
          <table:table-cell table:formula="of:=IFERROR(([.R255]/[.D255])*100; &quot;&quot;)">
            <text:p/>
          </table:table-cell>
          <table:table-cell table:style-name="ce3"/>
          <table:table-cell table:formula="of:=IFERROR(([.T255]/[.R255])*100; &quot;&quot;)">
            <text:p/>
          </table:table-cell>
          <table:table-cell/>
          <table:table-cell table:formula="of:=IFERROR(([.V255]/[.R255])*100; &quot;&quot;)">
            <text:p/>
          </table:table-cell>
          <table:table-cell table:formula="of:=IF([.L255] = &quot;&quot; ;&quot;&quot;; [.L255]-[.V255])">
            <text:p/>
          </table:table-cell>
          <table:table-cell table:formula="of:=IFERROR(([.X255]/[.P255])*100; &quot;&quot;)">
            <text:p/>
          </table:table-cell>
          <table:table-cell/>
          <table:table-cell table:formula="of:=IFERROR(([.Z255]/[.R255])*100; &quot;&quot;)">
            <text:p/>
          </table:table-cell>
          <table:table-cell table:formula="of:=IF([.N255] = &quot;&quot; ;&quot;&quot;; [.N255]-[.Z255])">
            <text:p/>
          </table:table-cell>
          <table:table-cell table:formula="of:=IFERROR(([.AB255]/[.P255])*100; &quot;&quot;)">
            <text:p/>
          </table:table-cell>
          <table:table-cell table:style-name="ce3" table:number-columns-repeated="3"/>
          <table:table-cell table:formula="of:=IFERROR(([.AF255]/[.P255])*100; &quot;&quot;)">
            <text:p/>
          </table:table-cell>
          <table:table-cell table:style-name="ce3"/>
          <table:table-cell table:formula="of:=IFERROR(([.AH255]/[.P255])*100; &quot;&quot;)">
            <text:p/>
          </table:table-cell>
          <table:table-cell table:style-name="ce3"/>
          <table:table-cell/>
          <table:table-cell table:style-name="ce3"/>
          <table:table-cell table:formula="of:=IFERROR(([.AL255]/[.P25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BP255]/[.P255])*100; &quot;&quot;)">
            <text:p/>
          </table:table-cell>
          <table:table-cell table:style-name="ce3"/>
          <table:table-cell/>
          <table:table-cell table:style-name="ce3"/>
          <table:table-cell table:formula="of:=IFERROR(([.BT255]/[.P25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L255]/[.P255])*100; &quot;&quot;)">
            <text:p/>
          </table:table-cell>
          <table:table-cell table:style-name="ce3"/>
          <table:table-cell table:formula="of:=IFERROR(([.CN255]/[.P255])*100; &quot;&quot;)">
            <text:p/>
          </table:table-cell>
          <table:table-cell table:style-name="ce3"/>
          <table:table-cell table:formula="of:=IFERROR(([.CP255]/[.P25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formula="of:=IFERROR(([.CX255]/[.P255])*100; &quot;&quot;)">
            <text:p/>
          </table:table-cell>
          <table:table-cell table:style-name="ce3"/>
          <table:table-cell/>
          <table:table-cell table:style-name="ce3"/>
          <table:table-cell table:formula="of:=IFERROR(([.DB255]/[.P255])*100; &quot;&quot;)">
            <text:p/>
          </table:table-cell>
          <table:table-cell table:style-name="ce3"/>
          <table:table-cell/>
          <table:table-cell table:style-name="ce3"/>
          <table:table-cell table:formula="of:=IFERROR(([.DF255]/[.P255])*100; &quot;&quot;)">
            <text:p/>
          </table:table-cell>
          <table:table-cell table:style-name="ce3"/>
          <table:table-cell/>
          <table:table-cell table:style-name="ce3"/>
          <table:table-cell table:formula="of:=IFERROR(([.DJ255]/[.P255])*100; &quot;&quot;)">
            <text:p/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902"/>
        </table:table-row>
        <table:table-row table:style-name="ro1">
          <table:table-cell office:value-type="string" calcext:value-type="string">
            <text:p>Fon Wlan 7320</text:p>
          </table:table-cell>
          <table:table-cell office:value-type="string" calcext:value-type="string">
            <text:p>320.06.34</text:p>
          </table:table-cell>
          <table:table-cell office:value-type="float" office:value="324" calcext:value-type="float">
            <text:p>324</text:p>
          </table:table-cell>
          <table:table-cell table:formula="of:=IF([.C256]=&quot;&quot;;&quot;&quot;;[.C256]-[.AE256])" office:value-type="float" office:value="274" calcext:value-type="float">
            <text:p>274</text:p>
          </table:table-cell>
          <table:table-cell office:value-type="float" office:value="274" calcext:value-type="float">
            <text:p>274</text:p>
          </table:table-cell>
          <table:table-cell table:formula="of:=IFERROR(([.E256]/[.D256])*100; &quot;&quot;)"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table:formula="of:=IFERROR(([.G256]/[.D256])*100; &quot;&quot;)"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table:formula="of:=IFERROR(([.I256]/[.D256])*100; &quot;&quot;)" office:value-type="float" office:value="47.8102189781022" calcext:value-type="float">
            <text:p>47,810218978102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IFERROR(([.L256]/[.D256])*100; &quot;&quot;)" office:value-type="float" office:value="4.01459854014599" calcext:value-type="float">
            <text:p>4,01459854014599</text:p>
          </table:table-cell>
          <table:table-cell office:value-type="float" office:value="7" calcext:value-type="float">
            <text:p>7</text:p>
          </table:table-cell>
          <table:table-cell table:formula="of:=IFERROR(([.N256]/[.D256])*100; &quot;&quot;)" office:value-type="float" office:value="2.55474452554745" calcext:value-type="float">
            <text:p>2,55474452554745</text:p>
          </table:table-cell>
          <table:table-cell office:value-type="float" office:value="213" calcext:value-type="float">
            <text:p>213</text:p>
          </table:table-cell>
          <table:table-cell table:formula="of:=IFERROR(([.P256]/[.D256])*100; &quot;&quot;)" office:value-type="float" office:value="77.7372262773723" calcext:value-type="float">
            <text:p>77,7372262773723</text:p>
          </table:table-cell>
          <table:table-cell office:value-type="float" office:value="61" calcext:value-type="float">
            <text:p>61</text:p>
          </table:table-cell>
          <table:table-cell table:formula="of:=IFERROR(([.R256]/[.D256])*100; &quot;&quot;)" office:value-type="float" office:value="22.2627737226277" calcext:value-type="float">
            <text:p>22,2627737226277</text:p>
          </table:table-cell>
          <table:table-cell office:value-type="float" office:value="18" calcext:value-type="float">
            <text:p>18</text:p>
          </table:table-cell>
          <table:table-cell table:formula="of:=IFERROR(([.T256]/[.R256])*100; &quot;&quot;)" office:value-type="float" office:value="29.5081967213115" calcext:value-type="float">
            <text:p>29,5081967213115</text:p>
          </table:table-cell>
          <table:table-cell office:value-type="float" office:value="11" calcext:value-type="float">
            <text:p>11</text:p>
          </table:table-cell>
          <table:table-cell table:formula="of:=IFERROR(([.V256]/[.R256])*100; &quot;&quot;)" office:value-type="float" office:value="18.0327868852459" calcext:value-type="float">
            <text:p>18,0327868852459</text:p>
          </table:table-cell>
          <table:table-cell table:formula="of:=IF([.L256] = &quot;&quot; ;&quot;&quot;; [.L256]-[.V256])" office:value-type="float" office:value="0" calcext:value-type="float">
            <text:p>0</text:p>
          </table:table-cell>
          <table:table-cell table:formula="of:=IFERROR(([.X256]/[.P256])*100; &quot;&quot;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ERROR(([.Z256]/[.R256])*100; &quot;&quot;)" office:value-type="float" office:value="11.4754098360656" calcext:value-type="float">
            <text:p>11,4754098360656</text:p>
          </table:table-cell>
          <table:table-cell table:formula="of:=IF([.N256] = &quot;&quot; ;&quot;&quot;; [.N256]-[.Z256])" office:value-type="float" office:value="0" calcext:value-type="float">
            <text:p>0</text:p>
          </table:table-cell>
          <table:table-cell table:formula="of:=IFERROR(([.AB256]/[.P256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IFERROR(([.AF256]/[.P256])*100; &quot;&quot;)" office:value-type="float" office:value="1.87793427230047" calcext:value-type="float">
            <text:p>1,87793427230047</text:p>
          </table:table-cell>
          <table:table-cell office:value-type="float" office:value="76" calcext:value-type="float">
            <text:p>76</text:p>
          </table:table-cell>
          <table:table-cell table:formula="of:=IFERROR(([.AH256]/[.P256])*100; &quot;&quot;)" office:value-type="float" office:value="35.6807511737089" calcext:value-type="float">
            <text:p>35,68075117370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L256]/[.P256])*100; &quot;&quot;)" office:value-type="float" office:value="1.40845070422535" calcext:value-type="float">
            <text:p>1,408450704225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IFERROR(([.BP256]/[.P256])*100; &quot;&quot;)" office:value-type="float" office:value="7.51173708920188" calcext:value-type="float">
            <text:p>7,51173708920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T256]/[.P2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IFERROR(([.CL256]/[.P256])*100; &quot;&quot;)" office:value-type="float" office:value="45.5399061032864" calcext:value-type="float">
            <text:p>45,5399061032864</text:p>
          </table:table-cell>
          <table:table-cell office:value-type="float" office:value="9" calcext:value-type="float">
            <text:p>9</text:p>
          </table:table-cell>
          <table:table-cell table:formula="of:=IFERROR(([.CN256]/[.P256])*100; &quot;&quot;)" office:value-type="float" office:value="4.22535211267606" calcext:value-type="float">
            <text:p>4,22535211267606</text:p>
          </table:table-cell>
          <table:table-cell office:value-type="float" office:value="3" calcext:value-type="float">
            <text:p>3</text:p>
          </table:table-cell>
          <table:table-cell table:formula="of:=IFERROR(([.CP256]/[.P256])*100; &quot;&quot;)" office:value-type="float" office:value="1.40845070422535" calcext:value-type="float">
            <text:p>1,408450704225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X256]/[.P256])*100; &quot;&quot;)" office:value-type="float" office:value="1.87793427230047" calcext:value-type="float">
            <text:p>1,877934272300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B256]/[.P256])*100; &quot;&quot;)" office:value-type="float" office:value="0.469483568075117" calcext:value-type="float">
            <text:p>0,469483568075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F256]/[.P2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J256]/[.P2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06"/>
        </table:table-row>
        <table:table-row table:style-name="ro1">
          <table:table-cell table:number-columns-repeated="31"/>
          <table:table-cell office:value-type="string" calcext:value-type="string">
            <text:p>Anzahl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durchsch. Anzahl Binaries</text:p>
          </table:table-cell>
          <table:table-cell table:number-columns-repeated="2"/>
          <table:table-cell office:value-type="string" calcext:value-type="string">
            <text:p>Anzahl uclibc</text:p>
          </table:table-cell>
          <table:table-cell/>
          <table:table-cell office:value-type="string" calcext:value-type="string">
            <text:p>Anzahl busybox</text:p>
          </table:table-cell>
          <table:table-cell table:style-name="ce4" table:formula="of:=AVERAGE([.J2:.J256])" office:value-type="float" office:value="50.822294305741" calcext:value-type="float">
            <text:p>50,82</text:p>
          </table:table-cell>
          <table:table-cell table:formula="of:=AVERAGE([.K2:.K256])" office:value-type="float" office:value="0.638709677419355" calcext:value-type="float">
            <text:p>0,638709677419355</text:p>
          </table:table-cell>
          <table:table-cell office:value-type="string" calcext:value-type="string">
            <text:p>Anzahl Hilfeseiten</text:p>
          </table:table-cell>
          <table:table-cell office:value-type="string" calcext:value-type="string">
            <text:p>durchsch. Help</text:p>
          </table:table-cell>
          <table:table-cell office:value-type="string" calcext:value-type="string">
            <text:p>Anzahl Versionsnummern</text:p>
          </table:table-cell>
          <table:table-cell office:value-type="string" calcext:value-type="string">
            <text:p>durchsch. Version</text:p>
          </table:table-cell>
          <table:table-cell office:value-type="string" calcext:value-type="string">
            <text:p>Anzahl failed</text:p>
          </table:table-cell>
          <table:table-cell office:value-type="string" calcext:value-type="string">
            <text:p>durchsch failed</text:p>
          </table:table-cell>
          <table:table-cell office:value-type="string" calcext:value-type="string">
            <text:p>Anzahl succeded</text:p>
          </table:table-cell>
          <table:table-cell office:value-type="string" calcext:value-type="string">
            <text:p>durchsch. Succeded</text:p>
          </table:table-cell>
          <table:table-cell office:value-type="string" calcext:value-type="string">
            <text:p>Anzahl Rückgabewert 0 &amp; succ</text:p>
          </table:table-cell>
          <table:table-cell office:value-type="string" calcext:value-type="string">
            <text:p>durchsch succeded &amp; return 0</text:p>
          </table:table-cell>
          <table:table-cell office:value-type="string" calcext:value-type="string">
            <text:p>Anzahl help &amp; succ</text:p>
          </table:table-cell>
          <table:table-cell office:value-type="string" calcext:value-type="string">
            <text:p>durchsch. help&amp;succeded</text:p>
          </table:table-cell>
          <table:table-cell office:value-type="string" calcext:value-type="string">
            <text:p>Anzahl help &amp; fail</text:p>
          </table:table-cell>
          <table:table-cell office:value-type="string" calcext:value-type="string">
            <text:p>durchsch. help&amp;failed</text:p>
          </table:table-cell>
          <table:table-cell office:value-type="string" calcext:value-type="string">
            <text:p>Anzahl version &amp; succ</text:p>
          </table:table-cell>
          <table:table-cell office:value-type="string" calcext:value-type="string">
            <text:p>durchsch. version&amp;succeded</text:p>
          </table:table-cell>
          <table:table-cell office:value-type="string" calcext:value-type="string">
            <text:p>Anzahl version &amp; failed</text:p>
          </table:table-cell>
          <table:table-cell office:value-type="string" calcext:value-type="string">
            <text:p>durchsch. version&amp;failed</text:p>
          </table:table-cell>
          <table:table-cell table:number-columns-repeated="2"/>
          <table:table-cell table:formula="of:=IF(SUM([.AF2:.AF256]) = 0; &quot;&quot;; SUM([.AF2:.AF256]))" office:value-type="float" office:value="1881" calcext:value-type="float">
            <text:p>1881</text:p>
          </table:table-cell>
          <table:table-cell table:style-name="ce5" table:formula="of:=AVERAGE([.AG2:.AG256])" office:value-type="float" office:value="35.1145658776703" calcext:value-type="float">
            <text:p>35,1145658776703</text:p>
          </table:table-cell>
          <table:table-cell table:formula="of:=IF(SUM([.AH2:.AH256]) = 0; &quot;&quot;; SUM([.AH2:.AH256]))" office:value-type="float" office:value="2353" calcext:value-type="float">
            <text:p>2353</text:p>
          </table:table-cell>
          <table:table-cell table:style-name="ce5" table:formula="of:=AVERAGE([.AI2:.AI256])" office:value-type="float" office:value="7.51726330686181" calcext:value-type="float">
            <text:p>7,51726330686181</text:p>
          </table:table-cell>
          <table:table-cell table:formula="of:=IF(SUM([.AJ2:.AJ256]) = 0; &quot;&quot;; SUM([.AJ2:.AJ256]))">
            <text:p/>
          </table:table-cell>
          <table:table-cell table:formula="of:=IF(SUM([.AK2:.AK256]) = 0; &quot;&quot;; SUM([.AK2:.AK256]))">
            <text:p/>
          </table:table-cell>
          <table:table-cell table:formula="of:=IF(SUM([.AL2:.AL256]) = 0; &quot;&quot;; SUM([.AL2:.AL256]))" office:value-type="float" office:value="506" calcext:value-type="float">
            <text:p>506</text:p>
          </table:table-cell>
          <table:table-cell table:style-name="ce5" table:formula="of:=AVERAGE([.AM2:.AM256])" office:value-type="float" office:value="9.20621816070315" calcext:value-type="float">
            <text:p>9,20621816070315</text:p>
          </table:table-cell>
          <table:table-cell table:formula="of:=IF(SUM([.AN2:.AN256]) = 0; &quot;&quot;; SUM([.AN2:.AN256]))">
            <text:p/>
          </table:table-cell>
          <table:table-cell table:formula="of:=IF(SUM([.AO2:.AO256]) = 0; &quot;&quot;; SUM([.AO2:.AO256]))">
            <text:p/>
          </table:table-cell>
          <table:table-cell table:formula="of:=IF(SUM([.AP2:.AP256]) = 0; &quot;&quot;; SUM([.AP2:.AP256]))">
            <text:p/>
          </table:table-cell>
          <table:table-cell table:formula="of:=IF(SUM([.AQ2:.AQ256]) = 0; &quot;&quot;; SUM([.AQ2:.AQ256]))">
            <text:p/>
          </table:table-cell>
          <table:table-cell table:formula="of:=IF(SUM([.AR2:.AR256]) = 0; &quot;&quot;; SUM([.AR2:.AR256]))">
            <text:p/>
          </table:table-cell>
          <table:table-cell table:formula="of:=IF(SUM([.AS2:.AS256]) = 0; &quot;&quot;; SUM([.AS2:.AS256]))">
            <text:p/>
          </table:table-cell>
          <table:table-cell table:formula="of:=IF(SUM([.AT2:.AT256]) = 0; &quot;&quot;; SUM([.AT2:.AT256]))">
            <text:p/>
          </table:table-cell>
          <table:table-cell table:formula="of:=IF(SUM([.AU2:.AU256]) = 0; &quot;&quot;; SUM([.AU2:.AU256]))">
            <text:p/>
          </table:table-cell>
          <table:table-cell table:formula="of:=IF(SUM([.AV2:.AV256]) = 0; &quot;&quot;; SUM([.AV2:.AV256]))">
            <text:p/>
          </table:table-cell>
          <table:table-cell table:formula="of:=IF(SUM([.AW2:.AW256]) = 0; &quot;&quot;; SUM([.AW2:.AW256]))">
            <text:p/>
          </table:table-cell>
          <table:table-cell table:formula="of:=IF(SUM([.AX2:.AX256]) = 0; &quot;&quot;; SUM([.AX2:.AX256]))">
            <text:p/>
          </table:table-cell>
          <table:table-cell table:formula="of:=IF(SUM([.AY2:.AY256]) = 0; &quot;&quot;; SUM([.AY2:.AY256]))">
            <text:p/>
          </table:table-cell>
          <table:table-cell table:formula="of:=IF(SUM([.AZ2:.AZ256]) = 0; &quot;&quot;; SUM([.AZ2:.AZ256]))">
            <text:p/>
          </table:table-cell>
          <table:table-cell table:formula="of:=IF(SUM([.BA2:.BA256]) = 0; &quot;&quot;; SUM([.BA2:.BA256]))">
            <text:p/>
          </table:table-cell>
          <table:table-cell table:formula="of:=IF(SUM([.BB2:.BB256]) = 0; &quot;&quot;; SUM([.BB2:.BB256]))">
            <text:p/>
          </table:table-cell>
          <table:table-cell table:formula="of:=IF(SUM([.BC2:.BC256]) = 0; &quot;&quot;; SUM([.BC2:.BC256]))">
            <text:p/>
          </table:table-cell>
          <table:table-cell table:formula="of:=IF(SUM([.BD2:.BD256]) = 0; &quot;&quot;; SUM([.BD2:.BD256]))">
            <text:p/>
          </table:table-cell>
          <table:table-cell table:formula="of:=IF(SUM([.BE2:.BE256]) = 0; &quot;&quot;; SUM([.BE2:.BE256]))">
            <text:p/>
          </table:table-cell>
          <table:table-cell table:formula="of:=IF(SUM([.BF2:.BF256]) = 0; &quot;&quot;; SUM([.BF2:.BF256]))">
            <text:p/>
          </table:table-cell>
          <table:table-cell table:formula="of:=IF(SUM([.BG2:.BG256]) = 0; &quot;&quot;; SUM([.BG2:.BG256]))">
            <text:p/>
          </table:table-cell>
          <table:table-cell table:formula="of:=IF(SUM([.BH2:.BH256]) = 0; &quot;&quot;; SUM([.BH2:.BH256]))">
            <text:p/>
          </table:table-cell>
          <table:table-cell table:formula="of:=IF(SUM([.BI2:.BI256]) = 0; &quot;&quot;; SUM([.BI2:.BI256]))">
            <text:p/>
          </table:table-cell>
          <table:table-cell table:formula="of:=IF(SUM([.BJ2:.BJ256]) = 0; &quot;&quot;; SUM([.BJ2:.BJ256]))">
            <text:p/>
          </table:table-cell>
          <table:table-cell table:formula="of:=IF(SUM([.BK2:.BK256]) = 0; &quot;&quot;; SUM([.BK2:.BK256]))">
            <text:p/>
          </table:table-cell>
          <table:table-cell table:formula="of:=IF(SUM([.BL2:.BL256]) = 0; &quot;&quot;; SUM([.BL2:.BL256]))">
            <text:p/>
          </table:table-cell>
          <table:table-cell table:formula="of:=IF(SUM([.BM2:.BM256]) = 0; &quot;&quot;; SUM([.BM2:.BM256]))">
            <text:p/>
          </table:table-cell>
          <table:table-cell table:formula="of:=IF(SUM([.BN2:.BN256]) = 0; &quot;&quot;; SUM([.BN2:.BN256]))">
            <text:p/>
          </table:table-cell>
          <table:table-cell table:formula="of:=IF(SUM([.BO2:.BO256]) = 0; &quot;&quot;; SUM([.BO2:.BO256]))">
            <text:p/>
          </table:table-cell>
          <table:table-cell table:formula="of:=IF(SUM([.BP2:.BP256]) = 0; &quot;&quot;; SUM([.BP2:.BP256]))" office:value-type="float" office:value="6676" calcext:value-type="float">
            <text:p>6676</text:p>
          </table:table-cell>
          <table:table-cell table:style-name="ce5" table:formula="of:=AVERAGE([.BQ2:.BQ256])" office:value-type="float" office:value="19.2309159093392" calcext:value-type="float">
            <text:p>19,2309159093392</text:p>
          </table:table-cell>
          <table:table-cell table:formula="of:=IF(SUM([.BR2:.BR256]) = 0; &quot;&quot;; SUM([.BR2:.BR256]))">
            <text:p/>
          </table:table-cell>
          <table:table-cell table:formula="of:=IF(SUM([.BS2:.BS256]) = 0; &quot;&quot;; SUM([.BS2:.BS256]))">
            <text:p/>
          </table:table-cell>
          <table:table-cell table:formula="of:=IF(SUM([.BT2:.BT256]) = 0; &quot;&quot;; SUM([.BT2:.BT256]))" office:value-type="float" office:value="248" calcext:value-type="float">
            <text:p>248</text:p>
          </table:table-cell>
          <table:table-cell table:style-name="ce5" table:formula="of:=AVERAGE([.BU2:.BU256])" office:value-type="float" office:value="1.0708070736329" calcext:value-type="float">
            <text:p>1,0708070736329</text:p>
          </table:table-cell>
          <table:table-cell table:formula="of:=IF(SUM([.BV2:.BV256]) = 0; &quot;&quot;; SUM([.BV2:.BV256]))">
            <text:p/>
          </table:table-cell>
          <table:table-cell table:formula="of:=IF(SUM([.BW2:.BW256]) = 0; &quot;&quot;; SUM([.BW2:.BW256]))">
            <text:p/>
          </table:table-cell>
          <table:table-cell table:formula="of:=IF(SUM([.BX2:.BX256]) = 0; &quot;&quot;; SUM([.BX2:.BX256]))">
            <text:p/>
          </table:table-cell>
          <table:table-cell table:formula="of:=IF(SUM([.BY2:.BY256]) = 0; &quot;&quot;; SUM([.BY2:.BY256]))">
            <text:p/>
          </table:table-cell>
          <table:table-cell table:formula="of:=IF(SUM([.BZ2:.BZ256]) = 0; &quot;&quot;; SUM([.BZ2:.BZ256]))">
            <text:p/>
          </table:table-cell>
          <table:table-cell table:formula="of:=IF(SUM([.CA2:.CA256]) = 0; &quot;&quot;; SUM([.CA2:.CA256]))">
            <text:p/>
          </table:table-cell>
          <table:table-cell table:formula="of:=IF(SUM([.CB2:.CB256]) = 0; &quot;&quot;; SUM([.CB2:.CB256]))">
            <text:p/>
          </table:table-cell>
          <table:table-cell table:formula="of:=IF(SUM([.CC2:.CC256]) = 0; &quot;&quot;; SUM([.CC2:.CC256]))">
            <text:p/>
          </table:table-cell>
          <table:table-cell table:formula="of:=IF(SUM([.CD2:.CD256]) = 0; &quot;&quot;; SUM([.CD2:.CD256]))">
            <text:p/>
          </table:table-cell>
          <table:table-cell table:formula="of:=IF(SUM([.CE2:.CE256]) = 0; &quot;&quot;; SUM([.CE2:.CE256]))">
            <text:p/>
          </table:table-cell>
          <table:table-cell table:formula="of:=IF(SUM([.CF2:.CF256]) = 0; &quot;&quot;; SUM([.CF2:.CF256]))">
            <text:p/>
          </table:table-cell>
          <table:table-cell table:formula="of:=IF(SUM([.CG2:.CG256]) = 0; &quot;&quot;; SUM([.CG2:.CG256]))">
            <text:p/>
          </table:table-cell>
          <table:table-cell table:formula="of:=IF(SUM([.CH2:.CH256]) = 0; &quot;&quot;; SUM([.CH2:.CH256]))">
            <text:p/>
          </table:table-cell>
          <table:table-cell table:formula="of:=IF(SUM([.CI2:.CI256]) = 0; &quot;&quot;; SUM([.CI2:.CI256]))">
            <text:p/>
          </table:table-cell>
          <table:table-cell table:formula="of:=IF(SUM([.CJ2:.CJ256]) = 0; &quot;&quot;; SUM([.CJ2:.CJ256]))">
            <text:p/>
          </table:table-cell>
          <table:table-cell table:formula="of:=IF(SUM([.CK2:.CK256]) = 0; &quot;&quot;; SUM([.CK2:.CK256]))">
            <text:p/>
          </table:table-cell>
          <table:table-cell table:formula="of:=IF(SUM([.CL2:.CL256]) = 0; &quot;&quot;; SUM([.CL2:.CL256]))" office:value-type="float" office:value="4700" calcext:value-type="float">
            <text:p>4700</text:p>
          </table:table-cell>
          <table:table-cell table:style-name="ce5" table:formula="of:=AVERAGE([.CM2:.CM256])" office:value-type="float" office:value="18.8143651176225" calcext:value-type="float">
            <text:p>18,8143651176225</text:p>
          </table:table-cell>
          <table:table-cell table:formula="of:=IF(SUM([.CN2:.CN256]) = 0; &quot;&quot;; SUM([.CN2:.CN256]))" office:value-type="float" office:value="563" calcext:value-type="float">
            <text:p>563</text:p>
          </table:table-cell>
          <table:table-cell table:style-name="ce5" table:formula="of:=AVERAGE([.CO2:.CO256])" office:value-type="float" office:value="2.69916920831924" calcext:value-type="float">
            <text:p>2,69916920831924</text:p>
          </table:table-cell>
          <table:table-cell table:formula="of:=IF(SUM([.CP2:.CP256]) = 0; &quot;&quot;; SUM([.CP2:.CP256]))" office:value-type="float" office:value="1058" calcext:value-type="float">
            <text:p>1058</text:p>
          </table:table-cell>
          <table:table-cell table:style-name="ce5" table:formula="of:=AVERAGE([.CQ2:.CQ256])" office:value-type="float" office:value="5.38609674081112" calcext:value-type="float">
            <text:p>5,38609674081112</text:p>
          </table:table-cell>
          <table:table-cell table:formula="of:=IF(SUM([.CR2:.CR256]) = 0; &quot;&quot;; SUM([.CR2:.CR256]))">
            <text:p/>
          </table:table-cell>
          <table:table-cell table:formula="of:=IF(SUM([.CS2:.CS256]) = 0; &quot;&quot;; SUM([.CS2:.CS256]))">
            <text:p/>
          </table:table-cell>
          <table:table-cell table:formula="of:=IF(SUM([.CT2:.CT256]) = 0; &quot;&quot;; SUM([.CT2:.CT256]))">
            <text:p/>
          </table:table-cell>
          <table:table-cell table:formula="of:=IF(SUM([.CU2:.CU256]) = 0; &quot;&quot;; SUM([.CU2:.CU256]))">
            <text:p/>
          </table:table-cell>
          <table:table-cell table:formula="of:=IF(SUM([.CV2:.CV256]) = 0; &quot;&quot;; SUM([.CV2:.CV256]))">
            <text:p/>
          </table:table-cell>
          <table:table-cell table:formula="of:=IF(SUM([.CW2:.CW256]) = 0; &quot;&quot;; SUM([.CW2:.CW256]))">
            <text:p/>
          </table:table-cell>
          <table:table-cell table:formula="of:=IF(SUM([.CX2:.CX256]) = 0; &quot;&quot;; SUM([.CX2:.CX256]))" office:value-type="float" office:value="133" calcext:value-type="float">
            <text:p>133</text:p>
          </table:table-cell>
          <table:table-cell table:style-name="ce5" table:formula="of:=AVERAGE([.CY2:.CY256])" office:value-type="float" office:value="0.452909307053257" calcext:value-type="float">
            <text:p>0,452909307053257</text:p>
          </table:table-cell>
          <table:table-cell table:formula="of:=IF(SUM([.CZ2:.CZ256]) = 0; &quot;&quot;; SUM([.CZ2:.CZ256]))">
            <text:p/>
          </table:table-cell>
          <table:table-cell table:formula="of:=IF(SUM([.DA2:.DA256]) = 0; &quot;&quot;; SUM([.DA2:.DA256]))">
            <text:p/>
          </table:table-cell>
          <table:table-cell table:formula="of:=IF(SUM([.DB2:.DB256]) = 0; &quot;&quot;; SUM([.DB2:.DB256]))" office:value-type="float" office:value="18" calcext:value-type="float">
            <text:p>18</text:p>
          </table:table-cell>
          <table:table-cell table:style-name="ce5" table:formula="of:=AVERAGE([.DC2:.DC256])" office:value-type="float" office:value="0.0562486029995825" calcext:value-type="float">
            <text:p>0,056248602999583</text:p>
          </table:table-cell>
          <table:table-cell table:formula="of:=IF(SUM([.DD2:.DD256]) = 0; &quot;&quot;; SUM([.DD2:.DD256]))">
            <text:p/>
          </table:table-cell>
          <table:table-cell table:formula="of:=IF(SUM([.DE2:.DE256]) = 0; &quot;&quot;; SUM([.DE2:.DE256]))">
            <text:p/>
          </table:table-cell>
          <table:table-cell table:formula="of:=IF(SUM([.DF2:.DF256]) = 0; &quot;&quot;; SUM([.DF2:.DF256]))" office:value-type="float" office:value="59" calcext:value-type="float">
            <text:p>59</text:p>
          </table:table-cell>
          <table:table-cell table:style-name="ce5" table:formula="of:=AVERAGE([.DG2:.DG256])" office:value-type="float" office:value="0.413808735475207" calcext:value-type="float">
            <text:p>0,413808735475207</text:p>
          </table:table-cell>
          <table:table-cell table:formula="of:=IF(SUM([.DH2:.DH256]) = 0; &quot;&quot;; SUM([.DH2:.DH256]))">
            <text:p/>
          </table:table-cell>
          <table:table-cell table:formula="of:=IF(SUM([.DI2:.DI256]) = 0; &quot;&quot;; SUM([.DI2:.DI256]))">
            <text:p/>
          </table:table-cell>
          <table:table-cell table:formula="of:=IF(SUM([.DJ2:.DJ256]) = 0; &quot;&quot;; SUM([.DJ2:.DJ256]))" office:value-type="float" office:value="11" calcext:value-type="float">
            <text:p>11</text:p>
          </table:table-cell>
          <table:table-cell table:style-name="ce5" table:formula="of:=AVERAGE([.DK2:.DK256])" office:value-type="float" office:value="0.0376319595118008" calcext:value-type="float">
            <text:p>0,037631959511801</text:p>
          </table:table-cell>
          <table:table-cell table:formula="of:=IF(SUM([.DL2:.DL256]) = 0; &quot;&quot;; SUM([.DL2:.DL256]))">
            <text:p/>
          </table:table-cell>
          <table:table-cell table:formula="of:=IF(SUM([.DM2:.DM256]) = 0; &quot;&quot;; SUM([.DM2:.DM256]))">
            <text:p/>
          </table:table-cell>
          <table:table-cell table:formula="of:=IF(SUM([.DN2:.DN256]) = 0; &quot;&quot;; SUM([.DN2:.DN256]))">
            <text:p/>
          </table:table-cell>
          <table:table-cell table:number-columns-repeated="906"/>
        </table:table-row>
        <table:table-row table:style-name="ro1">
          <table:table-cell table:number-columns-repeated="3"/>
          <table:table-cell table:style-name="ce4" table:formula="of:=AVERAGE([.D2:.D256])" office:value-type="float" office:value="222.606451612903" calcext:value-type="float">
            <text:p>222,61</text:p>
          </table:table-cell>
          <table:table-cell/>
          <table:table-cell table:formula="of:=AVERAGE([.F2:.F256])" office:value-type="float" office:value="100.460645233951" calcext:value-type="float">
            <text:p>100,460645233951</text:p>
          </table:table-cell>
          <table:table-cell table:formula="of:=SUM([.G2:.G256])" office:value-type="float" office:value="12609" calcext:value-type="float">
            <text:p>12609</text:p>
          </table:table-cell>
          <table:table-cell table:style-name="ce4" table:formula="of:=AVERAGE([.H2:.H256])" office:value-type="float" office:value="35.31517237825" calcext:value-type="float">
            <text:p>35,32</text:p>
          </table:table-cell>
          <table:table-cell table:formula="of:=SUM([.I2:.I256])" office:value-type="float" office:value="16496" calcext:value-type="float">
            <text:p>16496</text:p>
          </table:table-cell>
          <table:table-cell table:number-columns-repeated="2"/>
          <table:table-cell table:formula="of:=SUM([.L2:.L256])" office:value-type="float" office:value="6894" calcext:value-type="float">
            <text:p>6894</text:p>
          </table:table-cell>
          <table:table-cell table:style-name="ce4" table:formula="of:=AVERAGE([.M2:.M256])" office:value-type="float" office:value="26.849515643029" calcext:value-type="float">
            <text:p>26,85</text:p>
          </table:table-cell>
          <table:table-cell table:formula="of:=SUM([.N2:.N256])" office:value-type="float" office:value="6337" calcext:value-type="float">
            <text:p>6337</text:p>
          </table:table-cell>
          <table:table-cell table:style-name="ce4" table:formula="of:=AVERAGE([.O2:.O256])" office:value-type="float" office:value="24.0534173861235" calcext:value-type="float">
            <text:p>24,05</text:p>
          </table:table-cell>
          <table:table-cell table:formula="of:=SUM([.P2:.P256])" office:value-type="float" office:value="18206" calcext:value-type="float">
            <text:p>18206</text:p>
          </table:table-cell>
          <table:table-cell table:style-name="ce4" table:formula="of:=AVERAGE([.Q2:.Q256])" office:value-type="float" office:value="48.0702446910753" calcext:value-type="float">
            <text:p>48,07</text:p>
          </table:table-cell>
          <table:table-cell table:formula="of:=SUM([.R2:.R256])" office:value-type="float" office:value="16298" calcext:value-type="float">
            <text:p>16298</text:p>
          </table:table-cell>
          <table:table-cell table:style-name="ce4" table:formula="of:=AVERAGE([.S2:.S256])" office:value-type="float" office:value="51.9297553089247" calcext:value-type="float">
            <text:p>51,93</text:p>
          </table:table-cell>
          <table:table-cell table:formula="of:=SUM([.T2:.T256])" office:value-type="float" office:value="2467" calcext:value-type="float">
            <text:p>2467</text:p>
          </table:table-cell>
          <table:table-cell table:style-name="ce4" table:formula="of:=AVERAGE([.U2:.U256])" office:value-type="float" office:value="19.0278711173042" calcext:value-type="float">
            <text:p>19,03</text:p>
          </table:table-cell>
          <table:table-cell table:formula="of:=SUM([.V2:.V256])" office:value-type="float" office:value="6073" calcext:value-type="float">
            <text:p>6073</text:p>
          </table:table-cell>
          <table:table-cell table:style-name="ce4" table:formula="of:=AVERAGE([.W2:.W256])" office:value-type="float" office:value="37.80133492391" calcext:value-type="float">
            <text:p>37,80</text:p>
          </table:table-cell>
          <table:table-cell table:formula="of:=SUM([.X2:.X256])" office:value-type="float" office:value="821" calcext:value-type="float">
            <text:p>821</text:p>
          </table:table-cell>
          <table:table-cell table:style-name="ce4" table:formula="of:=AVERAGE([.Y2:.Y256])" office:value-type="float" office:value="18.7474224268439" calcext:value-type="float">
            <text:p>18,75</text:p>
          </table:table-cell>
          <table:table-cell table:style-name="ce10" table:formula="of:=SUM([.Z2:.Z256])" office:value-type="float" office:value="6068" calcext:value-type="float">
            <text:p>6068</text:p>
          </table:table-cell>
          <table:table-cell table:style-name="ce4" table:formula="of:=AVERAGE([.AA2:.AA256])" office:value-type="float" office:value="36.8910231689132" calcext:value-type="float">
            <text:p>36,89</text:p>
          </table:table-cell>
          <table:table-cell table:style-name="ce10" table:formula="of:=SUM([.AB2:.AB256])" office:value-type="float" office:value="269" calcext:value-type="float">
            <text:p>269</text:p>
          </table:table-cell>
          <table:table-cell table:style-name="ce4" table:formula="of:=AVERAGE([.AC2:.AC256])" office:value-type="float" office:value="4.79220698040821" calcext:value-type="float">
            <text:p>4,79</text:p>
          </table:table-cell>
          <table:table-cell table:number-columns-repeated="2"/>
          <table:table-cell office:value-type="string" calcext:value-type="string">
            <text:p>Prozent</text:p>
          </table:table-cell>
          <table:table-cell table:number-columns-repeated="992"/>
        </table:table-row>
        <table:table-row table:style-name="ro1">
          <table:table-cell table:number-columns-repeated="6"/>
          <table:table-cell office:value-type="string" calcext:value-type="string">
            <text:p>Prozent uclibc</text:p>
          </table:table-cell>
          <table:table-cell/>
          <table:table-cell office:value-type="string" calcext:value-type="string">
            <text:p>Prozent busybox</text:p>
          </table:table-cell>
          <table:table-cell table:number-columns-repeated="2"/>
          <table:table-cell office:value-type="string" calcext:value-type="string">
            <text:p>Prozent Hilfeseiten</text:p>
          </table:table-cell>
          <table:table-cell/>
          <table:table-cell office:value-type="string" calcext:value-type="string">
            <text:p>Prozent Versionsnummern</text:p>
          </table:table-cell>
          <table:table-cell/>
          <table:table-cell office:value-type="string" calcext:value-type="string">
            <text:p>Prozent failed</text:p>
          </table:table-cell>
          <table:table-cell/>
          <table:table-cell office:value-type="string" calcext:value-type="string">
            <text:p>Prozent succeded</text:p>
          </table:table-cell>
          <table:table-cell office:value-type="string" calcext:value-type="string">
            <text:p>Median succceded</text:p>
          </table:table-cell>
          <table:table-cell office:value-type="string" calcext:value-type="string">
            <text:p>Prozent Rückgabewert 0 &amp; succ</text:p>
          </table:table-cell>
          <table:table-cell/>
          <table:table-cell office:value-type="string" calcext:value-type="string">
            <text:p>Prozent help &amp; succ</text:p>
          </table:table-cell>
          <table:table-cell/>
          <table:table-cell office:value-type="string" calcext:value-type="string">
            <text:p>Prozent help &amp; fail</text:p>
          </table:table-cell>
          <table:table-cell office:value-type="string" calcext:value-type="string">
            <text:p>Meidan help&amp;failed</text:p>
          </table:table-cell>
          <table:table-cell office:value-type="string" calcext:value-type="string">
            <text:p>Prozent version &amp; succ</text:p>
          </table:table-cell>
          <table:table-cell/>
          <table:table-cell office:value-type="string" calcext:value-type="string">
            <text:p>Prozent version &amp; failed</text:p>
          </table:table-cell>
          <table:table-cell table:number-columns-repeated="3"/>
          <table:table-cell table:style-name="ce4" table:formula="of:=([.AF258]/[.$P259])*100" office:value-type="float" office:value="10.3317587608481" calcext:value-type="float">
            <text:p>10,33</text:p>
          </table:table-cell>
          <table:table-cell table:style-name="ce4"/>
          <table:table-cell table:style-name="ce4" table:formula="of:=([.AH258]/[.$P259])*100" office:value-type="float" office:value="12.9243106668131" calcext:value-type="float">
            <text:p>12,92</text:p>
          </table:table-cell>
          <table:table-cell table:style-name="ce4" table:number-columns-repeated="3"/>
          <table:table-cell table:style-name="ce4" table:formula="of:=([.AL258]/[.$P259])*100" office:value-type="float" office:value="2.77930352631001" calcext:value-type="float">
            <text:p>2,78</text:p>
          </table:table-cell>
          <table:table-cell table:style-name="ce4" table:number-columns-repeated="29"/>
          <table:table-cell table:style-name="ce4" table:formula="of:=([.BP258]/[.$P259])*100" office:value-type="float" office:value="36.6692299242008" calcext:value-type="float">
            <text:p>36,67</text:p>
          </table:table-cell>
          <table:table-cell table:style-name="ce4" table:number-columns-repeated="3"/>
          <table:table-cell table:style-name="ce4" table:formula="of:=([.BT258]/[.$P259])*100" office:value-type="float" office:value="1.36218828957487" calcext:value-type="float">
            <text:p>1,36</text:p>
          </table:table-cell>
          <table:table-cell table:style-name="ce4" table:number-columns-repeated="17"/>
          <table:table-cell table:style-name="ce4" table:formula="of:=([.CL258]/[.$P259])*100" office:value-type="float" office:value="25.8156651653301" calcext:value-type="float">
            <text:p>25,82</text:p>
          </table:table-cell>
          <table:table-cell table:style-name="ce4"/>
          <table:table-cell table:style-name="ce4" table:formula="of:=([.CN258]/[.$P259])*100" office:value-type="float" office:value="3.09238712512359" calcext:value-type="float">
            <text:p>3,09</text:p>
          </table:table-cell>
          <table:table-cell table:style-name="ce4"/>
          <table:table-cell table:style-name="ce4" table:formula="of:=([.CP258]/[.$P259])*100" office:value-type="float" office:value="5.81127100955729" calcext:value-type="float">
            <text:p>5,81</text:p>
          </table:table-cell>
          <table:table-cell table:style-name="ce4" table:number-columns-repeated="7"/>
          <table:table-cell table:style-name="ce4" table:formula="of:=([.CX258]/[.$P259])*100" office:value-type="float" office:value="0.730528397231682" calcext:value-type="float">
            <text:p>0,73</text:p>
          </table:table-cell>
          <table:table-cell table:style-name="ce4" table:number-columns-repeated="3"/>
          <table:table-cell table:style-name="ce4" table:formula="of:=([.DB258]/[.$P259])*100" office:value-type="float" office:value="0.0988685048884983" calcext:value-type="float">
            <text:p>0,10</text:p>
          </table:table-cell>
          <table:table-cell table:style-name="ce4" table:number-columns-repeated="3"/>
          <table:table-cell table:style-name="ce4" table:formula="of:=([.DF258]/[.$P259])*100" office:value-type="float" office:value="0.324068988245633" calcext:value-type="float">
            <text:p>0,32</text:p>
          </table:table-cell>
          <table:table-cell table:style-name="ce4" table:number-columns-repeated="3"/>
          <table:table-cell table:style-name="ce4" table:formula="of:=([.DJ258]/[.$P259])*100" office:value-type="float" office:value="0.0604196418763045" calcext:value-type="float">
            <text:p>0,06</text:p>
          </table:table-cell>
          <table:table-cell table:style-name="ce4" table:number-columns-repeated="4"/>
          <table:table-cell table:number-columns-repeated="906"/>
        </table:table-row>
        <table:table-row table:style-name="ro1">
          <table:table-cell table:number-columns-repeated="3"/>
          <table:table-cell office:value-type="string" calcext:value-type="string">
            <text:p>Median Anzahl Binaries</text:p>
          </table:table-cell>
          <table:table-cell/>
          <table:table-cell table:formula="of:=MEDIAN([.F2:.F256])" office:value-type="float" office:value="100" calcext:value-type="float">
            <text:p>100</text:p>
          </table:table-cell>
          <table:table-cell table:style-name="ce4" table:formula="of:=([.G259]/[.D265])*100" office:value-type="float" office:value="36.5435891490842" calcext:value-type="float">
            <text:p>36,54</text:p>
          </table:table-cell>
          <table:table-cell table:style-name="ce4" table:formula="of:=MEDIAN([.H2:.H256])" office:value-type="float" office:value="42.0814479638009" calcext:value-type="float">
            <text:p>42,08</text:p>
          </table:table-cell>
          <table:table-cell table:style-name="ce4" table:formula="of:=([.I259]/[.D265])*100" office:value-type="float" office:value="47.8089496869928" calcext:value-type="float">
            <text:p>47,81</text:p>
          </table:table-cell>
          <table:table-cell table:style-name="ce4" table:formula="of:=MEDIAN([.J2:.J256])" office:value-type="float" office:value="48.9643921123564" calcext:value-type="float">
            <text:p>48,96</text:p>
          </table:table-cell>
          <table:table-cell/>
          <table:table-cell table:style-name="ce4" table:formula="of:=([.L259]/[.D265])*100" office:value-type="float" office:value="19.9802921400417" calcext:value-type="float">
            <text:p>19,98</text:p>
          </table:table-cell>
          <table:table-cell office:value-type="string" calcext:value-type="string">
            <text:p>Median Help</text:p>
          </table:table-cell>
          <table:table-cell table:style-name="ce4" table:formula="of:=([.N259]/[.D265])*100" office:value-type="float" office:value="18.3659865522838" calcext:value-type="float">
            <text:p>18,37</text:p>
          </table:table-cell>
          <table:table-cell office:value-type="string" calcext:value-type="string">
            <text:p>Median Version</text:p>
          </table:table-cell>
          <table:table-cell table:style-name="ce4" table:formula="of:=([.P259]/[.D265])*100" office:value-type="float" office:value="52.7648968235567" calcext:value-type="float">
            <text:p>52,76</text:p>
          </table:table-cell>
          <table:table-cell office:value-type="string" calcext:value-type="string">
            <text:p>Median failed</text:p>
          </table:table-cell>
          <table:table-cell table:style-name="ce4" table:formula="of:=([.R259]/[.D265])*100" office:value-type="float" office:value="47.2351031764433" calcext:value-type="float">
            <text:p>47,24</text:p>
          </table:table-cell>
          <table:table-cell/>
          <table:table-cell table:style-name="ce4" table:formula="of:=([.T259]/[.R259])*100" office:value-type="float" office:value="15.1368266044914" calcext:value-type="float">
            <text:p>15,14</text:p>
          </table:table-cell>
          <table:table-cell office:value-type="string" calcext:value-type="string">
            <text:p>Median succeded &amp; return 0</text:p>
          </table:table-cell>
          <table:table-cell table:style-name="ce4" table:formula="of:=([.V259]/[.R259])*100" office:value-type="float" office:value="37.2622407657381" calcext:value-type="float">
            <text:p>37,26</text:p>
          </table:table-cell>
          <table:table-cell office:value-type="string" calcext:value-type="string">
            <text:p>Median help&amp;succeded</text:p>
          </table:table-cell>
          <table:table-cell table:style-name="ce4" table:formula="of:=([.X259]/[.P259])*100" office:value-type="float" office:value="4.50950236185873" calcext:value-type="float">
            <text:p>4,51</text:p>
          </table:table-cell>
          <table:table-cell/>
          <table:table-cell table:style-name="ce4" table:formula="of:=([.Z259]/[.R259])*100" office:value-type="float" office:value="37.2315621548656" calcext:value-type="float">
            <text:p>37,23</text:p>
          </table:table-cell>
          <table:table-cell office:value-type="string" calcext:value-type="string">
            <text:p>Median version&amp;succeded</text:p>
          </table:table-cell>
          <table:table-cell table:style-name="ce4" table:formula="of:=([.AB259]/[.P259])*100" office:value-type="float" office:value="1.47753487861145" calcext:value-type="float">
            <text:p>1,48</text:p>
          </table:table-cell>
          <table:table-cell office:value-type="string" calcext:value-type="string">
            <text:p>Median version&amp;failed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formula="of:=MEDIAN([.D2:.D256])" office:value-type="float" office:value="241" calcext:value-type="float">
            <text:p>241</text:p>
          </table:table-cell>
          <table:table-cell table:number-columns-repeated="8"/>
          <table:table-cell table:style-name="ce4" table:formula="of:=MEDIAN([.M2:.M256])" office:value-type="float" office:value="6.29242081447964" calcext:value-type="float">
            <text:p>6,29</text:p>
          </table:table-cell>
          <table:table-cell/>
          <table:table-cell table:style-name="ce4" table:formula="of:=MEDIAN([.O2:.O256])" office:value-type="float" office:value="5.86088449978532" calcext:value-type="float">
            <text:p>5,86</text:p>
          </table:table-cell>
          <table:table-cell/>
          <table:table-cell table:style-name="ce4" table:formula="of:=MEDIAN([.Q2:.Q256])" office:value-type="float" office:value="40.5899187778382" calcext:value-type="float">
            <text:p>40,59</text:p>
          </table:table-cell>
          <table:table-cell/>
          <table:table-cell table:style-name="ce4" table:formula="of:=MEDIAN([.S2:.S256])" office:value-type="float" office:value="59.4100812221618" calcext:value-type="float">
            <text:p>59,41</text:p>
          </table:table-cell>
          <table:table-cell/>
          <table:table-cell table:style-name="ce4" table:formula="of:=MEDIAN([.U2:.U256])" office:value-type="float" office:value="16.9745762711864" calcext:value-type="float">
            <text:p>16,97</text:p>
          </table:table-cell>
          <table:table-cell/>
          <table:table-cell table:style-name="ce4" table:formula="of:=MEDIAN([.W2:.W256])" office:value-type="float" office:value="50.8870885037432" calcext:value-type="float">
            <text:p>50,89</text:p>
          </table:table-cell>
          <table:table-cell/>
          <table:table-cell table:style-name="ce4" table:formula="of:=MEDIAN([.Y2:.Y256])" office:value-type="float" office:value="0.950001125593751" calcext:value-type="float">
            <text:p>0,95</text:p>
          </table:table-cell>
          <table:table-cell table:style-name="ce4"/>
          <table:table-cell table:style-name="ce4" table:formula="of:=MEDIAN([.AA2:.AA256])" office:value-type="float" office:value="52.3245802841154" calcext:value-type="float">
            <text:p>52,32</text:p>
          </table:table-cell>
          <table:table-cell table:style-name="ce4"/>
          <table:table-cell table:style-name="ce4" table:formula="of:=MEDIAN([.AC2:.AC256])" office:value-type="float" office:value="0.898917259211377" calcext:value-type="float">
            <text:p>0,9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formula="of:=SUM([.I2:.I256])" office:value-type="float" office:value="16496" calcext:value-type="float">
            <text:p>1649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Anzahl Binari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SUM([.D2:.D256])" office:value-type="float" office:value="34504" calcext:value-type="float">
            <text:p>34504</text:p>
          </table:table-cell>
          <table:table-cell table:number-columns-repeated="8"/>
          <table:table-cell table:style-name="ce8"/>
          <table:table-cell table:number-columns-repeated="4"/>
          <table:table-cell table:style-name="ce8" table:number-columns-repeated="2"/>
          <table:table-cell table:number-columns-repeated="1005"/>
        </table:table-row>
        <table:table-row table:style-name="ro1">
          <table:table-cell table:number-columns-repeated="12"/>
          <table:table-cell table:style-name="ce8"/>
          <table:table-cell table:number-columns-repeated="4"/>
          <table:table-cell table:style-name="ce8" table:number-columns-repeated="2"/>
          <table:table-cell table:number-columns-repeated="4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1">
          <table:table-cell table:number-columns-repeated="23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1">
          <table:table-cell office:value-type="string" calcext:value-type="string" table:number-columns-spanned="2" table:number-rows-spanned="1">
            <text:p>Daten für Diagramm</text:p>
          </table:table-cell>
          <table:covered-table-cell/>
          <table:table-cell table:number-columns-repeated="21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Fehler</text:p>
          </table:table-cell>
          <table:table-cell table:style-name="ce2" office:value-type="string" calcext:value-type="string">
            <text:p>Prozentante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call not implemented</text:p>
          </table:table-cell>
          <table:table-cell table:style-name="ce4" table:formula="of:=AVERAGE([.AG2:.AG256])" office:value-type="float" office:value="35.1145658776703" calcext:value-type="float">
            <text:p>35,11</text:p>
          </table:table-cell>
          <table:table-cell table:style-name="ce8" office:value-type="percentage" office:value="0.3511" calcext:value-type="percentage">
            <text:p>35,11 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CoreHook</text:p>
          </table:table-cell>
          <table:table-cell table:style-name="ce4" table:formula="of:=AVERAGE([.BQ2:.BQ256])" office:value-type="float" office:value="19.2309159093392" calcext:value-type="float">
            <text:p>19,23</text:p>
          </table:table-cell>
          <table:table-cell table:style-name="ce8" office:value-type="percentage" office:value="0.1923" calcext:value-type="percentage">
            <text:p>19,23 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alid memory read</text:p>
          </table:table-cell>
          <table:table-cell table:style-name="ce4" table:formula="of:=AVERAGE([.CM2:.CM256])" office:value-type="float" office:value="18.8143651176225" calcext:value-type="float">
            <text:p>18,81</text:p>
          </table:table-cell>
          <table:table-cell table:style-name="ce8" office:value-type="percentage" office:value="0.1881" calcext:value-type="percentage">
            <text:p>18,81 %</text:p>
          </table:table-cell>
          <table:table-cell table:number-columns-repeated="9"/>
          <table:table-cell table:style-name="ce8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fileNotFound</text:p>
          </table:table-cell>
          <table:table-cell table:style-name="ce4" table:formula="of:=AVERAGE([.AM2:.AM256])" office:value-type="float" office:value="9.20621816070315" calcext:value-type="float">
            <text:p>9,21</text:p>
          </table:table-cell>
          <table:table-cell table:style-name="ce8" office:value-type="percentage" office:value="0.0921" calcext:value-type="percentage">
            <text:p>9,21 %</text:p>
          </table:table-cell>
          <table:table-cell table:number-columns-repeated="9"/>
          <table:table-cell table:style-name="ce8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cur thread</text:p>
          </table:table-cell>
          <table:table-cell table:style-name="ce4" table:formula="of:=AVERAGE([.AI2:.AI256])" office:value-type="float" office:value="7.51726330686181" calcext:value-type="float">
            <text:p>7,52</text:p>
          </table:table-cell>
          <table:table-cell table:style-name="ce8" office:value-type="percentage" office:value="0.0752" calcext:value-type="percentage">
            <text:p>7,52 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alid memory fetch</text:p>
          </table:table-cell>
          <table:table-cell table:style-name="ce4" table:formula="of:=AVERAGE([.CQ2:.CQ256])" office:value-type="float" office:value="5.38609674081112" calcext:value-type="float">
            <text:p>5,39</text:p>
          </table:table-cell>
          <table:table-cell table:style-name="ce8" office:value-type="percentage" office:value="0.0539" calcext:value-type="percentage">
            <text:p>5,39 %</text:p>
          </table:table-cell>
          <table:table-cell table:number-columns-repeated="4"/>
          <table:table-cell table:style-name="ce8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Invalid memory write</text:p>
          </table:table-cell>
          <table:table-cell table:style-name="ce4" table:formula="of:=AVERAGE([.CO2:.CO256])" office:value-type="float" office:value="2.69916920831924" calcext:value-type="float">
            <text:p>2,70</text:p>
          </table:table-cell>
          <table:table-cell table:style-name="ce8" office:value-type="percentage" office:value="0.027" calcext:value-type="percentage">
            <text:p>2,70 %</text:p>
          </table:table-cell>
          <table:table-cell table:number-columns-repeated="4"/>
          <table:table-cell table:style-name="ce8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emoryMappedError</text:p>
          </table:table-cell>
          <table:table-cell table:style-name="ce4" table:formula="of:=AVERAGE([.BU2:.BU256])" office:value-type="float" office:value="1.0708070736329" calcext:value-type="float">
            <text:p>1,07</text:p>
          </table:table-cell>
          <table:table-cell table:style-name="ce8" office:value-type="percentage" office:value="0.0107" calcext:value-type="percentage">
            <text:p>1,07 %</text:p>
          </table:table-cell>
          <table:table-cell table:number-columns-repeated="4"/>
          <table:table-cell table:style-name="ce8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write to write protected <text:s/>memory</text:p>
          </table:table-cell>
          <table:table-cell table:style-name="ce4" table:formula="of:=AVERAGE([.CY2:.CY256])" office:value-type="float" office:value="0.452909307053257" calcext:value-type="float">
            <text:p>0,45</text:p>
          </table:table-cell>
          <table:table-cell table:style-name="ce8" office:value-type="percentage" office:value="0.0045" calcext:value-type="percentage">
            <text:p>0,45 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d from unaligned memory</text:p>
          </table:table-cell>
          <table:table-cell table:style-name="ce4" table:formula="of:=AVERAGE([.DG2:.DG256])" office:value-type="float" office:value="0.413808735475207" calcext:value-type="float">
            <text:p>0,41</text:p>
          </table:table-cell>
          <table:table-cell table:style-name="ce8" office:value-type="percentage" office:value="0.0041" calcext:value-type="percentage">
            <text:p>0,41 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tch from non executeable memory</text:p>
          </table:table-cell>
          <table:table-cell table:style-name="ce4" table:formula="of:=AVERAGE([.DC2:.DC256])" office:value-type="float" office:value="0.0562486029995825" calcext:value-type="float">
            <text:p>0,06</text:p>
          </table:table-cell>
          <table:table-cell table:style-name="ce8" office:value-type="percentage" office:value="0.0006" calcext:value-type="percentage">
            <text:p>0,06 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tch from unaligned memory</text:p>
          </table:table-cell>
          <table:table-cell table:style-name="ce4" table:formula="of:=AVERAGE([.DK2:.DK256])" office:value-type="float" office:value="0.0376319595118008" calcext:value-type="float">
            <text:p>0,04</text:p>
          </table:table-cell>
          <table:table-cell table:style-name="ce8" office:value-type="percentage" office:value="0.0004" calcext:value-type="percentage">
            <text:p>0,04 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UM([.B270:.B282])" office:value-type="float" office:value="100" calcext:value-type="float">
            <text:p>100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Tabelle1.A270:Tabelle1.B28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45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currency-style style:name="N14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7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.00.0000</text:date>, <text:time style:data-style-name="N2" text:time-value="17:36:36.5093925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6:17:56.185673459</meta:creation-date>
    <meta:generator>LibreOffice/6.4.7.2$Linux_X86_64 LibreOffice_project/40$Build-2</meta:generator>
    <dc:date>2021-12-01T17:37:00.792543926</dc:date>
    <meta:editing-duration>P2DT12H10M5S</meta:editing-duration>
    <meta:editing-cycles>65</meta:editing-cycles>
    <meta:document-statistic meta:table-count="1" meta:cell-count="16438" meta:object-count="0"/>
  </office:meta>
</office:document-meta>
</file>